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572in"/>
    </style:style>
    <style:style style:name="co5" style:family="table-column">
      <style:table-column-properties fo:break-before="auto" style:column-width="0.5756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5453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0.648in"/>
    </style:style>
    <style:style style:name="co10" style:family="table-column">
      <style:table-column-properties fo:break-before="auto" style:column-width="0.3909in"/>
    </style:style>
    <style:style style:name="co11" style:family="table-column">
      <style:table-column-properties fo:break-before="auto" style:column-width="0.8744in"/>
    </style:style>
    <style:style style:name="co12" style:family="table-column">
      <style:table-column-properties fo:break-before="auto" style:column-width="0.7307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689in"/>
    </style:style>
    <style:style style:name="co15" style:family="table-column">
      <style:table-column-properties fo:break-before="auto" style:column-width="0.7098in"/>
    </style:style>
    <style:style style:name="co16" style:family="table-column">
      <style:table-column-properties fo:break-before="auto" style:column-width="0.5346in"/>
    </style:style>
    <style:style style:name="co17" style:family="table-column">
      <style:table-column-properties fo:break-before="auto" style:column-width="0.8126in"/>
    </style:style>
    <style:style style:name="co18" style:family="table-column">
      <style:table-column-properties fo:break-before="auto" style:column-width="0.8535in"/>
    </style:style>
    <style:style style:name="co19" style:family="table-column">
      <style:table-column-properties fo:break-before="auto" style:column-width="0.6374in"/>
    </style:style>
    <style:style style:name="co20" style:family="table-column">
      <style:table-column-properties fo:break-before="auto" style:column-width="0.802in"/>
    </style:style>
    <style:style style:name="co21" style:family="table-column">
      <style:table-column-properties fo:break-before="auto" style:column-width="0.9154in"/>
    </style:style>
    <style:style style:name="co22" style:family="table-column">
      <style:table-column-properties fo:break-before="auto" style:column-width="0.6689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0.4626in"/>
    </style:style>
    <style:style style:name="co26" style:family="table-column">
      <style:table-column-properties fo:break-before="auto" style:column-width="0.761in"/>
    </style:style>
    <style:style style:name="ro1" style:family="table-row">
      <style:table-row-properties style:row-height="0.32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07in" fo:break-before="auto" style:use-optimal-row-height="false"/>
    </style:style>
    <style:style style:name="ro4" style:family="table-row">
      <style:table-row-properties style:row-height="0.3327in" fo:break-before="auto" style:use-optimal-row-height="true"/>
    </style:style>
    <style:style style:name="ro5" style:family="table-row">
      <style:table-row-properties style:row-height="0.1866in" fo:break-before="auto" style:use-optimal-row-height="fals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3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10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22"/>
    <style:style style:name="ce8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0" style:family="table-cell" style:parent-style-name="Default">
      <style:text-properties fo:color="#158466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wrap-option="wrap"/>
      <style:text-properties fo:color="#ff4000" fo:font-weight="bold" style:font-weight-asian="bold" style:font-weight-complex="bold"/>
    </style:style>
    <style:style style:name="ce34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3">
      <style:text-properties fo:color="#158466" fo:font-weight="bold" style:font-weight-asian="bold" style:font-weight-complex="bold"/>
    </style:style>
    <style:style style:name="ce37" style:family="table-cell" style:parent-style-name="Default" style:data-style-name="N3">
      <style:table-cell-properties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wrap-option="no-wrap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wrap-option="wrap"/>
      <style:text-properties fo:color="#158466" fo:font-weight="bold" style:font-weight-asian="bold" style:font-weight-complex="bold"/>
    </style:style>
    <style:style style:name="ce42" style:family="table-cell" style:parent-style-name="Default" style:data-style-name="N3">
      <style:table-cell-properties fo:wrap-option="wrap"/>
      <style:text-properties fo:color="#bf0041"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fo:wrap-option="wrap"/>
      <style:text-properties fo:color="#bf0041" fo:font-weight="bold" style:font-weight-asian="bold" style:font-weight-complex="bold"/>
    </style:style>
    <style:style style:name="ce24" style:family="table-cell" style:parent-style-name="Default">
      <style:text-properties fo:color="#bf0041"/>
    </style:style>
    <style:style style:name="ce25" style:family="table-cell" style:parent-style-name="Default" style:data-style-name="N122">
      <style:text-properties fo:color="#bf004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d4ea6b" draw:fill="solid" draw:fill-color="#d4ea6b" fo:min-height="2.8768in"/>
      <style:paragraph-properties style:writing-mode="lr-tb"/>
    </style:style>
    <style:style style:name="gr3" style:family="graphic">
      <style:graphic-properties draw:stroke="none" svg:stroke-color="#d4ea6b" draw:fill="solid" draw:fill-color="#d4ea6b" fo:min-height="0.9579in"/>
      <style:paragraph-properties style:writing-mode="lr-tb"/>
    </style:style>
    <style:style style:name="gr4" style:family="graphic">
      <style:graphic-properties draw:stroke="none" svg:stroke-color="#d4ea6b" draw:fill="solid" draw:fill-color="#d4ea6b" fo:min-height="2.0717in"/>
      <style:paragraph-properties style:writing-mode="lr-tb"/>
    </style:style>
    <style:style style:name="gr5" style:family="graphic">
      <style:graphic-properties draw:stroke="none" svg:stroke-color="#d4ea6b" draw:fill="solid" draw:fill-color="#d4ea6b" fo:min-height="7.2984in"/>
      <style:paragraph-properties style:writing-mode="lr-tb"/>
    </style:style>
    <style:style style:name="gr6" style:family="graphic">
      <style:graphic-properties draw:stroke="none" svg:stroke-color="#d4ea6b" draw:fill="solid" draw:fill-color="#d4ea6b" fo:min-height="3.692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4ea6b"/>
      <style:paragraph-properties fo:text-align="center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gender-height-weight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ce11"/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</table:table-row>
      </table:table>
      <table:table table:name="gender-height-weight-viz" table:style-name="ta1">
        <table:shapes>
          <draw:frame draw:z-index="0" draw:style-name="gr1" draw:text-style-name="P1" svg:width="5.3075in" svg:height="2.9811in" svg:x="6.0449in" svg:y="3.3799in">
            <draw:object draw:notify-on-update-of-ranges="'gender-height-weight-viz'.A2:'gender-height-weight-viz'.A2 'gender-height-weight-viz'.P9:'gender-height-weight-viz'.P22 'gender-height-weight-viz'.A2:'gender-height-weight-viz'.A2 'gender-height-weight-viz'.R9:'gender-height-weight-viz'.R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3" svg:width="5.7287in" svg:height="2.8768in" svg:x="0.1567in" svg:y="3.5323in">
            <draw:text-box>
              <text:p text:style-name="P2">CREATE SCATTER PLOT HERE</text:p>
              <text:p text:style-name="P2">(delete this box)</text:p>
            </draw:text-box>
          </draw:frame>
          <draw:frame draw:z-index="2" draw:style-name="gr3" draw:text-style-name="P3" svg:width="1.8201in" svg:height="0.9579in" svg:x="4.0276in" svg:y="0.5965in">
            <draw:text-box>
              <text:p text:style-name="P2">COMPUTE DESCRIPTIVE STATISTICS HERE</text:p>
              <text:p text:style-name="P2">(delete this box)</text:p>
              <text:p text:style-name="P2"/>
            </draw:text-box>
          </draw:frame>
        </table:shapes>
        <table:table-column table:style-name="co3" table:default-cell-style-name="ce1"/>
        <table:table-column table:style-name="co4" table:default-cell-style-name="ce2"/>
        <table:table-column table:style-name="co5" table:default-cell-style-name="ce9"/>
        <table:table-column table:style-name="co5" table:number-columns-repeated="2" table:default-cell-style-name="ce11"/>
        <table:table-column table:style-name="co6" table:default-cell-style-name="Default"/>
        <table:table-column table:style-name="co7" table:default-cell-style-name="ce1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46" table:default-cell-style-name="Default"/>
        <table:table-row table:style-name="ro3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21" office:value-type="string" calcext:value-type="string">
            <text:p>Descriptive Statistics</text:p>
          </table:table-cell>
          <table:table-cell table:style-name="ce12" table:number-columns-repeated="3"/>
          <table:table-cell table:style-name="ce13" table:number-columns-repeated="2"/>
          <table:table-cell table:style-name="ce29" office:value-type="string" calcext:value-type="string">
            <text:p>Histogram (Binning and Counting)</text:p>
          </table:table-cell>
          <table:table-cell table:style-name="ce12" table:number-columns-repeated="51"/>
        </table:table-row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8" office:value-type="string" calcext:value-type="string">
            <text:p>Gender (0/1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12"/>
          <table:table-cell table:style-name="ce13"/>
          <table:table-cell table:style-name="ce12" table:formula="of:=[.C2]" office:value-type="string" office:string-value="Gender (0/1)" calcext:value-type="string">
            <text:p>Gender (0/1)</text:p>
          </table:table-cell>
          <table:table-cell table:style-name="ce12" table:formula="of:=[.D2]" office:value-type="string" office:string-value="Height (in)" calcext:value-type="string">
            <text:p>Height (in)</text:p>
          </table:table-cell>
          <table:table-cell table:style-name="ce12" table:formula="of:=[.E2]" office:value-type="string" office:string-value="Weight (lb)" calcext:value-type="string">
            <text:p>Weight (lb)</text:p>
          </table:table-cell>
          <table:table-cell table:style-name="ce13" table:number-columns-repeated="2"/>
          <table:table-cell table:style-name="ce26" office:value-type="string" calcext:value-type="string">
            <text:p>bins:</text:p>
          </table:table-cell>
          <table:table-cell table:number-columns-repeated="3" table:style-name="ce30" office:value-type="float" office:value="3" calcext:value-type="float">
            <text:p>3</text:p>
          </table:table-cell>
          <table:table-cell table:number-columns-repeated="2"/>
          <table:table-cell table:style-name="ce12" table:number-columns-repeated="4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table:formula="of:=IF([.B3]=&quot;Female&quot;; 1; 0)" office:value-type="float" office:value="0" calcext:value-type="float">
            <text:p>0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style-name="ce26" office:value-type="string" calcext:value-type="string">
            <text:p>min</text:p>
          </table:table-cell>
          <table:table-cell table:style-name="ce28" table:number-columns-repeated="3"/>
          <table:table-cell table:number-columns-repeated="2"/>
          <table:table-cell table:style-name="ce26" office:value-type="string" calcext:value-type="string">
            <text:p>interval:</text:p>
          </table:table-cell>
          <table:table-cell table:formula="of:=MAX(ROUND((MAX([.C$1:.C$1048576]) - MIN([.C$1:.C$1048576])) / [.N$2]); 1)" office:value-type="float" office:value="1" calcext:value-type="float">
            <text:p>1</text:p>
          </table:table-cell>
          <table:table-cell table:formula="of:=MAX(ROUND((MAX([.D$1:.D$1048576]) - MIN([.D$1:.D$1048576])) / [.O$2]); 1)" office:value-type="float" office:value="7" calcext:value-type="float">
            <text:p>7</text:p>
          </table:table-cell>
          <table:table-cell table:formula="of:=MAX(ROUND((MAX([.E$1:.E$1048576]) - MIN([.E$1:.E$1048576])) / [.P$2]); 1)" office:value-type="float" office:value="51" calcext:value-type="float">
            <text:p>51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table:formula="of:=IF([.B4]=&quot;Female&quot;; 1; 0)" office:value-type="float" office:value="1" calcext:value-type="float">
            <text:p>1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style-name="ce26" office:value-type="string" calcext:value-type="string">
            <text:p>max</text:p>
          </table:table-cell>
          <table:table-cell table:style-name="ce28" table:number-columns-repeated="3"/>
          <table:table-cell table:number-columns-repeated="2"/>
          <table:table-cell table:style-name="ce26" office:value-type="string" calcext:value-type="string">
            <text:p>start:</text:p>
          </table:table-cell>
          <table:table-cell table:formula="of:=FLOOR(MIN([.C$1:.C$1048576]))" office:value-type="float" office:value="0" calcext:value-type="float">
            <text:p>0</text:p>
          </table:table-cell>
          <table:table-cell table:formula="of:=FLOOR(MIN([.D$1:.D$1048576]))" office:value-type="float" office:value="56" calcext:value-type="float">
            <text:p>56</text:p>
          </table:table-cell>
          <table:table-cell table:formula="of:=FLOOR(MIN([.E$1:.E$1048576]))" office:value-type="float" office:value="83" calcext:value-type="float">
            <text:p>83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formula="of:=IF([.B5]=&quot;Female&quot;; 1; 0)" office:value-type="float" office:value="0" calcext:value-type="float">
            <text:p>0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style-name="ce26" office:value-type="string" calcext:value-type="string">
            <text:p>sum</text:p>
          </table:table-cell>
          <table:table-cell table:style-name="ce28" table:number-columns-repeated="3"/>
          <table:table-cell table:number-columns-repeated="2"/>
          <table:table-cell table:style-name="ce26"/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formula="of:=IF([.B6]=&quot;Female&quot;; 1; 0)" office:value-type="float" office:value="1" calcext:value-type="float">
            <text:p>1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style-name="ce26" office:value-type="string" calcext:value-type="string">
            <text:p>mean</text:p>
          </table:table-cell>
          <table:table-cell table:style-name="ce28" table:number-columns-repeated="3"/>
          <table:table-cell table:number-columns-repeated="2"/>
          <table:table-cell table:style-name="ce26"/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formula="of:=IF([.B7]=&quot;Female&quot;; 1; 0)" office:value-type="float" office:value="1" calcext:value-type="float">
            <text:p>1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style-name="ce26" office:value-type="string" calcext:value-type="string">
            <text:p>std</text:p>
          </table:table-cell>
          <table:table-cell table:style-name="ce28" table:number-columns-repeated="3"/>
          <table:table-cell table:number-columns-repeated="2"/>
          <table:table-cell table:style-name="ce26"/>
          <table:table-cell table:number-columns-repeated="51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table:formula="of:=IF([.B8]=&quot;Female&quot;; 1; 0)" office:value-type="float" office:value="1" calcext:value-type="float">
            <text:p>1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style-name="Default"/>
          <table:table-cell table:number-columns-repeated="5"/>
          <table:table-cell table:style-name="ce12" office:value-type="string" calcext:value-type="string">
            <text:p>Bin Value (gender)</text:p>
          </table:table-cell>
          <table:table-cell table:style-name="ce12" office:value-type="string" calcext:value-type="string">
            <text:p>Count (Freq.)</text:p>
          </table:table-cell>
          <table:table-cell table:style-name="ce12" office:value-type="string" calcext:value-type="string">
            <text:p>Bin Value (height)</text:p>
          </table:table-cell>
          <table:table-cell table:style-name="ce12" office:value-type="string" calcext:value-type="string">
            <text:p>Count (Freq.)</text:p>
          </table:table-cell>
          <table:table-cell table:style-name="ce12" office:value-type="string" calcext:value-type="string">
            <text:p>Bin Value </text:p>
            <text:p>(weight) </text:p>
          </table:table-cell>
          <table:table-cell table:style-name="ce12" office:value-type="string" calcext:value-type="string">
            <text:p>Count (Freq.)</text:p>
          </table:table-cell>
          <table:table-cell table:number-columns-repeated="4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formula="of:=IF([.B9]=&quot;Female&quot;; 1; 0)" office:value-type="float" office:value="0" calcext:value-type="float">
            <text:p>0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 table:number-columns-repeated="7"/>
          <table:table-cell table:formula="of:=[.N4]" office:value-type="float" office:value="0" calcext:value-type="float">
            <text:p>0</text:p>
          </table:table-cell>
          <table:table-cell table:number-matrix-columns-spanned="1" table:number-matrix-rows-spanned="14" table:formula="of:=FREQUENCY([.C$1:.C$1048576];[.M9:.M21])" office:value-type="float" office:value="229" calcext:value-type="float">
            <text:p>229</text:p>
          </table:table-cell>
          <table:table-cell table:formula="of:=[.O4]" office:value-type="float" office:value="56" calcext:value-type="float">
            <text:p>56</text:p>
          </table:table-cell>
          <table:table-cell table:number-matrix-columns-spanned="1" table:number-matrix-rows-spanned="14" table:formula="of:=FREQUENCY([.D$1:.D$1048576];[.O9:.O21])" office:value-type="float" office:value="0" calcext:value-type="float">
            <text:p>0</text:p>
          </table:table-cell>
          <table:table-cell table:formula="of:=[.P4]" office:value-type="float" office:value="83" calcext:value-type="float">
            <text:p>83</text:p>
          </table:table-cell>
          <table:table-cell table:number-matrix-columns-spanned="1" table:number-matrix-rows-spanned="14" table:formula="of:=FREQUENCY([.E$1:.E$1048576];[.Q9:.Q21])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formula="of:=IF([.B10]=&quot;Female&quot;; 1; 0)" office:value-type="float" office:value="0" calcext:value-type="float">
            <text:p>0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style-name="Default"/>
          <table:table-cell table:number-columns-repeated="5"/>
          <table:table-cell table:formula="of:=[.M9]+[.N$3]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formula="of:=[.O9]+[.O$3]"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formula="of:=[.Q9]+[.P$3]"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table:number-columns-repeated="4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table:formula="of:=IF([.B11]=&quot;Female&quot;; 1; 0)" office:value-type="float" office:value="1" calcext:value-type="float">
            <text:p>1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style-name="Default"/>
          <table:table-cell table:number-columns-repeated="5"/>
          <table:table-cell table:formula="of:=[.M10]+[.N$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10]+[.O$3]" office:value-type="float" office:value="70" calcext:value-type="float">
            <text:p>70</text:p>
          </table:table-cell>
          <table:table-cell office:value-type="float" office:value="308" calcext:value-type="float">
            <text:p>308</text:p>
          </table:table-cell>
          <table:table-cell table:formula="of:=[.Q10]+[.P$3]" office:value-type="float" office:value="185" calcext:value-type="float">
            <text:p>185</text:p>
          </table:table-cell>
          <table:table-cell office:value-type="float" office:value="272" calcext:value-type="float">
            <text:p>272</text:p>
          </table:table-cell>
          <table:table-cell table:number-columns-repeated="4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table:formula="of:=IF([.B12]=&quot;Female&quot;; 1; 0)" office:value-type="float" office:value="1" calcext:value-type="float">
            <text:p>1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style-name="Default"/>
          <table:table-cell table:number-columns-repeated="5"/>
          <table:table-cell table:formula="of:=[.M11]+[.N$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O11]+[.O$3]"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formula="of:=[.Q11]+[.P$3]"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number-columns-repeated="4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table:formula="of:=IF([.B13]=&quot;Female&quot;; 1; 0)" office:value-type="float" office:value="1" calcext:value-type="float">
            <text:p>1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 table:number-columns-repeated="7"/>
          <table:table-cell table:formula="of:=[.M12]+[.N$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O12]+[.O$3]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Q12]+[.P$3]"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table:formula="of:=IF([.B14]=&quot;Female&quot;; 1; 0)" office:value-type="float" office:value="1" calcext:value-type="float">
            <text:p>1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 table:number-columns-repeated="7"/>
          <table:table-cell table:formula="of:=[.M13]+[.N$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O13]+[.O$3]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Q13]+[.P$3]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formula="of:=IF([.B15]=&quot;Female&quot;; 1; 0)" office:value-type="float" office:value="0" calcext:value-type="float">
            <text:p>0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 table:number-columns-repeated="7"/>
          <table:table-cell table:formula="of:=[.M14]+[.N$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O14]+[.O$3]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Q14]+[.P$3]"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table:formula="of:=IF([.B16]=&quot;Female&quot;; 1; 0)" office:value-type="float" office:value="1" calcext:value-type="float">
            <text:p>1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 table:number-columns-repeated="7"/>
          <table:table-cell table:formula="of:=[.M15]+[.N$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O15]+[.O$3]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Q15]+[.P$3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table:formula="of:=IF([.B17]=&quot;Female&quot;; 1; 0)" office:value-type="float" office:value="1" calcext:value-type="float">
            <text:p>1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 table:number-columns-repeated="7"/>
          <table:table-cell table:formula="of:=[.M16]+[.N$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16]+[.O$3]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Q16]+[.P$3]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table:formula="of:=IF([.B18]=&quot;Female&quot;; 1; 0)" office:value-type="float" office:value="1" calcext:value-type="float">
            <text:p>1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 table:number-columns-repeated="7"/>
          <table:table-cell table:formula="of:=[.M17]+[.N$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O17]+[.O$3]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Q17]+[.P$3]"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formula="of:=IF([.B19]=&quot;Female&quot;; 1; 0)" office:value-type="float" office:value="0" calcext:value-type="float">
            <text:p>0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 table:number-columns-repeated="7"/>
          <table:table-cell table:formula="of:=[.M18]+[.N$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18]+[.O$3]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Q18]+[.P$3]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table:formula="of:=IF([.B20]=&quot;Female&quot;; 1; 0)" office:value-type="float" office:value="1" calcext:value-type="float">
            <text:p>1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 table:number-columns-repeated="7"/>
          <table:table-cell table:formula="of:=[.M19]+[.N$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O19]+[.O$3]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Q19]+[.P$3]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formula="of:=IF([.B21]=&quot;Female&quot;; 1; 0)" office:value-type="float" office:value="0" calcext:value-type="float">
            <text:p>0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 table:number-columns-repeated="7"/>
          <table:table-cell table:formula="of:=[.M20]+[.N$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O20]+[.O$3]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Q20]+[.P$3]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formula="of:=IF([.B22]=&quot;Female&quot;; 1; 0)" office:value-type="float" office:value="0" calcext:value-type="float">
            <text:p>0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formula="of:=IF([.B23]=&quot;Female&quot;; 1; 0)" office:value-type="float" office:value="1" calcext:value-type="float">
            <text:p>1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 table:number-columns-repeated="7"/>
          <table:table-cell table:style-name="ce14" office:value-type="string" calcext:value-type="string">
            <text:p>sum:</text:p>
          </table:table-cell>
          <table:table-cell table:formula="of:=SUM([.N9:.N22])" office:value-type="float" office:value="500" calcext:value-type="float">
            <text:p>500</text:p>
          </table:table-cell>
          <table:table-cell/>
          <table:table-cell table:formula="of:=SUM([.P9:.P22])" office:value-type="float" office:value="500" calcext:value-type="float">
            <text:p>500</text:p>
          </table:table-cell>
          <table:table-cell/>
          <table:table-cell table:formula="of:=SUM([.R9:.R22])" office:value-type="float" office:value="500" calcext:value-type="float">
            <text:p>500</text:p>
          </table:table-cell>
          <table:table-cell table:number-columns-repeated="4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table:formula="of:=IF([.B24]=&quot;Female&quot;; 1; 0)" office:value-type="float" office:value="1" calcext:value-type="float">
            <text:p>1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 table:number-columns-repeated="5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table:formula="of:=IF([.B25]=&quot;Female&quot;; 1; 0)" office:value-type="float" office:value="0" calcext:value-type="float">
            <text:p>0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 table:number-columns-repeated="5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table:formula="of:=IF([.B26]=&quot;Female&quot;; 1; 0)" office:value-type="float" office:value="1" calcext:value-type="float">
            <text:p>1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 table:number-columns-repeated="5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formula="of:=IF([.B27]=&quot;Female&quot;; 1; 0)" office:value-type="float" office:value="0" calcext:value-type="float">
            <text:p>0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 table:number-columns-repeated="5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table:formula="of:=IF([.B28]=&quot;Female&quot;; 1; 0)" office:value-type="float" office:value="0" calcext:value-type="float">
            <text:p>0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 table:number-columns-repeated="5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table:formula="of:=IF([.B29]=&quot;Female&quot;; 1; 0)" office:value-type="float" office:value="0" calcext:value-type="float">
            <text:p>0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 table:number-columns-repeated="5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table:formula="of:=IF([.B30]=&quot;Female&quot;; 1; 0)" office:value-type="float" office:value="1" calcext:value-type="float">
            <text:p>1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 table:number-columns-repeated="5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table:formula="of:=IF([.B31]=&quot;Female&quot;; 1; 0)" office:value-type="float" office:value="0" calcext:value-type="float">
            <text:p>0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 table:number-columns-repeated="5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formula="of:=IF([.B32]=&quot;Female&quot;; 1; 0)" office:value-type="float" office:value="0" calcext:value-type="float">
            <text:p>0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 table:number-columns-repeated="5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formula="of:=IF([.B33]=&quot;Female&quot;; 1; 0)" office:value-type="float" office:value="1" calcext:value-type="float">
            <text:p>1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number-columns-repeated="5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table:formula="of:=IF([.B34]=&quot;Female&quot;; 1; 0)" office:value-type="float" office:value="1" calcext:value-type="float">
            <text:p>1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 table:number-columns-repeated="5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table:formula="of:=IF([.B35]=&quot;Female&quot;; 1; 0)" office:value-type="float" office:value="0" calcext:value-type="float">
            <text:p>0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 table:number-columns-repeated="5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table:formula="of:=IF([.B36]=&quot;Female&quot;; 1; 0)" office:value-type="float" office:value="0" calcext:value-type="float">
            <text:p>0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 table:number-columns-repeated="11"/>
          <table:table-cell table:formula="of:=SUM([.R9:.R22])" office:value-type="float" office:value="500" calcext:value-type="float">
            <text:p>500</text:p>
          </table:table-cell>
          <table:table-cell table:number-columns-repeated="4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table:formula="of:=IF([.B37]=&quot;Female&quot;; 1; 0)" office:value-type="float" office:value="1" calcext:value-type="float">
            <text:p>1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 table:number-columns-repeated="5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table:formula="of:=IF([.B38]=&quot;Female&quot;; 1; 0)" office:value-type="float" office:value="0" calcext:value-type="float">
            <text:p>0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 table:number-columns-repeated="5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formula="of:=IF([.B39]=&quot;Female&quot;; 1; 0)" office:value-type="float" office:value="1" calcext:value-type="float">
            <text:p>1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 table:number-columns-repeated="5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table:formula="of:=IF([.B40]=&quot;Female&quot;; 1; 0)" office:value-type="float" office:value="0" calcext:value-type="float">
            <text:p>0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 table:number-columns-repeated="5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formula="of:=IF([.B41]=&quot;Female&quot;; 1; 0)" office:value-type="float" office:value="0" calcext:value-type="float">
            <text:p>0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 table:number-columns-repeated="5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formula="of:=IF([.B42]=&quot;Female&quot;; 1; 0)" office:value-type="float" office:value="0" calcext:value-type="float">
            <text:p>0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 table:number-columns-repeated="5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table:formula="of:=IF([.B43]=&quot;Female&quot;; 1; 0)" office:value-type="float" office:value="1" calcext:value-type="float">
            <text:p>1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 table:number-columns-repeated="5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table:formula="of:=IF([.B44]=&quot;Female&quot;; 1; 0)" office:value-type="float" office:value="1" calcext:value-type="float">
            <text:p>1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 table:number-columns-repeated="5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table:formula="of:=IF([.B45]=&quot;Female&quot;; 1; 0)" office:value-type="float" office:value="1" calcext:value-type="float">
            <text:p>1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 table:number-columns-repeated="5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table:formula="of:=IF([.B46]=&quot;Female&quot;; 1; 0)" office:value-type="float" office:value="0" calcext:value-type="float">
            <text:p>0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 table:number-columns-repeated="5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formula="of:=IF([.B47]=&quot;Female&quot;; 1; 0)" office:value-type="float" office:value="0" calcext:value-type="float">
            <text:p>0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 table:number-columns-repeated="5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table:formula="of:=IF([.B48]=&quot;Female&quot;; 1; 0)" office:value-type="float" office:value="0" calcext:value-type="float">
            <text:p>0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 table:number-columns-repeated="5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table:formula="of:=IF([.B49]=&quot;Female&quot;; 1; 0)" office:value-type="float" office:value="1" calcext:value-type="float">
            <text:p>1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 table:number-columns-repeated="5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table:formula="of:=IF([.B50]=&quot;Female&quot;; 1; 0)" office:value-type="float" office:value="1" calcext:value-type="float">
            <text:p>1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 table:number-columns-repeated="5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table:formula="of:=IF([.B51]=&quot;Female&quot;; 1; 0)" office:value-type="float" office:value="0" calcext:value-type="float">
            <text:p>0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 table:number-columns-repeated="5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table:formula="of:=IF([.B52]=&quot;Female&quot;; 1; 0)" office:value-type="float" office:value="1" calcext:value-type="float">
            <text:p>1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 table:number-columns-repeated="5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table:formula="of:=IF([.B53]=&quot;Female&quot;; 1; 0)" office:value-type="float" office:value="1" calcext:value-type="float">
            <text:p>1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 table:number-columns-repeated="5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table:formula="of:=IF([.B54]=&quot;Female&quot;; 1; 0)" office:value-type="float" office:value="1" calcext:value-type="float">
            <text:p>1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 table:number-columns-repeated="5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table:formula="of:=IF([.B55]=&quot;Female&quot;; 1; 0)" office:value-type="float" office:value="0" calcext:value-type="float">
            <text:p>0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 table:number-columns-repeated="5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table:formula="of:=IF([.B56]=&quot;Female&quot;; 1; 0)" office:value-type="float" office:value="0" calcext:value-type="float">
            <text:p>0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 table:number-columns-repeated="5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table:formula="of:=IF([.B57]=&quot;Female&quot;; 1; 0)" office:value-type="float" office:value="1" calcext:value-type="float">
            <text:p>1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 table:number-columns-repeated="5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table:formula="of:=IF([.B58]=&quot;Female&quot;; 1; 0)" office:value-type="float" office:value="0" calcext:value-type="float">
            <text:p>0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 table:number-columns-repeated="5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table:formula="of:=IF([.B59]=&quot;Female&quot;; 1; 0)" office:value-type="float" office:value="0" calcext:value-type="float">
            <text:p>0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 table:number-columns-repeated="5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table:formula="of:=IF([.B60]=&quot;Female&quot;; 1; 0)" office:value-type="float" office:value="0" calcext:value-type="float">
            <text:p>0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 table:number-columns-repeated="5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table:formula="of:=IF([.B61]=&quot;Female&quot;; 1; 0)" office:value-type="float" office:value="1" calcext:value-type="float">
            <text:p>1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 table:number-columns-repeated="5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table:formula="of:=IF([.B62]=&quot;Female&quot;; 1; 0)" office:value-type="float" office:value="0" calcext:value-type="float">
            <text:p>0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 table:number-columns-repeated="5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table:formula="of:=IF([.B63]=&quot;Female&quot;; 1; 0)" office:value-type="float" office:value="0" calcext:value-type="float">
            <text:p>0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 table:number-columns-repeated="5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table:formula="of:=IF([.B64]=&quot;Female&quot;; 1; 0)" office:value-type="float" office:value="0" calcext:value-type="float">
            <text:p>0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 table:number-columns-repeated="5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table:formula="of:=IF([.B65]=&quot;Female&quot;; 1; 0)" office:value-type="float" office:value="1" calcext:value-type="float">
            <text:p>1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 table:number-columns-repeated="5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table:formula="of:=IF([.B66]=&quot;Female&quot;; 1; 0)" office:value-type="float" office:value="1" calcext:value-type="float">
            <text:p>1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table:formula="of:=IF([.B67]=&quot;Female&quot;; 1; 0)" office:value-type="float" office:value="0" calcext:value-type="float">
            <text:p>0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 table:number-columns-repeated="5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table:formula="of:=IF([.B68]=&quot;Female&quot;; 1; 0)" office:value-type="float" office:value="0" calcext:value-type="float">
            <text:p>0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 table:number-columns-repeated="5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table:formula="of:=IF([.B69]=&quot;Female&quot;; 1; 0)" office:value-type="float" office:value="1" calcext:value-type="float">
            <text:p>1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 table:number-columns-repeated="5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table:formula="of:=IF([.B70]=&quot;Female&quot;; 1; 0)" office:value-type="float" office:value="1" calcext:value-type="float">
            <text:p>1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 table:number-columns-repeated="5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table:formula="of:=IF([.B71]=&quot;Female&quot;; 1; 0)" office:value-type="float" office:value="0" calcext:value-type="float">
            <text:p>0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 table:number-columns-repeated="5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table:formula="of:=IF([.B72]=&quot;Female&quot;; 1; 0)" office:value-type="float" office:value="1" calcext:value-type="float">
            <text:p>1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 table:number-columns-repeated="5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table:formula="of:=IF([.B73]=&quot;Female&quot;; 1; 0)" office:value-type="float" office:value="1" calcext:value-type="float">
            <text:p>1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 table:number-columns-repeated="5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table:formula="of:=IF([.B74]=&quot;Female&quot;; 1; 0)" office:value-type="float" office:value="0" calcext:value-type="float">
            <text:p>0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 table:number-columns-repeated="5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table:formula="of:=IF([.B75]=&quot;Female&quot;; 1; 0)" office:value-type="float" office:value="1" calcext:value-type="float">
            <text:p>1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 table:number-columns-repeated="5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table:formula="of:=IF([.B76]=&quot;Female&quot;; 1; 0)" office:value-type="float" office:value="0" calcext:value-type="float">
            <text:p>0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 table:number-columns-repeated="5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table:formula="of:=IF([.B77]=&quot;Female&quot;; 1; 0)" office:value-type="float" office:value="1" calcext:value-type="float">
            <text:p>1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 table:number-columns-repeated="5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table:formula="of:=IF([.B78]=&quot;Female&quot;; 1; 0)" office:value-type="float" office:value="1" calcext:value-type="float">
            <text:p>1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 table:number-columns-repeated="5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table:formula="of:=IF([.B79]=&quot;Female&quot;; 1; 0)" office:value-type="float" office:value="1" calcext:value-type="float">
            <text:p>1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 table:number-columns-repeated="5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table:formula="of:=IF([.B80]=&quot;Female&quot;; 1; 0)" office:value-type="float" office:value="1" calcext:value-type="float">
            <text:p>1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table:formula="of:=IF([.B81]=&quot;Female&quot;; 1; 0)" office:value-type="float" office:value="1" calcext:value-type="float">
            <text:p>1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 table:number-columns-repeated="5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table:formula="of:=IF([.B82]=&quot;Female&quot;; 1; 0)" office:value-type="float" office:value="0" calcext:value-type="float">
            <text:p>0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 table:number-columns-repeated="5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table:formula="of:=IF([.B83]=&quot;Female&quot;; 1; 0)" office:value-type="float" office:value="1" calcext:value-type="float">
            <text:p>1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 table:number-columns-repeated="5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table:formula="of:=IF([.B84]=&quot;Female&quot;; 1; 0)" office:value-type="float" office:value="1" calcext:value-type="float">
            <text:p>1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 table:number-columns-repeated="5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table:formula="of:=IF([.B85]=&quot;Female&quot;; 1; 0)" office:value-type="float" office:value="0" calcext:value-type="float">
            <text:p>0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 table:number-columns-repeated="5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table:formula="of:=IF([.B86]=&quot;Female&quot;; 1; 0)" office:value-type="float" office:value="1" calcext:value-type="float">
            <text:p>1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 table:number-columns-repeated="5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table:formula="of:=IF([.B87]=&quot;Female&quot;; 1; 0)" office:value-type="float" office:value="1" calcext:value-type="float">
            <text:p>1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table:formula="of:=IF([.B88]=&quot;Female&quot;; 1; 0)" office:value-type="float" office:value="1" calcext:value-type="float">
            <text:p>1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table:formula="of:=IF([.B89]=&quot;Female&quot;; 1; 0)" office:value-type="float" office:value="1" calcext:value-type="float">
            <text:p>1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 table:number-columns-repeated="5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table:formula="of:=IF([.B90]=&quot;Female&quot;; 1; 0)" office:value-type="float" office:value="0" calcext:value-type="float">
            <text:p>0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 table:number-columns-repeated="5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table:formula="of:=IF([.B91]=&quot;Female&quot;; 1; 0)" office:value-type="float" office:value="0" calcext:value-type="float">
            <text:p>0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 table:number-columns-repeated="5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table:formula="of:=IF([.B92]=&quot;Female&quot;; 1; 0)" office:value-type="float" office:value="1" calcext:value-type="float">
            <text:p>1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 table:number-columns-repeated="5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table:formula="of:=IF([.B93]=&quot;Female&quot;; 1; 0)" office:value-type="float" office:value="0" calcext:value-type="float">
            <text:p>0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 table:number-columns-repeated="5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table:formula="of:=IF([.B94]=&quot;Female&quot;; 1; 0)" office:value-type="float" office:value="1" calcext:value-type="float">
            <text:p>1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 table:number-columns-repeated="5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table:formula="of:=IF([.B95]=&quot;Female&quot;; 1; 0)" office:value-type="float" office:value="1" calcext:value-type="float">
            <text:p>1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table:formula="of:=IF([.B96]=&quot;Female&quot;; 1; 0)" office:value-type="float" office:value="1" calcext:value-type="float">
            <text:p>1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 table:number-columns-repeated="5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table:formula="of:=IF([.B97]=&quot;Female&quot;; 1; 0)" office:value-type="float" office:value="0" calcext:value-type="float">
            <text:p>0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 table:number-columns-repeated="5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table:formula="of:=IF([.B98]=&quot;Female&quot;; 1; 0)" office:value-type="float" office:value="1" calcext:value-type="float">
            <text:p>1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 table:number-columns-repeated="5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table:formula="of:=IF([.B99]=&quot;Female&quot;; 1; 0)" office:value-type="float" office:value="1" calcext:value-type="float">
            <text:p>1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 table:number-columns-repeated="5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table:formula="of:=IF([.B100]=&quot;Female&quot;; 1; 0)" office:value-type="float" office:value="1" calcext:value-type="float">
            <text:p>1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 table:number-columns-repeated="5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table:formula="of:=IF([.B101]=&quot;Female&quot;; 1; 0)" office:value-type="float" office:value="1" calcext:value-type="float">
            <text:p>1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 table:number-columns-repeated="5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table:formula="of:=IF([.B102]=&quot;Female&quot;; 1; 0)" office:value-type="float" office:value="0" calcext:value-type="float">
            <text:p>0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 table:number-columns-repeated="5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table:formula="of:=IF([.B103]=&quot;Female&quot;; 1; 0)" office:value-type="float" office:value="0" calcext:value-type="float">
            <text:p>0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 table:number-columns-repeated="5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table:formula="of:=IF([.B104]=&quot;Female&quot;; 1; 0)" office:value-type="float" office:value="0" calcext:value-type="float">
            <text:p>0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 table:number-columns-repeated="5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table:formula="of:=IF([.B105]=&quot;Female&quot;; 1; 0)" office:value-type="float" office:value="1" calcext:value-type="float">
            <text:p>1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 table:number-columns-repeated="5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table:formula="of:=IF([.B106]=&quot;Female&quot;; 1; 0)" office:value-type="float" office:value="0" calcext:value-type="float">
            <text:p>0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 table:number-columns-repeated="5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table:formula="of:=IF([.B107]=&quot;Female&quot;; 1; 0)" office:value-type="float" office:value="1" calcext:value-type="float">
            <text:p>1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 table:number-columns-repeated="5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table:formula="of:=IF([.B108]=&quot;Female&quot;; 1; 0)" office:value-type="float" office:value="0" calcext:value-type="float">
            <text:p>0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 table:number-columns-repeated="5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table:formula="of:=IF([.B109]=&quot;Female&quot;; 1; 0)" office:value-type="float" office:value="1" calcext:value-type="float">
            <text:p>1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table:formula="of:=IF([.B110]=&quot;Female&quot;; 1; 0)" office:value-type="float" office:value="1" calcext:value-type="float">
            <text:p>1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 table:number-columns-repeated="5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table:formula="of:=IF([.B111]=&quot;Female&quot;; 1; 0)" office:value-type="float" office:value="1" calcext:value-type="float">
            <text:p>1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 table:number-columns-repeated="5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table:formula="of:=IF([.B112]=&quot;Female&quot;; 1; 0)" office:value-type="float" office:value="1" calcext:value-type="float">
            <text:p>1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 table:number-columns-repeated="5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table:formula="of:=IF([.B113]=&quot;Female&quot;; 1; 0)" office:value-type="float" office:value="0" calcext:value-type="float">
            <text:p>0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 table:number-columns-repeated="5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table:formula="of:=IF([.B114]=&quot;Female&quot;; 1; 0)" office:value-type="float" office:value="1" calcext:value-type="float">
            <text:p>1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 table:number-columns-repeated="5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table:formula="of:=IF([.B115]=&quot;Female&quot;; 1; 0)" office:value-type="float" office:value="0" calcext:value-type="float">
            <text:p>0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 table:number-columns-repeated="5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table:formula="of:=IF([.B116]=&quot;Female&quot;; 1; 0)" office:value-type="float" office:value="1" calcext:value-type="float">
            <text:p>1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 table:number-columns-repeated="5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table:formula="of:=IF([.B117]=&quot;Female&quot;; 1; 0)" office:value-type="float" office:value="0" calcext:value-type="float">
            <text:p>0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 table:number-columns-repeated="5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table:formula="of:=IF([.B118]=&quot;Female&quot;; 1; 0)" office:value-type="float" office:value="0" calcext:value-type="float">
            <text:p>0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 table:number-columns-repeated="5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table:formula="of:=IF([.B119]=&quot;Female&quot;; 1; 0)" office:value-type="float" office:value="0" calcext:value-type="float">
            <text:p>0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table:formula="of:=IF([.B120]=&quot;Female&quot;; 1; 0)" office:value-type="float" office:value="1" calcext:value-type="float">
            <text:p>1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 table:number-columns-repeated="5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table:formula="of:=IF([.B121]=&quot;Female&quot;; 1; 0)" office:value-type="float" office:value="0" calcext:value-type="float">
            <text:p>0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 table:number-columns-repeated="5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table:formula="of:=IF([.B122]=&quot;Female&quot;; 1; 0)" office:value-type="float" office:value="0" calcext:value-type="float">
            <text:p>0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 table:number-columns-repeated="5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table:formula="of:=IF([.B123]=&quot;Female&quot;; 1; 0)" office:value-type="float" office:value="0" calcext:value-type="float">
            <text:p>0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 table:number-columns-repeated="5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table:formula="of:=IF([.B124]=&quot;Female&quot;; 1; 0)" office:value-type="float" office:value="0" calcext:value-type="float">
            <text:p>0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 table:number-columns-repeated="5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table:formula="of:=IF([.B125]=&quot;Female&quot;; 1; 0)" office:value-type="float" office:value="0" calcext:value-type="float">
            <text:p>0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 table:number-columns-repeated="5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table:formula="of:=IF([.B126]=&quot;Female&quot;; 1; 0)" office:value-type="float" office:value="1" calcext:value-type="float">
            <text:p>1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 table:number-columns-repeated="5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table:formula="of:=IF([.B127]=&quot;Female&quot;; 1; 0)" office:value-type="float" office:value="1" calcext:value-type="float">
            <text:p>1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 table:number-columns-repeated="5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table:formula="of:=IF([.B128]=&quot;Female&quot;; 1; 0)" office:value-type="float" office:value="0" calcext:value-type="float">
            <text:p>0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 table:number-columns-repeated="5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table:formula="of:=IF([.B129]=&quot;Female&quot;; 1; 0)" office:value-type="float" office:value="1" calcext:value-type="float">
            <text:p>1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table:formula="of:=IF([.B130]=&quot;Female&quot;; 1; 0)" office:value-type="float" office:value="1" calcext:value-type="float">
            <text:p>1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 table:number-columns-repeated="5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table:formula="of:=IF([.B131]=&quot;Female&quot;; 1; 0)" office:value-type="float" office:value="0" calcext:value-type="float">
            <text:p>0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 table:number-columns-repeated="5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table:formula="of:=IF([.B132]=&quot;Female&quot;; 1; 0)" office:value-type="float" office:value="1" calcext:value-type="float">
            <text:p>1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 table:number-columns-repeated="5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table:formula="of:=IF([.B133]=&quot;Female&quot;; 1; 0)" office:value-type="float" office:value="1" calcext:value-type="float">
            <text:p>1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 table:number-columns-repeated="5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table:formula="of:=IF([.B134]=&quot;Female&quot;; 1; 0)" office:value-type="float" office:value="1" calcext:value-type="float">
            <text:p>1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 table:number-columns-repeated="5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table:formula="of:=IF([.B135]=&quot;Female&quot;; 1; 0)" office:value-type="float" office:value="1" calcext:value-type="float">
            <text:p>1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 table:number-columns-repeated="5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table:formula="of:=IF([.B136]=&quot;Female&quot;; 1; 0)" office:value-type="float" office:value="1" calcext:value-type="float">
            <text:p>1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 table:number-columns-repeated="5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table:formula="of:=IF([.B137]=&quot;Female&quot;; 1; 0)" office:value-type="float" office:value="1" calcext:value-type="float">
            <text:p>1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 table:number-columns-repeated="5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table:formula="of:=IF([.B138]=&quot;Female&quot;; 1; 0)" office:value-type="float" office:value="1" calcext:value-type="float">
            <text:p>1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 table:number-columns-repeated="5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table:formula="of:=IF([.B139]=&quot;Female&quot;; 1; 0)" office:value-type="float" office:value="0" calcext:value-type="float">
            <text:p>0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 table:number-columns-repeated="5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table:formula="of:=IF([.B140]=&quot;Female&quot;; 1; 0)" office:value-type="float" office:value="0" calcext:value-type="float">
            <text:p>0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 table:number-columns-repeated="5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table:formula="of:=IF([.B141]=&quot;Female&quot;; 1; 0)" office:value-type="float" office:value="1" calcext:value-type="float">
            <text:p>1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 table:number-columns-repeated="5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table:formula="of:=IF([.B142]=&quot;Female&quot;; 1; 0)" office:value-type="float" office:value="1" calcext:value-type="float">
            <text:p>1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 table:number-columns-repeated="5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table:formula="of:=IF([.B143]=&quot;Female&quot;; 1; 0)" office:value-type="float" office:value="1" calcext:value-type="float">
            <text:p>1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table:formula="of:=IF([.B144]=&quot;Female&quot;; 1; 0)" office:value-type="float" office:value="1" calcext:value-type="float">
            <text:p>1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 table:number-columns-repeated="5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table:formula="of:=IF([.B145]=&quot;Female&quot;; 1; 0)" office:value-type="float" office:value="0" calcext:value-type="float">
            <text:p>0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 table:number-columns-repeated="5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table:formula="of:=IF([.B146]=&quot;Female&quot;; 1; 0)" office:value-type="float" office:value="1" calcext:value-type="float">
            <text:p>1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 table:number-columns-repeated="5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table:formula="of:=IF([.B147]=&quot;Female&quot;; 1; 0)" office:value-type="float" office:value="0" calcext:value-type="float">
            <text:p>0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 table:number-columns-repeated="5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table:formula="of:=IF([.B148]=&quot;Female&quot;; 1; 0)" office:value-type="float" office:value="0" calcext:value-type="float">
            <text:p>0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 table:number-columns-repeated="5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table:formula="of:=IF([.B149]=&quot;Female&quot;; 1; 0)" office:value-type="float" office:value="1" calcext:value-type="float">
            <text:p>1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 table:number-columns-repeated="5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table:formula="of:=IF([.B150]=&quot;Female&quot;; 1; 0)" office:value-type="float" office:value="1" calcext:value-type="float">
            <text:p>1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 table:number-columns-repeated="5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table:formula="of:=IF([.B151]=&quot;Female&quot;; 1; 0)" office:value-type="float" office:value="0" calcext:value-type="float">
            <text:p>0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 table:number-columns-repeated="5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table:formula="of:=IF([.B152]=&quot;Female&quot;; 1; 0)" office:value-type="float" office:value="0" calcext:value-type="float">
            <text:p>0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 table:number-columns-repeated="5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table:formula="of:=IF([.B153]=&quot;Female&quot;; 1; 0)" office:value-type="float" office:value="1" calcext:value-type="float">
            <text:p>1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 table:number-columns-repeated="5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table:formula="of:=IF([.B154]=&quot;Female&quot;; 1; 0)" office:value-type="float" office:value="1" calcext:value-type="float">
            <text:p>1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 table:number-columns-repeated="5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table:formula="of:=IF([.B155]=&quot;Female&quot;; 1; 0)" office:value-type="float" office:value="1" calcext:value-type="float">
            <text:p>1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 table:number-columns-repeated="5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table:formula="of:=IF([.B156]=&quot;Female&quot;; 1; 0)" office:value-type="float" office:value="0" calcext:value-type="float">
            <text:p>0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 table:number-columns-repeated="5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table:formula="of:=IF([.B157]=&quot;Female&quot;; 1; 0)" office:value-type="float" office:value="1" calcext:value-type="float">
            <text:p>1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table:formula="of:=IF([.B158]=&quot;Female&quot;; 1; 0)" office:value-type="float" office:value="0" calcext:value-type="float">
            <text:p>0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 table:number-columns-repeated="5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table:formula="of:=IF([.B159]=&quot;Female&quot;; 1; 0)" office:value-type="float" office:value="0" calcext:value-type="float">
            <text:p>0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 table:number-columns-repeated="5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table:formula="of:=IF([.B160]=&quot;Female&quot;; 1; 0)" office:value-type="float" office:value="0" calcext:value-type="float">
            <text:p>0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 table:number-columns-repeated="5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table:formula="of:=IF([.B161]=&quot;Female&quot;; 1; 0)" office:value-type="float" office:value="0" calcext:value-type="float">
            <text:p>0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table:formula="of:=IF([.B162]=&quot;Female&quot;; 1; 0)" office:value-type="float" office:value="0" calcext:value-type="float">
            <text:p>0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 table:number-columns-repeated="5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table:formula="of:=IF([.B163]=&quot;Female&quot;; 1; 0)" office:value-type="float" office:value="1" calcext:value-type="float">
            <text:p>1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 table:number-columns-repeated="5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table:formula="of:=IF([.B164]=&quot;Female&quot;; 1; 0)" office:value-type="float" office:value="1" calcext:value-type="float">
            <text:p>1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 table:number-columns-repeated="5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table:formula="of:=IF([.B165]=&quot;Female&quot;; 1; 0)" office:value-type="float" office:value="0" calcext:value-type="float">
            <text:p>0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 table:number-columns-repeated="5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table:formula="of:=IF([.B166]=&quot;Female&quot;; 1; 0)" office:value-type="float" office:value="0" calcext:value-type="float">
            <text:p>0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table:formula="of:=IF([.B167]=&quot;Female&quot;; 1; 0)" office:value-type="float" office:value="0" calcext:value-type="float">
            <text:p>0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 table:number-columns-repeated="5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table:formula="of:=IF([.B168]=&quot;Female&quot;; 1; 0)" office:value-type="float" office:value="0" calcext:value-type="float">
            <text:p>0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 table:number-columns-repeated="5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table:formula="of:=IF([.B169]=&quot;Female&quot;; 1; 0)" office:value-type="float" office:value="0" calcext:value-type="float">
            <text:p>0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 table:number-columns-repeated="5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table:formula="of:=IF([.B170]=&quot;Female&quot;; 1; 0)" office:value-type="float" office:value="1" calcext:value-type="float">
            <text:p>1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 table:number-columns-repeated="5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table:formula="of:=IF([.B171]=&quot;Female&quot;; 1; 0)" office:value-type="float" office:value="1" calcext:value-type="float">
            <text:p>1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 table:number-columns-repeated="5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table:formula="of:=IF([.B172]=&quot;Female&quot;; 1; 0)" office:value-type="float" office:value="1" calcext:value-type="float">
            <text:p>1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 table:number-columns-repeated="5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table:formula="of:=IF([.B173]=&quot;Female&quot;; 1; 0)" office:value-type="float" office:value="0" calcext:value-type="float">
            <text:p>0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 table:number-columns-repeated="5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table:formula="of:=IF([.B174]=&quot;Female&quot;; 1; 0)" office:value-type="float" office:value="0" calcext:value-type="float">
            <text:p>0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 table:number-columns-repeated="5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table:formula="of:=IF([.B175]=&quot;Female&quot;; 1; 0)" office:value-type="float" office:value="1" calcext:value-type="float">
            <text:p>1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table:formula="of:=IF([.B176]=&quot;Female&quot;; 1; 0)" office:value-type="float" office:value="0" calcext:value-type="float">
            <text:p>0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 table:number-columns-repeated="5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table:formula="of:=IF([.B177]=&quot;Female&quot;; 1; 0)" office:value-type="float" office:value="1" calcext:value-type="float">
            <text:p>1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 table:number-columns-repeated="5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table:formula="of:=IF([.B178]=&quot;Female&quot;; 1; 0)" office:value-type="float" office:value="0" calcext:value-type="float">
            <text:p>0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 table:number-columns-repeated="5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table:formula="of:=IF([.B179]=&quot;Female&quot;; 1; 0)" office:value-type="float" office:value="0" calcext:value-type="float">
            <text:p>0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 table:number-columns-repeated="5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table:formula="of:=IF([.B180]=&quot;Female&quot;; 1; 0)" office:value-type="float" office:value="1" calcext:value-type="float">
            <text:p>1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 table:number-columns-repeated="5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table:formula="of:=IF([.B181]=&quot;Female&quot;; 1; 0)" office:value-type="float" office:value="0" calcext:value-type="float">
            <text:p>0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 table:number-columns-repeated="5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table:formula="of:=IF([.B182]=&quot;Female&quot;; 1; 0)" office:value-type="float" office:value="0" calcext:value-type="float">
            <text:p>0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 table:number-columns-repeated="5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table:formula="of:=IF([.B183]=&quot;Female&quot;; 1; 0)" office:value-type="float" office:value="1" calcext:value-type="float">
            <text:p>1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 table:number-columns-repeated="5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table:formula="of:=IF([.B184]=&quot;Female&quot;; 1; 0)" office:value-type="float" office:value="1" calcext:value-type="float">
            <text:p>1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 table:number-columns-repeated="5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table:formula="of:=IF([.B185]=&quot;Female&quot;; 1; 0)" office:value-type="float" office:value="1" calcext:value-type="float">
            <text:p>1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 table:number-columns-repeated="5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table:formula="of:=IF([.B186]=&quot;Female&quot;; 1; 0)" office:value-type="float" office:value="0" calcext:value-type="float">
            <text:p>0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 table:number-columns-repeated="5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table:formula="of:=IF([.B187]=&quot;Female&quot;; 1; 0)" office:value-type="float" office:value="1" calcext:value-type="float">
            <text:p>1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table:formula="of:=IF([.B188]=&quot;Female&quot;; 1; 0)" office:value-type="float" office:value="1" calcext:value-type="float">
            <text:p>1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 table:number-columns-repeated="5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table:formula="of:=IF([.B189]=&quot;Female&quot;; 1; 0)" office:value-type="float" office:value="0" calcext:value-type="float">
            <text:p>0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 table:number-columns-repeated="5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table:formula="of:=IF([.B190]=&quot;Female&quot;; 1; 0)" office:value-type="float" office:value="0" calcext:value-type="float">
            <text:p>0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 table:number-columns-repeated="5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table:formula="of:=IF([.B191]=&quot;Female&quot;; 1; 0)" office:value-type="float" office:value="1" calcext:value-type="float">
            <text:p>1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 table:number-columns-repeated="5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table:formula="of:=IF([.B192]=&quot;Female&quot;; 1; 0)" office:value-type="float" office:value="1" calcext:value-type="float">
            <text:p>1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 table:number-columns-repeated="5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table:formula="of:=IF([.B193]=&quot;Female&quot;; 1; 0)" office:value-type="float" office:value="1" calcext:value-type="float">
            <text:p>1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 table:number-columns-repeated="5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table:formula="of:=IF([.B194]=&quot;Female&quot;; 1; 0)" office:value-type="float" office:value="1" calcext:value-type="float">
            <text:p>1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 table:number-columns-repeated="5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table:formula="of:=IF([.B195]=&quot;Female&quot;; 1; 0)" office:value-type="float" office:value="0" calcext:value-type="float">
            <text:p>0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 table:number-columns-repeated="5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table:formula="of:=IF([.B196]=&quot;Female&quot;; 1; 0)" office:value-type="float" office:value="1" calcext:value-type="float">
            <text:p>1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 table:number-columns-repeated="5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table:formula="of:=IF([.B197]=&quot;Female&quot;; 1; 0)" office:value-type="float" office:value="1" calcext:value-type="float">
            <text:p>1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 table:number-columns-repeated="5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table:formula="of:=IF([.B198]=&quot;Female&quot;; 1; 0)" office:value-type="float" office:value="1" calcext:value-type="float">
            <text:p>1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 table:number-columns-repeated="5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table:formula="of:=IF([.B199]=&quot;Female&quot;; 1; 0)" office:value-type="float" office:value="1" calcext:value-type="float">
            <text:p>1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table:formula="of:=IF([.B200]=&quot;Female&quot;; 1; 0)" office:value-type="float" office:value="1" calcext:value-type="float">
            <text:p>1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 table:number-columns-repeated="5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table:formula="of:=IF([.B201]=&quot;Female&quot;; 1; 0)" office:value-type="float" office:value="0" calcext:value-type="float">
            <text:p>0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 table:number-columns-repeated="5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table:formula="of:=IF([.B202]=&quot;Female&quot;; 1; 0)" office:value-type="float" office:value="1" calcext:value-type="float">
            <text:p>1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 table:number-columns-repeated="5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table:formula="of:=IF([.B203]=&quot;Female&quot;; 1; 0)" office:value-type="float" office:value="0" calcext:value-type="float">
            <text:p>0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 table:number-columns-repeated="5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table:formula="of:=IF([.B204]=&quot;Female&quot;; 1; 0)" office:value-type="float" office:value="0" calcext:value-type="float">
            <text:p>0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 table:number-columns-repeated="5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table:formula="of:=IF([.B205]=&quot;Female&quot;; 1; 0)" office:value-type="float" office:value="1" calcext:value-type="float">
            <text:p>1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 table:number-columns-repeated="5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table:formula="of:=IF([.B206]=&quot;Female&quot;; 1; 0)" office:value-type="float" office:value="0" calcext:value-type="float">
            <text:p>0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 table:number-columns-repeated="5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table:formula="of:=IF([.B207]=&quot;Female&quot;; 1; 0)" office:value-type="float" office:value="1" calcext:value-type="float">
            <text:p>1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 table:number-columns-repeated="5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table:formula="of:=IF([.B208]=&quot;Female&quot;; 1; 0)" office:value-type="float" office:value="0" calcext:value-type="float">
            <text:p>0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 table:number-columns-repeated="5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table:formula="of:=IF([.B209]=&quot;Female&quot;; 1; 0)" office:value-type="float" office:value="1" calcext:value-type="float">
            <text:p>1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 table:number-columns-repeated="5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table:formula="of:=IF([.B210]=&quot;Female&quot;; 1; 0)" office:value-type="float" office:value="0" calcext:value-type="float">
            <text:p>0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table:formula="of:=IF([.B211]=&quot;Female&quot;; 1; 0)" office:value-type="float" office:value="1" calcext:value-type="float">
            <text:p>1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table:formula="of:=IF([.B212]=&quot;Female&quot;; 1; 0)" office:value-type="float" office:value="1" calcext:value-type="float">
            <text:p>1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 table:number-columns-repeated="5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table:formula="of:=IF([.B213]=&quot;Female&quot;; 1; 0)" office:value-type="float" office:value="0" calcext:value-type="float">
            <text:p>0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table:formula="of:=IF([.B214]=&quot;Female&quot;; 1; 0)" office:value-type="float" office:value="1" calcext:value-type="float">
            <text:p>1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 table:number-columns-repeated="5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table:formula="of:=IF([.B215]=&quot;Female&quot;; 1; 0)" office:value-type="float" office:value="0" calcext:value-type="float">
            <text:p>0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 table:number-columns-repeated="5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table:formula="of:=IF([.B216]=&quot;Female&quot;; 1; 0)" office:value-type="float" office:value="0" calcext:value-type="float">
            <text:p>0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 table:number-columns-repeated="5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table:formula="of:=IF([.B217]=&quot;Female&quot;; 1; 0)" office:value-type="float" office:value="1" calcext:value-type="float">
            <text:p>1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 table:number-columns-repeated="5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table:formula="of:=IF([.B218]=&quot;Female&quot;; 1; 0)" office:value-type="float" office:value="1" calcext:value-type="float">
            <text:p>1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 table:number-columns-repeated="5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table:formula="of:=IF([.B219]=&quot;Female&quot;; 1; 0)" office:value-type="float" office:value="1" calcext:value-type="float">
            <text:p>1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 table:number-columns-repeated="5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table:formula="of:=IF([.B220]=&quot;Female&quot;; 1; 0)" office:value-type="float" office:value="0" calcext:value-type="float">
            <text:p>0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 table:number-columns-repeated="5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table:formula="of:=IF([.B221]=&quot;Female&quot;; 1; 0)" office:value-type="float" office:value="1" calcext:value-type="float">
            <text:p>1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 table:number-columns-repeated="5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table:formula="of:=IF([.B222]=&quot;Female&quot;; 1; 0)" office:value-type="float" office:value="1" calcext:value-type="float">
            <text:p>1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 table:number-columns-repeated="5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table:formula="of:=IF([.B223]=&quot;Female&quot;; 1; 0)" office:value-type="float" office:value="1" calcext:value-type="float">
            <text:p>1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 table:number-columns-repeated="5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table:formula="of:=IF([.B224]=&quot;Female&quot;; 1; 0)" office:value-type="float" office:value="0" calcext:value-type="float">
            <text:p>0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 table:number-columns-repeated="5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table:formula="of:=IF([.B225]=&quot;Female&quot;; 1; 0)" office:value-type="float" office:value="1" calcext:value-type="float">
            <text:p>1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 table:number-columns-repeated="5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table:formula="of:=IF([.B226]=&quot;Female&quot;; 1; 0)" office:value-type="float" office:value="0" calcext:value-type="float">
            <text:p>0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 table:number-columns-repeated="5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table:formula="of:=IF([.B227]=&quot;Female&quot;; 1; 0)" office:value-type="float" office:value="0" calcext:value-type="float">
            <text:p>0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 table:number-columns-repeated="5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table:formula="of:=IF([.B228]=&quot;Female&quot;; 1; 0)" office:value-type="float" office:value="0" calcext:value-type="float">
            <text:p>0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 table:number-columns-repeated="5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table:formula="of:=IF([.B229]=&quot;Female&quot;; 1; 0)" office:value-type="float" office:value="0" calcext:value-type="float">
            <text:p>0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 table:number-columns-repeated="5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table:formula="of:=IF([.B230]=&quot;Female&quot;; 1; 0)" office:value-type="float" office:value="0" calcext:value-type="float">
            <text:p>0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 table:number-columns-repeated="5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table:formula="of:=IF([.B231]=&quot;Female&quot;; 1; 0)" office:value-type="float" office:value="1" calcext:value-type="float">
            <text:p>1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 table:number-columns-repeated="5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table:formula="of:=IF([.B232]=&quot;Female&quot;; 1; 0)" office:value-type="float" office:value="0" calcext:value-type="float">
            <text:p>0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table:formula="of:=IF([.B233]=&quot;Female&quot;; 1; 0)" office:value-type="float" office:value="0" calcext:value-type="float">
            <text:p>0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 table:number-columns-repeated="5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table:formula="of:=IF([.B234]=&quot;Female&quot;; 1; 0)" office:value-type="float" office:value="0" calcext:value-type="float">
            <text:p>0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 table:number-columns-repeated="5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table:formula="of:=IF([.B235]=&quot;Female&quot;; 1; 0)" office:value-type="float" office:value="1" calcext:value-type="float">
            <text:p>1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 table:number-columns-repeated="5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table:formula="of:=IF([.B236]=&quot;Female&quot;; 1; 0)" office:value-type="float" office:value="1" calcext:value-type="float">
            <text:p>1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 table:number-columns-repeated="5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table:formula="of:=IF([.B237]=&quot;Female&quot;; 1; 0)" office:value-type="float" office:value="0" calcext:value-type="float">
            <text:p>0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 table:number-columns-repeated="5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table:formula="of:=IF([.B238]=&quot;Female&quot;; 1; 0)" office:value-type="float" office:value="0" calcext:value-type="float">
            <text:p>0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 table:number-columns-repeated="5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table:formula="of:=IF([.B239]=&quot;Female&quot;; 1; 0)" office:value-type="float" office:value="1" calcext:value-type="float">
            <text:p>1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 table:number-columns-repeated="5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table:formula="of:=IF([.B240]=&quot;Female&quot;; 1; 0)" office:value-type="float" office:value="1" calcext:value-type="float">
            <text:p>1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 table:number-columns-repeated="5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table:formula="of:=IF([.B241]=&quot;Female&quot;; 1; 0)" office:value-type="float" office:value="1" calcext:value-type="float">
            <text:p>1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 table:number-columns-repeated="5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table:formula="of:=IF([.B242]=&quot;Female&quot;; 1; 0)" office:value-type="float" office:value="1" calcext:value-type="float">
            <text:p>1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 table:number-columns-repeated="5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table:formula="of:=IF([.B243]=&quot;Female&quot;; 1; 0)" office:value-type="float" office:value="1" calcext:value-type="float">
            <text:p>1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 table:number-columns-repeated="5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table:formula="of:=IF([.B244]=&quot;Female&quot;; 1; 0)" office:value-type="float" office:value="0" calcext:value-type="float">
            <text:p>0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 table:number-columns-repeated="5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table:formula="of:=IF([.B245]=&quot;Female&quot;; 1; 0)" office:value-type="float" office:value="0" calcext:value-type="float">
            <text:p>0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 table:number-columns-repeated="5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table:formula="of:=IF([.B246]=&quot;Female&quot;; 1; 0)" office:value-type="float" office:value="1" calcext:value-type="float">
            <text:p>1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 table:number-columns-repeated="5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table:formula="of:=IF([.B247]=&quot;Female&quot;; 1; 0)" office:value-type="float" office:value="0" calcext:value-type="float">
            <text:p>0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 table:number-columns-repeated="5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table:formula="of:=IF([.B248]=&quot;Female&quot;; 1; 0)" office:value-type="float" office:value="0" calcext:value-type="float">
            <text:p>0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 table:number-columns-repeated="5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table:formula="of:=IF([.B249]=&quot;Female&quot;; 1; 0)" office:value-type="float" office:value="0" calcext:value-type="float">
            <text:p>0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 table:number-columns-repeated="5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table:formula="of:=IF([.B250]=&quot;Female&quot;; 1; 0)" office:value-type="float" office:value="1" calcext:value-type="float">
            <text:p>1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 table:number-columns-repeated="5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table:formula="of:=IF([.B251]=&quot;Female&quot;; 1; 0)" office:value-type="float" office:value="0" calcext:value-type="float">
            <text:p>0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 table:number-columns-repeated="5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table:formula="of:=IF([.B252]=&quot;Female&quot;; 1; 0)" office:value-type="float" office:value="1" calcext:value-type="float">
            <text:p>1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 table:number-columns-repeated="5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table:formula="of:=IF([.B253]=&quot;Female&quot;; 1; 0)" office:value-type="float" office:value="1" calcext:value-type="float">
            <text:p>1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 table:number-columns-repeated="5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table:formula="of:=IF([.B254]=&quot;Female&quot;; 1; 0)" office:value-type="float" office:value="0" calcext:value-type="float">
            <text:p>0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 table:number-columns-repeated="5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table:formula="of:=IF([.B255]=&quot;Female&quot;; 1; 0)" office:value-type="float" office:value="1" calcext:value-type="float">
            <text:p>1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 table:number-columns-repeated="5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table:formula="of:=IF([.B256]=&quot;Female&quot;; 1; 0)" office:value-type="float" office:value="0" calcext:value-type="float">
            <text:p>0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 table:number-columns-repeated="5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table:formula="of:=IF([.B257]=&quot;Female&quot;; 1; 0)" office:value-type="float" office:value="1" calcext:value-type="float">
            <text:p>1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 table:number-columns-repeated="5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formula="of:=IF([.B258]=&quot;Female&quot;; 1; 0)" office:value-type="float" office:value="1" calcext:value-type="float">
            <text:p>1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 table:number-columns-repeated="5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table:formula="of:=IF([.B259]=&quot;Female&quot;; 1; 0)" office:value-type="float" office:value="0" calcext:value-type="float">
            <text:p>0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 table:number-columns-repeated="5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table:formula="of:=IF([.B260]=&quot;Female&quot;; 1; 0)" office:value-type="float" office:value="0" calcext:value-type="float">
            <text:p>0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 table:number-columns-repeated="5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table:formula="of:=IF([.B261]=&quot;Female&quot;; 1; 0)" office:value-type="float" office:value="0" calcext:value-type="float">
            <text:p>0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table:formula="of:=IF([.B262]=&quot;Female&quot;; 1; 0)" office:value-type="float" office:value="0" calcext:value-type="float">
            <text:p>0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 table:number-columns-repeated="5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table:formula="of:=IF([.B263]=&quot;Female&quot;; 1; 0)" office:value-type="float" office:value="1" calcext:value-type="float">
            <text:p>1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 table:number-columns-repeated="5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table:formula="of:=IF([.B264]=&quot;Female&quot;; 1; 0)" office:value-type="float" office:value="0" calcext:value-type="float">
            <text:p>0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 table:number-columns-repeated="5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table:formula="of:=IF([.B265]=&quot;Female&quot;; 1; 0)" office:value-type="float" office:value="0" calcext:value-type="float">
            <text:p>0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 table:number-columns-repeated="5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table:formula="of:=IF([.B266]=&quot;Female&quot;; 1; 0)" office:value-type="float" office:value="0" calcext:value-type="float">
            <text:p>0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 table:number-columns-repeated="5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table:formula="of:=IF([.B267]=&quot;Female&quot;; 1; 0)" office:value-type="float" office:value="1" calcext:value-type="float">
            <text:p>1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 table:number-columns-repeated="5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table:formula="of:=IF([.B268]=&quot;Female&quot;; 1; 0)" office:value-type="float" office:value="1" calcext:value-type="float">
            <text:p>1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 table:number-columns-repeated="5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table:formula="of:=IF([.B269]=&quot;Female&quot;; 1; 0)" office:value-type="float" office:value="1" calcext:value-type="float">
            <text:p>1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 table:number-columns-repeated="5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table:formula="of:=IF([.B270]=&quot;Female&quot;; 1; 0)" office:value-type="float" office:value="0" calcext:value-type="float">
            <text:p>0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 table:number-columns-repeated="5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table:formula="of:=IF([.B271]=&quot;Female&quot;; 1; 0)" office:value-type="float" office:value="1" calcext:value-type="float">
            <text:p>1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 table:number-columns-repeated="5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table:formula="of:=IF([.B272]=&quot;Female&quot;; 1; 0)" office:value-type="float" office:value="0" calcext:value-type="float">
            <text:p>0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 table:number-columns-repeated="5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table:formula="of:=IF([.B273]=&quot;Female&quot;; 1; 0)" office:value-type="float" office:value="0" calcext:value-type="float">
            <text:p>0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 table:number-columns-repeated="5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table:formula="of:=IF([.B274]=&quot;Female&quot;; 1; 0)" office:value-type="float" office:value="0" calcext:value-type="float">
            <text:p>0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 table:number-columns-repeated="5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table:formula="of:=IF([.B275]=&quot;Female&quot;; 1; 0)" office:value-type="float" office:value="1" calcext:value-type="float">
            <text:p>1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 table:number-columns-repeated="5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table:formula="of:=IF([.B276]=&quot;Female&quot;; 1; 0)" office:value-type="float" office:value="1" calcext:value-type="float">
            <text:p>1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 table:number-columns-repeated="5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table:formula="of:=IF([.B277]=&quot;Female&quot;; 1; 0)" office:value-type="float" office:value="0" calcext:value-type="float">
            <text:p>0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 table:number-columns-repeated="5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table:formula="of:=IF([.B278]=&quot;Female&quot;; 1; 0)" office:value-type="float" office:value="1" calcext:value-type="float">
            <text:p>1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 table:number-columns-repeated="5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table:formula="of:=IF([.B279]=&quot;Female&quot;; 1; 0)" office:value-type="float" office:value="0" calcext:value-type="float">
            <text:p>0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 table:number-columns-repeated="5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table:formula="of:=IF([.B280]=&quot;Female&quot;; 1; 0)" office:value-type="float" office:value="0" calcext:value-type="float">
            <text:p>0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 table:number-columns-repeated="5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table:formula="of:=IF([.B281]=&quot;Female&quot;; 1; 0)" office:value-type="float" office:value="0" calcext:value-type="float">
            <text:p>0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 table:number-columns-repeated="5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table:formula="of:=IF([.B282]=&quot;Female&quot;; 1; 0)" office:value-type="float" office:value="1" calcext:value-type="float">
            <text:p>1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 table:number-columns-repeated="5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table:formula="of:=IF([.B283]=&quot;Female&quot;; 1; 0)" office:value-type="float" office:value="1" calcext:value-type="float">
            <text:p>1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 table:number-columns-repeated="5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table:formula="of:=IF([.B284]=&quot;Female&quot;; 1; 0)" office:value-type="float" office:value="0" calcext:value-type="float">
            <text:p>0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 table:number-columns-repeated="5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table:formula="of:=IF([.B285]=&quot;Female&quot;; 1; 0)" office:value-type="float" office:value="0" calcext:value-type="float">
            <text:p>0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 table:number-columns-repeated="5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table:formula="of:=IF([.B286]=&quot;Female&quot;; 1; 0)" office:value-type="float" office:value="1" calcext:value-type="float">
            <text:p>1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table:formula="of:=IF([.B287]=&quot;Female&quot;; 1; 0)" office:value-type="float" office:value="1" calcext:value-type="float">
            <text:p>1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table:formula="of:=IF([.B288]=&quot;Female&quot;; 1; 0)" office:value-type="float" office:value="1" calcext:value-type="float">
            <text:p>1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 table:number-columns-repeated="5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table:formula="of:=IF([.B289]=&quot;Female&quot;; 1; 0)" office:value-type="float" office:value="1" calcext:value-type="float">
            <text:p>1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 table:number-columns-repeated="5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table:formula="of:=IF([.B290]=&quot;Female&quot;; 1; 0)" office:value-type="float" office:value="0" calcext:value-type="float">
            <text:p>0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 table:number-columns-repeated="5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table:formula="of:=IF([.B291]=&quot;Female&quot;; 1; 0)" office:value-type="float" office:value="0" calcext:value-type="float">
            <text:p>0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 table:number-columns-repeated="5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table:formula="of:=IF([.B292]=&quot;Female&quot;; 1; 0)" office:value-type="float" office:value="1" calcext:value-type="float">
            <text:p>1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 table:number-columns-repeated="5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table:formula="of:=IF([.B293]=&quot;Female&quot;; 1; 0)" office:value-type="float" office:value="1" calcext:value-type="float">
            <text:p>1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 table:number-columns-repeated="5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table:formula="of:=IF([.B294]=&quot;Female&quot;; 1; 0)" office:value-type="float" office:value="1" calcext:value-type="float">
            <text:p>1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 table:number-columns-repeated="5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table:formula="of:=IF([.B295]=&quot;Female&quot;; 1; 0)" office:value-type="float" office:value="0" calcext:value-type="float">
            <text:p>0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 table:number-columns-repeated="5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table:formula="of:=IF([.B296]=&quot;Female&quot;; 1; 0)" office:value-type="float" office:value="1" calcext:value-type="float">
            <text:p>1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 table:number-columns-repeated="5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table:formula="of:=IF([.B297]=&quot;Female&quot;; 1; 0)" office:value-type="float" office:value="0" calcext:value-type="float">
            <text:p>0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 table:number-columns-repeated="5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table:formula="of:=IF([.B298]=&quot;Female&quot;; 1; 0)" office:value-type="float" office:value="1" calcext:value-type="float">
            <text:p>1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 table:number-columns-repeated="5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table:formula="of:=IF([.B299]=&quot;Female&quot;; 1; 0)" office:value-type="float" office:value="1" calcext:value-type="float">
            <text:p>1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 table:number-columns-repeated="5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table:formula="of:=IF([.B300]=&quot;Female&quot;; 1; 0)" office:value-type="float" office:value="0" calcext:value-type="float">
            <text:p>0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 table:number-columns-repeated="59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table:formula="of:=IF([.B301]=&quot;Female&quot;; 1; 0)" office:value-type="float" office:value="1" calcext:value-type="float">
            <text:p>1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 table:number-columns-repeated="5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table:formula="of:=IF([.B302]=&quot;Female&quot;; 1; 0)" office:value-type="float" office:value="1" calcext:value-type="float">
            <text:p>1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 table:number-columns-repeated="5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table:formula="of:=IF([.B303]=&quot;Female&quot;; 1; 0)" office:value-type="float" office:value="1" calcext:value-type="float">
            <text:p>1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 table:number-columns-repeated="5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table:formula="of:=IF([.B304]=&quot;Female&quot;; 1; 0)" office:value-type="float" office:value="1" calcext:value-type="float">
            <text:p>1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table:formula="of:=IF([.B305]=&quot;Female&quot;; 1; 0)" office:value-type="float" office:value="1" calcext:value-type="float">
            <text:p>1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 table:number-columns-repeated="5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table:formula="of:=IF([.B306]=&quot;Female&quot;; 1; 0)" office:value-type="float" office:value="0" calcext:value-type="float">
            <text:p>0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 table:number-columns-repeated="5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table:formula="of:=IF([.B307]=&quot;Female&quot;; 1; 0)" office:value-type="float" office:value="1" calcext:value-type="float">
            <text:p>1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table:formula="of:=IF([.B308]=&quot;Female&quot;; 1; 0)" office:value-type="float" office:value="1" calcext:value-type="float">
            <text:p>1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table:formula="of:=IF([.B309]=&quot;Female&quot;; 1; 0)" office:value-type="float" office:value="0" calcext:value-type="float">
            <text:p>0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 table:number-columns-repeated="5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table:formula="of:=IF([.B310]=&quot;Female&quot;; 1; 0)" office:value-type="float" office:value="1" calcext:value-type="float">
            <text:p>1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 table:number-columns-repeated="5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table:formula="of:=IF([.B311]=&quot;Female&quot;; 1; 0)" office:value-type="float" office:value="0" calcext:value-type="float">
            <text:p>0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 table:number-columns-repeated="5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table:formula="of:=IF([.B312]=&quot;Female&quot;; 1; 0)" office:value-type="float" office:value="0" calcext:value-type="float">
            <text:p>0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 table:number-columns-repeated="5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table:formula="of:=IF([.B313]=&quot;Female&quot;; 1; 0)" office:value-type="float" office:value="0" calcext:value-type="float">
            <text:p>0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 table:number-columns-repeated="5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table:formula="of:=IF([.B314]=&quot;Female&quot;; 1; 0)" office:value-type="float" office:value="0" calcext:value-type="float">
            <text:p>0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 table:number-columns-repeated="5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table:formula="of:=IF([.B315]=&quot;Female&quot;; 1; 0)" office:value-type="float" office:value="1" calcext:value-type="float">
            <text:p>1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 table:number-columns-repeated="5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table:formula="of:=IF([.B316]=&quot;Female&quot;; 1; 0)" office:value-type="float" office:value="1" calcext:value-type="float">
            <text:p>1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 table:number-columns-repeated="5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table:formula="of:=IF([.B317]=&quot;Female&quot;; 1; 0)" office:value-type="float" office:value="1" calcext:value-type="float">
            <text:p>1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 table:number-columns-repeated="5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table:formula="of:=IF([.B318]=&quot;Female&quot;; 1; 0)" office:value-type="float" office:value="0" calcext:value-type="float">
            <text:p>0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 table:number-columns-repeated="5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table:formula="of:=IF([.B319]=&quot;Female&quot;; 1; 0)" office:value-type="float" office:value="0" calcext:value-type="float">
            <text:p>0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table:formula="of:=IF([.B320]=&quot;Female&quot;; 1; 0)" office:value-type="float" office:value="1" calcext:value-type="float">
            <text:p>1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 table:number-columns-repeated="5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table:formula="of:=IF([.B321]=&quot;Female&quot;; 1; 0)" office:value-type="float" office:value="0" calcext:value-type="float">
            <text:p>0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 table:number-columns-repeated="59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table:formula="of:=IF([.B322]=&quot;Female&quot;; 1; 0)" office:value-type="float" office:value="1" calcext:value-type="float">
            <text:p>1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 table:number-columns-repeated="5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table:formula="of:=IF([.B323]=&quot;Female&quot;; 1; 0)" office:value-type="float" office:value="0" calcext:value-type="float">
            <text:p>0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 table:number-columns-repeated="5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table:formula="of:=IF([.B324]=&quot;Female&quot;; 1; 0)" office:value-type="float" office:value="0" calcext:value-type="float">
            <text:p>0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 table:number-columns-repeated="59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table:formula="of:=IF([.B325]=&quot;Female&quot;; 1; 0)" office:value-type="float" office:value="1" calcext:value-type="float">
            <text:p>1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 table:number-columns-repeated="5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table:formula="of:=IF([.B326]=&quot;Female&quot;; 1; 0)" office:value-type="float" office:value="0" calcext:value-type="float">
            <text:p>0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 table:number-columns-repeated="5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table:formula="of:=IF([.B327]=&quot;Female&quot;; 1; 0)" office:value-type="float" office:value="0" calcext:value-type="float">
            <text:p>0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 table:number-columns-repeated="5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table:formula="of:=IF([.B328]=&quot;Female&quot;; 1; 0)" office:value-type="float" office:value="0" calcext:value-type="float">
            <text:p>0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 table:number-columns-repeated="5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table:formula="of:=IF([.B329]=&quot;Female&quot;; 1; 0)" office:value-type="float" office:value="0" calcext:value-type="float">
            <text:p>0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 table:number-columns-repeated="5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table:formula="of:=IF([.B330]=&quot;Female&quot;; 1; 0)" office:value-type="float" office:value="1" calcext:value-type="float">
            <text:p>1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 table:number-columns-repeated="5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table:formula="of:=IF([.B331]=&quot;Female&quot;; 1; 0)" office:value-type="float" office:value="1" calcext:value-type="float">
            <text:p>1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 table:number-columns-repeated="5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table:formula="of:=IF([.B332]=&quot;Female&quot;; 1; 0)" office:value-type="float" office:value="1" calcext:value-type="float">
            <text:p>1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 table:number-columns-repeated="5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table:formula="of:=IF([.B333]=&quot;Female&quot;; 1; 0)" office:value-type="float" office:value="1" calcext:value-type="float">
            <text:p>1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 table:number-columns-repeated="5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table:formula="of:=IF([.B334]=&quot;Female&quot;; 1; 0)" office:value-type="float" office:value="1" calcext:value-type="float">
            <text:p>1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 table:number-columns-repeated="59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table:formula="of:=IF([.B335]=&quot;Female&quot;; 1; 0)" office:value-type="float" office:value="0" calcext:value-type="float">
            <text:p>0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 table:number-columns-repeated="5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table:formula="of:=IF([.B336]=&quot;Female&quot;; 1; 0)" office:value-type="float" office:value="0" calcext:value-type="float">
            <text:p>0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 table:number-columns-repeated="5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table:formula="of:=IF([.B337]=&quot;Female&quot;; 1; 0)" office:value-type="float" office:value="1" calcext:value-type="float">
            <text:p>1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 table:number-columns-repeated="5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table:formula="of:=IF([.B338]=&quot;Female&quot;; 1; 0)" office:value-type="float" office:value="1" calcext:value-type="float">
            <text:p>1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 table:number-columns-repeated="5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table:formula="of:=IF([.B339]=&quot;Female&quot;; 1; 0)" office:value-type="float" office:value="1" calcext:value-type="float">
            <text:p>1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table:formula="of:=IF([.B340]=&quot;Female&quot;; 1; 0)" office:value-type="float" office:value="0" calcext:value-type="float">
            <text:p>0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 table:number-columns-repeated="59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table:formula="of:=IF([.B341]=&quot;Female&quot;; 1; 0)" office:value-type="float" office:value="0" calcext:value-type="float">
            <text:p>0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 table:number-columns-repeated="5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table:formula="of:=IF([.B342]=&quot;Female&quot;; 1; 0)" office:value-type="float" office:value="1" calcext:value-type="float">
            <text:p>1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 table:number-columns-repeated="5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table:formula="of:=IF([.B343]=&quot;Female&quot;; 1; 0)" office:value-type="float" office:value="1" calcext:value-type="float">
            <text:p>1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 table:number-columns-repeated="5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table:formula="of:=IF([.B344]=&quot;Female&quot;; 1; 0)" office:value-type="float" office:value="0" calcext:value-type="float">
            <text:p>0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 table:number-columns-repeated="5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table:formula="of:=IF([.B345]=&quot;Female&quot;; 1; 0)" office:value-type="float" office:value="1" calcext:value-type="float">
            <text:p>1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 table:number-columns-repeated="5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table:formula="of:=IF([.B346]=&quot;Female&quot;; 1; 0)" office:value-type="float" office:value="1" calcext:value-type="float">
            <text:p>1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 table:number-columns-repeated="5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table:formula="of:=IF([.B347]=&quot;Female&quot;; 1; 0)" office:value-type="float" office:value="0" calcext:value-type="float">
            <text:p>0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 table:number-columns-repeated="5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table:formula="of:=IF([.B348]=&quot;Female&quot;; 1; 0)" office:value-type="float" office:value="1" calcext:value-type="float">
            <text:p>1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 table:number-columns-repeated="5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table:formula="of:=IF([.B349]=&quot;Female&quot;; 1; 0)" office:value-type="float" office:value="1" calcext:value-type="float">
            <text:p>1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 table:number-columns-repeated="5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table:formula="of:=IF([.B350]=&quot;Female&quot;; 1; 0)" office:value-type="float" office:value="0" calcext:value-type="float">
            <text:p>0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table:formula="of:=IF([.B351]=&quot;Female&quot;; 1; 0)" office:value-type="float" office:value="0" calcext:value-type="float">
            <text:p>0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 table:number-columns-repeated="5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table:formula="of:=IF([.B352]=&quot;Female&quot;; 1; 0)" office:value-type="float" office:value="1" calcext:value-type="float">
            <text:p>1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 table:number-columns-repeated="5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table:formula="of:=IF([.B353]=&quot;Female&quot;; 1; 0)" office:value-type="float" office:value="1" calcext:value-type="float">
            <text:p>1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 table:number-columns-repeated="5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table:formula="of:=IF([.B354]=&quot;Female&quot;; 1; 0)" office:value-type="float" office:value="1" calcext:value-type="float">
            <text:p>1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 table:number-columns-repeated="5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table:formula="of:=IF([.B355]=&quot;Female&quot;; 1; 0)" office:value-type="float" office:value="0" calcext:value-type="float">
            <text:p>0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 table:number-columns-repeated="5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table:formula="of:=IF([.B356]=&quot;Female&quot;; 1; 0)" office:value-type="float" office:value="0" calcext:value-type="float">
            <text:p>0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 table:number-columns-repeated="5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table:formula="of:=IF([.B357]=&quot;Female&quot;; 1; 0)" office:value-type="float" office:value="1" calcext:value-type="float">
            <text:p>1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 table:number-columns-repeated="5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table:formula="of:=IF([.B358]=&quot;Female&quot;; 1; 0)" office:value-type="float" office:value="0" calcext:value-type="float">
            <text:p>0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 table:number-columns-repeated="5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table:formula="of:=IF([.B359]=&quot;Female&quot;; 1; 0)" office:value-type="float" office:value="1" calcext:value-type="float">
            <text:p>1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 table:number-columns-repeated="5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table:formula="of:=IF([.B360]=&quot;Female&quot;; 1; 0)" office:value-type="float" office:value="1" calcext:value-type="float">
            <text:p>1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table:formula="of:=IF([.B361]=&quot;Female&quot;; 1; 0)" office:value-type="float" office:value="0" calcext:value-type="float">
            <text:p>0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 table:number-columns-repeated="5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table:formula="of:=IF([.B362]=&quot;Female&quot;; 1; 0)" office:value-type="float" office:value="1" calcext:value-type="float">
            <text:p>1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 table:number-columns-repeated="5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table:formula="of:=IF([.B363]=&quot;Female&quot;; 1; 0)" office:value-type="float" office:value="0" calcext:value-type="float">
            <text:p>0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 table:number-columns-repeated="59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table:formula="of:=IF([.B364]=&quot;Female&quot;; 1; 0)" office:value-type="float" office:value="1" calcext:value-type="float">
            <text:p>1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 table:number-columns-repeated="5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table:formula="of:=IF([.B365]=&quot;Female&quot;; 1; 0)" office:value-type="float" office:value="0" calcext:value-type="float">
            <text:p>0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 table:number-columns-repeated="59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table:formula="of:=IF([.B366]=&quot;Female&quot;; 1; 0)" office:value-type="float" office:value="0" calcext:value-type="float">
            <text:p>0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 table:number-columns-repeated="5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table:formula="of:=IF([.B367]=&quot;Female&quot;; 1; 0)" office:value-type="float" office:value="0" calcext:value-type="float">
            <text:p>0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 table:number-columns-repeated="59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table:formula="of:=IF([.B368]=&quot;Female&quot;; 1; 0)" office:value-type="float" office:value="0" calcext:value-type="float">
            <text:p>0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 table:number-columns-repeated="59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table:formula="of:=IF([.B369]=&quot;Female&quot;; 1; 0)" office:value-type="float" office:value="1" calcext:value-type="float">
            <text:p>1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 table:number-columns-repeated="59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table:formula="of:=IF([.B370]=&quot;Female&quot;; 1; 0)" office:value-type="float" office:value="0" calcext:value-type="float">
            <text:p>0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 table:number-columns-repeated="5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table:formula="of:=IF([.B371]=&quot;Female&quot;; 1; 0)" office:value-type="float" office:value="0" calcext:value-type="float">
            <text:p>0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 table:number-columns-repeated="59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table:formula="of:=IF([.B372]=&quot;Female&quot;; 1; 0)" office:value-type="float" office:value="0" calcext:value-type="float">
            <text:p>0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 table:number-columns-repeated="5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table:formula="of:=IF([.B373]=&quot;Female&quot;; 1; 0)" office:value-type="float" office:value="0" calcext:value-type="float">
            <text:p>0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 table:number-columns-repeated="59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table:formula="of:=IF([.B374]=&quot;Female&quot;; 1; 0)" office:value-type="float" office:value="0" calcext:value-type="float">
            <text:p>0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 table:number-columns-repeated="5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table:formula="of:=IF([.B375]=&quot;Female&quot;; 1; 0)" office:value-type="float" office:value="1" calcext:value-type="float">
            <text:p>1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 table:number-columns-repeated="59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table:formula="of:=IF([.B376]=&quot;Female&quot;; 1; 0)" office:value-type="float" office:value="0" calcext:value-type="float">
            <text:p>0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 table:number-columns-repeated="59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table:formula="of:=IF([.B377]=&quot;Female&quot;; 1; 0)" office:value-type="float" office:value="0" calcext:value-type="float">
            <text:p>0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 table:number-columns-repeated="59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table:formula="of:=IF([.B378]=&quot;Female&quot;; 1; 0)" office:value-type="float" office:value="1" calcext:value-type="float">
            <text:p>1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 table:number-columns-repeated="5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table:formula="of:=IF([.B379]=&quot;Female&quot;; 1; 0)" office:value-type="float" office:value="1" calcext:value-type="float">
            <text:p>1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 table:number-columns-repeated="59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table:formula="of:=IF([.B380]=&quot;Female&quot;; 1; 0)" office:value-type="float" office:value="1" calcext:value-type="float">
            <text:p>1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 table:number-columns-repeated="59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table:formula="of:=IF([.B381]=&quot;Female&quot;; 1; 0)" office:value-type="float" office:value="1" calcext:value-type="float">
            <text:p>1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 table:number-columns-repeated="59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table:formula="of:=IF([.B382]=&quot;Female&quot;; 1; 0)" office:value-type="float" office:value="1" calcext:value-type="float">
            <text:p>1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table:formula="of:=IF([.B383]=&quot;Female&quot;; 1; 0)" office:value-type="float" office:value="0" calcext:value-type="float">
            <text:p>0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 table:number-columns-repeated="59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table:formula="of:=IF([.B384]=&quot;Female&quot;; 1; 0)" office:value-type="float" office:value="0" calcext:value-type="float">
            <text:p>0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 table:number-columns-repeated="59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table:formula="of:=IF([.B385]=&quot;Female&quot;; 1; 0)" office:value-type="float" office:value="0" calcext:value-type="float">
            <text:p>0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 table:number-columns-repeated="59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table:formula="of:=IF([.B386]=&quot;Female&quot;; 1; 0)" office:value-type="float" office:value="1" calcext:value-type="float">
            <text:p>1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 table:number-columns-repeated="59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table:formula="of:=IF([.B387]=&quot;Female&quot;; 1; 0)" office:value-type="float" office:value="1" calcext:value-type="float">
            <text:p>1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 table:number-columns-repeated="5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table:formula="of:=IF([.B388]=&quot;Female&quot;; 1; 0)" office:value-type="float" office:value="1" calcext:value-type="float">
            <text:p>1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 table:number-columns-repeated="5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table:formula="of:=IF([.B389]=&quot;Female&quot;; 1; 0)" office:value-type="float" office:value="1" calcext:value-type="float">
            <text:p>1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 table:number-columns-repeated="5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table:formula="of:=IF([.B390]=&quot;Female&quot;; 1; 0)" office:value-type="float" office:value="1" calcext:value-type="float">
            <text:p>1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table:formula="of:=IF([.B391]=&quot;Female&quot;; 1; 0)" office:value-type="float" office:value="1" calcext:value-type="float">
            <text:p>1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 table:number-columns-repeated="5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table:formula="of:=IF([.B392]=&quot;Female&quot;; 1; 0)" office:value-type="float" office:value="1" calcext:value-type="float">
            <text:p>1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table:formula="of:=IF([.B393]=&quot;Female&quot;; 1; 0)" office:value-type="float" office:value="0" calcext:value-type="float">
            <text:p>0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 table:number-columns-repeated="5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table:formula="of:=IF([.B394]=&quot;Female&quot;; 1; 0)" office:value-type="float" office:value="0" calcext:value-type="float">
            <text:p>0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table:formula="of:=IF([.B395]=&quot;Female&quot;; 1; 0)" office:value-type="float" office:value="0" calcext:value-type="float">
            <text:p>0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 table:number-columns-repeated="59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table:formula="of:=IF([.B396]=&quot;Female&quot;; 1; 0)" office:value-type="float" office:value="1" calcext:value-type="float">
            <text:p>1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 table:number-columns-repeated="5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table:formula="of:=IF([.B397]=&quot;Female&quot;; 1; 0)" office:value-type="float" office:value="0" calcext:value-type="float">
            <text:p>0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 table:number-columns-repeated="59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table:formula="of:=IF([.B398]=&quot;Female&quot;; 1; 0)" office:value-type="float" office:value="1" calcext:value-type="float">
            <text:p>1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 table:number-columns-repeated="59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table:formula="of:=IF([.B399]=&quot;Female&quot;; 1; 0)" office:value-type="float" office:value="0" calcext:value-type="float">
            <text:p>0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 table:number-columns-repeated="59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table:formula="of:=IF([.B400]=&quot;Female&quot;; 1; 0)" office:value-type="float" office:value="0" calcext:value-type="float">
            <text:p>0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 table:number-columns-repeated="5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table:formula="of:=IF([.B401]=&quot;Female&quot;; 1; 0)" office:value-type="float" office:value="1" calcext:value-type="float">
            <text:p>1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 table:number-columns-repeated="5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table:formula="of:=IF([.B402]=&quot;Female&quot;; 1; 0)" office:value-type="float" office:value="1" calcext:value-type="float">
            <text:p>1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 table:number-columns-repeated="5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table:formula="of:=IF([.B403]=&quot;Female&quot;; 1; 0)" office:value-type="float" office:value="1" calcext:value-type="float">
            <text:p>1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 table:number-columns-repeated="59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table:formula="of:=IF([.B404]=&quot;Female&quot;; 1; 0)" office:value-type="float" office:value="0" calcext:value-type="float">
            <text:p>0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 table:number-columns-repeated="59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table:formula="of:=IF([.B405]=&quot;Female&quot;; 1; 0)" office:value-type="float" office:value="0" calcext:value-type="float">
            <text:p>0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 table:number-columns-repeated="5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table:formula="of:=IF([.B406]=&quot;Female&quot;; 1; 0)" office:value-type="float" office:value="0" calcext:value-type="float">
            <text:p>0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 table:number-columns-repeated="59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table:formula="of:=IF([.B407]=&quot;Female&quot;; 1; 0)" office:value-type="float" office:value="1" calcext:value-type="float">
            <text:p>1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table:formula="of:=IF([.B408]=&quot;Female&quot;; 1; 0)" office:value-type="float" office:value="1" calcext:value-type="float">
            <text:p>1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 table:number-columns-repeated="59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table:formula="of:=IF([.B409]=&quot;Female&quot;; 1; 0)" office:value-type="float" office:value="1" calcext:value-type="float">
            <text:p>1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 table:number-columns-repeated="59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table:formula="of:=IF([.B410]=&quot;Female&quot;; 1; 0)" office:value-type="float" office:value="1" calcext:value-type="float">
            <text:p>1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table:formula="of:=IF([.B411]=&quot;Female&quot;; 1; 0)" office:value-type="float" office:value="1" calcext:value-type="float">
            <text:p>1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 table:number-columns-repeated="5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table:formula="of:=IF([.B412]=&quot;Female&quot;; 1; 0)" office:value-type="float" office:value="1" calcext:value-type="float">
            <text:p>1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 table:number-columns-repeated="5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table:formula="of:=IF([.B413]=&quot;Female&quot;; 1; 0)" office:value-type="float" office:value="1" calcext:value-type="float">
            <text:p>1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 table:number-columns-repeated="5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table:formula="of:=IF([.B414]=&quot;Female&quot;; 1; 0)" office:value-type="float" office:value="0" calcext:value-type="float">
            <text:p>0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 table:number-columns-repeated="59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table:formula="of:=IF([.B415]=&quot;Female&quot;; 1; 0)" office:value-type="float" office:value="1" calcext:value-type="float">
            <text:p>1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 table:number-columns-repeated="5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table:formula="of:=IF([.B416]=&quot;Female&quot;; 1; 0)" office:value-type="float" office:value="0" calcext:value-type="float">
            <text:p>0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 table:number-columns-repeated="59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table:formula="of:=IF([.B417]=&quot;Female&quot;; 1; 0)" office:value-type="float" office:value="0" calcext:value-type="float">
            <text:p>0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table:formula="of:=IF([.B418]=&quot;Female&quot;; 1; 0)" office:value-type="float" office:value="0" calcext:value-type="float">
            <text:p>0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 table:number-columns-repeated="59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table:formula="of:=IF([.B419]=&quot;Female&quot;; 1; 0)" office:value-type="float" office:value="0" calcext:value-type="float">
            <text:p>0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 table:number-columns-repeated="59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table:formula="of:=IF([.B420]=&quot;Female&quot;; 1; 0)" office:value-type="float" office:value="1" calcext:value-type="float">
            <text:p>1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 table:number-columns-repeated="5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table:formula="of:=IF([.B421]=&quot;Female&quot;; 1; 0)" office:value-type="float" office:value="1" calcext:value-type="float">
            <text:p>1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 table:number-columns-repeated="59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table:formula="of:=IF([.B422]=&quot;Female&quot;; 1; 0)" office:value-type="float" office:value="1" calcext:value-type="float">
            <text:p>1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 table:number-columns-repeated="5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table:formula="of:=IF([.B423]=&quot;Female&quot;; 1; 0)" office:value-type="float" office:value="1" calcext:value-type="float">
            <text:p>1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 table:number-columns-repeated="5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table:formula="of:=IF([.B424]=&quot;Female&quot;; 1; 0)" office:value-type="float" office:value="0" calcext:value-type="float">
            <text:p>0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 table:number-columns-repeated="59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table:formula="of:=IF([.B425]=&quot;Female&quot;; 1; 0)" office:value-type="float" office:value="1" calcext:value-type="float">
            <text:p>1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 table:number-columns-repeated="5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table:formula="of:=IF([.B426]=&quot;Female&quot;; 1; 0)" office:value-type="float" office:value="1" calcext:value-type="float">
            <text:p>1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 table:number-columns-repeated="5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table:formula="of:=IF([.B427]=&quot;Female&quot;; 1; 0)" office:value-type="float" office:value="0" calcext:value-type="float">
            <text:p>0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 table:number-columns-repeated="59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table:formula="of:=IF([.B428]=&quot;Female&quot;; 1; 0)" office:value-type="float" office:value="1" calcext:value-type="float">
            <text:p>1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 table:number-columns-repeated="59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table:formula="of:=IF([.B429]=&quot;Female&quot;; 1; 0)" office:value-type="float" office:value="1" calcext:value-type="float">
            <text:p>1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 table:number-columns-repeated="5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table:formula="of:=IF([.B430]=&quot;Female&quot;; 1; 0)" office:value-type="float" office:value="0" calcext:value-type="float">
            <text:p>0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 table:number-columns-repeated="5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table:formula="of:=IF([.B431]=&quot;Female&quot;; 1; 0)" office:value-type="float" office:value="1" calcext:value-type="float">
            <text:p>1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 table:number-columns-repeated="59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table:formula="of:=IF([.B432]=&quot;Female&quot;; 1; 0)" office:value-type="float" office:value="0" calcext:value-type="float">
            <text:p>0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 table:number-columns-repeated="59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table:formula="of:=IF([.B433]=&quot;Female&quot;; 1; 0)" office:value-type="float" office:value="1" calcext:value-type="float">
            <text:p>1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 table:number-columns-repeated="59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table:formula="of:=IF([.B434]=&quot;Female&quot;; 1; 0)" office:value-type="float" office:value="0" calcext:value-type="float">
            <text:p>0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 table:number-columns-repeated="5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table:formula="of:=IF([.B435]=&quot;Female&quot;; 1; 0)" office:value-type="float" office:value="1" calcext:value-type="float">
            <text:p>1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 table:number-columns-repeated="5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table:formula="of:=IF([.B436]=&quot;Female&quot;; 1; 0)" office:value-type="float" office:value="1" calcext:value-type="float">
            <text:p>1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 table:number-columns-repeated="59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table:formula="of:=IF([.B437]=&quot;Female&quot;; 1; 0)" office:value-type="float" office:value="0" calcext:value-type="float">
            <text:p>0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 table:number-columns-repeated="59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table:formula="of:=IF([.B438]=&quot;Female&quot;; 1; 0)" office:value-type="float" office:value="0" calcext:value-type="float">
            <text:p>0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 table:number-columns-repeated="59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table:formula="of:=IF([.B439]=&quot;Female&quot;; 1; 0)" office:value-type="float" office:value="1" calcext:value-type="float">
            <text:p>1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 table:number-columns-repeated="5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table:formula="of:=IF([.B440]=&quot;Female&quot;; 1; 0)" office:value-type="float" office:value="1" calcext:value-type="float">
            <text:p>1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 table:number-columns-repeated="59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table:formula="of:=IF([.B441]=&quot;Female&quot;; 1; 0)" office:value-type="float" office:value="1" calcext:value-type="float">
            <text:p>1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 table:number-columns-repeated="59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table:formula="of:=IF([.B442]=&quot;Female&quot;; 1; 0)" office:value-type="float" office:value="1" calcext:value-type="float">
            <text:p>1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 table:number-columns-repeated="5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table:formula="of:=IF([.B443]=&quot;Female&quot;; 1; 0)" office:value-type="float" office:value="0" calcext:value-type="float">
            <text:p>0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table:formula="of:=IF([.B444]=&quot;Female&quot;; 1; 0)" office:value-type="float" office:value="0" calcext:value-type="float">
            <text:p>0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 table:number-columns-repeated="59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table:formula="of:=IF([.B445]=&quot;Female&quot;; 1; 0)" office:value-type="float" office:value="0" calcext:value-type="float">
            <text:p>0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 table:number-columns-repeated="59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table:formula="of:=IF([.B446]=&quot;Female&quot;; 1; 0)" office:value-type="float" office:value="1" calcext:value-type="float">
            <text:p>1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 table:number-columns-repeated="59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table:formula="of:=IF([.B447]=&quot;Female&quot;; 1; 0)" office:value-type="float" office:value="1" calcext:value-type="float">
            <text:p>1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 table:number-columns-repeated="59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table:formula="of:=IF([.B448]=&quot;Female&quot;; 1; 0)" office:value-type="float" office:value="1" calcext:value-type="float">
            <text:p>1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 table:number-columns-repeated="59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table:formula="of:=IF([.B449]=&quot;Female&quot;; 1; 0)" office:value-type="float" office:value="0" calcext:value-type="float">
            <text:p>0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 table:number-columns-repeated="59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table:formula="of:=IF([.B450]=&quot;Female&quot;; 1; 0)" office:value-type="float" office:value="1" calcext:value-type="float">
            <text:p>1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 table:number-columns-repeated="59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table:formula="of:=IF([.B451]=&quot;Female&quot;; 1; 0)" office:value-type="float" office:value="1" calcext:value-type="float">
            <text:p>1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 table:number-columns-repeated="5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table:formula="of:=IF([.B452]=&quot;Female&quot;; 1; 0)" office:value-type="float" office:value="0" calcext:value-type="float">
            <text:p>0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 table:number-columns-repeated="5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table:formula="of:=IF([.B453]=&quot;Female&quot;; 1; 0)" office:value-type="float" office:value="1" calcext:value-type="float">
            <text:p>1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 table:number-columns-repeated="5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table:formula="of:=IF([.B454]=&quot;Female&quot;; 1; 0)" office:value-type="float" office:value="0" calcext:value-type="float">
            <text:p>0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 table:number-columns-repeated="59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table:formula="of:=IF([.B455]=&quot;Female&quot;; 1; 0)" office:value-type="float" office:value="0" calcext:value-type="float">
            <text:p>0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 table:number-columns-repeated="5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table:formula="of:=IF([.B456]=&quot;Female&quot;; 1; 0)" office:value-type="float" office:value="0" calcext:value-type="float">
            <text:p>0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 table:number-columns-repeated="5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table:formula="of:=IF([.B457]=&quot;Female&quot;; 1; 0)" office:value-type="float" office:value="1" calcext:value-type="float">
            <text:p>1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 table:number-columns-repeated="59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table:formula="of:=IF([.B458]=&quot;Female&quot;; 1; 0)" office:value-type="float" office:value="0" calcext:value-type="float">
            <text:p>0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 table:number-columns-repeated="59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table:formula="of:=IF([.B459]=&quot;Female&quot;; 1; 0)" office:value-type="float" office:value="1" calcext:value-type="float">
            <text:p>1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 table:number-columns-repeated="5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table:formula="of:=IF([.B460]=&quot;Female&quot;; 1; 0)" office:value-type="float" office:value="1" calcext:value-type="float">
            <text:p>1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 table:number-columns-repeated="59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table:formula="of:=IF([.B461]=&quot;Female&quot;; 1; 0)" office:value-type="float" office:value="1" calcext:value-type="float">
            <text:p>1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table:formula="of:=IF([.B462]=&quot;Female&quot;; 1; 0)" office:value-type="float" office:value="1" calcext:value-type="float">
            <text:p>1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 table:number-columns-repeated="59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table:formula="of:=IF([.B463]=&quot;Female&quot;; 1; 0)" office:value-type="float" office:value="1" calcext:value-type="float">
            <text:p>1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 table:number-columns-repeated="59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table:formula="of:=IF([.B464]=&quot;Female&quot;; 1; 0)" office:value-type="float" office:value="1" calcext:value-type="float">
            <text:p>1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 table:number-columns-repeated="59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table:formula="of:=IF([.B465]=&quot;Female&quot;; 1; 0)" office:value-type="float" office:value="0" calcext:value-type="float">
            <text:p>0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 table:number-columns-repeated="59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table:formula="of:=IF([.B466]=&quot;Female&quot;; 1; 0)" office:value-type="float" office:value="1" calcext:value-type="float">
            <text:p>1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 table:number-columns-repeated="59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table:formula="of:=IF([.B467]=&quot;Female&quot;; 1; 0)" office:value-type="float" office:value="0" calcext:value-type="float">
            <text:p>0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 table:number-columns-repeated="5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table:formula="of:=IF([.B468]=&quot;Female&quot;; 1; 0)" office:value-type="float" office:value="0" calcext:value-type="float">
            <text:p>0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 table:number-columns-repeated="59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table:formula="of:=IF([.B469]=&quot;Female&quot;; 1; 0)" office:value-type="float" office:value="0" calcext:value-type="float">
            <text:p>0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 table:number-columns-repeated="59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table:formula="of:=IF([.B470]=&quot;Female&quot;; 1; 0)" office:value-type="float" office:value="1" calcext:value-type="float">
            <text:p>1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 table:number-columns-repeated="59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table:formula="of:=IF([.B471]=&quot;Female&quot;; 1; 0)" office:value-type="float" office:value="1" calcext:value-type="float">
            <text:p>1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 table:number-columns-repeated="59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table:formula="of:=IF([.B472]=&quot;Female&quot;; 1; 0)" office:value-type="float" office:value="1" calcext:value-type="float">
            <text:p>1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 table:number-columns-repeated="59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table:formula="of:=IF([.B473]=&quot;Female&quot;; 1; 0)" office:value-type="float" office:value="0" calcext:value-type="float">
            <text:p>0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 table:number-columns-repeated="59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table:formula="of:=IF([.B474]=&quot;Female&quot;; 1; 0)" office:value-type="float" office:value="1" calcext:value-type="float">
            <text:p>1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 table:number-columns-repeated="59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table:formula="of:=IF([.B475]=&quot;Female&quot;; 1; 0)" office:value-type="float" office:value="0" calcext:value-type="float">
            <text:p>0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 table:number-columns-repeated="59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table:formula="of:=IF([.B476]=&quot;Female&quot;; 1; 0)" office:value-type="float" office:value="0" calcext:value-type="float">
            <text:p>0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 table:number-columns-repeated="59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table:formula="of:=IF([.B477]=&quot;Female&quot;; 1; 0)" office:value-type="float" office:value="1" calcext:value-type="float">
            <text:p>1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 table:number-columns-repeated="5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table:formula="of:=IF([.B478]=&quot;Female&quot;; 1; 0)" office:value-type="float" office:value="1" calcext:value-type="float">
            <text:p>1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 table:number-columns-repeated="59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table:formula="of:=IF([.B479]=&quot;Female&quot;; 1; 0)" office:value-type="float" office:value="1" calcext:value-type="float">
            <text:p>1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table:formula="of:=IF([.B480]=&quot;Female&quot;; 1; 0)" office:value-type="float" office:value="1" calcext:value-type="float">
            <text:p>1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 table:number-columns-repeated="59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table:formula="of:=IF([.B481]=&quot;Female&quot;; 1; 0)" office:value-type="float" office:value="0" calcext:value-type="float">
            <text:p>0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 table:number-columns-repeated="59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table:formula="of:=IF([.B482]=&quot;Female&quot;; 1; 0)" office:value-type="float" office:value="1" calcext:value-type="float">
            <text:p>1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 table:number-columns-repeated="59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table:formula="of:=IF([.B483]=&quot;Female&quot;; 1; 0)" office:value-type="float" office:value="1" calcext:value-type="float">
            <text:p>1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 table:number-columns-repeated="59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table:formula="of:=IF([.B484]=&quot;Female&quot;; 1; 0)" office:value-type="float" office:value="0" calcext:value-type="float">
            <text:p>0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 table:number-columns-repeated="59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table:formula="of:=IF([.B485]=&quot;Female&quot;; 1; 0)" office:value-type="float" office:value="0" calcext:value-type="float">
            <text:p>0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 table:number-columns-repeated="59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table:formula="of:=IF([.B486]=&quot;Female&quot;; 1; 0)" office:value-type="float" office:value="1" calcext:value-type="float">
            <text:p>1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 table:number-columns-repeated="59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table:formula="of:=IF([.B487]=&quot;Female&quot;; 1; 0)" office:value-type="float" office:value="1" calcext:value-type="float">
            <text:p>1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 table:number-columns-repeated="59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table:formula="of:=IF([.B488]=&quot;Female&quot;; 1; 0)" office:value-type="float" office:value="1" calcext:value-type="float">
            <text:p>1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 table:number-columns-repeated="59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table:formula="of:=IF([.B489]=&quot;Female&quot;; 1; 0)" office:value-type="float" office:value="1" calcext:value-type="float">
            <text:p>1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table:formula="of:=IF([.B490]=&quot;Female&quot;; 1; 0)" office:value-type="float" office:value="0" calcext:value-type="float">
            <text:p>0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 table:number-columns-repeated="59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table:formula="of:=IF([.B491]=&quot;Female&quot;; 1; 0)" office:value-type="float" office:value="1" calcext:value-type="float">
            <text:p>1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 table:number-columns-repeated="59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table:formula="of:=IF([.B492]=&quot;Female&quot;; 1; 0)" office:value-type="float" office:value="1" calcext:value-type="float">
            <text:p>1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 table:number-columns-repeated="59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table:formula="of:=IF([.B493]=&quot;Female&quot;; 1; 0)" office:value-type="float" office:value="0" calcext:value-type="float">
            <text:p>0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 table:number-columns-repeated="59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table:formula="of:=IF([.B494]=&quot;Female&quot;; 1; 0)" office:value-type="float" office:value="0" calcext:value-type="float">
            <text:p>0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 table:number-columns-repeated="59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table:formula="of:=IF([.B495]=&quot;Female&quot;; 1; 0)" office:value-type="float" office:value="0" calcext:value-type="float">
            <text:p>0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 table:number-columns-repeated="59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table:formula="of:=IF([.B496]=&quot;Female&quot;; 1; 0)" office:value-type="float" office:value="0" calcext:value-type="float">
            <text:p>0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 table:number-columns-repeated="59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table:formula="of:=IF([.B497]=&quot;Female&quot;; 1; 0)" office:value-type="float" office:value="0" calcext:value-type="float">
            <text:p>0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 table:number-columns-repeated="59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table:formula="of:=IF([.B498]=&quot;Female&quot;; 1; 0)" office:value-type="float" office:value="1" calcext:value-type="float">
            <text:p>1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 table:number-columns-repeated="59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table:formula="of:=IF([.B499]=&quot;Female&quot;; 1; 0)" office:value-type="float" office:value="0" calcext:value-type="float">
            <text:p>0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 table:number-columns-repeated="59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table:formula="of:=IF([.B500]=&quot;Female&quot;; 1; 0)" office:value-type="float" office:value="1" calcext:value-type="float">
            <text:p>1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 table:number-columns-repeated="5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1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2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2" table:number-rows-repeated="9516">
          <table:table-cell table:style-name="Default" table:number-columns-repeated="2"/>
          <table:table-cell table:number-columns-repeated="62"/>
        </table:table-row>
        <table:table-row table:style-name="ro2" table:number-rows-repeated="103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eight-weight--model" table:style-name="ta1">
        <table:shapes>
          <draw:frame draw:z-index="0" draw:style-name="gr4" draw:text-style-name="P3" svg:width="1.898in" svg:height="2.0717in" svg:x="5.3709in" svg:y="1.0465in">
            <draw:text-box>
              <text:p text:style-name="P2">Guess at several values for a0 and a1 (above) until, recording your guesses and their MSE here. You should be able to achieve less than 145 lbs^2 MSE and less than 1 lb weight error (E3) </text:p>
              <text:p text:style-name="P2">[delete this box]</text:p>
              <text:p text:style-name="P2"/>
              <text:p text:style-name="P2"/>
            </draw:text-box>
          </draw:frame>
        </table:shapes>
        <table:table-column table:style-name="co5" table:number-columns-repeated="2" table:default-cell-style-name="ce11"/>
        <table:table-column table:style-name="co17" table:default-cell-style-name="Default"/>
        <table:table-column table:style-name="co18" table:default-cell-style-name="ce2"/>
        <table:table-column table:style-name="co8" table:default-cell-style-name="ce2"/>
        <table:table-column table:style-name="co12" table:default-cell-style-name="ce2"/>
        <table:table-column table:style-name="co9" table:default-cell-style-name="ce2"/>
        <table:table-column table:style-name="co5" table:default-cell-style-name="ce14"/>
        <table:table-column table:style-name="co19" table:default-cell-style-name="ce39"/>
        <table:table-column table:style-name="co19" table:default-cell-style-name="ce14"/>
        <table:table-column table:style-name="co19" table:default-cell-style-name="ce39"/>
        <table:table-column table:style-name="co20" table:default-cell-style-name="ce14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" table:number-columns-repeated="44" table:default-cell-style-name="Default"/>
        <table:table-row table:style-name="ro6">
          <table:table-cell table:style-name="Default" table:number-columns-repeated="2"/>
          <table:table-cell table:style-name="ce31" office:value-type="string" calcext:value-type="string">
            <text:p>Intercept:</text:p>
          </table:table-cell>
          <table:table-cell table:style-name="Default"/>
          <table:table-cell table:number-columns-repeated="2"/>
          <table:table-cell table:style-name="ce6"/>
          <table:table-cell table:style-name="Default"/>
          <table:table-cell table:style-name="ce34" office:value-type="string" calcext:value-type="string">
            <text:p>Intercept</text:p>
          </table:table-cell>
          <table:table-cell table:style-name="ce40" office:value-type="string" calcext:value-type="string">
            <text:p>Slope</text:p>
          </table:table-cell>
          <table:table-cell table:style-name="ce34"/>
          <table:table-cell table:style-name="ce13"/>
          <table:table-cell table:number-columns-repeated="6"/>
          <table:table-cell table:style-name="ce12" table:number-columns-repeated="46"/>
        </table:table-row>
        <table:table-row table:style-name="ro1"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31"/>
          <table:table-cell table:style-name="ce32" office:value-type="string" calcext:value-type="string">
            <text:p>Predicted</text:p>
            <text:p>Weight</text:p>
          </table:table-cell>
          <table:table-cell table:style-name="ce6" office:value-type="string" calcext:value-type="string">
            <text:p>Weight Error</text:p>
          </table:table-cell>
          <table:table-cell table:style-name="ce6" office:value-type="string" calcext:value-type="string">
            <text:p>Absolute Error</text:p>
          </table:table-cell>
          <table:table-cell table:style-name="ce6" office:value-type="string" calcext:value-type="string">
            <text:p>Square Error</text:p>
          </table:table-cell>
          <table:table-cell table:style-name="Default"/>
          <table:table-cell table:style-name="ce35" office:value-type="string" calcext:value-type="string">
            <text:p>a0</text:p>
          </table:table-cell>
          <table:table-cell table:style-name="ce40" office:value-type="string" calcext:value-type="string">
            <text:p>a1</text:p>
          </table:table-cell>
          <table:table-cell table:style-name="ce35" office:value-type="string" calcext:value-type="string">
            <text:p>MSE</text:p>
          </table:table-cell>
          <table:table-cell table:style-name="Default"/>
          <table:table-cell table:number-columns-repeated="6"/>
          <table:table-cell table:style-name="ce12" table:number-columns-repeated="46"/>
        </table:table-row>
        <table:table-row table:style-name="ro2">
          <table:table-cell table:style-name="ce10" table:number-columns-repeated="2"/>
          <table:table-cell table:style-name="ce13" office:value-type="string" calcext:value-type="string">
            <text:p>Mean:</text:p>
          </table:table-cell>
          <table:table-cell table:style-name="ce6" table:formula="of:=AVERAGE([.D6:.D511])" office:value-type="float" office:value="193.492446201451" calcext:value-type="float">
            <text:p>193.49</text:p>
          </table:table-cell>
          <table:table-cell table:style-name="ce6" table:formula="of:=AVERAGE([.E6:.E511])" office:value-type="float" office:value="34.3057319938733" calcext:value-type="float">
            <text:p>34.31</text:p>
          </table:table-cell>
          <table:table-cell table:style-name="ce33" table:formula="of:=AVERAGE([.F6:.F511])" office:value-type="float" office:value="35.272333896879" calcext:value-type="float">
            <text:p>35.27</text:p>
          </table:table-cell>
          <table:table-cell table:style-name="Default"/>
          <table:table-cell table:style-name="ce12"/>
          <table:table-cell table:style-name="ce36" office:value-type="float" office:value="-600" calcext:value-type="float">
            <text:p>-600</text:p>
          </table:table-cell>
          <table:table-cell table:style-name="ce41" office:value-type="float" office:value="12" calcext:value-type="float">
            <text:p>12.00</text:p>
          </table:table-cell>
          <table:table-cell table:style-name="ce42" table:formula="of:=AVERAGE([.G6:.G511])" office:value-type="float" office:value="1616.56506944833" calcext:value-type="float">
            <text:p>1,617</text:p>
          </table:table-cell>
          <table:table-cell table:style-name="ce12"/>
          <table:table-cell table:number-columns-repeated="6"/>
          <table:table-cell table:style-name="ce12" table:number-columns-repeated="46"/>
        </table:table-row>
        <table:table-row table:style-name="ro2">
          <table:table-cell table:style-name="ce10" table:number-columns-repeated="2"/>
          <table:table-cell table:style-name="ce12"/>
          <table:table-cell table:style-name="ce32"/>
          <table:table-cell table:style-name="ce6"/>
          <table:table-cell/>
          <table:table-cell table:style-name="ce32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6"/>
          <table:table-cell table:style-name="ce12" table:number-columns-repeated="46"/>
        </table:table-row>
        <table:table-row table:style-name="ro2">
          <table:table-cell table:style-name="ce10" table:number-columns-repeated="2"/>
          <table:table-cell table:style-name="ce12"/>
          <table:table-cell table:style-name="ce32"/>
          <table:table-cell table:style-name="ce6"/>
          <table:table-cell/>
          <table:table-cell table:style-name="ce32"/>
          <table:table-cell table:style-name="ce12"/>
          <table:table-cell table:style-name="ce38" office:value-type="string" calcext:value-type="string">
            <text:p>Parameter log (guesses at model parameters)</text:p>
          </table:table-cell>
          <table:table-cell table:style-name="ce12"/>
          <table:table-cell table:style-name="ce37"/>
          <table:table-cell table:style-name="ce12"/>
          <table:table-cell table:number-columns-repeated="6"/>
          <table:table-cell table:style-name="ce12" table:number-columns-repeated="46"/>
        </table:table-row>
        <table:table-row table:style-name="ro2"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formula="of:=[.A6]*[.$J$3] + [.$I$3]" office:value-type="float" office:value="204.466382713522" calcext:value-type="float">
            <text:p>204.47</text:p>
          </table:table-cell>
          <table:table-cell table:formula="of:=[.D6]-[.B6]" office:value-type="float" office:value="36.5535900704766" calcext:value-type="float">
            <text:p>36.55</text:p>
          </table:table-cell>
          <table:table-cell table:formula="of:=ABS([.E6])" office:value-type="float" office:value="36.5535900704766" calcext:value-type="float">
            <text:p>36.55</text:p>
          </table:table-cell>
          <table:table-cell table:formula="of:=[.F6]*[.F6]" office:value-type="float" office:value="1336.16494704045" calcext:value-type="float">
            <text:p>1,336.16</text:p>
          </table:table-cell>
          <table:table-cell/>
          <table:table-cell table:style-name="Default" table:number-columns-repeated="3"/>
          <table:table-cell table:number-columns-repeated="53"/>
        </table:table-row>
        <table:table-row table:style-name="ro2"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formula="of:=[.A7]*[.$J$3] + [.$I$3]" office:value-type="float" office:value="157.021948175353" calcext:value-type="float">
            <text:p>157.02</text:p>
          </table:table-cell>
          <table:table-cell table:formula="of:=[.D7]-[.B7]" office:value-type="float" office:value="32.1920744851923" calcext:value-type="float">
            <text:p>32.19</text:p>
          </table:table-cell>
          <table:table-cell table:formula="of:=ABS([.E7])" office:value-type="float" office:value="32.1920744851923" calcext:value-type="float">
            <text:p>32.19</text:p>
          </table:table-cell>
          <table:table-cell table:formula="of:=[.F7]*[.F7]" office:value-type="float" office:value="1036.32965966017" calcext:value-type="float">
            <text:p>1,036.33</text:p>
          </table:table-cell>
          <table:table-cell/>
          <table:table-cell table:style-name="Default" table:number-columns-repeated="3"/>
          <table:table-cell table:number-columns-repeated="53"/>
        </table:table-row>
        <table:table-row table:style-name="ro2"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formula="of:=[.A8]*[.$J$3] + [.$I$3]" office:value-type="float" office:value="172.400120695284" calcext:value-type="float">
            <text:p>172.40</text:p>
          </table:table-cell>
          <table:table-cell table:formula="of:=[.D8]-[.B8]" office:value-type="float" office:value="9.90503824025706" calcext:value-type="float">
            <text:p>9.91</text:p>
          </table:table-cell>
          <table:table-cell table:formula="of:=ABS([.E8])" office:value-type="float" office:value="9.90503824025706" calcext:value-type="float">
            <text:p>9.91</text:p>
          </table:table-cell>
          <table:table-cell table:formula="of:=[.F8]*[.F8]" office:value-type="float" office:value="98.1097825409546" calcext:value-type="float">
            <text:p>98.11</text:p>
          </table:table-cell>
          <table:table-cell/>
          <table:table-cell table:style-name="Default" table:number-columns-repeated="3"/>
          <table:table-cell table:number-columns-repeated="53"/>
        </table:table-row>
        <table:table-row table:style-name="ro2"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formula="of:=[.A9]*[.$J$3] + [.$I$3]" office:value-type="float" office:value="196.930893433298" calcext:value-type="float">
            <text:p>196.93</text:p>
          </table:table-cell>
          <table:table-cell table:formula="of:=[.D9]-[.B9]" office:value-type="float" office:value="34.9395077964684" calcext:value-type="float">
            <text:p>34.94</text:p>
          </table:table-cell>
          <table:table-cell table:formula="of:=ABS([.E9])" office:value-type="float" office:value="34.9395077964684" calcext:value-type="float">
            <text:p>34.94</text:p>
          </table:table-cell>
          <table:table-cell table:formula="of:=[.F9]*[.F9]" office:value-type="float" office:value="1220.76920505947" calcext:value-type="float">
            <text:p>1,220.77</text:p>
          </table:table-cell>
          <table:table-cell/>
          <table:table-cell table:style-name="Default" table:number-columns-repeated="3"/>
          <table:table-cell table:number-columns-repeated="53"/>
        </table:table-row>
        <table:table-row table:style-name="ro2"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formula="of:=[.A10]*[.$J$3] + [.$I$3]" office:value-type="float" office:value="177.587533974482" calcext:value-type="float">
            <text:p>177.59</text:p>
          </table:table-cell>
          <table:table-cell table:formula="of:=[.D10]-[.B10]" office:value-type="float" office:value="24.7588284706574" calcext:value-type="float">
            <text:p>24.76</text:p>
          </table:table-cell>
          <table:table-cell table:formula="of:=ABS([.E10])" office:value-type="float" office:value="24.7588284706574" calcext:value-type="float">
            <text:p>24.76</text:p>
          </table:table-cell>
          <table:table-cell table:formula="of:=[.F10]*[.F10]" office:value-type="float" office:value="612.999587239436" calcext:value-type="float">
            <text:p>613.00</text:p>
          </table:table-cell>
          <table:table-cell/>
          <table:table-cell table:style-name="Default" table:number-columns-repeated="3"/>
          <table:table-cell table:number-columns-repeated="53"/>
        </table:table-row>
        <table:table-row table:style-name="ro2"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formula="of:=[.A11]*[.$J$3] + [.$I$3]" office:value-type="float" office:value="194.513422814801" calcext:value-type="float">
            <text:p>194.51</text:p>
          </table:table-cell>
          <table:table-cell table:formula="of:=[.D11]-[.B11]" office:value-type="float" office:value="54.0070096885547" calcext:value-type="float">
            <text:p>54.01</text:p>
          </table:table-cell>
          <table:table-cell table:formula="of:=ABS([.E11])" office:value-type="float" office:value="54.0070096885547" calcext:value-type="float">
            <text:p>54.01</text:p>
          </table:table-cell>
          <table:table-cell table:formula="of:=[.F11]*[.F11]" office:value-type="float" office:value="2916.75709549964" calcext:value-type="float">
            <text:p>2,916.76</text:p>
          </table:table-cell>
          <table:table-cell/>
          <table:table-cell table:style-name="Default" table:number-columns-repeated="3"/>
          <table:table-cell table:number-columns-repeated="53"/>
        </table:table-row>
        <table:table-row table:style-name="ro2"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/>
          <table:table-cell table:formula="of:=[.A12]*[.$J$3] + [.$I$3]" office:value-type="float" office:value="195.932388562422" calcext:value-type="float">
            <text:p>195.93</text:p>
          </table:table-cell>
          <table:table-cell table:formula="of:=[.D12]-[.B12]" office:value-type="float" office:value="39.326342202767" calcext:value-type="float">
            <text:p>39.33</text:p>
          </table:table-cell>
          <table:table-cell table:formula="of:=ABS([.E12])" office:value-type="float" office:value="39.326342202767" calcext:value-type="float">
            <text:p>39.33</text:p>
          </table:table-cell>
          <table:table-cell table:formula="of:=[.F12]*[.F12]" office:value-type="float" office:value="1546.56119104913" calcext:value-type="float">
            <text:p>1,546.56</text:p>
          </table:table-cell>
          <table:table-cell/>
          <table:table-cell table:style-name="Default" table:number-columns-repeated="3"/>
          <table:table-cell table:number-columns-repeated="53"/>
        </table:table-row>
        <table:table-row table:style-name="ro2"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formula="of:=[.A13]*[.$J$3] + [.$I$3]" office:value-type="float" office:value="268.650828492296" calcext:value-type="float">
            <text:p>268.65</text:p>
          </table:table-cell>
          <table:table-cell table:formula="of:=[.D13]-[.B13]" office:value-type="float" office:value="69.2039292568155" calcext:value-type="float">
            <text:p>69.20</text:p>
          </table:table-cell>
          <table:table-cell table:formula="of:=ABS([.E13])" office:value-type="float" office:value="69.2039292568155" calcext:value-type="float">
            <text:p>69.20</text:p>
          </table:table-cell>
          <table:table-cell table:formula="of:=[.F13]*[.F13]" office:value-type="float" office:value="4789.18382458232" calcext:value-type="float">
            <text:p>4,789.18</text:p>
          </table:table-cell>
          <table:table-cell/>
          <table:table-cell table:style-name="Default" table:number-columns-repeated="3"/>
          <table:table-cell table:number-columns-repeated="53"/>
        </table:table-row>
        <table:table-row table:style-name="ro2"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formula="of:=[.A14]*[.$J$3] + [.$I$3]" office:value-type="float" office:value="121.800368568336" calcext:value-type="float">
            <text:p>121.80</text:p>
          </table:table-cell>
          <table:table-cell table:formula="of:=[.D14]-[.B14]" office:value-type="float" office:value="17.821205920612" calcext:value-type="float">
            <text:p>17.82</text:p>
          </table:table-cell>
          <table:table-cell table:formula="of:=ABS([.E14])" office:value-type="float" office:value="17.821205920612" calcext:value-type="float">
            <text:p>17.82</text:p>
          </table:table-cell>
          <table:table-cell table:formula="of:=[.F14]*[.F14]" office:value-type="float" office:value="317.595380464857" calcext:value-type="float">
            <text:p>317.60</text:p>
          </table:table-cell>
          <table:table-cell table:number-columns-repeated="57"/>
        </table:table-row>
        <table:table-row table:style-name="ro2"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formula="of:=[.A15]*[.$J$3] + [.$I$3]" office:value-type="float" office:value="72.7996362011425" calcext:value-type="float">
            <text:p>72.80</text:p>
          </table:table-cell>
          <table:table-cell table:formula="of:=[.D15]-[.B15]" office:value-type="float" office:value="-16.7715685384187" calcext:value-type="float">
            <text:p>-16.77</text:p>
          </table:table-cell>
          <table:table-cell table:formula="of:=ABS([.E15])" office:value-type="float" office:value="16.7715685384187" calcext:value-type="float">
            <text:p>16.77</text:p>
          </table:table-cell>
          <table:table-cell table:formula="of:=[.F15]*[.F15]" office:value-type="float" office:value="281.285511238874" calcext:value-type="float">
            <text:p>281.29</text:p>
          </table:table-cell>
          <table:table-cell table:number-columns-repeated="57"/>
        </table:table-row>
        <table:table-row table:style-name="ro2"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/>
          <table:table-cell table:formula="of:=[.A16]*[.$J$3] + [.$I$3]" office:value-type="float" office:value="160.232370626354" calcext:value-type="float">
            <text:p>160.23</text:p>
          </table:table-cell>
          <table:table-cell table:formula="of:=[.D16]-[.B16]" office:value-type="float" office:value="18.3258607772934" calcext:value-type="float">
            <text:p>18.33</text:p>
          </table:table-cell>
          <table:table-cell table:formula="of:=ABS([.E16])" office:value-type="float" office:value="18.3258607772934" calcext:value-type="float">
            <text:p>18.33</text:p>
          </table:table-cell>
          <table:table-cell table:formula="of:=[.F16]*[.F16]" office:value-type="float" office:value="335.837173228741" calcext:value-type="float">
            <text:p>335.84</text:p>
          </table:table-cell>
          <table:table-cell table:number-columns-repeated="57"/>
        </table:table-row>
        <table:table-row table:style-name="ro2"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/>
          <table:table-cell table:formula="of:=[.A17]*[.$J$3] + [.$I$3]" office:value-type="float" office:value="145.063578954908" calcext:value-type="float">
            <text:p>145.06</text:p>
          </table:table-cell>
          <table:table-cell table:formula="of:=[.D17]-[.B17]" office:value-type="float" office:value="32.3154691973064" calcext:value-type="float">
            <text:p>32.32</text:p>
          </table:table-cell>
          <table:table-cell table:formula="of:=ABS([.E17])" office:value-type="float" office:value="32.3154691973064" calcext:value-type="float">
            <text:p>32.32</text:p>
          </table:table-cell>
          <table:table-cell table:formula="of:=[.F17]*[.F17]" office:value-type="float" office:value="1044.28954944206" calcext:value-type="float">
            <text:p>1,044.29</text:p>
          </table:table-cell>
          <table:table-cell table:number-columns-repeated="57"/>
        </table:table-row>
        <table:table-row table:style-name="ro2"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/>
          <table:table-cell table:formula="of:=[.A18]*[.$J$3] + [.$I$3]" office:value-type="float" office:value="179.069076715991" calcext:value-type="float">
            <text:p>179.07</text:p>
          </table:table-cell>
          <table:table-cell table:formula="of:=[.D18]-[.B18]" office:value-type="float" office:value="20.6565172932518" calcext:value-type="float">
            <text:p>20.66</text:p>
          </table:table-cell>
          <table:table-cell table:formula="of:=ABS([.E18])" office:value-type="float" office:value="20.6565172932518" calcext:value-type="float">
            <text:p>20.66</text:p>
          </table:table-cell>
          <table:table-cell table:formula="of:=[.F18]*[.F18]" office:value-type="float" office:value="426.691706686412" calcext:value-type="float">
            <text:p>426.69</text:p>
          </table:table-cell>
          <table:table-cell table:number-columns-repeated="57"/>
        </table:table-row>
        <table:table-row table:style-name="ro2"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/>
          <table:table-cell table:formula="of:=[.A19]*[.$J$3] + [.$I$3]" office:value-type="float" office:value="219.499494199278" calcext:value-type="float">
            <text:p>219.50</text:p>
          </table:table-cell>
          <table:table-cell table:formula="of:=[.D19]-[.B19]" office:value-type="float" office:value="55.31648985648" calcext:value-type="float">
            <text:p>55.32</text:p>
          </table:table-cell>
          <table:table-cell table:formula="of:=ABS([.E19])" office:value-type="float" office:value="55.31648985648" calcext:value-type="float">
            <text:p>55.32</text:p>
          </table:table-cell>
          <table:table-cell table:formula="of:=[.F19]*[.F19]" office:value-type="float" office:value="3059.91405004206" calcext:value-type="float">
            <text:p>3,059.91</text:p>
          </table:table-cell>
          <table:table-cell table:number-columns-repeated="57"/>
        </table:table-row>
        <table:table-row table:style-name="ro5"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/>
          <table:table-cell table:formula="of:=[.A20]*[.$J$3] + [.$I$3]" office:value-type="float" office:value="192.509852208978" calcext:value-type="float">
            <text:p>192.51</text:p>
          </table:table-cell>
          <table:table-cell table:formula="of:=[.D20]-[.B20]" office:value-type="float" office:value="58.5654916736149" calcext:value-type="float">
            <text:p>58.57</text:p>
          </table:table-cell>
          <table:table-cell table:formula="of:=ABS([.E20])" office:value-type="float" office:value="58.5654916736149" calcext:value-type="float">
            <text:p>58.57</text:p>
          </table:table-cell>
          <table:table-cell table:formula="of:=[.F20]*[.F20]" office:value-type="float" office:value="3429.91681497226" calcext:value-type="float">
            <text:p>3,429.92</text:p>
          </table:table-cell>
          <table:table-cell table:number-columns-repeated="57"/>
        </table:table-row>
        <table:table-row table:style-name="ro2"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/>
          <table:table-cell table:formula="of:=[.A21]*[.$J$3] + [.$I$3]" office:value-type="float" office:value="154.891559207082" calcext:value-type="float">
            <text:p>154.89</text:p>
          </table:table-cell>
          <table:table-cell table:formula="of:=[.D21]-[.B21]" office:value-type="float" office:value="13.6749314108441" calcext:value-type="float">
            <text:p>13.67</text:p>
          </table:table-cell>
          <table:table-cell table:formula="of:=ABS([.E21])" office:value-type="float" office:value="13.6749314108441" calcext:value-type="float">
            <text:p>13.67</text:p>
          </table:table-cell>
          <table:table-cell table:formula="of:=[.F21]*[.F21]" office:value-type="float" office:value="187.00374909129" calcext:value-type="float">
            <text:p>187.00</text:p>
          </table:table-cell>
          <table:table-cell table:number-columns-repeated="57"/>
        </table:table-row>
        <table:table-row table:style-name="ro2"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/>
          <table:table-cell table:formula="of:=[.A22]*[.$J$3] + [.$I$3]" office:value-type="float" office:value="275.056405631371" calcext:value-type="float">
            <text:p>275.06</text:p>
          </table:table-cell>
          <table:table-cell table:formula="of:=[.D22]-[.B22]" office:value-type="float" office:value="61.1319192215903" calcext:value-type="float">
            <text:p>61.13</text:p>
          </table:table-cell>
          <table:table-cell table:formula="of:=ABS([.E22])" office:value-type="float" office:value="61.1319192215903" calcext:value-type="float">
            <text:p>61.13</text:p>
          </table:table-cell>
          <table:table-cell table:formula="of:=[.F22]*[.F22]" office:value-type="float" office:value="3737.11154771504" calcext:value-type="float">
            <text:p>3,737.11</text:p>
          </table:table-cell>
          <table:table-cell table:number-columns-repeated="57"/>
        </table:table-row>
        <table:table-row table:style-name="ro2"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/>
          <table:table-cell table:formula="of:=[.A23]*[.$J$3] + [.$I$3]" office:value-type="float" office:value="224.246786308038" calcext:value-type="float">
            <text:p>224.25</text:p>
          </table:table-cell>
          <table:table-cell table:formula="of:=[.D23]-[.B23]" office:value-type="float" office:value="51.130973720034" calcext:value-type="float">
            <text:p>51.13</text:p>
          </table:table-cell>
          <table:table-cell table:formula="of:=ABS([.E23])" office:value-type="float" office:value="51.130973720034" calcext:value-type="float">
            <text:p>51.13</text:p>
          </table:table-cell>
          <table:table-cell table:formula="of:=[.F23]*[.F23]" office:value-type="float" office:value="2614.3764735588" calcext:value-type="float">
            <text:p>2,614.38</text:p>
          </table:table-cell>
          <table:table-cell table:number-columns-repeated="57"/>
        </table:table-row>
        <table:table-row table:style-name="ro2"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/>
          <table:table-cell table:formula="of:=[.A24]*[.$J$3] + [.$I$3]" office:value-type="float" office:value="258.783077504689" calcext:value-type="float">
            <text:p>258.78</text:p>
          </table:table-cell>
          <table:table-cell table:formula="of:=[.D24]-[.B24]" office:value-type="float" office:value="64.0612210909961" calcext:value-type="float">
            <text:p>64.06</text:p>
          </table:table-cell>
          <table:table-cell table:formula="of:=ABS([.E24])" office:value-type="float" office:value="64.0612210909961" calcext:value-type="float">
            <text:p>64.06</text:p>
          </table:table-cell>
          <table:table-cell table:formula="of:=[.F24]*[.F24]" office:value-type="float" office:value="4103.84004766949" calcext:value-type="float">
            <text:p>4,103.84</text:p>
          </table:table-cell>
          <table:table-cell table:number-columns-repeated="57"/>
        </table:table-row>
        <table:table-row table:style-name="ro2"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/>
          <table:table-cell table:formula="of:=[.A25]*[.$J$3] + [.$I$3]" office:value-type="float" office:value="194.428172475276" calcext:value-type="float">
            <text:p>194.43</text:p>
          </table:table-cell>
          <table:table-cell table:formula="of:=[.D25]-[.B25]" office:value-type="float" office:value="35.037848731089" calcext:value-type="float">
            <text:p>35.04</text:p>
          </table:table-cell>
          <table:table-cell table:formula="of:=ABS([.E25])" office:value-type="float" office:value="35.037848731089" calcext:value-type="float">
            <text:p>35.04</text:p>
          </table:table-cell>
          <table:table-cell table:formula="of:=[.F25]*[.F25]" office:value-type="float" office:value="1227.65084370268" calcext:value-type="float">
            <text:p>1,227.65</text:p>
          </table:table-cell>
          <table:table-cell table:number-columns-repeated="57"/>
        </table:table-row>
        <table:table-row table:style-name="ro2"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/>
          <table:table-cell table:formula="of:=[.A26]*[.$J$3] + [.$I$3]" office:value-type="float" office:value="103.755958282889" calcext:value-type="float">
            <text:p>103.76</text:p>
          </table:table-cell>
          <table:table-cell table:formula="of:=[.D26]-[.B26]" office:value-type="float" office:value="7.23110845159535" calcext:value-type="float">
            <text:p>7.23</text:p>
          </table:table-cell>
          <table:table-cell table:formula="of:=ABS([.E26])" office:value-type="float" office:value="7.23110845159535" calcext:value-type="float">
            <text:p>7.23</text:p>
          </table:table-cell>
          <table:table-cell table:formula="of:=[.F26]*[.F26]" office:value-type="float" office:value="52.2889294387337" calcext:value-type="float">
            <text:p>52.29</text:p>
          </table:table-cell>
          <table:table-cell table:number-columns-repeated="57"/>
        </table:table-row>
        <table:table-row table:style-name="ro2"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/>
          <table:table-cell table:formula="of:=[.A27]*[.$J$3] + [.$I$3]" office:value-type="float" office:value="171.939806527303" calcext:value-type="float">
            <text:p>171.94</text:p>
          </table:table-cell>
          <table:table-cell table:formula="of:=[.D27]-[.B27]" office:value-type="float" office:value="37.1951015271803" calcext:value-type="float">
            <text:p>37.20</text:p>
          </table:table-cell>
          <table:table-cell table:formula="of:=ABS([.E27])" office:value-type="float" office:value="37.1951015271803" calcext:value-type="float">
            <text:p>37.20</text:p>
          </table:table-cell>
          <table:table-cell table:formula="of:=[.F27]*[.F27]" office:value-type="float" office:value="1383.47557761725" calcext:value-type="float">
            <text:p>1,383.48</text:p>
          </table:table-cell>
          <table:table-cell table:number-columns-repeated="57"/>
        </table:table-row>
        <table:table-row table:style-name="ro2"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/>
          <table:table-cell table:formula="of:=[.A28]*[.$J$3] + [.$I$3]" office:value-type="float" office:value="259.689661430647" calcext:value-type="float">
            <text:p>259.69</text:p>
          </table:table-cell>
          <table:table-cell table:formula="of:=[.D28]-[.B28]" office:value-type="float" office:value="45.9484919412362" calcext:value-type="float">
            <text:p>45.95</text:p>
          </table:table-cell>
          <table:table-cell table:formula="of:=ABS([.E28])" office:value-type="float" office:value="45.9484919412362" calcext:value-type="float">
            <text:p>45.95</text:p>
          </table:table-cell>
          <table:table-cell table:formula="of:=[.F28]*[.F28]" office:value-type="float" office:value="2111.26391167385" calcext:value-type="float">
            <text:p>2,111.26</text:p>
          </table:table-cell>
          <table:table-cell table:number-columns-repeated="57"/>
        </table:table-row>
        <table:table-row table:style-name="ro2"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/>
          <table:table-cell table:formula="of:=[.A29]*[.$J$3] + [.$I$3]" office:value-type="float" office:value="136.699723744991" calcext:value-type="float">
            <text:p>136.70</text:p>
          </table:table-cell>
          <table:table-cell table:formula="of:=[.D29]-[.B29]" office:value-type="float" office:value="16.0178171988367" calcext:value-type="float">
            <text:p>16.02</text:p>
          </table:table-cell>
          <table:table-cell table:formula="of:=ABS([.E29])" office:value-type="float" office:value="16.0178171988367" calcext:value-type="float">
            <text:p>16.02</text:p>
          </table:table-cell>
          <table:table-cell table:formula="of:=[.F29]*[.F29]" office:value-type="float" office:value="256.570467815349" calcext:value-type="float">
            <text:p>256.57</text:p>
          </table:table-cell>
          <table:table-cell table:number-columns-repeated="57"/>
        </table:table-row>
        <table:table-row table:style-name="ro2"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/>
          <table:table-cell table:formula="of:=[.A30]*[.$J$3] + [.$I$3]" office:value-type="float" office:value="205.62209883443" calcext:value-type="float">
            <text:p>205.62</text:p>
          </table:table-cell>
          <table:table-cell table:formula="of:=[.D30]-[.B30]" office:value-type="float" office:value="27.6377376904463" calcext:value-type="float">
            <text:p>27.64</text:p>
          </table:table-cell>
          <table:table-cell table:formula="of:=ABS([.E30])" office:value-type="float" office:value="27.6377376904463" calcext:value-type="float">
            <text:p>27.64</text:p>
          </table:table-cell>
          <table:table-cell table:formula="of:=[.F30]*[.F30]" office:value-type="float" office:value="763.844544645916" calcext:value-type="float">
            <text:p>763.84</text:p>
          </table:table-cell>
          <table:table-cell table:number-columns-repeated="57"/>
        </table:table-row>
        <table:table-row table:style-name="ro2"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/>
          <table:table-cell table:formula="of:=[.A31]*[.$J$3] + [.$I$3]" office:value-type="float" office:value="201.994538471129" calcext:value-type="float">
            <text:p>201.99</text:p>
          </table:table-cell>
          <table:table-cell table:formula="of:=[.D31]-[.B31]" office:value-type="float" office:value="21.3106515002719" calcext:value-type="float">
            <text:p>21.31</text:p>
          </table:table-cell>
          <table:table-cell table:formula="of:=ABS([.E31])" office:value-type="float" office:value="21.3106515002719" calcext:value-type="float">
            <text:p>21.31</text:p>
          </table:table-cell>
          <table:table-cell table:formula="of:=[.F31]*[.F31]" office:value-type="float" office:value="454.143867366039" calcext:value-type="float">
            <text:p>454.14</text:p>
          </table:table-cell>
          <table:table-cell table:number-columns-repeated="57"/>
        </table:table-row>
        <table:table-row table:style-name="ro2"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/>
          <table:table-cell table:formula="of:=[.A32]*[.$J$3] + [.$I$3]" office:value-type="float" office:value="216.80239901874" calcext:value-type="float">
            <text:p>216.80</text:p>
          </table:table-cell>
          <table:table-cell table:formula="of:=[.D32]-[.B32]" office:value-type="float" office:value="29.7640543017359" calcext:value-type="float">
            <text:p>29.76</text:p>
          </table:table-cell>
          <table:table-cell table:formula="of:=ABS([.E32])" office:value-type="float" office:value="29.7640543017359" calcext:value-type="float">
            <text:p>29.76</text:p>
          </table:table-cell>
          <table:table-cell table:formula="of:=[.F32]*[.F32]" office:value-type="float" office:value="885.898928476686" calcext:value-type="float">
            <text:p>885.90</text:p>
          </table:table-cell>
          <table:table-cell table:number-columns-repeated="57"/>
        </table:table-row>
        <table:table-row table:style-name="ro2"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/>
          <table:table-cell table:formula="of:=[.A33]*[.$J$3] + [.$I$3]" office:value-type="float" office:value="159.124352664734" calcext:value-type="float">
            <text:p>159.12</text:p>
          </table:table-cell>
          <table:table-cell table:formula="of:=[.D33]-[.B33]" office:value-type="float" office:value="21.3129825134795" calcext:value-type="float">
            <text:p>21.31</text:p>
          </table:table-cell>
          <table:table-cell table:formula="of:=ABS([.E33])" office:value-type="float" office:value="21.3129825134795" calcext:value-type="float">
            <text:p>21.31</text:p>
          </table:table-cell>
          <table:table-cell table:formula="of:=[.F33]*[.F33]" office:value-type="float" office:value="454.243223619882" calcext:value-type="float">
            <text:p>454.24</text:p>
          </table:table-cell>
          <table:table-cell table:number-columns-repeated="57"/>
        </table:table-row>
        <table:table-row table:style-name="ro2"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/>
          <table:table-cell table:formula="of:=[.A34]*[.$J$3] + [.$I$3]" office:value-type="float" office:value="262.181218174847" calcext:value-type="float">
            <text:p>262.18</text:p>
          </table:table-cell>
          <table:table-cell table:formula="of:=[.D34]-[.B34]" office:value-type="float" office:value="44.0237487241409" calcext:value-type="float">
            <text:p>44.02</text:p>
          </table:table-cell>
          <table:table-cell table:formula="of:=ABS([.E34])" office:value-type="float" office:value="44.0237487241409" calcext:value-type="float">
            <text:p>44.02</text:p>
          </table:table-cell>
          <table:table-cell table:formula="of:=[.F34]*[.F34]" office:value-type="float" office:value="1938.0904517263" calcext:value-type="float">
            <text:p>1,938.09</text:p>
          </table:table-cell>
          <table:table-cell table:number-columns-repeated="57"/>
        </table:table-row>
        <table:table-row table:style-name="ro2"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/>
          <table:table-cell table:formula="of:=[.A35]*[.$J$3] + [.$I$3]" office:value-type="float" office:value="219.152873192071" calcext:value-type="float">
            <text:p>219.15</text:p>
          </table:table-cell>
          <table:table-cell table:formula="of:=[.D35]-[.B35]" office:value-type="float" office:value="36.0739198101222" calcext:value-type="float">
            <text:p>36.07</text:p>
          </table:table-cell>
          <table:table-cell table:formula="of:=ABS([.E35])" office:value-type="float" office:value="36.0739198101222" calcext:value-type="float">
            <text:p>36.07</text:p>
          </table:table-cell>
          <table:table-cell table:formula="of:=[.F35]*[.F35]" office:value-type="float" office:value="1301.32769046713" calcext:value-type="float">
            <text:p>1,301.33</text:p>
          </table:table-cell>
          <table:table-cell table:number-columns-repeated="57"/>
        </table:table-row>
        <table:table-row table:style-name="ro2"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/>
          <table:table-cell table:formula="of:=[.A36]*[.$J$3] + [.$I$3]" office:value-type="float" office:value="219.052350472804" calcext:value-type="float">
            <text:p>219.05</text:p>
          </table:table-cell>
          <table:table-cell table:formula="of:=[.D36]-[.B36]" office:value-type="float" office:value="45.5390067016247" calcext:value-type="float">
            <text:p>45.54</text:p>
          </table:table-cell>
          <table:table-cell table:formula="of:=ABS([.E36])" office:value-type="float" office:value="45.5390067016247" calcext:value-type="float">
            <text:p>45.54</text:p>
          </table:table-cell>
          <table:table-cell table:formula="of:=[.F36]*[.F36]" office:value-type="float" office:value="2073.80113137062" calcext:value-type="float">
            <text:p>2,073.80</text:p>
          </table:table-cell>
          <table:table-cell table:number-columns-repeated="57"/>
        </table:table-row>
        <table:table-row table:style-name="ro2"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/>
          <table:table-cell table:formula="of:=[.A37]*[.$J$3] + [.$I$3]" office:value-type="float" office:value="189.594729668474" calcext:value-type="float">
            <text:p>189.59</text:p>
          </table:table-cell>
          <table:table-cell table:formula="of:=[.D37]-[.B37]" office:value-type="float" office:value="32.3009871802093" calcext:value-type="float">
            <text:p>32.30</text:p>
          </table:table-cell>
          <table:table-cell table:formula="of:=ABS([.E37])" office:value-type="float" office:value="32.3009871802093" calcext:value-type="float">
            <text:p>32.30</text:p>
          </table:table-cell>
          <table:table-cell table:formula="of:=[.F37]*[.F37]" office:value-type="float" office:value="1043.35377281605" calcext:value-type="float">
            <text:p>1,043.35</text:p>
          </table:table-cell>
          <table:table-cell table:number-columns-repeated="57"/>
        </table:table-row>
        <table:table-row table:style-name="ro2"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/>
          <table:table-cell table:formula="of:=[.A38]*[.$J$3] + [.$I$3]" office:value-type="float" office:value="235.360845989813" calcext:value-type="float">
            <text:p>235.36</text:p>
          </table:table-cell>
          <table:table-cell table:formula="of:=[.D38]-[.B38]" office:value-type="float" office:value="46.4920681746898" calcext:value-type="float">
            <text:p>46.49</text:p>
          </table:table-cell>
          <table:table-cell table:formula="of:=ABS([.E38])" office:value-type="float" office:value="46.4920681746898" calcext:value-type="float">
            <text:p>46.49</text:p>
          </table:table-cell>
          <table:table-cell table:formula="of:=[.F38]*[.F38]" office:value-type="float" office:value="2161.51240316" calcext:value-type="float">
            <text:p>2,161.51</text:p>
          </table:table-cell>
          <table:table-cell table:number-columns-repeated="57"/>
        </table:table-row>
        <table:table-row table:style-name="ro2"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/>
          <table:table-cell table:formula="of:=[.A39]*[.$J$3] + [.$I$3]" office:value-type="float" office:value="222.820495986546" calcext:value-type="float">
            <text:p>222.82</text:p>
          </table:table-cell>
          <table:table-cell table:formula="of:=[.D39]-[.B39]" office:value-type="float" office:value="43.0245278652881" calcext:value-type="float">
            <text:p>43.02</text:p>
          </table:table-cell>
          <table:table-cell table:formula="of:=ABS([.E39])" office:value-type="float" office:value="43.0245278652881" calcext:value-type="float">
            <text:p>43.02</text:p>
          </table:table-cell>
          <table:table-cell table:formula="of:=[.F39]*[.F39]" office:value-type="float" office:value="1851.10999803095" calcext:value-type="float">
            <text:p>1,851.11</text:p>
          </table:table-cell>
          <table:table-cell table:number-columns-repeated="57"/>
        </table:table-row>
        <table:table-row table:style-name="ro2"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/>
          <table:table-cell table:formula="of:=[.A40]*[.$J$3] + [.$I$3]" office:value-type="float" office:value="185.389276434581" calcext:value-type="float">
            <text:p>185.39</text:p>
          </table:table-cell>
          <table:table-cell table:formula="of:=[.D40]-[.B40]" office:value-type="float" office:value="44.7806502363208" calcext:value-type="float">
            <text:p>44.78</text:p>
          </table:table-cell>
          <table:table-cell table:formula="of:=ABS([.E40])" office:value-type="float" office:value="44.7806502363208" calcext:value-type="float">
            <text:p>44.78</text:p>
          </table:table-cell>
          <table:table-cell table:formula="of:=[.F40]*[.F40]" office:value-type="float" office:value="2005.3066355877" calcext:value-type="float">
            <text:p>2,005.31</text:p>
          </table:table-cell>
          <table:table-cell table:number-columns-repeated="57"/>
        </table:table-row>
        <table:table-row table:style-name="ro2"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/>
          <table:table-cell table:formula="of:=[.A41]*[.$J$3] + [.$I$3]" office:value-type="float" office:value="182.246650242746" calcext:value-type="float">
            <text:p>182.25</text:p>
          </table:table-cell>
          <table:table-cell table:formula="of:=[.D41]-[.B41]" office:value-type="float" office:value="9.64016768313235" calcext:value-type="float">
            <text:p>9.64</text:p>
          </table:table-cell>
          <table:table-cell table:formula="of:=ABS([.E41])" office:value-type="float" office:value="9.64016768313235" calcext:value-type="float">
            <text:p>9.64</text:p>
          </table:table-cell>
          <table:table-cell table:formula="of:=[.F41]*[.F41]" office:value-type="float" office:value="92.9328329589093" calcext:value-type="float">
            <text:p>92.93</text:p>
          </table:table-cell>
          <table:table-cell table:number-columns-repeated="57"/>
        </table:table-row>
        <table:table-row table:style-name="ro2"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/>
          <table:table-cell table:formula="of:=[.A42]*[.$J$3] + [.$I$3]" office:value-type="float" office:value="184.5986905515" calcext:value-type="float">
            <text:p>184.60</text:p>
          </table:table-cell>
          <table:table-cell table:formula="of:=[.D42]-[.B42]" office:value-type="float" office:value="44.5250494766019" calcext:value-type="float">
            <text:p>44.53</text:p>
          </table:table-cell>
          <table:table-cell table:formula="of:=ABS([.E42])" office:value-type="float" office:value="44.5250494766019" calcext:value-type="float">
            <text:p>44.53</text:p>
          </table:table-cell>
          <table:table-cell table:formula="of:=[.F42]*[.F42]" office:value-type="float" office:value="1982.48003089385" calcext:value-type="float">
            <text:p>1,982.48</text:p>
          </table:table-cell>
          <table:table-cell table:number-columns-repeated="57"/>
        </table:table-row>
        <table:table-row table:style-name="ro2"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/>
          <table:table-cell table:formula="of:=[.A43]*[.$J$3] + [.$I$3]" office:value-type="float" office:value="232.257354739067" calcext:value-type="float">
            <text:p>232.26</text:p>
          </table:table-cell>
          <table:table-cell table:formula="of:=[.D43]-[.B43]" office:value-type="float" office:value="29.9251390078798" calcext:value-type="float">
            <text:p>29.93</text:p>
          </table:table-cell>
          <table:table-cell table:formula="of:=ABS([.E43])" office:value-type="float" office:value="29.9251390078798" calcext:value-type="float">
            <text:p>29.93</text:p>
          </table:table-cell>
          <table:table-cell table:formula="of:=[.F43]*[.F43]" office:value-type="float" office:value="895.513944640931" calcext:value-type="float">
            <text:p>895.51</text:p>
          </table:table-cell>
          <table:table-cell table:number-columns-repeated="57"/>
        </table:table-row>
        <table:table-row table:style-name="ro2"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/>
          <table:table-cell table:formula="of:=[.A44]*[.$J$3] + [.$I$3]" office:value-type="float" office:value="241.872151803292" calcext:value-type="float">
            <text:p>241.87</text:p>
          </table:table-cell>
          <table:table-cell table:formula="of:=[.D44]-[.B44]" office:value-type="float" office:value="56.6143290979867" calcext:value-type="float">
            <text:p>56.61</text:p>
          </table:table-cell>
          <table:table-cell table:formula="of:=ABS([.E44])" office:value-type="float" office:value="56.6143290979867" calcext:value-type="float">
            <text:p>56.61</text:p>
          </table:table-cell>
          <table:table-cell table:formula="of:=[.F44]*[.F44]" office:value-type="float" office:value="3205.18225921514" calcext:value-type="float">
            <text:p>3,205.18</text:p>
          </table:table-cell>
          <table:table-cell table:number-columns-repeated="57"/>
        </table:table-row>
        <table:table-row table:style-name="ro2"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/>
          <table:table-cell table:formula="of:=[.A45]*[.$J$3] + [.$I$3]" office:value-type="float" office:value="200.419259881294" calcext:value-type="float">
            <text:p>200.42</text:p>
          </table:table-cell>
          <table:table-cell table:formula="of:=[.D45]-[.B45]" office:value-type="float" office:value="27.5794508032006" calcext:value-type="float">
            <text:p>27.58</text:p>
          </table:table-cell>
          <table:table-cell table:formula="of:=ABS([.E45])" office:value-type="float" office:value="27.5794508032006" calcext:value-type="float">
            <text:p>27.58</text:p>
          </table:table-cell>
          <table:table-cell table:formula="of:=[.F45]*[.F45]" office:value-type="float" office:value="760.62610660616" calcext:value-type="float">
            <text:p>760.63</text:p>
          </table:table-cell>
          <table:table-cell table:number-columns-repeated="57"/>
        </table:table-row>
        <table:table-row table:style-name="ro2"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/>
          <table:table-cell table:formula="of:=[.A46]*[.$J$3] + [.$I$3]" office:value-type="float" office:value="141.4542130974" calcext:value-type="float">
            <text:p>141.45</text:p>
          </table:table-cell>
          <table:table-cell table:formula="of:=[.D46]-[.B46]" office:value-type="float" office:value="20.361415749979" calcext:value-type="float">
            <text:p>20.36</text:p>
          </table:table-cell>
          <table:table-cell table:formula="of:=ABS([.E46])" office:value-type="float" office:value="20.361415749979" calcext:value-type="float">
            <text:p>20.36</text:p>
          </table:table-cell>
          <table:table-cell table:formula="of:=[.F46]*[.F46]" office:value-type="float" office:value="414.587251343495" calcext:value-type="float">
            <text:p>414.59</text:p>
          </table:table-cell>
          <table:table-cell table:number-columns-repeated="57"/>
        </table:table-row>
        <table:table-row table:style-name="ro2"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/>
          <table:table-cell table:formula="of:=[.A47]*[.$J$3] + [.$I$3]" office:value-type="float" office:value="195.418360507063" calcext:value-type="float">
            <text:p>195.42</text:p>
          </table:table-cell>
          <table:table-cell table:formula="of:=[.D47]-[.B47]" office:value-type="float" office:value="40.5332180577692" calcext:value-type="float">
            <text:p>40.53</text:p>
          </table:table-cell>
          <table:table-cell table:formula="of:=ABS([.E47])" office:value-type="float" office:value="40.5332180577692" calcext:value-type="float">
            <text:p>40.53</text:p>
          </table:table-cell>
          <table:table-cell table:formula="of:=[.F47]*[.F47]" office:value-type="float" office:value="1642.94176611867" calcext:value-type="float">
            <text:p>1,642.94</text:p>
          </table:table-cell>
          <table:table-cell table:number-columns-repeated="57"/>
        </table:table-row>
        <table:table-row table:style-name="ro2"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/>
          <table:table-cell table:formula="of:=[.A48]*[.$J$3] + [.$I$3]" office:value-type="float" office:value="208.942003585554" calcext:value-type="float">
            <text:p>208.94</text:p>
          </table:table-cell>
          <table:table-cell table:formula="of:=[.D48]-[.B48]" office:value-type="float" office:value="61.581198241635" calcext:value-type="float">
            <text:p>61.58</text:p>
          </table:table-cell>
          <table:table-cell table:formula="of:=ABS([.E48])" office:value-type="float" office:value="61.581198241635" calcext:value-type="float">
            <text:p>61.58</text:p>
          </table:table-cell>
          <table:table-cell table:formula="of:=[.F48]*[.F48]" office:value-type="float" office:value="3792.24397687554" calcext:value-type="float">
            <text:p>3,792.24</text:p>
          </table:table-cell>
          <table:table-cell table:number-columns-repeated="57"/>
        </table:table-row>
        <table:table-row table:style-name="ro2"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/>
          <table:table-cell table:formula="of:=[.A49]*[.$J$3] + [.$I$3]" office:value-type="float" office:value="162.926122743821" calcext:value-type="float">
            <text:p>162.93</text:p>
          </table:table-cell>
          <table:table-cell table:formula="of:=[.D49]-[.B49]" office:value-type="float" office:value="6.10570788927777" calcext:value-type="float">
            <text:p>6.11</text:p>
          </table:table-cell>
          <table:table-cell table:formula="of:=ABS([.E49])" office:value-type="float" office:value="6.10570788927777" calcext:value-type="float">
            <text:p>6.11</text:p>
          </table:table-cell>
          <table:table-cell table:formula="of:=[.F49]*[.F49]" office:value-type="float" office:value="37.2796688291888" calcext:value-type="float">
            <text:p>37.28</text:p>
          </table:table-cell>
          <table:table-cell table:number-columns-repeated="57"/>
        </table:table-row>
        <table:table-row table:style-name="ro2"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/>
          <table:table-cell table:formula="of:=[.A50]*[.$J$3] + [.$I$3]" office:value-type="float" office:value="219.022037290406" calcext:value-type="float">
            <text:p>219.02</text:p>
          </table:table-cell>
          <table:table-cell table:formula="of:=[.D50]-[.B50]" office:value-type="float" office:value="31.9614851266054" calcext:value-type="float">
            <text:p>31.96</text:p>
          </table:table-cell>
          <table:table-cell table:formula="of:=ABS([.E50])" office:value-type="float" office:value="31.9614851266054" calcext:value-type="float">
            <text:p>31.96</text:p>
          </table:table-cell>
          <table:table-cell table:formula="of:=[.F50]*[.F50]" office:value-type="float" office:value="1021.53653149822" calcext:value-type="float">
            <text:p>1,021.54</text:p>
          </table:table-cell>
          <table:table-cell table:number-columns-repeated="57"/>
        </table:table-row>
        <table:table-row table:style-name="ro2"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/>
          <table:table-cell table:formula="of:=[.A51]*[.$J$3] + [.$I$3]" office:value-type="float" office:value="266.387751580621" calcext:value-type="float">
            <text:p>266.39</text:p>
          </table:table-cell>
          <table:table-cell table:formula="of:=[.D51]-[.B51]" office:value-type="float" office:value="48.3240001787042" calcext:value-type="float">
            <text:p>48.32</text:p>
          </table:table-cell>
          <table:table-cell table:formula="of:=ABS([.E51])" office:value-type="float" office:value="48.3240001787042" calcext:value-type="float">
            <text:p>48.32</text:p>
          </table:table-cell>
          <table:table-cell table:formula="of:=[.F51]*[.F51]" office:value-type="float" office:value="2335.2089932714" calcext:value-type="float">
            <text:p>2,335.21</text:p>
          </table:table-cell>
          <table:table-cell table:number-columns-repeated="57"/>
        </table:table-row>
        <table:table-row table:style-name="ro2"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/>
          <table:table-cell table:formula="of:=[.A52]*[.$J$3] + [.$I$3]" office:value-type="float" office:value="269.157251459032" calcext:value-type="float">
            <text:p>269.16</text:p>
          </table:table-cell>
          <table:table-cell table:formula="of:=[.D52]-[.B52]" office:value-type="float" office:value="91.1877194018206" calcext:value-type="float">
            <text:p>91.19</text:p>
          </table:table-cell>
          <table:table-cell table:formula="of:=ABS([.E52])" office:value-type="float" office:value="91.1877194018206" calcext:value-type="float">
            <text:p>91.19</text:p>
          </table:table-cell>
          <table:table-cell table:formula="of:=[.F52]*[.F52]" office:value-type="float" office:value="8315.20016970517" calcext:value-type="float">
            <text:p>8,315.20</text:p>
          </table:table-cell>
          <table:table-cell table:number-columns-repeated="57"/>
        </table:table-row>
        <table:table-row table:style-name="ro2"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/>
          <table:table-cell table:formula="of:=[.A53]*[.$J$3] + [.$I$3]" office:value-type="float" office:value="136.673887694732" calcext:value-type="float">
            <text:p>136.67</text:p>
          </table:table-cell>
          <table:table-cell table:formula="of:=[.D53]-[.B53]" office:value-type="float" office:value="-2.43194928147554" calcext:value-type="float">
            <text:p>-2.43</text:p>
          </table:table-cell>
          <table:table-cell table:formula="of:=ABS([.E53])" office:value-type="float" office:value="2.43194928147554" calcext:value-type="float">
            <text:p>2.43</text:p>
          </table:table-cell>
          <table:table-cell table:formula="of:=[.F53]*[.F53]" office:value-type="float" office:value="5.91437730766939" calcext:value-type="float">
            <text:p>5.91</text:p>
          </table:table-cell>
          <table:table-cell table:number-columns-repeated="57"/>
        </table:table-row>
        <table:table-row table:style-name="ro2"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/>
          <table:table-cell table:formula="of:=[.A54]*[.$J$3] + [.$I$3]" office:value-type="float" office:value="230.553326647846" calcext:value-type="float">
            <text:p>230.55</text:p>
          </table:table-cell>
          <table:table-cell table:formula="of:=[.D54]-[.B54]" office:value-type="float" office:value="41.6057012166127" calcext:value-type="float">
            <text:p>41.61</text:p>
          </table:table-cell>
          <table:table-cell table:formula="of:=ABS([.E54])" office:value-type="float" office:value="41.6057012166127" calcext:value-type="float">
            <text:p>41.61</text:p>
          </table:table-cell>
          <table:table-cell table:formula="of:=[.F54]*[.F54]" office:value-type="float" office:value="1731.03437372604" calcext:value-type="float">
            <text:p>1,731.03</text:p>
          </table:table-cell>
          <table:table-cell table:number-columns-repeated="57"/>
        </table:table-row>
        <table:table-row table:style-name="ro2"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/>
          <table:table-cell table:formula="of:=[.A55]*[.$J$3] + [.$I$3]" office:value-type="float" office:value="93.3987794020188" calcext:value-type="float">
            <text:p>93.40</text:p>
          </table:table-cell>
          <table:table-cell table:formula="of:=[.D55]-[.B55]" office:value-type="float" office:value="-32.7448165402532" calcext:value-type="float">
            <text:p>-32.74</text:p>
          </table:table-cell>
          <table:table-cell table:formula="of:=ABS([.E55])" office:value-type="float" office:value="32.7448165402532" calcext:value-type="float">
            <text:p>32.74</text:p>
          </table:table-cell>
          <table:table-cell table:formula="of:=[.F55]*[.F55]" office:value-type="float" office:value="1072.22301025484" calcext:value-type="float">
            <text:p>1,072.22</text:p>
          </table:table-cell>
          <table:table-cell table:number-columns-repeated="57"/>
        </table:table-row>
        <table:table-row table:style-name="ro2"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/>
          <table:table-cell table:formula="of:=[.A56]*[.$J$3] + [.$I$3]" office:value-type="float" office:value="150.650115648786" calcext:value-type="float">
            <text:p>150.65</text:p>
          </table:table-cell>
          <table:table-cell table:formula="of:=[.D56]-[.B56]" office:value-type="float" office:value="37.201077918509" calcext:value-type="float">
            <text:p>37.20</text:p>
          </table:table-cell>
          <table:table-cell table:formula="of:=ABS([.E56])" office:value-type="float" office:value="37.201077918509" calcext:value-type="float">
            <text:p>37.20</text:p>
          </table:table-cell>
          <table:table-cell table:formula="of:=[.F56]*[.F56]" office:value-type="float" office:value="1383.92019829898" calcext:value-type="float">
            <text:p>1,383.92</text:p>
          </table:table-cell>
          <table:table-cell table:number-columns-repeated="57"/>
        </table:table-row>
        <table:table-row table:style-name="ro2"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/>
          <table:table-cell table:formula="of:=[.A57]*[.$J$3] + [.$I$3]" office:value-type="float" office:value="152.789008884084" calcext:value-type="float">
            <text:p>152.79</text:p>
          </table:table-cell>
          <table:table-cell table:formula="of:=[.D57]-[.B57]" office:value-type="float" office:value="45.904961635962" calcext:value-type="float">
            <text:p>45.90</text:p>
          </table:table-cell>
          <table:table-cell table:formula="of:=ABS([.E57])" office:value-type="float" office:value="45.904961635962" calcext:value-type="float">
            <text:p>45.90</text:p>
          </table:table-cell>
          <table:table-cell table:formula="of:=[.F57]*[.F57]" office:value-type="float" office:value="2107.26550279914" calcext:value-type="float">
            <text:p>2,107.27</text:p>
          </table:table-cell>
          <table:table-cell table:number-columns-repeated="57"/>
        </table:table-row>
        <table:table-row table:style-name="ro2"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/>
          <table:table-cell table:formula="of:=[.A58]*[.$J$3] + [.$I$3]" office:value-type="float" office:value="249.717918315442" calcext:value-type="float">
            <text:p>249.72</text:p>
          </table:table-cell>
          <table:table-cell table:formula="of:=[.D58]-[.B58]" office:value-type="float" office:value="45.7395005848726" calcext:value-type="float">
            <text:p>45.74</text:p>
          </table:table-cell>
          <table:table-cell table:formula="of:=ABS([.E58])" office:value-type="float" office:value="45.7395005848726" calcext:value-type="float">
            <text:p>45.74</text:p>
          </table:table-cell>
          <table:table-cell table:formula="of:=[.F58]*[.F58]" office:value-type="float" office:value="2092.10191375356" calcext:value-type="float">
            <text:p>2,092.10</text:p>
          </table:table-cell>
          <table:table-cell table:number-columns-repeated="57"/>
        </table:table-row>
        <table:table-row table:style-name="ro2"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/>
          <table:table-cell table:formula="of:=[.A59]*[.$J$3] + [.$I$3]" office:value-type="float" office:value="199.518232154458" calcext:value-type="float">
            <text:p>199.52</text:p>
          </table:table-cell>
          <table:table-cell table:formula="of:=[.D59]-[.B59]" office:value-type="float" office:value="20.4645491503866" calcext:value-type="float">
            <text:p>20.46</text:p>
          </table:table-cell>
          <table:table-cell table:formula="of:=ABS([.E59])" office:value-type="float" office:value="20.4645491503866" calcext:value-type="float">
            <text:p>20.46</text:p>
          </table:table-cell>
          <table:table-cell table:formula="of:=[.F59]*[.F59]" office:value-type="float" office:value="418.797771928588" calcext:value-type="float">
            <text:p>418.80</text:p>
          </table:table-cell>
          <table:table-cell table:number-columns-repeated="57"/>
        </table:table-row>
        <table:table-row table:style-name="ro2"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/>
          <table:table-cell table:formula="of:=[.A60]*[.$J$3] + [.$I$3]" office:value-type="float" office:value="139.850095886033" calcext:value-type="float">
            <text:p>139.85</text:p>
          </table:table-cell>
          <table:table-cell table:formula="of:=[.D60]-[.B60]" office:value-type="float" office:value="-1.64622870867717" calcext:value-type="float">
            <text:p>-1.65</text:p>
          </table:table-cell>
          <table:table-cell table:formula="of:=ABS([.E60])" office:value-type="float" office:value="1.64622870867717" calcext:value-type="float">
            <text:p>1.65</text:p>
          </table:table-cell>
          <table:table-cell table:formula="of:=[.F60]*[.F60]" office:value-type="float" office:value="2.71006896127291" calcext:value-type="float">
            <text:p>2.71</text:p>
          </table:table-cell>
          <table:table-cell table:number-columns-repeated="57"/>
        </table:table-row>
        <table:table-row table:style-name="ro2"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/>
          <table:table-cell table:formula="of:=[.A61]*[.$J$3] + [.$I$3]" office:value-type="float" office:value="199.913914160502" calcext:value-type="float">
            <text:p>199.91</text:p>
          </table:table-cell>
          <table:table-cell table:formula="of:=[.D61]-[.B61]" office:value-type="float" office:value="17.167400569469" calcext:value-type="float">
            <text:p>17.17</text:p>
          </table:table-cell>
          <table:table-cell table:formula="of:=ABS([.E61])" office:value-type="float" office:value="17.167400569469" calcext:value-type="float">
            <text:p>17.17</text:p>
          </table:table-cell>
          <table:table-cell table:formula="of:=[.F61]*[.F61]" office:value-type="float" office:value="294.719642312606" calcext:value-type="float">
            <text:p>294.72</text:p>
          </table:table-cell>
          <table:table-cell table:number-columns-repeated="57"/>
        </table:table-row>
        <table:table-row table:style-name="ro2"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/>
          <table:table-cell table:formula="of:=[.A62]*[.$J$3] + [.$I$3]" office:value-type="float" office:value="214.682506152229" calcext:value-type="float">
            <text:p>214.68</text:p>
          </table:table-cell>
          <table:table-cell table:formula="of:=[.D62]-[.B62]" office:value-type="float" office:value="45.8575791526043" calcext:value-type="float">
            <text:p>45.86</text:p>
          </table:table-cell>
          <table:table-cell table:formula="of:=ABS([.E62])" office:value-type="float" office:value="45.8575791526043" calcext:value-type="float">
            <text:p>45.86</text:p>
          </table:table-cell>
          <table:table-cell table:formula="of:=[.F62]*[.F62]" office:value-type="float" office:value="2102.91756573737" calcext:value-type="float">
            <text:p>2,102.92</text:p>
          </table:table-cell>
          <table:table-cell table:number-columns-repeated="57"/>
        </table:table-row>
        <table:table-row table:style-name="ro2"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/>
          <table:table-cell table:formula="of:=[.A63]*[.$J$3] + [.$I$3]" office:value-type="float" office:value="277.018730660249" calcext:value-type="float">
            <text:p>277.02</text:p>
          </table:table-cell>
          <table:table-cell table:formula="of:=[.D63]-[.B63]" office:value-type="float" office:value="46.3399524636958" calcext:value-type="float">
            <text:p>46.34</text:p>
          </table:table-cell>
          <table:table-cell table:formula="of:=ABS([.E63])" office:value-type="float" office:value="46.3399524636958" calcext:value-type="float">
            <text:p>46.34</text:p>
          </table:table-cell>
          <table:table-cell table:formula="of:=[.F63]*[.F63]" office:value-type="float" office:value="2147.39119433759" calcext:value-type="float">
            <text:p>2,147.39</text:p>
          </table:table-cell>
          <table:table-cell table:number-columns-repeated="57"/>
        </table:table-row>
        <table:table-row table:style-name="ro2"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/>
          <table:table-cell table:formula="of:=[.A64]*[.$J$3] + [.$I$3]" office:value-type="float" office:value="157.536515858352" calcext:value-type="float">
            <text:p>157.54</text:p>
          </table:table-cell>
          <table:table-cell table:formula="of:=[.D64]-[.B64]" office:value-type="float" office:value="20.943715358058" calcext:value-type="float">
            <text:p>20.94</text:p>
          </table:table-cell>
          <table:table-cell table:formula="of:=ABS([.E64])" office:value-type="float" office:value="20.943715358058" calcext:value-type="float">
            <text:p>20.94</text:p>
          </table:table-cell>
          <table:table-cell table:formula="of:=[.F64]*[.F64]" office:value-type="float" office:value="438.639212999355" calcext:value-type="float">
            <text:p>438.64</text:p>
          </table:table-cell>
          <table:table-cell table:number-columns-repeated="57"/>
        </table:table-row>
        <table:table-row table:style-name="ro2"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/>
          <table:table-cell table:formula="of:=[.A65]*[.$J$3] + [.$I$3]" office:value-type="float" office:value="232.422919059258" calcext:value-type="float">
            <text:p>232.42</text:p>
          </table:table-cell>
          <table:table-cell table:formula="of:=[.D65]-[.B65]" office:value-type="float" office:value="44.851861531054" calcext:value-type="float">
            <text:p>44.85</text:p>
          </table:table-cell>
          <table:table-cell table:formula="of:=ABS([.E65])" office:value-type="float" office:value="44.851861531054" calcext:value-type="float">
            <text:p>44.85</text:p>
          </table:table-cell>
          <table:table-cell table:formula="of:=[.F65]*[.F65]" office:value-type="float" office:value="2011.68948280084" calcext:value-type="float">
            <text:p>2,011.69</text:p>
          </table:table-cell>
          <table:table-cell table:number-columns-repeated="57"/>
        </table:table-row>
        <table:table-row table:style-name="ro2"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/>
          <table:table-cell table:formula="of:=[.A66]*[.$J$3] + [.$I$3]" office:value-type="float" office:value="220.15747801655" calcext:value-type="float">
            <text:p>220.16</text:p>
          </table:table-cell>
          <table:table-cell table:formula="of:=[.D66]-[.B66]" office:value-type="float" office:value="41.4814859490584" calcext:value-type="float">
            <text:p>41.48</text:p>
          </table:table-cell>
          <table:table-cell table:formula="of:=ABS([.E66])" office:value-type="float" office:value="41.4814859490584" calcext:value-type="float">
            <text:p>41.48</text:p>
          </table:table-cell>
          <table:table-cell table:formula="of:=[.F66]*[.F66]" office:value-type="float" office:value="1720.71367654193" calcext:value-type="float">
            <text:p>1,720.71</text:p>
          </table:table-cell>
          <table:table-cell table:number-columns-repeated="57"/>
        </table:table-row>
        <table:table-row table:style-name="ro2"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/>
          <table:table-cell table:formula="of:=[.A67]*[.$J$3] + [.$I$3]" office:value-type="float" office:value="195.590316355278" calcext:value-type="float">
            <text:p>195.59</text:p>
          </table:table-cell>
          <table:table-cell table:formula="of:=[.D67]-[.B67]" office:value-type="float" office:value="15.389050286346" calcext:value-type="float">
            <text:p>15.39</text:p>
          </table:table-cell>
          <table:table-cell table:formula="of:=ABS([.E67])" office:value-type="float" office:value="15.389050286346" calcext:value-type="float">
            <text:p>15.39</text:p>
          </table:table-cell>
          <table:table-cell table:formula="of:=[.F67]*[.F67]" office:value-type="float" office:value="236.822868715686" calcext:value-type="float">
            <text:p>236.82</text:p>
          </table:table-cell>
          <table:table-cell table:number-columns-repeated="57"/>
        </table:table-row>
        <table:table-row table:style-name="ro2"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/>
          <table:table-cell table:formula="of:=[.A68]*[.$J$3] + [.$I$3]" office:value-type="float" office:value="196.640462203302" calcext:value-type="float">
            <text:p>196.64</text:p>
          </table:table-cell>
          <table:table-cell table:formula="of:=[.D68]-[.B68]" office:value-type="float" office:value="43.9019722537979" calcext:value-type="float">
            <text:p>43.90</text:p>
          </table:table-cell>
          <table:table-cell table:formula="of:=ABS([.E68])" office:value-type="float" office:value="43.9019722537979" calcext:value-type="float">
            <text:p>43.90</text:p>
          </table:table-cell>
          <table:table-cell table:formula="of:=[.F68]*[.F68]" office:value-type="float" office:value="1927.38316777324" calcext:value-type="float">
            <text:p>1,927.38</text:p>
          </table:table-cell>
          <table:table-cell table:number-columns-repeated="57"/>
        </table:table-row>
        <table:table-row table:style-name="ro2"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/>
          <table:table-cell table:formula="of:=[.A69]*[.$J$3] + [.$I$3]" office:value-type="float" office:value="181.429948081056" calcext:value-type="float">
            <text:p>181.43</text:p>
          </table:table-cell>
          <table:table-cell table:formula="of:=[.D69]-[.B69]" office:value-type="float" office:value="34.9989229253819" calcext:value-type="float">
            <text:p>35.00</text:p>
          </table:table-cell>
          <table:table-cell table:formula="of:=ABS([.E69])" office:value-type="float" office:value="34.9989229253819" calcext:value-type="float">
            <text:p>35.00</text:p>
          </table:table-cell>
          <table:table-cell table:formula="of:=[.F69]*[.F69]" office:value-type="float" office:value="1224.92460593683" calcext:value-type="float">
            <text:p>1,224.92</text:p>
          </table:table-cell>
          <table:table-cell table:number-columns-repeated="57"/>
        </table:table-row>
        <table:table-row table:style-name="ro2"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/>
          <table:table-cell table:formula="of:=[.A70]*[.$J$3] + [.$I$3]" office:value-type="float" office:value="141.174112515082" calcext:value-type="float">
            <text:p>141.17</text:p>
          </table:table-cell>
          <table:table-cell table:formula="of:=[.D70]-[.B70]" office:value-type="float" office:value="5.62991114025857" calcext:value-type="float">
            <text:p>5.63</text:p>
          </table:table-cell>
          <table:table-cell table:formula="of:=ABS([.E70])" office:value-type="float" office:value="5.62991114025857" calcext:value-type="float">
            <text:p>5.63</text:p>
          </table:table-cell>
          <table:table-cell table:formula="of:=[.F70]*[.F70]" office:value-type="float" office:value="31.6958994472076" calcext:value-type="float">
            <text:p>31.70</text:p>
          </table:table-cell>
          <table:table-cell table:number-columns-repeated="57"/>
        </table:table-row>
        <table:table-row table:style-name="ro2"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/>
          <table:table-cell table:formula="of:=[.A71]*[.$J$3] + [.$I$3]" office:value-type="float" office:value="276.507802941716" calcext:value-type="float">
            <text:p>276.51</text:p>
          </table:table-cell>
          <table:table-cell table:formula="of:=[.D71]-[.B71]" office:value-type="float" office:value="64.1588384015175" calcext:value-type="float">
            <text:p>64.16</text:p>
          </table:table-cell>
          <table:table-cell table:formula="of:=ABS([.E71])" office:value-type="float" office:value="64.1588384015175" calcext:value-type="float">
            <text:p>64.16</text:p>
          </table:table-cell>
          <table:table-cell table:formula="of:=[.F71]*[.F71]" office:value-type="float" office:value="4116.35654503203" calcext:value-type="float">
            <text:p>4,116.36</text:p>
          </table:table-cell>
          <table:table-cell table:number-columns-repeated="57"/>
        </table:table-row>
        <table:table-row table:style-name="ro2"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/>
          <table:table-cell table:formula="of:=[.A72]*[.$J$3] + [.$I$3]" office:value-type="float" office:value="132.992123074061" calcext:value-type="float">
            <text:p>132.99</text:p>
          </table:table-cell>
          <table:table-cell table:formula="of:=[.D72]-[.B72]" office:value-type="float" office:value="-8.51097494125918" calcext:value-type="float">
            <text:p>-8.51</text:p>
          </table:table-cell>
          <table:table-cell table:formula="of:=ABS([.E72])" office:value-type="float" office:value="8.51097494125918" calcext:value-type="float">
            <text:p>8.51</text:p>
          </table:table-cell>
          <table:table-cell table:formula="of:=[.F72]*[.F72]" office:value-type="float" office:value="72.4366944507417" calcext:value-type="float">
            <text:p>72.44</text:p>
          </table:table-cell>
          <table:table-cell table:number-columns-repeated="57"/>
        </table:table-row>
        <table:table-row table:style-name="ro2"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/>
          <table:table-cell table:formula="of:=[.A73]*[.$J$3] + [.$I$3]" office:value-type="float" office:value="178.679024749392" calcext:value-type="float">
            <text:p>178.68</text:p>
          </table:table-cell>
          <table:table-cell table:formula="of:=[.D73]-[.B73]" office:value-type="float" office:value="44.3990759808621" calcext:value-type="float">
            <text:p>44.40</text:p>
          </table:table-cell>
          <table:table-cell table:formula="of:=ABS([.E73])" office:value-type="float" office:value="44.3990759808621" calcext:value-type="float">
            <text:p>44.40</text:p>
          </table:table-cell>
          <table:table-cell table:formula="of:=[.F73]*[.F73]" office:value-type="float" office:value="1971.27794795436" calcext:value-type="float">
            <text:p>1,971.28</text:p>
          </table:table-cell>
          <table:table-cell table:number-columns-repeated="57"/>
        </table:table-row>
        <table:table-row table:style-name="ro2"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/>
          <table:table-cell table:formula="of:=[.A74]*[.$J$3] + [.$I$3]" office:value-type="float" office:value="239.601595175378" calcext:value-type="float">
            <text:p>239.60</text:p>
          </table:table-cell>
          <table:table-cell table:formula="of:=[.D74]-[.B74]" office:value-type="float" office:value="49.7629774576694" calcext:value-type="float">
            <text:p>49.76</text:p>
          </table:table-cell>
          <table:table-cell table:formula="of:=ABS([.E74])" office:value-type="float" office:value="49.7629774576694" calcext:value-type="float">
            <text:p>49.76</text:p>
          </table:table-cell>
          <table:table-cell table:formula="of:=[.F74]*[.F74]" office:value-type="float" office:value="2476.35392545251" calcext:value-type="float">
            <text:p>2,476.35</text:p>
          </table:table-cell>
          <table:table-cell table:number-columns-repeated="57"/>
        </table:table-row>
        <table:table-row table:style-name="ro2"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/>
          <table:table-cell table:formula="of:=[.A75]*[.$J$3] + [.$I$3]" office:value-type="float" office:value="175.504236895812" calcext:value-type="float">
            <text:p>175.50</text:p>
          </table:table-cell>
          <table:table-cell table:formula="of:=[.D75]-[.B75]" office:value-type="float" office:value="32.358628445557" calcext:value-type="float">
            <text:p>32.36</text:p>
          </table:table-cell>
          <table:table-cell table:formula="of:=ABS([.E75])" office:value-type="float" office:value="32.358628445557" calcext:value-type="float">
            <text:p>32.36</text:p>
          </table:table-cell>
          <table:table-cell table:formula="of:=[.F75]*[.F75]" office:value-type="float" office:value="1047.08083487761" calcext:value-type="float">
            <text:p>1,047.08</text:p>
          </table:table-cell>
          <table:table-cell table:number-columns-repeated="57"/>
        </table:table-row>
        <table:table-row table:style-name="ro2"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/>
          <table:table-cell table:formula="of:=[.A76]*[.$J$3] + [.$I$3]" office:value-type="float" office:value="183.529980181114" calcext:value-type="float">
            <text:p>183.53</text:p>
          </table:table-cell>
          <table:table-cell table:formula="of:=[.D76]-[.B76]" office:value-type="float" office:value="44.7222800728076" calcext:value-type="float">
            <text:p>44.72</text:p>
          </table:table-cell>
          <table:table-cell table:formula="of:=ABS([.E76])" office:value-type="float" office:value="44.7222800728076" calcext:value-type="float">
            <text:p>44.72</text:p>
          </table:table-cell>
          <table:table-cell table:formula="of:=[.F76]*[.F76]" office:value-type="float" office:value="2000.08233491065" calcext:value-type="float">
            <text:p>2,000.08</text:p>
          </table:table-cell>
          <table:table-cell table:number-columns-repeated="57"/>
        </table:table-row>
        <table:table-row table:style-name="ro2"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/>
          <table:table-cell table:formula="of:=[.A77]*[.$J$3] + [.$I$3]" office:value-type="float" office:value="190.27251620195" calcext:value-type="float">
            <text:p>190.27</text:p>
          </table:table-cell>
          <table:table-cell table:formula="of:=[.D77]-[.B77]" office:value-type="float" office:value="20.5962494694705" calcext:value-type="float">
            <text:p>20.60</text:p>
          </table:table-cell>
          <table:table-cell table:formula="of:=ABS([.E77])" office:value-type="float" office:value="20.5962494694705" calcext:value-type="float">
            <text:p>20.60</text:p>
          </table:table-cell>
          <table:table-cell table:formula="of:=[.F77]*[.F77]" office:value-type="float" office:value="424.205492208662" calcext:value-type="float">
            <text:p>424.21</text:p>
          </table:table-cell>
          <table:table-cell table:number-columns-repeated="57"/>
        </table:table-row>
        <table:table-row table:style-name="ro2"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/>
          <table:table-cell table:formula="of:=[.A78]*[.$J$3] + [.$I$3]" office:value-type="float" office:value="121.914108365422" calcext:value-type="float">
            <text:p>121.91</text:p>
          </table:table-cell>
          <table:table-cell table:formula="of:=[.D78]-[.B78]" office:value-type="float" office:value="5.80773225380162" calcext:value-type="float">
            <text:p>5.81</text:p>
          </table:table-cell>
          <table:table-cell table:formula="of:=ABS([.E78])" office:value-type="float" office:value="5.80773225380162" calcext:value-type="float">
            <text:p>5.81</text:p>
          </table:table-cell>
          <table:table-cell table:formula="of:=[.F78]*[.F78]" office:value-type="float" office:value="33.7297539318476" calcext:value-type="float">
            <text:p>33.73</text:p>
          </table:table-cell>
          <table:table-cell table:number-columns-repeated="57"/>
        </table:table-row>
        <table:table-row table:style-name="ro2"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/>
          <table:table-cell table:formula="of:=[.A79]*[.$J$3] + [.$I$3]" office:value-type="float" office:value="257.427918423359" calcext:value-type="float">
            <text:p>257.43</text:p>
          </table:table-cell>
          <table:table-cell table:formula="of:=[.D79]-[.B79]" office:value-type="float" office:value="53.9796454187197" calcext:value-type="float">
            <text:p>53.98</text:p>
          </table:table-cell>
          <table:table-cell table:formula="of:=ABS([.E79])" office:value-type="float" office:value="53.9796454187197" calcext:value-type="float">
            <text:p>53.98</text:p>
          </table:table-cell>
          <table:table-cell table:formula="of:=[.F79]*[.F79]" office:value-type="float" office:value="2913.80211953071" calcext:value-type="float">
            <text:p>2,913.80</text:p>
          </table:table-cell>
          <table:table-cell table:number-columns-repeated="57"/>
        </table:table-row>
        <table:table-row table:style-name="ro2"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/>
          <table:table-cell table:formula="of:=[.A80]*[.$J$3] + [.$I$3]" office:value-type="float" office:value="177.49221884809" calcext:value-type="float">
            <text:p>177.49</text:p>
          </table:table-cell>
          <table:table-cell table:formula="of:=[.D80]-[.B80]" office:value-type="float" office:value="37.0913056414496" calcext:value-type="float">
            <text:p>37.09</text:p>
          </table:table-cell>
          <table:table-cell table:formula="of:=ABS([.E80])" office:value-type="float" office:value="37.0913056414496" calcext:value-type="float">
            <text:p>37.09</text:p>
          </table:table-cell>
          <table:table-cell table:formula="of:=[.F80]*[.F80]" office:value-type="float" office:value="1375.76495418743" calcext:value-type="float">
            <text:p>1,375.76</text:p>
          </table:table-cell>
          <table:table-cell table:number-columns-repeated="57"/>
        </table:table-row>
        <table:table-row table:style-name="ro2"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/>
          <table:table-cell table:formula="of:=[.A81]*[.$J$3] + [.$I$3]" office:value-type="float" office:value="164.413676573746" calcext:value-type="float">
            <text:p>164.41</text:p>
          </table:table-cell>
          <table:table-cell table:formula="of:=[.D81]-[.B81]" office:value-type="float" office:value="11.5087137844045" calcext:value-type="float">
            <text:p>11.51</text:p>
          </table:table-cell>
          <table:table-cell table:formula="of:=ABS([.E81])" office:value-type="float" office:value="11.5087137844045" calcext:value-type="float">
            <text:p>11.51</text:p>
          </table:table-cell>
          <table:table-cell table:formula="of:=[.F81]*[.F81]" office:value-type="float" office:value="132.450492971343" calcext:value-type="float">
            <text:p>132.45</text:p>
          </table:table-cell>
          <table:table-cell table:number-columns-repeated="57"/>
        </table:table-row>
        <table:table-row table:style-name="ro2"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/>
          <table:table-cell table:formula="of:=[.A82]*[.$J$3] + [.$I$3]" office:value-type="float" office:value="120.311007541116" calcext:value-type="float">
            <text:p>120.31</text:p>
          </table:table-cell>
          <table:table-cell table:formula="of:=[.D82]-[.B82]" office:value-type="float" office:value="-6.14982222518694" calcext:value-type="float">
            <text:p>-6.15</text:p>
          </table:table-cell>
          <table:table-cell table:formula="of:=ABS([.E82])" office:value-type="float" office:value="6.14982222518694" calcext:value-type="float">
            <text:p>6.15</text:p>
          </table:table-cell>
          <table:table-cell table:formula="of:=[.F82]*[.F82]" office:value-type="float" office:value="37.8203134014032" calcext:value-type="float">
            <text:p>37.82</text:p>
          </table:table-cell>
          <table:table-cell table:number-columns-repeated="57"/>
        </table:table-row>
        <table:table-row table:style-name="ro2"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/>
          <table:table-cell table:formula="of:=[.A83]*[.$J$3] + [.$I$3]" office:value-type="float" office:value="155.219114577607" calcext:value-type="float">
            <text:p>155.22</text:p>
          </table:table-cell>
          <table:table-cell table:formula="of:=[.D83]-[.B83]" office:value-type="float" office:value="22.6025892068271" calcext:value-type="float">
            <text:p>22.60</text:p>
          </table:table-cell>
          <table:table-cell table:formula="of:=ABS([.E83])" office:value-type="float" office:value="22.6025892068271" calcext:value-type="float">
            <text:p>22.60</text:p>
          </table:table-cell>
          <table:table-cell table:formula="of:=[.F83]*[.F83]" office:value-type="float" office:value="510.877038852577" calcext:value-type="float">
            <text:p>510.88</text:p>
          </table:table-cell>
          <table:table-cell table:number-columns-repeated="57"/>
        </table:table-row>
        <table:table-row table:style-name="ro2"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/>
          <table:table-cell table:formula="of:=[.A84]*[.$J$3] + [.$I$3]" office:value-type="float" office:value="164.232229178035" calcext:value-type="float">
            <text:p>164.23</text:p>
          </table:table-cell>
          <table:table-cell table:formula="of:=[.D84]-[.B84]" office:value-type="float" office:value="35.2111739164943" calcext:value-type="float">
            <text:p>35.21</text:p>
          </table:table-cell>
          <table:table-cell table:formula="of:=ABS([.E84])" office:value-type="float" office:value="35.2111739164943" calcext:value-type="float">
            <text:p>35.21</text:p>
          </table:table-cell>
          <table:table-cell table:formula="of:=[.F84]*[.F84]" office:value-type="float" office:value="1239.82676857761" calcext:value-type="float">
            <text:p>1,239.83</text:p>
          </table:table-cell>
          <table:table-cell table:number-columns-repeated="57"/>
        </table:table-row>
        <table:table-row table:style-name="ro2"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/>
          <table:table-cell table:formula="of:=[.A85]*[.$J$3] + [.$I$3]" office:value-type="float" office:value="205.008520173931" calcext:value-type="float">
            <text:p>205.01</text:p>
          </table:table-cell>
          <table:table-cell table:formula="of:=[.D85]-[.B85]" office:value-type="float" office:value="37.1153432510052" calcext:value-type="float">
            <text:p>37.12</text:p>
          </table:table-cell>
          <table:table-cell table:formula="of:=ABS([.E85])" office:value-type="float" office:value="37.1153432510052" calcext:value-type="float">
            <text:p>37.12</text:p>
          </table:table-cell>
          <table:table-cell table:formula="of:=[.F85]*[.F85]" office:value-type="float" office:value="1377.54870463994" calcext:value-type="float">
            <text:p>1,377.55</text:p>
          </table:table-cell>
          <table:table-cell table:number-columns-repeated="57"/>
        </table:table-row>
        <table:table-row table:style-name="ro2"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/>
          <table:table-cell table:formula="of:=[.A86]*[.$J$3] + [.$I$3]" office:value-type="float" office:value="121.940030315329" calcext:value-type="float">
            <text:p>121.94</text:p>
          </table:table-cell>
          <table:table-cell table:formula="of:=[.D86]-[.B86]" office:value-type="float" office:value="-8.8807796067627" calcext:value-type="float">
            <text:p>-8.88</text:p>
          </table:table-cell>
          <table:table-cell table:formula="of:=ABS([.E86])" office:value-type="float" office:value="8.8807796067627" calcext:value-type="float">
            <text:p>8.88</text:p>
          </table:table-cell>
          <table:table-cell table:formula="of:=[.F86]*[.F86]" office:value-type="float" office:value="78.8682464238923" calcext:value-type="float">
            <text:p>78.87</text:p>
          </table:table-cell>
          <table:table-cell table:number-columns-repeated="57"/>
        </table:table-row>
        <table:table-row table:style-name="ro2"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/>
          <table:table-cell table:formula="of:=[.A87]*[.$J$3] + [.$I$3]" office:value-type="float" office:value="180.631427493924" calcext:value-type="float">
            <text:p>180.63</text:p>
          </table:table-cell>
          <table:table-cell table:formula="of:=[.D87]-[.B87]" office:value-type="float" office:value="30.5334858688779" calcext:value-type="float">
            <text:p>30.53</text:p>
          </table:table-cell>
          <table:table-cell table:formula="of:=ABS([.E87])" office:value-type="float" office:value="30.5334858688779" calcext:value-type="float">
            <text:p>30.53</text:p>
          </table:table-cell>
          <table:table-cell table:formula="of:=[.F87]*[.F87]" office:value-type="float" office:value="932.293759304965" calcext:value-type="float">
            <text:p>932.29</text:p>
          </table:table-cell>
          <table:table-cell table:number-columns-repeated="57"/>
        </table:table-row>
        <table:table-row table:style-name="ro2"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/>
          <table:table-cell table:formula="of:=[.A88]*[.$J$3] + [.$I$3]" office:value-type="float" office:value="247.765669857414" calcext:value-type="float">
            <text:p>247.77</text:p>
          </table:table-cell>
          <table:table-cell table:formula="of:=[.D88]-[.B88]" office:value-type="float" office:value="40.209261665571" calcext:value-type="float">
            <text:p>40.21</text:p>
          </table:table-cell>
          <table:table-cell table:formula="of:=ABS([.E88])" office:value-type="float" office:value="40.209261665571" calcext:value-type="float">
            <text:p>40.21</text:p>
          </table:table-cell>
          <table:table-cell table:formula="of:=[.F88]*[.F88]" office:value-type="float" office:value="1616.78472369036" calcext:value-type="float">
            <text:p>1,616.78</text:p>
          </table:table-cell>
          <table:table-cell table:number-columns-repeated="57"/>
        </table:table-row>
        <table:table-row table:style-name="ro2"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/>
          <table:table-cell table:formula="of:=[.A89]*[.$J$3] + [.$I$3]" office:value-type="float" office:value="203.84376155241" calcext:value-type="float">
            <text:p>203.84</text:p>
          </table:table-cell>
          <table:table-cell table:formula="of:=[.D89]-[.B89]" office:value-type="float" office:value="48.5135271582799" calcext:value-type="float">
            <text:p>48.51</text:p>
          </table:table-cell>
          <table:table-cell table:formula="of:=ABS([.E89])" office:value-type="float" office:value="48.5135271582799" calcext:value-type="float">
            <text:p>48.51</text:p>
          </table:table-cell>
          <table:table-cell table:formula="of:=[.F89]*[.F89]" office:value-type="float" office:value="2353.56231733716" calcext:value-type="float">
            <text:p>2,353.56</text:p>
          </table:table-cell>
          <table:table-cell table:number-columns-repeated="57"/>
        </table:table-row>
        <table:table-row table:style-name="ro2"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/>
          <table:table-cell table:formula="of:=[.A90]*[.$J$3] + [.$I$3]" office:value-type="float" office:value="167.165219773533" calcext:value-type="float">
            <text:p>167.17</text:p>
          </table:table-cell>
          <table:table-cell table:formula="of:=[.D90]-[.B90]" office:value-type="float" office:value="32.7560602933185" calcext:value-type="float">
            <text:p>32.76</text:p>
          </table:table-cell>
          <table:table-cell table:formula="of:=ABS([.E90])" office:value-type="float" office:value="32.7560602933185" calcext:value-type="float">
            <text:p>32.76</text:p>
          </table:table-cell>
          <table:table-cell table:formula="of:=[.F90]*[.F90]" office:value-type="float" office:value="1072.95948593952" calcext:value-type="float">
            <text:p>1,072.96</text:p>
          </table:table-cell>
          <table:table-cell table:number-columns-repeated="57"/>
        </table:table-row>
        <table:table-row table:style-name="ro2"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/>
          <table:table-cell table:formula="of:=[.A91]*[.$J$3] + [.$I$3]" office:value-type="float" office:value="199.64465618164" calcext:value-type="float">
            <text:p>199.64</text:p>
          </table:table-cell>
          <table:table-cell table:formula="of:=[.D91]-[.B91]" office:value-type="float" office:value="53.2333877677527" calcext:value-type="float">
            <text:p>53.23</text:p>
          </table:table-cell>
          <table:table-cell table:formula="of:=ABS([.E91])" office:value-type="float" office:value="53.2333877677527" calcext:value-type="float">
            <text:p>53.23</text:p>
          </table:table-cell>
          <table:table-cell table:formula="of:=[.F91]*[.F91]" office:value-type="float" office:value="2833.79357323192" calcext:value-type="float">
            <text:p>2,833.79</text:p>
          </table:table-cell>
          <table:table-cell table:number-columns-repeated="57"/>
        </table:table-row>
        <table:table-row table:style-name="ro2"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/>
          <table:table-cell table:formula="of:=[.A92]*[.$J$3] + [.$I$3]" office:value-type="float" office:value="171.536381379945" calcext:value-type="float">
            <text:p>171.54</text:p>
          </table:table-cell>
          <table:table-cell table:formula="of:=[.D92]-[.B92]" office:value-type="float" office:value="23.4702840600295" calcext:value-type="float">
            <text:p>23.47</text:p>
          </table:table-cell>
          <table:table-cell table:formula="of:=ABS([.E92])" office:value-type="float" office:value="23.4702840600295" calcext:value-type="float">
            <text:p>23.47</text:p>
          </table:table-cell>
          <table:table-cell table:formula="of:=[.F92]*[.F92]" office:value-type="float" office:value="550.854233858474" calcext:value-type="float">
            <text:p>550.85</text:p>
          </table:table-cell>
          <table:table-cell table:number-columns-repeated="57"/>
        </table:table-row>
        <table:table-row table:style-name="ro2"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/>
          <table:table-cell table:formula="of:=[.A93]*[.$J$3] + [.$I$3]" office:value-type="float" office:value="254.272609019894" calcext:value-type="float">
            <text:p>254.27</text:p>
          </table:table-cell>
          <table:table-cell table:formula="of:=[.D93]-[.B93]" office:value-type="float" office:value="51.4898733001504" calcext:value-type="float">
            <text:p>51.49</text:p>
          </table:table-cell>
          <table:table-cell table:formula="of:=ABS([.E93])" office:value-type="float" office:value="51.4898733001504" calcext:value-type="float">
            <text:p>51.49</text:p>
          </table:table-cell>
          <table:table-cell table:formula="of:=[.F93]*[.F93]" office:value-type="float" office:value="2651.20705246554" calcext:value-type="float">
            <text:p>2,651.21</text:p>
          </table:table-cell>
          <table:table-cell table:number-columns-repeated="57"/>
        </table:table-row>
        <table:table-row table:style-name="ro2"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/>
          <table:table-cell table:formula="of:=[.A94]*[.$J$3] + [.$I$3]" office:value-type="float" office:value="212.990482208698" calcext:value-type="float">
            <text:p>212.99</text:p>
          </table:table-cell>
          <table:table-cell table:formula="of:=[.D94]-[.B94]" office:value-type="float" office:value="34.4068556006366" calcext:value-type="float">
            <text:p>34.41</text:p>
          </table:table-cell>
          <table:table-cell table:formula="of:=ABS([.E94])" office:value-type="float" office:value="34.4068556006366" calcext:value-type="float">
            <text:p>34.41</text:p>
          </table:table-cell>
          <table:table-cell table:formula="of:=[.F94]*[.F94]" office:value-type="float" office:value="1183.83171232306" calcext:value-type="float">
            <text:p>1,183.83</text:p>
          </table:table-cell>
          <table:table-cell table:number-columns-repeated="57"/>
        </table:table-row>
        <table:table-row table:style-name="ro2"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/>
          <table:table-cell table:formula="of:=[.A95]*[.$J$3] + [.$I$3]" office:value-type="float" office:value="198.456927040315" calcext:value-type="float">
            <text:p>198.46</text:p>
          </table:table-cell>
          <table:table-cell table:formula="of:=[.D95]-[.B95]" office:value-type="float" office:value="54.7922131074622" calcext:value-type="float">
            <text:p>54.79</text:p>
          </table:table-cell>
          <table:table-cell table:formula="of:=ABS([.E95])" office:value-type="float" office:value="54.7922131074622" calcext:value-type="float">
            <text:p>54.79</text:p>
          </table:table-cell>
          <table:table-cell table:formula="of:=[.F95]*[.F95]" office:value-type="float" office:value="3002.18661721356" calcext:value-type="float">
            <text:p>3,002.19</text:p>
          </table:table-cell>
          <table:table-cell table:number-columns-repeated="57"/>
        </table:table-row>
        <table:table-row table:style-name="ro2"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/>
          <table:table-cell table:formula="of:=[.A96]*[.$J$3] + [.$I$3]" office:value-type="float" office:value="267.100907083192" calcext:value-type="float">
            <text:p>267.10</text:p>
          </table:table-cell>
          <table:table-cell table:formula="of:=[.D96]-[.B96]" office:value-type="float" office:value="74.1906405314697" calcext:value-type="float">
            <text:p>74.19</text:p>
          </table:table-cell>
          <table:table-cell table:formula="of:=ABS([.E96])" office:value-type="float" office:value="74.1906405314697" calcext:value-type="float">
            <text:p>74.19</text:p>
          </table:table-cell>
          <table:table-cell table:formula="of:=[.F96]*[.F96]" office:value-type="float" office:value="5504.25114246976" calcext:value-type="float">
            <text:p>5,504.25</text:p>
          </table:table-cell>
          <table:table-cell table:number-columns-repeated="57"/>
        </table:table-row>
        <table:table-row table:style-name="ro2"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/>
          <table:table-cell table:formula="of:=[.A97]*[.$J$3] + [.$I$3]" office:value-type="float" office:value="126.821804324915" calcext:value-type="float">
            <text:p>126.82</text:p>
          </table:table-cell>
          <table:table-cell table:formula="of:=[.D97]-[.B97]" office:value-type="float" office:value="16.3310859119137" calcext:value-type="float">
            <text:p>16.33</text:p>
          </table:table-cell>
          <table:table-cell table:formula="of:=ABS([.E97])" office:value-type="float" office:value="16.3310859119137" calcext:value-type="float">
            <text:p>16.33</text:p>
          </table:table-cell>
          <table:table-cell table:formula="of:=[.F97]*[.F97]" office:value-type="float" office:value="266.704367062308" calcext:value-type="float">
            <text:p>266.70</text:p>
          </table:table-cell>
          <table:table-cell table:number-columns-repeated="57"/>
        </table:table-row>
        <table:table-row table:style-name="ro2"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/>
          <table:table-cell table:formula="of:=[.A98]*[.$J$3] + [.$I$3]" office:value-type="float" office:value="170.601849275081" calcext:value-type="float">
            <text:p>170.60</text:p>
          </table:table-cell>
          <table:table-cell table:formula="of:=[.D98]-[.B98]" office:value-type="float" office:value="24.9983836781018" calcext:value-type="float">
            <text:p>25.00</text:p>
          </table:table-cell>
          <table:table-cell table:formula="of:=ABS([.E98])" office:value-type="float" office:value="24.9983836781018" calcext:value-type="float">
            <text:p>25.00</text:p>
          </table:table-cell>
          <table:table-cell table:formula="of:=[.F98]*[.F98]" office:value-type="float" office:value="624.919186517586" calcext:value-type="float">
            <text:p>624.92</text:p>
          </table:table-cell>
          <table:table-cell table:number-columns-repeated="57"/>
        </table:table-row>
        <table:table-row table:style-name="ro2"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/>
          <table:table-cell table:formula="of:=[.A99]*[.$J$3] + [.$I$3]" office:value-type="float" office:value="224.53013577478" calcext:value-type="float">
            <text:p>224.53</text:p>
          </table:table-cell>
          <table:table-cell table:formula="of:=[.D99]-[.B99]" office:value-type="float" office:value="45.6593876642136" calcext:value-type="float">
            <text:p>45.66</text:p>
          </table:table-cell>
          <table:table-cell table:formula="of:=ABS([.E99])" office:value-type="float" office:value="45.6593876642136" calcext:value-type="float">
            <text:p>45.66</text:p>
          </table:table-cell>
          <table:table-cell table:formula="of:=[.F99]*[.F99]" office:value-type="float" office:value="2084.77968187094" calcext:value-type="float">
            <text:p>2,084.78</text:p>
          </table:table-cell>
          <table:table-cell table:number-columns-repeated="57"/>
        </table:table-row>
        <table:table-row table:style-name="ro2"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/>
          <table:table-cell table:formula="of:=[.A100]*[.$J$3] + [.$I$3]" office:value-type="float" office:value="198.223065078942" calcext:value-type="float">
            <text:p>198.22</text:p>
          </table:table-cell>
          <table:table-cell table:formula="of:=[.D100]-[.B100]" office:value-type="float" office:value="31.1464227005" calcext:value-type="float">
            <text:p>31.15</text:p>
          </table:table-cell>
          <table:table-cell table:formula="of:=ABS([.E100])" office:value-type="float" office:value="31.1464227005" calcext:value-type="float">
            <text:p>31.15</text:p>
          </table:table-cell>
          <table:table-cell table:formula="of:=[.F100]*[.F100]" office:value-type="float" office:value="970.099647038222" calcext:value-type="float">
            <text:p>970.10</text:p>
          </table:table-cell>
          <table:table-cell table:number-columns-repeated="57"/>
        </table:table-row>
        <table:table-row table:style-name="ro2"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/>
          <table:table-cell table:formula="of:=[.A101]*[.$J$3] + [.$I$3]" office:value-type="float" office:value="199.172880642936" calcext:value-type="float">
            <text:p>199.17</text:p>
          </table:table-cell>
          <table:table-cell table:formula="of:=[.D101]-[.B101]" office:value-type="float" office:value="46.929919430744" calcext:value-type="float">
            <text:p>46.93</text:p>
          </table:table-cell>
          <table:table-cell table:formula="of:=ABS([.E101])" office:value-type="float" office:value="46.929919430744" calcext:value-type="float">
            <text:p>46.93</text:p>
          </table:table-cell>
          <table:table-cell table:formula="of:=[.F101]*[.F101]" office:value-type="float" office:value="2202.41733777612" calcext:value-type="float">
            <text:p>2,202.42</text:p>
          </table:table-cell>
          <table:table-cell table:number-columns-repeated="57"/>
        </table:table-row>
        <table:table-row table:style-name="ro2"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/>
          <table:table-cell table:formula="of:=[.A102]*[.$J$3] + [.$I$3]" office:value-type="float" office:value="114.81143819163" calcext:value-type="float">
            <text:p>114.81</text:p>
          </table:table-cell>
          <table:table-cell table:formula="of:=[.D102]-[.B102]" office:value-type="float" office:value="-15.30780741685" calcext:value-type="float">
            <text:p>-15.31</text:p>
          </table:table-cell>
          <table:table-cell table:formula="of:=ABS([.E102])" office:value-type="float" office:value="15.30780741685" calcext:value-type="float">
            <text:p>15.31</text:p>
          </table:table-cell>
          <table:table-cell table:formula="of:=[.F102]*[.F102]" office:value-type="float" office:value="234.328967911367" calcext:value-type="float">
            <text:p>234.33</text:p>
          </table:table-cell>
          <table:table-cell table:number-columns-repeated="57"/>
        </table:table-row>
        <table:table-row table:style-name="ro2"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/>
          <table:table-cell table:formula="of:=[.A103]*[.$J$3] + [.$I$3]" office:value-type="float" office:value="132.102530252418" calcext:value-type="float">
            <text:p>132.10</text:p>
          </table:table-cell>
          <table:table-cell table:formula="of:=[.D103]-[.B103]" office:value-type="float" office:value="14.0644769855331" calcext:value-type="float">
            <text:p>14.06</text:p>
          </table:table-cell>
          <table:table-cell table:formula="of:=ABS([.E103])" office:value-type="float" office:value="14.0644769855331" calcext:value-type="float">
            <text:p>14.06</text:p>
          </table:table-cell>
          <table:table-cell table:formula="of:=[.F103]*[.F103]" office:value-type="float" office:value="197.80951287659" calcext:value-type="float">
            <text:p>197.81</text:p>
          </table:table-cell>
          <table:table-cell table:number-columns-repeated="57"/>
        </table:table-row>
        <table:table-row table:style-name="ro2"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/>
          <table:table-cell table:formula="of:=[.A104]*[.$J$3] + [.$I$3]" office:value-type="float" office:value="191.694991285141" calcext:value-type="float">
            <text:p>191.69</text:p>
          </table:table-cell>
          <table:table-cell table:formula="of:=[.D104]-[.B104]" office:value-type="float" office:value="30.6336266959602" calcext:value-type="float">
            <text:p>30.63</text:p>
          </table:table-cell>
          <table:table-cell table:formula="of:=ABS([.E104])" office:value-type="float" office:value="30.6336266959602" calcext:value-type="float">
            <text:p>30.63</text:p>
          </table:table-cell>
          <table:table-cell table:formula="of:=[.F104]*[.F104]" office:value-type="float" office:value="938.419084547446" calcext:value-type="float">
            <text:p>938.42</text:p>
          </table:table-cell>
          <table:table-cell table:number-columns-repeated="57"/>
        </table:table-row>
        <table:table-row table:style-name="ro2"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/>
          <table:table-cell table:formula="of:=[.A105]*[.$J$3] + [.$I$3]" office:value-type="float" office:value="206.006331930359" calcext:value-type="float">
            <text:p>206.01</text:p>
          </table:table-cell>
          <table:table-cell table:formula="of:=[.D105]-[.B105]" office:value-type="float" office:value="47.5364360630188" calcext:value-type="float">
            <text:p>47.54</text:p>
          </table:table-cell>
          <table:table-cell table:formula="of:=ABS([.E105])" office:value-type="float" office:value="47.5364360630188" calcext:value-type="float">
            <text:p>47.54</text:p>
          </table:table-cell>
          <table:table-cell table:formula="of:=[.F105]*[.F105]" office:value-type="float" office:value="2259.71275357347" calcext:value-type="float">
            <text:p>2,259.71</text:p>
          </table:table-cell>
          <table:table-cell table:number-columns-repeated="57"/>
        </table:table-row>
        <table:table-row table:style-name="ro2"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/>
          <table:table-cell table:formula="of:=[.A106]*[.$J$3] + [.$I$3]" office:value-type="float" office:value="242.294693777648" calcext:value-type="float">
            <text:p>242.29</text:p>
          </table:table-cell>
          <table:table-cell table:formula="of:=[.D106]-[.B106]" office:value-type="float" office:value="36.3529031061844" calcext:value-type="float">
            <text:p>36.35</text:p>
          </table:table-cell>
          <table:table-cell table:formula="of:=ABS([.E106])" office:value-type="float" office:value="36.3529031061844" calcext:value-type="float">
            <text:p>36.35</text:p>
          </table:table-cell>
          <table:table-cell table:formula="of:=[.F106]*[.F106]" office:value-type="float" office:value="1321.53356424763" calcext:value-type="float">
            <text:p>1,321.53</text:p>
          </table:table-cell>
          <table:table-cell table:number-columns-repeated="57"/>
        </table:table-row>
        <table:table-row table:style-name="ro2"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/>
          <table:table-cell table:formula="of:=[.A107]*[.$J$3] + [.$I$3]" office:value-type="float" office:value="216.821939263321" calcext:value-type="float">
            <text:p>216.82</text:p>
          </table:table-cell>
          <table:table-cell table:formula="of:=[.D107]-[.B107]" office:value-type="float" office:value="45.7656487302472" calcext:value-type="float">
            <text:p>45.77</text:p>
          </table:table-cell>
          <table:table-cell table:formula="of:=ABS([.E107])" office:value-type="float" office:value="45.7656487302472" calcext:value-type="float">
            <text:p>45.77</text:p>
          </table:table-cell>
          <table:table-cell table:formula="of:=[.F107]*[.F107]" office:value-type="float" office:value="2094.49460370037" calcext:value-type="float">
            <text:p>2,094.49</text:p>
          </table:table-cell>
          <table:table-cell table:number-columns-repeated="57"/>
        </table:table-row>
        <table:table-row table:style-name="ro2"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/>
          <table:table-cell table:formula="of:=[.A108]*[.$J$3] + [.$I$3]" office:value-type="float" office:value="202.025863387328" calcext:value-type="float">
            <text:p>202.03</text:p>
          </table:table-cell>
          <table:table-cell table:formula="of:=[.D108]-[.B108]" office:value-type="float" office:value="46.0307541660044" calcext:value-type="float">
            <text:p>46.03</text:p>
          </table:table-cell>
          <table:table-cell table:formula="of:=ABS([.E108])" office:value-type="float" office:value="46.0307541660044" calcext:value-type="float">
            <text:p>46.03</text:p>
          </table:table-cell>
          <table:table-cell table:formula="of:=[.F108]*[.F108]" office:value-type="float" office:value="2118.83032909113" calcext:value-type="float">
            <text:p>2,118.83</text:p>
          </table:table-cell>
          <table:table-cell table:number-columns-repeated="57"/>
        </table:table-row>
        <table:table-row table:style-name="ro2"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/>
          <table:table-cell table:formula="of:=[.A109]*[.$J$3] + [.$I$3]" office:value-type="float" office:value="206.88838587248" calcext:value-type="float">
            <text:p>206.89</text:p>
          </table:table-cell>
          <table:table-cell table:formula="of:=[.D109]-[.B109]" office:value-type="float" office:value="30.1420804247195" calcext:value-type="float">
            <text:p>30.14</text:p>
          </table:table-cell>
          <table:table-cell table:formula="of:=ABS([.E109])" office:value-type="float" office:value="30.1420804247195" calcext:value-type="float">
            <text:p>30.14</text:p>
          </table:table-cell>
          <table:table-cell table:formula="of:=[.F109]*[.F109]" office:value-type="float" office:value="908.54501233026" calcext:value-type="float">
            <text:p>908.55</text:p>
          </table:table-cell>
          <table:table-cell table:number-columns-repeated="57"/>
        </table:table-row>
        <table:table-row table:style-name="ro2"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/>
          <table:table-cell table:formula="of:=[.A110]*[.$J$3] + [.$I$3]" office:value-type="float" office:value="93.1776946605696" calcext:value-type="float">
            <text:p>93.18</text:p>
          </table:table-cell>
          <table:table-cell table:formula="of:=[.D110]-[.B110]" office:value-type="float" office:value="3.38769621959952" calcext:value-type="float">
            <text:p>3.39</text:p>
          </table:table-cell>
          <table:table-cell table:formula="of:=ABS([.E110])" office:value-type="float" office:value="3.38769621959952" calcext:value-type="float">
            <text:p>3.39</text:p>
          </table:table-cell>
          <table:table-cell table:formula="of:=[.F110]*[.F110]" office:value-type="float" office:value="11.4764856762889" calcext:value-type="float">
            <text:p>11.48</text:p>
          </table:table-cell>
          <table:table-cell table:number-columns-repeated="57"/>
        </table:table-row>
        <table:table-row table:style-name="ro2"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/>
          <table:table-cell table:formula="of:=[.A111]*[.$J$3] + [.$I$3]" office:value-type="float" office:value="238.33436342787" calcext:value-type="float">
            <text:p>238.33</text:p>
          </table:table-cell>
          <table:table-cell table:formula="of:=[.D111]-[.B111]" office:value-type="float" office:value="58.671866966056" calcext:value-type="float">
            <text:p>58.67</text:p>
          </table:table-cell>
          <table:table-cell table:formula="of:=ABS([.E111])" office:value-type="float" office:value="58.671866966056" calcext:value-type="float">
            <text:p>58.67</text:p>
          </table:table-cell>
          <table:table-cell table:formula="of:=[.F111]*[.F111]" office:value-type="float" office:value="3442.38797328258" calcext:value-type="float">
            <text:p>3,442.39</text:p>
          </table:table-cell>
          <table:table-cell table:number-columns-repeated="57"/>
        </table:table-row>
        <table:table-row table:style-name="ro2"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/>
          <table:table-cell table:formula="of:=[.A112]*[.$J$3] + [.$I$3]" office:value-type="float" office:value="159.260622315048" calcext:value-type="float">
            <text:p>159.26</text:p>
          </table:table-cell>
          <table:table-cell table:formula="of:=[.D112]-[.B112]" office:value-type="float" office:value="10.13789578826" calcext:value-type="float">
            <text:p>10.14</text:p>
          </table:table-cell>
          <table:table-cell table:formula="of:=ABS([.E112])" office:value-type="float" office:value="10.13789578826" calcext:value-type="float">
            <text:p>10.14</text:p>
          </table:table-cell>
          <table:table-cell table:formula="of:=[.F112]*[.F112]" office:value-type="float" office:value="102.776931013619" calcext:value-type="float">
            <text:p>102.78</text:p>
          </table:table-cell>
          <table:table-cell table:number-columns-repeated="57"/>
        </table:table-row>
        <table:table-row table:style-name="ro2"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/>
          <table:table-cell table:formula="of:=[.A113]*[.$J$3] + [.$I$3]" office:value-type="float" office:value="172.311792575537" calcext:value-type="float">
            <text:p>172.31</text:p>
          </table:table-cell>
          <table:table-cell table:formula="of:=[.D113]-[.B113]" office:value-type="float" office:value="28.7696705407669" calcext:value-type="float">
            <text:p>28.77</text:p>
          </table:table-cell>
          <table:table-cell table:formula="of:=ABS([.E113])" office:value-type="float" office:value="28.7696705407669" calcext:value-type="float">
            <text:p>28.77</text:p>
          </table:table-cell>
          <table:table-cell table:formula="of:=[.F113]*[.F113]" office:value-type="float" office:value="827.693943024269" calcext:value-type="float">
            <text:p>827.69</text:p>
          </table:table-cell>
          <table:table-cell table:number-columns-repeated="57"/>
        </table:table-row>
        <table:table-row table:style-name="ro2"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/>
          <table:table-cell table:formula="of:=[.A114]*[.$J$3] + [.$I$3]" office:value-type="float" office:value="92.5710785792256" calcext:value-type="float">
            <text:p>92.57</text:p>
          </table:table-cell>
          <table:table-cell table:formula="of:=[.D114]-[.B114]" office:value-type="float" office:value="-1.81865405727937" calcext:value-type="float">
            <text:p>-1.82</text:p>
          </table:table-cell>
          <table:table-cell table:formula="of:=ABS([.E114])" office:value-type="float" office:value="1.81865405727937" calcext:value-type="float">
            <text:p>1.82</text:p>
          </table:table-cell>
          <table:table-cell table:formula="of:=[.F114]*[.F114]" office:value-type="float" office:value="3.30750258005873" calcext:value-type="float">
            <text:p>3.31</text:p>
          </table:table-cell>
          <table:table-cell table:number-columns-repeated="57"/>
        </table:table-row>
        <table:table-row table:style-name="ro2"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/>
          <table:table-cell table:formula="of:=[.A115]*[.$J$3] + [.$I$3]" office:value-type="float" office:value="154.107890016847" calcext:value-type="float">
            <text:p>154.11</text:p>
          </table:table-cell>
          <table:table-cell table:formula="of:=[.D115]-[.B115]" office:value-type="float" office:value="19.1164251986451" calcext:value-type="float">
            <text:p>19.12</text:p>
          </table:table-cell>
          <table:table-cell table:formula="of:=ABS([.E115])" office:value-type="float" office:value="19.1164251986451" calcext:value-type="float">
            <text:p>19.12</text:p>
          </table:table-cell>
          <table:table-cell table:formula="of:=[.F115]*[.F115]" office:value-type="float" office:value="365.437712375395" calcext:value-type="float">
            <text:p>365.44</text:p>
          </table:table-cell>
          <table:table-cell table:number-columns-repeated="57"/>
        </table:table-row>
        <table:table-row table:style-name="ro2"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/>
          <table:table-cell table:formula="of:=[.A116]*[.$J$3] + [.$I$3]" office:value-type="float" office:value="250.310288333551" calcext:value-type="float">
            <text:p>250.31</text:p>
          </table:table-cell>
          <table:table-cell table:formula="of:=[.D116]-[.B116]" office:value-type="float" office:value="65.8170377392242" calcext:value-type="float">
            <text:p>65.82</text:p>
          </table:table-cell>
          <table:table-cell table:formula="of:=ABS([.E116])" office:value-type="float" office:value="65.8170377392242" calcext:value-type="float">
            <text:p>65.82</text:p>
          </table:table-cell>
          <table:table-cell table:formula="of:=[.F116]*[.F116]" office:value-type="float" office:value="4331.88245676646" calcext:value-type="float">
            <text:p>4,331.88</text:p>
          </table:table-cell>
          <table:table-cell table:number-columns-repeated="57"/>
        </table:table-row>
        <table:table-row table:style-name="ro2"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/>
          <table:table-cell table:formula="of:=[.A117]*[.$J$3] + [.$I$3]" office:value-type="float" office:value="174.933807130913" calcext:value-type="float">
            <text:p>174.93</text:p>
          </table:table-cell>
          <table:table-cell table:formula="of:=[.D117]-[.B117]" office:value-type="float" office:value="43.2409106681538" calcext:value-type="float">
            <text:p>43.24</text:p>
          </table:table-cell>
          <table:table-cell table:formula="of:=ABS([.E117])" office:value-type="float" office:value="43.2409106681538" calcext:value-type="float">
            <text:p>43.24</text:p>
          </table:table-cell>
          <table:table-cell table:formula="of:=[.F117]*[.F117]" office:value-type="float" office:value="1869.77635541126" calcext:value-type="float">
            <text:p>1,869.78</text:p>
          </table:table-cell>
          <table:table-cell table:number-columns-repeated="57"/>
        </table:table-row>
        <table:table-row table:style-name="ro2"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/>
          <table:table-cell table:formula="of:=[.A118]*[.$J$3] + [.$I$3]" office:value-type="float" office:value="234.071519743826" calcext:value-type="float">
            <text:p>234.07</text:p>
          </table:table-cell>
          <table:table-cell table:formula="of:=[.D118]-[.B118]" office:value-type="float" office:value="41.2294140288125" calcext:value-type="float">
            <text:p>41.23</text:p>
          </table:table-cell>
          <table:table-cell table:formula="of:=ABS([.E118])" office:value-type="float" office:value="41.2294140288125" calcext:value-type="float">
            <text:p>41.23</text:p>
          </table:table-cell>
          <table:table-cell table:formula="of:=[.F118]*[.F118]" office:value-type="float" office:value="1699.86458115924" calcext:value-type="float">
            <text:p>1,699.86</text:p>
          </table:table-cell>
          <table:table-cell table:number-columns-repeated="57"/>
        </table:table-row>
        <table:table-row table:style-name="ro2"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/>
          <table:table-cell table:formula="of:=[.A119]*[.$J$3] + [.$I$3]" office:value-type="float" office:value="169.002476580409" calcext:value-type="float">
            <text:p>169.00</text:p>
          </table:table-cell>
          <table:table-cell table:formula="of:=[.D119]-[.B119]" office:value-type="float" office:value="34.6887631740643" calcext:value-type="float">
            <text:p>34.69</text:p>
          </table:table-cell>
          <table:table-cell table:formula="of:=ABS([.E119])" office:value-type="float" office:value="34.6887631740643" calcext:value-type="float">
            <text:p>34.69</text:p>
          </table:table-cell>
          <table:table-cell table:formula="of:=[.F119]*[.F119]" office:value-type="float" office:value="1203.31029054632" calcext:value-type="float">
            <text:p>1,203.31</text:p>
          </table:table-cell>
          <table:table-cell table:number-columns-repeated="57"/>
        </table:table-row>
        <table:table-row table:style-name="ro2"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/>
          <table:table-cell table:formula="of:=[.A120]*[.$J$3] + [.$I$3]" office:value-type="float" office:value="198.68827954193" calcext:value-type="float">
            <text:p>198.69</text:p>
          </table:table-cell>
          <table:table-cell table:formula="of:=[.D120]-[.B120]" office:value-type="float" office:value="45.3156534560794" calcext:value-type="float">
            <text:p>45.32</text:p>
          </table:table-cell>
          <table:table-cell table:formula="of:=ABS([.E120])" office:value-type="float" office:value="45.3156534560794" calcext:value-type="float">
            <text:p>45.32</text:p>
          </table:table-cell>
          <table:table-cell table:formula="of:=[.F120]*[.F120]" office:value-type="float" office:value="2053.50844815149" calcext:value-type="float">
            <text:p>2,053.51</text:p>
          </table:table-cell>
          <table:table-cell table:number-columns-repeated="57"/>
        </table:table-row>
        <table:table-row table:style-name="ro2"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/>
          <table:table-cell table:formula="of:=[.A121]*[.$J$3] + [.$I$3]" office:value-type="float" office:value="202.498880479642" calcext:value-type="float">
            <text:p>202.50</text:p>
          </table:table-cell>
          <table:table-cell table:formula="of:=[.D121]-[.B121]" office:value-type="float" office:value="34.0491968331567" calcext:value-type="float">
            <text:p>34.05</text:p>
          </table:table-cell>
          <table:table-cell table:formula="of:=ABS([.E121])" office:value-type="float" office:value="34.0491968331567" calcext:value-type="float">
            <text:p>34.05</text:p>
          </table:table-cell>
          <table:table-cell table:formula="of:=[.F121]*[.F121]" office:value-type="float" office:value="1159.34780498305" calcext:value-type="float">
            <text:p>1,159.35</text:p>
          </table:table-cell>
          <table:table-cell table:number-columns-repeated="57"/>
        </table:table-row>
        <table:table-row table:style-name="ro2"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/>
          <table:table-cell table:formula="of:=[.A122]*[.$J$3] + [.$I$3]" office:value-type="float" office:value="228.631538728973" calcext:value-type="float">
            <text:p>228.63</text:p>
          </table:table-cell>
          <table:table-cell table:formula="of:=[.D122]-[.B122]" office:value-type="float" office:value="33.9506369387928" calcext:value-type="float">
            <text:p>33.95</text:p>
          </table:table-cell>
          <table:table-cell table:formula="of:=ABS([.E122])" office:value-type="float" office:value="33.9506369387928" calcext:value-type="float">
            <text:p>33.95</text:p>
          </table:table-cell>
          <table:table-cell table:formula="of:=[.F122]*[.F122]" office:value-type="float" office:value="1152.64574854972" calcext:value-type="float">
            <text:p>1,152.65</text:p>
          </table:table-cell>
          <table:table-cell table:number-columns-repeated="57"/>
        </table:table-row>
        <table:table-row table:style-name="ro2"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/>
          <table:table-cell table:formula="of:=[.A123]*[.$J$3] + [.$I$3]" office:value-type="float" office:value="177.075358869716" calcext:value-type="float">
            <text:p>177.08</text:p>
          </table:table-cell>
          <table:table-cell table:formula="of:=[.D123]-[.B123]" office:value-type="float" office:value="39.7268876754464" calcext:value-type="float">
            <text:p>39.73</text:p>
          </table:table-cell>
          <table:table-cell table:formula="of:=ABS([.E123])" office:value-type="float" office:value="39.7268876754464" calcext:value-type="float">
            <text:p>39.73</text:p>
          </table:table-cell>
          <table:table-cell table:formula="of:=[.F123]*[.F123]" office:value-type="float" office:value="1578.22560437754" calcext:value-type="float">
            <text:p>1,578.23</text:p>
          </table:table-cell>
          <table:table-cell table:number-columns-repeated="57"/>
        </table:table-row>
        <table:table-row table:style-name="ro2"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/>
          <table:table-cell table:formula="of:=[.A124]*[.$J$3] + [.$I$3]" office:value-type="float" office:value="193.399735163136" calcext:value-type="float">
            <text:p>193.40</text:p>
          </table:table-cell>
          <table:table-cell table:formula="of:=[.D124]-[.B124]" office:value-type="float" office:value="47.209768128503" calcext:value-type="float">
            <text:p>47.21</text:p>
          </table:table-cell>
          <table:table-cell table:formula="of:=ABS([.E124])" office:value-type="float" office:value="47.209768128503" calcext:value-type="float">
            <text:p>47.21</text:p>
          </table:table-cell>
          <table:table-cell table:formula="of:=[.F124]*[.F124]" office:value-type="float" office:value="2228.76220674702" calcext:value-type="float">
            <text:p>2,228.76</text:p>
          </table:table-cell>
          <table:table-cell table:number-columns-repeated="57"/>
        </table:table-row>
        <table:table-row table:style-name="ro2"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/>
          <table:table-cell table:formula="of:=[.A125]*[.$J$3] + [.$I$3]" office:value-type="float" office:value="240.453133871155" calcext:value-type="float">
            <text:p>240.45</text:p>
          </table:table-cell>
          <table:table-cell table:formula="of:=[.D125]-[.B125]" office:value-type="float" office:value="49.7377657976152" calcext:value-type="float">
            <text:p>49.74</text:p>
          </table:table-cell>
          <table:table-cell table:formula="of:=ABS([.E125])" office:value-type="float" office:value="49.7377657976152" calcext:value-type="float">
            <text:p>49.74</text:p>
          </table:table-cell>
          <table:table-cell table:formula="of:=[.F125]*[.F125]" office:value-type="float" office:value="2473.84534653842" calcext:value-type="float">
            <text:p>2,473.85</text:p>
          </table:table-cell>
          <table:table-cell table:number-columns-repeated="57"/>
        </table:table-row>
        <table:table-row table:style-name="ro2"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/>
          <table:table-cell table:formula="of:=[.A126]*[.$J$3] + [.$I$3]" office:value-type="float" office:value="221.782504376796" calcext:value-type="float">
            <text:p>221.78</text:p>
          </table:table-cell>
          <table:table-cell table:formula="of:=[.D126]-[.B126]" office:value-type="float" office:value="51.43017482617" calcext:value-type="float">
            <text:p>51.43</text:p>
          </table:table-cell>
          <table:table-cell table:formula="of:=ABS([.E126])" office:value-type="float" office:value="51.43017482617" calcext:value-type="float">
            <text:p>51.43</text:p>
          </table:table-cell>
          <table:table-cell table:formula="of:=[.F126]*[.F126]" office:value-type="float" office:value="2645.0628826504" calcext:value-type="float">
            <text:p>2,645.06</text:p>
          </table:table-cell>
          <table:table-cell table:number-columns-repeated="57"/>
        </table:table-row>
        <table:table-row table:style-name="ro2"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/>
          <table:table-cell table:formula="of:=[.A127]*[.$J$3] + [.$I$3]" office:value-type="float" office:value="195.432634515104" calcext:value-type="float">
            <text:p>195.43</text:p>
          </table:table-cell>
          <table:table-cell table:formula="of:=[.D127]-[.B127]" office:value-type="float" office:value="4.15347110941039" calcext:value-type="float">
            <text:p>4.15</text:p>
          </table:table-cell>
          <table:table-cell table:formula="of:=ABS([.E127])" office:value-type="float" office:value="4.15347110941039" calcext:value-type="float">
            <text:p>4.15</text:p>
          </table:table-cell>
          <table:table-cell table:formula="of:=[.F127]*[.F127]" office:value-type="float" office:value="17.2513222567068" calcext:value-type="float">
            <text:p>17.25</text:p>
          </table:table-cell>
          <table:table-cell table:number-columns-repeated="57"/>
        </table:table-row>
        <table:table-row table:style-name="ro2"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/>
          <table:table-cell table:formula="of:=[.A128]*[.$J$3] + [.$I$3]" office:value-type="float" office:value="226.982539942318" calcext:value-type="float">
            <text:p>226.98</text:p>
          </table:table-cell>
          <table:table-cell table:formula="of:=[.D128]-[.B128]" office:value-type="float" office:value="54.0521992430936" calcext:value-type="float">
            <text:p>54.05</text:p>
          </table:table-cell>
          <table:table-cell table:formula="of:=ABS([.E128])" office:value-type="float" office:value="54.0521992430936" calcext:value-type="float">
            <text:p>54.05</text:p>
          </table:table-cell>
          <table:table-cell table:formula="of:=[.F128]*[.F128]" office:value-type="float" office:value="2921.64024301508" calcext:value-type="float">
            <text:p>2,921.64</text:p>
          </table:table-cell>
          <table:table-cell table:number-columns-repeated="57"/>
        </table:table-row>
        <table:table-row table:style-name="ro2"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/>
          <table:table-cell table:formula="of:=[.A129]*[.$J$3] + [.$I$3]" office:value-type="float" office:value="161.046153780444" calcext:value-type="float">
            <text:p>161.05</text:p>
          </table:table-cell>
          <table:table-cell table:formula="of:=[.D129]-[.B129]" office:value-type="float" office:value="26.046582832056" calcext:value-type="float">
            <text:p>26.05</text:p>
          </table:table-cell>
          <table:table-cell table:formula="of:=ABS([.E129])" office:value-type="float" office:value="26.046582832056" calcext:value-type="float">
            <text:p>26.05</text:p>
          </table:table-cell>
          <table:table-cell table:formula="of:=[.F129]*[.F129]" office:value-type="float" office:value="678.424477227155" calcext:value-type="float">
            <text:p>678.42</text:p>
          </table:table-cell>
          <table:table-cell table:number-columns-repeated="57"/>
        </table:table-row>
        <table:table-row table:style-name="ro2"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/>
          <table:table-cell table:formula="of:=[.A130]*[.$J$3] + [.$I$3]" office:value-type="float" office:value="116.014185600743" calcext:value-type="float">
            <text:p>116.01</text:p>
          </table:table-cell>
          <table:table-cell table:formula="of:=[.D130]-[.B130]" office:value-type="float" office:value="-10.3410700789053" calcext:value-type="float">
            <text:p>-10.34</text:p>
          </table:table-cell>
          <table:table-cell table:formula="of:=ABS([.E130])" office:value-type="float" office:value="10.3410700789053" calcext:value-type="float">
            <text:p>10.34</text:p>
          </table:table-cell>
          <table:table-cell table:formula="of:=[.F130]*[.F130]" office:value-type="float" office:value="106.93773037683" calcext:value-type="float">
            <text:p>106.94</text:p>
          </table:table-cell>
          <table:table-cell table:number-columns-repeated="57"/>
        </table:table-row>
        <table:table-row table:style-name="ro2"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/>
          <table:table-cell table:formula="of:=[.A131]*[.$J$3] + [.$I$3]" office:value-type="float" office:value="216.582369039812" calcext:value-type="float">
            <text:p>216.58</text:p>
          </table:table-cell>
          <table:table-cell table:formula="of:=[.D131]-[.B131]" office:value-type="float" office:value="33.8265538702044" calcext:value-type="float">
            <text:p>33.83</text:p>
          </table:table-cell>
          <table:table-cell table:formula="of:=ABS([.E131])" office:value-type="float" office:value="33.8265538702044" calcext:value-type="float">
            <text:p>33.83</text:p>
          </table:table-cell>
          <table:table-cell table:formula="of:=[.F131]*[.F131]" office:value-type="float" office:value="1144.23574673384" calcext:value-type="float">
            <text:p>1,144.24</text:p>
          </table:table-cell>
          <table:table-cell table:number-columns-repeated="57"/>
        </table:table-row>
        <table:table-row table:style-name="ro2"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/>
          <table:table-cell table:formula="of:=[.A132]*[.$J$3] + [.$I$3]" office:value-type="float" office:value="192.886441032502" calcext:value-type="float">
            <text:p>192.89</text:p>
          </table:table-cell>
          <table:table-cell table:formula="of:=[.D132]-[.B132]" office:value-type="float" office:value="29.9364962755836" calcext:value-type="float">
            <text:p>29.94</text:p>
          </table:table-cell>
          <table:table-cell table:formula="of:=ABS([.E132])" office:value-type="float" office:value="29.9364962755836" calcext:value-type="float">
            <text:p>29.94</text:p>
          </table:table-cell>
          <table:table-cell table:formula="of:=[.F132]*[.F132]" office:value-type="float" office:value="896.19380925803" calcext:value-type="float">
            <text:p>896.19</text:p>
          </table:table-cell>
          <table:table-cell table:number-columns-repeated="57"/>
        </table:table-row>
        <table:table-row table:style-name="ro2"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/>
          <table:table-cell table:formula="of:=[.A133]*[.$J$3] + [.$I$3]" office:value-type="float" office:value="120.141413105677" calcext:value-type="float">
            <text:p>120.14</text:p>
          </table:table-cell>
          <table:table-cell table:formula="of:=[.D133]-[.B133]" office:value-type="float" office:value="11.0917835653932" calcext:value-type="float">
            <text:p>11.09</text:p>
          </table:table-cell>
          <table:table-cell table:formula="of:=ABS([.E133])" office:value-type="float" office:value="11.0917835653932" calcext:value-type="float">
            <text:p>11.09</text:p>
          </table:table-cell>
          <table:table-cell table:formula="of:=[.F133]*[.F133]" office:value-type="float" office:value="123.027662661527" calcext:value-type="float">
            <text:p>123.03</text:p>
          </table:table-cell>
          <table:table-cell table:number-columns-repeated="57"/>
        </table:table-row>
        <table:table-row table:style-name="ro2"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/>
          <table:table-cell table:formula="of:=[.A134]*[.$J$3] + [.$I$3]" office:value-type="float" office:value="195.025806137012" calcext:value-type="float">
            <text:p>195.03</text:p>
          </table:table-cell>
          <table:table-cell table:formula="of:=[.D134]-[.B134]" office:value-type="float" office:value="24.9163065085983" calcext:value-type="float">
            <text:p>24.92</text:p>
          </table:table-cell>
          <table:table-cell table:formula="of:=ABS([.E134])" office:value-type="float" office:value="24.9163065085983" calcext:value-type="float">
            <text:p>24.92</text:p>
          </table:table-cell>
          <table:table-cell table:formula="of:=[.F134]*[.F134]" office:value-type="float" office:value="620.822330030418" calcext:value-type="float">
            <text:p>620.82</text:p>
          </table:table-cell>
          <table:table-cell table:number-columns-repeated="57"/>
        </table:table-row>
        <table:table-row table:style-name="ro2"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/>
          <table:table-cell table:formula="of:=[.A135]*[.$J$3] + [.$I$3]" office:value-type="float" office:value="124.761965653332" calcext:value-type="float">
            <text:p>124.76</text:p>
          </table:table-cell>
          <table:table-cell table:formula="of:=[.D135]-[.B135]" office:value-type="float" office:value="11.879258894918" calcext:value-type="float">
            <text:p>11.88</text:p>
          </table:table-cell>
          <table:table-cell table:formula="of:=ABS([.E135])" office:value-type="float" office:value="11.879258894918" calcext:value-type="float">
            <text:p>11.88</text:p>
          </table:table-cell>
          <table:table-cell table:formula="of:=[.F135]*[.F135]" office:value-type="float" office:value="141.116791892489" calcext:value-type="float">
            <text:p>141.12</text:p>
          </table:table-cell>
          <table:table-cell table:number-columns-repeated="57"/>
        </table:table-row>
        <table:table-row table:style-name="ro2"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/>
          <table:table-cell table:formula="of:=[.A136]*[.$J$3] + [.$I$3]" office:value-type="float" office:value="147.332536581578" calcext:value-type="float">
            <text:p>147.33</text:p>
          </table:table-cell>
          <table:table-cell table:formula="of:=[.D136]-[.B136]" office:value-type="float" office:value="3.09728367540234" calcext:value-type="float">
            <text:p>3.10</text:p>
          </table:table-cell>
          <table:table-cell table:formula="of:=ABS([.E136])" office:value-type="float" office:value="3.09728367540234" calcext:value-type="float">
            <text:p>3.10</text:p>
          </table:table-cell>
          <table:table-cell table:formula="of:=[.F136]*[.F136]" office:value-type="float" office:value="9.59316616591381" calcext:value-type="float">
            <text:p>9.59</text:p>
          </table:table-cell>
          <table:table-cell table:number-columns-repeated="57"/>
        </table:table-row>
        <table:table-row table:style-name="ro2"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/>
          <table:table-cell table:formula="of:=[.A137]*[.$J$3] + [.$I$3]" office:value-type="float" office:value="219.638796715877" calcext:value-type="float">
            <text:p>219.64</text:p>
          </table:table-cell>
          <table:table-cell table:formula="of:=[.D137]-[.B137]" office:value-type="float" office:value="51.6392432322799" calcext:value-type="float">
            <text:p>51.64</text:p>
          </table:table-cell>
          <table:table-cell table:formula="of:=ABS([.E137])" office:value-type="float" office:value="51.6392432322799" calcext:value-type="float">
            <text:p>51.64</text:p>
          </table:table-cell>
          <table:table-cell table:formula="of:=[.F137]*[.F137]" office:value-type="float" office:value="2666.61144160256" calcext:value-type="float">
            <text:p>2,666.61</text:p>
          </table:table-cell>
          <table:table-cell table:number-columns-repeated="57"/>
        </table:table-row>
        <table:table-row table:style-name="ro2"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/>
          <table:table-cell table:formula="of:=[.A138]*[.$J$3] + [.$I$3]" office:value-type="float" office:value="193.369867338847" calcext:value-type="float">
            <text:p>193.37</text:p>
          </table:table-cell>
          <table:table-cell table:formula="of:=[.D138]-[.B138]" office:value-type="float" office:value="34.4159338303651" calcext:value-type="float">
            <text:p>34.42</text:p>
          </table:table-cell>
          <table:table-cell table:formula="of:=ABS([.E138])" office:value-type="float" office:value="34.4159338303651" calcext:value-type="float">
            <text:p>34.42</text:p>
          </table:table-cell>
          <table:table-cell table:formula="of:=[.F138]*[.F138]" office:value-type="float" office:value="1184.45650141607" calcext:value-type="float">
            <text:p>1,184.46</text:p>
          </table:table-cell>
          <table:table-cell table:number-columns-repeated="57"/>
        </table:table-row>
        <table:table-row table:style-name="ro2"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/>
          <table:table-cell table:formula="of:=[.A139]*[.$J$3] + [.$I$3]" office:value-type="float" office:value="113.777040801564" calcext:value-type="float">
            <text:p>113.78</text:p>
          </table:table-cell>
          <table:table-cell table:formula="of:=[.D139]-[.B139]" office:value-type="float" office:value="4.881227956947" calcext:value-type="float">
            <text:p>4.88</text:p>
          </table:table-cell>
          <table:table-cell table:formula="of:=ABS([.E139])" office:value-type="float" office:value="4.881227956947" calcext:value-type="float">
            <text:p>4.88</text:p>
          </table:table-cell>
          <table:table-cell table:formula="of:=[.F139]*[.F139]" office:value-type="float" office:value="23.826386367681" calcext:value-type="float">
            <text:p>23.83</text:p>
          </table:table-cell>
          <table:table-cell table:number-columns-repeated="57"/>
        </table:table-row>
        <table:table-row table:style-name="ro2"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/>
          <table:table-cell table:formula="of:=[.A140]*[.$J$3] + [.$I$3]" office:value-type="float" office:value="162.97687857869" calcext:value-type="float">
            <text:p>162.98</text:p>
          </table:table-cell>
          <table:table-cell table:formula="of:=[.D140]-[.B140]" office:value-type="float" office:value="24.7474823558014" calcext:value-type="float">
            <text:p>24.75</text:p>
          </table:table-cell>
          <table:table-cell table:formula="of:=ABS([.E140])" office:value-type="float" office:value="24.7474823558014" calcext:value-type="float">
            <text:p>24.75</text:p>
          </table:table-cell>
          <table:table-cell table:formula="of:=[.F140]*[.F140]" office:value-type="float" office:value="612.437882950701" calcext:value-type="float">
            <text:p>612.44</text:p>
          </table:table-cell>
          <table:table-cell table:number-columns-repeated="57"/>
        </table:table-row>
        <table:table-row table:style-name="ro2"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/>
          <table:table-cell table:formula="of:=[.A141]*[.$J$3] + [.$I$3]" office:value-type="float" office:value="209.3912756877" calcext:value-type="float">
            <text:p>209.39</text:p>
          </table:table-cell>
          <table:table-cell table:formula="of:=[.D141]-[.B141]" office:value-type="float" office:value="38.560922092421" calcext:value-type="float">
            <text:p>38.56</text:p>
          </table:table-cell>
          <table:table-cell table:formula="of:=ABS([.E141])" office:value-type="float" office:value="38.560922092421" calcext:value-type="float">
            <text:p>38.56</text:p>
          </table:table-cell>
          <table:table-cell table:formula="of:=[.F141]*[.F141]" office:value-type="float" office:value="1486.94471261776" calcext:value-type="float">
            <text:p>1,486.94</text:p>
          </table:table-cell>
          <table:table-cell table:number-columns-repeated="57"/>
        </table:table-row>
        <table:table-row table:style-name="ro2"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/>
          <table:table-cell table:formula="of:=[.A142]*[.$J$3] + [.$I$3]" office:value-type="float" office:value="255.960773801084" calcext:value-type="float">
            <text:p>255.96</text:p>
          </table:table-cell>
          <table:table-cell table:formula="of:=[.D142]-[.B142]" office:value-type="float" office:value="50.1454153767903" calcext:value-type="float">
            <text:p>50.15</text:p>
          </table:table-cell>
          <table:table-cell table:formula="of:=ABS([.E142])" office:value-type="float" office:value="50.1454153767903" calcext:value-type="float">
            <text:p>50.15</text:p>
          </table:table-cell>
          <table:table-cell table:formula="of:=[.F142]*[.F142]" office:value-type="float" office:value="2514.56268331084" calcext:value-type="float">
            <text:p>2,514.56</text:p>
          </table:table-cell>
          <table:table-cell table:number-columns-repeated="57"/>
        </table:table-row>
        <table:table-row table:style-name="ro2"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/>
          <table:table-cell table:formula="of:=[.A143]*[.$J$3] + [.$I$3]" office:value-type="float" office:value="283.343824417932" calcext:value-type="float">
            <text:p>283.34</text:p>
          </table:table-cell>
          <table:table-cell table:formula="of:=[.D143]-[.B143]" office:value-type="float" office:value="46.563286930608" calcext:value-type="float">
            <text:p>46.56</text:p>
          </table:table-cell>
          <table:table-cell table:formula="of:=ABS([.E143])" office:value-type="float" office:value="46.563286930608" calcext:value-type="float">
            <text:p>46.56</text:p>
          </table:table-cell>
          <table:table-cell table:formula="of:=[.F143]*[.F143]" office:value-type="float" office:value="2168.13968978212" calcext:value-type="float">
            <text:p>2,168.14</text:p>
          </table:table-cell>
          <table:table-cell table:number-columns-repeated="57"/>
        </table:table-row>
        <table:table-row table:style-name="ro2"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/>
          <table:table-cell table:formula="of:=[.A144]*[.$J$3] + [.$I$3]" office:value-type="float" office:value="185.978028459979" calcext:value-type="float">
            <text:p>185.98</text:p>
          </table:table-cell>
          <table:table-cell table:formula="of:=[.D144]-[.B144]" office:value-type="float" office:value="53.6700172315492" calcext:value-type="float">
            <text:p>53.67</text:p>
          </table:table-cell>
          <table:table-cell table:formula="of:=ABS([.E144])" office:value-type="float" office:value="53.6700172315492" calcext:value-type="float">
            <text:p>53.67</text:p>
          </table:table-cell>
          <table:table-cell table:formula="of:=[.F144]*[.F144]" office:value-type="float" office:value="2880.47074963479" calcext:value-type="float">
            <text:p>2,880.47</text:p>
          </table:table-cell>
          <table:table-cell table:number-columns-repeated="57"/>
        </table:table-row>
        <table:table-row table:style-name="ro2"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/>
          <table:table-cell table:formula="of:=[.A145]*[.$J$3] + [.$I$3]" office:value-type="float" office:value="159.100211583068" calcext:value-type="float">
            <text:p>159.10</text:p>
          </table:table-cell>
          <table:table-cell table:formula="of:=[.D145]-[.B145]" office:value-type="float" office:value="34.8830440548074" calcext:value-type="float">
            <text:p>34.88</text:p>
          </table:table-cell>
          <table:table-cell table:formula="of:=ABS([.E145])" office:value-type="float" office:value="34.8830440548074" calcext:value-type="float">
            <text:p>34.88</text:p>
          </table:table-cell>
          <table:table-cell table:formula="of:=[.F145]*[.F145]" office:value-type="float" office:value="1216.82676252963" calcext:value-type="float">
            <text:p>1,216.83</text:p>
          </table:table-cell>
          <table:table-cell table:number-columns-repeated="57"/>
        </table:table-row>
        <table:table-row table:style-name="ro2"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/>
          <table:table-cell table:formula="of:=[.A146]*[.$J$3] + [.$I$3]" office:value-type="float" office:value="193.964737022176" calcext:value-type="float">
            <text:p>193.96</text:p>
          </table:table-cell>
          <table:table-cell table:formula="of:=[.D146]-[.B146]" office:value-type="float" office:value="55.9326618368717" calcext:value-type="float">
            <text:p>55.93</text:p>
          </table:table-cell>
          <table:table-cell table:formula="of:=ABS([.E146])" office:value-type="float" office:value="55.9326618368717" calcext:value-type="float">
            <text:p>55.93</text:p>
          </table:table-cell>
          <table:table-cell table:formula="of:=[.F146]*[.F146]" office:value-type="float" office:value="3128.46266015784" calcext:value-type="float">
            <text:p>3,128.46</text:p>
          </table:table-cell>
          <table:table-cell table:number-columns-repeated="57"/>
        </table:table-row>
        <table:table-row table:style-name="ro2"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/>
          <table:table-cell table:formula="of:=[.A147]*[.$J$3] + [.$I$3]" office:value-type="float" office:value="166.917109206034" calcext:value-type="float">
            <text:p>166.92</text:p>
          </table:table-cell>
          <table:table-cell table:formula="of:=[.D147]-[.B147]" office:value-type="float" office:value="35.3566256683575" calcext:value-type="float">
            <text:p>35.36</text:p>
          </table:table-cell>
          <table:table-cell table:formula="of:=ABS([.E147])" office:value-type="float" office:value="35.3566256683575" calcext:value-type="float">
            <text:p>35.36</text:p>
          </table:table-cell>
          <table:table-cell table:formula="of:=[.F147]*[.F147]" office:value-type="float" office:value="1250.09097865236" calcext:value-type="float">
            <text:p>1,250.09</text:p>
          </table:table-cell>
          <table:table-cell table:number-columns-repeated="57"/>
        </table:table-row>
        <table:table-row table:style-name="ro2"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/>
          <table:table-cell table:formula="of:=[.A148]*[.$J$3] + [.$I$3]" office:value-type="float" office:value="173.574603557245" calcext:value-type="float">
            <text:p>173.57</text:p>
          </table:table-cell>
          <table:table-cell table:formula="of:=[.D148]-[.B148]" office:value-type="float" office:value="16.2641228612171" calcext:value-type="float">
            <text:p>16.26</text:p>
          </table:table-cell>
          <table:table-cell table:formula="of:=ABS([.E148])" office:value-type="float" office:value="16.2641228612171" calcext:value-type="float">
            <text:p>16.26</text:p>
          </table:table-cell>
          <table:table-cell table:formula="of:=[.F148]*[.F148]" office:value-type="float" office:value="264.521692444766" calcext:value-type="float">
            <text:p>264.52</text:p>
          </table:table-cell>
          <table:table-cell table:number-columns-repeated="57"/>
        </table:table-row>
        <table:table-row table:style-name="ro2"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/>
          <table:table-cell table:formula="of:=[.A149]*[.$J$3] + [.$I$3]" office:value-type="float" office:value="81.7238073949392" calcext:value-type="float">
            <text:p>81.72</text:p>
          </table:table-cell>
          <table:table-cell table:formula="of:=[.D149]-[.B149]" office:value-type="float" office:value="-2.44688737362142" calcext:value-type="float">
            <text:p>-2.45</text:p>
          </table:table-cell>
          <table:table-cell table:formula="of:=ABS([.E149])" office:value-type="float" office:value="2.44688737362142" calcext:value-type="float">
            <text:p>2.45</text:p>
          </table:table-cell>
          <table:table-cell table:formula="of:=[.F149]*[.F149]" office:value-type="float" office:value="5.98725781918794" calcext:value-type="float">
            <text:p>5.99</text:p>
          </table:table-cell>
          <table:table-cell table:number-columns-repeated="57"/>
        </table:table-row>
        <table:table-row table:style-name="ro2"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/>
          <table:table-cell table:formula="of:=[.A150]*[.$J$3] + [.$I$3]" office:value-type="float" office:value="248.164755229415" calcext:value-type="float">
            <text:p>248.16</text:p>
          </table:table-cell>
          <table:table-cell table:formula="of:=[.D150]-[.B150]" office:value-type="float" office:value="48.6560989839198" calcext:value-type="float">
            <text:p>48.66</text:p>
          </table:table-cell>
          <table:table-cell table:formula="of:=ABS([.E150])" office:value-type="float" office:value="48.6560989839198" calcext:value-type="float">
            <text:p>48.66</text:p>
          </table:table-cell>
          <table:table-cell table:formula="of:=[.F150]*[.F150]" office:value-type="float" office:value="2367.415968333" calcext:value-type="float">
            <text:p>2,367.42</text:p>
          </table:table-cell>
          <table:table-cell table:number-columns-repeated="57"/>
        </table:table-row>
        <table:table-row table:style-name="ro2"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/>
          <table:table-cell table:formula="of:=[.A151]*[.$J$3] + [.$I$3]" office:value-type="float" office:value="179.857081471188" calcext:value-type="float">
            <text:p>179.86</text:p>
          </table:table-cell>
          <table:table-cell table:formula="of:=[.D151]-[.B151]" office:value-type="float" office:value="10.447436305864" calcext:value-type="float">
            <text:p>10.45</text:p>
          </table:table-cell>
          <table:table-cell table:formula="of:=ABS([.E151])" office:value-type="float" office:value="10.447436305864" calcext:value-type="float">
            <text:p>10.45</text:p>
          </table:table-cell>
          <table:table-cell table:formula="of:=[.F151]*[.F151]" office:value-type="float" office:value="109.148925365086" calcext:value-type="float">
            <text:p>109.15</text:p>
          </table:table-cell>
          <table:table-cell table:number-columns-repeated="57"/>
        </table:table-row>
        <table:table-row table:style-name="ro2"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/>
          <table:table-cell table:formula="of:=[.A152]*[.$J$3] + [.$I$3]" office:value-type="float" office:value="153.128930515522" calcext:value-type="float">
            <text:p>153.13</text:p>
          </table:table-cell>
          <table:table-cell table:formula="of:=[.D152]-[.B152]" office:value-type="float" office:value="19.0006457457446" calcext:value-type="float">
            <text:p>19.00</text:p>
          </table:table-cell>
          <table:table-cell table:formula="of:=ABS([.E152])" office:value-type="float" office:value="19.0006457457446" calcext:value-type="float">
            <text:p>19.00</text:p>
          </table:table-cell>
          <table:table-cell table:formula="of:=[.F152]*[.F152]" office:value-type="float" office:value="361.024538755281" calcext:value-type="float">
            <text:p>361.02</text:p>
          </table:table-cell>
          <table:table-cell table:number-columns-repeated="57"/>
        </table:table-row>
        <table:table-row table:style-name="ro2"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/>
          <table:table-cell table:formula="of:=[.A153]*[.$J$3] + [.$I$3]" office:value-type="float" office:value="185.131042973495" calcext:value-type="float">
            <text:p>185.13</text:p>
          </table:table-cell>
          <table:table-cell table:formula="of:=[.D153]-[.B153]" office:value-type="float" office:value="41.7947120562859" calcext:value-type="float">
            <text:p>41.79</text:p>
          </table:table-cell>
          <table:table-cell table:formula="of:=ABS([.E153])" office:value-type="float" office:value="41.7947120562859" calcext:value-type="float">
            <text:p>41.79</text:p>
          </table:table-cell>
          <table:table-cell table:formula="of:=[.F153]*[.F153]" office:value-type="float" office:value="1746.79795586785" calcext:value-type="float">
            <text:p>1,746.80</text:p>
          </table:table-cell>
          <table:table-cell table:number-columns-repeated="57"/>
        </table:table-row>
        <table:table-row table:style-name="ro2"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/>
          <table:table-cell table:formula="of:=[.A154]*[.$J$3] + [.$I$3]" office:value-type="float" office:value="269.165625878117" calcext:value-type="float">
            <text:p>269.17</text:p>
          </table:table-cell>
          <table:table-cell table:formula="of:=[.D154]-[.B154]" office:value-type="float" office:value="79.9866146867158" calcext:value-type="float">
            <text:p>79.99</text:p>
          </table:table-cell>
          <table:table-cell table:formula="of:=ABS([.E154])" office:value-type="float" office:value="79.9866146867158" calcext:value-type="float">
            <text:p>79.99</text:p>
          </table:table-cell>
          <table:table-cell table:formula="of:=[.F154]*[.F154]" office:value-type="float" office:value="6397.85852904114" calcext:value-type="float">
            <text:p>6,397.86</text:p>
          </table:table-cell>
          <table:table-cell table:number-columns-repeated="57"/>
        </table:table-row>
        <table:table-row table:style-name="ro2"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/>
          <table:table-cell table:formula="of:=[.A155]*[.$J$3] + [.$I$3]" office:value-type="float" office:value="206.7293406278" calcext:value-type="float">
            <text:p>206.73</text:p>
          </table:table-cell>
          <table:table-cell table:formula="of:=[.D155]-[.B155]" office:value-type="float" office:value="24.1832026679664" calcext:value-type="float">
            <text:p>24.18</text:p>
          </table:table-cell>
          <table:table-cell table:formula="of:=ABS([.E155])" office:value-type="float" office:value="24.1832026679664" calcext:value-type="float">
            <text:p>24.18</text:p>
          </table:table-cell>
          <table:table-cell table:formula="of:=[.F155]*[.F155]" office:value-type="float" office:value="584.827291279938" calcext:value-type="float">
            <text:p>584.83</text:p>
          </table:table-cell>
          <table:table-cell table:number-columns-repeated="57"/>
        </table:table-row>
        <table:table-row table:style-name="ro2"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/>
          <table:table-cell table:formula="of:=[.A156]*[.$J$3] + [.$I$3]" office:value-type="float" office:value="123.780544179316" calcext:value-type="float">
            <text:p>123.78</text:p>
          </table:table-cell>
          <table:table-cell table:formula="of:=[.D156]-[.B156]" office:value-type="float" office:value="11.8056700715126" calcext:value-type="float">
            <text:p>11.81</text:p>
          </table:table-cell>
          <table:table-cell table:formula="of:=ABS([.E156])" office:value-type="float" office:value="11.8056700715126" calcext:value-type="float">
            <text:p>11.81</text:p>
          </table:table-cell>
          <table:table-cell table:formula="of:=[.F156]*[.F156]" office:value-type="float" office:value="139.373845837408" calcext:value-type="float">
            <text:p>139.37</text:p>
          </table:table-cell>
          <table:table-cell table:number-columns-repeated="57"/>
        </table:table-row>
        <table:table-row table:style-name="ro2"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/>
          <table:table-cell table:formula="of:=[.A157]*[.$J$3] + [.$I$3]" office:value-type="float" office:value="175.690283360441" calcext:value-type="float">
            <text:p>175.69</text:p>
          </table:table-cell>
          <table:table-cell table:formula="of:=[.D157]-[.B157]" office:value-type="float" office:value="56.3609531737807" calcext:value-type="float">
            <text:p>56.36</text:p>
          </table:table-cell>
          <table:table-cell table:formula="of:=ABS([.E157])" office:value-type="float" office:value="56.3609531737807" calcext:value-type="float">
            <text:p>56.36</text:p>
          </table:table-cell>
          <table:table-cell table:formula="of:=[.F157]*[.F157]" office:value-type="float" office:value="3176.5570426571" calcext:value-type="float">
            <text:p>3,176.56</text:p>
          </table:table-cell>
          <table:table-cell table:number-columns-repeated="57"/>
        </table:table-row>
        <table:table-row table:style-name="ro2"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/>
          <table:table-cell table:formula="of:=[.A158]*[.$J$3] + [.$I$3]" office:value-type="float" office:value="141.811863196535" calcext:value-type="float">
            <text:p>141.81</text:p>
          </table:table-cell>
          <table:table-cell table:formula="of:=[.D158]-[.B158]" office:value-type="float" office:value="20.1968630373288" calcext:value-type="float">
            <text:p>20.20</text:p>
          </table:table-cell>
          <table:table-cell table:formula="of:=ABS([.E158])" office:value-type="float" office:value="20.1968630373288" calcext:value-type="float">
            <text:p>20.20</text:p>
          </table:table-cell>
          <table:table-cell table:formula="of:=[.F158]*[.F158]" office:value-type="float" office:value="407.913276548617" calcext:value-type="float">
            <text:p>407.91</text:p>
          </table:table-cell>
          <table:table-cell table:number-columns-repeated="57"/>
        </table:table-row>
        <table:table-row table:style-name="ro2"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/>
          <table:table-cell table:formula="of:=[.A159]*[.$J$3] + [.$I$3]" office:value-type="float" office:value="254.21469167738" calcext:value-type="float">
            <text:p>254.21</text:p>
          </table:table-cell>
          <table:table-cell table:formula="of:=[.D159]-[.B159]" office:value-type="float" office:value="53.3775907544984" calcext:value-type="float">
            <text:p>53.38</text:p>
          </table:table-cell>
          <table:table-cell table:formula="of:=ABS([.E159])" office:value-type="float" office:value="53.3775907544984" calcext:value-type="float">
            <text:p>53.38</text:p>
          </table:table-cell>
          <table:table-cell table:formula="of:=[.F159]*[.F159]" office:value-type="float" office:value="2849.16719475471" calcext:value-type="float">
            <text:p>2,849.17</text:p>
          </table:table-cell>
          <table:table-cell table:number-columns-repeated="57"/>
        </table:table-row>
        <table:table-row table:style-name="ro2"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/>
          <table:table-cell table:formula="of:=[.A160]*[.$J$3] + [.$I$3]" office:value-type="float" office:value="202.647881343088" calcext:value-type="float">
            <text:p>202.65</text:p>
          </table:table-cell>
          <table:table-cell table:formula="of:=[.D160]-[.B160]" office:value-type="float" office:value="39.7754278947765" calcext:value-type="float">
            <text:p>39.78</text:p>
          </table:table-cell>
          <table:table-cell table:formula="of:=ABS([.E160])" office:value-type="float" office:value="39.7754278947765" calcext:value-type="float">
            <text:p>39.78</text:p>
          </table:table-cell>
          <table:table-cell table:formula="of:=[.F160]*[.F160]" office:value-type="float" office:value="1582.08466421257" calcext:value-type="float">
            <text:p>1,582.08</text:p>
          </table:table-cell>
          <table:table-cell table:number-columns-repeated="57"/>
        </table:table-row>
        <table:table-row table:style-name="ro2"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/>
          <table:table-cell table:formula="of:=[.A161]*[.$J$3] + [.$I$3]" office:value-type="float" office:value="259.261750169465" calcext:value-type="float">
            <text:p>259.26</text:p>
          </table:table-cell>
          <table:table-cell table:formula="of:=[.D161]-[.B161]" office:value-type="float" office:value="66.8338365561079" calcext:value-type="float">
            <text:p>66.83</text:p>
          </table:table-cell>
          <table:table-cell table:formula="of:=ABS([.E161])" office:value-type="float" office:value="66.8338365561079" calcext:value-type="float">
            <text:p>66.83</text:p>
          </table:table-cell>
          <table:table-cell table:formula="of:=[.F161]*[.F161]" office:value-type="float" office:value="4466.76170880855" calcext:value-type="float">
            <text:p>4,466.76</text:p>
          </table:table-cell>
          <table:table-cell table:number-columns-repeated="57"/>
        </table:table-row>
        <table:table-row table:style-name="ro2"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/>
          <table:table-cell table:formula="of:=[.A162]*[.$J$3] + [.$I$3]" office:value-type="float" office:value="257.222098839686" calcext:value-type="float">
            <text:p>257.22</text:p>
          </table:table-cell>
          <table:table-cell table:formula="of:=[.D162]-[.B162]" office:value-type="float" office:value="43.8843255309244" calcext:value-type="float">
            <text:p>43.88</text:p>
          </table:table-cell>
          <table:table-cell table:formula="of:=ABS([.E162])" office:value-type="float" office:value="43.8843255309244" calcext:value-type="float">
            <text:p>43.88</text:p>
          </table:table-cell>
          <table:table-cell table:formula="of:=[.F162]*[.F162]" office:value-type="float" office:value="1925.83402730414" calcext:value-type="float">
            <text:p>1,925.83</text:p>
          </table:table-cell>
          <table:table-cell table:number-columns-repeated="57"/>
        </table:table-row>
        <table:table-row table:style-name="ro2"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/>
          <table:table-cell table:formula="of:=[.A163]*[.$J$3] + [.$I$3]" office:value-type="float" office:value="250.387393343163" calcext:value-type="float">
            <text:p>250.39</text:p>
          </table:table-cell>
          <table:table-cell table:formula="of:=[.D163]-[.B163]" office:value-type="float" office:value="35.4059994635215" calcext:value-type="float">
            <text:p>35.41</text:p>
          </table:table-cell>
          <table:table-cell table:formula="of:=ABS([.E163])" office:value-type="float" office:value="35.4059994635215" calcext:value-type="float">
            <text:p>35.41</text:p>
          </table:table-cell>
          <table:table-cell table:formula="of:=[.F163]*[.F163]" office:value-type="float" office:value="1253.58479801088" calcext:value-type="float">
            <text:p>1,253.58</text:p>
          </table:table-cell>
          <table:table-cell table:number-columns-repeated="57"/>
        </table:table-row>
        <table:table-row table:style-name="ro2"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/>
          <table:table-cell table:formula="of:=[.A164]*[.$J$3] + [.$I$3]" office:value-type="float" office:value="221.993288341794" calcext:value-type="float">
            <text:p>221.99</text:p>
          </table:table-cell>
          <table:table-cell table:formula="of:=[.D164]-[.B164]" office:value-type="float" office:value="37.332651262337" calcext:value-type="float">
            <text:p>37.33</text:p>
          </table:table-cell>
          <table:table-cell table:formula="of:=ABS([.E164])" office:value-type="float" office:value="37.332651262337" calcext:value-type="float">
            <text:p>37.33</text:p>
          </table:table-cell>
          <table:table-cell table:formula="of:=[.F164]*[.F164]" office:value-type="float" office:value="1393.72685027528" calcext:value-type="float">
            <text:p>1,393.73</text:p>
          </table:table-cell>
          <table:table-cell table:number-columns-repeated="57"/>
        </table:table-row>
        <table:table-row table:style-name="ro2"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/>
          <table:table-cell table:formula="of:=[.A165]*[.$J$3] + [.$I$3]" office:value-type="float" office:value="277.968958172538" calcext:value-type="float">
            <text:p>277.97</text:p>
          </table:table-cell>
          <table:table-cell table:formula="of:=[.D165]-[.B165]" office:value-type="float" office:value="64.4594659153711" calcext:value-type="float">
            <text:p>64.46</text:p>
          </table:table-cell>
          <table:table-cell table:formula="of:=ABS([.E165])" office:value-type="float" office:value="64.4594659153711" calcext:value-type="float">
            <text:p>64.46</text:p>
          </table:table-cell>
          <table:table-cell table:formula="of:=[.F165]*[.F165]" office:value-type="float" office:value="4155.02274609489" calcext:value-type="float">
            <text:p>4,155.02</text:p>
          </table:table-cell>
          <table:table-cell table:number-columns-repeated="57"/>
        </table:table-row>
        <table:table-row table:style-name="ro2"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/>
          <table:table-cell table:formula="of:=[.A166]*[.$J$3] + [.$I$3]" office:value-type="float" office:value="158.153978997685" calcext:value-type="float">
            <text:p>158.15</text:p>
          </table:table-cell>
          <table:table-cell table:formula="of:=[.D166]-[.B166]" office:value-type="float" office:value="16.8878794152511" calcext:value-type="float">
            <text:p>16.89</text:p>
          </table:table-cell>
          <table:table-cell table:formula="of:=ABS([.E166])" office:value-type="float" office:value="16.8878794152511" calcext:value-type="float">
            <text:p>16.89</text:p>
          </table:table-cell>
          <table:table-cell table:formula="of:=[.F166]*[.F166]" office:value-type="float" office:value="285.200471144063" calcext:value-type="float">
            <text:p>285.20</text:p>
          </table:table-cell>
          <table:table-cell table:number-columns-repeated="57"/>
        </table:table-row>
        <table:table-row table:style-name="ro2"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/>
          <table:table-cell table:formula="of:=[.A167]*[.$J$3] + [.$I$3]" office:value-type="float" office:value="138.301093483654" calcext:value-type="float">
            <text:p>138.30</text:p>
          </table:table-cell>
          <table:table-cell table:formula="of:=[.D167]-[.B167]" office:value-type="float" office:value="4.77258577953063" calcext:value-type="float">
            <text:p>4.77</text:p>
          </table:table-cell>
          <table:table-cell table:formula="of:=ABS([.E167])" office:value-type="float" office:value="4.77258577953063" calcext:value-type="float">
            <text:p>4.77</text:p>
          </table:table-cell>
          <table:table-cell table:formula="of:=[.F167]*[.F167]" office:value-type="float" office:value="22.777575022978" calcext:value-type="float">
            <text:p>22.78</text:p>
          </table:table-cell>
          <table:table-cell table:number-columns-repeated="57"/>
        </table:table-row>
        <table:table-row table:style-name="ro2"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/>
          <table:table-cell table:formula="of:=[.A168]*[.$J$3] + [.$I$3]" office:value-type="float" office:value="228.526399498854" calcext:value-type="float">
            <text:p>228.53</text:p>
          </table:table-cell>
          <table:table-cell table:formula="of:=[.D168]-[.B168]" office:value-type="float" office:value="47.1493844792529" calcext:value-type="float">
            <text:p>47.15</text:p>
          </table:table-cell>
          <table:table-cell table:formula="of:=ABS([.E168])" office:value-type="float" office:value="47.1493844792529" calcext:value-type="float">
            <text:p>47.15</text:p>
          </table:table-cell>
          <table:table-cell table:formula="of:=[.F168]*[.F168]" office:value-type="float" office:value="2223.06445677242" calcext:value-type="float">
            <text:p>2,223.06</text:p>
          </table:table-cell>
          <table:table-cell table:number-columns-repeated="57"/>
        </table:table-row>
        <table:table-row table:style-name="ro2"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/>
          <table:table-cell table:formula="of:=[.A169]*[.$J$3] + [.$I$3]" office:value-type="float" office:value="202.76389816007" calcext:value-type="float">
            <text:p>202.76</text:p>
          </table:table-cell>
          <table:table-cell table:formula="of:=[.D169]-[.B169]" office:value-type="float" office:value="25.1904517043974" calcext:value-type="float">
            <text:p>25.19</text:p>
          </table:table-cell>
          <table:table-cell table:formula="of:=ABS([.E169])" office:value-type="float" office:value="25.1904517043974" calcext:value-type="float">
            <text:p>25.19</text:p>
          </table:table-cell>
          <table:table-cell table:formula="of:=[.F169]*[.F169]" office:value-type="float" office:value="634.558857071579" calcext:value-type="float">
            <text:p>634.56</text:p>
          </table:table-cell>
          <table:table-cell table:number-columns-repeated="57"/>
        </table:table-row>
        <table:table-row table:style-name="ro2"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/>
          <table:table-cell table:formula="of:=[.A170]*[.$J$3] + [.$I$3]" office:value-type="float" office:value="216.065148026196" calcext:value-type="float">
            <text:p>216.07</text:p>
          </table:table-cell>
          <table:table-cell table:formula="of:=[.D170]-[.B170]" office:value-type="float" office:value="21.3109587907841" calcext:value-type="float">
            <text:p>21.31</text:p>
          </table:table-cell>
          <table:table-cell table:formula="of:=ABS([.E170])" office:value-type="float" office:value="21.3109587907841" calcext:value-type="float">
            <text:p>21.31</text:p>
          </table:table-cell>
          <table:table-cell table:formula="of:=[.F170]*[.F170]" office:value-type="float" office:value="454.156964582497" calcext:value-type="float">
            <text:p>454.16</text:p>
          </table:table-cell>
          <table:table-cell table:number-columns-repeated="57"/>
        </table:table-row>
        <table:table-row table:style-name="ro2"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/>
          <table:table-cell table:formula="of:=[.A171]*[.$J$3] + [.$I$3]" office:value-type="float" office:value="210.379884629719" calcext:value-type="float">
            <text:p>210.38</text:p>
          </table:table-cell>
          <table:table-cell table:formula="of:=[.D171]-[.B171]" office:value-type="float" office:value="46.3755318345983" calcext:value-type="float">
            <text:p>46.38</text:p>
          </table:table-cell>
          <table:table-cell table:formula="of:=ABS([.E171])" office:value-type="float" office:value="46.3755318345983" calcext:value-type="float">
            <text:p>46.38</text:p>
          </table:table-cell>
          <table:table-cell table:formula="of:=[.F171]*[.F171]" office:value-type="float" office:value="2150.68995294184" calcext:value-type="float">
            <text:p>2,150.69</text:p>
          </table:table-cell>
          <table:table-cell table:number-columns-repeated="57"/>
        </table:table-row>
        <table:table-row table:style-name="ro2"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/>
          <table:table-cell table:formula="of:=[.A172]*[.$J$3] + [.$I$3]" office:value-type="float" office:value="172.899279014574" calcext:value-type="float">
            <text:p>172.90</text:p>
          </table:table-cell>
          <table:table-cell table:formula="of:=[.D172]-[.B172]" office:value-type="float" office:value="18.2582374058009" calcext:value-type="float">
            <text:p>18.26</text:p>
          </table:table-cell>
          <table:table-cell table:formula="of:=ABS([.E172])" office:value-type="float" office:value="18.2582374058009" calcext:value-type="float">
            <text:p>18.26</text:p>
          </table:table-cell>
          <table:table-cell table:formula="of:=[.F172]*[.F172]" office:value-type="float" office:value="333.363233166589" calcext:value-type="float">
            <text:p>333.36</text:p>
          </table:table-cell>
          <table:table-cell table:number-columns-repeated="57"/>
        </table:table-row>
        <table:table-row table:style-name="ro2"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/>
          <table:table-cell table:formula="of:=[.A173]*[.$J$3] + [.$I$3]" office:value-type="float" office:value="138.983695561724" calcext:value-type="float">
            <text:p>138.98</text:p>
          </table:table-cell>
          <table:table-cell table:formula="of:=[.D173]-[.B173]" office:value-type="float" office:value="-1.6020219946696" calcext:value-type="float">
            <text:p>-1.60</text:p>
          </table:table-cell>
          <table:table-cell table:formula="of:=ABS([.E173])" office:value-type="float" office:value="1.6020219946696" calcext:value-type="float">
            <text:p>1.60</text:p>
          </table:table-cell>
          <table:table-cell table:formula="of:=[.F173]*[.F173]" office:value-type="float" office:value="2.56647447140516" calcext:value-type="float">
            <text:p>2.57</text:p>
          </table:table-cell>
          <table:table-cell table:number-columns-repeated="57"/>
        </table:table-row>
        <table:table-row table:style-name="ro2"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/>
          <table:table-cell table:formula="of:=[.A174]*[.$J$3] + [.$I$3]" office:value-type="float" office:value="233.651848549943" calcext:value-type="float">
            <text:p>233.65</text:p>
          </table:table-cell>
          <table:table-cell table:formula="of:=[.D174]-[.B174]" office:value-type="float" office:value="54.6703848194948" calcext:value-type="float">
            <text:p>54.67</text:p>
          </table:table-cell>
          <table:table-cell table:formula="of:=ABS([.E174])" office:value-type="float" office:value="54.6703848194948" calcext:value-type="float">
            <text:p>54.67</text:p>
          </table:table-cell>
          <table:table-cell table:formula="of:=[.F174]*[.F174]" office:value-type="float" office:value="2988.85097631164" calcext:value-type="float">
            <text:p>2,988.85</text:p>
          </table:table-cell>
          <table:table-cell table:number-columns-repeated="57"/>
        </table:table-row>
        <table:table-row table:style-name="ro2"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/>
          <table:table-cell table:formula="of:=[.A175]*[.$J$3] + [.$I$3]" office:value-type="float" office:value="195.449307167371" calcext:value-type="float">
            <text:p>195.45</text:p>
          </table:table-cell>
          <table:table-cell table:formula="of:=[.D175]-[.B175]" office:value-type="float" office:value="26.5437352442862" calcext:value-type="float">
            <text:p>26.54</text:p>
          </table:table-cell>
          <table:table-cell table:formula="of:=ABS([.E175])" office:value-type="float" office:value="26.5437352442862" calcext:value-type="float">
            <text:p>26.54</text:p>
          </table:table-cell>
          <table:table-cell table:formula="of:=[.F175]*[.F175]" office:value-type="float" office:value="704.569880718762" calcext:value-type="float">
            <text:p>704.57</text:p>
          </table:table-cell>
          <table:table-cell table:number-columns-repeated="57"/>
        </table:table-row>
        <table:table-row table:style-name="ro2"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/>
          <table:table-cell table:formula="of:=[.A176]*[.$J$3] + [.$I$3]" office:value-type="float" office:value="189.905342313185" calcext:value-type="float">
            <text:p>189.91</text:p>
          </table:table-cell>
          <table:table-cell table:formula="of:=[.D176]-[.B176]" office:value-type="float" office:value="33.1011272741957" calcext:value-type="float">
            <text:p>33.10</text:p>
          </table:table-cell>
          <table:table-cell table:formula="of:=ABS([.E176])" office:value-type="float" office:value="33.1011272741957" calcext:value-type="float">
            <text:p>33.10</text:p>
          </table:table-cell>
          <table:table-cell table:formula="of:=[.F176]*[.F176]" office:value-type="float" office:value="1095.6846268225" calcext:value-type="float">
            <text:p>1,095.68</text:p>
          </table:table-cell>
          <table:table-cell table:number-columns-repeated="57"/>
        </table:table-row>
        <table:table-row table:style-name="ro2"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/>
          <table:table-cell table:formula="of:=[.A177]*[.$J$3] + [.$I$3]" office:value-type="float" office:value="174.729941796196" calcext:value-type="float">
            <text:p>174.73</text:p>
          </table:table-cell>
          <table:table-cell table:formula="of:=[.D177]-[.B177]" office:value-type="float" office:value="12.8401726545166" calcext:value-type="float">
            <text:p>12.84</text:p>
          </table:table-cell>
          <table:table-cell table:formula="of:=ABS([.E177])" office:value-type="float" office:value="12.8401726545166" calcext:value-type="float">
            <text:p>12.84</text:p>
          </table:table-cell>
          <table:table-cell table:formula="of:=[.F177]*[.F177]" office:value-type="float" office:value="164.870033797795" calcext:value-type="float">
            <text:p>164.87</text:p>
          </table:table-cell>
          <table:table-cell table:number-columns-repeated="57"/>
        </table:table-row>
        <table:table-row table:style-name="ro2"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/>
          <table:table-cell table:formula="of:=[.A178]*[.$J$3] + [.$I$3]" office:value-type="float" office:value="174.6767812009" calcext:value-type="float">
            <text:p>174.68</text:p>
          </table:table-cell>
          <table:table-cell table:formula="of:=[.D178]-[.B178]" office:value-type="float" office:value="28.2652395057966" calcext:value-type="float">
            <text:p>28.27</text:p>
          </table:table-cell>
          <table:table-cell table:formula="of:=ABS([.E178])" office:value-type="float" office:value="28.2652395057966" calcext:value-type="float">
            <text:p>28.27</text:p>
          </table:table-cell>
          <table:table-cell table:formula="of:=[.F178]*[.F178]" office:value-type="float" office:value="798.923764320047" calcext:value-type="float">
            <text:p>798.92</text:p>
          </table:table-cell>
          <table:table-cell table:number-columns-repeated="57"/>
        </table:table-row>
        <table:table-row table:style-name="ro2"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/>
          <table:table-cell table:formula="of:=[.A179]*[.$J$3] + [.$I$3]" office:value-type="float" office:value="254.315537395158" calcext:value-type="float">
            <text:p>254.32</text:p>
          </table:table-cell>
          <table:table-cell table:formula="of:=[.D179]-[.B179]" office:value-type="float" office:value="48.1193573386519" calcext:value-type="float">
            <text:p>48.12</text:p>
          </table:table-cell>
          <table:table-cell table:formula="of:=ABS([.E179])" office:value-type="float" office:value="48.1193573386519" calcext:value-type="float">
            <text:p>48.12</text:p>
          </table:table-cell>
          <table:table-cell table:formula="of:=[.F179]*[.F179]" office:value-type="float" office:value="2315.47255068487" calcext:value-type="float">
            <text:p>2,315.47</text:p>
          </table:table-cell>
          <table:table-cell table:number-columns-repeated="57"/>
        </table:table-row>
        <table:table-row table:style-name="ro2"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/>
          <table:table-cell table:formula="of:=[.A180]*[.$J$3] + [.$I$3]" office:value-type="float" office:value="80.846201662506" calcext:value-type="float">
            <text:p>80.85</text:p>
          </table:table-cell>
          <table:table-cell table:formula="of:=[.D180]-[.B180]" office:value-type="float" office:value="-10.7592355675459" calcext:value-type="float">
            <text:p>-10.76</text:p>
          </table:table-cell>
          <table:table-cell table:formula="of:=ABS([.E180])" office:value-type="float" office:value="10.7592355675459" calcext:value-type="float">
            <text:p>10.76</text:p>
          </table:table-cell>
          <table:table-cell table:formula="of:=[.F180]*[.F180]" office:value-type="float" office:value="115.761149997944" calcext:value-type="float">
            <text:p>115.76</text:p>
          </table:table-cell>
          <table:table-cell table:number-columns-repeated="57"/>
        </table:table-row>
        <table:table-row table:style-name="ro2"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/>
          <table:table-cell table:formula="of:=[.A181]*[.$J$3] + [.$I$3]" office:value-type="float" office:value="178.685102491256" calcext:value-type="float">
            <text:p>178.69</text:p>
          </table:table-cell>
          <table:table-cell table:formula="of:=[.D181]-[.B181]" office:value-type="float" office:value="21.4358133107733" calcext:value-type="float">
            <text:p>21.44</text:p>
          </table:table-cell>
          <table:table-cell table:formula="of:=ABS([.E181])" office:value-type="float" office:value="21.4358133107733" calcext:value-type="float">
            <text:p>21.44</text:p>
          </table:table-cell>
          <table:table-cell table:formula="of:=[.F181]*[.F181]" office:value-type="float" office:value="459.494092294326" calcext:value-type="float">
            <text:p>459.49</text:p>
          </table:table-cell>
          <table:table-cell table:number-columns-repeated="57"/>
        </table:table-row>
        <table:table-row table:style-name="ro2"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/>
          <table:table-cell table:formula="of:=[.A182]*[.$J$3] + [.$I$3]" office:value-type="float" office:value="196.218495832922" calcext:value-type="float">
            <text:p>196.22</text:p>
          </table:table-cell>
          <table:table-cell table:formula="of:=[.D182]-[.B182]" office:value-type="float" office:value="24.2547034025264" calcext:value-type="float">
            <text:p>24.25</text:p>
          </table:table-cell>
          <table:table-cell table:formula="of:=ABS([.E182])" office:value-type="float" office:value="24.2547034025264" calcext:value-type="float">
            <text:p>24.25</text:p>
          </table:table-cell>
          <table:table-cell table:formula="of:=[.F182]*[.F182]" office:value-type="float" office:value="588.290637144524" calcext:value-type="float">
            <text:p>588.29</text:p>
          </table:table-cell>
          <table:table-cell table:number-columns-repeated="57"/>
        </table:table-row>
        <table:table-row table:style-name="ro2"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/>
          <table:table-cell table:formula="of:=[.A183]*[.$J$3] + [.$I$3]" office:value-type="float" office:value="193.124555364722" calcext:value-type="float">
            <text:p>193.12</text:p>
          </table:table-cell>
          <table:table-cell table:formula="of:=[.D183]-[.B183]" office:value-type="float" office:value="61.9744410006894" calcext:value-type="float">
            <text:p>61.97</text:p>
          </table:table-cell>
          <table:table-cell table:formula="of:=ABS([.E183])" office:value-type="float" office:value="61.9744410006894" calcext:value-type="float">
            <text:p>61.97</text:p>
          </table:table-cell>
          <table:table-cell table:formula="of:=[.F183]*[.F183]" office:value-type="float" office:value="3840.83133734793" calcext:value-type="float">
            <text:p>3,840.83</text:p>
          </table:table-cell>
          <table:table-cell table:number-columns-repeated="57"/>
        </table:table-row>
        <table:table-row table:style-name="ro2"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/>
          <table:table-cell table:formula="of:=[.A184]*[.$J$3] + [.$I$3]" office:value-type="float" office:value="229.41188853487" calcext:value-type="float">
            <text:p>229.41</text:p>
          </table:table-cell>
          <table:table-cell table:formula="of:=[.D184]-[.B184]" office:value-type="float" office:value="31.9200864284216" calcext:value-type="float">
            <text:p>31.92</text:p>
          </table:table-cell>
          <table:table-cell table:formula="of:=ABS([.E184])" office:value-type="float" office:value="31.9200864284216" calcext:value-type="float">
            <text:p>31.92</text:p>
          </table:table-cell>
          <table:table-cell table:formula="of:=[.F184]*[.F184]" office:value-type="float" office:value="1018.8919175979" calcext:value-type="float">
            <text:p>1,018.89</text:p>
          </table:table-cell>
          <table:table-cell table:number-columns-repeated="57"/>
        </table:table-row>
        <table:table-row table:style-name="ro2"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/>
          <table:table-cell table:formula="of:=[.A185]*[.$J$3] + [.$I$3]" office:value-type="float" office:value="271.171955376568" calcext:value-type="float">
            <text:p>271.17</text:p>
          </table:table-cell>
          <table:table-cell table:formula="of:=[.D185]-[.B185]" office:value-type="float" office:value="66.0764152116087" calcext:value-type="float">
            <text:p>66.08</text:p>
          </table:table-cell>
          <table:table-cell table:formula="of:=ABS([.E185])" office:value-type="float" office:value="66.0764152116087" calcext:value-type="float">
            <text:p>66.08</text:p>
          </table:table-cell>
          <table:table-cell table:formula="of:=[.F185]*[.F185]" office:value-type="float" office:value="4366.09264721691" calcext:value-type="float">
            <text:p>4,366.09</text:p>
          </table:table-cell>
          <table:table-cell table:number-columns-repeated="57"/>
        </table:table-row>
        <table:table-row table:style-name="ro2"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/>
          <table:table-cell table:formula="of:=[.A186]*[.$J$3] + [.$I$3]" office:value-type="float" office:value="176.46669354018" calcext:value-type="float">
            <text:p>176.47</text:p>
          </table:table-cell>
          <table:table-cell table:formula="of:=[.D186]-[.B186]" office:value-type="float" office:value="28.5151866470679" calcext:value-type="float">
            <text:p>28.52</text:p>
          </table:table-cell>
          <table:table-cell table:formula="of:=ABS([.E186])" office:value-type="float" office:value="28.5151866470679" calcext:value-type="float">
            <text:p>28.52</text:p>
          </table:table-cell>
          <table:table-cell table:formula="of:=[.F186]*[.F186]" office:value-type="float" office:value="813.11586951712" calcext:value-type="float">
            <text:p>813.12</text:p>
          </table:table-cell>
          <table:table-cell table:number-columns-repeated="57"/>
        </table:table-row>
        <table:table-row table:style-name="ro2"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/>
          <table:table-cell table:formula="of:=[.A187]*[.$J$3] + [.$I$3]" office:value-type="float" office:value="172.100457994348" calcext:value-type="float">
            <text:p>172.10</text:p>
          </table:table-cell>
          <table:table-cell table:formula="of:=[.D187]-[.B187]" office:value-type="float" office:value="33.8031820203166" calcext:value-type="float">
            <text:p>33.80</text:p>
          </table:table-cell>
          <table:table-cell table:formula="of:=ABS([.E187])" office:value-type="float" office:value="33.8031820203166" calcext:value-type="float">
            <text:p>33.80</text:p>
          </table:table-cell>
          <table:table-cell table:formula="of:=[.F187]*[.F187]" office:value-type="float" office:value="1142.65511469866" calcext:value-type="float">
            <text:p>1,142.66</text:p>
          </table:table-cell>
          <table:table-cell table:number-columns-repeated="57"/>
        </table:table-row>
        <table:table-row table:style-name="ro2"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/>
          <table:table-cell table:formula="of:=[.A188]*[.$J$3] + [.$I$3]" office:value-type="float" office:value="180.720140886986" calcext:value-type="float">
            <text:p>180.72</text:p>
          </table:table-cell>
          <table:table-cell table:formula="of:=[.D188]-[.B188]" office:value-type="float" office:value="35.9611764520594" calcext:value-type="float">
            <text:p>35.96</text:p>
          </table:table-cell>
          <table:table-cell table:formula="of:=ABS([.E188])" office:value-type="float" office:value="35.9611764520594" calcext:value-type="float">
            <text:p>35.96</text:p>
          </table:table-cell>
          <table:table-cell table:formula="of:=[.F188]*[.F188]" office:value-type="float" office:value="1293.20621181615" calcext:value-type="float">
            <text:p>1,293.21</text:p>
          </table:table-cell>
          <table:table-cell table:number-columns-repeated="57"/>
        </table:table-row>
        <table:table-row table:style-name="ro2"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/>
          <table:table-cell table:formula="of:=[.A189]*[.$J$3] + [.$I$3]" office:value-type="float" office:value="232.064851535536" calcext:value-type="float">
            <text:p>232.06</text:p>
          </table:table-cell>
          <table:table-cell table:formula="of:=[.D189]-[.B189]" office:value-type="float" office:value="40.6191972545716" calcext:value-type="float">
            <text:p>40.62</text:p>
          </table:table-cell>
          <table:table-cell table:formula="of:=ABS([.E189])" office:value-type="float" office:value="40.6191972545716" calcext:value-type="float">
            <text:p>40.62</text:p>
          </table:table-cell>
          <table:table-cell table:formula="of:=[.F189]*[.F189]" office:value-type="float" office:value="1649.9191856058" calcext:value-type="float">
            <text:p>1,649.92</text:p>
          </table:table-cell>
          <table:table-cell table:number-columns-repeated="57"/>
        </table:table-row>
        <table:table-row table:style-name="ro2"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/>
          <table:table-cell table:formula="of:=[.A190]*[.$J$3] + [.$I$3]" office:value-type="float" office:value="151.630128232682" calcext:value-type="float">
            <text:p>151.63</text:p>
          </table:table-cell>
          <table:table-cell table:formula="of:=[.D190]-[.B190]" office:value-type="float" office:value="17.2112660101484" calcext:value-type="float">
            <text:p>17.21</text:p>
          </table:table-cell>
          <table:table-cell table:formula="of:=ABS([.E190])" office:value-type="float" office:value="17.2112660101484" calcext:value-type="float">
            <text:p>17.21</text:p>
          </table:table-cell>
          <table:table-cell table:formula="of:=[.F190]*[.F190]" office:value-type="float" office:value="296.22767767209" calcext:value-type="float">
            <text:p>296.23</text:p>
          </table:table-cell>
          <table:table-cell table:number-columns-repeated="57"/>
        </table:table-row>
        <table:table-row table:style-name="ro2"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/>
          <table:table-cell table:formula="of:=[.A191]*[.$J$3] + [.$I$3]" office:value-type="float" office:value="184.858582592014" calcext:value-type="float">
            <text:p>184.86</text:p>
          </table:table-cell>
          <table:table-cell table:formula="of:=[.D191]-[.B191]" office:value-type="float" office:value="40.8326414284476" calcext:value-type="float">
            <text:p>40.83</text:p>
          </table:table-cell>
          <table:table-cell table:formula="of:=ABS([.E191])" office:value-type="float" office:value="40.8326414284476" calcext:value-type="float">
            <text:p>40.83</text:p>
          </table:table-cell>
          <table:table-cell table:formula="of:=[.F191]*[.F191]" office:value-type="float" office:value="1667.30460602418" calcext:value-type="float">
            <text:p>1,667.30</text:p>
          </table:table-cell>
          <table:table-cell table:number-columns-repeated="57"/>
        </table:table-row>
        <table:table-row table:style-name="ro2"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/>
          <table:table-cell table:formula="of:=[.A192]*[.$J$3] + [.$I$3]" office:value-type="float" office:value="163.353733391167" calcext:value-type="float">
            <text:p>163.35</text:p>
          </table:table-cell>
          <table:table-cell table:formula="of:=[.D192]-[.B192]" office:value-type="float" office:value="7.92048683006021" calcext:value-type="float">
            <text:p>7.92</text:p>
          </table:table-cell>
          <table:table-cell table:formula="of:=ABS([.E192])" office:value-type="float" office:value="7.92048683006021" calcext:value-type="float">
            <text:p>7.92</text:p>
          </table:table-cell>
          <table:table-cell table:formula="of:=[.F192]*[.F192]" office:value-type="float" office:value="62.7341116251573" calcext:value-type="float">
            <text:p>62.73</text:p>
          </table:table-cell>
          <table:table-cell table:number-columns-repeated="57"/>
        </table:table-row>
        <table:table-row table:style-name="ro2"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/>
          <table:table-cell table:formula="of:=[.A193]*[.$J$3] + [.$I$3]" office:value-type="float" office:value="224.158484223884" calcext:value-type="float">
            <text:p>224.16</text:p>
          </table:table-cell>
          <table:table-cell table:formula="of:=[.D193]-[.B193]" office:value-type="float" office:value="28.0068614002834" calcext:value-type="float">
            <text:p>28.01</text:p>
          </table:table-cell>
          <table:table-cell table:formula="of:=ABS([.E193])" office:value-type="float" office:value="28.0068614002834" calcext:value-type="float">
            <text:p>28.01</text:p>
          </table:table-cell>
          <table:table-cell table:formula="of:=[.F193]*[.F193]" office:value-type="float" office:value="784.384285494687" calcext:value-type="float">
            <text:p>784.38</text:p>
          </table:table-cell>
          <table:table-cell table:number-columns-repeated="57"/>
        </table:table-row>
        <table:table-row table:style-name="ro2"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/>
          <table:table-cell table:formula="of:=[.A194]*[.$J$3] + [.$I$3]" office:value-type="float" office:value="127.683194310371" calcext:value-type="float">
            <text:p>127.68</text:p>
          </table:table-cell>
          <table:table-cell table:formula="of:=[.D194]-[.B194]" office:value-type="float" office:value="9.54646734922483" calcext:value-type="float">
            <text:p>9.55</text:p>
          </table:table-cell>
          <table:table-cell table:formula="of:=ABS([.E194])" office:value-type="float" office:value="9.54646734922483" calcext:value-type="float">
            <text:p>9.55</text:p>
          </table:table-cell>
          <table:table-cell table:formula="of:=[.F194]*[.F194]" office:value-type="float" office:value="91.1350388498157" calcext:value-type="float">
            <text:p>91.14</text:p>
          </table:table-cell>
          <table:table-cell table:number-columns-repeated="57"/>
        </table:table-row>
        <table:table-row table:style-name="ro2"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/>
          <table:table-cell table:formula="of:=[.A195]*[.$J$3] + [.$I$3]" office:value-type="float" office:value="145.956816394962" calcext:value-type="float">
            <text:p>145.96</text:p>
          </table:table-cell>
          <table:table-cell table:formula="of:=[.D195]-[.B195]" office:value-type="float" office:value="37.7061800887281" calcext:value-type="float">
            <text:p>37.71</text:p>
          </table:table-cell>
          <table:table-cell table:formula="of:=ABS([.E195])" office:value-type="float" office:value="37.7061800887281" calcext:value-type="float">
            <text:p>37.71</text:p>
          </table:table-cell>
          <table:table-cell table:formula="of:=[.F195]*[.F195]" office:value-type="float" office:value="1421.75601688359" calcext:value-type="float">
            <text:p>1,421.76</text:p>
          </table:table-cell>
          <table:table-cell table:number-columns-repeated="57"/>
        </table:table-row>
        <table:table-row table:style-name="ro2"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/>
          <table:table-cell table:formula="of:=[.A196]*[.$J$3] + [.$I$3]" office:value-type="float" office:value="173.604782823777" calcext:value-type="float">
            <text:p>173.60</text:p>
          </table:table-cell>
          <table:table-cell table:formula="of:=[.D196]-[.B196]" office:value-type="float" office:value="29.9414005365745" calcext:value-type="float">
            <text:p>29.94</text:p>
          </table:table-cell>
          <table:table-cell table:formula="of:=ABS([.E196])" office:value-type="float" office:value="29.9414005365745" calcext:value-type="float">
            <text:p>29.94</text:p>
          </table:table-cell>
          <table:table-cell table:formula="of:=[.F196]*[.F196]" office:value-type="float" office:value="896.487466091585" calcext:value-type="float">
            <text:p>896.49</text:p>
          </table:table-cell>
          <table:table-cell table:number-columns-repeated="57"/>
        </table:table-row>
        <table:table-row table:style-name="ro2"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/>
          <table:table-cell table:formula="of:=[.A197]*[.$J$3] + [.$I$3]" office:value-type="float" office:value="132.918499841592" calcext:value-type="float">
            <text:p>132.92</text:p>
          </table:table-cell>
          <table:table-cell table:formula="of:=[.D197]-[.B197]" office:value-type="float" office:value="1.58205632012707" calcext:value-type="float">
            <text:p>1.58</text:p>
          </table:table-cell>
          <table:table-cell table:formula="of:=ABS([.E197])" office:value-type="float" office:value="1.58205632012707" calcext:value-type="float">
            <text:p>1.58</text:p>
          </table:table-cell>
          <table:table-cell table:formula="of:=[.F197]*[.F197]" office:value-type="float" office:value="2.50290220005399" calcext:value-type="float">
            <text:p>2.50</text:p>
          </table:table-cell>
          <table:table-cell table:number-columns-repeated="57"/>
        </table:table-row>
        <table:table-row table:style-name="ro2"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/>
          <table:table-cell table:formula="of:=[.A198]*[.$J$3] + [.$I$3]" office:value-type="float" office:value="248.531260370581" calcext:value-type="float">
            <text:p>248.53</text:p>
          </table:table-cell>
          <table:table-cell table:formula="of:=[.D198]-[.B198]" office:value-type="float" office:value="46.4632789173791" calcext:value-type="float">
            <text:p>46.46</text:p>
          </table:table-cell>
          <table:table-cell table:formula="of:=ABS([.E198])" office:value-type="float" office:value="46.4632789173791" calcext:value-type="float">
            <text:p>46.46</text:p>
          </table:table-cell>
          <table:table-cell table:formula="of:=[.F198]*[.F198]" office:value-type="float" office:value="2158.83628775416" calcext:value-type="float">
            <text:p>2,158.84</text:p>
          </table:table-cell>
          <table:table-cell table:number-columns-repeated="57"/>
        </table:table-row>
        <table:table-row table:style-name="ro2"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/>
          <table:table-cell table:formula="of:=[.A199]*[.$J$3] + [.$I$3]" office:value-type="float" office:value="144.180162935629" calcext:value-type="float">
            <text:p>144.18</text:p>
          </table:table-cell>
          <table:table-cell table:formula="of:=[.D199]-[.B199]" office:value-type="float" office:value="22.9407267347251" calcext:value-type="float">
            <text:p>22.94</text:p>
          </table:table-cell>
          <table:table-cell table:formula="of:=ABS([.E199])" office:value-type="float" office:value="22.9407267347251" calcext:value-type="float">
            <text:p>22.94</text:p>
          </table:table-cell>
          <table:table-cell table:formula="of:=[.F199]*[.F199]" office:value-type="float" office:value="526.276943117333" calcext:value-type="float">
            <text:p>526.28</text:p>
          </table:table-cell>
          <table:table-cell table:number-columns-repeated="57"/>
        </table:table-row>
        <table:table-row table:style-name="ro2"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/>
          <table:table-cell table:formula="of:=[.A200]*[.$J$3] + [.$I$3]" office:value-type="float" office:value="194.941990252312" calcext:value-type="float">
            <text:p>194.94</text:p>
          </table:table-cell>
          <table:table-cell table:formula="of:=[.D200]-[.B200]" office:value-type="float" office:value="29.3254341954716" calcext:value-type="float">
            <text:p>29.33</text:p>
          </table:table-cell>
          <table:table-cell table:formula="of:=ABS([.E200])" office:value-type="float" office:value="29.3254341954716" calcext:value-type="float">
            <text:p>29.33</text:p>
          </table:table-cell>
          <table:table-cell table:formula="of:=[.F200]*[.F200]" office:value-type="float" office:value="859.981090752934" calcext:value-type="float">
            <text:p>859.98</text:p>
          </table:table-cell>
          <table:table-cell table:number-columns-repeated="57"/>
        </table:table-row>
        <table:table-row table:style-name="ro2"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/>
          <table:table-cell table:formula="of:=[.A201]*[.$J$3] + [.$I$3]" office:value-type="float" office:value="124.000468620688" calcext:value-type="float">
            <text:p>124.00</text:p>
          </table:table-cell>
          <table:table-cell table:formula="of:=[.D201]-[.B201]" office:value-type="float" office:value="21.7436308318596" calcext:value-type="float">
            <text:p>21.74</text:p>
          </table:table-cell>
          <table:table-cell table:formula="of:=ABS([.E201])" office:value-type="float" office:value="21.7436308318596" calcext:value-type="float">
            <text:p>21.74</text:p>
          </table:table-cell>
          <table:table-cell table:formula="of:=[.F201]*[.F201]" office:value-type="float" office:value="472.785481752194" calcext:value-type="float">
            <text:p>472.79</text:p>
          </table:table-cell>
          <table:table-cell table:number-columns-repeated="57"/>
        </table:table-row>
        <table:table-row table:style-name="ro2"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/>
          <table:table-cell table:formula="of:=[.A202]*[.$J$3] + [.$I$3]" office:value-type="float" office:value="184.322594727485" calcext:value-type="float">
            <text:p>184.32</text:p>
          </table:table-cell>
          <table:table-cell table:formula="of:=[.D202]-[.B202]" office:value-type="float" office:value="40.4285618797678" calcext:value-type="float">
            <text:p>40.43</text:p>
          </table:table-cell>
          <table:table-cell table:formula="of:=ABS([.E202])" office:value-type="float" office:value="40.4285618797678" calcext:value-type="float">
            <text:p>40.43</text:p>
          </table:table-cell>
          <table:table-cell table:formula="of:=[.F202]*[.F202]" office:value-type="float" office:value="1634.46861566621" calcext:value-type="float">
            <text:p>1,634.47</text:p>
          </table:table-cell>
          <table:table-cell table:number-columns-repeated="57"/>
        </table:table-row>
        <table:table-row table:style-name="ro2"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/>
          <table:table-cell table:formula="of:=[.A203]*[.$J$3] + [.$I$3]" office:value-type="float" office:value="112.957288049136" calcext:value-type="float">
            <text:p>112.96</text:p>
          </table:table-cell>
          <table:table-cell table:formula="of:=[.D203]-[.B203]" office:value-type="float" office:value="9.57112672021496" calcext:value-type="float">
            <text:p>9.57</text:p>
          </table:table-cell>
          <table:table-cell table:formula="of:=ABS([.E203])" office:value-type="float" office:value="9.57112672021496" calcext:value-type="float">
            <text:p>9.57</text:p>
          </table:table-cell>
          <table:table-cell table:formula="of:=[.F203]*[.F203]" office:value-type="float" office:value="91.6064666944128" calcext:value-type="float">
            <text:p>91.61</text:p>
          </table:table-cell>
          <table:table-cell table:number-columns-repeated="57"/>
        </table:table-row>
        <table:table-row table:style-name="ro2"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/>
          <table:table-cell table:formula="of:=[.A204]*[.$J$3] + [.$I$3]" office:value-type="float" office:value="249.531630549761" calcext:value-type="float">
            <text:p>249.53</text:p>
          </table:table-cell>
          <table:table-cell table:formula="of:=[.D204]-[.B204]" office:value-type="float" office:value="46.6408727240358" calcext:value-type="float">
            <text:p>46.64</text:p>
          </table:table-cell>
          <table:table-cell table:formula="of:=ABS([.E204])" office:value-type="float" office:value="46.6408727240358" calcext:value-type="float">
            <text:p>46.64</text:p>
          </table:table-cell>
          <table:table-cell table:formula="of:=[.F204]*[.F204]" office:value-type="float" office:value="2175.3710084597" calcext:value-type="float">
            <text:p>2,175.37</text:p>
          </table:table-cell>
          <table:table-cell table:number-columns-repeated="57"/>
        </table:table-row>
        <table:table-row table:style-name="ro2"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/>
          <table:table-cell table:formula="of:=[.A205]*[.$J$3] + [.$I$3]" office:value-type="float" office:value="175.479504366763" calcext:value-type="float">
            <text:p>175.48</text:p>
          </table:table-cell>
          <table:table-cell table:formula="of:=[.D205]-[.B205]" office:value-type="float" office:value="40.8684890359772" calcext:value-type="float">
            <text:p>40.87</text:p>
          </table:table-cell>
          <table:table-cell table:formula="of:=ABS([.E205])" office:value-type="float" office:value="40.8684890359772" calcext:value-type="float">
            <text:p>40.87</text:p>
          </table:table-cell>
          <table:table-cell table:formula="of:=[.F205]*[.F205]" office:value-type="float" office:value="1670.23339608379" calcext:value-type="float">
            <text:p>1,670.23</text:p>
          </table:table-cell>
          <table:table-cell table:number-columns-repeated="57"/>
        </table:table-row>
        <table:table-row table:style-name="ro2"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/>
          <table:table-cell table:formula="of:=[.A206]*[.$J$3] + [.$I$3]" office:value-type="float" office:value="249.026370933828" calcext:value-type="float">
            <text:p>249.03</text:p>
          </table:table-cell>
          <table:table-cell table:formula="of:=[.D206]-[.B206]" office:value-type="float" office:value="42.6480054010941" calcext:value-type="float">
            <text:p>42.65</text:p>
          </table:table-cell>
          <table:table-cell table:formula="of:=ABS([.E206])" office:value-type="float" office:value="42.6480054010941" calcext:value-type="float">
            <text:p>42.65</text:p>
          </table:table-cell>
          <table:table-cell table:formula="of:=[.F206]*[.F206]" office:value-type="float" office:value="1818.85236469175" calcext:value-type="float">
            <text:p>1,818.85</text:p>
          </table:table-cell>
          <table:table-cell table:number-columns-repeated="57"/>
        </table:table-row>
        <table:table-row table:style-name="ro2"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/>
          <table:table-cell table:formula="of:=[.A207]*[.$J$3] + [.$I$3]" office:value-type="float" office:value="209.130176761505" calcext:value-type="float">
            <text:p>209.13</text:p>
          </table:table-cell>
          <table:table-cell table:formula="of:=[.D207]-[.B207]" office:value-type="float" office:value="32.0148450138688" calcext:value-type="float">
            <text:p>32.01</text:p>
          </table:table-cell>
          <table:table-cell table:formula="of:=ABS([.E207])" office:value-type="float" office:value="32.0148450138688" calcext:value-type="float">
            <text:p>32.01</text:p>
          </table:table-cell>
          <table:table-cell table:formula="of:=[.F207]*[.F207]" office:value-type="float" office:value="1024.95030126204" calcext:value-type="float">
            <text:p>1,024.95</text:p>
          </table:table-cell>
          <table:table-cell table:number-columns-repeated="57"/>
        </table:table-row>
        <table:table-row table:style-name="ro2"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/>
          <table:table-cell table:formula="of:=[.A208]*[.$J$3] + [.$I$3]" office:value-type="float" office:value="191.357658558208" calcext:value-type="float">
            <text:p>191.36</text:p>
          </table:table-cell>
          <table:table-cell table:formula="of:=[.D208]-[.B208]" office:value-type="float" office:value="29.6708510971336" calcext:value-type="float">
            <text:p>29.67</text:p>
          </table:table-cell>
          <table:table-cell table:formula="of:=ABS([.E208])" office:value-type="float" office:value="29.6708510971336" calcext:value-type="float">
            <text:p>29.67</text:p>
          </table:table-cell>
          <table:table-cell table:formula="of:=[.F208]*[.F208]" office:value-type="float" office:value="880.359404828275" calcext:value-type="float">
            <text:p>880.36</text:p>
          </table:table-cell>
          <table:table-cell table:number-columns-repeated="57"/>
        </table:table-row>
        <table:table-row table:style-name="ro2"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/>
          <table:table-cell table:formula="of:=[.A209]*[.$J$3] + [.$I$3]" office:value-type="float" office:value="165.24435584473" calcext:value-type="float">
            <text:p>165.24</text:p>
          </table:table-cell>
          <table:table-cell table:formula="of:=[.D209]-[.B209]" office:value-type="float" office:value="4.24224061444863" calcext:value-type="float">
            <text:p>4.24</text:p>
          </table:table-cell>
          <table:table-cell table:formula="of:=ABS([.E209])" office:value-type="float" office:value="4.24224061444863" calcext:value-type="float">
            <text:p>4.24</text:p>
          </table:table-cell>
          <table:table-cell table:formula="of:=[.F209]*[.F209]" office:value-type="float" office:value="17.9966054308775" calcext:value-type="float">
            <text:p>18.00</text:p>
          </table:table-cell>
          <table:table-cell table:number-columns-repeated="57"/>
        </table:table-row>
        <table:table-row table:style-name="ro2"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/>
          <table:table-cell table:formula="of:=[.A210]*[.$J$3] + [.$I$3]" office:value-type="float" office:value="147.352505549442" calcext:value-type="float">
            <text:p>147.35</text:p>
          </table:table-cell>
          <table:table-cell table:formula="of:=[.D210]-[.B210]" office:value-type="float" office:value="35.910925398101" calcext:value-type="float">
            <text:p>35.91</text:p>
          </table:table-cell>
          <table:table-cell table:formula="of:=ABS([.E210])" office:value-type="float" office:value="35.910925398101" calcext:value-type="float">
            <text:p>35.91</text:p>
          </table:table-cell>
          <table:table-cell table:formula="of:=[.F210]*[.F210]" office:value-type="float" office:value="1289.59456294797" calcext:value-type="float">
            <text:p>1,289.59</text:p>
          </table:table-cell>
          <table:table-cell table:number-columns-repeated="57"/>
        </table:table-row>
        <table:table-row table:style-name="ro2"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/>
          <table:table-cell table:formula="of:=[.A211]*[.$J$3] + [.$I$3]" office:value-type="float" office:value="214.871187540443" calcext:value-type="float">
            <text:p>214.87</text:p>
          </table:table-cell>
          <table:table-cell table:formula="of:=[.D211]-[.B211]" office:value-type="float" office:value="40.7844604236239" calcext:value-type="float">
            <text:p>40.78</text:p>
          </table:table-cell>
          <table:table-cell table:formula="of:=ABS([.E211])" office:value-type="float" office:value="40.7844604236239" calcext:value-type="float">
            <text:p>40.78</text:p>
          </table:table-cell>
          <table:table-cell table:formula="of:=[.F211]*[.F211]" office:value-type="float" office:value="1663.37221204614" calcext:value-type="float">
            <text:p>1,663.37</text:p>
          </table:table-cell>
          <table:table-cell table:number-columns-repeated="57"/>
        </table:table-row>
        <table:table-row table:style-name="ro2"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/>
          <table:table-cell table:formula="of:=[.A212]*[.$J$3] + [.$I$3]" office:value-type="float" office:value="154.794336629458" calcext:value-type="float">
            <text:p>154.79</text:p>
          </table:table-cell>
          <table:table-cell table:formula="of:=[.D212]-[.B212]" office:value-type="float" office:value="37.3716618981696" calcext:value-type="float">
            <text:p>37.37</text:p>
          </table:table-cell>
          <table:table-cell table:formula="of:=ABS([.E212])" office:value-type="float" office:value="37.3716618981696" calcext:value-type="float">
            <text:p>37.37</text:p>
          </table:table-cell>
          <table:table-cell table:formula="of:=[.F212]*[.F212]" office:value-type="float" office:value="1396.6411130311" calcext:value-type="float">
            <text:p>1,396.64</text:p>
          </table:table-cell>
          <table:table-cell table:number-columns-repeated="57"/>
        </table:table-row>
        <table:table-row table:style-name="ro2"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/>
          <table:table-cell table:formula="of:=[.A213]*[.$J$3] + [.$I$3]" office:value-type="float" office:value="221.822562155923" calcext:value-type="float">
            <text:p>221.82</text:p>
          </table:table-cell>
          <table:table-cell table:formula="of:=[.D213]-[.B213]" office:value-type="float" office:value="37.1654221974862" calcext:value-type="float">
            <text:p>37.17</text:p>
          </table:table-cell>
          <table:table-cell table:formula="of:=ABS([.E213])" office:value-type="float" office:value="37.1654221974862" calcext:value-type="float">
            <text:p>37.17</text:p>
          </table:table-cell>
          <table:table-cell table:formula="of:=[.F213]*[.F213]" office:value-type="float" office:value="1381.2686071174" calcext:value-type="float">
            <text:p>1,381.27</text:p>
          </table:table-cell>
          <table:table-cell table:number-columns-repeated="57"/>
        </table:table-row>
        <table:table-row table:style-name="ro2"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/>
          <table:table-cell table:formula="of:=[.A214]*[.$J$3] + [.$I$3]" office:value-type="float" office:value="181.74456950901" calcext:value-type="float">
            <text:p>181.74</text:p>
          </table:table-cell>
          <table:table-cell table:formula="of:=[.D214]-[.B214]" office:value-type="float" office:value="43.321927854133" calcext:value-type="float">
            <text:p>43.32</text:p>
          </table:table-cell>
          <table:table-cell table:formula="of:=ABS([.E214])" office:value-type="float" office:value="43.321927854133" calcext:value-type="float">
            <text:p>43.32</text:p>
          </table:table-cell>
          <table:table-cell table:formula="of:=[.F214]*[.F214]" office:value-type="float" office:value="1876.78943299871" calcext:value-type="float">
            <text:p>1,876.79</text:p>
          </table:table-cell>
          <table:table-cell table:number-columns-repeated="57"/>
        </table:table-row>
        <table:table-row table:style-name="ro2"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/>
          <table:table-cell table:formula="of:=[.A215]*[.$J$3] + [.$I$3]" office:value-type="float" office:value="213.246113919557" calcext:value-type="float">
            <text:p>213.25</text:p>
          </table:table-cell>
          <table:table-cell table:formula="of:=[.D215]-[.B215]" office:value-type="float" office:value="46.4666117790608" calcext:value-type="float">
            <text:p>46.47</text:p>
          </table:table-cell>
          <table:table-cell table:formula="of:=ABS([.E215])" office:value-type="float" office:value="46.4666117790608" calcext:value-type="float">
            <text:p>46.47</text:p>
          </table:table-cell>
          <table:table-cell table:formula="of:=[.F215]*[.F215]" office:value-type="float" office:value="2159.14601022595" calcext:value-type="float">
            <text:p>2,159.15</text:p>
          </table:table-cell>
          <table:table-cell table:number-columns-repeated="57"/>
        </table:table-row>
        <table:table-row table:style-name="ro2"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/>
          <table:table-cell table:formula="of:=[.A216]*[.$J$3] + [.$I$3]" office:value-type="float" office:value="242.358963425335" calcext:value-type="float">
            <text:p>242.36</text:p>
          </table:table-cell>
          <table:table-cell table:formula="of:=[.D216]-[.B216]" office:value-type="float" office:value="47.6597699007531" calcext:value-type="float">
            <text:p>47.66</text:p>
          </table:table-cell>
          <table:table-cell table:formula="of:=ABS([.E216])" office:value-type="float" office:value="47.6597699007531" calcext:value-type="float">
            <text:p>47.66</text:p>
          </table:table-cell>
          <table:table-cell table:formula="of:=[.F216]*[.F216]" office:value-type="float" office:value="2271.45366699273" calcext:value-type="float">
            <text:p>2,271.45</text:p>
          </table:table-cell>
          <table:table-cell table:number-columns-repeated="57"/>
        </table:table-row>
        <table:table-row table:style-name="ro2"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/>
          <table:table-cell table:formula="of:=[.A217]*[.$J$3] + [.$I$3]" office:value-type="float" office:value="160.017254643382" calcext:value-type="float">
            <text:p>160.02</text:p>
          </table:table-cell>
          <table:table-cell table:formula="of:=[.D217]-[.B217]" office:value-type="float" office:value="8.12563749897964" calcext:value-type="float">
            <text:p>8.13</text:p>
          </table:table-cell>
          <table:table-cell table:formula="of:=ABS([.E217])" office:value-type="float" office:value="8.12563749897964" calcext:value-type="float">
            <text:p>8.13</text:p>
          </table:table-cell>
          <table:table-cell table:formula="of:=[.F217]*[.F217]" office:value-type="float" office:value="66.0259847648242" calcext:value-type="float">
            <text:p>66.03</text:p>
          </table:table-cell>
          <table:table-cell table:number-columns-repeated="57"/>
        </table:table-row>
        <table:table-row table:style-name="ro2"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/>
          <table:table-cell table:formula="of:=[.A218]*[.$J$3] + [.$I$3]" office:value-type="float" office:value="251.149501013633" calcext:value-type="float">
            <text:p>251.15</text:p>
          </table:table-cell>
          <table:table-cell table:formula="of:=[.D218]-[.B218]" office:value-type="float" office:value="47.7790377976939" calcext:value-type="float">
            <text:p>47.78</text:p>
          </table:table-cell>
          <table:table-cell table:formula="of:=ABS([.E218])" office:value-type="float" office:value="47.7790377976939" calcext:value-type="float">
            <text:p>47.78</text:p>
          </table:table-cell>
          <table:table-cell table:formula="of:=[.F218]*[.F218]" office:value-type="float" office:value="2282.83645287346" calcext:value-type="float">
            <text:p>2,282.84</text:p>
          </table:table-cell>
          <table:table-cell table:number-columns-repeated="57"/>
        </table:table-row>
        <table:table-row table:style-name="ro2"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/>
          <table:table-cell table:formula="of:=[.A219]*[.$J$3] + [.$I$3]" office:value-type="float" office:value="198.721255574124" calcext:value-type="float">
            <text:p>198.72</text:p>
          </table:table-cell>
          <table:table-cell table:formula="of:=[.D219]-[.B219]" office:value-type="float" office:value="33.7578218915459" calcext:value-type="float">
            <text:p>33.76</text:p>
          </table:table-cell>
          <table:table-cell table:formula="of:=ABS([.E219])" office:value-type="float" office:value="33.7578218915459" calcext:value-type="float">
            <text:p>33.76</text:p>
          </table:table-cell>
          <table:table-cell table:formula="of:=[.F219]*[.F219]" office:value-type="float" office:value="1139.59053886134" calcext:value-type="float">
            <text:p>1,139.59</text:p>
          </table:table-cell>
          <table:table-cell table:number-columns-repeated="57"/>
        </table:table-row>
        <table:table-row table:style-name="ro2"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/>
          <table:table-cell table:formula="of:=[.A220]*[.$J$3] + [.$I$3]" office:value-type="float" office:value="179.594306515497" calcext:value-type="float">
            <text:p>179.59</text:p>
          </table:table-cell>
          <table:table-cell table:formula="of:=[.D220]-[.B220]" office:value-type="float" office:value="32.2382404870365" calcext:value-type="float">
            <text:p>32.24</text:p>
          </table:table-cell>
          <table:table-cell table:formula="of:=ABS([.E220])" office:value-type="float" office:value="32.2382404870365" calcext:value-type="float">
            <text:p>32.24</text:p>
          </table:table-cell>
          <table:table-cell table:formula="of:=[.F220]*[.F220]" office:value-type="float" office:value="1039.3041497" calcext:value-type="float">
            <text:p>1,039.30</text:p>
          </table:table-cell>
          <table:table-cell table:number-columns-repeated="57"/>
        </table:table-row>
        <table:table-row table:style-name="ro2"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/>
          <table:table-cell table:formula="of:=[.A221]*[.$J$3] + [.$I$3]" office:value-type="float" office:value="214.427449352713" calcext:value-type="float">
            <text:p>214.43</text:p>
          </table:table-cell>
          <table:table-cell table:formula="of:=[.D221]-[.B221]" office:value-type="float" office:value="66.5618240481782" calcext:value-type="float">
            <text:p>66.56</text:p>
          </table:table-cell>
          <table:table-cell table:formula="of:=ABS([.E221])" office:value-type="float" office:value="66.5618240481782" calcext:value-type="float">
            <text:p>66.56</text:p>
          </table:table-cell>
          <table:table-cell table:formula="of:=[.F221]*[.F221]" office:value-type="float" office:value="4430.47642062064" calcext:value-type="float">
            <text:p>4,430.48</text:p>
          </table:table-cell>
          <table:table-cell table:number-columns-repeated="57"/>
        </table:table-row>
        <table:table-row table:style-name="ro2"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/>
          <table:table-cell table:formula="of:=[.A222]*[.$J$3] + [.$I$3]" office:value-type="float" office:value="143.003991512982" calcext:value-type="float">
            <text:p>143.00</text:p>
          </table:table-cell>
          <table:table-cell table:formula="of:=[.D222]-[.B222]" office:value-type="float" office:value="16.125542112132" calcext:value-type="float">
            <text:p>16.13</text:p>
          </table:table-cell>
          <table:table-cell table:formula="of:=ABS([.E222])" office:value-type="float" office:value="16.125542112132" calcext:value-type="float">
            <text:p>16.13</text:p>
          </table:table-cell>
          <table:table-cell table:formula="of:=[.F222]*[.F222]" office:value-type="float" office:value="260.033108410142" calcext:value-type="float">
            <text:p>260.03</text:p>
          </table:table-cell>
          <table:table-cell table:number-columns-repeated="57"/>
        </table:table-row>
        <table:table-row table:style-name="ro2"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/>
          <table:table-cell table:formula="of:=[.A223]*[.$J$3] + [.$I$3]" office:value-type="float" office:value="259.149985970846" calcext:value-type="float">
            <text:p>259.15</text:p>
          </table:table-cell>
          <table:table-cell table:formula="of:=[.D223]-[.B223]" office:value-type="float" office:value="62.4774294356973" calcext:value-type="float">
            <text:p>62.48</text:p>
          </table:table-cell>
          <table:table-cell table:formula="of:=ABS([.E223])" office:value-type="float" office:value="62.4774294356973" calcext:value-type="float">
            <text:p>62.48</text:p>
          </table:table-cell>
          <table:table-cell table:formula="of:=[.F223]*[.F223]" office:value-type="float" office:value="3903.42918889253" calcext:value-type="float">
            <text:p>3,903.43</text:p>
          </table:table-cell>
          <table:table-cell table:number-columns-repeated="57"/>
        </table:table-row>
        <table:table-row table:style-name="ro2"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/>
          <table:table-cell table:formula="of:=[.A224]*[.$J$3] + [.$I$3]" office:value-type="float" office:value="168.994383560531" calcext:value-type="float">
            <text:p>168.99</text:p>
          </table:table-cell>
          <table:table-cell table:formula="of:=[.D224]-[.B224]" office:value-type="float" office:value="35.5430309144529" calcext:value-type="float">
            <text:p>35.54</text:p>
          </table:table-cell>
          <table:table-cell table:formula="of:=ABS([.E224])" office:value-type="float" office:value="35.5430309144529" calcext:value-type="float">
            <text:p>35.54</text:p>
          </table:table-cell>
          <table:table-cell table:formula="of:=[.F224]*[.F224]" office:value-type="float" office:value="1263.30704658575" calcext:value-type="float">
            <text:p>1,263.31</text:p>
          </table:table-cell>
          <table:table-cell table:number-columns-repeated="57"/>
        </table:table-row>
        <table:table-row table:style-name="ro2"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/>
          <table:table-cell table:formula="of:=[.A225]*[.$J$3] + [.$I$3]" office:value-type="float" office:value="115.267579305724" calcext:value-type="float">
            <text:p>115.27</text:p>
          </table:table-cell>
          <table:table-cell table:formula="of:=[.D225]-[.B225]" office:value-type="float" office:value="5.87573682144954" calcext:value-type="float">
            <text:p>5.88</text:p>
          </table:table-cell>
          <table:table-cell table:formula="of:=ABS([.E225])" office:value-type="float" office:value="5.87573682144954" calcext:value-type="float">
            <text:p>5.88</text:p>
          </table:table-cell>
          <table:table-cell table:formula="of:=[.F225]*[.F225]" office:value-type="float" office:value="34.5242831949379" calcext:value-type="float">
            <text:p>34.52</text:p>
          </table:table-cell>
          <table:table-cell table:number-columns-repeated="57"/>
        </table:table-row>
        <table:table-row table:style-name="ro2"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/>
          <table:table-cell table:formula="of:=[.A226]*[.$J$3] + [.$I$3]" office:value-type="float" office:value="133.206192967032" calcext:value-type="float">
            <text:p>133.21</text:p>
          </table:table-cell>
          <table:table-cell table:formula="of:=[.D226]-[.B226]" office:value-type="float" office:value="18.2503787444889" calcext:value-type="float">
            <text:p>18.25</text:p>
          </table:table-cell>
          <table:table-cell table:formula="of:=ABS([.E226])" office:value-type="float" office:value="18.2503787444889" calcext:value-type="float">
            <text:p>18.25</text:p>
          </table:table-cell>
          <table:table-cell table:formula="of:=[.F226]*[.F226]" office:value-type="float" office:value="333.076324317294" calcext:value-type="float">
            <text:p>333.08</text:p>
          </table:table-cell>
          <table:table-cell table:number-columns-repeated="57"/>
        </table:table-row>
        <table:table-row table:style-name="ro2"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/>
          <table:table-cell table:formula="of:=[.A227]*[.$J$3] + [.$I$3]" office:value-type="float" office:value="277.464075684184" calcext:value-type="float">
            <text:p>277.46</text:p>
          </table:table-cell>
          <table:table-cell table:formula="of:=[.D227]-[.B227]" office:value-type="float" office:value="70.5664316992676" calcext:value-type="float">
            <text:p>70.57</text:p>
          </table:table-cell>
          <table:table-cell table:formula="of:=ABS([.E227])" office:value-type="float" office:value="70.5664316992676" calcext:value-type="float">
            <text:p>70.57</text:p>
          </table:table-cell>
          <table:table-cell table:formula="of:=[.F227]*[.F227]" office:value-type="float" office:value="4979.6212827674" calcext:value-type="float">
            <text:p>4,979.62</text:p>
          </table:table-cell>
          <table:table-cell table:number-columns-repeated="57"/>
        </table:table-row>
        <table:table-row table:style-name="ro2"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/>
          <table:table-cell table:formula="of:=[.A228]*[.$J$3] + [.$I$3]" office:value-type="float" office:value="207.17660735862" calcext:value-type="float">
            <text:p>207.18</text:p>
          </table:table-cell>
          <table:table-cell table:formula="of:=[.D228]-[.B228]" office:value-type="float" office:value="28.17000275942" calcext:value-type="float">
            <text:p>28.17</text:p>
          </table:table-cell>
          <table:table-cell table:formula="of:=ABS([.E228])" office:value-type="float" office:value="28.17000275942" calcext:value-type="float">
            <text:p>28.17</text:p>
          </table:table-cell>
          <table:table-cell table:formula="of:=[.F228]*[.F228]" office:value-type="float" office:value="793.549055465731" calcext:value-type="float">
            <text:p>793.55</text:p>
          </table:table-cell>
          <table:table-cell table:number-columns-repeated="57"/>
        </table:table-row>
        <table:table-row table:style-name="ro2"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/>
          <table:table-cell table:formula="of:=[.A229]*[.$J$3] + [.$I$3]" office:value-type="float" office:value="150.387039407836" calcext:value-type="float">
            <text:p>150.39</text:p>
          </table:table-cell>
          <table:table-cell table:formula="of:=[.D229]-[.B229]" office:value-type="float" office:value="-17.7662868120544" calcext:value-type="float">
            <text:p>-17.77</text:p>
          </table:table-cell>
          <table:table-cell table:formula="of:=ABS([.E229])" office:value-type="float" office:value="17.7662868120544" calcext:value-type="float">
            <text:p>17.77</text:p>
          </table:table-cell>
          <table:table-cell table:formula="of:=[.F229]*[.F229]" office:value-type="float" office:value="315.640947088179" calcext:value-type="float">
            <text:p>315.64</text:p>
          </table:table-cell>
          <table:table-cell table:number-columns-repeated="57"/>
        </table:table-row>
        <table:table-row table:style-name="ro2"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/>
          <table:table-cell table:formula="of:=[.A230]*[.$J$3] + [.$I$3]" office:value-type="float" office:value="264.897306173312" calcext:value-type="float">
            <text:p>264.90</text:p>
          </table:table-cell>
          <table:table-cell table:formula="of:=[.D230]-[.B230]" office:value-type="float" office:value="69.8506720928615" calcext:value-type="float">
            <text:p>69.85</text:p>
          </table:table-cell>
          <table:table-cell table:formula="of:=ABS([.E230])" office:value-type="float" office:value="69.8506720928615" calcext:value-type="float">
            <text:p>69.85</text:p>
          </table:table-cell>
          <table:table-cell table:formula="of:=[.F230]*[.F230]" office:value-type="float" office:value="4879.11639182445" calcext:value-type="float">
            <text:p>4,879.12</text:p>
          </table:table-cell>
          <table:table-cell table:number-columns-repeated="57"/>
        </table:table-row>
        <table:table-row table:style-name="ro2"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/>
          <table:table-cell table:formula="of:=[.A231]*[.$J$3] + [.$I$3]" office:value-type="float" office:value="222.7410087517" calcext:value-type="float">
            <text:p>222.74</text:p>
          </table:table-cell>
          <table:table-cell table:formula="of:=[.D231]-[.B231]" office:value-type="float" office:value="50.5456450639546" calcext:value-type="float">
            <text:p>50.55</text:p>
          </table:table-cell>
          <table:table-cell table:formula="of:=ABS([.E231])" office:value-type="float" office:value="50.5456450639546" calcext:value-type="float">
            <text:p>50.55</text:p>
          </table:table-cell>
          <table:table-cell table:formula="of:=[.F231]*[.F231]" office:value-type="float" office:value="2554.86223493128" calcext:value-type="float">
            <text:p>2,554.86</text:p>
          </table:table-cell>
          <table:table-cell table:number-columns-repeated="57"/>
        </table:table-row>
        <table:table-row table:style-name="ro2"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/>
          <table:table-cell table:formula="of:=[.A232]*[.$J$3] + [.$I$3]" office:value-type="float" office:value="196.106506247118" calcext:value-type="float">
            <text:p>196.11</text:p>
          </table:table-cell>
          <table:table-cell table:formula="of:=[.D232]-[.B232]" office:value-type="float" office:value="30.407114459215" calcext:value-type="float">
            <text:p>30.41</text:p>
          </table:table-cell>
          <table:table-cell table:formula="of:=ABS([.E232])" office:value-type="float" office:value="30.407114459215" calcext:value-type="float">
            <text:p>30.41</text:p>
          </table:table-cell>
          <table:table-cell table:formula="of:=[.F232]*[.F232]" office:value-type="float" office:value="924.5926097358" calcext:value-type="float">
            <text:p>924.59</text:p>
          </table:table-cell>
          <table:table-cell table:number-columns-repeated="57"/>
        </table:table-row>
        <table:table-row table:style-name="ro2"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/>
          <table:table-cell table:formula="of:=[.A233]*[.$J$3] + [.$I$3]" office:value-type="float" office:value="286.743782727017" calcext:value-type="float">
            <text:p>286.74</text:p>
          </table:table-cell>
          <table:table-cell table:formula="of:=[.D233]-[.B233]" office:value-type="float" office:value="78.7060806601799" calcext:value-type="float">
            <text:p>78.71</text:p>
          </table:table-cell>
          <table:table-cell table:formula="of:=ABS([.E233])" office:value-type="float" office:value="78.7060806601799" calcext:value-type="float">
            <text:p>78.71</text:p>
          </table:table-cell>
          <table:table-cell table:formula="of:=[.F233]*[.F233]" office:value-type="float" office:value="6194.64713288674" calcext:value-type="float">
            <text:p>6,194.65</text:p>
          </table:table-cell>
          <table:table-cell table:number-columns-repeated="57"/>
        </table:table-row>
        <table:table-row table:style-name="ro2"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/>
          <table:table-cell table:formula="of:=[.A234]*[.$J$3] + [.$I$3]" office:value-type="float" office:value="79.5649437172583" calcext:value-type="float">
            <text:p>79.56</text:p>
          </table:table-cell>
          <table:table-cell table:formula="of:=[.D234]-[.B234]" office:value-type="float" office:value="-9.9155365556997" calcext:value-type="float">
            <text:p>-9.92</text:p>
          </table:table-cell>
          <table:table-cell table:formula="of:=ABS([.E234])" office:value-type="float" office:value="9.9155365556997" calcext:value-type="float">
            <text:p>9.92</text:p>
          </table:table-cell>
          <table:table-cell table:formula="of:=[.F234]*[.F234]" office:value-type="float" office:value="98.3178651874171" calcext:value-type="float">
            <text:p>98.32</text:p>
          </table:table-cell>
          <table:table-cell table:number-columns-repeated="57"/>
        </table:table-row>
        <table:table-row table:style-name="ro2"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/>
          <table:table-cell table:formula="of:=[.A235]*[.$J$3] + [.$I$3]" office:value-type="float" office:value="272.48668897185" calcext:value-type="float">
            <text:p>272.49</text:p>
          </table:table-cell>
          <table:table-cell table:formula="of:=[.D235]-[.B235]" office:value-type="float" office:value="68.1215851369061" calcext:value-type="float">
            <text:p>68.12</text:p>
          </table:table-cell>
          <table:table-cell table:formula="of:=ABS([.E235])" office:value-type="float" office:value="68.1215851369061" calcext:value-type="float">
            <text:p>68.12</text:p>
          </table:table-cell>
          <table:table-cell table:formula="of:=[.F235]*[.F235]" office:value-type="float" office:value="4640.55036156474" calcext:value-type="float">
            <text:p>4,640.55</text:p>
          </table:table-cell>
          <table:table-cell table:number-columns-repeated="57"/>
        </table:table-row>
        <table:table-row table:style-name="ro2"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/>
          <table:table-cell table:formula="of:=[.A236]*[.$J$3] + [.$I$3]" office:value-type="float" office:value="233.64365359992" calcext:value-type="float">
            <text:p>233.64</text:p>
          </table:table-cell>
          <table:table-cell table:formula="of:=[.D236]-[.B236]" office:value-type="float" office:value="50.348047336562" calcext:value-type="float">
            <text:p>50.35</text:p>
          </table:table-cell>
          <table:table-cell table:formula="of:=ABS([.E236])" office:value-type="float" office:value="50.348047336562" calcext:value-type="float">
            <text:p>50.35</text:p>
          </table:table-cell>
          <table:table-cell table:formula="of:=[.F236]*[.F236]" office:value-type="float" office:value="2534.92587060468" calcext:value-type="float">
            <text:p>2,534.93</text:p>
          </table:table-cell>
          <table:table-cell table:number-columns-repeated="57"/>
        </table:table-row>
        <table:table-row table:style-name="ro2"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/>
          <table:table-cell table:formula="of:=[.A237]*[.$J$3] + [.$I$3]" office:value-type="float" office:value="188.083720911164" calcext:value-type="float">
            <text:p>188.08</text:p>
          </table:table-cell>
          <table:table-cell table:formula="of:=[.D237]-[.B237]" office:value-type="float" office:value="18.0209268138024" calcext:value-type="float">
            <text:p>18.02</text:p>
          </table:table-cell>
          <table:table-cell table:formula="of:=ABS([.E237])" office:value-type="float" office:value="18.0209268138024" calcext:value-type="float">
            <text:p>18.02</text:p>
          </table:table-cell>
          <table:table-cell table:formula="of:=[.F237]*[.F237]" office:value-type="float" office:value="324.753803228422" calcext:value-type="float">
            <text:p>324.75</text:p>
          </table:table-cell>
          <table:table-cell table:number-columns-repeated="57"/>
        </table:table-row>
        <table:table-row table:style-name="ro2"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/>
          <table:table-cell table:formula="of:=[.A238]*[.$J$3] + [.$I$3]" office:value-type="float" office:value="175.056940925014" calcext:value-type="float">
            <text:p>175.06</text:p>
          </table:table-cell>
          <table:table-cell table:formula="of:=[.D238]-[.B238]" office:value-type="float" office:value="45.6637648008376" calcext:value-type="float">
            <text:p>45.66</text:p>
          </table:table-cell>
          <table:table-cell table:formula="of:=ABS([.E238])" office:value-type="float" office:value="45.6637648008376" calcext:value-type="float">
            <text:p>45.66</text:p>
          </table:table-cell>
          <table:table-cell table:formula="of:=[.F238]*[.F238]" office:value-type="float" office:value="2085.17941578621" calcext:value-type="float">
            <text:p>2,085.18</text:p>
          </table:table-cell>
          <table:table-cell table:number-columns-repeated="57"/>
        </table:table-row>
        <table:table-row table:style-name="ro2"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/>
          <table:table-cell table:formula="of:=[.A239]*[.$J$3] + [.$I$3]" office:value-type="float" office:value="133.328695236992" calcext:value-type="float">
            <text:p>133.33</text:p>
          </table:table-cell>
          <table:table-cell table:formula="of:=[.D239]-[.B239]" office:value-type="float" office:value="9.94239903731942" calcext:value-type="float">
            <text:p>9.94</text:p>
          </table:table-cell>
          <table:table-cell table:formula="of:=ABS([.E239])" office:value-type="float" office:value="9.94239903731942" calcext:value-type="float">
            <text:p>9.94</text:p>
          </table:table-cell>
          <table:table-cell table:formula="of:=[.F239]*[.F239]" office:value-type="float" office:value="98.8512986172901" calcext:value-type="float">
            <text:p>98.85</text:p>
          </table:table-cell>
          <table:table-cell table:number-columns-repeated="57"/>
        </table:table-row>
        <table:table-row table:style-name="ro2"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/>
          <table:table-cell table:formula="of:=[.A240]*[.$J$3] + [.$I$3]" office:value-type="float" office:value="246.028776529135" calcext:value-type="float">
            <text:p>246.03</text:p>
          </table:table-cell>
          <table:table-cell table:formula="of:=[.D240]-[.B240]" office:value-type="float" office:value="73.0429993829273" calcext:value-type="float">
            <text:p>73.04</text:p>
          </table:table-cell>
          <table:table-cell table:formula="of:=ABS([.E240])" office:value-type="float" office:value="73.0429993829273" calcext:value-type="float">
            <text:p>73.04</text:p>
          </table:table-cell>
          <table:table-cell table:formula="of:=[.F240]*[.F240]" office:value-type="float" office:value="5335.27975885431" calcext:value-type="float">
            <text:p>5,335.28</text:p>
          </table:table-cell>
          <table:table-cell table:number-columns-repeated="57"/>
        </table:table-row>
        <table:table-row table:style-name="ro2"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/>
          <table:table-cell table:formula="of:=[.A241]*[.$J$3] + [.$I$3]" office:value-type="float" office:value="214.821703939212" calcext:value-type="float">
            <text:p>214.82</text:p>
          </table:table-cell>
          <table:table-cell table:formula="of:=[.D241]-[.B241]" office:value-type="float" office:value="43.974943658464" calcext:value-type="float">
            <text:p>43.97</text:p>
          </table:table-cell>
          <table:table-cell table:formula="of:=ABS([.E241])" office:value-type="float" office:value="43.974943658464" calcext:value-type="float">
            <text:p>43.97</text:p>
          </table:table-cell>
          <table:table-cell table:formula="of:=[.F241]*[.F241]" office:value-type="float" office:value="1933.79566976508" calcext:value-type="float">
            <text:p>1,933.80</text:p>
          </table:table-cell>
          <table:table-cell table:number-columns-repeated="57"/>
        </table:table-row>
        <table:table-row table:style-name="ro2"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/>
          <table:table-cell table:formula="of:=[.A242]*[.$J$3] + [.$I$3]" office:value-type="float" office:value="211.350167549776" calcext:value-type="float">
            <text:p>211.35</text:p>
          </table:table-cell>
          <table:table-cell table:formula="of:=[.D242]-[.B242]" office:value-type="float" office:value="53.5893563196296" calcext:value-type="float">
            <text:p>53.59</text:p>
          </table:table-cell>
          <table:table-cell table:formula="of:=ABS([.E242])" office:value-type="float" office:value="53.5893563196296" calcext:value-type="float">
            <text:p>53.59</text:p>
          </table:table-cell>
          <table:table-cell table:formula="of:=[.F242]*[.F242]" office:value-type="float" office:value="2871.81911075223" calcext:value-type="float">
            <text:p>2,871.82</text:p>
          </table:table-cell>
          <table:table-cell table:number-columns-repeated="57"/>
        </table:table-row>
        <table:table-row table:style-name="ro2"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/>
          <table:table-cell table:formula="of:=[.A243]*[.$J$3] + [.$I$3]" office:value-type="float" office:value="169.703516108716" calcext:value-type="float">
            <text:p>169.70</text:p>
          </table:table-cell>
          <table:table-cell table:formula="of:=[.D243]-[.B243]" office:value-type="float" office:value="25.6318316851106" calcext:value-type="float">
            <text:p>25.63</text:p>
          </table:table-cell>
          <table:table-cell table:formula="of:=ABS([.E243])" office:value-type="float" office:value="25.6318316851106" calcext:value-type="float">
            <text:p>25.63</text:p>
          </table:table-cell>
          <table:table-cell table:formula="of:=[.F243]*[.F243]" office:value-type="float" office:value="656.990795533838" calcext:value-type="float">
            <text:p>656.99</text:p>
          </table:table-cell>
          <table:table-cell table:number-columns-repeated="57"/>
        </table:table-row>
        <table:table-row table:style-name="ro2"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/>
          <table:table-cell table:formula="of:=[.A244]*[.$J$3] + [.$I$3]" office:value-type="float" office:value="174.39435335634" calcext:value-type="float">
            <text:p>174.39</text:p>
          </table:table-cell>
          <table:table-cell table:formula="of:=[.D244]-[.B244]" office:value-type="float" office:value="26.1876100889509" calcext:value-type="float">
            <text:p>26.19</text:p>
          </table:table-cell>
          <table:table-cell table:formula="of:=ABS([.E244])" office:value-type="float" office:value="26.1876100889509" calcext:value-type="float">
            <text:p>26.19</text:p>
          </table:table-cell>
          <table:table-cell table:formula="of:=[.F244]*[.F244]" office:value-type="float" office:value="685.790922170926" calcext:value-type="float">
            <text:p>685.79</text:p>
          </table:table-cell>
          <table:table-cell table:number-columns-repeated="57"/>
        </table:table-row>
        <table:table-row table:style-name="ro2"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/>
          <table:table-cell table:formula="of:=[.A245]*[.$J$3] + [.$I$3]" office:value-type="float" office:value="194.751120303164" calcext:value-type="float">
            <text:p>194.75</text:p>
          </table:table-cell>
          <table:table-cell table:formula="of:=[.D245]-[.B245]" office:value-type="float" office:value="25.6494334766974" calcext:value-type="float">
            <text:p>25.65</text:p>
          </table:table-cell>
          <table:table-cell table:formula="of:=ABS([.E245])" office:value-type="float" office:value="25.6494334766974" calcext:value-type="float">
            <text:p>25.65</text:p>
          </table:table-cell>
          <table:table-cell table:formula="of:=[.F245]*[.F245]" office:value-type="float" office:value="657.893437675525" calcext:value-type="float">
            <text:p>657.89</text:p>
          </table:table-cell>
          <table:table-cell table:number-columns-repeated="57"/>
        </table:table-row>
        <table:table-row table:style-name="ro2"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/>
          <table:table-cell table:formula="of:=[.A246]*[.$J$3] + [.$I$3]" office:value-type="float" office:value="231.605133290321" calcext:value-type="float">
            <text:p>231.61</text:p>
          </table:table-cell>
          <table:table-cell table:formula="of:=[.D246]-[.B246]" office:value-type="float" office:value="46.4171635211928" calcext:value-type="float">
            <text:p>46.42</text:p>
          </table:table-cell>
          <table:table-cell table:formula="of:=ABS([.E246])" office:value-type="float" office:value="46.4171635211928" calcext:value-type="float">
            <text:p>46.42</text:p>
          </table:table-cell>
          <table:table-cell table:formula="of:=[.F246]*[.F246]" office:value-type="float" office:value="2154.55306935315" calcext:value-type="float">
            <text:p>2,154.55</text:p>
          </table:table-cell>
          <table:table-cell table:number-columns-repeated="57"/>
        </table:table-row>
        <table:table-row table:style-name="ro2"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/>
          <table:table-cell table:formula="of:=[.A247]*[.$J$3] + [.$I$3]" office:value-type="float" office:value="238.790447407472" calcext:value-type="float">
            <text:p>238.79</text:p>
          </table:table-cell>
          <table:table-cell table:formula="of:=[.D247]-[.B247]" office:value-type="float" office:value="47.3782162747715" calcext:value-type="float">
            <text:p>47.38</text:p>
          </table:table-cell>
          <table:table-cell table:formula="of:=ABS([.E247])" office:value-type="float" office:value="47.3782162747715" calcext:value-type="float">
            <text:p>47.38</text:p>
          </table:table-cell>
          <table:table-cell table:formula="of:=[.F247]*[.F247]" office:value-type="float" office:value="2244.69537737902" calcext:value-type="float">
            <text:p>2,244.70</text:p>
          </table:table-cell>
          <table:table-cell table:number-columns-repeated="57"/>
        </table:table-row>
        <table:table-row table:style-name="ro2"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/>
          <table:table-cell table:formula="of:=[.A248]*[.$J$3] + [.$I$3]" office:value-type="float" office:value="265.473416786032" calcext:value-type="float">
            <text:p>265.47</text:p>
          </table:table-cell>
          <table:table-cell table:formula="of:=[.D248]-[.B248]" office:value-type="float" office:value="64.5662706635085" calcext:value-type="float">
            <text:p>64.57</text:p>
          </table:table-cell>
          <table:table-cell table:formula="of:=ABS([.E248])" office:value-type="float" office:value="64.5662706635085" calcext:value-type="float">
            <text:p>64.57</text:p>
          </table:table-cell>
          <table:table-cell table:formula="of:=[.F248]*[.F248]" office:value-type="float" office:value="4168.80330739344" calcext:value-type="float">
            <text:p>4,168.80</text:p>
          </table:table-cell>
          <table:table-cell table:number-columns-repeated="57"/>
        </table:table-row>
        <table:table-row table:style-name="ro2"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/>
          <table:table-cell table:formula="of:=[.A249]*[.$J$3] + [.$I$3]" office:value-type="float" office:value="121.697299185882" calcext:value-type="float">
            <text:p>121.70</text:p>
          </table:table-cell>
          <table:table-cell table:formula="of:=[.D249]-[.B249]" office:value-type="float" office:value="10.859444482741" calcext:value-type="float">
            <text:p>10.86</text:p>
          </table:table-cell>
          <table:table-cell table:formula="of:=ABS([.E249])" office:value-type="float" office:value="10.859444482741" calcext:value-type="float">
            <text:p>10.86</text:p>
          </table:table-cell>
          <table:table-cell table:formula="of:=[.F249]*[.F249]" office:value-type="float" office:value="117.927534473734" calcext:value-type="float">
            <text:p>117.93</text:p>
          </table:table-cell>
          <table:table-cell table:number-columns-repeated="57"/>
        </table:table-row>
        <table:table-row table:style-name="ro2"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/>
          <table:table-cell table:formula="of:=[.A250]*[.$J$3] + [.$I$3]" office:value-type="float" office:value="253.069147962548" calcext:value-type="float">
            <text:p>253.07</text:p>
          </table:table-cell>
          <table:table-cell table:formula="of:=[.D250]-[.B250]" office:value-type="float" office:value="64.9531021944574" calcext:value-type="float">
            <text:p>64.95</text:p>
          </table:table-cell>
          <table:table-cell table:formula="of:=ABS([.E250])" office:value-type="float" office:value="64.9531021944574" calcext:value-type="float">
            <text:p>64.95</text:p>
          </table:table-cell>
          <table:table-cell table:formula="of:=[.F250]*[.F250]" office:value-type="float" office:value="4218.90548468363" calcext:value-type="float">
            <text:p>4,218.91</text:p>
          </table:table-cell>
          <table:table-cell table:number-columns-repeated="57"/>
        </table:table-row>
        <table:table-row table:style-name="ro2"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/>
          <table:table-cell table:formula="of:=[.A251]*[.$J$3] + [.$I$3]" office:value-type="float" office:value="196.656079651638" calcext:value-type="float">
            <text:p>196.66</text:p>
          </table:table-cell>
          <table:table-cell table:formula="of:=[.D251]-[.B251]" office:value-type="float" office:value="37.2791536457349" calcext:value-type="float">
            <text:p>37.28</text:p>
          </table:table-cell>
          <table:table-cell table:formula="of:=ABS([.E251])" office:value-type="float" office:value="37.2791536457349" calcext:value-type="float">
            <text:p>37.28</text:p>
          </table:table-cell>
          <table:table-cell table:formula="of:=[.F251]*[.F251]" office:value-type="float" office:value="1389.73529654231" calcext:value-type="float">
            <text:p>1,389.74</text:p>
          </table:table-cell>
          <table:table-cell table:number-columns-repeated="57"/>
        </table:table-row>
        <table:table-row table:style-name="ro2"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/>
          <table:table-cell table:formula="of:=[.A252]*[.$J$3] + [.$I$3]" office:value-type="float" office:value="257.565176298982" calcext:value-type="float">
            <text:p>257.57</text:p>
          </table:table-cell>
          <table:table-cell table:formula="of:=[.D252]-[.B252]" office:value-type="float" office:value="49.7966413240347" calcext:value-type="float">
            <text:p>49.80</text:p>
          </table:table-cell>
          <table:table-cell table:formula="of:=ABS([.E252])" office:value-type="float" office:value="49.7966413240347" calcext:value-type="float">
            <text:p>49.80</text:p>
          </table:table-cell>
          <table:table-cell table:formula="of:=[.F252]*[.F252]" office:value-type="float" office:value="2479.70548715456" calcext:value-type="float">
            <text:p>2,479.71</text:p>
          </table:table-cell>
          <table:table-cell table:number-columns-repeated="57"/>
        </table:table-row>
        <table:table-row table:style-name="ro2"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/>
          <table:table-cell table:formula="of:=[.A253]*[.$J$3] + [.$I$3]" office:value-type="float" office:value="132.425878551979" calcext:value-type="float">
            <text:p>132.43</text:p>
          </table:table-cell>
          <table:table-cell table:formula="of:=[.D253]-[.B253]" office:value-type="float" office:value="21.0989161231542" calcext:value-type="float">
            <text:p>21.10</text:p>
          </table:table-cell>
          <table:table-cell table:formula="of:=ABS([.E253])" office:value-type="float" office:value="21.0989161231542" calcext:value-type="float">
            <text:p>21.10</text:p>
          </table:table-cell>
          <table:table-cell table:formula="of:=[.F253]*[.F253]" office:value-type="float" office:value="445.164261571895" calcext:value-type="float">
            <text:p>445.16</text:p>
          </table:table-cell>
          <table:table-cell table:number-columns-repeated="57"/>
        </table:table-row>
        <table:table-row table:style-name="ro2"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/>
          <table:table-cell table:formula="of:=[.A254]*[.$J$3] + [.$I$3]" office:value-type="float" office:value="211.683481295858" calcext:value-type="float">
            <text:p>211.68</text:p>
          </table:table-cell>
          <table:table-cell table:formula="of:=[.D254]-[.B254]" office:value-type="float" office:value="24.7482013264264" calcext:value-type="float">
            <text:p>24.75</text:p>
          </table:table-cell>
          <table:table-cell table:formula="of:=ABS([.E254])" office:value-type="float" office:value="24.7482013264264" calcext:value-type="float">
            <text:p>24.75</text:p>
          </table:table-cell>
          <table:table-cell table:formula="of:=[.F254]*[.F254]" office:value-type="float" office:value="612.473468893335" calcext:value-type="float">
            <text:p>612.47</text:p>
          </table:table-cell>
          <table:table-cell table:number-columns-repeated="57"/>
        </table:table-row>
        <table:table-row table:style-name="ro2"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/>
          <table:table-cell table:formula="of:=[.A255]*[.$J$3] + [.$I$3]" office:value-type="float" office:value="134.572186188473" calcext:value-type="float">
            <text:p>134.57</text:p>
          </table:table-cell>
          <table:table-cell table:formula="of:=[.D255]-[.B255]" office:value-type="float" office:value="21.6569772821879" calcext:value-type="float">
            <text:p>21.66</text:p>
          </table:table-cell>
          <table:table-cell table:formula="of:=ABS([.E255])" office:value-type="float" office:value="21.6569772821879" calcext:value-type="float">
            <text:p>21.66</text:p>
          </table:table-cell>
          <table:table-cell table:formula="of:=[.F255]*[.F255]" office:value-type="float" office:value="469.024665001201" calcext:value-type="float">
            <text:p>469.02</text:p>
          </table:table-cell>
          <table:table-cell table:number-columns-repeated="57"/>
        </table:table-row>
        <table:table-row table:style-name="ro2"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/>
          <table:table-cell table:formula="of:=[.A256]*[.$J$3] + [.$I$3]" office:value-type="float" office:value="147.525942186101" calcext:value-type="float">
            <text:p>147.53</text:p>
          </table:table-cell>
          <table:table-cell table:formula="of:=[.D256]-[.B256]" office:value-type="float" office:value="14.5055067640738" calcext:value-type="float">
            <text:p>14.51</text:p>
          </table:table-cell>
          <table:table-cell table:formula="of:=ABS([.E256])" office:value-type="float" office:value="14.5055067640738" calcext:value-type="float">
            <text:p>14.51</text:p>
          </table:table-cell>
          <table:table-cell table:formula="of:=[.F256]*[.F256]" office:value-type="float" office:value="210.409726482591" calcext:value-type="float">
            <text:p>210.41</text:p>
          </table:table-cell>
          <table:table-cell table:number-columns-repeated="57"/>
        </table:table-row>
        <table:table-row table:style-name="ro2"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/>
          <table:table-cell table:formula="of:=[.A257]*[.$J$3] + [.$I$3]" office:value-type="float" office:value="177.290848844584" calcext:value-type="float">
            <text:p>177.29</text:p>
          </table:table-cell>
          <table:table-cell table:formula="of:=[.D257]-[.B257]" office:value-type="float" office:value="-5.2989952496043" calcext:value-type="float">
            <text:p>-5.30</text:p>
          </table:table-cell>
          <table:table-cell table:formula="of:=ABS([.E257])" office:value-type="float" office:value="5.2989952496043" calcext:value-type="float">
            <text:p>5.30</text:p>
          </table:table-cell>
          <table:table-cell table:formula="of:=[.F257]*[.F257]" office:value-type="float" office:value="28.079350655329" calcext:value-type="float">
            <text:p>28.08</text:p>
          </table:table-cell>
          <table:table-cell table:number-columns-repeated="57"/>
        </table:table-row>
        <table:table-row table:style-name="ro2"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/>
          <table:table-cell table:formula="of:=[.A258]*[.$J$3] + [.$I$3]" office:value-type="float" office:value="184.076699443218" calcext:value-type="float">
            <text:p>184.08</text:p>
          </table:table-cell>
          <table:table-cell table:formula="of:=[.D258]-[.B258]" office:value-type="float" office:value="22.6450419371411" calcext:value-type="float">
            <text:p>22.65</text:p>
          </table:table-cell>
          <table:table-cell table:formula="of:=ABS([.E258])" office:value-type="float" office:value="22.6450419371411" calcext:value-type="float">
            <text:p>22.65</text:p>
          </table:table-cell>
          <table:table-cell table:formula="of:=[.F258]*[.F258]" office:value-type="float" office:value="512.79792433488" calcext:value-type="float">
            <text:p>512.80</text:p>
          </table:table-cell>
          <table:table-cell table:number-columns-repeated="57"/>
        </table:table-row>
        <table:table-row table:style-name="ro2"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/>
          <table:table-cell table:formula="of:=[.A259]*[.$J$3] + [.$I$3]" office:value-type="float" office:value="217.737131410169" calcext:value-type="float">
            <text:p>217.74</text:p>
          </table:table-cell>
          <table:table-cell table:formula="of:=[.D259]-[.B259]" office:value-type="float" office:value="36.4713066030398" calcext:value-type="float">
            <text:p>36.47</text:p>
          </table:table-cell>
          <table:table-cell table:formula="of:=ABS([.E259])" office:value-type="float" office:value="36.4713066030398" calcext:value-type="float">
            <text:p>36.47</text:p>
          </table:table-cell>
          <table:table-cell table:formula="of:=[.F259]*[.F259]" office:value-type="float" office:value="1330.15620533293" calcext:value-type="float">
            <text:p>1,330.16</text:p>
          </table:table-cell>
          <table:table-cell table:number-columns-repeated="57"/>
        </table:table-row>
        <table:table-row table:style-name="ro2"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/>
          <table:table-cell table:formula="of:=[.A260]*[.$J$3] + [.$I$3]" office:value-type="float" office:value="177.680229960571" calcext:value-type="float">
            <text:p>177.68</text:p>
          </table:table-cell>
          <table:table-cell table:formula="of:=[.D260]-[.B260]" office:value-type="float" office:value="39.1950122434022" calcext:value-type="float">
            <text:p>39.20</text:p>
          </table:table-cell>
          <table:table-cell table:formula="of:=ABS([.E260])" office:value-type="float" office:value="39.1950122434022" calcext:value-type="float">
            <text:p>39.20</text:p>
          </table:table-cell>
          <table:table-cell table:formula="of:=[.F260]*[.F260]" office:value-type="float" office:value="1536.24898476045" calcext:value-type="float">
            <text:p>1,536.25</text:p>
          </table:table-cell>
          <table:table-cell table:number-columns-repeated="57"/>
        </table:table-row>
        <table:table-row table:style-name="ro2"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/>
          <table:table-cell table:formula="of:=[.A261]*[.$J$3] + [.$I$3]" office:value-type="float" office:value="127.579201422198" calcext:value-type="float">
            <text:p>127.58</text:p>
          </table:table-cell>
          <table:table-cell table:formula="of:=[.D261]-[.B261]" office:value-type="float" office:value="17.859505169204" calcext:value-type="float">
            <text:p>17.86</text:p>
          </table:table-cell>
          <table:table-cell table:formula="of:=ABS([.E261])" office:value-type="float" office:value="17.859505169204" calcext:value-type="float">
            <text:p>17.86</text:p>
          </table:table-cell>
          <table:table-cell table:formula="of:=[.F261]*[.F261]" office:value-type="float" office:value="318.961924888825" calcext:value-type="float">
            <text:p>318.96</text:p>
          </table:table-cell>
          <table:table-cell table:number-columns-repeated="57"/>
        </table:table-row>
        <table:table-row table:style-name="ro2"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/>
          <table:table-cell table:formula="of:=[.A262]*[.$J$3] + [.$I$3]" office:value-type="float" office:value="256.238505342682" calcext:value-type="float">
            <text:p>256.24</text:p>
          </table:table-cell>
          <table:table-cell table:formula="of:=[.D262]-[.B262]" office:value-type="float" office:value="46.9286252168007" calcext:value-type="float">
            <text:p>46.93</text:p>
          </table:table-cell>
          <table:table-cell table:formula="of:=ABS([.E262])" office:value-type="float" office:value="46.9286252168007" calcext:value-type="float">
            <text:p>46.93</text:p>
          </table:table-cell>
          <table:table-cell table:formula="of:=[.F262]*[.F262]" office:value-type="float" office:value="2202.29586473895" calcext:value-type="float">
            <text:p>2,202.30</text:p>
          </table:table-cell>
          <table:table-cell table:number-columns-repeated="57"/>
        </table:table-row>
        <table:table-row table:style-name="ro2"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/>
          <table:table-cell table:formula="of:=[.A263]*[.$J$3] + [.$I$3]" office:value-type="float" office:value="234.289203755051" calcext:value-type="float">
            <text:p>234.29</text:p>
          </table:table-cell>
          <table:table-cell table:formula="of:=[.D263]-[.B263]" office:value-type="float" office:value="50.1794735802887" calcext:value-type="float">
            <text:p>50.18</text:p>
          </table:table-cell>
          <table:table-cell table:formula="of:=ABS([.E263])" office:value-type="float" office:value="50.1794735802887" calcext:value-type="float">
            <text:p>50.18</text:p>
          </table:table-cell>
          <table:table-cell table:formula="of:=[.F263]*[.F263]" office:value-type="float" office:value="2517.97956879489" calcext:value-type="float">
            <text:p>2,517.98</text:p>
          </table:table-cell>
          <table:table-cell table:number-columns-repeated="57"/>
        </table:table-row>
        <table:table-row table:style-name="ro2"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/>
          <table:table-cell table:formula="of:=[.A264]*[.$J$3] + [.$I$3]" office:value-type="float" office:value="237.718818884294" calcext:value-type="float">
            <text:p>237.72</text:p>
          </table:table-cell>
          <table:table-cell table:formula="of:=[.D264]-[.B264]" office:value-type="float" office:value="33.2922205832895" calcext:value-type="float">
            <text:p>33.29</text:p>
          </table:table-cell>
          <table:table-cell table:formula="of:=ABS([.E264])" office:value-type="float" office:value="33.2922205832895" calcext:value-type="float">
            <text:p>33.29</text:p>
          </table:table-cell>
          <table:table-cell table:formula="of:=[.F264]*[.F264]" office:value-type="float" office:value="1108.3719513664" calcext:value-type="float">
            <text:p>1,108.37</text:p>
          </table:table-cell>
          <table:table-cell table:number-columns-repeated="57"/>
        </table:table-row>
        <table:table-row table:style-name="ro2"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/>
          <table:table-cell table:formula="of:=[.A265]*[.$J$3] + [.$I$3]" office:value-type="float" office:value="208.718742422422" calcext:value-type="float">
            <text:p>208.72</text:p>
          </table:table-cell>
          <table:table-cell table:formula="of:=[.D265]-[.B265]" office:value-type="float" office:value="23.1621873203697" calcext:value-type="float">
            <text:p>23.16</text:p>
          </table:table-cell>
          <table:table-cell table:formula="of:=ABS([.E265])" office:value-type="float" office:value="23.1621873203697" calcext:value-type="float">
            <text:p>23.16</text:p>
          </table:table-cell>
          <table:table-cell table:formula="of:=[.F265]*[.F265]" office:value-type="float" office:value="536.486921463893" calcext:value-type="float">
            <text:p>536.49</text:p>
          </table:table-cell>
          <table:table-cell table:number-columns-repeated="57"/>
        </table:table-row>
        <table:table-row table:style-name="ro2"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/>
          <table:table-cell table:formula="of:=[.A266]*[.$J$3] + [.$I$3]" office:value-type="float" office:value="165.396513005089" calcext:value-type="float">
            <text:p>165.40</text:p>
          </table:table-cell>
          <table:table-cell table:formula="of:=[.D266]-[.B266]" office:value-type="float" office:value="16.0524853580552" calcext:value-type="float">
            <text:p>16.05</text:p>
          </table:table-cell>
          <table:table-cell table:formula="of:=ABS([.E266])" office:value-type="float" office:value="16.0524853580552" calcext:value-type="float">
            <text:p>16.05</text:p>
          </table:table-cell>
          <table:table-cell table:formula="of:=[.F266]*[.F266]" office:value-type="float" office:value="257.682286170577" calcext:value-type="float">
            <text:p>257.68</text:p>
          </table:table-cell>
          <table:table-cell table:number-columns-repeated="57"/>
        </table:table-row>
        <table:table-row table:style-name="ro2"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/>
          <table:table-cell table:formula="of:=[.A267]*[.$J$3] + [.$I$3]" office:value-type="float" office:value="210.459705214891" calcext:value-type="float">
            <text:p>210.46</text:p>
          </table:table-cell>
          <table:table-cell table:formula="of:=[.D267]-[.B267]" office:value-type="float" office:value="28.5946608688101" calcext:value-type="float">
            <text:p>28.59</text:p>
          </table:table-cell>
          <table:table-cell table:formula="of:=ABS([.E267])" office:value-type="float" office:value="28.5946608688101" calcext:value-type="float">
            <text:p>28.59</text:p>
          </table:table-cell>
          <table:table-cell table:formula="of:=[.F267]*[.F267]" office:value-type="float" office:value="817.654630202259" calcext:value-type="float">
            <text:p>817.65</text:p>
          </table:table-cell>
          <table:table-cell table:number-columns-repeated="57"/>
        </table:table-row>
        <table:table-row table:style-name="ro2"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/>
          <table:table-cell table:formula="of:=[.A268]*[.$J$3] + [.$I$3]" office:value-type="float" office:value="219.188682271237" calcext:value-type="float">
            <text:p>219.19</text:p>
          </table:table-cell>
          <table:table-cell table:formula="of:=[.D268]-[.B268]" office:value-type="float" office:value="34.2001843012462" calcext:value-type="float">
            <text:p>34.20</text:p>
          </table:table-cell>
          <table:table-cell table:formula="of:=ABS([.E268])" office:value-type="float" office:value="34.2001843012462" calcext:value-type="float">
            <text:p>34.20</text:p>
          </table:table-cell>
          <table:table-cell table:formula="of:=[.F268]*[.F268]" office:value-type="float" office:value="1169.65260623921" calcext:value-type="float">
            <text:p>1,169.65</text:p>
          </table:table-cell>
          <table:table-cell table:number-columns-repeated="57"/>
        </table:table-row>
        <table:table-row table:style-name="ro2"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/>
          <table:table-cell table:formula="of:=[.A269]*[.$J$3] + [.$I$3]" office:value-type="float" office:value="281.094115913672" calcext:value-type="float">
            <text:p>281.09</text:p>
          </table:table-cell>
          <table:table-cell table:formula="of:=[.D269]-[.B269]" office:value-type="float" office:value="60.8864556939895" calcext:value-type="float">
            <text:p>60.89</text:p>
          </table:table-cell>
          <table:table-cell table:formula="of:=ABS([.E269])" office:value-type="float" office:value="60.8864556939895" calcext:value-type="float">
            <text:p>60.89</text:p>
          </table:table-cell>
          <table:table-cell table:formula="of:=[.F269]*[.F269]" office:value-type="float" office:value="3707.16048697614" calcext:value-type="float">
            <text:p>3,707.16</text:p>
          </table:table-cell>
          <table:table-cell table:number-columns-repeated="57"/>
        </table:table-row>
        <table:table-row table:style-name="ro2"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/>
          <table:table-cell table:formula="of:=[.A270]*[.$J$3] + [.$I$3]" office:value-type="float" office:value="173.821976707543" calcext:value-type="float">
            <text:p>173.82</text:p>
          </table:table-cell>
          <table:table-cell table:formula="of:=[.D270]-[.B270]" office:value-type="float" office:value="23.4190780123163" calcext:value-type="float">
            <text:p>23.42</text:p>
          </table:table-cell>
          <table:table-cell table:formula="of:=ABS([.E270])" office:value-type="float" office:value="23.4190780123163" calcext:value-type="float">
            <text:p>23.42</text:p>
          </table:table-cell>
          <table:table-cell table:formula="of:=[.F270]*[.F270]" office:value-type="float" office:value="548.453214946956" calcext:value-type="float">
            <text:p>548.45</text:p>
          </table:table-cell>
          <table:table-cell table:number-columns-repeated="57"/>
        </table:table-row>
        <table:table-row table:style-name="ro2"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/>
          <table:table-cell table:formula="of:=[.A271]*[.$J$3] + [.$I$3]" office:value-type="float" office:value="181.55029231586" calcext:value-type="float">
            <text:p>181.55</text:p>
          </table:table-cell>
          <table:table-cell table:formula="of:=[.D271]-[.B271]" office:value-type="float" office:value="24.6486548658905" calcext:value-type="float">
            <text:p>24.65</text:p>
          </table:table-cell>
          <table:table-cell table:formula="of:=ABS([.E271])" office:value-type="float" office:value="24.6486548658905" calcext:value-type="float">
            <text:p>24.65</text:p>
          </table:table-cell>
          <table:table-cell table:formula="of:=[.F271]*[.F271]" office:value-type="float" office:value="607.556186697786" calcext:value-type="float">
            <text:p>607.56</text:p>
          </table:table-cell>
          <table:table-cell table:number-columns-repeated="57"/>
        </table:table-row>
        <table:table-row table:style-name="ro2"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/>
          <table:table-cell table:formula="of:=[.A272]*[.$J$3] + [.$I$3]" office:value-type="float" office:value="196.390826943359" calcext:value-type="float">
            <text:p>196.39</text:p>
          </table:table-cell>
          <table:table-cell table:formula="of:=[.D272]-[.B272]" office:value-type="float" office:value="59.1032199575728" calcext:value-type="float">
            <text:p>59.10</text:p>
          </table:table-cell>
          <table:table-cell table:formula="of:=ABS([.E272])" office:value-type="float" office:value="59.1032199575728" calcext:value-type="float">
            <text:p>59.10</text:p>
          </table:table-cell>
          <table:table-cell table:formula="of:=[.F272]*[.F272]" office:value-type="float" office:value="3493.19060935323" calcext:value-type="float">
            <text:p>3,493.19</text:p>
          </table:table-cell>
          <table:table-cell table:number-columns-repeated="57"/>
        </table:table-row>
        <table:table-row table:style-name="ro2"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/>
          <table:table-cell table:formula="of:=[.A273]*[.$J$3] + [.$I$3]" office:value-type="float" office:value="226.696148510417" calcext:value-type="float">
            <text:p>226.70</text:p>
          </table:table-cell>
          <table:table-cell table:formula="of:=[.D273]-[.B273]" office:value-type="float" office:value="34.8147450435458" calcext:value-type="float">
            <text:p>34.81</text:p>
          </table:table-cell>
          <table:table-cell table:formula="of:=ABS([.E273])" office:value-type="float" office:value="34.8147450435458" calcext:value-type="float">
            <text:p>34.81</text:p>
          </table:table-cell>
          <table:table-cell table:formula="of:=[.F273]*[.F273]" office:value-type="float" office:value="1212.0664724471" calcext:value-type="float">
            <text:p>1,212.07</text:p>
          </table:table-cell>
          <table:table-cell table:number-columns-repeated="57"/>
        </table:table-row>
        <table:table-row table:style-name="ro2"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/>
          <table:table-cell table:formula="of:=[.A274]*[.$J$3] + [.$I$3]" office:value-type="float" office:value="131.503993484132" calcext:value-type="float">
            <text:p>131.50</text:p>
          </table:table-cell>
          <table:table-cell table:formula="of:=[.D274]-[.B274]" office:value-type="float" office:value="8.34617953241148" calcext:value-type="float">
            <text:p>8.35</text:p>
          </table:table-cell>
          <table:table-cell table:formula="of:=ABS([.E274])" office:value-type="float" office:value="8.34617953241148" calcext:value-type="float">
            <text:p>8.35</text:p>
          </table:table-cell>
          <table:table-cell table:formula="of:=[.F274]*[.F274]" office:value-type="float" office:value="69.6587127872444" calcext:value-type="float">
            <text:p>69.66</text:p>
          </table:table-cell>
          <table:table-cell table:number-columns-repeated="57"/>
        </table:table-row>
        <table:table-row table:style-name="ro2"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/>
          <table:table-cell table:formula="of:=[.A275]*[.$J$3] + [.$I$3]" office:value-type="float" office:value="297.768629673287" calcext:value-type="float">
            <text:p>297.77</text:p>
          </table:table-cell>
          <table:table-cell table:formula="of:=[.D275]-[.B275]" office:value-type="float" office:value="65.5592523248578" calcext:value-type="float">
            <text:p>65.56</text:p>
          </table:table-cell>
          <table:table-cell table:formula="of:=ABS([.E275])" office:value-type="float" office:value="65.5592523248578" calcext:value-type="float">
            <text:p>65.56</text:p>
          </table:table-cell>
          <table:table-cell table:formula="of:=[.F275]*[.F275]" office:value-type="float" office:value="4298.01556539437" calcext:value-type="float">
            <text:p>4,298.02</text:p>
          </table:table-cell>
          <table:table-cell table:number-columns-repeated="57"/>
        </table:table-row>
        <table:table-row table:style-name="ro2"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/>
          <table:table-cell table:formula="of:=[.A276]*[.$J$3] + [.$I$3]" office:value-type="float" office:value="272.561889081689" calcext:value-type="float">
            <text:p>272.56</text:p>
          </table:table-cell>
          <table:table-cell table:formula="of:=[.D276]-[.B276]" office:value-type="float" office:value="65.1022073487768" calcext:value-type="float">
            <text:p>65.10</text:p>
          </table:table-cell>
          <table:table-cell table:formula="of:=ABS([.E276])" office:value-type="float" office:value="65.1022073487768" calcext:value-type="float">
            <text:p>65.10</text:p>
          </table:table-cell>
          <table:table-cell table:formula="of:=[.F276]*[.F276]" office:value-type="float" office:value="4238.29740168313" calcext:value-type="float">
            <text:p>4,238.30</text:p>
          </table:table-cell>
          <table:table-cell table:number-columns-repeated="57"/>
        </table:table-row>
        <table:table-row table:style-name="ro2"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/>
          <table:table-cell table:formula="of:=[.A277]*[.$J$3] + [.$I$3]" office:value-type="float" office:value="317.915207512938" calcext:value-type="float">
            <text:p>317.92</text:p>
          </table:table-cell>
          <table:table-cell table:formula="of:=[.D277]-[.B277]" office:value-type="float" office:value="90.775911538454" calcext:value-type="float">
            <text:p>90.78</text:p>
          </table:table-cell>
          <table:table-cell table:formula="of:=ABS([.E277])" office:value-type="float" office:value="90.775911538454" calcext:value-type="float">
            <text:p>90.78</text:p>
          </table:table-cell>
          <table:table-cell table:formula="of:=[.F277]*[.F277]" office:value-type="float" office:value="8240.26611563722" calcext:value-type="float">
            <text:p>8,240.27</text:p>
          </table:table-cell>
          <table:table-cell table:number-columns-repeated="57"/>
        </table:table-row>
        <table:table-row table:style-name="ro2"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/>
          <table:table-cell table:formula="of:=[.A278]*[.$J$3] + [.$I$3]" office:value-type="float" office:value="150.281658168088" calcext:value-type="float">
            <text:p>150.28</text:p>
          </table:table-cell>
          <table:table-cell table:formula="of:=[.D278]-[.B278]" office:value-type="float" office:value="14.0255281618436" calcext:value-type="float">
            <text:p>14.03</text:p>
          </table:table-cell>
          <table:table-cell table:formula="of:=ABS([.E278])" office:value-type="float" office:value="14.0255281618436" calcext:value-type="float">
            <text:p>14.03</text:p>
          </table:table-cell>
          <table:table-cell table:formula="of:=[.F278]*[.F278]" office:value-type="float" office:value="196.715440218667" calcext:value-type="float">
            <text:p>196.72</text:p>
          </table:table-cell>
          <table:table-cell table:number-columns-repeated="57"/>
        </table:table-row>
        <table:table-row table:style-name="ro2"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/>
          <table:table-cell table:formula="of:=[.A279]*[.$J$3] + [.$I$3]" office:value-type="float" office:value="173.742805898754" calcext:value-type="float">
            <text:p>173.74</text:p>
          </table:table-cell>
          <table:table-cell table:formula="of:=[.D279]-[.B279]" office:value-type="float" office:value="21.8561002249429" calcext:value-type="float">
            <text:p>21.86</text:p>
          </table:table-cell>
          <table:table-cell table:formula="of:=ABS([.E279])" office:value-type="float" office:value="21.8561002249429" calcext:value-type="float">
            <text:p>21.86</text:p>
          </table:table-cell>
          <table:table-cell table:formula="of:=[.F279]*[.F279]" office:value-type="float" office:value="477.689117042748" calcext:value-type="float">
            <text:p>477.69</text:p>
          </table:table-cell>
          <table:table-cell table:number-columns-repeated="57"/>
        </table:table-row>
        <table:table-row table:style-name="ro2"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/>
          <table:table-cell table:formula="of:=[.A280]*[.$J$3] + [.$I$3]" office:value-type="float" office:value="259.818291410318" calcext:value-type="float">
            <text:p>259.82</text:p>
          </table:table-cell>
          <table:table-cell table:formula="of:=[.D280]-[.B280]" office:value-type="float" office:value="74.8364771599684" calcext:value-type="float">
            <text:p>74.84</text:p>
          </table:table-cell>
          <table:table-cell table:formula="of:=ABS([.E280])" office:value-type="float" office:value="74.8364771599684" calcext:value-type="float">
            <text:p>74.84</text:p>
          </table:table-cell>
          <table:table-cell table:formula="of:=[.F280]*[.F280]" office:value-type="float" office:value="5600.49831371447" calcext:value-type="float">
            <text:p>5,600.50</text:p>
          </table:table-cell>
          <table:table-cell table:number-columns-repeated="57"/>
        </table:table-row>
        <table:table-row table:style-name="ro2"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/>
          <table:table-cell table:formula="of:=[.A281]*[.$J$3] + [.$I$3]" office:value-type="float" office:value="182.453772222348" calcext:value-type="float">
            <text:p>182.45</text:p>
          </table:table-cell>
          <table:table-cell table:formula="of:=[.D281]-[.B281]" office:value-type="float" office:value="38.8904329033299" calcext:value-type="float">
            <text:p>38.89</text:p>
          </table:table-cell>
          <table:table-cell table:formula="of:=ABS([.E281])" office:value-type="float" office:value="38.8904329033299" calcext:value-type="float">
            <text:p>38.89</text:p>
          </table:table-cell>
          <table:table-cell table:formula="of:=[.F281]*[.F281]" office:value-type="float" office:value="1512.4657714084" calcext:value-type="float">
            <text:p>1,512.47</text:p>
          </table:table-cell>
          <table:table-cell table:number-columns-repeated="57"/>
        </table:table-row>
        <table:table-row table:style-name="ro2"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/>
          <table:table-cell table:formula="of:=[.A282]*[.$J$3] + [.$I$3]" office:value-type="float" office:value="209.841886745009" calcext:value-type="float">
            <text:p>209.84</text:p>
          </table:table-cell>
          <table:table-cell table:formula="of:=[.D282]-[.B282]" office:value-type="float" office:value="45.5466454923969" calcext:value-type="float">
            <text:p>45.55</text:p>
          </table:table-cell>
          <table:table-cell table:formula="of:=ABS([.E282])" office:value-type="float" office:value="45.5466454923969" calcext:value-type="float">
            <text:p>45.55</text:p>
          </table:table-cell>
          <table:table-cell table:formula="of:=[.F282]*[.F282]" office:value-type="float" office:value="2074.49691561008" calcext:value-type="float">
            <text:p>2,074.50</text:p>
          </table:table-cell>
          <table:table-cell table:number-columns-repeated="57"/>
        </table:table-row>
        <table:table-row table:style-name="ro2"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/>
          <table:table-cell table:formula="of:=[.A283]*[.$J$3] + [.$I$3]" office:value-type="float" office:value="249.766680153503" calcext:value-type="float">
            <text:p>249.77</text:p>
          </table:table-cell>
          <table:table-cell table:formula="of:=[.D283]-[.B283]" office:value-type="float" office:value="53.4186509992239" calcext:value-type="float">
            <text:p>53.42</text:p>
          </table:table-cell>
          <table:table-cell table:formula="of:=ABS([.E283])" office:value-type="float" office:value="53.4186509992239" calcext:value-type="float">
            <text:p>53.42</text:p>
          </table:table-cell>
          <table:table-cell table:formula="of:=[.F283]*[.F283]" office:value-type="float" office:value="2853.55227457688" calcext:value-type="float">
            <text:p>2,853.55</text:p>
          </table:table-cell>
          <table:table-cell table:number-columns-repeated="57"/>
        </table:table-row>
        <table:table-row table:style-name="ro2"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/>
          <table:table-cell table:formula="of:=[.A284]*[.$J$3] + [.$I$3]" office:value-type="float" office:value="214.278468990404" calcext:value-type="float">
            <text:p>214.28</text:p>
          </table:table-cell>
          <table:table-cell table:formula="of:=[.D284]-[.B284]" office:value-type="float" office:value="22.5681366869005" calcext:value-type="float">
            <text:p>22.57</text:p>
          </table:table-cell>
          <table:table-cell table:formula="of:=ABS([.E284])" office:value-type="float" office:value="22.5681366869005" calcext:value-type="float">
            <text:p>22.57</text:p>
          </table:table-cell>
          <table:table-cell table:formula="of:=[.F284]*[.F284]" office:value-type="float" office:value="509.320793518623" calcext:value-type="float">
            <text:p>509.32</text:p>
          </table:table-cell>
          <table:table-cell table:number-columns-repeated="57"/>
        </table:table-row>
        <table:table-row table:style-name="ro2"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/>
          <table:table-cell table:formula="of:=[.A285]*[.$J$3] + [.$I$3]" office:value-type="float" office:value="195.802631864552" calcext:value-type="float">
            <text:p>195.80</text:p>
          </table:table-cell>
          <table:table-cell table:formula="of:=[.D285]-[.B285]" office:value-type="float" office:value="51.1362282015954" calcext:value-type="float">
            <text:p>51.14</text:p>
          </table:table-cell>
          <table:table-cell table:formula="of:=ABS([.E285])" office:value-type="float" office:value="51.1362282015954" calcext:value-type="float">
            <text:p>51.14</text:p>
          </table:table-cell>
          <table:table-cell table:formula="of:=[.F285]*[.F285]" office:value-type="float" office:value="2614.91383468564" calcext:value-type="float">
            <text:p>2,614.91</text:p>
          </table:table-cell>
          <table:table-cell table:number-columns-repeated="57"/>
        </table:table-row>
        <table:table-row table:style-name="ro2"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/>
          <table:table-cell table:formula="of:=[.A286]*[.$J$3] + [.$I$3]" office:value-type="float" office:value="159.056959559874" calcext:value-type="float">
            <text:p>159.06</text:p>
          </table:table-cell>
          <table:table-cell table:formula="of:=[.D286]-[.B286]" office:value-type="float" office:value="32.419364607639" calcext:value-type="float">
            <text:p>32.42</text:p>
          </table:table-cell>
          <table:table-cell table:formula="of:=ABS([.E286])" office:value-type="float" office:value="32.419364607639" calcext:value-type="float">
            <text:p>32.42</text:p>
          </table:table-cell>
          <table:table-cell table:formula="of:=[.F286]*[.F286]" office:value-type="float" office:value="1051.01520156304" calcext:value-type="float">
            <text:p>1,051.02</text:p>
          </table:table-cell>
          <table:table-cell table:number-columns-repeated="57"/>
        </table:table-row>
        <table:table-row table:style-name="ro2"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/>
          <table:table-cell table:formula="of:=[.A287]*[.$J$3] + [.$I$3]" office:value-type="float" office:value="253.640362388465" calcext:value-type="float">
            <text:p>253.64</text:p>
          </table:table-cell>
          <table:table-cell table:formula="of:=[.D287]-[.B287]" office:value-type="float" office:value="62.3230931052688" calcext:value-type="float">
            <text:p>62.32</text:p>
          </table:table-cell>
          <table:table-cell table:formula="of:=ABS([.E287])" office:value-type="float" office:value="62.3230931052688" calcext:value-type="float">
            <text:p>62.32</text:p>
          </table:table-cell>
          <table:table-cell table:formula="of:=[.F287]*[.F287]" office:value-type="float" office:value="3884.16793420801" calcext:value-type="float">
            <text:p>3,884.17</text:p>
          </table:table-cell>
          <table:table-cell table:number-columns-repeated="57"/>
        </table:table-row>
        <table:table-row table:style-name="ro2"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/>
          <table:table-cell table:formula="of:=[.A288]*[.$J$3] + [.$I$3]" office:value-type="float" office:value="218.150372148866" calcext:value-type="float">
            <text:p>218.15</text:p>
          </table:table-cell>
          <table:table-cell table:formula="of:=[.D288]-[.B288]" office:value-type="float" office:value="47.6089711815204" calcext:value-type="float">
            <text:p>47.61</text:p>
          </table:table-cell>
          <table:table-cell table:formula="of:=ABS([.E288])" office:value-type="float" office:value="47.6089711815204" calcext:value-type="float">
            <text:p>47.61</text:p>
          </table:table-cell>
          <table:table-cell table:formula="of:=[.F288]*[.F288]" office:value-type="float" office:value="2266.61413696284" calcext:value-type="float">
            <text:p>2,266.61</text:p>
          </table:table-cell>
          <table:table-cell table:number-columns-repeated="57"/>
        </table:table-row>
        <table:table-row table:style-name="ro2"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/>
          <table:table-cell table:formula="of:=[.A289]*[.$J$3] + [.$I$3]" office:value-type="float" office:value="181.752977082625" calcext:value-type="float">
            <text:p>181.75</text:p>
          </table:table-cell>
          <table:table-cell table:formula="of:=[.D289]-[.B289]" office:value-type="float" office:value="43.3688015087442" calcext:value-type="float">
            <text:p>43.37</text:p>
          </table:table-cell>
          <table:table-cell table:formula="of:=ABS([.E289])" office:value-type="float" office:value="43.3688015087442" calcext:value-type="float">
            <text:p>43.37</text:p>
          </table:table-cell>
          <table:table-cell table:formula="of:=[.F289]*[.F289]" office:value-type="float" office:value="1880.85294430485" calcext:value-type="float">
            <text:p>1,880.85</text:p>
          </table:table-cell>
          <table:table-cell table:number-columns-repeated="57"/>
        </table:table-row>
        <table:table-row table:style-name="ro2"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/>
          <table:table-cell table:formula="of:=[.A290]*[.$J$3] + [.$I$3]" office:value-type="float" office:value="176.828787126518" calcext:value-type="float">
            <text:p>176.83</text:p>
          </table:table-cell>
          <table:table-cell table:formula="of:=[.D290]-[.B290]" office:value-type="float" office:value="44.2345416792954" calcext:value-type="float">
            <text:p>44.23</text:p>
          </table:table-cell>
          <table:table-cell table:formula="of:=ABS([.E290])" office:value-type="float" office:value="44.2345416792954" calcext:value-type="float">
            <text:p>44.23</text:p>
          </table:table-cell>
          <table:table-cell table:formula="of:=[.F290]*[.F290]" office:value-type="float" office:value="1956.69467757732" calcext:value-type="float">
            <text:p>1,956.69</text:p>
          </table:table-cell>
          <table:table-cell table:number-columns-repeated="57"/>
        </table:table-row>
        <table:table-row table:style-name="ro2"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/>
          <table:table-cell table:formula="of:=[.A291]*[.$J$3] + [.$I$3]" office:value-type="float" office:value="207.141886511917" calcext:value-type="float">
            <text:p>207.14</text:p>
          </table:table-cell>
          <table:table-cell table:formula="of:=[.D291]-[.B291]" office:value-type="float" office:value="44.8363371985092" calcext:value-type="float">
            <text:p>44.84</text:p>
          </table:table-cell>
          <table:table-cell table:formula="of:=ABS([.E291])" office:value-type="float" office:value="44.8363371985092" calcext:value-type="float">
            <text:p>44.84</text:p>
          </table:table-cell>
          <table:table-cell table:formula="of:=[.F291]*[.F291]" office:value-type="float" office:value="2010.29713337842" calcext:value-type="float">
            <text:p>2,010.30</text:p>
          </table:table-cell>
          <table:table-cell table:number-columns-repeated="57"/>
        </table:table-row>
        <table:table-row table:style-name="ro2"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/>
          <table:table-cell table:formula="of:=[.A292]*[.$J$3] + [.$I$3]" office:value-type="float" office:value="127.029844529226" calcext:value-type="float">
            <text:p>127.03</text:p>
          </table:table-cell>
          <table:table-cell table:formula="of:=[.D292]-[.B292]" office:value-type="float" office:value="14.430350537054" calcext:value-type="float">
            <text:p>14.43</text:p>
          </table:table-cell>
          <table:table-cell table:formula="of:=ABS([.E292])" office:value-type="float" office:value="14.430350537054" calcext:value-type="float">
            <text:p>14.43</text:p>
          </table:table-cell>
          <table:table-cell table:formula="of:=[.F292]*[.F292]" office:value-type="float" office:value="208.235016622255" calcext:value-type="float">
            <text:p>208.24</text:p>
          </table:table-cell>
          <table:table-cell table:number-columns-repeated="57"/>
        </table:table-row>
        <table:table-row table:style-name="ro2"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/>
          <table:table-cell table:formula="of:=[.A293]*[.$J$3] + [.$I$3]" office:value-type="float" office:value="220.461404322494" calcext:value-type="float">
            <text:p>220.46</text:p>
          </table:table-cell>
          <table:table-cell table:formula="of:=[.D293]-[.B293]" office:value-type="float" office:value="32.0336058947514" calcext:value-type="float">
            <text:p>32.03</text:p>
          </table:table-cell>
          <table:table-cell table:formula="of:=ABS([.E293])" office:value-type="float" office:value="32.0336058947514" calcext:value-type="float">
            <text:p>32.03</text:p>
          </table:table-cell>
          <table:table-cell table:formula="of:=[.F293]*[.F293]" office:value-type="float" office:value="1026.15190662025" calcext:value-type="float">
            <text:p>1,026.15</text:p>
          </table:table-cell>
          <table:table-cell table:number-columns-repeated="57"/>
        </table:table-row>
        <table:table-row table:style-name="ro2"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/>
          <table:table-cell table:formula="of:=[.A294]*[.$J$3] + [.$I$3]" office:value-type="float" office:value="238.134769013617" calcext:value-type="float">
            <text:p>238.13</text:p>
          </table:table-cell>
          <table:table-cell table:formula="of:=[.D294]-[.B294]" office:value-type="float" office:value="39.5044908195002" calcext:value-type="float">
            <text:p>39.50</text:p>
          </table:table-cell>
          <table:table-cell table:formula="of:=ABS([.E294])" office:value-type="float" office:value="39.5044908195002" calcext:value-type="float">
            <text:p>39.50</text:p>
          </table:table-cell>
          <table:table-cell table:formula="of:=[.F294]*[.F294]" office:value-type="float" office:value="1560.60479490797" calcext:value-type="float">
            <text:p>1,560.60</text:p>
          </table:table-cell>
          <table:table-cell table:number-columns-repeated="57"/>
        </table:table-row>
        <table:table-row table:style-name="ro2"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/>
          <table:table-cell table:formula="of:=[.A295]*[.$J$3] + [.$I$3]" office:value-type="float" office:value="186.760308019469" calcext:value-type="float">
            <text:p>186.76</text:p>
          </table:table-cell>
          <table:table-cell table:formula="of:=[.D295]-[.B295]" office:value-type="float" office:value="45.4685237486468" calcext:value-type="float">
            <text:p>45.47</text:p>
          </table:table-cell>
          <table:table-cell table:formula="of:=ABS([.E295])" office:value-type="float" office:value="45.4685237486468" calcext:value-type="float">
            <text:p>45.47</text:p>
          </table:table-cell>
          <table:table-cell table:formula="of:=[.F295]*[.F295]" office:value-type="float" office:value="2067.38665188125" calcext:value-type="float">
            <text:p>2,067.39</text:p>
          </table:table-cell>
          <table:table-cell table:number-columns-repeated="57"/>
        </table:table-row>
        <table:table-row table:style-name="ro2"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/>
          <table:table-cell table:formula="of:=[.A296]*[.$J$3] + [.$I$3]" office:value-type="float" office:value="169.329854804189" calcext:value-type="float">
            <text:p>169.33</text:p>
          </table:table-cell>
          <table:table-cell table:formula="of:=[.D296]-[.B296]" office:value-type="float" office:value="30.0843514842168" calcext:value-type="float">
            <text:p>30.08</text:p>
          </table:table-cell>
          <table:table-cell table:formula="of:=ABS([.E296])" office:value-type="float" office:value="30.0843514842168" calcext:value-type="float">
            <text:p>30.08</text:p>
          </table:table-cell>
          <table:table-cell table:formula="of:=[.F296]*[.F296]" office:value-type="float" office:value="905.068204225899" calcext:value-type="float">
            <text:p>905.07</text:p>
          </table:table-cell>
          <table:table-cell table:number-columns-repeated="57"/>
        </table:table-row>
        <table:table-row table:style-name="ro2"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/>
          <table:table-cell table:formula="of:=[.A297]*[.$J$3] + [.$I$3]" office:value-type="float" office:value="154.070935227818" calcext:value-type="float">
            <text:p>154.07</text:p>
          </table:table-cell>
          <table:table-cell table:formula="of:=[.D297]-[.B297]" office:value-type="float" office:value="15.5488363513984" calcext:value-type="float">
            <text:p>15.55</text:p>
          </table:table-cell>
          <table:table-cell table:formula="of:=ABS([.E297])" office:value-type="float" office:value="15.5488363513984" calcext:value-type="float">
            <text:p>15.55</text:p>
          </table:table-cell>
          <table:table-cell table:formula="of:=[.F297]*[.F297]" office:value-type="float" office:value="241.766311882568" calcext:value-type="float">
            <text:p>241.77</text:p>
          </table:table-cell>
          <table:table-cell table:number-columns-repeated="57"/>
        </table:table-row>
        <table:table-row table:style-name="ro2"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/>
          <table:table-cell table:formula="of:=[.A298]*[.$J$3] + [.$I$3]" office:value-type="float" office:value="219.973801101244" calcext:value-type="float">
            <text:p>219.97</text:p>
          </table:table-cell>
          <table:table-cell table:formula="of:=[.D298]-[.B298]" office:value-type="float" office:value="22.2170307818306" calcext:value-type="float">
            <text:p>22.22</text:p>
          </table:table-cell>
          <table:table-cell table:formula="of:=ABS([.E298])" office:value-type="float" office:value="22.2170307818306" calcext:value-type="float">
            <text:p>22.22</text:p>
          </table:table-cell>
          <table:table-cell table:formula="of:=[.F298]*[.F298]" office:value-type="float" office:value="493.596456760807" calcext:value-type="float">
            <text:p>493.60</text:p>
          </table:table-cell>
          <table:table-cell table:number-columns-repeated="57"/>
        </table:table-row>
        <table:table-row table:style-name="ro2"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/>
          <table:table-cell table:formula="of:=[.A299]*[.$J$3] + [.$I$3]" office:value-type="float" office:value="200.470857585882" calcext:value-type="float">
            <text:p>200.47</text:p>
          </table:table-cell>
          <table:table-cell table:formula="of:=[.D299]-[.B299]" office:value-type="float" office:value="40.774687033979" calcext:value-type="float">
            <text:p>40.77</text:p>
          </table:table-cell>
          <table:table-cell table:formula="of:=ABS([.E299])" office:value-type="float" office:value="40.774687033979" calcext:value-type="float">
            <text:p>40.77</text:p>
          </table:table-cell>
          <table:table-cell table:formula="of:=[.F299]*[.F299]" office:value-type="float" office:value="1662.57510271893" calcext:value-type="float">
            <text:p>1,662.58</text:p>
          </table:table-cell>
          <table:table-cell table:number-columns-repeated="57"/>
        </table:table-row>
        <table:table-row table:style-name="ro2"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/>
          <table:table-cell table:formula="of:=[.A300]*[.$J$3] + [.$I$3]" office:value-type="float" office:value="203.355612444571" calcext:value-type="float">
            <text:p>203.36</text:p>
          </table:table-cell>
          <table:table-cell table:formula="of:=[.D300]-[.B300]" office:value-type="float" office:value="29.1890252971233" calcext:value-type="float">
            <text:p>29.19</text:p>
          </table:table-cell>
          <table:table-cell table:formula="of:=ABS([.E300])" office:value-type="float" office:value="29.1890252971233" calcext:value-type="float">
            <text:p>29.19</text:p>
          </table:table-cell>
          <table:table-cell table:formula="of:=[.F300]*[.F300]" office:value-type="float" office:value="851.999197796104" calcext:value-type="float">
            <text:p>852.00</text:p>
          </table:table-cell>
          <table:table-cell table:number-columns-repeated="57"/>
        </table:table-row>
        <table:table-row table:style-name="ro2"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/>
          <table:table-cell table:formula="of:=[.A301]*[.$J$3] + [.$I$3]" office:value-type="float" office:value="166.867763587838" calcext:value-type="float">
            <text:p>166.87</text:p>
          </table:table-cell>
          <table:table-cell table:formula="of:=[.D301]-[.B301]" office:value-type="float" office:value="-2.21136578138967" calcext:value-type="float">
            <text:p>-2.21</text:p>
          </table:table-cell>
          <table:table-cell table:formula="of:=ABS([.E301])" office:value-type="float" office:value="2.21136578138967" calcext:value-type="float">
            <text:p>2.21</text:p>
          </table:table-cell>
          <table:table-cell table:formula="of:=[.F301]*[.F301]" office:value-type="float" office:value="4.89013861910116" calcext:value-type="float">
            <text:p>4.89</text:p>
          </table:table-cell>
          <table:table-cell table:number-columns-repeated="57"/>
        </table:table-row>
        <table:table-row table:style-name="ro2"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/>
          <table:table-cell table:formula="of:=[.A302]*[.$J$3] + [.$I$3]" office:value-type="float" office:value="173.436958540235" calcext:value-type="float">
            <text:p>173.44</text:p>
          </table:table-cell>
          <table:table-cell table:formula="of:=[.D302]-[.B302]" office:value-type="float" office:value="38.8864493272137" calcext:value-type="float">
            <text:p>38.89</text:p>
          </table:table-cell>
          <table:table-cell table:formula="of:=ABS([.E302])" office:value-type="float" office:value="38.8864493272137" calcext:value-type="float">
            <text:p>38.89</text:p>
          </table:table-cell>
          <table:table-cell table:formula="of:=[.F302]*[.F302]" office:value-type="float" office:value="1512.15594127796" calcext:value-type="float">
            <text:p>1,512.16</text:p>
          </table:table-cell>
          <table:table-cell table:number-columns-repeated="57"/>
        </table:table-row>
        <table:table-row table:style-name="ro2"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/>
          <table:table-cell table:formula="of:=[.A303]*[.$J$3] + [.$I$3]" office:value-type="float" office:value="322.112145935531" calcext:value-type="float">
            <text:p>322.11</text:p>
          </table:table-cell>
          <table:table-cell table:formula="of:=[.D303]-[.B303]" office:value-type="float" office:value="110.38797947945" calcext:value-type="float">
            <text:p>110.39</text:p>
          </table:table-cell>
          <table:table-cell table:formula="of:=ABS([.E303])" office:value-type="float" office:value="110.38797947945" calcext:value-type="float">
            <text:p>110.39</text:p>
          </table:table-cell>
          <table:table-cell table:formula="of:=[.F303]*[.F303]" office:value-type="float" office:value="12185.5060135554" calcext:value-type="float">
            <text:p>12,185.51</text:p>
          </table:table-cell>
          <table:table-cell table:number-columns-repeated="57"/>
        </table:table-row>
        <table:table-row table:style-name="ro2"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/>
          <table:table-cell table:formula="of:=[.A304]*[.$J$3] + [.$I$3]" office:value-type="float" office:value="147.699611601998" calcext:value-type="float">
            <text:p>147.70</text:p>
          </table:table-cell>
          <table:table-cell table:formula="of:=[.D304]-[.B304]" office:value-type="float" office:value="27.0286021456414" calcext:value-type="float">
            <text:p>27.03</text:p>
          </table:table-cell>
          <table:table-cell table:formula="of:=ABS([.E304])" office:value-type="float" office:value="27.0286021456414" calcext:value-type="float">
            <text:p>27.03</text:p>
          </table:table-cell>
          <table:table-cell table:formula="of:=[.F304]*[.F304]" office:value-type="float" office:value="730.545333947372" calcext:value-type="float">
            <text:p>730.55</text:p>
          </table:table-cell>
          <table:table-cell table:number-columns-repeated="57"/>
        </table:table-row>
        <table:table-row table:style-name="ro2"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/>
          <table:table-cell table:formula="of:=[.A305]*[.$J$3] + [.$I$3]" office:value-type="float" office:value="134.411936335901" calcext:value-type="float">
            <text:p>134.41</text:p>
          </table:table-cell>
          <table:table-cell table:formula="of:=[.D305]-[.B305]" office:value-type="float" office:value="18.5108074885578" calcext:value-type="float">
            <text:p>18.51</text:p>
          </table:table-cell>
          <table:table-cell table:formula="of:=ABS([.E305])" office:value-type="float" office:value="18.5108074885578" calcext:value-type="float">
            <text:p>18.51</text:p>
          </table:table-cell>
          <table:table-cell table:formula="of:=[.F305]*[.F305]" office:value-type="float" office:value="342.649993878448" calcext:value-type="float">
            <text:p>342.65</text:p>
          </table:table-cell>
          <table:table-cell table:number-columns-repeated="57"/>
        </table:table-row>
        <table:table-row table:style-name="ro2"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/>
          <table:table-cell table:formula="of:=[.A306]*[.$J$3] + [.$I$3]" office:value-type="float" office:value="176.452302239088" calcext:value-type="float">
            <text:p>176.45</text:p>
          </table:table-cell>
          <table:table-cell table:formula="of:=[.D306]-[.B306]" office:value-type="float" office:value="23.872293301971" calcext:value-type="float">
            <text:p>23.87</text:p>
          </table:table-cell>
          <table:table-cell table:formula="of:=ABS([.E306])" office:value-type="float" office:value="23.872293301971" calcext:value-type="float">
            <text:p>23.87</text:p>
          </table:table-cell>
          <table:table-cell table:formula="of:=[.F306]*[.F306]" office:value-type="float" office:value="569.88638749533" calcext:value-type="float">
            <text:p>569.89</text:p>
          </table:table-cell>
          <table:table-cell table:number-columns-repeated="57"/>
        </table:table-row>
        <table:table-row table:style-name="ro2"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/>
          <table:table-cell table:formula="of:=[.A307]*[.$J$3] + [.$I$3]" office:value-type="float" office:value="161.071761445399" calcext:value-type="float">
            <text:p>161.07</text:p>
          </table:table-cell>
          <table:table-cell table:formula="of:=[.D307]-[.B307]" office:value-type="float" office:value="22.6438058307791" calcext:value-type="float">
            <text:p>22.64</text:p>
          </table:table-cell>
          <table:table-cell table:formula="of:=ABS([.E307])" office:value-type="float" office:value="22.6438058307791" calcext:value-type="float">
            <text:p>22.64</text:p>
          </table:table-cell>
          <table:table-cell table:formula="of:=[.F307]*[.F307]" office:value-type="float" office:value="512.741942502028" calcext:value-type="float">
            <text:p>512.74</text:p>
          </table:table-cell>
          <table:table-cell table:number-columns-repeated="57"/>
        </table:table-row>
        <table:table-row table:style-name="ro2"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/>
          <table:table-cell table:formula="of:=[.A308]*[.$J$3] + [.$I$3]" office:value-type="float" office:value="170.960063466029" calcext:value-type="float">
            <text:p>170.96</text:p>
          </table:table-cell>
          <table:table-cell table:formula="of:=[.D308]-[.B308]" office:value-type="float" office:value="25.932048253227" calcext:value-type="float">
            <text:p>25.93</text:p>
          </table:table-cell>
          <table:table-cell table:formula="of:=ABS([.E308])" office:value-type="float" office:value="25.932048253227" calcext:value-type="float">
            <text:p>25.93</text:p>
          </table:table-cell>
          <table:table-cell table:formula="of:=[.F308]*[.F308]" office:value-type="float" office:value="672.471126607691" calcext:value-type="float">
            <text:p>672.47</text:p>
          </table:table-cell>
          <table:table-cell table:number-columns-repeated="57"/>
        </table:table-row>
        <table:table-row table:style-name="ro2"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/>
          <table:table-cell table:formula="of:=[.A309]*[.$J$3] + [.$I$3]" office:value-type="float" office:value="177.853867726325" calcext:value-type="float">
            <text:p>177.85</text:p>
          </table:table-cell>
          <table:table-cell table:formula="of:=[.D309]-[.B309]" office:value-type="float" office:value="18.9765941538468" calcext:value-type="float">
            <text:p>18.98</text:p>
          </table:table-cell>
          <table:table-cell table:formula="of:=ABS([.E309])" office:value-type="float" office:value="18.9765941538468" calcext:value-type="float">
            <text:p>18.98</text:p>
          </table:table-cell>
          <table:table-cell table:formula="of:=[.F309]*[.F309]" office:value-type="float" office:value="360.111125679812" calcext:value-type="float">
            <text:p>360.11</text:p>
          </table:table-cell>
          <table:table-cell table:number-columns-repeated="57"/>
        </table:table-row>
        <table:table-row table:style-name="ro2"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/>
          <table:table-cell table:formula="of:=[.A310]*[.$J$3] + [.$I$3]" office:value-type="float" office:value="160.419729305792" calcext:value-type="float">
            <text:p>160.42</text:p>
          </table:table-cell>
          <table:table-cell table:formula="of:=[.D310]-[.B310]" office:value-type="float" office:value="11.3042245283963" calcext:value-type="float">
            <text:p>11.30</text:p>
          </table:table-cell>
          <table:table-cell table:formula="of:=ABS([.E310])" office:value-type="float" office:value="11.3042245283963" calcext:value-type="float">
            <text:p>11.30</text:p>
          </table:table-cell>
          <table:table-cell table:formula="of:=[.F310]*[.F310]" office:value-type="float" office:value="127.785492188397" calcext:value-type="float">
            <text:p>127.79</text:p>
          </table:table-cell>
          <table:table-cell table:number-columns-repeated="57"/>
        </table:table-row>
        <table:table-row table:style-name="ro2"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/>
          <table:table-cell table:formula="of:=[.A311]*[.$J$3] + [.$I$3]" office:value-type="float" office:value="152.71672727993" calcext:value-type="float">
            <text:p>152.72</text:p>
          </table:table-cell>
          <table:table-cell table:formula="of:=[.D311]-[.B311]" office:value-type="float" office:value="20.1405030105734" calcext:value-type="float">
            <text:p>20.14</text:p>
          </table:table-cell>
          <table:table-cell table:formula="of:=ABS([.E311])" office:value-type="float" office:value="20.1405030105734" calcext:value-type="float">
            <text:p>20.14</text:p>
          </table:table-cell>
          <table:table-cell table:formula="of:=[.F311]*[.F311]" office:value-type="float" office:value="405.639861518917" calcext:value-type="float">
            <text:p>405.64</text:p>
          </table:table-cell>
          <table:table-cell table:number-columns-repeated="57"/>
        </table:table-row>
        <table:table-row table:style-name="ro2"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/>
          <table:table-cell table:formula="of:=[.A312]*[.$J$3] + [.$I$3]" office:value-type="float" office:value="223.084872499985" calcext:value-type="float">
            <text:p>223.08</text:p>
          </table:table-cell>
          <table:table-cell table:formula="of:=[.D312]-[.B312]" office:value-type="float" office:value="46.2417925737558" calcext:value-type="float">
            <text:p>46.24</text:p>
          </table:table-cell>
          <table:table-cell table:formula="of:=ABS([.E312])" office:value-type="float" office:value="46.2417925737558" calcext:value-type="float">
            <text:p>46.24</text:p>
          </table:table-cell>
          <table:table-cell table:formula="of:=[.F312]*[.F312]" office:value-type="float" office:value="2138.30338043426" calcext:value-type="float">
            <text:p>2,138.30</text:p>
          </table:table-cell>
          <table:table-cell table:number-columns-repeated="57"/>
        </table:table-row>
        <table:table-row table:style-name="ro2"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/>
          <table:table-cell table:formula="of:=[.A313]*[.$J$3] + [.$I$3]" office:value-type="float" office:value="196.647397894808" calcext:value-type="float">
            <text:p>196.65</text:p>
          </table:table-cell>
          <table:table-cell table:formula="of:=[.D313]-[.B313]" office:value-type="float" office:value="51.6918906963884" calcext:value-type="float">
            <text:p>51.69</text:p>
          </table:table-cell>
          <table:table-cell table:formula="of:=ABS([.E313])" office:value-type="float" office:value="51.6918906963884" calcext:value-type="float">
            <text:p>51.69</text:p>
          </table:table-cell>
          <table:table-cell table:formula="of:=[.F313]*[.F313]" office:value-type="float" office:value="2672.05156376736" calcext:value-type="float">
            <text:p>2,672.05</text:p>
          </table:table-cell>
          <table:table-cell table:number-columns-repeated="57"/>
        </table:table-row>
        <table:table-row table:style-name="ro2"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/>
          <table:table-cell table:formula="of:=[.A314]*[.$J$3] + [.$I$3]" office:value-type="float" office:value="246.124921872057" calcext:value-type="float">
            <text:p>246.12</text:p>
          </table:table-cell>
          <table:table-cell table:formula="of:=[.D314]-[.B314]" office:value-type="float" office:value="71.2400375128045" calcext:value-type="float">
            <text:p>71.24</text:p>
          </table:table-cell>
          <table:table-cell table:formula="of:=ABS([.E314])" office:value-type="float" office:value="71.2400375128045" calcext:value-type="float">
            <text:p>71.24</text:p>
          </table:table-cell>
          <table:table-cell table:formula="of:=[.F314]*[.F314]" office:value-type="float" office:value="5075.14294482579" calcext:value-type="float">
            <text:p>5,075.14</text:p>
          </table:table-cell>
          <table:table-cell table:number-columns-repeated="57"/>
        </table:table-row>
        <table:table-row table:style-name="ro2"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/>
          <table:table-cell table:formula="of:=[.A315]*[.$J$3] + [.$I$3]" office:value-type="float" office:value="163.157465045454" calcext:value-type="float">
            <text:p>163.16</text:p>
          </table:table-cell>
          <table:table-cell table:formula="of:=[.D315]-[.B315]" office:value-type="float" office:value="18.5655426242069" calcext:value-type="float">
            <text:p>18.57</text:p>
          </table:table-cell>
          <table:table-cell table:formula="of:=ABS([.E315])" office:value-type="float" office:value="18.5655426242069" calcext:value-type="float">
            <text:p>18.57</text:p>
          </table:table-cell>
          <table:table-cell table:formula="of:=[.F315]*[.F315]" office:value-type="float" office:value="344.679372931244" calcext:value-type="float">
            <text:p>344.68</text:p>
          </table:table-cell>
          <table:table-cell table:number-columns-repeated="57"/>
        </table:table-row>
        <table:table-row table:style-name="ro2"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/>
          <table:table-cell table:formula="of:=[.A316]*[.$J$3] + [.$I$3]" office:value-type="float" office:value="195.774920825882" calcext:value-type="float">
            <text:p>195.77</text:p>
          </table:table-cell>
          <table:table-cell table:formula="of:=[.D316]-[.B316]" office:value-type="float" office:value="47.5091906422274" calcext:value-type="float">
            <text:p>47.51</text:p>
          </table:table-cell>
          <table:table-cell table:formula="of:=ABS([.E316])" office:value-type="float" office:value="47.5091906422274" calcext:value-type="float">
            <text:p>47.51</text:p>
          </table:table-cell>
          <table:table-cell table:formula="of:=[.F316]*[.F316]" office:value-type="float" office:value="2257.12319547951" calcext:value-type="float">
            <text:p>2,257.12</text:p>
          </table:table-cell>
          <table:table-cell table:number-columns-repeated="57"/>
        </table:table-row>
        <table:table-row table:style-name="ro2"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/>
          <table:table-cell table:formula="of:=[.A317]*[.$J$3] + [.$I$3]" office:value-type="float" office:value="279.49810157892" calcext:value-type="float">
            <text:p>279.50</text:p>
          </table:table-cell>
          <table:table-cell table:formula="of:=[.D317]-[.B317]" office:value-type="float" office:value="50.9393164274809" calcext:value-type="float">
            <text:p>50.94</text:p>
          </table:table-cell>
          <table:table-cell table:formula="of:=ABS([.E317])" office:value-type="float" office:value="50.9393164274809" calcext:value-type="float">
            <text:p>50.94</text:p>
          </table:table-cell>
          <table:table-cell table:formula="of:=[.F317]*[.F317]" office:value-type="float" office:value="2594.81395809902" calcext:value-type="float">
            <text:p>2,594.81</text:p>
          </table:table-cell>
          <table:table-cell table:number-columns-repeated="57"/>
        </table:table-row>
        <table:table-row table:style-name="ro2"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/>
          <table:table-cell table:formula="of:=[.A318]*[.$J$3] + [.$I$3]" office:value-type="float" office:value="212.566473465473" calcext:value-type="float">
            <text:p>212.57</text:p>
          </table:table-cell>
          <table:table-cell table:formula="of:=[.D318]-[.B318]" office:value-type="float" office:value="49.2320235426959" calcext:value-type="float">
            <text:p>49.23</text:p>
          </table:table-cell>
          <table:table-cell table:formula="of:=ABS([.E318])" office:value-type="float" office:value="49.2320235426959" calcext:value-type="float">
            <text:p>49.23</text:p>
          </table:table-cell>
          <table:table-cell table:formula="of:=[.F318]*[.F318]" office:value-type="float" office:value="2423.79214210856" calcext:value-type="float">
            <text:p>2,423.79</text:p>
          </table:table-cell>
          <table:table-cell table:number-columns-repeated="57"/>
        </table:table-row>
        <table:table-row table:style-name="ro2"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/>
          <table:table-cell table:formula="of:=[.A319]*[.$J$3] + [.$I$3]" office:value-type="float" office:value="151.412280049429" calcext:value-type="float">
            <text:p>151.41</text:p>
          </table:table-cell>
          <table:table-cell table:formula="of:=[.D319]-[.B319]" office:value-type="float" office:value="13.3297977676942" calcext:value-type="float">
            <text:p>13.33</text:p>
          </table:table-cell>
          <table:table-cell table:formula="of:=ABS([.E319])" office:value-type="float" office:value="13.3297977676942" calcext:value-type="float">
            <text:p>13.33</text:p>
          </table:table-cell>
          <table:table-cell table:formula="of:=[.F319]*[.F319]" office:value-type="float" office:value="177.683508527626" calcext:value-type="float">
            <text:p>177.68</text:p>
          </table:table-cell>
          <table:table-cell table:number-columns-repeated="57"/>
        </table:table-row>
        <table:table-row table:style-name="ro2"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/>
          <table:table-cell table:formula="of:=[.A320]*[.$J$3] + [.$I$3]" office:value-type="float" office:value="156.410884085422" calcext:value-type="float">
            <text:p>156.41</text:p>
          </table:table-cell>
          <table:table-cell table:formula="of:=[.D320]-[.B320]" office:value-type="float" office:value="24.4407490589557" calcext:value-type="float">
            <text:p>24.44</text:p>
          </table:table-cell>
          <table:table-cell table:formula="of:=ABS([.E320])" office:value-type="float" office:value="24.4407490589557" calcext:value-type="float">
            <text:p>24.44</text:p>
          </table:table-cell>
          <table:table-cell table:formula="of:=[.F320]*[.F320]" office:value-type="float" office:value="597.350214562843" calcext:value-type="float">
            <text:p>597.35</text:p>
          </table:table-cell>
          <table:table-cell table:number-columns-repeated="57"/>
        </table:table-row>
        <table:table-row table:style-name="ro2"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/>
          <table:table-cell table:formula="of:=[.A321]*[.$J$3] + [.$I$3]" office:value-type="float" office:value="228.133927688184" calcext:value-type="float">
            <text:p>228.13</text:p>
          </table:table-cell>
          <table:table-cell table:formula="of:=[.D321]-[.B321]" office:value-type="float" office:value="37.1071842183619" calcext:value-type="float">
            <text:p>37.11</text:p>
          </table:table-cell>
          <table:table-cell table:formula="of:=ABS([.E321])" office:value-type="float" office:value="37.1071842183619" calcext:value-type="float">
            <text:p>37.11</text:p>
          </table:table-cell>
          <table:table-cell table:formula="of:=[.F321]*[.F321]" office:value-type="float" office:value="1376.94312061545" calcext:value-type="float">
            <text:p>1,376.94</text:p>
          </table:table-cell>
          <table:table-cell table:number-columns-repeated="57"/>
        </table:table-row>
        <table:table-row table:style-name="ro2"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/>
          <table:table-cell table:formula="of:=[.A322]*[.$J$3] + [.$I$3]" office:value-type="float" office:value="248.29917092958" calcext:value-type="float">
            <text:p>248.30</text:p>
          </table:table-cell>
          <table:table-cell table:formula="of:=[.D322]-[.B322]" office:value-type="float" office:value="63.609648408093" calcext:value-type="float">
            <text:p>63.61</text:p>
          </table:table-cell>
          <table:table-cell table:formula="of:=ABS([.E322])" office:value-type="float" office:value="63.609648408093" calcext:value-type="float">
            <text:p>63.61</text:p>
          </table:table-cell>
          <table:table-cell table:formula="of:=[.F322]*[.F322]" office:value-type="float" office:value="4046.18737060121" calcext:value-type="float">
            <text:p>4,046.19</text:p>
          </table:table-cell>
          <table:table-cell table:number-columns-repeated="57"/>
        </table:table-row>
        <table:table-row table:style-name="ro2"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/>
          <table:table-cell table:formula="of:=[.A323]*[.$J$3] + [.$I$3]" office:value-type="float" office:value="215.630241950203" calcext:value-type="float">
            <text:p>215.63</text:p>
          </table:table-cell>
          <table:table-cell table:formula="of:=[.D323]-[.B323]" office:value-type="float" office:value="47.4638104960172" calcext:value-type="float">
            <text:p>47.46</text:p>
          </table:table-cell>
          <table:table-cell table:formula="of:=ABS([.E323])" office:value-type="float" office:value="47.4638104960172" calcext:value-type="float">
            <text:p>47.46</text:p>
          </table:table-cell>
          <table:table-cell table:formula="of:=[.F323]*[.F323]" office:value-type="float" office:value="2252.81330680183" calcext:value-type="float">
            <text:p>2,252.81</text:p>
          </table:table-cell>
          <table:table-cell table:number-columns-repeated="57"/>
        </table:table-row>
        <table:table-row table:style-name="ro2"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/>
          <table:table-cell table:formula="of:=[.A324]*[.$J$3] + [.$I$3]" office:value-type="float" office:value="135.729581180371" calcext:value-type="float">
            <text:p>135.73</text:p>
          </table:table-cell>
          <table:table-cell table:formula="of:=[.D324]-[.B324]" office:value-type="float" office:value="-14.5868674200358" calcext:value-type="float">
            <text:p>-14.59</text:p>
          </table:table-cell>
          <table:table-cell table:formula="of:=ABS([.E324])" office:value-type="float" office:value="14.5868674200358" calcext:value-type="float">
            <text:p>14.59</text:p>
          </table:table-cell>
          <table:table-cell table:formula="of:=[.F324]*[.F324]" office:value-type="float" office:value="212.776701129703" calcext:value-type="float">
            <text:p>212.78</text:p>
          </table:table-cell>
          <table:table-cell table:number-columns-repeated="57"/>
        </table:table-row>
        <table:table-row table:style-name="ro2"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/>
          <table:table-cell table:formula="of:=[.A325]*[.$J$3] + [.$I$3]" office:value-type="float" office:value="140.8210826364" calcext:value-type="float">
            <text:p>140.82</text:p>
          </table:table-cell>
          <table:table-cell table:formula="of:=[.D325]-[.B325]" office:value-type="float" office:value="32.954210281179" calcext:value-type="float">
            <text:p>32.95</text:p>
          </table:table-cell>
          <table:table-cell table:formula="of:=ABS([.E325])" office:value-type="float" office:value="32.954210281179" calcext:value-type="float">
            <text:p>32.95</text:p>
          </table:table-cell>
          <table:table-cell table:formula="of:=[.F325]*[.F325]" office:value-type="float" office:value="1085.97997525616" calcext:value-type="float">
            <text:p>1,085.98</text:p>
          </table:table-cell>
          <table:table-cell table:number-columns-repeated="57"/>
        </table:table-row>
        <table:table-row table:style-name="ro2"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/>
          <table:table-cell table:formula="of:=[.A326]*[.$J$3] + [.$I$3]" office:value-type="float" office:value="208.891379531688" calcext:value-type="float">
            <text:p>208.89</text:p>
          </table:table-cell>
          <table:table-cell table:formula="of:=[.D326]-[.B326]" office:value-type="float" office:value="46.068437089144" calcext:value-type="float">
            <text:p>46.07</text:p>
          </table:table-cell>
          <table:table-cell table:formula="of:=ABS([.E326])" office:value-type="float" office:value="46.068437089144" calcext:value-type="float">
            <text:p>46.07</text:p>
          </table:table-cell>
          <table:table-cell table:formula="of:=[.F326]*[.F326]" office:value-type="float" office:value="2122.30089583642" calcext:value-type="float">
            <text:p>2,122.30</text:p>
          </table:table-cell>
          <table:table-cell table:number-columns-repeated="57"/>
        </table:table-row>
        <table:table-row table:style-name="ro2"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/>
          <table:table-cell table:formula="of:=[.A327]*[.$J$3] + [.$I$3]" office:value-type="float" office:value="236.149796379236" calcext:value-type="float">
            <text:p>236.15</text:p>
          </table:table-cell>
          <table:table-cell table:formula="of:=[.D327]-[.B327]" office:value-type="float" office:value="32.8327840834834" calcext:value-type="float">
            <text:p>32.83</text:p>
          </table:table-cell>
          <table:table-cell table:formula="of:=ABS([.E327])" office:value-type="float" office:value="32.8327840834834" calcext:value-type="float">
            <text:p>32.83</text:p>
          </table:table-cell>
          <table:table-cell table:formula="of:=[.F327]*[.F327]" office:value-type="float" office:value="1077.99171067264" calcext:value-type="float">
            <text:p>1,077.99</text:p>
          </table:table-cell>
          <table:table-cell table:number-columns-repeated="57"/>
        </table:table-row>
        <table:table-row table:style-name="ro2"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/>
          <table:table-cell table:formula="of:=[.A328]*[.$J$3] + [.$I$3]" office:value-type="float" office:value="138.833691392075" calcext:value-type="float">
            <text:p>138.83</text:p>
          </table:table-cell>
          <table:table-cell table:formula="of:=[.D328]-[.B328]" office:value-type="float" office:value="10.2943800988948" calcext:value-type="float">
            <text:p>10.29</text:p>
          </table:table-cell>
          <table:table-cell table:formula="of:=ABS([.E328])" office:value-type="float" office:value="10.2943800988948" calcext:value-type="float">
            <text:p>10.29</text:p>
          </table:table-cell>
          <table:table-cell table:formula="of:=[.F328]*[.F328]" office:value-type="float" office:value="105.974261620521" calcext:value-type="float">
            <text:p>105.97</text:p>
          </table:table-cell>
          <table:table-cell table:number-columns-repeated="57"/>
        </table:table-row>
        <table:table-row table:style-name="ro2"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/>
          <table:table-cell table:formula="of:=[.A329]*[.$J$3] + [.$I$3]" office:value-type="float" office:value="258.513698159508" calcext:value-type="float">
            <text:p>258.51</text:p>
          </table:table-cell>
          <table:table-cell table:formula="of:=[.D329]-[.B329]" office:value-type="float" office:value="46.07018803616" calcext:value-type="float">
            <text:p>46.07</text:p>
          </table:table-cell>
          <table:table-cell table:formula="of:=ABS([.E329])" office:value-type="float" office:value="46.07018803616" calcext:value-type="float">
            <text:p>46.07</text:p>
          </table:table-cell>
          <table:table-cell table:formula="of:=[.F329]*[.F329]" office:value-type="float" office:value="2122.46222568714" calcext:value-type="float">
            <text:p>2,122.46</text:p>
          </table:table-cell>
          <table:table-cell table:number-columns-repeated="57"/>
        </table:table-row>
        <table:table-row table:style-name="ro2"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/>
          <table:table-cell table:formula="of:=[.A330]*[.$J$3] + [.$I$3]" office:value-type="float" office:value="211.309259299676" calcext:value-type="float">
            <text:p>211.31</text:p>
          </table:table-cell>
          <table:table-cell table:formula="of:=[.D330]-[.B330]" office:value-type="float" office:value="36.9450769210864" calcext:value-type="float">
            <text:p>36.95</text:p>
          </table:table-cell>
          <table:table-cell table:formula="of:=ABS([.E330])" office:value-type="float" office:value="36.9450769210864" calcext:value-type="float">
            <text:p>36.95</text:p>
          </table:table-cell>
          <table:table-cell table:formula="of:=[.F330]*[.F330]" office:value-type="float" office:value="1364.93870870499" calcext:value-type="float">
            <text:p>1,364.94</text:p>
          </table:table-cell>
          <table:table-cell table:number-columns-repeated="57"/>
        </table:table-row>
        <table:table-row table:style-name="ro2"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/>
          <table:table-cell table:formula="of:=[.A331]*[.$J$3] + [.$I$3]" office:value-type="float" office:value="192.173138802005" calcext:value-type="float">
            <text:p>192.17</text:p>
          </table:table-cell>
          <table:table-cell table:formula="of:=[.D331]-[.B331]" office:value-type="float" office:value="7.71132728102282" calcext:value-type="float">
            <text:p>7.71</text:p>
          </table:table-cell>
          <table:table-cell table:formula="of:=ABS([.E331])" office:value-type="float" office:value="7.71132728102282" calcext:value-type="float">
            <text:p>7.71</text:p>
          </table:table-cell>
          <table:table-cell table:formula="of:=[.F331]*[.F331]" office:value-type="float" office:value="59.4645684350468" calcext:value-type="float">
            <text:p>59.46</text:p>
          </table:table-cell>
          <table:table-cell table:number-columns-repeated="57"/>
        </table:table-row>
        <table:table-row table:style-name="ro2"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/>
          <table:table-cell table:formula="of:=[.A332]*[.$J$3] + [.$I$3]" office:value-type="float" office:value="250.892840251404" calcext:value-type="float">
            <text:p>250.89</text:p>
          </table:table-cell>
          <table:table-cell table:formula="of:=[.D332]-[.B332]" office:value-type="float" office:value="53.6762882955471" calcext:value-type="float">
            <text:p>53.68</text:p>
          </table:table-cell>
          <table:table-cell table:formula="of:=ABS([.E332])" office:value-type="float" office:value="53.6762882955471" calcext:value-type="float">
            <text:p>53.68</text:p>
          </table:table-cell>
          <table:table-cell table:formula="of:=[.F332]*[.F332]" office:value-type="float" office:value="2881.14392518669" calcext:value-type="float">
            <text:p>2,881.14</text:p>
          </table:table-cell>
          <table:table-cell table:number-columns-repeated="57"/>
        </table:table-row>
        <table:table-row table:style-name="ro2"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/>
          <table:table-cell table:formula="of:=[.A333]*[.$J$3] + [.$I$3]" office:value-type="float" office:value="113.988928685986" calcext:value-type="float">
            <text:p>113.99</text:p>
          </table:table-cell>
          <table:table-cell table:formula="of:=[.D333]-[.B333]" office:value-type="float" office:value="-14.9267298965774" calcext:value-type="float">
            <text:p>-14.93</text:p>
          </table:table-cell>
          <table:table-cell table:formula="of:=ABS([.E333])" office:value-type="float" office:value="14.9267298965774" calcext:value-type="float">
            <text:p>14.93</text:p>
          </table:table-cell>
          <table:table-cell table:formula="of:=[.F333]*[.F333]" office:value-type="float" office:value="222.807265405378" calcext:value-type="float">
            <text:p>222.81</text:p>
          </table:table-cell>
          <table:table-cell table:number-columns-repeated="57"/>
        </table:table-row>
        <table:table-row table:style-name="ro2"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/>
          <table:table-cell table:formula="of:=[.A334]*[.$J$3] + [.$I$3]" office:value-type="float" office:value="143.774524385485" calcext:value-type="float">
            <text:p>143.77</text:p>
          </table:table-cell>
          <table:table-cell table:formula="of:=[.D334]-[.B334]" office:value-type="float" office:value="24.9530311487972" calcext:value-type="float">
            <text:p>24.95</text:p>
          </table:table-cell>
          <table:table-cell table:formula="of:=ABS([.E334])" office:value-type="float" office:value="24.9530311487972" calcext:value-type="float">
            <text:p>24.95</text:p>
          </table:table-cell>
          <table:table-cell table:formula="of:=[.F334]*[.F334]" office:value-type="float" office:value="622.653763512842" calcext:value-type="float">
            <text:p>622.65</text:p>
          </table:table-cell>
          <table:table-cell table:number-columns-repeated="57"/>
        </table:table-row>
        <table:table-row table:style-name="ro2"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/>
          <table:table-cell table:formula="of:=[.A335]*[.$J$3] + [.$I$3]" office:value-type="float" office:value="175.427771705005" calcext:value-type="float">
            <text:p>175.43</text:p>
          </table:table-cell>
          <table:table-cell table:formula="of:=[.D335]-[.B335]" office:value-type="float" office:value="55.7466766011482" calcext:value-type="float">
            <text:p>55.75</text:p>
          </table:table-cell>
          <table:table-cell table:formula="of:=ABS([.E335])" office:value-type="float" office:value="55.7466766011482" calcext:value-type="float">
            <text:p>55.75</text:p>
          </table:table-cell>
          <table:table-cell table:formula="of:=[.F335]*[.F335]" office:value-type="float" office:value="3107.691952073" calcext:value-type="float">
            <text:p>3,107.69</text:p>
          </table:table-cell>
          <table:table-cell table:number-columns-repeated="57"/>
        </table:table-row>
        <table:table-row table:style-name="ro2"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/>
          <table:table-cell table:formula="of:=[.A336]*[.$J$3] + [.$I$3]" office:value-type="float" office:value="166.013889204017" calcext:value-type="float">
            <text:p>166.01</text:p>
          </table:table-cell>
          <table:table-cell table:formula="of:=[.D336]-[.B336]" office:value-type="float" office:value="32.2369925525038" calcext:value-type="float">
            <text:p>32.24</text:p>
          </table:table-cell>
          <table:table-cell table:formula="of:=ABS([.E336])" office:value-type="float" office:value="32.2369925525038" calcext:value-type="float">
            <text:p>32.24</text:p>
          </table:table-cell>
          <table:table-cell table:formula="of:=[.F336]*[.F336]" office:value-type="float" office:value="1039.22368883018" calcext:value-type="float">
            <text:p>1,039.22</text:p>
          </table:table-cell>
          <table:table-cell table:number-columns-repeated="57"/>
        </table:table-row>
        <table:table-row table:style-name="ro2"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/>
          <table:table-cell table:formula="of:=[.A337]*[.$J$3] + [.$I$3]" office:value-type="float" office:value="213.09564374892" calcext:value-type="float">
            <text:p>213.10</text:p>
          </table:table-cell>
          <table:table-cell table:formula="of:=[.D337]-[.B337]" office:value-type="float" office:value="64.6052451799629" calcext:value-type="float">
            <text:p>64.61</text:p>
          </table:table-cell>
          <table:table-cell table:formula="of:=ABS([.E337])" office:value-type="float" office:value="64.6052451799629" calcext:value-type="float">
            <text:p>64.61</text:p>
          </table:table-cell>
          <table:table-cell table:formula="of:=[.F337]*[.F337]" office:value-type="float" office:value="4173.83770476312" calcext:value-type="float">
            <text:p>4,173.84</text:p>
          </table:table-cell>
          <table:table-cell table:number-columns-repeated="57"/>
        </table:table-row>
        <table:table-row table:style-name="ro2"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/>
          <table:table-cell table:formula="of:=[.A338]*[.$J$3] + [.$I$3]" office:value-type="float" office:value="188.563301179534" calcext:value-type="float">
            <text:p>188.56</text:p>
          </table:table-cell>
          <table:table-cell table:formula="of:=[.D338]-[.B338]" office:value-type="float" office:value="20.7345408892817" calcext:value-type="float">
            <text:p>20.73</text:p>
          </table:table-cell>
          <table:table-cell table:formula="of:=ABS([.E338])" office:value-type="float" office:value="20.7345408892817" calcext:value-type="float">
            <text:p>20.73</text:p>
          </table:table-cell>
          <table:table-cell table:formula="of:=[.F338]*[.F338]" office:value-type="float" office:value="429.921185889295" calcext:value-type="float">
            <text:p>429.92</text:p>
          </table:table-cell>
          <table:table-cell table:number-columns-repeated="57"/>
        </table:table-row>
        <table:table-row table:style-name="ro2"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/>
          <table:table-cell table:formula="of:=[.A339]*[.$J$3] + [.$I$3]" office:value-type="float" office:value="230.933346804502" calcext:value-type="float">
            <text:p>230.93</text:p>
          </table:table-cell>
          <table:table-cell table:formula="of:=[.D339]-[.B339]" office:value-type="float" office:value="55.7005119623855" calcext:value-type="float">
            <text:p>55.70</text:p>
          </table:table-cell>
          <table:table-cell table:formula="of:=ABS([.E339])" office:value-type="float" office:value="55.7005119623855" calcext:value-type="float">
            <text:p>55.70</text:p>
          </table:table-cell>
          <table:table-cell table:formula="of:=[.F339]*[.F339]" office:value-type="float" office:value="3102.54703287185" calcext:value-type="float">
            <text:p>3,102.55</text:p>
          </table:table-cell>
          <table:table-cell table:number-columns-repeated="57"/>
        </table:table-row>
        <table:table-row table:style-name="ro2"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/>
          <table:table-cell table:formula="of:=[.A340]*[.$J$3] + [.$I$3]" office:value-type="float" office:value="195.528707325539" calcext:value-type="float">
            <text:p>195.53</text:p>
          </table:table-cell>
          <table:table-cell table:formula="of:=[.D340]-[.B340]" office:value-type="float" office:value="42.3900146716148" calcext:value-type="float">
            <text:p>42.39</text:p>
          </table:table-cell>
          <table:table-cell table:formula="of:=ABS([.E340])" office:value-type="float" office:value="42.3900146716148" calcext:value-type="float">
            <text:p>42.39</text:p>
          </table:table-cell>
          <table:table-cell table:formula="of:=[.F340]*[.F340]" office:value-type="float" office:value="1796.91334385972" calcext:value-type="float">
            <text:p>1,796.91</text:p>
          </table:table-cell>
          <table:table-cell table:number-columns-repeated="57"/>
        </table:table-row>
        <table:table-row table:style-name="ro2"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/>
          <table:table-cell table:formula="of:=[.A341]*[.$J$3] + [.$I$3]" office:value-type="float" office:value="211.19502687784" calcext:value-type="float">
            <text:p>211.20</text:p>
          </table:table-cell>
          <table:table-cell table:formula="of:=[.D341]-[.B341]" office:value-type="float" office:value="51.2257186743426" calcext:value-type="float">
            <text:p>51.23</text:p>
          </table:table-cell>
          <table:table-cell table:formula="of:=ABS([.E341])" office:value-type="float" office:value="51.2257186743426" calcext:value-type="float">
            <text:p>51.23</text:p>
          </table:table-cell>
          <table:table-cell table:formula="of:=[.F341]*[.F341]" office:value-type="float" office:value="2624.07425370289" calcext:value-type="float">
            <text:p>2,624.07</text:p>
          </table:table-cell>
          <table:table-cell table:number-columns-repeated="57"/>
        </table:table-row>
        <table:table-row table:style-name="ro2"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/>
          <table:table-cell table:formula="of:=[.A342]*[.$J$3] + [.$I$3]" office:value-type="float" office:value="200.575021469896" calcext:value-type="float">
            <text:p>200.58</text:p>
          </table:table-cell>
          <table:table-cell table:formula="of:=[.D342]-[.B342]" office:value-type="float" office:value="37.6442041328505" calcext:value-type="float">
            <text:p>37.64</text:p>
          </table:table-cell>
          <table:table-cell table:formula="of:=ABS([.E342])" office:value-type="float" office:value="37.6442041328505" calcext:value-type="float">
            <text:p>37.64</text:p>
          </table:table-cell>
          <table:table-cell table:formula="of:=[.F342]*[.F342]" office:value-type="float" office:value="1417.08610479572" calcext:value-type="float">
            <text:p>1,417.09</text:p>
          </table:table-cell>
          <table:table-cell table:number-columns-repeated="57"/>
        </table:table-row>
        <table:table-row table:style-name="ro2"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/>
          <table:table-cell table:formula="of:=[.A343]*[.$J$3] + [.$I$3]" office:value-type="float" office:value="123.229293935046" calcext:value-type="float">
            <text:p>123.23</text:p>
          </table:table-cell>
          <table:table-cell table:formula="of:=[.D343]-[.B343]" office:value-type="float" office:value="-3.22631882285496" calcext:value-type="float">
            <text:p>-3.23</text:p>
          </table:table-cell>
          <table:table-cell table:formula="of:=ABS([.E343])" office:value-type="float" office:value="3.22631882285496" calcext:value-type="float">
            <text:p>3.23</text:p>
          </table:table-cell>
          <table:table-cell table:formula="of:=[.F343]*[.F343]" office:value-type="float" office:value="10.4091331467082" calcext:value-type="float">
            <text:p>10.41</text:p>
          </table:table-cell>
          <table:table-cell table:number-columns-repeated="57"/>
        </table:table-row>
        <table:table-row table:style-name="ro2"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/>
          <table:table-cell table:formula="of:=[.A344]*[.$J$3] + [.$I$3]" office:value-type="float" office:value="246.779603151218" calcext:value-type="float">
            <text:p>246.78</text:p>
          </table:table-cell>
          <table:table-cell table:formula="of:=[.D344]-[.B344]" office:value-type="float" office:value="66.3033160939623" calcext:value-type="float">
            <text:p>66.30</text:p>
          </table:table-cell>
          <table:table-cell table:formula="of:=ABS([.E344])" office:value-type="float" office:value="66.3033160939623" calcext:value-type="float">
            <text:p>66.30</text:p>
          </table:table-cell>
          <table:table-cell table:formula="of:=[.F344]*[.F344]" office:value-type="float" office:value="4396.12972505589" calcext:value-type="float">
            <text:p>4,396.13</text:p>
          </table:table-cell>
          <table:table-cell table:number-columns-repeated="57"/>
        </table:table-row>
        <table:table-row table:style-name="ro2"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/>
          <table:table-cell table:formula="of:=[.A345]*[.$J$3] + [.$I$3]" office:value-type="float" office:value="135.688413071746" calcext:value-type="float">
            <text:p>135.69</text:p>
          </table:table-cell>
          <table:table-cell table:formula="of:=[.D345]-[.B345]" office:value-type="float" office:value="16.0563844833226" calcext:value-type="float">
            <text:p>16.06</text:p>
          </table:table-cell>
          <table:table-cell table:formula="of:=ABS([.E345])" office:value-type="float" office:value="16.0563844833226" calcext:value-type="float">
            <text:p>16.06</text:p>
          </table:table-cell>
          <table:table-cell table:formula="of:=[.F345]*[.F345]" office:value-type="float" office:value="257.807482676282" calcext:value-type="float">
            <text:p>257.81</text:p>
          </table:table-cell>
          <table:table-cell table:number-columns-repeated="57"/>
        </table:table-row>
        <table:table-row table:style-name="ro2"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/>
          <table:table-cell table:formula="of:=[.A346]*[.$J$3] + [.$I$3]" office:value-type="float" office:value="177.62626558633" calcext:value-type="float">
            <text:p>177.63</text:p>
          </table:table-cell>
          <table:table-cell table:formula="of:=[.D346]-[.B346]" office:value-type="float" office:value="17.7491235899515" calcext:value-type="float">
            <text:p>17.75</text:p>
          </table:table-cell>
          <table:table-cell table:formula="of:=ABS([.E346])" office:value-type="float" office:value="17.7491235899515" calcext:value-type="float">
            <text:p>17.75</text:p>
          </table:table-cell>
          <table:table-cell table:formula="of:=[.F346]*[.F346]" office:value-type="float" office:value="315.031388211374" calcext:value-type="float">
            <text:p>315.03</text:p>
          </table:table-cell>
          <table:table-cell table:number-columns-repeated="57"/>
        </table:table-row>
        <table:table-row table:style-name="ro2"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/>
          <table:table-cell table:formula="of:=[.A347]*[.$J$3] + [.$I$3]" office:value-type="float" office:value="186.234497275648" calcext:value-type="float">
            <text:p>186.23</text:p>
          </table:table-cell>
          <table:table-cell table:formula="of:=[.D347]-[.B347]" office:value-type="float" office:value="7.94503812219153" calcext:value-type="float">
            <text:p>7.95</text:p>
          </table:table-cell>
          <table:table-cell table:formula="of:=ABS([.E347])" office:value-type="float" office:value="7.94503812219153" calcext:value-type="float">
            <text:p>7.95</text:p>
          </table:table-cell>
          <table:table-cell table:formula="of:=[.F347]*[.F347]" office:value-type="float" office:value="63.1236307630768" calcext:value-type="float">
            <text:p>63.12</text:p>
          </table:table-cell>
          <table:table-cell table:number-columns-repeated="57"/>
        </table:table-row>
        <table:table-row table:style-name="ro2"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/>
          <table:table-cell table:formula="of:=[.A348]*[.$J$3] + [.$I$3]" office:value-type="float" office:value="113.233815363198" calcext:value-type="float">
            <text:p>113.23</text:p>
          </table:table-cell>
          <table:table-cell table:formula="of:=[.D348]-[.B348]" office:value-type="float" office:value="1.369675620904" calcext:value-type="float">
            <text:p>1.37</text:p>
          </table:table-cell>
          <table:table-cell table:formula="of:=ABS([.E348])" office:value-type="float" office:value="1.369675620904" calcext:value-type="float">
            <text:p>1.37</text:p>
          </table:table-cell>
          <table:table-cell table:formula="of:=[.F348]*[.F348]" office:value-type="float" office:value="1.87601130649877" calcext:value-type="float">
            <text:p>1.88</text:p>
          </table:table-cell>
          <table:table-cell table:number-columns-repeated="57"/>
        </table:table-row>
        <table:table-row table:style-name="ro2"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/>
          <table:table-cell table:formula="of:=[.A349]*[.$J$3] + [.$I$3]" office:value-type="float" office:value="121.183096017328" calcext:value-type="float">
            <text:p>121.18</text:p>
          </table:table-cell>
          <table:table-cell table:formula="of:=[.D349]-[.B349]" office:value-type="float" office:value="-1.56178943317433" calcext:value-type="float">
            <text:p>-1.56</text:p>
          </table:table-cell>
          <table:table-cell table:formula="of:=ABS([.E349])" office:value-type="float" office:value="1.56178943317433" calcext:value-type="float">
            <text:p>1.56</text:p>
          </table:table-cell>
          <table:table-cell table:formula="of:=[.F349]*[.F349]" office:value-type="float" office:value="2.43918623357498" calcext:value-type="float">
            <text:p>2.44</text:p>
          </table:table-cell>
          <table:table-cell table:number-columns-repeated="57"/>
        </table:table-row>
        <table:table-row table:style-name="ro2"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/>
          <table:table-cell table:formula="of:=[.A350]*[.$J$3] + [.$I$3]" office:value-type="float" office:value="216.228937965683" calcext:value-type="float">
            <text:p>216.23</text:p>
          </table:table-cell>
          <table:table-cell table:formula="of:=[.D350]-[.B350]" office:value-type="float" office:value="41.9637751090067" calcext:value-type="float">
            <text:p>41.96</text:p>
          </table:table-cell>
          <table:table-cell table:formula="of:=ABS([.E350])" office:value-type="float" office:value="41.9637751090067" calcext:value-type="float">
            <text:p>41.96</text:p>
          </table:table-cell>
          <table:table-cell table:formula="of:=[.F350]*[.F350]" office:value-type="float" office:value="1760.95842139929" calcext:value-type="float">
            <text:p>1,760.96</text:p>
          </table:table-cell>
          <table:table-cell table:number-columns-repeated="57"/>
        </table:table-row>
        <table:table-row table:style-name="ro2"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/>
          <table:table-cell table:formula="of:=[.A351]*[.$J$3] + [.$I$3]" office:value-type="float" office:value="194.237430319156" calcext:value-type="float">
            <text:p>194.24</text:p>
          </table:table-cell>
          <table:table-cell table:formula="of:=[.D351]-[.B351]" office:value-type="float" office:value="37.8565073526566" calcext:value-type="float">
            <text:p>37.86</text:p>
          </table:table-cell>
          <table:table-cell table:formula="of:=ABS([.E351])" office:value-type="float" office:value="37.8565073526566" calcext:value-type="float">
            <text:p>37.86</text:p>
          </table:table-cell>
          <table:table-cell table:formula="of:=[.F351]*[.F351]" office:value-type="float" office:value="1433.11514894174" calcext:value-type="float">
            <text:p>1,433.12</text:p>
          </table:table-cell>
          <table:table-cell table:number-columns-repeated="57"/>
        </table:table-row>
        <table:table-row table:style-name="ro2"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/>
          <table:table-cell table:formula="of:=[.A352]*[.$J$3] + [.$I$3]" office:value-type="float" office:value="180.935619354125" calcext:value-type="float">
            <text:p>180.94</text:p>
          </table:table-cell>
          <table:table-cell table:formula="of:=[.D352]-[.B352]" office:value-type="float" office:value="32.2024656774128" calcext:value-type="float">
            <text:p>32.20</text:p>
          </table:table-cell>
          <table:table-cell table:formula="of:=ABS([.E352])" office:value-type="float" office:value="32.2024656774128" calcext:value-type="float">
            <text:p>32.20</text:p>
          </table:table-cell>
          <table:table-cell table:formula="of:=[.F352]*[.F352]" office:value-type="float" office:value="1036.99879570495" calcext:value-type="float">
            <text:p>1,037.00</text:p>
          </table:table-cell>
          <table:table-cell table:number-columns-repeated="57"/>
        </table:table-row>
        <table:table-row table:style-name="ro2"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/>
          <table:table-cell table:formula="of:=[.A353]*[.$J$3] + [.$I$3]" office:value-type="float" office:value="236.095369919956" calcext:value-type="float">
            <text:p>236.10</text:p>
          </table:table-cell>
          <table:table-cell table:formula="of:=[.D353]-[.B353]" office:value-type="float" office:value="58.4973608100746" calcext:value-type="float">
            <text:p>58.50</text:p>
          </table:table-cell>
          <table:table-cell table:formula="of:=ABS([.E353])" office:value-type="float" office:value="58.4973608100746" calcext:value-type="float">
            <text:p>58.50</text:p>
          </table:table-cell>
          <table:table-cell table:formula="of:=[.F353]*[.F353]" office:value-type="float" office:value="3421.94122174405" calcext:value-type="float">
            <text:p>3,421.94</text:p>
          </table:table-cell>
          <table:table-cell table:number-columns-repeated="57"/>
        </table:table-row>
        <table:table-row table:style-name="ro2"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/>
          <table:table-cell table:formula="of:=[.A354]*[.$J$3] + [.$I$3]" office:value-type="float" office:value="200.524691909747" calcext:value-type="float">
            <text:p>200.52</text:p>
          </table:table-cell>
          <table:table-cell table:formula="of:=[.D354]-[.B354]" office:value-type="float" office:value="25.5345801162419" calcext:value-type="float">
            <text:p>25.53</text:p>
          </table:table-cell>
          <table:table-cell table:formula="of:=ABS([.E354])" office:value-type="float" office:value="25.5345801162419" calcext:value-type="float">
            <text:p>25.53</text:p>
          </table:table-cell>
          <table:table-cell table:formula="of:=[.F354]*[.F354]" office:value-type="float" office:value="652.014781712778" calcext:value-type="float">
            <text:p>652.01</text:p>
          </table:table-cell>
          <table:table-cell table:number-columns-repeated="57"/>
        </table:table-row>
        <table:table-row table:style-name="ro2"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/>
          <table:table-cell table:formula="of:=[.A355]*[.$J$3] + [.$I$3]" office:value-type="float" office:value="105.143000284885" calcext:value-type="float">
            <text:p>105.14</text:p>
          </table:table-cell>
          <table:table-cell table:formula="of:=[.D355]-[.B355]" office:value-type="float" office:value="2.68763944246415" calcext:value-type="float">
            <text:p>2.69</text:p>
          </table:table-cell>
          <table:table-cell table:formula="of:=ABS([.E355])" office:value-type="float" office:value="2.68763944246415" calcext:value-type="float">
            <text:p>2.69</text:p>
          </table:table-cell>
          <table:table-cell table:formula="of:=[.F355]*[.F355]" office:value-type="float" office:value="7.22340577268899" calcext:value-type="float">
            <text:p>7.22</text:p>
          </table:table-cell>
          <table:table-cell table:number-columns-repeated="57"/>
        </table:table-row>
        <table:table-row table:style-name="ro2"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/>
          <table:table-cell table:formula="of:=[.A356]*[.$J$3] + [.$I$3]" office:value-type="float" office:value="169.471934338555" calcext:value-type="float">
            <text:p>169.47</text:p>
          </table:table-cell>
          <table:table-cell table:formula="of:=[.D356]-[.B356]" office:value-type="float" office:value="28.4199961100512" calcext:value-type="float">
            <text:p>28.42</text:p>
          </table:table-cell>
          <table:table-cell table:formula="of:=ABS([.E356])" office:value-type="float" office:value="28.4199961100512" calcext:value-type="float">
            <text:p>28.42</text:p>
          </table:table-cell>
          <table:table-cell table:formula="of:=[.F356]*[.F356]" office:value-type="float" office:value="807.696178895326" calcext:value-type="float">
            <text:p>807.70</text:p>
          </table:table-cell>
          <table:table-cell table:number-columns-repeated="57"/>
        </table:table-row>
        <table:table-row table:style-name="ro2"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/>
          <table:table-cell table:formula="of:=[.A357]*[.$J$3] + [.$I$3]" office:value-type="float" office:value="166.416719334953" calcext:value-type="float">
            <text:p>166.42</text:p>
          </table:table-cell>
          <table:table-cell table:formula="of:=[.D357]-[.B357]" office:value-type="float" office:value="39.5820475374889" calcext:value-type="float">
            <text:p>39.58</text:p>
          </table:table-cell>
          <table:table-cell table:formula="of:=ABS([.E357])" office:value-type="float" office:value="39.5820475374889" calcext:value-type="float">
            <text:p>39.58</text:p>
          </table:table-cell>
          <table:table-cell table:formula="of:=[.F357]*[.F357]" office:value-type="float" office:value="1566.73848726003" calcext:value-type="float">
            <text:p>1,566.74</text:p>
          </table:table-cell>
          <table:table-cell table:number-columns-repeated="57"/>
        </table:table-row>
        <table:table-row table:style-name="ro2"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/>
          <table:table-cell table:formula="of:=[.A358]*[.$J$3] + [.$I$3]" office:value-type="float" office:value="252.640410534804" calcext:value-type="float">
            <text:p>252.64</text:p>
          </table:table-cell>
          <table:table-cell table:formula="of:=[.D358]-[.B358]" office:value-type="float" office:value="40.529531350382" calcext:value-type="float">
            <text:p>40.53</text:p>
          </table:table-cell>
          <table:table-cell table:formula="of:=ABS([.E358])" office:value-type="float" office:value="40.529531350382" calcext:value-type="float">
            <text:p>40.53</text:p>
          </table:table-cell>
          <table:table-cell table:formula="of:=[.F358]*[.F358]" office:value-type="float" office:value="1642.6429114816" calcext:value-type="float">
            <text:p>1,642.64</text:p>
          </table:table-cell>
          <table:table-cell table:number-columns-repeated="57"/>
        </table:table-row>
        <table:table-row table:style-name="ro2"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/>
          <table:table-cell table:formula="of:=[.A359]*[.$J$3] + [.$I$3]" office:value-type="float" office:value="206.138812888909" calcext:value-type="float">
            <text:p>206.14</text:p>
          </table:table-cell>
          <table:table-cell table:formula="of:=[.D359]-[.B359]" office:value-type="float" office:value="33.6691874829461" calcext:value-type="float">
            <text:p>33.67</text:p>
          </table:table-cell>
          <table:table-cell table:formula="of:=ABS([.E359])" office:value-type="float" office:value="33.6691874829461" calcext:value-type="float">
            <text:p>33.67</text:p>
          </table:table-cell>
          <table:table-cell table:formula="of:=[.F359]*[.F359]" office:value-type="float" office:value="1133.61418576178" calcext:value-type="float">
            <text:p>1,133.61</text:p>
          </table:table-cell>
          <table:table-cell table:number-columns-repeated="57"/>
        </table:table-row>
        <table:table-row table:style-name="ro2"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/>
          <table:table-cell table:formula="of:=[.A360]*[.$J$3] + [.$I$3]" office:value-type="float" office:value="194.995394103581" calcext:value-type="float">
            <text:p>195.00</text:p>
          </table:table-cell>
          <table:table-cell table:formula="of:=[.D360]-[.B360]" office:value-type="float" office:value="40.1378712800268" calcext:value-type="float">
            <text:p>40.14</text:p>
          </table:table-cell>
          <table:table-cell table:formula="of:=ABS([.E360])" office:value-type="float" office:value="40.1378712800268" calcext:value-type="float">
            <text:p>40.14</text:p>
          </table:table-cell>
          <table:table-cell table:formula="of:=[.F360]*[.F360]" office:value-type="float" office:value="1611.048710892" calcext:value-type="float">
            <text:p>1,611.05</text:p>
          </table:table-cell>
          <table:table-cell table:number-columns-repeated="57"/>
        </table:table-row>
        <table:table-row table:style-name="ro2"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/>
          <table:table-cell table:formula="of:=[.A361]*[.$J$3] + [.$I$3]" office:value-type="float" office:value="263.774478514446" calcext:value-type="float">
            <text:p>263.77</text:p>
          </table:table-cell>
          <table:table-cell table:formula="of:=[.D361]-[.B361]" office:value-type="float" office:value="63.3371679857109" calcext:value-type="float">
            <text:p>63.34</text:p>
          </table:table-cell>
          <table:table-cell table:formula="of:=ABS([.E361])" office:value-type="float" office:value="63.3371679857109" calcext:value-type="float">
            <text:p>63.34</text:p>
          </table:table-cell>
          <table:table-cell table:formula="of:=[.F361]*[.F361]" office:value-type="float" office:value="4011.59684845017" calcext:value-type="float">
            <text:p>4,011.60</text:p>
          </table:table-cell>
          <table:table-cell table:number-columns-repeated="57"/>
        </table:table-row>
        <table:table-row table:style-name="ro2"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/>
          <table:table-cell table:formula="of:=[.A362]*[.$J$3] + [.$I$3]" office:value-type="float" office:value="175.649915509812" calcext:value-type="float">
            <text:p>175.65</text:p>
          </table:table-cell>
          <table:table-cell table:formula="of:=[.D362]-[.B362]" office:value-type="float" office:value="42.270369582293" calcext:value-type="float">
            <text:p>42.27</text:p>
          </table:table-cell>
          <table:table-cell table:formula="of:=ABS([.E362])" office:value-type="float" office:value="42.270369582293" calcext:value-type="float">
            <text:p>42.27</text:p>
          </table:table-cell>
          <table:table-cell table:formula="of:=[.F362]*[.F362]" office:value-type="float" office:value="1786.78414462364" calcext:value-type="float">
            <text:p>1,786.78</text:p>
          </table:table-cell>
          <table:table-cell table:number-columns-repeated="57"/>
        </table:table-row>
        <table:table-row table:style-name="ro2"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/>
          <table:table-cell table:formula="of:=[.A363]*[.$J$3] + [.$I$3]" office:value-type="float" office:value="170.155558511728" calcext:value-type="float">
            <text:p>170.16</text:p>
          </table:table-cell>
          <table:table-cell table:formula="of:=[.D363]-[.B363]" office:value-type="float" office:value="26.2964634674816" calcext:value-type="float">
            <text:p>26.30</text:p>
          </table:table-cell>
          <table:table-cell table:formula="of:=ABS([.E363])" office:value-type="float" office:value="26.2964634674816" calcext:value-type="float">
            <text:p>26.30</text:p>
          </table:table-cell>
          <table:table-cell table:formula="of:=[.F363]*[.F363]" office:value-type="float" office:value="691.503990896593" calcext:value-type="float">
            <text:p>691.50</text:p>
          </table:table-cell>
          <table:table-cell table:number-columns-repeated="57"/>
        </table:table-row>
        <table:table-row table:style-name="ro2"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/>
          <table:table-cell table:formula="of:=[.A364]*[.$J$3] + [.$I$3]" office:value-type="float" office:value="270.495919108642" calcext:value-type="float">
            <text:p>270.50</text:p>
          </table:table-cell>
          <table:table-cell table:formula="of:=[.D364]-[.B364]" office:value-type="float" office:value="56.7789623256196" calcext:value-type="float">
            <text:p>56.78</text:p>
          </table:table-cell>
          <table:table-cell table:formula="of:=ABS([.E364])" office:value-type="float" office:value="56.7789623256196" calcext:value-type="float">
            <text:p>56.78</text:p>
          </table:table-cell>
          <table:table-cell table:formula="of:=[.F364]*[.F364]" office:value-type="float" office:value="3223.85056277413" calcext:value-type="float">
            <text:p>3,223.85</text:p>
          </table:table-cell>
          <table:table-cell table:number-columns-repeated="57"/>
        </table:table-row>
        <table:table-row table:style-name="ro2"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/>
          <table:table-cell table:formula="of:=[.A365]*[.$J$3] + [.$I$3]" office:value-type="float" office:value="124.010055340068" calcext:value-type="float">
            <text:p>124.01</text:p>
          </table:table-cell>
          <table:table-cell table:formula="of:=[.D365]-[.B365]" office:value-type="float" office:value="-7.03895291937999" calcext:value-type="float">
            <text:p>-7.04</text:p>
          </table:table-cell>
          <table:table-cell table:formula="of:=ABS([.E365])" office:value-type="float" office:value="7.03895291937999" calcext:value-type="float">
            <text:p>7.04</text:p>
          </table:table-cell>
          <table:table-cell table:formula="of:=[.F365]*[.F365]" office:value-type="float" office:value="49.5468582012482" calcext:value-type="float">
            <text:p>49.55</text:p>
          </table:table-cell>
          <table:table-cell table:number-columns-repeated="57"/>
        </table:table-row>
        <table:table-row table:style-name="ro2"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/>
          <table:table-cell table:formula="of:=[.A366]*[.$J$3] + [.$I$3]" office:value-type="float" office:value="256.76770696484" calcext:value-type="float">
            <text:p>256.77</text:p>
          </table:table-cell>
          <table:table-cell table:formula="of:=[.D366]-[.B366]" office:value-type="float" office:value="58.3609731581153" calcext:value-type="float">
            <text:p>58.36</text:p>
          </table:table-cell>
          <table:table-cell table:formula="of:=ABS([.E366])" office:value-type="float" office:value="58.3609731581153" calcext:value-type="float">
            <text:p>58.36</text:p>
          </table:table-cell>
          <table:table-cell table:formula="of:=[.F366]*[.F366]" office:value-type="float" office:value="3406.00318796225" calcext:value-type="float">
            <text:p>3,406.00</text:p>
          </table:table-cell>
          <table:table-cell table:number-columns-repeated="57"/>
        </table:table-row>
        <table:table-row table:style-name="ro2"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/>
          <table:table-cell table:formula="of:=[.A367]*[.$J$3] + [.$I$3]" office:value-type="float" office:value="148.333108556911" calcext:value-type="float">
            <text:p>148.33</text:p>
          </table:table-cell>
          <table:table-cell table:formula="of:=[.D367]-[.B367]" office:value-type="float" office:value="-0.380851551846831" calcext:value-type="float">
            <text:p>-0.38</text:p>
          </table:table-cell>
          <table:table-cell table:formula="of:=ABS([.E367])" office:value-type="float" office:value="0.380851551846831" calcext:value-type="float">
            <text:p>0.38</text:p>
          </table:table-cell>
          <table:table-cell table:formula="of:=[.F367]*[.F367]" office:value-type="float" office:value="0.14504790454414" calcext:value-type="float">
            <text:p>0.15</text:p>
          </table:table-cell>
          <table:table-cell table:number-columns-repeated="57"/>
        </table:table-row>
        <table:table-row table:style-name="ro2"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/>
          <table:table-cell table:formula="of:=[.A368]*[.$J$3] + [.$I$3]" office:value-type="float" office:value="220.455235655011" calcext:value-type="float">
            <text:p>220.46</text:p>
          </table:table-cell>
          <table:table-cell table:formula="of:=[.D368]-[.B368]" office:value-type="float" office:value="34.9186770552733" calcext:value-type="float">
            <text:p>34.92</text:p>
          </table:table-cell>
          <table:table-cell table:formula="of:=ABS([.E368])" office:value-type="float" office:value="34.9186770552733" calcext:value-type="float">
            <text:p>34.92</text:p>
          </table:table-cell>
          <table:table-cell table:formula="of:=[.F368]*[.F368]" office:value-type="float" office:value="1219.31400729047" calcext:value-type="float">
            <text:p>1,219.31</text:p>
          </table:table-cell>
          <table:table-cell table:number-columns-repeated="57"/>
        </table:table-row>
        <table:table-row table:style-name="ro2"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/>
          <table:table-cell table:formula="of:=[.A369]*[.$J$3] + [.$I$3]" office:value-type="float" office:value="270.716343457913" calcext:value-type="float">
            <text:p>270.72</text:p>
          </table:table-cell>
          <table:table-cell table:formula="of:=[.D369]-[.B369]" office:value-type="float" office:value="59.8527037477789" calcext:value-type="float">
            <text:p>59.85</text:p>
          </table:table-cell>
          <table:table-cell table:formula="of:=ABS([.E369])" office:value-type="float" office:value="59.8527037477789" calcext:value-type="float">
            <text:p>59.85</text:p>
          </table:table-cell>
          <table:table-cell table:formula="of:=[.F369]*[.F369]" office:value-type="float" office:value="3582.34614591938" calcext:value-type="float">
            <text:p>3,582.35</text:p>
          </table:table-cell>
          <table:table-cell table:number-columns-repeated="57"/>
        </table:table-row>
        <table:table-row table:style-name="ro2"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/>
          <table:table-cell table:formula="of:=[.A370]*[.$J$3] + [.$I$3]" office:value-type="float" office:value="176.727083532011" calcext:value-type="float">
            <text:p>176.73</text:p>
          </table:table-cell>
          <table:table-cell table:formula="of:=[.D370]-[.B370]" office:value-type="float" office:value="7.51914653798386" calcext:value-type="float">
            <text:p>7.52</text:p>
          </table:table-cell>
          <table:table-cell table:formula="of:=ABS([.E370])" office:value-type="float" office:value="7.51914653798386" calcext:value-type="float">
            <text:p>7.52</text:p>
          </table:table-cell>
          <table:table-cell table:formula="of:=[.F370]*[.F370]" office:value-type="float" office:value="56.5375646596746" calcext:value-type="float">
            <text:p>56.54</text:p>
          </table:table-cell>
          <table:table-cell table:number-columns-repeated="57"/>
        </table:table-row>
        <table:table-row table:style-name="ro2"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/>
          <table:table-cell table:formula="of:=[.A371]*[.$J$3] + [.$I$3]" office:value-type="float" office:value="262.592360904235" calcext:value-type="float">
            <text:p>262.59</text:p>
          </table:table-cell>
          <table:table-cell table:formula="of:=[.D371]-[.B371]" office:value-type="float" office:value="55.0167473225052" calcext:value-type="float">
            <text:p>55.02</text:p>
          </table:table-cell>
          <table:table-cell table:formula="of:=ABS([.E371])" office:value-type="float" office:value="55.0167473225052" calcext:value-type="float">
            <text:p>55.02</text:p>
          </table:table-cell>
          <table:table-cell table:formula="of:=[.F371]*[.F371]" office:value-type="float" office:value="3026.84248594838" calcext:value-type="float">
            <text:p>3,026.84</text:p>
          </table:table-cell>
          <table:table-cell table:number-columns-repeated="57"/>
        </table:table-row>
        <table:table-row table:style-name="ro2"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/>
          <table:table-cell table:formula="of:=[.A372]*[.$J$3] + [.$I$3]" office:value-type="float" office:value="215.443897939157" calcext:value-type="float">
            <text:p>215.44</text:p>
          </table:table-cell>
          <table:table-cell table:formula="of:=[.D372]-[.B372]" office:value-type="float" office:value="48.3537721531147" calcext:value-type="float">
            <text:p>48.35</text:p>
          </table:table-cell>
          <table:table-cell table:formula="of:=ABS([.E372])" office:value-type="float" office:value="48.3537721531147" calcext:value-type="float">
            <text:p>48.35</text:p>
          </table:table-cell>
          <table:table-cell table:formula="of:=[.F372]*[.F372]" office:value-type="float" office:value="2338.08728143533" calcext:value-type="float">
            <text:p>2,338.09</text:p>
          </table:table-cell>
          <table:table-cell table:number-columns-repeated="57"/>
        </table:table-row>
        <table:table-row table:style-name="ro2"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/>
          <table:table-cell table:formula="of:=[.A373]*[.$J$3] + [.$I$3]" office:value-type="float" office:value="195.794783024935" calcext:value-type="float">
            <text:p>195.79</text:p>
          </table:table-cell>
          <table:table-cell table:formula="of:=[.D373]-[.B373]" office:value-type="float" office:value="25.2009249204782" calcext:value-type="float">
            <text:p>25.20</text:p>
          </table:table-cell>
          <table:table-cell table:formula="of:=ABS([.E373])" office:value-type="float" office:value="25.2009249204782" calcext:value-type="float">
            <text:p>25.20</text:p>
          </table:table-cell>
          <table:table-cell table:formula="of:=[.F373]*[.F373]" office:value-type="float" office:value="635.086616847579" calcext:value-type="float">
            <text:p>635.09</text:p>
          </table:table-cell>
          <table:table-cell table:number-columns-repeated="57"/>
        </table:table-row>
        <table:table-row table:style-name="ro2"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/>
          <table:table-cell table:formula="of:=[.A374]*[.$J$3] + [.$I$3]" office:value-type="float" office:value="229.54027955447" calcext:value-type="float">
            <text:p>229.54</text:p>
          </table:table-cell>
          <table:table-cell table:formula="of:=[.D374]-[.B374]" office:value-type="float" office:value="45.3979987785263" calcext:value-type="float">
            <text:p>45.40</text:p>
          </table:table-cell>
          <table:table-cell table:formula="of:=ABS([.E374])" office:value-type="float" office:value="45.3979987785263" calcext:value-type="float">
            <text:p>45.40</text:p>
          </table:table-cell>
          <table:table-cell table:formula="of:=[.F374]*[.F374]" office:value-type="float" office:value="2060.97829309508" calcext:value-type="float">
            <text:p>2,060.98</text:p>
          </table:table-cell>
          <table:table-cell table:number-columns-repeated="57"/>
        </table:table-row>
        <table:table-row table:style-name="ro2"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/>
          <table:table-cell table:formula="of:=[.A375]*[.$J$3] + [.$I$3]" office:value-type="float" office:value="213.356043865513" calcext:value-type="float">
            <text:p>213.36</text:p>
          </table:table-cell>
          <table:table-cell table:formula="of:=[.D375]-[.B375]" office:value-type="float" office:value="21.1562556730671" calcext:value-type="float">
            <text:p>21.16</text:p>
          </table:table-cell>
          <table:table-cell table:formula="of:=ABS([.E375])" office:value-type="float" office:value="21.1562556730671" calcext:value-type="float">
            <text:p>21.16</text:p>
          </table:table-cell>
          <table:table-cell table:formula="of:=[.F375]*[.F375]" office:value-type="float" office:value="447.587154104185" calcext:value-type="float">
            <text:p>447.59</text:p>
          </table:table-cell>
          <table:table-cell table:number-columns-repeated="57"/>
        </table:table-row>
        <table:table-row table:style-name="ro2"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/>
          <table:table-cell table:formula="of:=[.A376]*[.$J$3] + [.$I$3]" office:value-type="float" office:value="184.517220102479" calcext:value-type="float">
            <text:p>184.52</text:p>
          </table:table-cell>
          <table:table-cell table:formula="of:=[.D376]-[.B376]" office:value-type="float" office:value="32.2273806493509" calcext:value-type="float">
            <text:p>32.23</text:p>
          </table:table-cell>
          <table:table-cell table:formula="of:=ABS([.E376])" office:value-type="float" office:value="32.2273806493509" calcext:value-type="float">
            <text:p>32.23</text:p>
          </table:table-cell>
          <table:table-cell table:formula="of:=[.F376]*[.F376]" office:value-type="float" office:value="1038.60406351815" calcext:value-type="float">
            <text:p>1,038.60</text:p>
          </table:table-cell>
          <table:table-cell table:number-columns-repeated="57"/>
        </table:table-row>
        <table:table-row table:style-name="ro2"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/>
          <table:table-cell table:formula="of:=[.A377]*[.$J$3] + [.$I$3]" office:value-type="float" office:value="288.677122140126" calcext:value-type="float">
            <text:p>288.68</text:p>
          </table:table-cell>
          <table:table-cell table:formula="of:=[.D377]-[.B377]" office:value-type="float" office:value="76.9466048291111" calcext:value-type="float">
            <text:p>76.95</text:p>
          </table:table-cell>
          <table:table-cell table:formula="of:=ABS([.E377])" office:value-type="float" office:value="76.9466048291111" calcext:value-type="float">
            <text:p>76.95</text:p>
          </table:table-cell>
          <table:table-cell table:formula="of:=[.F377]*[.F377]" office:value-type="float" office:value="5920.77999472739" calcext:value-type="float">
            <text:p>5,920.78</text:p>
          </table:table-cell>
          <table:table-cell table:number-columns-repeated="57"/>
        </table:table-row>
        <table:table-row table:style-name="ro2"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/>
          <table:table-cell table:formula="of:=[.A378]*[.$J$3] + [.$I$3]" office:value-type="float" office:value="171.31491286912" calcext:value-type="float">
            <text:p>171.31</text:p>
          </table:table-cell>
          <table:table-cell table:formula="of:=[.D378]-[.B378]" office:value-type="float" office:value="48.0161113870587" calcext:value-type="float">
            <text:p>48.02</text:p>
          </table:table-cell>
          <table:table-cell table:formula="of:=ABS([.E378])" office:value-type="float" office:value="48.0161113870587" calcext:value-type="float">
            <text:p>48.02</text:p>
          </table:table-cell>
          <table:table-cell table:formula="of:=[.F378]*[.F378]" office:value-type="float" office:value="2305.54695273443" calcext:value-type="float">
            <text:p>2,305.55</text:p>
          </table:table-cell>
          <table:table-cell table:number-columns-repeated="57"/>
        </table:table-row>
        <table:table-row table:style-name="ro2"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/>
          <table:table-cell table:formula="of:=[.A379]*[.$J$3] + [.$I$3]" office:value-type="float" office:value="273.401112188536" calcext:value-type="float">
            <text:p>273.40</text:p>
          </table:table-cell>
          <table:table-cell table:formula="of:=[.D379]-[.B379]" office:value-type="float" office:value="72.5683199603195" calcext:value-type="float">
            <text:p>72.57</text:p>
          </table:table-cell>
          <table:table-cell table:formula="of:=ABS([.E379])" office:value-type="float" office:value="72.5683199603195" calcext:value-type="float">
            <text:p>72.57</text:p>
          </table:table-cell>
          <table:table-cell table:formula="of:=[.F379]*[.F379]" office:value-type="float" office:value="5266.16106186331" calcext:value-type="float">
            <text:p>5,266.16</text:p>
          </table:table-cell>
          <table:table-cell table:number-columns-repeated="57"/>
        </table:table-row>
        <table:table-row table:style-name="ro2"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/>
          <table:table-cell table:formula="of:=[.A380]*[.$J$3] + [.$I$3]" office:value-type="float" office:value="213.231530343405" calcext:value-type="float">
            <text:p>213.23</text:p>
          </table:table-cell>
          <table:table-cell table:formula="of:=[.D380]-[.B380]" office:value-type="float" office:value="42.9347674304785" calcext:value-type="float">
            <text:p>42.93</text:p>
          </table:table-cell>
          <table:table-cell table:formula="of:=ABS([.E380])" office:value-type="float" office:value="42.9347674304785" calcext:value-type="float">
            <text:p>42.93</text:p>
          </table:table-cell>
          <table:table-cell table:formula="of:=[.F380]*[.F380]" office:value-type="float" office:value="1843.39425430928" calcext:value-type="float">
            <text:p>1,843.39</text:p>
          </table:table-cell>
          <table:table-cell table:number-columns-repeated="57"/>
        </table:table-row>
        <table:table-row table:style-name="ro2"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/>
          <table:table-cell table:formula="of:=[.A381]*[.$J$3] + [.$I$3]" office:value-type="float" office:value="146.352244531465" calcext:value-type="float">
            <text:p>146.35</text:p>
          </table:table-cell>
          <table:table-cell table:formula="of:=[.D381]-[.B381]" office:value-type="float" office:value="22.1949554643702" calcext:value-type="float">
            <text:p>22.19</text:p>
          </table:table-cell>
          <table:table-cell table:formula="of:=ABS([.E381])" office:value-type="float" office:value="22.1949554643702" calcext:value-type="float">
            <text:p>22.19</text:p>
          </table:table-cell>
          <table:table-cell table:formula="of:=[.F381]*[.F381]" office:value-type="float" office:value="492.616048065377" calcext:value-type="float">
            <text:p>492.62</text:p>
          </table:table-cell>
          <table:table-cell table:number-columns-repeated="57"/>
        </table:table-row>
        <table:table-row table:style-name="ro2"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/>
          <table:table-cell table:formula="of:=[.A382]*[.$J$3] + [.$I$3]" office:value-type="float" office:value="142.387370753198" calcext:value-type="float">
            <text:p>142.39</text:p>
          </table:table-cell>
          <table:table-cell table:formula="of:=[.D382]-[.B382]" office:value-type="float" office:value="35.6553212788574" calcext:value-type="float">
            <text:p>35.66</text:p>
          </table:table-cell>
          <table:table-cell table:formula="of:=ABS([.E382])" office:value-type="float" office:value="35.6553212788574" calcext:value-type="float">
            <text:p>35.66</text:p>
          </table:table-cell>
          <table:table-cell table:formula="of:=[.F382]*[.F382]" office:value-type="float" office:value="1271.30193549854" calcext:value-type="float">
            <text:p>1,271.30</text:p>
          </table:table-cell>
          <table:table-cell table:number-columns-repeated="57"/>
        </table:table-row>
        <table:table-row table:style-name="ro2"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/>
          <table:table-cell table:formula="of:=[.A383]*[.$J$3] + [.$I$3]" office:value-type="float" office:value="167.035397041346" calcext:value-type="float">
            <text:p>167.04</text:p>
          </table:table-cell>
          <table:table-cell table:formula="of:=[.D383]-[.B383]" office:value-type="float" office:value="26.3282262475844" calcext:value-type="float">
            <text:p>26.33</text:p>
          </table:table-cell>
          <table:table-cell table:formula="of:=ABS([.E383])" office:value-type="float" office:value="26.3282262475844" calcext:value-type="float">
            <text:p>26.33</text:p>
          </table:table-cell>
          <table:table-cell table:formula="of:=[.F383]*[.F383]" office:value-type="float" office:value="693.175497343993" calcext:value-type="float">
            <text:p>693.18</text:p>
          </table:table-cell>
          <table:table-cell table:number-columns-repeated="57"/>
        </table:table-row>
        <table:table-row table:style-name="ro2"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/>
          <table:table-cell table:formula="of:=[.A384]*[.$J$3] + [.$I$3]" office:value-type="float" office:value="155.773800282115" calcext:value-type="float">
            <text:p>155.77</text:p>
          </table:table-cell>
          <table:table-cell table:formula="of:=[.D384]-[.B384]" office:value-type="float" office:value="1.3453227669832" calcext:value-type="float">
            <text:p>1.35</text:p>
          </table:table-cell>
          <table:table-cell table:formula="of:=ABS([.E384])" office:value-type="float" office:value="1.3453227669832" calcext:value-type="float">
            <text:p>1.35</text:p>
          </table:table-cell>
          <table:table-cell table:formula="of:=[.F384]*[.F384]" office:value-type="float" office:value="1.80989334736334" calcext:value-type="float">
            <text:p>1.81</text:p>
          </table:table-cell>
          <table:table-cell table:number-columns-repeated="57"/>
        </table:table-row>
        <table:table-row table:style-name="ro2"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/>
          <table:table-cell table:formula="of:=[.A385]*[.$J$3] + [.$I$3]" office:value-type="float" office:value="218.24458905143" calcext:value-type="float">
            <text:p>218.24</text:p>
          </table:table-cell>
          <table:table-cell table:formula="of:=[.D385]-[.B385]" office:value-type="float" office:value="40.6757394929055" calcext:value-type="float">
            <text:p>40.68</text:p>
          </table:table-cell>
          <table:table-cell table:formula="of:=ABS([.E385])" office:value-type="float" office:value="40.6757394929055" calcext:value-type="float">
            <text:p>40.68</text:p>
          </table:table-cell>
          <table:table-cell table:formula="of:=[.F385]*[.F385]" office:value-type="float" office:value="1654.51578329471" calcext:value-type="float">
            <text:p>1,654.52</text:p>
          </table:table-cell>
          <table:table-cell table:number-columns-repeated="57"/>
        </table:table-row>
        <table:table-row table:style-name="ro2"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/>
          <table:table-cell table:formula="of:=[.A386]*[.$J$3] + [.$I$3]" office:value-type="float" office:value="194.575964956859" calcext:value-type="float">
            <text:p>194.58</text:p>
          </table:table-cell>
          <table:table-cell table:formula="of:=[.D386]-[.B386]" office:value-type="float" office:value="14.0006308780548" calcext:value-type="float">
            <text:p>14.00</text:p>
          </table:table-cell>
          <table:table-cell table:formula="of:=ABS([.E386])" office:value-type="float" office:value="14.0006308780548" calcext:value-type="float">
            <text:p>14.00</text:p>
          </table:table-cell>
          <table:table-cell table:formula="of:=[.F386]*[.F386]" office:value-type="float" office:value="196.017664983542" calcext:value-type="float">
            <text:p>196.02</text:p>
          </table:table-cell>
          <table:table-cell table:number-columns-repeated="57"/>
        </table:table-row>
        <table:table-row table:style-name="ro2"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/>
          <table:table-cell table:formula="of:=[.A387]*[.$J$3] + [.$I$3]" office:value-type="float" office:value="213.414455509721" calcext:value-type="float">
            <text:p>213.41</text:p>
          </table:table-cell>
          <table:table-cell table:formula="of:=[.D387]-[.B387]" office:value-type="float" office:value="15.1026993337619" calcext:value-type="float">
            <text:p>15.10</text:p>
          </table:table-cell>
          <table:table-cell table:formula="of:=ABS([.E387])" office:value-type="float" office:value="15.1026993337619" calcext:value-type="float">
            <text:p>15.10</text:p>
          </table:table-cell>
          <table:table-cell table:formula="of:=[.F387]*[.F387]" office:value-type="float" office:value="228.091527166013" calcext:value-type="float">
            <text:p>228.09</text:p>
          </table:table-cell>
          <table:table-cell table:number-columns-repeated="57"/>
        </table:table-row>
        <table:table-row table:style-name="ro2"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/>
          <table:table-cell table:formula="of:=[.A388]*[.$J$3] + [.$I$3]" office:value-type="float" office:value="150.692157983592" calcext:value-type="float">
            <text:p>150.69</text:p>
          </table:table-cell>
          <table:table-cell table:formula="of:=[.D388]-[.B388]" office:value-type="float" office:value="18.429177530452" calcext:value-type="float">
            <text:p>18.43</text:p>
          </table:table-cell>
          <table:table-cell table:formula="of:=ABS([.E388])" office:value-type="float" office:value="18.429177530452" calcext:value-type="float">
            <text:p>18.43</text:p>
          </table:table-cell>
          <table:table-cell table:formula="of:=[.F388]*[.F388]" office:value-type="float" office:value="339.634584448917" calcext:value-type="float">
            <text:p>339.63</text:p>
          </table:table-cell>
          <table:table-cell table:number-columns-repeated="57"/>
        </table:table-row>
        <table:table-row table:style-name="ro2"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/>
          <table:table-cell table:formula="of:=[.A389]*[.$J$3] + [.$I$3]" office:value-type="float" office:value="192.328960402818" calcext:value-type="float">
            <text:p>192.33</text:p>
          </table:table-cell>
          <table:table-cell table:formula="of:=[.D389]-[.B389]" office:value-type="float" office:value="51.834676383528" calcext:value-type="float">
            <text:p>51.83</text:p>
          </table:table-cell>
          <table:table-cell table:formula="of:=ABS([.E389])" office:value-type="float" office:value="51.834676383528" calcext:value-type="float">
            <text:p>51.83</text:p>
          </table:table-cell>
          <table:table-cell table:formula="of:=[.F389]*[.F389]" office:value-type="float" office:value="2686.83367578507" calcext:value-type="float">
            <text:p>2,686.83</text:p>
          </table:table-cell>
          <table:table-cell table:number-columns-repeated="57"/>
        </table:table-row>
        <table:table-row table:style-name="ro2"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/>
          <table:table-cell table:formula="of:=[.A390]*[.$J$3] + [.$I$3]" office:value-type="float" office:value="168.88159339592" calcext:value-type="float">
            <text:p>168.88</text:p>
          </table:table-cell>
          <table:table-cell table:formula="of:=[.D390]-[.B390]" office:value-type="float" office:value="43.3415371557464" calcext:value-type="float">
            <text:p>43.34</text:p>
          </table:table-cell>
          <table:table-cell table:formula="of:=ABS([.E390])" office:value-type="float" office:value="43.3415371557464" calcext:value-type="float">
            <text:p>43.34</text:p>
          </table:table-cell>
          <table:table-cell table:formula="of:=[.F390]*[.F390]" office:value-type="float" office:value="1878.48884302295" calcext:value-type="float">
            <text:p>1,878.49</text:p>
          </table:table-cell>
          <table:table-cell table:number-columns-repeated="57"/>
        </table:table-row>
        <table:table-row table:style-name="ro2"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/>
          <table:table-cell table:formula="of:=[.A391]*[.$J$3] + [.$I$3]" office:value-type="float" office:value="183.044262555072" calcext:value-type="float">
            <text:p>183.04</text:p>
          </table:table-cell>
          <table:table-cell table:formula="of:=[.D391]-[.B391]" office:value-type="float" office:value="33.513144188034" calcext:value-type="float">
            <text:p>33.51</text:p>
          </table:table-cell>
          <table:table-cell table:formula="of:=ABS([.E391])" office:value-type="float" office:value="33.513144188034" calcext:value-type="float">
            <text:p>33.51</text:p>
          </table:table-cell>
          <table:table-cell table:formula="of:=[.F391]*[.F391]" office:value-type="float" office:value="1123.13083336796" calcext:value-type="float">
            <text:p>1,123.13</text:p>
          </table:table-cell>
          <table:table-cell table:number-columns-repeated="57"/>
        </table:table-row>
        <table:table-row table:style-name="ro2"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/>
          <table:table-cell table:formula="of:=[.A392]*[.$J$3] + [.$I$3]" office:value-type="float" office:value="134.83496986754" calcext:value-type="float">
            <text:p>134.83</text:p>
          </table:table-cell>
          <table:table-cell table:formula="of:=[.D392]-[.B392]" office:value-type="float" office:value="23.3322624961154" calcext:value-type="float">
            <text:p>23.33</text:p>
          </table:table-cell>
          <table:table-cell table:formula="of:=ABS([.E392])" office:value-type="float" office:value="23.3322624961154" calcext:value-type="float">
            <text:p>23.33</text:p>
          </table:table-cell>
          <table:table-cell table:formula="of:=[.F392]*[.F392]" office:value-type="float" office:value="544.394473187633" calcext:value-type="float">
            <text:p>544.39</text:p>
          </table:table-cell>
          <table:table-cell table:number-columns-repeated="57"/>
        </table:table-row>
        <table:table-row table:style-name="ro2"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/>
          <table:table-cell table:formula="of:=[.A393]*[.$J$3] + [.$I$3]" office:value-type="float" office:value="183.028861174534" calcext:value-type="float">
            <text:p>183.03</text:p>
          </table:table-cell>
          <table:table-cell table:formula="of:=[.D393]-[.B393]" office:value-type="float" office:value="39.1405311664746" calcext:value-type="float">
            <text:p>39.14</text:p>
          </table:table-cell>
          <table:table-cell table:formula="of:=ABS([.E393])" office:value-type="float" office:value="39.1405311664746" calcext:value-type="float">
            <text:p>39.14</text:p>
          </table:table-cell>
          <table:table-cell table:formula="of:=[.F393]*[.F393]" office:value-type="float" office:value="1531.98117999377" calcext:value-type="float">
            <text:p>1,531.98</text:p>
          </table:table-cell>
          <table:table-cell table:number-columns-repeated="57"/>
        </table:table-row>
        <table:table-row table:style-name="ro2"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/>
          <table:table-cell table:formula="of:=[.A394]*[.$J$3] + [.$I$3]" office:value-type="float" office:value="209.218372383562" calcext:value-type="float">
            <text:p>209.22</text:p>
          </table:table-cell>
          <table:table-cell table:formula="of:=[.D394]-[.B394]" office:value-type="float" office:value="38.2633309064187" calcext:value-type="float">
            <text:p>38.26</text:p>
          </table:table-cell>
          <table:table-cell table:formula="of:=ABS([.E394])" office:value-type="float" office:value="38.2633309064187" calcext:value-type="float">
            <text:p>38.26</text:p>
          </table:table-cell>
          <table:table-cell table:formula="of:=[.F394]*[.F394]" office:value-type="float" office:value="1464.0824920541" calcext:value-type="float">
            <text:p>1,464.08</text:p>
          </table:table-cell>
          <table:table-cell table:number-columns-repeated="57"/>
        </table:table-row>
        <table:table-row table:style-name="ro2"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/>
          <table:table-cell table:formula="of:=[.A395]*[.$J$3] + [.$I$3]" office:value-type="float" office:value="158.128785648468" calcext:value-type="float">
            <text:p>158.13</text:p>
          </table:table-cell>
          <table:table-cell table:formula="of:=[.D395]-[.B395]" office:value-type="float" office:value="20.10619315691" calcext:value-type="float">
            <text:p>20.11</text:p>
          </table:table-cell>
          <table:table-cell table:formula="of:=ABS([.E395])" office:value-type="float" office:value="20.10619315691" calcext:value-type="float">
            <text:p>20.11</text:p>
          </table:table-cell>
          <table:table-cell table:formula="of:=[.F395]*[.F395]" office:value-type="float" office:value="404.259003262975" calcext:value-type="float">
            <text:p>404.26</text:p>
          </table:table-cell>
          <table:table-cell table:number-columns-repeated="57"/>
        </table:table-row>
        <table:table-row table:style-name="ro2"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/>
          <table:table-cell table:formula="of:=[.A396]*[.$J$3] + [.$I$3]" office:value-type="float" office:value="219.235771131144" calcext:value-type="float">
            <text:p>219.24</text:p>
          </table:table-cell>
          <table:table-cell table:formula="of:=[.D396]-[.B396]" office:value-type="float" office:value="47.158466396383" calcext:value-type="float">
            <text:p>47.16</text:p>
          </table:table-cell>
          <table:table-cell table:formula="of:=ABS([.E396])" office:value-type="float" office:value="47.158466396383" calcext:value-type="float">
            <text:p>47.16</text:p>
          </table:table-cell>
          <table:table-cell table:formula="of:=[.F396]*[.F396]" office:value-type="float" office:value="2223.92095285879" calcext:value-type="float">
            <text:p>2,223.92</text:p>
          </table:table-cell>
          <table:table-cell table:number-columns-repeated="57"/>
        </table:table-row>
        <table:table-row table:style-name="ro2"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/>
          <table:table-cell table:formula="of:=[.A397]*[.$J$3] + [.$I$3]" office:value-type="float" office:value="179.409740497906" calcext:value-type="float">
            <text:p>179.41</text:p>
          </table:table-cell>
          <table:table-cell table:formula="of:=[.D397]-[.B397]" office:value-type="float" office:value="16.5094996344755" calcext:value-type="float">
            <text:p>16.51</text:p>
          </table:table-cell>
          <table:table-cell table:formula="of:=ABS([.E397])" office:value-type="float" office:value="16.5094996344755" calcext:value-type="float">
            <text:p>16.51</text:p>
          </table:table-cell>
          <table:table-cell table:formula="of:=[.F397]*[.F397]" office:value-type="float" office:value="272.563578180748" calcext:value-type="float">
            <text:p>272.56</text:p>
          </table:table-cell>
          <table:table-cell table:number-columns-repeated="57"/>
        </table:table-row>
        <table:table-row table:style-name="ro2"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/>
          <table:table-cell table:formula="of:=[.A398]*[.$J$3] + [.$I$3]" office:value-type="float" office:value="220.344152691823" calcext:value-type="float">
            <text:p>220.34</text:p>
          </table:table-cell>
          <table:table-cell table:formula="of:=[.D398]-[.B398]" office:value-type="float" office:value="31.5579860993822" calcext:value-type="float">
            <text:p>31.56</text:p>
          </table:table-cell>
          <table:table-cell table:formula="of:=ABS([.E398])" office:value-type="float" office:value="31.5579860993822" calcext:value-type="float">
            <text:p>31.56</text:p>
          </table:table-cell>
          <table:table-cell table:formula="of:=[.F398]*[.F398]" office:value-type="float" office:value="995.9064866488" calcext:value-type="float">
            <text:p>995.91</text:p>
          </table:table-cell>
          <table:table-cell table:number-columns-repeated="57"/>
        </table:table-row>
        <table:table-row table:style-name="ro2"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/>
          <table:table-cell table:formula="of:=[.A399]*[.$J$3] + [.$I$3]" office:value-type="float" office:value="152.741937621247" calcext:value-type="float">
            <text:p>152.74</text:p>
          </table:table-cell>
          <table:table-cell table:formula="of:=[.D399]-[.B399]" office:value-type="float" office:value="32.3395234904522" calcext:value-type="float">
            <text:p>32.34</text:p>
          </table:table-cell>
          <table:table-cell table:formula="of:=ABS([.E399])" office:value-type="float" office:value="32.3395234904522" calcext:value-type="float">
            <text:p>32.34</text:p>
          </table:table-cell>
          <table:table-cell table:formula="of:=[.F399]*[.F399]" office:value-type="float" office:value="1045.84477958951" calcext:value-type="float">
            <text:p>1,045.84</text:p>
          </table:table-cell>
          <table:table-cell table:number-columns-repeated="57"/>
        </table:table-row>
        <table:table-row table:style-name="ro2"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/>
          <table:table-cell table:formula="of:=[.A400]*[.$J$3] + [.$I$3]" office:value-type="float" office:value="231.551184699284" calcext:value-type="float">
            <text:p>231.55</text:p>
          </table:table-cell>
          <table:table-cell table:formula="of:=[.D400]-[.B400]" office:value-type="float" office:value="59.2046917368925" calcext:value-type="float">
            <text:p>59.20</text:p>
          </table:table-cell>
          <table:table-cell table:formula="of:=ABS([.E400])" office:value-type="float" office:value="59.2046917368925" calcext:value-type="float">
            <text:p>59.20</text:p>
          </table:table-cell>
          <table:table-cell table:formula="of:=[.F400]*[.F400]" office:value-type="float" office:value="3505.19552366046" calcext:value-type="float">
            <text:p>3,505.20</text:p>
          </table:table-cell>
          <table:table-cell table:number-columns-repeated="57"/>
        </table:table-row>
        <table:table-row table:style-name="ro2"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/>
          <table:table-cell table:formula="of:=[.A401]*[.$J$3] + [.$I$3]" office:value-type="float" office:value="207.376298884205" calcext:value-type="float">
            <text:p>207.38</text:p>
          </table:table-cell>
          <table:table-cell table:formula="of:=[.D401]-[.B401]" office:value-type="float" office:value="56.3694712820108" calcext:value-type="float">
            <text:p>56.37</text:p>
          </table:table-cell>
          <table:table-cell table:formula="of:=ABS([.E401])" office:value-type="float" office:value="56.3694712820108" calcext:value-type="float">
            <text:p>56.37</text:p>
          </table:table-cell>
          <table:table-cell table:formula="of:=[.F401]*[.F401]" office:value-type="float" office:value="3177.51729261343" calcext:value-type="float">
            <text:p>3,177.52</text:p>
          </table:table-cell>
          <table:table-cell table:number-columns-repeated="57"/>
        </table:table-row>
        <table:table-row table:style-name="ro2"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/>
          <table:table-cell table:formula="of:=[.A402]*[.$J$3] + [.$I$3]" office:value-type="float" office:value="243.992582999509" calcext:value-type="float">
            <text:p>243.99</text:p>
          </table:table-cell>
          <table:table-cell table:formula="of:=[.D402]-[.B402]" office:value-type="float" office:value="53.5827537732081" calcext:value-type="float">
            <text:p>53.58</text:p>
          </table:table-cell>
          <table:table-cell table:formula="of:=ABS([.E402])" office:value-type="float" office:value="53.5827537732081" calcext:value-type="float">
            <text:p>53.58</text:p>
          </table:table-cell>
          <table:table-cell table:formula="of:=[.F402]*[.F402]" office:value-type="float" office:value="2871.11150192024" calcext:value-type="float">
            <text:p>2,871.11</text:p>
          </table:table-cell>
          <table:table-cell table:number-columns-repeated="57"/>
        </table:table-row>
        <table:table-row table:style-name="ro2"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/>
          <table:table-cell table:formula="of:=[.A403]*[.$J$3] + [.$I$3]" office:value-type="float" office:value="245.827717986857" calcext:value-type="float">
            <text:p>245.83</text:p>
          </table:table-cell>
          <table:table-cell table:formula="of:=[.D403]-[.B403]" office:value-type="float" office:value="52.4677709933589" calcext:value-type="float">
            <text:p>52.47</text:p>
          </table:table-cell>
          <table:table-cell table:formula="of:=ABS([.E403])" office:value-type="float" office:value="52.4677709933589" calcext:value-type="float">
            <text:p>52.47</text:p>
          </table:table-cell>
          <table:table-cell table:formula="of:=[.F403]*[.F403]" office:value-type="float" office:value="2752.86699301155" calcext:value-type="float">
            <text:p>2,752.87</text:p>
          </table:table-cell>
          <table:table-cell table:number-columns-repeated="57"/>
        </table:table-row>
        <table:table-row table:style-name="ro2"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/>
          <table:table-cell table:formula="of:=[.A404]*[.$J$3] + [.$I$3]" office:value-type="float" office:value="206.013837242965" calcext:value-type="float">
            <text:p>206.01</text:p>
          </table:table-cell>
          <table:table-cell table:formula="of:=[.D404]-[.B404]" office:value-type="float" office:value="49.7793753208783" calcext:value-type="float">
            <text:p>49.78</text:p>
          </table:table-cell>
          <table:table-cell table:formula="of:=ABS([.E404])" office:value-type="float" office:value="49.7793753208783" calcext:value-type="float">
            <text:p>49.78</text:p>
          </table:table-cell>
          <table:table-cell table:formula="of:=[.F404]*[.F404]" office:value-type="float" office:value="2477.98620733687" calcext:value-type="float">
            <text:p>2,477.99</text:p>
          </table:table-cell>
          <table:table-cell table:number-columns-repeated="57"/>
        </table:table-row>
        <table:table-row table:style-name="ro2"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/>
          <table:table-cell table:formula="of:=[.A405]*[.$J$3] + [.$I$3]" office:value-type="float" office:value="99.8849724305688" calcext:value-type="float">
            <text:p>99.88</text:p>
          </table:table-cell>
          <table:table-cell table:formula="of:=[.D405]-[.B405]" office:value-type="float" office:value="-17.1681835354672" calcext:value-type="float">
            <text:p>-17.17</text:p>
          </table:table-cell>
          <table:table-cell table:formula="of:=ABS([.E405])" office:value-type="float" office:value="17.1681835354672" calcext:value-type="float">
            <text:p>17.17</text:p>
          </table:table-cell>
          <table:table-cell table:formula="of:=[.F405]*[.F405]" office:value-type="float" office:value="294.746525907486" calcext:value-type="float">
            <text:p>294.75</text:p>
          </table:table-cell>
          <table:table-cell table:number-columns-repeated="57"/>
        </table:table-row>
        <table:table-row table:style-name="ro2"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/>
          <table:table-cell table:formula="of:=[.A406]*[.$J$3] + [.$I$3]" office:value-type="float" office:value="183.984165909613" calcext:value-type="float">
            <text:p>183.98</text:p>
          </table:table-cell>
          <table:table-cell table:formula="of:=[.D406]-[.B406]" office:value-type="float" office:value="39.1775462397722" calcext:value-type="float">
            <text:p>39.18</text:p>
          </table:table-cell>
          <table:table-cell table:formula="of:=ABS([.E406])" office:value-type="float" office:value="39.1775462397722" calcext:value-type="float">
            <text:p>39.18</text:p>
          </table:table-cell>
          <table:table-cell table:formula="of:=[.F406]*[.F406]" office:value-type="float" office:value="1534.88012936949" calcext:value-type="float">
            <text:p>1,534.88</text:p>
          </table:table-cell>
          <table:table-cell table:number-columns-repeated="57"/>
        </table:table-row>
        <table:table-row table:style-name="ro2"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/>
          <table:table-cell table:formula="of:=[.A407]*[.$J$3] + [.$I$3]" office:value-type="float" office:value="206.449305694294" calcext:value-type="float">
            <text:p>206.45</text:p>
          </table:table-cell>
          <table:table-cell table:formula="of:=[.D407]-[.B407]" office:value-type="float" office:value="37.4672140845597" calcext:value-type="float">
            <text:p>37.47</text:p>
          </table:table-cell>
          <table:table-cell table:formula="of:=ABS([.E407])" office:value-type="float" office:value="37.4672140845597" calcext:value-type="float">
            <text:p>37.47</text:p>
          </table:table-cell>
          <table:table-cell table:formula="of:=[.F407]*[.F407]" office:value-type="float" office:value="1403.79213125823" calcext:value-type="float">
            <text:p>1,403.79</text:p>
          </table:table-cell>
          <table:table-cell table:number-columns-repeated="57"/>
        </table:table-row>
        <table:table-row table:style-name="ro2"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/>
          <table:table-cell table:formula="of:=[.A408]*[.$J$3] + [.$I$3]" office:value-type="float" office:value="272.867639958761" calcext:value-type="float">
            <text:p>272.87</text:p>
          </table:table-cell>
          <table:table-cell table:formula="of:=[.D408]-[.B408]" office:value-type="float" office:value="85.6447310242327" calcext:value-type="float">
            <text:p>85.64</text:p>
          </table:table-cell>
          <table:table-cell table:formula="of:=ABS([.E408])" office:value-type="float" office:value="85.6447310242327" calcext:value-type="float">
            <text:p>85.64</text:p>
          </table:table-cell>
          <table:table-cell table:formula="of:=[.F408]*[.F408]" office:value-type="float" office:value="7335.01995221317" calcext:value-type="float">
            <text:p>7,335.02</text:p>
          </table:table-cell>
          <table:table-cell table:number-columns-repeated="57"/>
        </table:table-row>
        <table:table-row table:style-name="ro2"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/>
          <table:table-cell table:formula="of:=[.A409]*[.$J$3] + [.$I$3]" office:value-type="float" office:value="230.861126242337" calcext:value-type="float">
            <text:p>230.86</text:p>
          </table:table-cell>
          <table:table-cell table:formula="of:=[.D409]-[.B409]" office:value-type="float" office:value="33.4490348871578" calcext:value-type="float">
            <text:p>33.45</text:p>
          </table:table-cell>
          <table:table-cell table:formula="of:=ABS([.E409])" office:value-type="float" office:value="33.4490348871578" calcext:value-type="float">
            <text:p>33.45</text:p>
          </table:table-cell>
          <table:table-cell table:formula="of:=[.F409]*[.F409]" office:value-type="float" office:value="1118.8379348823" calcext:value-type="float">
            <text:p>1,118.84</text:p>
          </table:table-cell>
          <table:table-cell table:number-columns-repeated="57"/>
        </table:table-row>
        <table:table-row table:style-name="ro2"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/>
          <table:table-cell table:formula="of:=[.A410]*[.$J$3] + [.$I$3]" office:value-type="float" office:value="164.604408184657" calcext:value-type="float">
            <text:p>164.60</text:p>
          </table:table-cell>
          <table:table-cell table:formula="of:=[.D410]-[.B410]" office:value-type="float" office:value="26.6049851239822" calcext:value-type="float">
            <text:p>26.60</text:p>
          </table:table-cell>
          <table:table-cell table:formula="of:=ABS([.E410])" office:value-type="float" office:value="26.6049851239822" calcext:value-type="float">
            <text:p>26.60</text:p>
          </table:table-cell>
          <table:table-cell table:formula="of:=[.F410]*[.F410]" office:value-type="float" office:value="707.825233447316" calcext:value-type="float">
            <text:p>707.83</text:p>
          </table:table-cell>
          <table:table-cell table:number-columns-repeated="57"/>
        </table:table-row>
        <table:table-row table:style-name="ro2"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/>
          <table:table-cell table:formula="of:=[.A411]*[.$J$3] + [.$I$3]" office:value-type="float" office:value="188.855218464028" calcext:value-type="float">
            <text:p>188.86</text:p>
          </table:table-cell>
          <table:table-cell table:formula="of:=[.D411]-[.B411]" office:value-type="float" office:value="44.7653015759175" calcext:value-type="float">
            <text:p>44.77</text:p>
          </table:table-cell>
          <table:table-cell table:formula="of:=ABS([.E411])" office:value-type="float" office:value="44.7653015759175" calcext:value-type="float">
            <text:p>44.77</text:p>
          </table:table-cell>
          <table:table-cell table:formula="of:=[.F411]*[.F411]" office:value-type="float" office:value="2003.93222518284" calcext:value-type="float">
            <text:p>2,003.93</text:p>
          </table:table-cell>
          <table:table-cell table:number-columns-repeated="57"/>
        </table:table-row>
        <table:table-row table:style-name="ro2"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/>
          <table:table-cell table:formula="of:=[.A412]*[.$J$3] + [.$I$3]" office:value-type="float" office:value="186.346274094803" calcext:value-type="float">
            <text:p>186.35</text:p>
          </table:table-cell>
          <table:table-cell table:formula="of:=[.D412]-[.B412]" office:value-type="float" office:value="47.3567385829598" calcext:value-type="float">
            <text:p>47.36</text:p>
          </table:table-cell>
          <table:table-cell table:formula="of:=ABS([.E412])" office:value-type="float" office:value="47.3567385829598" calcext:value-type="float">
            <text:p>47.36</text:p>
          </table:table-cell>
          <table:table-cell table:formula="of:=[.F412]*[.F412]" office:value-type="float" office:value="2242.66068921479" calcext:value-type="float">
            <text:p>2,242.66</text:p>
          </table:table-cell>
          <table:table-cell table:number-columns-repeated="57"/>
        </table:table-row>
        <table:table-row table:style-name="ro2"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/>
          <table:table-cell table:formula="of:=[.A413]*[.$J$3] + [.$I$3]" office:value-type="float" office:value="171.802396015706" calcext:value-type="float">
            <text:p>171.80</text:p>
          </table:table-cell>
          <table:table-cell table:formula="of:=[.D413]-[.B413]" office:value-type="float" office:value="27.9428267852573" calcext:value-type="float">
            <text:p>27.94</text:p>
          </table:table-cell>
          <table:table-cell table:formula="of:=ABS([.E413])" office:value-type="float" office:value="27.9428267852573" calcext:value-type="float">
            <text:p>27.94</text:p>
          </table:table-cell>
          <table:table-cell table:formula="of:=[.F413]*[.F413]" office:value-type="float" office:value="780.801568750894" calcext:value-type="float">
            <text:p>780.80</text:p>
          </table:table-cell>
          <table:table-cell table:number-columns-repeated="57"/>
        </table:table-row>
        <table:table-row table:style-name="ro2"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/>
          <table:table-cell table:formula="of:=[.A414]*[.$J$3] + [.$I$3]" office:value-type="float" office:value="135.657047953114" calcext:value-type="float">
            <text:p>135.66</text:p>
          </table:table-cell>
          <table:table-cell table:formula="of:=[.D414]-[.B414]" office:value-type="float" office:value="30.8012861374125" calcext:value-type="float">
            <text:p>30.80</text:p>
          </table:table-cell>
          <table:table-cell table:formula="of:=ABS([.E414])" office:value-type="float" office:value="30.8012861374125" calcext:value-type="float">
            <text:p>30.80</text:p>
          </table:table-cell>
          <table:table-cell table:formula="of:=[.F414]*[.F414]" office:value-type="float" office:value="948.719227718761" calcext:value-type="float">
            <text:p>948.72</text:p>
          </table:table-cell>
          <table:table-cell table:number-columns-repeated="57"/>
        </table:table-row>
        <table:table-row table:style-name="ro2"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/>
          <table:table-cell table:formula="of:=[.A415]*[.$J$3] + [.$I$3]" office:value-type="float" office:value="218.93651867334" calcext:value-type="float">
            <text:p>218.94</text:p>
          </table:table-cell>
          <table:table-cell table:formula="of:=[.D415]-[.B415]" office:value-type="float" office:value="60.6847998009701" calcext:value-type="float">
            <text:p>60.68</text:p>
          </table:table-cell>
          <table:table-cell table:formula="of:=ABS([.E415])" office:value-type="float" office:value="60.6847998009701" calcext:value-type="float">
            <text:p>60.68</text:p>
          </table:table-cell>
          <table:table-cell table:formula="of:=[.F415]*[.F415]" office:value-type="float" office:value="3682.64492688382" calcext:value-type="float">
            <text:p>3,682.64</text:p>
          </table:table-cell>
          <table:table-cell table:number-columns-repeated="57"/>
        </table:table-row>
        <table:table-row table:style-name="ro2"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/>
          <table:table-cell table:formula="of:=[.A416]*[.$J$3] + [.$I$3]" office:value-type="float" office:value="170.826739594189" calcext:value-type="float">
            <text:p>170.83</text:p>
          </table:table-cell>
          <table:table-cell table:formula="of:=[.D416]-[.B416]" office:value-type="float" office:value="29.4253944159381" calcext:value-type="float">
            <text:p>29.43</text:p>
          </table:table-cell>
          <table:table-cell table:formula="of:=ABS([.E416])" office:value-type="float" office:value="29.4253944159381" calcext:value-type="float">
            <text:p>29.43</text:p>
          </table:table-cell>
          <table:table-cell table:formula="of:=[.F416]*[.F416]" office:value-type="float" office:value="865.853836533522" calcext:value-type="float">
            <text:p>865.85</text:p>
          </table:table-cell>
          <table:table-cell table:number-columns-repeated="57"/>
        </table:table-row>
        <table:table-row table:style-name="ro2"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/>
          <table:table-cell table:formula="of:=[.A417]*[.$J$3] + [.$I$3]" office:value-type="float" office:value="214.818179157926" calcext:value-type="float">
            <text:p>214.82</text:p>
          </table:table-cell>
          <table:table-cell table:formula="of:=[.D417]-[.B417]" office:value-type="float" office:value="40.9023599000373" calcext:value-type="float">
            <text:p>40.90</text:p>
          </table:table-cell>
          <table:table-cell table:formula="of:=ABS([.E417])" office:value-type="float" office:value="40.9023599000373" calcext:value-type="float">
            <text:p>40.90</text:p>
          </table:table-cell>
          <table:table-cell table:formula="of:=[.F417]*[.F417]" office:value-type="float" office:value="1673.00304539218" calcext:value-type="float">
            <text:p>1,673.00</text:p>
          </table:table-cell>
          <table:table-cell table:number-columns-repeated="57"/>
        </table:table-row>
        <table:table-row table:style-name="ro2"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/>
          <table:table-cell table:formula="of:=[.A418]*[.$J$3] + [.$I$3]" office:value-type="float" office:value="192.059983188464" calcext:value-type="float">
            <text:p>192.06</text:p>
          </table:table-cell>
          <table:table-cell table:formula="of:=[.D418]-[.B418]" office:value-type="float" office:value="45.3911751772965" calcext:value-type="float">
            <text:p>45.39</text:p>
          </table:table-cell>
          <table:table-cell table:formula="of:=ABS([.E418])" office:value-type="float" office:value="45.3911751772965" calcext:value-type="float">
            <text:p>45.39</text:p>
          </table:table-cell>
          <table:table-cell table:formula="of:=[.F418]*[.F418]" office:value-type="float" office:value="2060.35878397601" calcext:value-type="float">
            <text:p>2,060.36</text:p>
          </table:table-cell>
          <table:table-cell table:number-columns-repeated="57"/>
        </table:table-row>
        <table:table-row table:style-name="ro2"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/>
          <table:table-cell table:formula="of:=[.A419]*[.$J$3] + [.$I$3]" office:value-type="float" office:value="208.720152794909" calcext:value-type="float">
            <text:p>208.72</text:p>
          </table:table-cell>
          <table:table-cell table:formula="of:=[.D419]-[.B419]" office:value-type="float" office:value="35.5926921585378" calcext:value-type="float">
            <text:p>35.59</text:p>
          </table:table-cell>
          <table:table-cell table:formula="of:=ABS([.E419])" office:value-type="float" office:value="35.5926921585378" calcext:value-type="float">
            <text:p>35.59</text:p>
          </table:table-cell>
          <table:table-cell table:formula="of:=[.F419]*[.F419]" office:value-type="float" office:value="1266.83973509244" calcext:value-type="float">
            <text:p>1,266.84</text:p>
          </table:table-cell>
          <table:table-cell table:number-columns-repeated="57"/>
        </table:table-row>
        <table:table-row table:style-name="ro2"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/>
          <table:table-cell table:formula="of:=[.A420]*[.$J$3] + [.$I$3]" office:value-type="float" office:value="143.123387320369" calcext:value-type="float">
            <text:p>143.12</text:p>
          </table:table-cell>
          <table:table-cell table:formula="of:=[.D420]-[.B420]" office:value-type="float" office:value="-6.02629751735475" calcext:value-type="float">
            <text:p>-6.03</text:p>
          </table:table-cell>
          <table:table-cell table:formula="of:=ABS([.E420])" office:value-type="float" office:value="6.02629751735475" calcext:value-type="float">
            <text:p>6.03</text:p>
          </table:table-cell>
          <table:table-cell table:formula="of:=[.F420]*[.F420]" office:value-type="float" office:value="36.316261767676" calcext:value-type="float">
            <text:p>36.32</text:p>
          </table:table-cell>
          <table:table-cell table:number-columns-repeated="57"/>
        </table:table-row>
        <table:table-row table:style-name="ro2"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/>
          <table:table-cell table:formula="of:=[.A421]*[.$J$3] + [.$I$3]" office:value-type="float" office:value="239.331006802148" calcext:value-type="float">
            <text:p>239.33</text:p>
          </table:table-cell>
          <table:table-cell table:formula="of:=[.D421]-[.B421]" office:value-type="float" office:value="66.4321565316443" calcext:value-type="float">
            <text:p>66.43</text:p>
          </table:table-cell>
          <table:table-cell table:formula="of:=ABS([.E421])" office:value-type="float" office:value="66.4321565316443" calcext:value-type="float">
            <text:p>66.43</text:p>
          </table:table-cell>
          <table:table-cell table:formula="of:=[.F421]*[.F421]" office:value-type="float" office:value="4413.23142144489" calcext:value-type="float">
            <text:p>4,413.23</text:p>
          </table:table-cell>
          <table:table-cell table:number-columns-repeated="57"/>
        </table:table-row>
        <table:table-row table:style-name="ro2"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/>
          <table:table-cell table:formula="of:=[.A422]*[.$J$3] + [.$I$3]" office:value-type="float" office:value="341.544635032526" calcext:value-type="float">
            <text:p>341.54</text:p>
          </table:table-cell>
          <table:table-cell table:formula="of:=[.D422]-[.B422]" office:value-type="float" office:value="114.202070155791" calcext:value-type="float">
            <text:p>114.20</text:p>
          </table:table-cell>
          <table:table-cell table:formula="of:=ABS([.E422])" office:value-type="float" office:value="114.202070155791" calcext:value-type="float">
            <text:p>114.20</text:p>
          </table:table-cell>
          <table:table-cell table:formula="of:=[.F422]*[.F422]" office:value-type="float" office:value="13042.1128278683" calcext:value-type="float">
            <text:p>13,042.11</text:p>
          </table:table-cell>
          <table:table-cell table:number-columns-repeated="57"/>
        </table:table-row>
        <table:table-row table:style-name="ro2"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/>
          <table:table-cell table:formula="of:=[.A423]*[.$J$3] + [.$I$3]" office:value-type="float" office:value="144.340476670224" calcext:value-type="float">
            <text:p>144.34</text:p>
          </table:table-cell>
          <table:table-cell table:formula="of:=[.D423]-[.B423]" office:value-type="float" office:value="41.065447330166" calcext:value-type="float">
            <text:p>41.07</text:p>
          </table:table-cell>
          <table:table-cell table:formula="of:=ABS([.E423])" office:value-type="float" office:value="41.065447330166" calcext:value-type="float">
            <text:p>41.07</text:p>
          </table:table-cell>
          <table:table-cell table:formula="of:=[.F423]*[.F423]" office:value-type="float" office:value="1686.37096442664" calcext:value-type="float">
            <text:p>1,686.37</text:p>
          </table:table-cell>
          <table:table-cell table:number-columns-repeated="57"/>
        </table:table-row>
        <table:table-row table:style-name="ro2"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/>
          <table:table-cell table:formula="of:=[.A424]*[.$J$3] + [.$I$3]" office:value-type="float" office:value="81.4252124311728" calcext:value-type="float">
            <text:p>81.43</text:p>
          </table:table-cell>
          <table:table-cell table:formula="of:=[.D424]-[.B424]" office:value-type="float" office:value="-2.56786504020242" calcext:value-type="float">
            <text:p>-2.57</text:p>
          </table:table-cell>
          <table:table-cell table:formula="of:=ABS([.E424])" office:value-type="float" office:value="2.56786504020242" calcext:value-type="float">
            <text:p>2.57</text:p>
          </table:table-cell>
          <table:table-cell table:formula="of:=[.F424]*[.F424]" office:value-type="float" office:value="6.59393086469378" calcext:value-type="float">
            <text:p>6.59</text:p>
          </table:table-cell>
          <table:table-cell table:number-columns-repeated="57"/>
        </table:table-row>
        <table:table-row table:style-name="ro2"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/>
          <table:table-cell table:formula="of:=[.A425]*[.$J$3] + [.$I$3]" office:value-type="float" office:value="181.817705083715" calcext:value-type="float">
            <text:p>181.82</text:p>
          </table:table-cell>
          <table:table-cell table:formula="of:=[.D425]-[.B425]" office:value-type="float" office:value="59.0660509600028" calcext:value-type="float">
            <text:p>59.07</text:p>
          </table:table-cell>
          <table:table-cell table:formula="of:=ABS([.E425])" office:value-type="float" office:value="59.0660509600028" calcext:value-type="float">
            <text:p>59.07</text:p>
          </table:table-cell>
          <table:table-cell table:formula="of:=[.F425]*[.F425]" office:value-type="float" office:value="3488.79837600965" calcext:value-type="float">
            <text:p>3,488.80</text:p>
          </table:table-cell>
          <table:table-cell table:number-columns-repeated="57"/>
        </table:table-row>
        <table:table-row table:style-name="ro2"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/>
          <table:table-cell table:formula="of:=[.A426]*[.$J$3] + [.$I$3]" office:value-type="float" office:value="143.507575085044" calcext:value-type="float">
            <text:p>143.51</text:p>
          </table:table-cell>
          <table:table-cell table:formula="of:=[.D426]-[.B426]" office:value-type="float" office:value="10.8151698011666" calcext:value-type="float">
            <text:p>10.82</text:p>
          </table:table-cell>
          <table:table-cell table:formula="of:=ABS([.E426])" office:value-type="float" office:value="10.8151698011666" calcext:value-type="float">
            <text:p>10.82</text:p>
          </table:table-cell>
          <table:table-cell table:formula="of:=[.F426]*[.F426]" office:value-type="float" office:value="116.967897828067" calcext:value-type="float">
            <text:p>116.97</text:p>
          </table:table-cell>
          <table:table-cell table:number-columns-repeated="57"/>
        </table:table-row>
        <table:table-row table:style-name="ro2"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/>
          <table:table-cell table:formula="of:=[.A427]*[.$J$3] + [.$I$3]" office:value-type="float" office:value="279.544207124124" calcext:value-type="float">
            <text:p>279.54</text:p>
          </table:table-cell>
          <table:table-cell table:formula="of:=[.D427]-[.B427]" office:value-type="float" office:value="55.674029093937" calcext:value-type="float">
            <text:p>55.67</text:p>
          </table:table-cell>
          <table:table-cell table:formula="of:=ABS([.E427])" office:value-type="float" office:value="55.674029093937" calcext:value-type="float">
            <text:p>55.67</text:p>
          </table:table-cell>
          <table:table-cell table:formula="of:=[.F427]*[.F427]" office:value-type="float" office:value="3099.59751555254" calcext:value-type="float">
            <text:p>3,099.60</text:p>
          </table:table-cell>
          <table:table-cell table:number-columns-repeated="57"/>
        </table:table-row>
        <table:table-row table:style-name="ro2"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/>
          <table:table-cell table:formula="of:=[.A428]*[.$J$3] + [.$I$3]" office:value-type="float" office:value="137.983672483942" calcext:value-type="float">
            <text:p>137.98</text:p>
          </table:table-cell>
          <table:table-cell table:formula="of:=[.D428]-[.B428]" office:value-type="float" office:value="15.9341922905646" calcext:value-type="float">
            <text:p>15.93</text:p>
          </table:table-cell>
          <table:table-cell table:formula="of:=ABS([.E428])" office:value-type="float" office:value="15.9341922905646" calcext:value-type="float">
            <text:p>15.93</text:p>
          </table:table-cell>
          <table:table-cell table:formula="of:=[.F428]*[.F428]" office:value-type="float" office:value="253.89848395269" calcext:value-type="float">
            <text:p>253.90</text:p>
          </table:table-cell>
          <table:table-cell table:number-columns-repeated="57"/>
        </table:table-row>
        <table:table-row table:style-name="ro2"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/>
          <table:table-cell table:formula="of:=[.A429]*[.$J$3] + [.$I$3]" office:value-type="float" office:value="194.82113447751" calcext:value-type="float">
            <text:p>194.82</text:p>
          </table:table-cell>
          <table:table-cell table:formula="of:=[.D429]-[.B429]" office:value-type="float" office:value="49.603956963579" calcext:value-type="float">
            <text:p>49.60</text:p>
          </table:table-cell>
          <table:table-cell table:formula="of:=ABS([.E429])" office:value-type="float" office:value="49.603956963579" calcext:value-type="float">
            <text:p>49.60</text:p>
          </table:table-cell>
          <table:table-cell table:formula="of:=[.F429]*[.F429]" office:value-type="float" office:value="2460.5525464446" calcext:value-type="float">
            <text:p>2,460.55</text:p>
          </table:table-cell>
          <table:table-cell table:number-columns-repeated="57"/>
        </table:table-row>
        <table:table-row table:style-name="ro2"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/>
          <table:table-cell table:formula="of:=[.A430]*[.$J$3] + [.$I$3]" office:value-type="float" office:value="206.393185280454" calcext:value-type="float">
            <text:p>206.39</text:p>
          </table:table-cell>
          <table:table-cell table:formula="of:=[.D430]-[.B430]" office:value-type="float" office:value="32.9045859366681" calcext:value-type="float">
            <text:p>32.90</text:p>
          </table:table-cell>
          <table:table-cell table:formula="of:=ABS([.E430])" office:value-type="float" office:value="32.9045859366681" calcext:value-type="float">
            <text:p>32.90</text:p>
          </table:table-cell>
          <table:table-cell table:formula="of:=[.F430]*[.F430]" office:value-type="float" office:value="1082.71177566357" calcext:value-type="float">
            <text:p>1,082.71</text:p>
          </table:table-cell>
          <table:table-cell table:number-columns-repeated="57"/>
        </table:table-row>
        <table:table-row table:style-name="ro2"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/>
          <table:table-cell table:formula="of:=[.A431]*[.$J$3] + [.$I$3]" office:value-type="float" office:value="119.279780535881" calcext:value-type="float">
            <text:p>119.28</text:p>
          </table:table-cell>
          <table:table-cell table:formula="of:=[.D431]-[.B431]" office:value-type="float" office:value="16.8128311991317" calcext:value-type="float">
            <text:p>16.81</text:p>
          </table:table-cell>
          <table:table-cell table:formula="of:=ABS([.E431])" office:value-type="float" office:value="16.8128311991317" calcext:value-type="float">
            <text:p>16.81</text:p>
          </table:table-cell>
          <table:table-cell table:formula="of:=[.F431]*[.F431]" office:value-type="float" office:value="282.671292930497" calcext:value-type="float">
            <text:p>282.67</text:p>
          </table:table-cell>
          <table:table-cell table:number-columns-repeated="57"/>
        </table:table-row>
        <table:table-row table:style-name="ro2"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/>
          <table:table-cell table:formula="of:=[.A432]*[.$J$3] + [.$I$3]" office:value-type="float" office:value="129.701084373941" calcext:value-type="float">
            <text:p>129.70</text:p>
          </table:table-cell>
          <table:table-cell table:formula="of:=[.D432]-[.B432]" office:value-type="float" office:value="18.7169156812958" calcext:value-type="float">
            <text:p>18.72</text:p>
          </table:table-cell>
          <table:table-cell table:formula="of:=ABS([.E432])" office:value-type="float" office:value="18.7169156812958" calcext:value-type="float">
            <text:p>18.72</text:p>
          </table:table-cell>
          <table:table-cell table:formula="of:=[.F432]*[.F432]" office:value-type="float" office:value="350.322932620738" calcext:value-type="float">
            <text:p>350.32</text:p>
          </table:table-cell>
          <table:table-cell table:number-columns-repeated="57"/>
        </table:table-row>
        <table:table-row table:style-name="ro2"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/>
          <table:table-cell table:formula="of:=[.A433]*[.$J$3] + [.$I$3]" office:value-type="float" office:value="280.864288747889" calcext:value-type="float">
            <text:p>280.86</text:p>
          </table:table-cell>
          <table:table-cell table:formula="of:=[.D433]-[.B433]" office:value-type="float" office:value="71.6035302481478" calcext:value-type="float">
            <text:p>71.60</text:p>
          </table:table-cell>
          <table:table-cell table:formula="of:=ABS([.E433])" office:value-type="float" office:value="71.6035302481478" calcext:value-type="float">
            <text:p>71.60</text:p>
          </table:table-cell>
          <table:table-cell table:formula="of:=[.F433]*[.F433]" office:value-type="float" office:value="5127.06554399742" calcext:value-type="float">
            <text:p>5,127.07</text:p>
          </table:table-cell>
          <table:table-cell table:number-columns-repeated="57"/>
        </table:table-row>
        <table:table-row table:style-name="ro2"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/>
          <table:table-cell table:formula="of:=[.A434]*[.$J$3] + [.$I$3]" office:value-type="float" office:value="118.739088640501" calcext:value-type="float">
            <text:p>118.74</text:p>
          </table:table-cell>
          <table:table-cell table:formula="of:=[.D434]-[.B434]" office:value-type="float" office:value="-10.4347502033748" calcext:value-type="float">
            <text:p>-10.43</text:p>
          </table:table-cell>
          <table:table-cell table:formula="of:=ABS([.E434])" office:value-type="float" office:value="10.4347502033748" calcext:value-type="float">
            <text:p>10.43</text:p>
          </table:table-cell>
          <table:table-cell table:formula="of:=[.F434]*[.F434]" office:value-type="float" office:value="108.88401180683" calcext:value-type="float">
            <text:p>108.88</text:p>
          </table:table-cell>
          <table:table-cell table:number-columns-repeated="57"/>
        </table:table-row>
        <table:table-row table:style-name="ro2"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/>
          <table:table-cell table:formula="of:=[.A435]*[.$J$3] + [.$I$3]" office:value-type="float" office:value="209.41451190675" calcext:value-type="float">
            <text:p>209.41</text:p>
          </table:table-cell>
          <table:table-cell table:formula="of:=[.D435]-[.B435]" office:value-type="float" office:value="31.56852358772" calcext:value-type="float">
            <text:p>31.57</text:p>
          </table:table-cell>
          <table:table-cell table:formula="of:=ABS([.E435])" office:value-type="float" office:value="31.56852358772" calcext:value-type="float">
            <text:p>31.57</text:p>
          </table:table-cell>
          <table:table-cell table:formula="of:=[.F435]*[.F435]" office:value-type="float" office:value="996.571681508435" calcext:value-type="float">
            <text:p>996.57</text:p>
          </table:table-cell>
          <table:table-cell table:number-columns-repeated="57"/>
        </table:table-row>
        <table:table-row table:style-name="ro2"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/>
          <table:table-cell table:formula="of:=[.A436]*[.$J$3] + [.$I$3]" office:value-type="float" office:value="212.09423087056" calcext:value-type="float">
            <text:p>212.09</text:p>
          </table:table-cell>
          <table:table-cell table:formula="of:=[.D436]-[.B436]" office:value-type="float" office:value="39.5198607916336" calcext:value-type="float">
            <text:p>39.52</text:p>
          </table:table-cell>
          <table:table-cell table:formula="of:=ABS([.E436])" office:value-type="float" office:value="39.5198607916336" calcext:value-type="float">
            <text:p>39.52</text:p>
          </table:table-cell>
          <table:table-cell table:formula="of:=[.F436]*[.F436]" office:value-type="float" office:value="1561.8193969901" calcext:value-type="float">
            <text:p>1,561.82</text:p>
          </table:table-cell>
          <table:table-cell table:number-columns-repeated="57"/>
        </table:table-row>
        <table:table-row table:style-name="ro2"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/>
          <table:table-cell table:formula="of:=[.A437]*[.$J$3] + [.$I$3]" office:value-type="float" office:value="217.161114701402" calcext:value-type="float">
            <text:p>217.16</text:p>
          </table:table-cell>
          <table:table-cell table:formula="of:=[.D437]-[.B437]" office:value-type="float" office:value="27.8947659335724" calcext:value-type="float">
            <text:p>27.89</text:p>
          </table:table-cell>
          <table:table-cell table:formula="of:=ABS([.E437])" office:value-type="float" office:value="27.8947659335724" calcext:value-type="float">
            <text:p>27.89</text:p>
          </table:table-cell>
          <table:table-cell table:formula="of:=[.F437]*[.F437]" office:value-type="float" office:value="778.117966488792" calcext:value-type="float">
            <text:p>778.12</text:p>
          </table:table-cell>
          <table:table-cell table:number-columns-repeated="57"/>
        </table:table-row>
        <table:table-row table:style-name="ro2"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/>
          <table:table-cell table:formula="of:=[.A438]*[.$J$3] + [.$I$3]" office:value-type="float" office:value="89.6670287905572" calcext:value-type="float">
            <text:p>89.67</text:p>
          </table:table-cell>
          <table:table-cell table:formula="of:=[.D438]-[.B438]" office:value-type="float" office:value="-6.6465277384636" calcext:value-type="float">
            <text:p>-6.65</text:p>
          </table:table-cell>
          <table:table-cell table:formula="of:=ABS([.E438])" office:value-type="float" office:value="6.6465277384636" calcext:value-type="float">
            <text:p>6.65</text:p>
          </table:table-cell>
          <table:table-cell table:formula="of:=[.F438]*[.F438]" office:value-type="float" office:value="44.1763309781661" calcext:value-type="float">
            <text:p>44.18</text:p>
          </table:table-cell>
          <table:table-cell table:number-columns-repeated="57"/>
        </table:table-row>
        <table:table-row table:style-name="ro2"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/>
          <table:table-cell table:formula="of:=[.A439]*[.$J$3] + [.$I$3]" office:value-type="float" office:value="174.962485411394" calcext:value-type="float">
            <text:p>174.96</text:p>
          </table:table-cell>
          <table:table-cell table:formula="of:=[.D439]-[.B439]" office:value-type="float" office:value="48.5297648848954" calcext:value-type="float">
            <text:p>48.53</text:p>
          </table:table-cell>
          <table:table-cell table:formula="of:=ABS([.E439])" office:value-type="float" office:value="48.5297648848954" calcext:value-type="float">
            <text:p>48.53</text:p>
          </table:table-cell>
          <table:table-cell table:formula="of:=[.F439]*[.F439]" office:value-type="float" office:value="2355.13807978322" calcext:value-type="float">
            <text:p>2,355.14</text:p>
          </table:table-cell>
          <table:table-cell table:number-columns-repeated="57"/>
        </table:table-row>
        <table:table-row table:style-name="ro2"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/>
          <table:table-cell table:formula="of:=[.A440]*[.$J$3] + [.$I$3]" office:value-type="float" office:value="183.044050168355" calcext:value-type="float">
            <text:p>183.04</text:p>
          </table:table-cell>
          <table:table-cell table:formula="of:=[.D440]-[.B440]" office:value-type="float" office:value="8.10007241218071" calcext:value-type="float">
            <text:p>8.10</text:p>
          </table:table-cell>
          <table:table-cell table:formula="of:=ABS([.E440])" office:value-type="float" office:value="8.10007241218071" calcext:value-type="float">
            <text:p>8.10</text:p>
          </table:table-cell>
          <table:table-cell table:formula="of:=[.F440]*[.F440]" office:value-type="float" office:value="65.611173082571" calcext:value-type="float">
            <text:p>65.61</text:p>
          </table:table-cell>
          <table:table-cell table:number-columns-repeated="57"/>
        </table:table-row>
        <table:table-row table:style-name="ro2"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/>
          <table:table-cell table:formula="of:=[.A441]*[.$J$3] + [.$I$3]" office:value-type="float" office:value="279.353338142702" calcext:value-type="float">
            <text:p>279.35</text:p>
          </table:table-cell>
          <table:table-cell table:formula="of:=[.D441]-[.B441]" office:value-type="float" office:value="70.1244841759363" calcext:value-type="float">
            <text:p>70.12</text:p>
          </table:table-cell>
          <table:table-cell table:formula="of:=ABS([.E441])" office:value-type="float" office:value="70.1244841759363" calcext:value-type="float">
            <text:p>70.12</text:p>
          </table:table-cell>
          <table:table-cell table:formula="of:=[.F441]*[.F441]" office:value-type="float" office:value="4917.44328094115" calcext:value-type="float">
            <text:p>4,917.44</text:p>
          </table:table-cell>
          <table:table-cell table:number-columns-repeated="57"/>
        </table:table-row>
        <table:table-row table:style-name="ro2"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/>
          <table:table-cell table:formula="of:=[.A442]*[.$J$3] + [.$I$3]" office:value-type="float" office:value="174.289769228154" calcext:value-type="float">
            <text:p>174.29</text:p>
          </table:table-cell>
          <table:table-cell table:formula="of:=[.D442]-[.B442]" office:value-type="float" office:value="45.088263268779" calcext:value-type="float">
            <text:p>45.09</text:p>
          </table:table-cell>
          <table:table-cell table:formula="of:=ABS([.E442])" office:value-type="float" office:value="45.088263268779" calcext:value-type="float">
            <text:p>45.09</text:p>
          </table:table-cell>
          <table:table-cell table:formula="of:=[.F442]*[.F442]" office:value-type="float" office:value="2032.95148459473" calcext:value-type="float">
            <text:p>2,032.95</text:p>
          </table:table-cell>
          <table:table-cell table:number-columns-repeated="57"/>
        </table:table-row>
        <table:table-row table:style-name="ro2"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/>
          <table:table-cell table:formula="of:=[.A443]*[.$J$3] + [.$I$3]" office:value-type="float" office:value="193.781506207566" calcext:value-type="float">
            <text:p>193.78</text:p>
          </table:table-cell>
          <table:table-cell table:formula="of:=[.D443]-[.B443]" office:value-type="float" office:value="31.5370487510611" calcext:value-type="float">
            <text:p>31.54</text:p>
          </table:table-cell>
          <table:table-cell table:formula="of:=ABS([.E443])" office:value-type="float" office:value="31.5370487510611" calcext:value-type="float">
            <text:p>31.54</text:p>
          </table:table-cell>
          <table:table-cell table:formula="of:=[.F443]*[.F443]" office:value-type="float" office:value="994.585443926802" calcext:value-type="float">
            <text:p>994.59</text:p>
          </table:table-cell>
          <table:table-cell table:number-columns-repeated="57"/>
        </table:table-row>
        <table:table-row table:style-name="ro2"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/>
          <table:table-cell table:formula="of:=[.A444]*[.$J$3] + [.$I$3]" office:value-type="float" office:value="228.410917568815" calcext:value-type="float">
            <text:p>228.41</text:p>
          </table:table-cell>
          <table:table-cell table:formula="of:=[.D444]-[.B444]" office:value-type="float" office:value="64.5584562222442" calcext:value-type="float">
            <text:p>64.56</text:p>
          </table:table-cell>
          <table:table-cell table:formula="of:=ABS([.E444])" office:value-type="float" office:value="64.5584562222442" calcext:value-type="float">
            <text:p>64.56</text:p>
          </table:table-cell>
          <table:table-cell table:formula="of:=[.F444]*[.F444]" office:value-type="float" office:value="4167.79426979942" calcext:value-type="float">
            <text:p>4,167.79</text:p>
          </table:table-cell>
          <table:table-cell table:number-columns-repeated="57"/>
        </table:table-row>
        <table:table-row table:style-name="ro2"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/>
          <table:table-cell table:formula="of:=[.A445]*[.$J$3] + [.$I$3]" office:value-type="float" office:value="173.633074246296" calcext:value-type="float">
            <text:p>173.63</text:p>
          </table:table-cell>
          <table:table-cell table:formula="of:=[.D445]-[.B445]" office:value-type="float" office:value="38.439102370715" calcext:value-type="float">
            <text:p>38.44</text:p>
          </table:table-cell>
          <table:table-cell table:formula="of:=ABS([.E445])" office:value-type="float" office:value="38.439102370715" calcext:value-type="float">
            <text:p>38.44</text:p>
          </table:table-cell>
          <table:table-cell table:formula="of:=[.F445]*[.F445]" office:value-type="float" office:value="1477.56459106631" calcext:value-type="float">
            <text:p>1,477.56</text:p>
          </table:table-cell>
          <table:table-cell table:number-columns-repeated="57"/>
        </table:table-row>
        <table:table-row table:style-name="ro2"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/>
          <table:table-cell table:formula="of:=[.A446]*[.$J$3] + [.$I$3]" office:value-type="float" office:value="262.289849369643" calcext:value-type="float">
            <text:p>262.29</text:p>
          </table:table-cell>
          <table:table-cell table:formula="of:=[.D446]-[.B446]" office:value-type="float" office:value="57.8672159094765" calcext:value-type="float">
            <text:p>57.87</text:p>
          </table:table-cell>
          <table:table-cell table:formula="of:=ABS([.E446])" office:value-type="float" office:value="57.8672159094765" calcext:value-type="float">
            <text:p>57.87</text:p>
          </table:table-cell>
          <table:table-cell table:formula="of:=[.F446]*[.F446]" office:value-type="float" office:value="3348.61467711397" calcext:value-type="float">
            <text:p>3,348.61</text:p>
          </table:table-cell>
          <table:table-cell table:number-columns-repeated="57"/>
        </table:table-row>
        <table:table-row table:style-name="ro2"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/>
          <table:table-cell table:formula="of:=[.A447]*[.$J$3] + [.$I$3]" office:value-type="float" office:value="197.642948646737" calcext:value-type="float">
            <text:p>197.64</text:p>
          </table:table-cell>
          <table:table-cell table:formula="of:=[.D447]-[.B447]" office:value-type="float" office:value="15.1748912140577" calcext:value-type="float">
            <text:p>15.17</text:p>
          </table:table-cell>
          <table:table-cell table:formula="of:=ABS([.E447])" office:value-type="float" office:value="15.1748912140577" calcext:value-type="float">
            <text:p>15.17</text:p>
          </table:table-cell>
          <table:table-cell table:formula="of:=[.F447]*[.F447]" office:value-type="float" office:value="230.277323358487" calcext:value-type="float">
            <text:p>230.28</text:p>
          </table:table-cell>
          <table:table-cell table:number-columns-repeated="57"/>
        </table:table-row>
        <table:table-row table:style-name="ro2"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/>
          <table:table-cell table:formula="of:=[.A448]*[.$J$3] + [.$I$3]" office:value-type="float" office:value="226.04320029982" calcext:value-type="float">
            <text:p>226.04</text:p>
          </table:table-cell>
          <table:table-cell table:formula="of:=[.D448]-[.B448]" office:value-type="float" office:value="42.3453735004297" calcext:value-type="float">
            <text:p>42.35</text:p>
          </table:table-cell>
          <table:table-cell table:formula="of:=ABS([.E448])" office:value-type="float" office:value="42.3453735004297" calcext:value-type="float">
            <text:p>42.35</text:p>
          </table:table-cell>
          <table:table-cell table:formula="of:=[.F448]*[.F448]" office:value-type="float" office:value="1793.13065689089" calcext:value-type="float">
            <text:p>1,793.13</text:p>
          </table:table-cell>
          <table:table-cell table:number-columns-repeated="57"/>
        </table:table-row>
        <table:table-row table:style-name="ro2"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/>
          <table:table-cell table:formula="of:=[.A449]*[.$J$3] + [.$I$3]" office:value-type="float" office:value="128.153482888708" calcext:value-type="float">
            <text:p>128.15</text:p>
          </table:table-cell>
          <table:table-cell table:formula="of:=[.D449]-[.B449]" office:value-type="float" office:value="7.20113983973057" calcext:value-type="float">
            <text:p>7.20</text:p>
          </table:table-cell>
          <table:table-cell table:formula="of:=ABS([.E449])" office:value-type="float" office:value="7.20113983973057" calcext:value-type="float">
            <text:p>7.20</text:p>
          </table:table-cell>
          <table:table-cell table:formula="of:=[.F449]*[.F449]" office:value-type="float" office:value="51.8564149913549" calcext:value-type="float">
            <text:p>51.86</text:p>
          </table:table-cell>
          <table:table-cell table:number-columns-repeated="57"/>
        </table:table-row>
        <table:table-row table:style-name="ro2"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/>
          <table:table-cell table:formula="of:=[.A450]*[.$J$3] + [.$I$3]" office:value-type="float" office:value="178.721556189602" calcext:value-type="float">
            <text:p>178.72</text:p>
          </table:table-cell>
          <table:table-cell table:formula="of:=[.D450]-[.B450]" office:value-type="float" office:value="44.8667299582103" calcext:value-type="float">
            <text:p>44.87</text:p>
          </table:table-cell>
          <table:table-cell table:formula="of:=ABS([.E450])" office:value-type="float" office:value="44.8667299582103" calcext:value-type="float">
            <text:p>44.87</text:p>
          </table:table-cell>
          <table:table-cell table:formula="of:=[.F450]*[.F450]" office:value-type="float" office:value="2013.02345714297" calcext:value-type="float">
            <text:p>2,013.02</text:p>
          </table:table-cell>
          <table:table-cell table:number-columns-repeated="57"/>
        </table:table-row>
        <table:table-row table:style-name="ro2"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/>
          <table:table-cell table:formula="of:=[.A451]*[.$J$3] + [.$I$3]" office:value-type="float" office:value="197.009663051498" calcext:value-type="float">
            <text:p>197.01</text:p>
          </table:table-cell>
          <table:table-cell table:formula="of:=[.D451]-[.B451]" office:value-type="float" office:value="57.2663827556145" calcext:value-type="float">
            <text:p>57.27</text:p>
          </table:table-cell>
          <table:table-cell table:formula="of:=ABS([.E451])" office:value-type="float" office:value="57.2663827556145" calcext:value-type="float">
            <text:p>57.27</text:p>
          </table:table-cell>
          <table:table-cell table:formula="of:=[.F451]*[.F451]" office:value-type="float" office:value="3279.43859391254" calcext:value-type="float">
            <text:p>3,279.44</text:p>
          </table:table-cell>
          <table:table-cell table:number-columns-repeated="57"/>
        </table:table-row>
        <table:table-row table:style-name="ro2"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/>
          <table:table-cell table:formula="of:=[.A452]*[.$J$3] + [.$I$3]" office:value-type="float" office:value="240.630128025713" calcext:value-type="float">
            <text:p>240.63</text:p>
          </table:table-cell>
          <table:table-cell table:formula="of:=[.D452]-[.B452]" office:value-type="float" office:value="45.6560120984658" calcext:value-type="float">
            <text:p>45.66</text:p>
          </table:table-cell>
          <table:table-cell table:formula="of:=ABS([.E452])" office:value-type="float" office:value="45.6560120984658" calcext:value-type="float">
            <text:p>45.66</text:p>
          </table:table-cell>
          <table:table-cell table:formula="of:=[.F452]*[.F452]" office:value-type="float" office:value="2084.47144073525" calcext:value-type="float">
            <text:p>2,084.47</text:p>
          </table:table-cell>
          <table:table-cell table:number-columns-repeated="57"/>
        </table:table-row>
        <table:table-row table:style-name="ro2"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/>
          <table:table-cell table:formula="of:=[.A453]*[.$J$3] + [.$I$3]" office:value-type="float" office:value="106.928784444152" calcext:value-type="float">
            <text:p>106.93</text:p>
          </table:table-cell>
          <table:table-cell table:formula="of:=[.D453]-[.B453]" office:value-type="float" office:value="4.84045807631237" calcext:value-type="float">
            <text:p>4.84</text:p>
          </table:table-cell>
          <table:table-cell table:formula="of:=ABS([.E453])" office:value-type="float" office:value="4.84045807631237" calcext:value-type="float">
            <text:p>4.84</text:p>
          </table:table-cell>
          <table:table-cell table:formula="of:=[.F453]*[.F453]" office:value-type="float" office:value="23.4300343885377" calcext:value-type="float">
            <text:p>23.43</text:p>
          </table:table-cell>
          <table:table-cell table:number-columns-repeated="57"/>
        </table:table-row>
        <table:table-row table:style-name="ro2"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/>
          <table:table-cell table:formula="of:=[.A454]*[.$J$3] + [.$I$3]" office:value-type="float" office:value="136.983681254737" calcext:value-type="float">
            <text:p>136.98</text:p>
          </table:table-cell>
          <table:table-cell table:formula="of:=[.D454]-[.B454]" office:value-type="float" office:value="30.6886798956122" calcext:value-type="float">
            <text:p>30.69</text:p>
          </table:table-cell>
          <table:table-cell table:formula="of:=ABS([.E454])" office:value-type="float" office:value="30.6886798956122" calcext:value-type="float">
            <text:p>30.69</text:p>
          </table:table-cell>
          <table:table-cell table:formula="of:=[.F454]*[.F454]" office:value-type="float" office:value="941.795073735355" calcext:value-type="float">
            <text:p>941.80</text:p>
          </table:table-cell>
          <table:table-cell table:number-columns-repeated="57"/>
        </table:table-row>
        <table:table-row table:style-name="ro2"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/>
          <table:table-cell table:formula="of:=[.A455]*[.$J$3] + [.$I$3]" office:value-type="float" office:value="265.023594309207" calcext:value-type="float">
            <text:p>265.02</text:p>
          </table:table-cell>
          <table:table-cell table:formula="of:=[.D455]-[.B455]" office:value-type="float" office:value="54.3870705426745" calcext:value-type="float">
            <text:p>54.39</text:p>
          </table:table-cell>
          <table:table-cell table:formula="of:=ABS([.E455])" office:value-type="float" office:value="54.3870705426745" calcext:value-type="float">
            <text:p>54.39</text:p>
          </table:table-cell>
          <table:table-cell table:formula="of:=[.F455]*[.F455]" office:value-type="float" office:value="2957.95344221385" calcext:value-type="float">
            <text:p>2,957.95</text:p>
          </table:table-cell>
          <table:table-cell table:number-columns-repeated="57"/>
        </table:table-row>
        <table:table-row table:style-name="ro2"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/>
          <table:table-cell table:formula="of:=[.A456]*[.$J$3] + [.$I$3]" office:value-type="float" office:value="162.477273686046" calcext:value-type="float">
            <text:p>162.48</text:p>
          </table:table-cell>
          <table:table-cell table:formula="of:=[.D456]-[.B456]" office:value-type="float" office:value="32.197559569856" calcext:value-type="float">
            <text:p>32.20</text:p>
          </table:table-cell>
          <table:table-cell table:formula="of:=ABS([.E456])" office:value-type="float" office:value="32.197559569856" calcext:value-type="float">
            <text:p>32.20</text:p>
          </table:table-cell>
          <table:table-cell table:formula="of:=[.F456]*[.F456]" office:value-type="float" office:value="1036.68284225443" calcext:value-type="float">
            <text:p>1,036.68</text:p>
          </table:table-cell>
          <table:table-cell table:number-columns-repeated="57"/>
        </table:table-row>
        <table:table-row table:style-name="ro2"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/>
          <table:table-cell table:formula="of:=[.A457]*[.$J$3] + [.$I$3]" office:value-type="float" office:value="272.14662046884" calcext:value-type="float">
            <text:p>272.15</text:p>
          </table:table-cell>
          <table:table-cell table:formula="of:=[.D457]-[.B457]" office:value-type="float" office:value="55.46030521035" calcext:value-type="float">
            <text:p>55.46</text:p>
          </table:table-cell>
          <table:table-cell table:formula="of:=ABS([.E457])" office:value-type="float" office:value="55.46030521035" calcext:value-type="float">
            <text:p>55.46</text:p>
          </table:table-cell>
          <table:table-cell table:formula="of:=[.F457]*[.F457]" office:value-type="float" office:value="3075.84545402517" calcext:value-type="float">
            <text:p>3,075.85</text:p>
          </table:table-cell>
          <table:table-cell table:number-columns-repeated="57"/>
        </table:table-row>
        <table:table-row table:style-name="ro2"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/>
          <table:table-cell table:formula="of:=[.A458]*[.$J$3] + [.$I$3]" office:value-type="float" office:value="229.949638613338" calcext:value-type="float">
            <text:p>229.95</text:p>
          </table:table-cell>
          <table:table-cell table:formula="of:=[.D458]-[.B458]" office:value-type="float" office:value="39.1005685357536" calcext:value-type="float">
            <text:p>39.10</text:p>
          </table:table-cell>
          <table:table-cell table:formula="of:=ABS([.E458])" office:value-type="float" office:value="39.1005685357536" calcext:value-type="float">
            <text:p>39.10</text:p>
          </table:table-cell>
          <table:table-cell table:formula="of:=[.F458]*[.F458]" office:value-type="float" office:value="1528.85445981916" calcext:value-type="float">
            <text:p>1,528.85</text:p>
          </table:table-cell>
          <table:table-cell table:number-columns-repeated="57"/>
        </table:table-row>
        <table:table-row table:style-name="ro2"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/>
          <table:table-cell table:formula="of:=[.A459]*[.$J$3] + [.$I$3]" office:value-type="float" office:value="201.831008619091" calcext:value-type="float">
            <text:p>201.83</text:p>
          </table:table-cell>
          <table:table-cell table:formula="of:=[.D459]-[.B459]" office:value-type="float" office:value="23.6619180954643" calcext:value-type="float">
            <text:p>23.66</text:p>
          </table:table-cell>
          <table:table-cell table:formula="of:=ABS([.E459])" office:value-type="float" office:value="23.6619180954643" calcext:value-type="float">
            <text:p>23.66</text:p>
          </table:table-cell>
          <table:table-cell table:formula="of:=[.F459]*[.F459]" office:value-type="float" office:value="559.886367956462" calcext:value-type="float">
            <text:p>559.89</text:p>
          </table:table-cell>
          <table:table-cell table:number-columns-repeated="57"/>
        </table:table-row>
        <table:table-row table:style-name="ro2"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/>
          <table:table-cell table:formula="of:=[.A460]*[.$J$3] + [.$I$3]" office:value-type="float" office:value="218.666158277935" calcext:value-type="float">
            <text:p>218.67</text:p>
          </table:table-cell>
          <table:table-cell table:formula="of:=[.D460]-[.B460]" office:value-type="float" office:value="65.5675166519992" calcext:value-type="float">
            <text:p>65.57</text:p>
          </table:table-cell>
          <table:table-cell table:formula="of:=ABS([.E460])" office:value-type="float" office:value="65.5675166519992" calcext:value-type="float">
            <text:p>65.57</text:p>
          </table:table-cell>
          <table:table-cell table:formula="of:=[.F460]*[.F460]" office:value-type="float" office:value="4299.09923991019" calcext:value-type="float">
            <text:p>4,299.10</text:p>
          </table:table-cell>
          <table:table-cell table:number-columns-repeated="57"/>
        </table:table-row>
        <table:table-row table:style-name="ro2"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/>
          <table:table-cell table:formula="of:=[.A461]*[.$J$3] + [.$I$3]" office:value-type="float" office:value="219.199041449184" calcext:value-type="float">
            <text:p>219.20</text:p>
          </table:table-cell>
          <table:table-cell table:formula="of:=[.D461]-[.B461]" office:value-type="float" office:value="32.909248477632" calcext:value-type="float">
            <text:p>32.91</text:p>
          </table:table-cell>
          <table:table-cell table:formula="of:=ABS([.E461])" office:value-type="float" office:value="32.909248477632" calcext:value-type="float">
            <text:p>32.91</text:p>
          </table:table-cell>
          <table:table-cell table:formula="of:=[.F461]*[.F461]" office:value-type="float" office:value="1083.01863536253" calcext:value-type="float">
            <text:p>1,083.02</text:p>
          </table:table-cell>
          <table:table-cell table:number-columns-repeated="57"/>
        </table:table-row>
        <table:table-row table:style-name="ro2"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/>
          <table:table-cell table:formula="of:=[.A462]*[.$J$3] + [.$I$3]" office:value-type="float" office:value="160.814461673219" calcext:value-type="float">
            <text:p>160.81</text:p>
          </table:table-cell>
          <table:table-cell table:formula="of:=[.D462]-[.B462]" office:value-type="float" office:value="15.4978784946298" calcext:value-type="float">
            <text:p>15.50</text:p>
          </table:table-cell>
          <table:table-cell table:formula="of:=ABS([.E462])" office:value-type="float" office:value="15.4978784946298" calcext:value-type="float">
            <text:p>15.50</text:p>
          </table:table-cell>
          <table:table-cell table:formula="of:=[.F462]*[.F462]" office:value-type="float" office:value="240.184237834309" calcext:value-type="float">
            <text:p>240.18</text:p>
          </table:table-cell>
          <table:table-cell table:number-columns-repeated="57"/>
        </table:table-row>
        <table:table-row table:style-name="ro2"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/>
          <table:table-cell table:formula="of:=[.A463]*[.$J$3] + [.$I$3]" office:value-type="float" office:value="108.350340728878" calcext:value-type="float">
            <text:p>108.35</text:p>
          </table:table-cell>
          <table:table-cell table:formula="of:=[.D463]-[.B463]" office:value-type="float" office:value="9.97770191041096" calcext:value-type="float">
            <text:p>9.98</text:p>
          </table:table-cell>
          <table:table-cell table:formula="of:=ABS([.E463])" office:value-type="float" office:value="9.97770191041096" calcext:value-type="float">
            <text:p>9.98</text:p>
          </table:table-cell>
          <table:table-cell table:formula="of:=[.F463]*[.F463]" office:value-type="float" office:value="99.5545354130185" calcext:value-type="float">
            <text:p>99.55</text:p>
          </table:table-cell>
          <table:table-cell table:number-columns-repeated="57"/>
        </table:table-row>
        <table:table-row table:style-name="ro2"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/>
          <table:table-cell table:formula="of:=[.A464]*[.$J$3] + [.$I$3]" office:value-type="float" office:value="194.305559790398" calcext:value-type="float">
            <text:p>194.31</text:p>
          </table:table-cell>
          <table:table-cell table:formula="of:=[.D464]-[.B464]" office:value-type="float" office:value="48.7263510547224" calcext:value-type="float">
            <text:p>48.73</text:p>
          </table:table-cell>
          <table:table-cell table:formula="of:=ABS([.E464])" office:value-type="float" office:value="48.7263510547224" calcext:value-type="float">
            <text:p>48.73</text:p>
          </table:table-cell>
          <table:table-cell table:formula="of:=[.F464]*[.F464]" office:value-type="float" office:value="2374.25728710805" calcext:value-type="float">
            <text:p>2,374.26</text:p>
          </table:table-cell>
          <table:table-cell table:number-columns-repeated="57"/>
        </table:table-row>
        <table:table-row table:style-name="ro2"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/>
          <table:table-cell table:formula="of:=[.A465]*[.$J$3] + [.$I$3]" office:value-type="float" office:value="165.232272848389" calcext:value-type="float">
            <text:p>165.23</text:p>
          </table:table-cell>
          <table:table-cell table:formula="of:=[.D465]-[.B465]" office:value-type="float" office:value="19.8285854675572" calcext:value-type="float">
            <text:p>19.83</text:p>
          </table:table-cell>
          <table:table-cell table:formula="of:=ABS([.E465])" office:value-type="float" office:value="19.8285854675572" calcext:value-type="float">
            <text:p>19.83</text:p>
          </table:table-cell>
          <table:table-cell table:formula="of:=[.F465]*[.F465]" office:value-type="float" office:value="393.172801644222" calcext:value-type="float">
            <text:p>393.17</text:p>
          </table:table-cell>
          <table:table-cell table:number-columns-repeated="57"/>
        </table:table-row>
        <table:table-row table:style-name="ro2"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/>
          <table:table-cell table:formula="of:=[.A466]*[.$J$3] + [.$I$3]" office:value-type="float" office:value="187.178165979677" calcext:value-type="float">
            <text:p>187.18</text:p>
          </table:table-cell>
          <table:table-cell table:formula="of:=[.D466]-[.B466]" office:value-type="float" office:value="42.0977616501878" calcext:value-type="float">
            <text:p>42.10</text:p>
          </table:table-cell>
          <table:table-cell table:formula="of:=ABS([.E466])" office:value-type="float" office:value="42.0977616501878" calcext:value-type="float">
            <text:p>42.10</text:p>
          </table:table-cell>
          <table:table-cell table:formula="of:=[.F466]*[.F466]" office:value-type="float" office:value="1772.22153595602" calcext:value-type="float">
            <text:p>1,772.22</text:p>
          </table:table-cell>
          <table:table-cell table:number-columns-repeated="57"/>
        </table:table-row>
        <table:table-row table:style-name="ro2"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/>
          <table:table-cell table:formula="of:=[.A467]*[.$J$3] + [.$I$3]" office:value-type="float" office:value="112.138258513957" calcext:value-type="float">
            <text:p>112.14</text:p>
          </table:table-cell>
          <table:table-cell table:formula="of:=[.D467]-[.B467]" office:value-type="float" office:value="-1.27763197916177" calcext:value-type="float">
            <text:p>-1.28</text:p>
          </table:table-cell>
          <table:table-cell table:formula="of:=ABS([.E467])" office:value-type="float" office:value="1.27763197916177" calcext:value-type="float">
            <text:p>1.28</text:p>
          </table:table-cell>
          <table:table-cell table:formula="of:=[.F467]*[.F467]" office:value-type="float" office:value="1.63234347417682" calcext:value-type="float">
            <text:p>1.63</text:p>
          </table:table-cell>
          <table:table-cell table:number-columns-repeated="57"/>
        </table:table-row>
        <table:table-row table:style-name="ro2"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/>
          <table:table-cell table:formula="of:=[.A468]*[.$J$3] + [.$I$3]" office:value-type="float" office:value="218.783447132482" calcext:value-type="float">
            <text:p>218.78</text:p>
          </table:table-cell>
          <table:table-cell table:formula="of:=[.D468]-[.B468]" office:value-type="float" office:value="23.5214568364176" calcext:value-type="float">
            <text:p>23.52</text:p>
          </table:table-cell>
          <table:table-cell table:formula="of:=ABS([.E468])" office:value-type="float" office:value="23.5214568364176" calcext:value-type="float">
            <text:p>23.52</text:p>
          </table:table-cell>
          <table:table-cell table:formula="of:=[.F468]*[.F468]" office:value-type="float" office:value="553.258931707455" calcext:value-type="float">
            <text:p>553.26</text:p>
          </table:table-cell>
          <table:table-cell table:number-columns-repeated="57"/>
        </table:table-row>
        <table:table-row table:style-name="ro2"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/>
          <table:table-cell table:formula="of:=[.A469]*[.$J$3] + [.$I$3]" office:value-type="float" office:value="117.5503316162" calcext:value-type="float">
            <text:p>117.55</text:p>
          </table:table-cell>
          <table:table-cell table:formula="of:=[.D469]-[.B469]" office:value-type="float" office:value="-1.20370896387369" calcext:value-type="float">
            <text:p>-1.20</text:p>
          </table:table-cell>
          <table:table-cell table:formula="of:=ABS([.E469])" office:value-type="float" office:value="1.20370896387369" calcext:value-type="float">
            <text:p>1.20</text:p>
          </table:table-cell>
          <table:table-cell table:formula="of:=[.F469]*[.F469]" office:value-type="float" office:value="1.44891526970988" calcext:value-type="float">
            <text:p>1.45</text:p>
          </table:table-cell>
          <table:table-cell table:number-columns-repeated="57"/>
        </table:table-row>
        <table:table-row table:style-name="ro2"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/>
          <table:table-cell table:formula="of:=[.A470]*[.$J$3] + [.$I$3]" office:value-type="float" office:value="280.758515139478" calcext:value-type="float">
            <text:p>280.76</text:p>
          </table:table-cell>
          <table:table-cell table:formula="of:=[.D470]-[.B470]" office:value-type="float" office:value="59.8127543958316" calcext:value-type="float">
            <text:p>59.81</text:p>
          </table:table-cell>
          <table:table-cell table:formula="of:=ABS([.E470])" office:value-type="float" office:value="59.8127543958316" calcext:value-type="float">
            <text:p>59.81</text:p>
          </table:table-cell>
          <table:table-cell table:formula="of:=[.F470]*[.F470]" office:value-type="float" office:value="3577.56558841607" calcext:value-type="float">
            <text:p>3,577.57</text:p>
          </table:table-cell>
          <table:table-cell table:number-columns-repeated="57"/>
        </table:table-row>
        <table:table-row table:style-name="ro2"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/>
          <table:table-cell table:formula="of:=[.A471]*[.$J$3] + [.$I$3]" office:value-type="float" office:value="197.156897629308" calcext:value-type="float">
            <text:p>197.16</text:p>
          </table:table-cell>
          <table:table-cell table:formula="of:=[.D471]-[.B471]" office:value-type="float" office:value="5.21040920213611" calcext:value-type="float">
            <text:p>5.21</text:p>
          </table:table-cell>
          <table:table-cell table:formula="of:=ABS([.E471])" office:value-type="float" office:value="5.21040920213611" calcext:value-type="float">
            <text:p>5.21</text:p>
          </table:table-cell>
          <table:table-cell table:formula="of:=[.F471]*[.F471]" office:value-type="float" office:value="27.1483640537046" calcext:value-type="float">
            <text:p>27.15</text:p>
          </table:table-cell>
          <table:table-cell table:number-columns-repeated="57"/>
        </table:table-row>
        <table:table-row table:style-name="ro2"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/>
          <table:table-cell table:formula="of:=[.A472]*[.$J$3] + [.$I$3]" office:value-type="float" office:value="284.348248072245" calcext:value-type="float">
            <text:p>284.35</text:p>
          </table:table-cell>
          <table:table-cell table:formula="of:=[.D472]-[.B472]" office:value-type="float" office:value="65.9327436142445" calcext:value-type="float">
            <text:p>65.93</text:p>
          </table:table-cell>
          <table:table-cell table:formula="of:=ABS([.E472])" office:value-type="float" office:value="65.9327436142445" calcext:value-type="float">
            <text:p>65.93</text:p>
          </table:table-cell>
          <table:table-cell table:formula="of:=[.F472]*[.F472]" office:value-type="float" office:value="4347.1266805017" calcext:value-type="float">
            <text:p>4,347.13</text:p>
          </table:table-cell>
          <table:table-cell table:number-columns-repeated="57"/>
        </table:table-row>
        <table:table-row table:style-name="ro2"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/>
          <table:table-cell table:formula="of:=[.A473]*[.$J$3] + [.$I$3]" office:value-type="float" office:value="105.01504358425" calcext:value-type="float">
            <text:p>105.02</text:p>
          </table:table-cell>
          <table:table-cell table:formula="of:=[.D473]-[.B473]" office:value-type="float" office:value="7.29255298654851" calcext:value-type="float">
            <text:p>7.29</text:p>
          </table:table-cell>
          <table:table-cell table:formula="of:=ABS([.E473])" office:value-type="float" office:value="7.29255298654851" calcext:value-type="float">
            <text:p>7.29</text:p>
          </table:table-cell>
          <table:table-cell table:formula="of:=[.F473]*[.F473]" office:value-type="float" office:value="53.1813290616177" calcext:value-type="float">
            <text:p>53.18</text:p>
          </table:table-cell>
          <table:table-cell table:number-columns-repeated="57"/>
        </table:table-row>
        <table:table-row table:style-name="ro2"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/>
          <table:table-cell table:formula="of:=[.A474]*[.$J$3] + [.$I$3]" office:value-type="float" office:value="164.786874085891" calcext:value-type="float">
            <text:p>164.79</text:p>
          </table:table-cell>
          <table:table-cell table:formula="of:=[.D474]-[.B474]" office:value-type="float" office:value="10.1316015220532" calcext:value-type="float">
            <text:p>10.13</text:p>
          </table:table-cell>
          <table:table-cell table:formula="of:=ABS([.E474])" office:value-type="float" office:value="10.1316015220532" calcext:value-type="float">
            <text:p>10.13</text:p>
          </table:table-cell>
          <table:table-cell table:formula="of:=[.F474]*[.F474]" office:value-type="float" office:value="102.649349401671" calcext:value-type="float">
            <text:p>102.65</text:p>
          </table:table-cell>
          <table:table-cell table:number-columns-repeated="57"/>
        </table:table-row>
        <table:table-row table:style-name="ro2"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/>
          <table:table-cell table:formula="of:=[.A475]*[.$J$3] + [.$I$3]" office:value-type="float" office:value="187.975483855622" calcext:value-type="float">
            <text:p>187.98</text:p>
          </table:table-cell>
          <table:table-cell table:formula="of:=[.D475]-[.B475]" office:value-type="float" office:value="48.3529107246623" calcext:value-type="float">
            <text:p>48.35</text:p>
          </table:table-cell>
          <table:table-cell table:formula="of:=ABS([.E475])" office:value-type="float" office:value="48.3529107246623" calcext:value-type="float">
            <text:p>48.35</text:p>
          </table:table-cell>
          <table:table-cell table:formula="of:=[.F475]*[.F475]" office:value-type="float" office:value="2338.00397554716" calcext:value-type="float">
            <text:p>2,338.00</text:p>
          </table:table-cell>
          <table:table-cell table:number-columns-repeated="57"/>
        </table:table-row>
        <table:table-row table:style-name="ro2"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/>
          <table:table-cell table:formula="of:=[.A476]*[.$J$3] + [.$I$3]" office:value-type="float" office:value="237.214147595972" calcext:value-type="float">
            <text:p>237.21</text:p>
          </table:table-cell>
          <table:table-cell table:formula="of:=[.D476]-[.B476]" office:value-type="float" office:value="42.6100862974235" calcext:value-type="float">
            <text:p>42.61</text:p>
          </table:table-cell>
          <table:table-cell table:formula="of:=ABS([.E476])" office:value-type="float" office:value="42.6100862974235" calcext:value-type="float">
            <text:p>42.61</text:p>
          </table:table-cell>
          <table:table-cell table:formula="of:=[.F476]*[.F476]" office:value-type="float" office:value="1815.61945427387" calcext:value-type="float">
            <text:p>1,815.62</text:p>
          </table:table-cell>
          <table:table-cell table:number-columns-repeated="57"/>
        </table:table-row>
        <table:table-row table:style-name="ro2"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/>
          <table:table-cell table:formula="of:=[.A477]*[.$J$3] + [.$I$3]" office:value-type="float" office:value="128.618283244126" calcext:value-type="float">
            <text:p>128.62</text:p>
          </table:table-cell>
          <table:table-cell table:formula="of:=[.D477]-[.B477]" office:value-type="float" office:value="11.9280681696266" calcext:value-type="float">
            <text:p>11.93</text:p>
          </table:table-cell>
          <table:table-cell table:formula="of:=ABS([.E477])" office:value-type="float" office:value="11.9280681696266" calcext:value-type="float">
            <text:p>11.93</text:p>
          </table:table-cell>
          <table:table-cell table:formula="of:=[.F477]*[.F477]" office:value-type="float" office:value="142.278810259259" calcext:value-type="float">
            <text:p>142.28</text:p>
          </table:table-cell>
          <table:table-cell table:number-columns-repeated="57"/>
        </table:table-row>
        <table:table-row table:style-name="ro2"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/>
          <table:table-cell table:formula="of:=[.A478]*[.$J$3] + [.$I$3]" office:value-type="float" office:value="192.99490124824" calcext:value-type="float">
            <text:p>192.99</text:p>
          </table:table-cell>
          <table:table-cell table:formula="of:=[.D478]-[.B478]" office:value-type="float" office:value="23.3776992931486" calcext:value-type="float">
            <text:p>23.38</text:p>
          </table:table-cell>
          <table:table-cell table:formula="of:=ABS([.E478])" office:value-type="float" office:value="23.3776992931486" calcext:value-type="float">
            <text:p>23.38</text:p>
          </table:table-cell>
          <table:table-cell table:formula="of:=[.F478]*[.F478]" office:value-type="float" office:value="546.516824240879" calcext:value-type="float">
            <text:p>546.52</text:p>
          </table:table-cell>
          <table:table-cell table:number-columns-repeated="57"/>
        </table:table-row>
        <table:table-row table:style-name="ro2"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/>
          <table:table-cell table:formula="of:=[.A479]*[.$J$3] + [.$I$3]" office:value-type="float" office:value="217.844421525806" calcext:value-type="float">
            <text:p>217.84</text:p>
          </table:table-cell>
          <table:table-cell table:formula="of:=[.D479]-[.B479]" office:value-type="float" office:value="39.6786198381464" calcext:value-type="float">
            <text:p>39.68</text:p>
          </table:table-cell>
          <table:table-cell table:formula="of:=ABS([.E479])" office:value-type="float" office:value="39.6786198381464" calcext:value-type="float">
            <text:p>39.68</text:p>
          </table:table-cell>
          <table:table-cell table:formula="of:=[.F479]*[.F479]" office:value-type="float" office:value="1574.39287226015" calcext:value-type="float">
            <text:p>1,574.39</text:p>
          </table:table-cell>
          <table:table-cell table:number-columns-repeated="57"/>
        </table:table-row>
        <table:table-row table:style-name="ro2"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/>
          <table:table-cell table:formula="of:=[.A480]*[.$J$3] + [.$I$3]" office:value-type="float" office:value="156.435530261022" calcext:value-type="float">
            <text:p>156.44</text:p>
          </table:table-cell>
          <table:table-cell table:formula="of:=[.D480]-[.B480]" office:value-type="float" office:value="26.31800948078" calcext:value-type="float">
            <text:p>26.32</text:p>
          </table:table-cell>
          <table:table-cell table:formula="of:=ABS([.E480])" office:value-type="float" office:value="26.31800948078" calcext:value-type="float">
            <text:p>26.32</text:p>
          </table:table-cell>
          <table:table-cell table:formula="of:=[.F480]*[.F480]" office:value-type="float" office:value="692.637623030426" calcext:value-type="float">
            <text:p>692.64</text:p>
          </table:table-cell>
          <table:table-cell table:number-columns-repeated="57"/>
        </table:table-row>
        <table:table-row table:style-name="ro2"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/>
          <table:table-cell table:formula="of:=[.A481]*[.$J$3] + [.$I$3]" office:value-type="float" office:value="166.244204028899" calcext:value-type="float">
            <text:p>166.24</text:p>
          </table:table-cell>
          <table:table-cell table:formula="of:=[.D481]-[.B481]" office:value-type="float" office:value="20.4185960056278" calcext:value-type="float">
            <text:p>20.42</text:p>
          </table:table-cell>
          <table:table-cell table:formula="of:=ABS([.E481])" office:value-type="float" office:value="20.4185960056278" calcext:value-type="float">
            <text:p>20.42</text:p>
          </table:table-cell>
          <table:table-cell table:formula="of:=[.F481]*[.F481]" office:value-type="float" office:value="416.91906284104" calcext:value-type="float">
            <text:p>416.92</text:p>
          </table:table-cell>
          <table:table-cell table:number-columns-repeated="57"/>
        </table:table-row>
        <table:table-row table:style-name="ro2"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/>
          <table:table-cell table:formula="of:=[.A482]*[.$J$3] + [.$I$3]" office:value-type="float" office:value="159.71447170868" calcext:value-type="float">
            <text:p>159.71</text:p>
          </table:table-cell>
          <table:table-cell table:formula="of:=[.D482]-[.B482]" office:value-type="float" office:value="25.2967966596284" calcext:value-type="float">
            <text:p>25.30</text:p>
          </table:table-cell>
          <table:table-cell table:formula="of:=ABS([.E482])" office:value-type="float" office:value="25.2967966596284" calcext:value-type="float">
            <text:p>25.30</text:p>
          </table:table-cell>
          <table:table-cell table:formula="of:=[.F482]*[.F482]" office:value-type="float" office:value="639.927921238588" calcext:value-type="float">
            <text:p>639.93</text:p>
          </table:table-cell>
          <table:table-cell table:number-columns-repeated="57"/>
        </table:table-row>
        <table:table-row table:style-name="ro2"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/>
          <table:table-cell table:formula="of:=[.A483]*[.$J$3] + [.$I$3]" office:value-type="float" office:value="219.802867731305" calcext:value-type="float">
            <text:p>219.80</text:p>
          </table:table-cell>
          <table:table-cell table:formula="of:=[.D483]-[.B483]" office:value-type="float" office:value="59.3596847491328" calcext:value-type="float">
            <text:p>59.36</text:p>
          </table:table-cell>
          <table:table-cell table:formula="of:=ABS([.E483])" office:value-type="float" office:value="59.3596847491328" calcext:value-type="float">
            <text:p>59.36</text:p>
          </table:table-cell>
          <table:table-cell table:formula="of:=[.F483]*[.F483]" office:value-type="float" office:value="3523.57217351643" calcext:value-type="float">
            <text:p>3,523.57</text:p>
          </table:table-cell>
          <table:table-cell table:number-columns-repeated="57"/>
        </table:table-row>
        <table:table-row table:style-name="ro2"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/>
          <table:table-cell table:formula="of:=[.A484]*[.$J$3] + [.$I$3]" office:value-type="float" office:value="201.034395491286" calcext:value-type="float">
            <text:p>201.03</text:p>
          </table:table-cell>
          <table:table-cell table:formula="of:=[.D484]-[.B484]" office:value-type="float" office:value="37.343706677286" calcext:value-type="float">
            <text:p>37.34</text:p>
          </table:table-cell>
          <table:table-cell table:formula="of:=ABS([.E484])" office:value-type="float" office:value="37.343706677286" calcext:value-type="float">
            <text:p>37.34</text:p>
          </table:table-cell>
          <table:table-cell table:formula="of:=[.F484]*[.F484]" office:value-type="float" office:value="1394.55242839917" calcext:value-type="float">
            <text:p>1,394.55</text:p>
          </table:table-cell>
          <table:table-cell table:number-columns-repeated="57"/>
        </table:table-row>
        <table:table-row table:style-name="ro2"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/>
          <table:table-cell table:formula="of:=[.A485]*[.$J$3] + [.$I$3]" office:value-type="float" office:value="174.347975259305" calcext:value-type="float">
            <text:p>174.35</text:p>
          </table:table-cell>
          <table:table-cell table:formula="of:=[.D485]-[.B485]" office:value-type="float" office:value="43.2271845228018" calcext:value-type="float">
            <text:p>43.23</text:p>
          </table:table-cell>
          <table:table-cell table:formula="of:=ABS([.E485])" office:value-type="float" office:value="43.2271845228018" calcext:value-type="float">
            <text:p>43.23</text:p>
          </table:table-cell>
          <table:table-cell table:formula="of:=[.F485]*[.F485]" office:value-type="float" office:value="1868.58948176836" calcext:value-type="float">
            <text:p>1,868.59</text:p>
          </table:table-cell>
          <table:table-cell table:number-columns-repeated="57"/>
        </table:table-row>
        <table:table-row table:style-name="ro2"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/>
          <table:table-cell table:formula="of:=[.A486]*[.$J$3] + [.$I$3]" office:value-type="float" office:value="120.311400798961" calcext:value-type="float">
            <text:p>120.31</text:p>
          </table:table-cell>
          <table:table-cell table:formula="of:=[.D486]-[.B486]" office:value-type="float" office:value="33.275984795643" calcext:value-type="float">
            <text:p>33.28</text:p>
          </table:table-cell>
          <table:table-cell table:formula="of:=ABS([.E486])" office:value-type="float" office:value="33.275984795643" calcext:value-type="float">
            <text:p>33.28</text:p>
          </table:table-cell>
          <table:table-cell table:formula="of:=[.F486]*[.F486]" office:value-type="float" office:value="1107.29116411987" calcext:value-type="float">
            <text:p>1,107.29</text:p>
          </table:table-cell>
          <table:table-cell table:number-columns-repeated="57"/>
        </table:table-row>
        <table:table-row table:style-name="ro2"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/>
          <table:table-cell table:formula="of:=[.A487]*[.$J$3] + [.$I$3]" office:value-type="float" office:value="244.670408476739" calcext:value-type="float">
            <text:p>244.67</text:p>
          </table:table-cell>
          <table:table-cell table:formula="of:=[.D487]-[.B487]" office:value-type="float" office:value="65.8190601412349" calcext:value-type="float">
            <text:p>65.82</text:p>
          </table:table-cell>
          <table:table-cell table:formula="of:=ABS([.E487])" office:value-type="float" office:value="65.8190601412349" calcext:value-type="float">
            <text:p>65.82</text:p>
          </table:table-cell>
          <table:table-cell table:formula="of:=[.F487]*[.F487]" office:value-type="float" office:value="4332.14867787549" calcext:value-type="float">
            <text:p>4,332.15</text:p>
          </table:table-cell>
          <table:table-cell table:number-columns-repeated="57"/>
        </table:table-row>
        <table:table-row table:style-name="ro2"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/>
          <table:table-cell table:formula="of:=[.A488]*[.$J$3] + [.$I$3]" office:value-type="float" office:value="254.375253866764" calcext:value-type="float">
            <text:p>254.38</text:p>
          </table:table-cell>
          <table:table-cell table:formula="of:=[.D488]-[.B488]" office:value-type="float" office:value="44.2407248247326" calcext:value-type="float">
            <text:p>44.24</text:p>
          </table:table-cell>
          <table:table-cell table:formula="of:=ABS([.E488])" office:value-type="float" office:value="44.2407248247326" calcext:value-type="float">
            <text:p>44.24</text:p>
          </table:table-cell>
          <table:table-cell table:formula="of:=[.F488]*[.F488]" office:value-type="float" office:value="1957.24173301771" calcext:value-type="float">
            <text:p>1,957.24</text:p>
          </table:table-cell>
          <table:table-cell table:number-columns-repeated="57"/>
        </table:table-row>
        <table:table-row table:style-name="ro2"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/>
          <table:table-cell table:formula="of:=[.A489]*[.$J$3] + [.$I$3]" office:value-type="float" office:value="183.827347921724" calcext:value-type="float">
            <text:p>183.83</text:p>
          </table:table-cell>
          <table:table-cell table:formula="of:=[.D489]-[.B489]" office:value-type="float" office:value="29.3464349207614" calcext:value-type="float">
            <text:p>29.35</text:p>
          </table:table-cell>
          <table:table-cell table:formula="of:=ABS([.E489])" office:value-type="float" office:value="29.3464349207614" calcext:value-type="float">
            <text:p>29.35</text:p>
          </table:table-cell>
          <table:table-cell table:formula="of:=[.F489]*[.F489]" office:value-type="float" office:value="861.213242558482" calcext:value-type="float">
            <text:p>861.21</text:p>
          </table:table-cell>
          <table:table-cell table:number-columns-repeated="57"/>
        </table:table-row>
        <table:table-row table:style-name="ro2"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/>
          <table:table-cell table:formula="of:=[.A490]*[.$J$3] + [.$I$3]" office:value-type="float" office:value="182.857661310433" calcext:value-type="float">
            <text:p>182.86</text:p>
          </table:table-cell>
          <table:table-cell table:formula="of:=[.D490]-[.B490]" office:value-type="float" office:value="47.2094489827912" calcext:value-type="float">
            <text:p>47.21</text:p>
          </table:table-cell>
          <table:table-cell table:formula="of:=ABS([.E490])" office:value-type="float" office:value="47.2094489827912" calcext:value-type="float">
            <text:p>47.21</text:p>
          </table:table-cell>
          <table:table-cell table:formula="of:=[.F490]*[.F490]" office:value-type="float" office:value="2228.73207325876" calcext:value-type="float">
            <text:p>2,228.73</text:p>
          </table:table-cell>
          <table:table-cell table:number-columns-repeated="57"/>
        </table:table-row>
        <table:table-row table:style-name="ro2"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/>
          <table:table-cell table:formula="of:=[.A491]*[.$J$3] + [.$I$3]" office:value-type="float" office:value="189.523807266756" calcext:value-type="float">
            <text:p>189.52</text:p>
          </table:table-cell>
          <table:table-cell table:formula="of:=[.D491]-[.B491]" office:value-type="float" office:value="49.34432393606" calcext:value-type="float">
            <text:p>49.34</text:p>
          </table:table-cell>
          <table:table-cell table:formula="of:=ABS([.E491])" office:value-type="float" office:value="49.34432393606" calcext:value-type="float">
            <text:p>49.34</text:p>
          </table:table-cell>
          <table:table-cell table:formula="of:=[.F491]*[.F491]" office:value-type="float" office:value="2434.86230470682" calcext:value-type="float">
            <text:p>2,434.86</text:p>
          </table:table-cell>
          <table:table-cell table:number-columns-repeated="57"/>
        </table:table-row>
        <table:table-row table:style-name="ro2"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/>
          <table:table-cell table:formula="of:=[.A492]*[.$J$3] + [.$I$3]" office:value-type="float" office:value="188.377534563703" calcext:value-type="float">
            <text:p>188.38</text:p>
          </table:table-cell>
          <table:table-cell table:formula="of:=[.D492]-[.B492]" office:value-type="float" office:value="42.7523503663772" calcext:value-type="float">
            <text:p>42.75</text:p>
          </table:table-cell>
          <table:table-cell table:formula="of:=ABS([.E492])" office:value-type="float" office:value="42.7523503663772" calcext:value-type="float">
            <text:p>42.75</text:p>
          </table:table-cell>
          <table:table-cell table:formula="of:=[.F492]*[.F492]" office:value-type="float" office:value="1827.76346184947" calcext:value-type="float">
            <text:p>1,827.76</text:p>
          </table:table-cell>
          <table:table-cell table:number-columns-repeated="57"/>
        </table:table-row>
        <table:table-row table:style-name="ro2"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/>
          <table:table-cell table:formula="of:=[.A493]*[.$J$3] + [.$I$3]" office:value-type="float" office:value="258.990618174328" calcext:value-type="float">
            <text:p>258.99</text:p>
          </table:table-cell>
          <table:table-cell table:formula="of:=[.D493]-[.B493]" office:value-type="float" office:value="66.2635819234066" calcext:value-type="float">
            <text:p>66.26</text:p>
          </table:table-cell>
          <table:table-cell table:formula="of:=ABS([.E493])" office:value-type="float" office:value="66.2635819234066" calcext:value-type="float">
            <text:p>66.26</text:p>
          </table:table-cell>
          <table:table-cell table:formula="of:=[.F493]*[.F493]" office:value-type="float" office:value="4390.86228932001" calcext:value-type="float">
            <text:p>4,390.86</text:p>
          </table:table-cell>
          <table:table-cell table:number-columns-repeated="57"/>
        </table:table-row>
        <table:table-row table:style-name="ro2"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/>
          <table:table-cell table:formula="of:=[.A494]*[.$J$3] + [.$I$3]" office:value-type="float" office:value="150.665104105738" calcext:value-type="float">
            <text:p>150.67</text:p>
          </table:table-cell>
          <table:table-cell table:formula="of:=[.D494]-[.B494]" office:value-type="float" office:value="6.36591419606955" calcext:value-type="float">
            <text:p>6.37</text:p>
          </table:table-cell>
          <table:table-cell table:formula="of:=ABS([.E494])" office:value-type="float" office:value="6.36591419606955" calcext:value-type="float">
            <text:p>6.37</text:p>
          </table:table-cell>
          <table:table-cell table:formula="of:=[.F494]*[.F494]" office:value-type="float" office:value="40.5248635517199" calcext:value-type="float">
            <text:p>40.52</text:p>
          </table:table-cell>
          <table:table-cell table:number-columns-repeated="57"/>
        </table:table-row>
        <table:table-row table:style-name="ro2"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/>
          <table:table-cell table:formula="of:=[.A495]*[.$J$3] + [.$I$3]" office:value-type="float" office:value="97.8706597452864" calcext:value-type="float">
            <text:p>97.87</text:p>
          </table:table-cell>
          <table:table-cell table:formula="of:=[.D495]-[.B495]" office:value-type="float" office:value="2.19178816412179" calcext:value-type="float">
            <text:p>2.19</text:p>
          </table:table-cell>
          <table:table-cell table:formula="of:=ABS([.E495])" office:value-type="float" office:value="2.19178816412179" calcext:value-type="float">
            <text:p>2.19</text:p>
          </table:table-cell>
          <table:table-cell table:formula="of:=[.F495]*[.F495]" office:value-type="float" office:value="4.80393535638436" calcext:value-type="float">
            <text:p>4.80</text:p>
          </table:table-cell>
          <table:table-cell table:number-columns-repeated="57"/>
        </table:table-row>
        <table:table-row table:style-name="ro2"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/>
          <table:table-cell table:formula="of:=[.A496]*[.$J$3] + [.$I$3]" office:value-type="float" office:value="192.862375061551" calcext:value-type="float">
            <text:p>192.86</text:p>
          </table:table-cell>
          <table:table-cell table:formula="of:=[.D496]-[.B496]" office:value-type="float" office:value="13.1579650027252" calcext:value-type="float">
            <text:p>13.16</text:p>
          </table:table-cell>
          <table:table-cell table:formula="of:=ABS([.E496])" office:value-type="float" office:value="13.1579650027252" calcext:value-type="float">
            <text:p>13.16</text:p>
          </table:table-cell>
          <table:table-cell table:formula="of:=[.F496]*[.F496]" office:value-type="float" office:value="173.132043012942" calcext:value-type="float">
            <text:p>173.13</text:p>
          </table:table-cell>
          <table:table-cell table:number-columns-repeated="57"/>
        </table:table-row>
        <table:table-row table:style-name="ro2"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/>
          <table:table-cell table:formula="of:=[.A497]*[.$J$3] + [.$I$3]" office:value-type="float" office:value="262.119343635102" calcext:value-type="float">
            <text:p>262.12</text:p>
          </table:table-cell>
          <table:table-cell table:formula="of:=[.D497]-[.B497]" office:value-type="float" office:value="59.966388247117" calcext:value-type="float">
            <text:p>59.97</text:p>
          </table:table-cell>
          <table:table-cell table:formula="of:=ABS([.E497])" office:value-type="float" office:value="59.966388247117" calcext:value-type="float">
            <text:p>59.97</text:p>
          </table:table-cell>
          <table:table-cell table:formula="of:=[.F497]*[.F497]" office:value-type="float" office:value="3595.96771940398" calcext:value-type="float">
            <text:p>3,595.97</text:p>
          </table:table-cell>
          <table:table-cell table:number-columns-repeated="57"/>
        </table:table-row>
        <table:table-row table:style-name="ro2"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/>
          <table:table-cell table:formula="of:=[.A498]*[.$J$3] + [.$I$3]" office:value-type="float" office:value="252.094659106896" calcext:value-type="float">
            <text:p>252.09</text:p>
          </table:table-cell>
          <table:table-cell table:formula="of:=[.D498]-[.B498]" office:value-type="float" office:value="58.01404688945" calcext:value-type="float">
            <text:p>58.01</text:p>
          </table:table-cell>
          <table:table-cell table:formula="of:=ABS([.E498])" office:value-type="float" office:value="58.01404688945" calcext:value-type="float">
            <text:p>58.01</text:p>
          </table:table-cell>
          <table:table-cell table:formula="of:=[.F498]*[.F498]" office:value-type="float" office:value="3365.6296364913" calcext:value-type="float">
            <text:p>3,365.63</text:p>
          </table:table-cell>
          <table:table-cell table:number-columns-repeated="57"/>
        </table:table-row>
        <table:table-row table:style-name="ro2"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/>
          <table:table-cell table:formula="of:=[.A499]*[.$J$3] + [.$I$3]" office:value-type="float" office:value="311.999484554818" calcext:value-type="float">
            <text:p>312.00</text:p>
          </table:table-cell>
          <table:table-cell table:formula="of:=[.D499]-[.B499]" office:value-type="float" office:value="87.5590253589946" calcext:value-type="float">
            <text:p>87.56</text:p>
          </table:table-cell>
          <table:table-cell table:formula="of:=ABS([.E499])" office:value-type="float" office:value="87.5590253589946" calcext:value-type="float">
            <text:p>87.56</text:p>
          </table:table-cell>
          <table:table-cell table:formula="of:=[.F499]*[.F499]" office:value-type="float" office:value="7666.58292181706" calcext:value-type="float">
            <text:p>7,666.58</text:p>
          </table:table-cell>
          <table:table-cell table:number-columns-repeated="57"/>
        </table:table-row>
        <table:table-row table:style-name="ro2"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/>
          <table:table-cell table:formula="of:=[.A500]*[.$J$3] + [.$I$3]" office:value-type="float" office:value="297.51945892203" calcext:value-type="float">
            <text:p>297.52</text:p>
          </table:table-cell>
          <table:table-cell table:formula="of:=[.D500]-[.B500]" office:value-type="float" office:value="82.28401872998" calcext:value-type="float">
            <text:p>82.28</text:p>
          </table:table-cell>
          <table:table-cell table:formula="of:=ABS([.E500])" office:value-type="float" office:value="82.28401872998" calcext:value-type="float">
            <text:p>82.28</text:p>
          </table:table-cell>
          <table:table-cell table:formula="of:=[.F500]*[.F500]" office:value-type="float" office:value="6770.65973835571" calcext:value-type="float">
            <text:p>6,770.66</text:p>
          </table:table-cell>
          <table:table-cell table:number-columns-repeated="57"/>
        </table:table-row>
        <table:table-row table:style-name="ro2"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/>
          <table:table-cell table:formula="of:=[.A501]*[.$J$3] + [.$I$3]" office:value-type="float" office:value="172.360412324416" calcext:value-type="float">
            <text:p>172.36</text:p>
          </table:table-cell>
          <table:table-cell table:formula="of:=[.D501]-[.B501]" office:value-type="float" office:value="32.4795476182566" calcext:value-type="float">
            <text:p>32.48</text:p>
          </table:table-cell>
          <table:table-cell table:formula="of:=ABS([.E501])" office:value-type="float" office:value="32.4795476182566" calcext:value-type="float">
            <text:p>32.48</text:p>
          </table:table-cell>
          <table:table-cell table:formula="of:=[.F501]*[.F501]" office:value-type="float" office:value="1054.9210134866" calcext:value-type="float">
            <text:p>1,054.92</text:p>
          </table:table-cell>
          <table:table-cell table:number-columns-repeated="57"/>
        </table:table-row>
        <table:table-row table:style-name="ro2"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/>
          <table:table-cell table:formula="of:=[.A502]*[.$J$3] + [.$I$3]" office:value-type="float" office:value="239.114894808004" calcext:value-type="float">
            <text:p>239.11</text:p>
          </table:table-cell>
          <table:table-cell table:formula="of:=[.D502]-[.B502]" office:value-type="float" office:value="34.2392031287966" calcext:value-type="float">
            <text:p>34.24</text:p>
          </table:table-cell>
          <table:table-cell table:formula="of:=ABS([.E502])" office:value-type="float" office:value="34.2392031287966" calcext:value-type="float">
            <text:p>34.24</text:p>
          </table:table-cell>
          <table:table-cell table:formula="of:=[.F502]*[.F502]" office:value-type="float" office:value="1172.32303089499" calcext:value-type="float">
            <text:p>1,172.32</text:p>
          </table:table-cell>
          <table:table-cell table:number-columns-repeated="57"/>
        </table:table-row>
        <table:table-row table:style-name="ro2"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/>
          <table:table-cell table:formula="of:=[.A503]*[.$J$3] + [.$I$3]" office:value-type="float" office:value="164.400804200807" calcext:value-type="float">
            <text:p>164.40</text:p>
          </table:table-cell>
          <table:table-cell table:formula="of:=[.D503]-[.B503]" office:value-type="float" office:value="22.0787644790838" calcext:value-type="float">
            <text:p>22.08</text:p>
          </table:table-cell>
          <table:table-cell table:formula="of:=ABS([.E503])" office:value-type="float" office:value="22.0787644790838" calcext:value-type="float">
            <text:p>22.08</text:p>
          </table:table-cell>
          <table:table-cell table:formula="of:=[.F503]*[.F503]" office:value-type="float" office:value="487.471840922851" calcext:value-type="float">
            <text:p>487.47</text:p>
          </table:table-cell>
          <table:table-cell table:number-columns-repeated="57"/>
        </table:table-row>
        <table:table-row table:style-name="ro2"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A504]*[.$J$3] + [.$I$3]" office:value-type="float" office:value="151.123567002214" calcext:value-type="float">
            <text:p>151.12</text:p>
          </table:table-cell>
          <table:table-cell table:formula="of:=[.D504]-[.B504]" office:value-type="float" office:value="14.3629972479286" calcext:value-type="float">
            <text:p>14.36</text:p>
          </table:table-cell>
          <table:table-cell table:formula="of:=ABS([.E504])" office:value-type="float" office:value="14.3629972479286" calcext:value-type="float">
            <text:p>14.36</text:p>
          </table:table-cell>
          <table:table-cell table:formula="of:=[.F504]*[.F504]" office:value-type="float" office:value="206.295689944004" calcext:value-type="float">
            <text:p>206.30</text:p>
          </table:table-cell>
          <table:table-cell table:number-columns-repeated="57"/>
        </table:table-row>
        <table:table-row table:style-name="ro2"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A505]*[.$J$3] + [.$I$3]" office:value-type="float" office:value="151.123567002214" calcext:value-type="float">
            <text:p>151.12</text:p>
          </table:table-cell>
          <table:table-cell table:formula="of:=[.D505]-[.B505]" office:value-type="float" office:value="14.3629972479286" calcext:value-type="float">
            <text:p>14.36</text:p>
          </table:table-cell>
          <table:table-cell table:formula="of:=ABS([.E505])" office:value-type="float" office:value="14.3629972479286" calcext:value-type="float">
            <text:p>14.36</text:p>
          </table:table-cell>
          <table:table-cell table:formula="of:=[.F505]*[.F505]" office:value-type="float" office:value="206.295689944004" calcext:value-type="float">
            <text:p>206.30</text:p>
          </table:table-cell>
          <table:table-cell table:number-columns-repeated="57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ender-height-weight--model" table:style-name="ta1">
        <table:shapes>
          <draw:frame draw:z-index="0" draw:style-name="gr4" draw:text-style-name="P3" svg:width="2.5701in" svg:height="2.0717in" svg:x="6.9571in" svg:y="1.2555in">
            <draw:text-box>
              <text:p text:style-name="P2">Guess at several values for a0, a1, and a2 (above) until, recording your guesses and their MSE here. You should be able to achieve less than 122 lbs^2 MSE and less than 1 lb weight error (H3) </text:p>
              <text:p text:style-name="P2">[delete this box]</text:p>
              <text:p text:style-name="P2"/>
              <text:p text:style-name="P2"/>
            </draw:text-box>
          </draw:frame>
          <draw:frame draw:z-index="1" draw:style-name="gr5" draw:text-style-name="P3" svg:width="1.0008in" svg:height="7.2984in" svg:x="1.2724in" svg:y="1.2654in">
            <draw:text-box>
              <text:p text:style-name="P2">USE an IF() function here to create a binary variable 1=Female, 0=Male</text:p>
              <text:p text:style-name="P2">(delete this box and fill column with your formula)</text:p>
              <text:p text:style-name="P2"/>
            </draw:text-box>
          </draw:frame>
          <draw:frame draw:z-index="2" draw:style-name="gr6" draw:text-style-name="P3" svg:width="0.8244in" svg:height="3.6925in" svg:x="4.285in" svg:y="1.5169in">
            <draw:text-box>
              <text:p text:style-name="P2">Edit the formula in this column to add a 3<text:span text:style-name="T1">rd</text:span> term for the feature variable “IsFemale”. Values for this variable are in column C. The variable $M$3 contains the “IsFemale” <text:s text:c="2"/>slope</text:p>
              <text:p text:style-name="P2">(delete this box)</text:p>
            </draw:text-box>
          </draw:frame>
        </table:shapes>
        <table:table-column table:style-name="co3" table:default-cell-style-name="ce1"/>
        <table:table-column table:style-name="co4" table:default-cell-style-name="ce2"/>
        <table:table-column table:style-name="co24" table:default-cell-style-name="ce9"/>
        <table:table-column table:style-name="co5" table:number-columns-repeated="2" table:default-cell-style-name="ce11"/>
        <table:table-column table:style-name="co17" table:default-cell-style-name="Default"/>
        <table:table-column table:style-name="co18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14"/>
        <table:table-column table:style-name="co19" table:default-cell-style-name="ce39"/>
        <table:table-column table:style-name="co19" table:number-columns-repeated="2" table:default-cell-style-name="ce14"/>
        <table:table-column table:style-name="co19" table:default-cell-style-name="ce39"/>
        <table:table-column table:style-name="co20" table:default-cell-style-name="ce14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" table:number-columns-repeated="41" table:default-cell-style-name="Default"/>
        <table:table-row table:style-name="ro7">
          <table:table-cell table:style-name="ce4"/>
          <table:table-cell table:style-name="Default" table:number-columns-repeated="4"/>
          <table:table-cell table:style-name="ce31" office:value-type="string" calcext:value-type="string">
            <text:p>Intercept:</text:p>
          </table:table-cell>
          <table:table-cell table:style-name="Default"/>
          <table:table-cell/>
          <table:table-cell table:style-name="ce6"/>
          <table:table-cell table:style-name="Default"/>
          <table:table-cell table:style-name="ce34" office:value-type="string" calcext:value-type="string">
            <text:p>Intercept</text:p>
          </table:table-cell>
          <table:table-cell table:style-name="ce44" office:value-type="string" calcext:value-type="string">
            <text:p>Height Slope</text:p>
          </table:table-cell>
          <table:table-cell table:style-name="ce44" office:value-type="string" calcext:value-type="string">
            <text:p>Female Slope</text:p>
          </table:table-cell>
          <table:table-cell table:style-name="ce34"/>
          <table:table-cell table:style-name="ce13"/>
          <table:table-cell table:number-columns-repeated="6"/>
          <table:table-cell table:style-name="ce12" table:number-columns-repeated="43"/>
        </table:table-row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8" office:value-type="string" calcext:value-type="string">
            <text:p>IsFemale (0/1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31"/>
          <table:table-cell table:style-name="ce32" office:value-type="string" calcext:value-type="string">
            <text:p>Predicted</text:p>
            <text:p>Weight</text:p>
          </table:table-cell>
          <table:table-cell table:style-name="ce6" office:value-type="string" calcext:value-type="string">
            <text:p>Weight Error</text:p>
          </table:table-cell>
          <table:table-cell table:style-name="ce6" office:value-type="string" calcext:value-type="string">
            <text:p>Square Error</text:p>
          </table:table-cell>
          <table:table-cell table:style-name="Default"/>
          <table:table-cell table:style-name="ce35" office:value-type="string" calcext:value-type="string">
            <text:p>a0</text:p>
          </table:table-cell>
          <table:table-cell table:style-name="ce40" office:value-type="string" calcext:value-type="string">
            <text:p>a1</text:p>
          </table:table-cell>
          <table:table-cell table:style-name="ce40" office:value-type="string" calcext:value-type="string">
            <text:p>a2</text:p>
          </table:table-cell>
          <table:table-cell table:style-name="ce35" office:value-type="string" calcext:value-type="string">
            <text:p>MSE</text:p>
          </table:table-cell>
          <table:table-cell table:style-name="Default"/>
          <table:table-cell table:number-columns-repeated="6"/>
          <table:table-cell table:style-name="ce12" table:number-columns-repeated="43"/>
        </table:table-row>
        <table:table-row table:style-name="ro2">
          <table:table-cell table:style-name="ce43" office:value-type="string" calcext:value-type="string">
            <text:p>total</text:p>
          </table:table-cell>
          <table:table-cell table:style-name="ce6"/>
          <table:table-cell table:style-name="ce8"/>
          <table:table-cell table:style-name="ce10" table:number-columns-repeated="2"/>
          <table:table-cell table:style-name="ce13" office:value-type="string" calcext:value-type="string">
            <text:p>Mean:</text:p>
          </table:table-cell>
          <table:table-cell table:style-name="Default"/>
          <table:table-cell table:style-name="ce33" table:formula="of:=AVERAGE([.H6:.H511])" office:value-type="float" office:value="6.35850172000781" calcext:value-type="float">
            <text:p>6.36</text:p>
          </table:table-cell>
          <table:table-cell table:style-name="ce42" table:formula="of:=AVERAGE([.$I6:.$I511])" office:value-type="float" office:value="184.680366851475" calcext:value-type="float">
            <text:p>185</text:p>
          </table:table-cell>
          <table:table-cell table:style-name="ce12"/>
          <table:table-cell table:style-name="ce36" office:value-type="float" office:value="-337" calcext:value-type="float">
            <text:p>-337</text:p>
          </table:table-cell>
          <table:table-cell table:style-name="ce41" office:value-type="float" office:value="7.6" calcext:value-type="float">
            <text:p>7.60</text:p>
          </table:table-cell>
          <table:table-cell table:style-name="ce41" office:value-type="float" office:value="-11" calcext:value-type="float">
            <text:p>-11.00</text:p>
          </table:table-cell>
          <table:table-cell table:style-name="ce42" table:formula="of:=AVERAGE([.$I6:.$I511])" office:value-type="float" office:value="184.680366851475" calcext:value-type="float">
            <text:p>185</text:p>
          </table:table-cell>
          <table:table-cell table:style-name="ce12"/>
          <table:table-cell table:number-columns-repeated="6"/>
          <table:table-cell table:style-name="ce12" table:number-columns-repeated="43"/>
        </table:table-row>
        <table:table-row table:style-name="ro2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32"/>
          <table:table-cell table:style-name="ce6"/>
          <table:table-cell table:style-name="ce32"/>
          <table:table-cell table:style-name="ce12"/>
          <table:table-cell table:style-name="Default"/>
          <table:table-cell table:style-name="ce12" table:number-columns-repeated="2"/>
          <table:table-cell table:style-name="ce37"/>
          <table:table-cell table:style-name="ce12"/>
          <table:table-cell table:number-columns-repeated="6"/>
          <table:table-cell table:style-name="ce12" table:number-columns-repeated="43"/>
        </table:table-row>
        <table:table-row table:style-name="ro2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32"/>
          <table:table-cell table:style-name="ce6"/>
          <table:table-cell table:style-name="ce32"/>
          <table:table-cell table:style-name="ce12"/>
          <table:table-cell table:style-name="ce38" office:value-type="string" calcext:value-type="string">
            <text:p>Parameter log (guesses at model parameters)</text:p>
          </table:table-cell>
          <table:table-cell table:style-name="ce12" table:number-columns-repeated="2"/>
          <table:table-cell table:style-name="ce37"/>
          <table:table-cell table:style-name="ce12"/>
          <table:table-cell table:number-columns-repeated="6"/>
          <table:table-cell table:style-name="ce12" table:number-columns-repeated="4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formula="of:= [.$L$3]*[.D6]  + [.$K$3]" office:value-type="float" office:value="172.495375718564" calcext:value-type="float">
            <text:p>172.50</text:p>
          </table:table-cell>
          <table:table-cell table:formula="of:=[.G6]-[.E6]" office:value-type="float" office:value="4.58258307551898" calcext:value-type="float">
            <text:p>4.58</text:p>
          </table:table-cell>
          <table:table-cell table:formula="of:=([.G6]-[.E6])^2" office:value-type="float" office:value="21.000067644033" calcext:value-type="float">
            <text:p>21.00</text:p>
          </table:table-cell>
          <table:table-cell/>
          <table:table-cell table:style-name="Default" table:number-columns-repeated="4"/>
          <table:table-cell table:number-columns-repeated="5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formula="of:= [.$L$3]*[.D7]  + [.$K$3]" office:value-type="float" office:value="142.44723384439" calcext:value-type="float">
            <text:p>142.45</text:p>
          </table:table-cell>
          <table:table-cell table:formula="of:=[.G7]-[.E7]" office:value-type="float" office:value="17.617360154229" calcext:value-type="float">
            <text:p>17.62</text:p>
          </table:table-cell>
          <table:table-cell table:formula="of:=([.G7]-[.E7])^2" office:value-type="float" office:value="310.371378803816" calcext:value-type="float">
            <text:p>310.37</text:p>
          </table:table-cell>
          <table:table-cell/>
          <table:table-cell table:style-name="Default" table:number-columns-repeated="4"/>
          <table:table-cell table:number-columns-repeated="5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formula="of:= [.$L$3]*[.D8]  + [.$K$3]" office:value-type="float" office:value="152.186743107013" calcext:value-type="float">
            <text:p>152.19</text:p>
          </table:table-cell>
          <table:table-cell table:formula="of:=[.G8]-[.E8]" office:value-type="float" office:value="-10.3083393480138" calcext:value-type="float">
            <text:p>-10.31</text:p>
          </table:table-cell>
          <table:table-cell table:formula="of:=([.G8]-[.E8])^2" office:value-type="float" office:value="106.261860113809" calcext:value-type="float">
            <text:p>106.26</text:p>
          </table:table-cell>
          <table:table-cell/>
          <table:table-cell table:style-name="Default" table:number-columns-repeated="4"/>
          <table:table-cell table:number-columns-repeated="5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formula="of:= [.$L$3]*[.D9]  + [.$K$3]" office:value-type="float" office:value="167.722899174422" calcext:value-type="float">
            <text:p>167.72</text:p>
          </table:table-cell>
          <table:table-cell table:formula="of:=[.G9]-[.E9]" office:value-type="float" office:value="5.73151353759226" calcext:value-type="float">
            <text:p>5.73</text:p>
          </table:table-cell>
          <table:table-cell table:formula="of:=([.G9]-[.E9])^2" office:value-type="float" office:value="32.8502474316034" calcext:value-type="float">
            <text:p>32.85</text:p>
          </table:table-cell>
          <table:table-cell/>
          <table:table-cell table:style-name="Default" table:number-columns-repeated="4"/>
          <table:table-cell table:number-columns-repeated="5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formula="of:= [.$L$3]*[.D10]  + [.$K$3]" office:value-type="float" office:value="155.472104850506" calcext:value-type="float">
            <text:p>155.47</text:p>
          </table:table-cell>
          <table:table-cell table:formula="of:=[.G10]-[.E10]" office:value-type="float" office:value="2.6433993466805" calcext:value-type="float">
            <text:p>2.64</text:p>
          </table:table-cell>
          <table:table-cell table:formula="of:=([.G10]-[.E10])^2" office:value-type="float" office:value="6.98756010603088" calcext:value-type="float">
            <text:p>6.99</text:p>
          </table:table-cell>
          <table:table-cell/>
          <table:table-cell table:style-name="Default" table:number-columns-repeated="4"/>
          <table:table-cell table:number-columns-repeated="5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formula="of:= [.$L$3]*[.D11]  + [.$K$3]" office:value-type="float" office:value="166.191834449374" calcext:value-type="float">
            <text:p>166.19</text:p>
          </table:table-cell>
          <table:table-cell table:formula="of:=[.G11]-[.E11]" office:value-type="float" office:value="25.6854213231277" calcext:value-type="float">
            <text:p>25.69</text:p>
          </table:table-cell>
          <table:table-cell table:formula="of:=([.G11]-[.E11])^2" office:value-type="float" office:value="659.740868546585" calcext:value-type="float">
            <text:p>659.74</text:p>
          </table:table-cell>
          <table:table-cell/>
          <table:table-cell table:style-name="Default" table:number-columns-repeated="4"/>
          <table:table-cell table:number-columns-repeated="5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/>
          <table:table-cell table:formula="of:= [.$L$3]*[.D12]  + [.$K$3]" office:value-type="float" office:value="167.090512756201" calcext:value-type="float">
            <text:p>167.09</text:p>
          </table:table-cell>
          <table:table-cell table:formula="of:=[.G12]-[.E12]" office:value-type="float" office:value="10.4844663965456" calcext:value-type="float">
            <text:p>10.48</text:p>
          </table:table-cell>
          <table:table-cell table:formula="of:=([.G12]-[.E12])^2" office:value-type="float" office:value="109.924035620294" calcext:value-type="float">
            <text:p>109.92</text:p>
          </table:table-cell>
          <table:table-cell/>
          <table:table-cell table:style-name="Default" table:number-columns-repeated="4"/>
          <table:table-cell table:number-columns-repeated="5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formula="of:= [.$L$3]*[.D13]  + [.$K$3]" office:value-type="float" office:value="213.145524711788" calcext:value-type="float">
            <text:p>213.15</text:p>
          </table:table-cell>
          <table:table-cell table:formula="of:=[.G13]-[.E13]" office:value-type="float" office:value="13.6986254763067" calcext:value-type="float">
            <text:p>13.70</text:p>
          </table:table-cell>
          <table:table-cell table:formula="of:=([.G13]-[.E13])^2" office:value-type="float" office:value="187.65233994012" calcext:value-type="float">
            <text:p>187.65</text:p>
          </table:table-cell>
          <table:table-cell/>
          <table:table-cell table:style-name="Default" table:number-columns-repeated="4"/>
          <table:table-cell table:number-columns-repeated="5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formula="of:= [.$L$3]*[.D14]  + [.$K$3]" office:value-type="float" office:value="120.140233426613" calcext:value-type="float">
            <text:p>120.14</text:p>
          </table:table-cell>
          <table:table-cell table:formula="of:=[.G14]-[.E14]" office:value-type="float" office:value="16.1610707788888" calcext:value-type="float">
            <text:p>16.16</text:p>
          </table:table-cell>
          <table:table-cell table:formula="of:=([.G14]-[.E14])^2" office:value-type="float" office:value="261.180208720253" calcext:value-type="float">
            <text:p>261.18</text:p>
          </table:table-cell>
          <table:table-cell/>
          <table:table-cell table:style-name="Default" table:number-columns-repeated="4"/>
          <table:table-cell table:number-columns-repeated="5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formula="of:= [.$L$3]*[.D15]  + [.$K$3]" office:value-type="float" office:value="89.1064362607235" calcext:value-type="float">
            <text:p>89.11</text:p>
          </table:table-cell>
          <table:table-cell table:formula="of:=[.G15]-[.E15]" office:value-type="float" office:value="-0.464768478837584" calcext:value-type="float">
            <text:p>-0.46</text:p>
          </table:table-cell>
          <table:table-cell table:formula="of:=([.G15]-[.E15])^2" office:value-type="float" office:value="0.216009738921002" calcext:value-type="float">
            <text:p>0.22</text:p>
          </table:table-cell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/>
          <table:table-cell table:formula="of:= [.$L$3]*[.D16]  + [.$K$3]" office:value-type="float" office:value="144.480501396691" calcext:value-type="float">
            <text:p>144.48</text:p>
          </table:table-cell>
          <table:table-cell table:formula="of:=[.G16]-[.E16]" office:value-type="float" office:value="2.57399154763007" calcext:value-type="float">
            <text:p>2.57</text:p>
          </table:table-cell>
          <table:table-cell table:formula="of:=([.G16]-[.E16])^2" office:value-type="float" office:value="6.62543248727105" calcext:value-type="float">
            <text:p>6.63</text:p>
          </table:table-cell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/>
          <table:table-cell table:formula="of:= [.$L$3]*[.D17]  + [.$K$3]" office:value-type="float" office:value="134.873600004775" calcext:value-type="float">
            <text:p>134.87</text:p>
          </table:table-cell>
          <table:table-cell table:formula="of:=[.G17]-[.E17]" office:value-type="float" office:value="22.1254902471733" calcext:value-type="float">
            <text:p>22.13</text:p>
          </table:table-cell>
          <table:table-cell table:formula="of:=([.G17]-[.E17])^2" office:value-type="float" office:value="489.537318677759" calcext:value-type="float">
            <text:p>489.54</text:p>
          </table:table-cell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/>
          <table:table-cell table:formula="of:= [.$L$3]*[.D18]  + [.$K$3]" office:value-type="float" office:value="156.410415253461" calcext:value-type="float">
            <text:p>156.41</text:p>
          </table:table-cell>
          <table:table-cell table:formula="of:=[.G18]-[.E18]" office:value-type="float" office:value="-2.00214416927818" calcext:value-type="float">
            <text:p>-2.00</text:p>
          </table:table-cell>
          <table:table-cell table:formula="of:=([.G18]-[.E18])^2" office:value-type="float" office:value="4.00858127457462" calcext:value-type="float">
            <text:p>4.01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/>
          <table:table-cell table:formula="of:= [.$L$3]*[.D19]  + [.$K$3]" office:value-type="float" office:value="182.016346326209" calcext:value-type="float">
            <text:p>182.02</text:p>
          </table:table-cell>
          <table:table-cell table:formula="of:=[.G19]-[.E19]" office:value-type="float" office:value="17.8333419834114" calcext:value-type="float">
            <text:p>17.83</text:p>
          </table:table-cell>
          <table:table-cell table:formula="of:=([.G19]-[.E19])^2" office:value-type="float" office:value="318.028086297303" calcext:value-type="float">
            <text:p>318.03</text:p>
          </table:table-cell>
          <table:table-cell table:number-columns-repeated="55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/>
          <table:table-cell table:formula="of:= [.$L$3]*[.D20]  + [.$K$3]" office:value-type="float" office:value="164.922906399019" calcext:value-type="float">
            <text:p>164.92</text:p>
          </table:table-cell>
          <table:table-cell table:formula="of:=[.G20]-[.E20]" office:value-type="float" office:value="30.9785458636563" calcext:value-type="float">
            <text:p>30.98</text:p>
          </table:table-cell>
          <table:table-cell table:formula="of:=([.G20]-[.E20])^2" office:value-type="float" office:value="959.670303826659" calcext:value-type="float">
            <text:p>959.67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/>
          <table:table-cell table:formula="of:= [.$L$3]*[.D21]  + [.$K$3]" office:value-type="float" office:value="141.097987497819" calcext:value-type="float">
            <text:p>141.10</text:p>
          </table:table-cell>
          <table:table-cell table:formula="of:=[.G21]-[.E21]" office:value-type="float" office:value="-0.118640298419365" calcext:value-type="float">
            <text:p>-0.12</text:p>
          </table:table-cell>
          <table:table-cell table:formula="of:=([.G21]-[.E21])^2" office:value-type="float" office:value="0.0140755204090359" calcext:value-type="float">
            <text:p>0.01</text:p>
          </table:table-cell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/>
          <table:table-cell table:formula="of:= [.$L$3]*[.D22]  + [.$K$3]" office:value-type="float" office:value="217.202390233202" calcext:value-type="float">
            <text:p>217.20</text:p>
          </table:table-cell>
          <table:table-cell table:formula="of:=[.G22]-[.E22]" office:value-type="float" office:value="3.27790382342076" calcext:value-type="float">
            <text:p>3.28</text:p>
          </table:table-cell>
          <table:table-cell table:formula="of:=([.G22]-[.E22])^2" office:value-type="float" office:value="10.7446534755964" calcext:value-type="float">
            <text:p>10.74</text:p>
          </table:table-cell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/>
          <table:table-cell table:formula="of:= [.$L$3]*[.D23]  + [.$K$3]" office:value-type="float" office:value="185.022964661757" calcext:value-type="float">
            <text:p>185.02</text:p>
          </table:table-cell>
          <table:table-cell table:formula="of:=[.G23]-[.E23]" office:value-type="float" office:value="11.9071520737533" calcext:value-type="float">
            <text:p>11.91</text:p>
          </table:table-cell>
          <table:table-cell table:formula="of:=([.G23]-[.E23])^2" office:value-type="float" office:value="141.780270507488" calcext:value-type="float">
            <text:p>141.78</text:p>
          </table:table-cell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/>
          <table:table-cell table:formula="of:= [.$L$3]*[.D24]  + [.$K$3]" office:value-type="float" office:value="206.895949086303" calcext:value-type="float">
            <text:p>206.90</text:p>
          </table:table-cell>
          <table:table-cell table:formula="of:=[.G24]-[.E24]" office:value-type="float" office:value="12.1740926726101" calcext:value-type="float">
            <text:p>12.17</text:p>
          </table:table-cell>
          <table:table-cell table:formula="of:=([.G24]-[.E24])^2" office:value-type="float" office:value="148.208532401298" calcext:value-type="float">
            <text:p>148.21</text:p>
          </table:table-cell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/>
          <table:table-cell table:formula="of:= [.$L$3]*[.D25]  + [.$K$3]" office:value-type="float" office:value="166.137842567675" calcext:value-type="float">
            <text:p>166.14</text:p>
          </table:table-cell>
          <table:table-cell table:formula="of:=[.G25]-[.E25]" office:value-type="float" office:value="6.74751882348781" calcext:value-type="float">
            <text:p>6.75</text:p>
          </table:table-cell>
          <table:table-cell table:formula="of:=([.G25]-[.E25])^2" office:value-type="float" office:value="45.5290102733223" calcext:value-type="float">
            <text:p>45.53</text:p>
          </table:table-cell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/>
          <table:table-cell table:formula="of:= [.$L$3]*[.D26]  + [.$K$3]" office:value-type="float" office:value="108.712106912496" calcext:value-type="float">
            <text:p>108.71</text:p>
          </table:table-cell>
          <table:table-cell table:formula="of:=[.G26]-[.E26]" office:value-type="float" office:value="12.1872570812028" calcext:value-type="float">
            <text:p>12.19</text:p>
          </table:table-cell>
          <table:table-cell table:formula="of:=([.G26]-[.E26])^2" office:value-type="float" office:value="148.529235163328" calcext:value-type="float">
            <text:p>148.53</text:p>
          </table:table-cell>
          <table:table-cell table:number-columns-repeated="5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/>
          <table:table-cell table:formula="of:= [.$L$3]*[.D27]  + [.$K$3]" office:value-type="float" office:value="151.895210800625" calcext:value-type="float">
            <text:p>151.90</text:p>
          </table:table-cell>
          <table:table-cell table:formula="of:=[.G27]-[.E27]" office:value-type="float" office:value="17.1505058005024" calcext:value-type="float">
            <text:p>17.15</text:p>
          </table:table-cell>
          <table:table-cell table:formula="of:=([.G27]-[.E27])^2" office:value-type="float" office:value="294.139849213066" calcext:value-type="float">
            <text:p>294.14</text:p>
          </table:table-cell>
          <table:table-cell table:number-columns-repeated="5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/>
          <table:table-cell table:formula="of:=[.$M$3]*[.$C28] +[.$L$3]*[.D28]  + [.$K$3]" office:value-type="float" office:value="207.470118906077" calcext:value-type="float">
            <text:p>207.47</text:p>
          </table:table-cell>
          <table:table-cell table:formula="of:=[.G28]-[.E28]" office:value-type="float" office:value="-6.27105058333444" calcext:value-type="float">
            <text:p>-6.27</text:p>
          </table:table-cell>
          <table:table-cell table:formula="of:=([.G28]-[.E28])^2" office:value-type="float" office:value="39.3260754187393" calcext:value-type="float">
            <text:p>39.33</text:p>
          </table:table-cell>
          <table:table-cell table:number-columns-repeated="5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/>
          <table:table-cell table:formula="of:=[.$M$3]*[.$C29] +[.$L$3]*[.D29]  + [.$K$3]" office:value-type="float" office:value="129.576491705161" calcext:value-type="float">
            <text:p>129.58</text:p>
          </table:table-cell>
          <table:table-cell table:formula="of:=[.G29]-[.E29]" office:value-type="float" office:value="8.89458515900678" calcext:value-type="float">
            <text:p>8.89</text:p>
          </table:table-cell>
          <table:table-cell table:formula="of:=([.G29]-[.E29])^2" office:value-type="float" office:value="79.1136451508237" calcext:value-type="float">
            <text:p>79.11</text:p>
          </table:table-cell>
          <table:table-cell table:number-columns-repeated="5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/>
          <table:table-cell table:formula="of:=[.$M$3]*[.$C30] +[.$L$3]*[.D30]  + [.$K$3]" office:value-type="float" office:value="173.227329261806" calcext:value-type="float">
            <text:p>173.23</text:p>
          </table:table-cell>
          <table:table-cell table:formula="of:=[.G30]-[.E30]" office:value-type="float" office:value="-4.75703188217815" calcext:value-type="float">
            <text:p>-4.76</text:p>
          </table:table-cell>
          <table:table-cell table:formula="of:=([.G30]-[.E30])^2" office:value-type="float" office:value="22.6293523280594" calcext:value-type="float">
            <text:p>22.63</text:p>
          </table:table-cell>
          <table:table-cell table:number-columns-repeated="5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/>
          <table:table-cell table:formula="of:=[.$M$3]*[.$C31] +[.$L$3]*[.D31]  + [.$K$3]" office:value-type="float" office:value="170.929874365048" calcext:value-type="float">
            <text:p>170.93</text:p>
          </table:table-cell>
          <table:table-cell table:formula="of:=[.G31]-[.E31]" office:value-type="float" office:value="-9.75401260580881" calcext:value-type="float">
            <text:p>-9.75</text:p>
          </table:table-cell>
          <table:table-cell table:formula="of:=([.G31]-[.E31])^2" office:value-type="float" office:value="95.1407619142772" calcext:value-type="float">
            <text:p>95.14</text:p>
          </table:table-cell>
          <table:table-cell table:number-columns-repeated="5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/>
          <table:table-cell table:formula="of:=[.$M$3]*[.$C32] +[.$L$3]*[.D32]  + [.$K$3]" office:value-type="float" office:value="180.308186045202" calcext:value-type="float">
            <text:p>180.31</text:p>
          </table:table-cell>
          <table:table-cell table:formula="of:=[.G32]-[.E32]" office:value-type="float" office:value="-6.73015867180203" calcext:value-type="float">
            <text:p>-6.73</text:p>
          </table:table-cell>
          <table:table-cell table:formula="of:=([.G32]-[.E32])^2" office:value-type="float" office:value="45.2950357476321" calcext:value-type="float">
            <text:p>45.30</text:p>
          </table:table-cell>
          <table:table-cell table:number-columns-repeated="5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/>
          <table:table-cell table:formula="of:=[.$M$3]*[.$C33] +[.$L$3]*[.D33]  + [.$K$3]" office:value-type="float" office:value="143.778756687665" calcext:value-type="float">
            <text:p>143.78</text:p>
          </table:table-cell>
          <table:table-cell table:formula="of:=[.G33]-[.E33]" office:value-type="float" office:value="5.96738653641012" calcext:value-type="float">
            <text:p>5.97</text:p>
          </table:table-cell>
          <table:table-cell table:formula="of:=([.G33]-[.E33])^2" office:value-type="float" office:value="35.6097020749287" calcext:value-type="float">
            <text:p>35.61</text:p>
          </table:table-cell>
          <table:table-cell table:number-columns-repeated="5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/>
          <table:table-cell table:formula="of:=[.$M$3]*[.$C34] +[.$L$3]*[.D34]  + [.$K$3]" office:value-type="float" office:value="209.04810484407" calcext:value-type="float">
            <text:p>209.05</text:p>
          </table:table-cell>
          <table:table-cell table:formula="of:=[.G34]-[.E34]" office:value-type="float" office:value="-9.1093646066364" calcext:value-type="float">
            <text:p>-9.11</text:p>
          </table:table-cell>
          <table:table-cell table:formula="of:=([.G34]-[.E34])^2" office:value-type="float" office:value="82.98052353664" calcext:value-type="float">
            <text:p>82.98</text:p>
          </table:table-cell>
          <table:table-cell table:number-columns-repeated="5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/>
          <table:table-cell table:formula="of:=[.$M$3]*[.$C35] +[.$L$3]*[.D35]  + [.$K$3]" office:value-type="float" office:value="181.796819688312" calcext:value-type="float">
            <text:p>181.80</text:p>
          </table:table-cell>
          <table:table-cell table:formula="of:=[.G35]-[.E35]" office:value-type="float" office:value="-1.28213369363723" calcext:value-type="float">
            <text:p>-1.28</text:p>
          </table:table-cell>
          <table:table-cell table:formula="of:=([.G35]-[.E35])^2" office:value-type="float" office:value="1.64386680835986" calcext:value-type="float">
            <text:p>1.64</text:p>
          </table:table-cell>
          <table:table-cell table:number-columns-repeated="5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/>
          <table:table-cell table:formula="of:=[.$M$3]*[.$C36] +[.$L$3]*[.D36]  + [.$K$3]" office:value-type="float" office:value="181.733155299442" calcext:value-type="float">
            <text:p>181.73</text:p>
          </table:table-cell>
          <table:table-cell table:formula="of:=[.G36]-[.E36]" office:value-type="float" office:value="8.21981152826328" calcext:value-type="float">
            <text:p>8.22</text:p>
          </table:table-cell>
          <table:table-cell table:formula="of:=([.G36]-[.E36])^2" office:value-type="float" office:value="67.5653015601699" calcext:value-type="float">
            <text:p>67.57</text:p>
          </table:table-cell>
          <table:table-cell table:number-columns-repeated="5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/>
          <table:table-cell table:formula="of:=[.$M$3]*[.$C37] +[.$L$3]*[.D37]  + [.$K$3]" office:value-type="float" office:value="163.076662123367" calcext:value-type="float">
            <text:p>163.08</text:p>
          </table:table-cell>
          <table:table-cell table:formula="of:=[.G37]-[.E37]" office:value-type="float" office:value="5.78291963510205" calcext:value-type="float">
            <text:p>5.78</text:p>
          </table:table-cell>
          <table:table-cell table:formula="of:=([.G37]-[.E37])^2" office:value-type="float" office:value="33.4421595060488" calcext:value-type="float">
            <text:p>33.44</text:p>
          </table:table-cell>
          <table:table-cell table:number-columns-repeated="5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/>
          <table:table-cell table:formula="of:=[.$M$3]*[.$C38] +[.$L$3]*[.D38]  + [.$K$3]" office:value-type="float" office:value="192.061869126881" calcext:value-type="float">
            <text:p>192.06</text:p>
          </table:table-cell>
          <table:table-cell table:formula="of:=[.G38]-[.E38]" office:value-type="float" office:value="3.19309131175834" calcext:value-type="float">
            <text:p>3.19</text:p>
          </table:table-cell>
          <table:table-cell table:formula="of:=([.G38]-[.E38])^2" office:value-type="float" office:value="10.1958321252266" calcext:value-type="float">
            <text:p>10.20</text:p>
          </table:table-cell>
          <table:table-cell table:number-columns-repeated="5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/>
          <table:table-cell table:formula="of:=[.$M$3]*[.$C39] +[.$L$3]*[.D39]  + [.$K$3]" office:value-type="float" office:value="184.119647458146" calcext:value-type="float">
            <text:p>184.12</text:p>
          </table:table-cell>
          <table:table-cell table:formula="of:=[.G39]-[.E39]" office:value-type="float" office:value="4.32367933688778" calcext:value-type="float">
            <text:p>4.32</text:p>
          </table:table-cell>
          <table:table-cell table:formula="of:=([.G39]-[.E39])^2" office:value-type="float" office:value="18.6942030082303" calcext:value-type="float">
            <text:p>18.69</text:p>
          </table:table-cell>
          <table:table-cell table:number-columns-repeated="5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/>
          <table:table-cell table:formula="of:=[.$M$3]*[.$C40] +[.$L$3]*[.D40]  + [.$K$3]" office:value-type="float" office:value="160.413208408568" calcext:value-type="float">
            <text:p>160.41</text:p>
          </table:table-cell>
          <table:table-cell table:formula="of:=[.G40]-[.E40]" office:value-type="float" office:value="19.8045822103078" calcext:value-type="float">
            <text:p>19.80</text:p>
          </table:table-cell>
          <table:table-cell table:formula="of:=([.G40]-[.E40])^2" office:value-type="float" office:value="392.221476524841" calcext:value-type="float">
            <text:p>392.22</text:p>
          </table:table-cell>
          <table:table-cell table:number-columns-repeated="5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/>
          <table:table-cell table:formula="of:=[.$M$3]*[.$C41] +[.$L$3]*[.D41]  + [.$K$3]" office:value-type="float" office:value="158.422878487073" calcext:value-type="float">
            <text:p>158.42</text:p>
          </table:table-cell>
          <table:table-cell table:formula="of:=[.G41]-[.E41]" office:value-type="float" office:value="-14.1836040725414" calcext:value-type="float">
            <text:p>-14.18</text:p>
          </table:table-cell>
          <table:table-cell table:formula="of:=([.G41]-[.E41])^2" office:value-type="float" office:value="201.174624486612" calcext:value-type="float">
            <text:p>201.17</text:p>
          </table:table-cell>
          <table:table-cell table:number-columns-repeated="5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/>
          <table:table-cell table:formula="of:=[.$M$3]*[.$C42] +[.$L$3]*[.D42]  + [.$K$3]" office:value-type="float" office:value="159.91250401595" calcext:value-type="float">
            <text:p>159.91</text:p>
          </table:table-cell>
          <table:table-cell table:formula="of:=[.G42]-[.E42]" office:value-type="float" office:value="19.8388629410519" calcext:value-type="float">
            <text:p>19.84</text:p>
          </table:table-cell>
          <table:table-cell table:formula="of:=([.G42]-[.E42])^2" office:value-type="float" office:value="393.580482793844" calcext:value-type="float">
            <text:p>393.58</text:p>
          </table:table-cell>
          <table:table-cell table:number-columns-repeated="5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/>
          <table:table-cell table:formula="of:=[.$M$3]*[.$C43] +[.$L$3]*[.D43]  + [.$K$3]" office:value-type="float" office:value="190.096324668076" calcext:value-type="float">
            <text:p>190.10</text:p>
          </table:table-cell>
          <table:table-cell table:formula="of:=[.G43]-[.E43]" office:value-type="float" office:value="-12.2358910631114" calcext:value-type="float">
            <text:p>-12.24</text:p>
          </table:table-cell>
          <table:table-cell table:formula="of:=([.G43]-[.E43])^2" office:value-type="float" office:value="149.71703010833" calcext:value-type="float">
            <text:p>149.72</text:p>
          </table:table-cell>
          <table:table-cell table:number-columns-repeated="5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/>
          <table:table-cell table:formula="of:=[.$M$3]*[.$C44] +[.$L$3]*[.D44]  + [.$K$3]" office:value-type="float" office:value="196.185696142085" calcext:value-type="float">
            <text:p>196.19</text:p>
          </table:table-cell>
          <table:table-cell table:formula="of:=[.G44]-[.E44]" office:value-type="float" office:value="10.9278734367797" calcext:value-type="float">
            <text:p>10.93</text:p>
          </table:table-cell>
          <table:table-cell table:formula="of:=([.G44]-[.E44])^2" office:value-type="float" office:value="119.418417850275" calcext:value-type="float">
            <text:p>119.42</text:p>
          </table:table-cell>
          <table:table-cell table:number-columns-repeated="5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/>
          <table:table-cell table:formula="of:=[.$M$3]*[.$C45] +[.$L$3]*[.D45]  + [.$K$3]" office:value-type="float" office:value="169.932197924819" calcext:value-type="float">
            <text:p>169.93</text:p>
          </table:table-cell>
          <table:table-cell table:formula="of:=[.G45]-[.E45]" office:value-type="float" office:value="-2.90761115327379" calcext:value-type="float">
            <text:p>-2.91</text:p>
          </table:table-cell>
          <table:table-cell table:formula="of:=([.G45]-[.E45])^2" office:value-type="float" office:value="8.45420261864215" calcext:value-type="float">
            <text:p>8.45</text:p>
          </table:table-cell>
          <table:table-cell table:number-columns-repeated="5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/>
          <table:table-cell table:formula="of:=[.$M$3]*[.$C46] +[.$L$3]*[.D46]  + [.$K$3]" office:value-type="float" office:value="132.58766829502" calcext:value-type="float">
            <text:p>132.59</text:p>
          </table:table-cell>
          <table:table-cell table:formula="of:=[.G46]-[.E46]" office:value-type="float" office:value="11.494870947599" calcext:value-type="float">
            <text:p>11.49</text:p>
          </table:table-cell>
          <table:table-cell table:formula="of:=([.G46]-[.E46])^2" office:value-type="float" office:value="132.132058101955" calcext:value-type="float">
            <text:p>132.13</text:p>
          </table:table-cell>
          <table:table-cell table:number-columns-repeated="5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/>
          <table:table-cell table:formula="of:=[.$M$3]*[.$C47] +[.$L$3]*[.D47]  + [.$K$3]" office:value-type="float" office:value="166.764961654473" calcext:value-type="float">
            <text:p>166.76</text:p>
          </table:table-cell>
          <table:table-cell table:formula="of:=[.G47]-[.E47]" office:value-type="float" office:value="11.8798192051793" calcext:value-type="float">
            <text:p>11.88</text:p>
          </table:table-cell>
          <table:table-cell table:formula="of:=([.G47]-[.E47])^2" office:value-type="float" office:value="141.130104347748" calcext:value-type="float">
            <text:p>141.13</text:p>
          </table:table-cell>
          <table:table-cell table:number-columns-repeated="5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/>
          <table:table-cell table:formula="of:=[.$M$3]*[.$C48] +[.$L$3]*[.D48]  + [.$K$3]" office:value-type="float" office:value="175.329935604184" calcext:value-type="float">
            <text:p>175.33</text:p>
          </table:table-cell>
          <table:table-cell table:formula="of:=[.G48]-[.E48]" office:value-type="float" office:value="27.9691302602651" calcext:value-type="float">
            <text:p>27.97</text:p>
          </table:table-cell>
          <table:table-cell table:formula="of:=([.G48]-[.E48])^2" office:value-type="float" office:value="782.272247515679" calcext:value-type="float">
            <text:p>782.27</text:p>
          </table:table-cell>
          <table:table-cell table:number-columns-repeated="5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/>
          <table:table-cell table:formula="of:=[.$M$3]*[.$C49] +[.$L$3]*[.D49]  + [.$K$3]" office:value-type="float" office:value="146.18654440442" calcext:value-type="float">
            <text:p>146.19</text:p>
          </table:table-cell>
          <table:table-cell table:formula="of:=[.G49]-[.E49]" office:value-type="float" office:value="-10.6338704501231" calcext:value-type="float">
            <text:p>-10.63</text:p>
          </table:table-cell>
          <table:table-cell table:formula="of:=([.G49]-[.E49])^2" office:value-type="float" office:value="113.079200750002" calcext:value-type="float">
            <text:p>113.08</text:p>
          </table:table-cell>
          <table:table-cell table:number-columns-repeated="5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/>
          <table:table-cell table:formula="of:=[.$M$3]*[.$C50] +[.$L$3]*[.D50]  + [.$K$3]" office:value-type="float" office:value="181.713956950591" calcext:value-type="float">
            <text:p>181.71</text:p>
          </table:table-cell>
          <table:table-cell table:formula="of:=[.G50]-[.E50]" office:value-type="float" office:value="-5.34659521321038" calcext:value-type="float">
            <text:p>-5.35</text:p>
          </table:table-cell>
          <table:table-cell table:formula="of:=([.G50]-[.E50])^2" office:value-type="float" office:value="28.5860803739241" calcext:value-type="float">
            <text:p>28.59</text:p>
          </table:table-cell>
          <table:table-cell table:number-columns-repeated="5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/>
          <table:table-cell table:formula="of:=[.$M$3]*[.$C51] +[.$L$3]*[.D51]  + [.$K$3]" office:value-type="float" office:value="211.712242667727" calcext:value-type="float">
            <text:p>211.71</text:p>
          </table:table-cell>
          <table:table-cell table:formula="of:=[.G51]-[.E51]" office:value-type="float" office:value="-6.35150873419025" calcext:value-type="float">
            <text:p>-6.35</text:p>
          </table:table-cell>
          <table:table-cell table:formula="of:=([.G51]-[.E51])^2" office:value-type="float" office:value="40.341663200495" calcext:value-type="float">
            <text:p>40.34</text:p>
          </table:table-cell>
          <table:table-cell table:number-columns-repeated="5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/>
          <table:table-cell table:formula="of:=[.$M$3]*[.$C52] +[.$L$3]*[.D52]  + [.$K$3]" office:value-type="float" office:value="213.466259257387" calcext:value-type="float">
            <text:p>213.47</text:p>
          </table:table-cell>
          <table:table-cell table:formula="of:=[.G52]-[.E52]" office:value-type="float" office:value="35.4967272001757" calcext:value-type="float">
            <text:p>35.50</text:p>
          </table:table-cell>
          <table:table-cell table:formula="of:=([.G52]-[.E52])^2" office:value-type="float" office:value="1260.01764192369" calcext:value-type="float">
            <text:p>1,260.02</text:p>
          </table:table-cell>
          <table:table-cell table:number-columns-repeated="5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/>
          <table:table-cell table:formula="of:=[.$M$3]*[.$C53] +[.$L$3]*[.D53]  + [.$K$3]" office:value-type="float" office:value="129.560128873331" calcext:value-type="float">
            <text:p>129.56</text:p>
          </table:table-cell>
          <table:table-cell table:formula="of:=[.G53]-[.E53]" office:value-type="float" office:value="-9.54570810287746" calcext:value-type="float">
            <text:p>-9.55</text:p>
          </table:table-cell>
          <table:table-cell table:formula="of:=([.G53]-[.E53])^2" office:value-type="float" office:value="91.1205431853403" calcext:value-type="float">
            <text:p>91.12</text:p>
          </table:table-cell>
          <table:table-cell table:number-columns-repeated="5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/>
          <table:table-cell table:formula="of:=[.$M$3]*[.$C54] +[.$L$3]*[.D54]  + [.$K$3]" office:value-type="float" office:value="189.017106876969" calcext:value-type="float">
            <text:p>189.02</text:p>
          </table:table-cell>
          <table:table-cell table:formula="of:=[.G54]-[.E54]" office:value-type="float" office:value="0.069481445735903" calcext:value-type="float">
            <text:p>0.07</text:p>
          </table:table-cell>
          <table:table-cell table:formula="of:=([.G54]-[.E54])^2" office:value-type="float" office:value="0.00482767130155123" calcext:value-type="float">
            <text:p>0.00</text:p>
          </table:table-cell>
          <table:table-cell table:number-columns-repeated="5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/>
          <table:table-cell table:formula="of:=[.$M$3]*[.$C55] +[.$L$3]*[.D55]  + [.$K$3]" office:value-type="float" office:value="102.152560287945" calcext:value-type="float">
            <text:p>102.15</text:p>
          </table:table-cell>
          <table:table-cell table:formula="of:=[.G55]-[.E55]" office:value-type="float" office:value="-23.9910356543268" calcext:value-type="float">
            <text:p>-23.99</text:p>
          </table:table-cell>
          <table:table-cell table:formula="of:=([.G55]-[.E55])^2" office:value-type="float" office:value="575.569791767179" calcext:value-type="float">
            <text:p>575.57</text:p>
          </table:table-cell>
          <table:table-cell table:number-columns-repeated="5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/>
          <table:table-cell table:formula="of:=[.$M$3]*[.$C56] +[.$L$3]*[.D56]  + [.$K$3]" office:value-type="float" office:value="138.411739910898" calcext:value-type="float">
            <text:p>138.41</text:p>
          </table:table-cell>
          <table:table-cell table:formula="of:=[.G56]-[.E56]" office:value-type="float" office:value="24.9627021806208" calcext:value-type="float">
            <text:p>24.96</text:p>
          </table:table-cell>
          <table:table-cell table:formula="of:=([.G56]-[.E56])^2" office:value-type="float" office:value="623.136500158369" calcext:value-type="float">
            <text:p>623.14</text:p>
          </table:table-cell>
          <table:table-cell table:number-columns-repeated="5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/>
          <table:table-cell table:formula="of:=[.$M$3]*[.$C57] +[.$L$3]*[.D57]  + [.$K$3]" office:value-type="float" office:value="139.766372293253" calcext:value-type="float">
            <text:p>139.77</text:p>
          </table:table-cell>
          <table:table-cell table:formula="of:=[.G57]-[.E57]" office:value-type="float" office:value="32.8823250451311" calcext:value-type="float">
            <text:p>32.88</text:p>
          </table:table-cell>
          <table:table-cell table:formula="of:=([.G57]-[.E57])^2" office:value-type="float" office:value="1081.24730037366" calcext:value-type="float">
            <text:p>1,081.25</text:p>
          </table:table-cell>
          <table:table-cell table:number-columns-repeated="5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/>
          <table:table-cell table:formula="of:=[.$M$3]*[.$C58] +[.$L$3]*[.D58]  + [.$K$3]" office:value-type="float" office:value="201.15468159978" calcext:value-type="float">
            <text:p>201.15</text:p>
          </table:table-cell>
          <table:table-cell table:formula="of:=[.G58]-[.E58]" office:value-type="float" office:value="-2.82373613078931" calcext:value-type="float">
            <text:p>-2.82</text:p>
          </table:table-cell>
          <table:table-cell table:formula="of:=([.G58]-[.E58])^2" office:value-type="float" office:value="7.97348573632501" calcext:value-type="float">
            <text:p>7.97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/>
          <table:table-cell table:formula="of:=[.$M$3]*[.$C59] +[.$L$3]*[.D59]  + [.$K$3]" office:value-type="float" office:value="169.361547031156" calcext:value-type="float">
            <text:p>169.36</text:p>
          </table:table-cell>
          <table:table-cell table:formula="of:=[.G59]-[.E59]" office:value-type="float" office:value="-9.69213597291451" calcext:value-type="float">
            <text:p>-9.69</text:p>
          </table:table-cell>
          <table:table-cell table:formula="of:=([.G59]-[.E59])^2" office:value-type="float" office:value="93.9374997174636" calcext:value-type="float">
            <text:p>93.94</text:p>
          </table:table-cell>
          <table:table-cell table:number-columns-repeated="5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/>
          <table:table-cell table:formula="of:=[.$M$3]*[.$C60] +[.$L$3]*[.D60]  + [.$K$3]" office:value-type="float" office:value="131.571727394487" calcext:value-type="float">
            <text:p>131.57</text:p>
          </table:table-cell>
          <table:table-cell table:formula="of:=[.G60]-[.E60]" office:value-type="float" office:value="-9.92459720022256" calcext:value-type="float">
            <text:p>-9.92</text:p>
          </table:table-cell>
          <table:table-cell table:formula="of:=([.G60]-[.E60])^2" office:value-type="float" office:value="98.4976295866656" calcext:value-type="float">
            <text:p>98.50</text:p>
          </table:table-cell>
          <table:table-cell table:number-columns-repeated="5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/>
          <table:table-cell table:formula="of:=[.$M$3]*[.$C61] +[.$L$3]*[.D61]  + [.$K$3]" office:value-type="float" office:value="169.612145634985" calcext:value-type="float">
            <text:p>169.61</text:p>
          </table:table-cell>
          <table:table-cell table:formula="of:=[.G61]-[.E61]" office:value-type="float" office:value="-13.1343679560484" calcext:value-type="float">
            <text:p>-13.13</text:p>
          </table:table-cell>
          <table:table-cell table:formula="of:=([.G61]-[.E61])^2" office:value-type="float" office:value="172.511621604871" calcext:value-type="float">
            <text:p>172.51</text:p>
          </table:table-cell>
          <table:table-cell table:number-columns-repeated="5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/>
          <table:table-cell table:formula="of:=[.$M$3]*[.$C62] +[.$L$3]*[.D62]  + [.$K$3]" office:value-type="float" office:value="178.965587229745" calcext:value-type="float">
            <text:p>178.97</text:p>
          </table:table-cell>
          <table:table-cell table:formula="of:=[.G62]-[.E62]" office:value-type="float" office:value="10.1406602301202" calcext:value-type="float">
            <text:p>10.14</text:p>
          </table:table-cell>
          <table:table-cell table:formula="of:=([.G62]-[.E62])^2" office:value-type="float" office:value="102.832989902742" calcext:value-type="float">
            <text:p>102.83</text:p>
          </table:table-cell>
          <table:table-cell table:number-columns-repeated="5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/>
          <table:table-cell table:formula="of:=[.$M$3]*[.$C63] +[.$L$3]*[.D63]  + [.$K$3]" office:value-type="float" office:value="218.445196084824" calcext:value-type="float">
            <text:p>218.45</text:p>
          </table:table-cell>
          <table:table-cell table:formula="of:=[.G63]-[.E63]" office:value-type="float" office:value="-12.2335821117287" calcext:value-type="float">
            <text:p>-12.23</text:p>
          </table:table-cell>
          <table:table-cell table:formula="of:=([.G63]-[.E63])^2" office:value-type="float" office:value="149.660531284409" calcext:value-type="float">
            <text:p>149.66</text:p>
          </table:table-cell>
          <table:table-cell table:number-columns-repeated="5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/>
          <table:table-cell table:formula="of:=[.$M$3]*[.$C64] +[.$L$3]*[.D64]  + [.$K$3]" office:value-type="float" office:value="142.77312671029" calcext:value-type="float">
            <text:p>142.77</text:p>
          </table:table-cell>
          <table:table-cell table:formula="of:=[.G64]-[.E64]" office:value-type="float" office:value="6.1803262099956" calcext:value-type="float">
            <text:p>6.18</text:p>
          </table:table-cell>
          <table:table-cell table:formula="of:=([.G64]-[.E64])^2" office:value-type="float" office:value="38.1964320619586" calcext:value-type="float">
            <text:p>38.20</text:p>
          </table:table-cell>
          <table:table-cell table:number-columns-repeated="5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/>
          <table:table-cell table:formula="of:=[.$M$3]*[.$C65] +[.$L$3]*[.D65]  + [.$K$3]" office:value-type="float" office:value="190.201182070863" calcext:value-type="float">
            <text:p>190.20</text:p>
          </table:table-cell>
          <table:table-cell table:formula="of:=[.G65]-[.E65]" office:value-type="float" office:value="2.6301245426593" calcext:value-type="float">
            <text:p>2.63</text:p>
          </table:table-cell>
          <table:table-cell table:formula="of:=([.G65]-[.E65])^2" office:value-type="float" office:value="6.91755510989881" calcext:value-type="float">
            <text:p>6.92</text:p>
          </table:table-cell>
          <table:table-cell table:number-columns-repeated="5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/>
          <table:table-cell table:formula="of:=[.$M$3]*[.$C66] +[.$L$3]*[.D66]  + [.$K$3]" office:value-type="float" office:value="182.433069410482" calcext:value-type="float">
            <text:p>182.43</text:p>
          </table:table-cell>
          <table:table-cell table:formula="of:=[.G66]-[.E66]" office:value-type="float" office:value="3.75707734298985" calcext:value-type="float">
            <text:p>3.76</text:p>
          </table:table-cell>
          <table:table-cell table:formula="of:=([.G66]-[.E66])^2" office:value-type="float" office:value="14.1156301612076" calcext:value-type="float">
            <text:p>14.12</text:p>
          </table:table-cell>
          <table:table-cell table:number-columns-repeated="5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/>
          <table:table-cell table:formula="of:=[.$M$3]*[.$C67] +[.$L$3]*[.D67]  + [.$K$3]" office:value-type="float" office:value="166.873867025009" calcext:value-type="float">
            <text:p>166.87</text:p>
          </table:table-cell>
          <table:table-cell table:formula="of:=[.G67]-[.E67]" office:value-type="float" office:value="-13.3273990439226" calcext:value-type="float">
            <text:p>-13.33</text:p>
          </table:table-cell>
          <table:table-cell table:formula="of:=([.G67]-[.E67])^2" office:value-type="float" office:value="177.61956527595" calcext:value-type="float">
            <text:p>177.62</text:p>
          </table:table-cell>
          <table:table-cell table:number-columns-repeated="5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/>
          <table:table-cell table:formula="of:=[.$M$3]*[.$C68] +[.$L$3]*[.D68]  + [.$K$3]" office:value-type="float" office:value="167.538959395425" calcext:value-type="float">
            <text:p>167.54</text:p>
          </table:table-cell>
          <table:table-cell table:formula="of:=[.G68]-[.E68]" office:value-type="float" office:value="14.8004694459206" calcext:value-type="float">
            <text:p>14.80</text:p>
          </table:table-cell>
          <table:table-cell table:formula="of:=([.G68]-[.E68])^2" office:value-type="float" office:value="219.053895819629" calcext:value-type="float">
            <text:p>219.05</text:p>
          </table:table-cell>
          <table:table-cell table:number-columns-repeated="5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/>
          <table:table-cell table:formula="of:=[.$M$3]*[.$C69] +[.$L$3]*[.D69]  + [.$K$3]" office:value-type="float" office:value="157.905633784669" calcext:value-type="float">
            <text:p>157.91</text:p>
          </table:table-cell>
          <table:table-cell table:formula="of:=[.G69]-[.E69]" office:value-type="float" office:value="11.4746086289947" calcext:value-type="float">
            <text:p>11.47</text:p>
          </table:table-cell>
          <table:table-cell table:formula="of:=([.G69]-[.E69])^2" office:value-type="float" office:value="131.6666431886" calcext:value-type="float">
            <text:p>131.67</text:p>
          </table:table-cell>
          <table:table-cell table:number-columns-repeated="5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/>
          <table:table-cell table:formula="of:=[.$M$3]*[.$C70] +[.$L$3]*[.D70]  + [.$K$3]" office:value-type="float" office:value="132.410271259552" calcext:value-type="float">
            <text:p>132.41</text:p>
          </table:table-cell>
          <table:table-cell table:formula="of:=[.G70]-[.E70]" office:value-type="float" office:value="-3.13393011527137" calcext:value-type="float">
            <text:p>-3.13</text:p>
          </table:table-cell>
          <table:table-cell table:formula="of:=([.G70]-[.E70])^2" office:value-type="float" office:value="9.82151796740481" calcext:value-type="float">
            <text:p>9.82</text:p>
          </table:table-cell>
          <table:table-cell table:number-columns-repeated="5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/>
          <table:table-cell table:formula="of:=[.$M$3]*[.$C71] +[.$L$3]*[.D71]  + [.$K$3]" office:value-type="float" office:value="218.121608529754" calcext:value-type="float">
            <text:p>218.12</text:p>
          </table:table-cell>
          <table:table-cell table:formula="of:=[.G71]-[.E71]" office:value-type="float" office:value="5.77264398955475" calcext:value-type="float">
            <text:p>5.77</text:p>
          </table:table-cell>
          <table:table-cell table:formula="of:=([.G71]-[.E71])^2" office:value-type="float" office:value="33.3234186301426" calcext:value-type="float">
            <text:p>33.32</text:p>
          </table:table-cell>
          <table:table-cell table:number-columns-repeated="5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/>
          <table:table-cell table:formula="of:=[.$M$3]*[.$C72] +[.$L$3]*[.D72]  + [.$K$3]" office:value-type="float" office:value="127.228344613572" calcext:value-type="float">
            <text:p>127.23</text:p>
          </table:table-cell>
          <table:table-cell table:formula="of:=[.G72]-[.E72]" office:value-type="float" office:value="-14.2747534017482" calcext:value-type="float">
            <text:p>-14.27</text:p>
          </table:table-cell>
          <table:table-cell table:formula="of:=([.G72]-[.E72])^2" office:value-type="float" office:value="203.768584680721" calcext:value-type="float">
            <text:p>203.77</text:p>
          </table:table-cell>
          <table:table-cell table:number-columns-repeated="5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/>
          <table:table-cell table:formula="of:=[.$M$3]*[.$C73] +[.$L$3]*[.D73]  + [.$K$3]" office:value-type="float" office:value="156.163382341282" calcext:value-type="float">
            <text:p>156.16</text:p>
          </table:table-cell>
          <table:table-cell table:formula="of:=[.G73]-[.E73]" office:value-type="float" office:value="21.8834335727516" calcext:value-type="float">
            <text:p>21.88</text:p>
          </table:table-cell>
          <table:table-cell table:formula="of:=([.G73]-[.E73])^2" office:value-type="float" office:value="478.884664933031" calcext:value-type="float">
            <text:p>478.88</text:p>
          </table:table-cell>
          <table:table-cell table:number-columns-repeated="5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/>
          <table:table-cell table:formula="of:=[.$M$3]*[.$C74] +[.$L$3]*[.D74]  + [.$K$3]" office:value-type="float" office:value="194.747676944406" calcext:value-type="float">
            <text:p>194.75</text:p>
          </table:table-cell>
          <table:table-cell table:formula="of:=[.G74]-[.E74]" office:value-type="float" office:value="4.90905922669728" calcext:value-type="float">
            <text:p>4.91</text:p>
          </table:table-cell>
          <table:table-cell table:formula="of:=([.G74]-[.E74])^2" office:value-type="float" office:value="24.0988624912217" calcext:value-type="float">
            <text:p>24.10</text:p>
          </table:table-cell>
          <table:table-cell table:number-columns-repeated="5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/>
          <table:table-cell table:formula="of:=[.$M$3]*[.$C75] +[.$L$3]*[.D75]  + [.$K$3]" office:value-type="float" office:value="154.152683367348" calcext:value-type="float">
            <text:p>154.15</text:p>
          </table:table-cell>
          <table:table-cell table:formula="of:=[.G75]-[.E75]" office:value-type="float" office:value="11.0070749170926" calcext:value-type="float">
            <text:p>11.01</text:p>
          </table:table-cell>
          <table:table-cell table:formula="of:=([.G75]-[.E75])^2" office:value-type="float" office:value="121.155698230489" calcext:value-type="float">
            <text:p>121.16</text:p>
          </table:table-cell>
          <table:table-cell table:number-columns-repeated="5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/>
          <table:table-cell table:formula="of:=[.$M$3]*[.$C76] +[.$L$3]*[.D76]  + [.$K$3]" office:value-type="float" office:value="159.235654114705" calcext:value-type="float">
            <text:p>159.24</text:p>
          </table:table-cell>
          <table:table-cell table:formula="of:=[.G76]-[.E76]" office:value-type="float" office:value="20.4279540063993" calcext:value-type="float">
            <text:p>20.43</text:p>
          </table:table-cell>
          <table:table-cell table:formula="of:=([.G76]-[.E76])^2" office:value-type="float" office:value="417.301304887564" calcext:value-type="float">
            <text:p>417.30</text:p>
          </table:table-cell>
          <table:table-cell table:number-columns-repeated="5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/>
          <table:table-cell table:formula="of:=[.$M$3]*[.$C77] +[.$L$3]*[.D77]  + [.$K$3]" office:value-type="float" office:value="163.505926927902" calcext:value-type="float">
            <text:p>163.51</text:p>
          </table:table-cell>
          <table:table-cell table:formula="of:=[.G77]-[.E77]" office:value-type="float" office:value="-6.17033980457805" calcext:value-type="float">
            <text:p>-6.17</text:p>
          </table:table-cell>
          <table:table-cell table:formula="of:=([.G77]-[.E77])^2" office:value-type="float" office:value="38.0730933039603" calcext:value-type="float">
            <text:p>38.07</text:p>
          </table:table-cell>
          <table:table-cell table:number-columns-repeated="5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/>
          <table:table-cell table:formula="of:=[.$M$3]*[.$C78] +[.$L$3]*[.D78]  + [.$K$3]" office:value-type="float" office:value="120.212268631434" calcext:value-type="float">
            <text:p>120.21</text:p>
          </table:table-cell>
          <table:table-cell table:formula="of:=[.G78]-[.E78]" office:value-type="float" office:value="4.10589251981369" calcext:value-type="float">
            <text:p>4.11</text:p>
          </table:table-cell>
          <table:table-cell table:formula="of:=([.G78]-[.E78])^2" office:value-type="float" office:value="16.858353384262" calcext:value-type="float">
            <text:p>16.86</text:p>
          </table:table-cell>
          <table:table-cell table:number-columns-repeated="5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/>
          <table:table-cell table:formula="of:=[.$M$3]*[.$C79] +[.$L$3]*[.D79]  + [.$K$3]" office:value-type="float" office:value="206.037681668127" calcext:value-type="float">
            <text:p>206.04</text:p>
          </table:table-cell>
          <table:table-cell table:formula="of:=[.G79]-[.E79]" office:value-type="float" office:value="2.58940866348823" calcext:value-type="float">
            <text:p>2.59</text:p>
          </table:table-cell>
          <table:table-cell table:formula="of:=([.G79]-[.E79])^2" office:value-type="float" office:value="6.70503722654789" calcext:value-type="float">
            <text:p>6.71</text:p>
          </table:table-cell>
          <table:table-cell table:number-columns-repeated="5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/>
          <table:table-cell table:formula="of:=[.$M$3]*[.$C80] +[.$L$3]*[.D80]  + [.$K$3]" office:value-type="float" office:value="155.41173860379" calcext:value-type="float">
            <text:p>155.41</text:p>
          </table:table-cell>
          <table:table-cell table:formula="of:=[.G80]-[.E80]" office:value-type="float" office:value="15.01082539715" calcext:value-type="float">
            <text:p>15.01</text:p>
          </table:table-cell>
          <table:table-cell table:formula="of:=([.G80]-[.E80])^2" office:value-type="float" office:value="225.324879103723" calcext:value-type="float">
            <text:p>225.32</text:p>
          </table:table-cell>
          <table:table-cell table:number-columns-repeated="5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/>
          <table:table-cell table:formula="of:=[.$M$3]*[.$C81] +[.$L$3]*[.D81]  + [.$K$3]" office:value-type="float" office:value="147.128661830039" calcext:value-type="float">
            <text:p>147.13</text:p>
          </table:table-cell>
          <table:table-cell table:formula="of:=[.G81]-[.E81]" office:value-type="float" office:value="-5.77630095930212" calcext:value-type="float">
            <text:p>-5.78</text:p>
          </table:table-cell>
          <table:table-cell table:formula="of:=([.G81]-[.E81])^2" office:value-type="float" office:value="33.3656527724346" calcext:value-type="float">
            <text:p>33.37</text:p>
          </table:table-cell>
          <table:table-cell table:number-columns-repeated="5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/>
          <table:table-cell table:formula="of:=[.$M$3]*[.$C82] +[.$L$3]*[.D82]  + [.$K$3]" office:value-type="float" office:value="119.196971442707" calcext:value-type="float">
            <text:p>119.20</text:p>
          </table:table-cell>
          <table:table-cell table:formula="of:=[.G82]-[.E82]" office:value-type="float" office:value="-7.2638583235962" calcext:value-type="float">
            <text:p>-7.26</text:p>
          </table:table-cell>
          <table:table-cell table:formula="of:=([.G82]-[.E82])^2" office:value-type="float" office:value="52.7636377452777" calcext:value-type="float">
            <text:p>52.76</text:p>
          </table:table-cell>
          <table:table-cell table:number-columns-repeated="5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/>
          <table:table-cell table:formula="of:=[.$M$3]*[.$C83] +[.$L$3]*[.D83]  + [.$K$3]" office:value-type="float" office:value="141.305439232485" calcext:value-type="float">
            <text:p>141.31</text:p>
          </table:table-cell>
          <table:table-cell table:formula="of:=[.G83]-[.E83]" office:value-type="float" office:value="8.68891386170449" calcext:value-type="float">
            <text:p>8.69</text:p>
          </table:table-cell>
          <table:table-cell table:formula="of:=([.G83]-[.E83])^2" office:value-type="float" office:value="75.4972240961205" calcext:value-type="float">
            <text:p>75.50</text:p>
          </table:table-cell>
          <table:table-cell table:number-columns-repeated="5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/>
          <table:table-cell table:formula="of:=[.$M$3]*[.$C84] +[.$L$3]*[.D84]  + [.$K$3]" office:value-type="float" office:value="147.013745146089" calcext:value-type="float">
            <text:p>147.01</text:p>
          </table:table-cell>
          <table:table-cell table:formula="of:=[.G84]-[.E84]" office:value-type="float" office:value="17.992689884548" calcext:value-type="float">
            <text:p>17.99</text:p>
          </table:table-cell>
          <table:table-cell table:formula="of:=([.G84]-[.E84])^2" office:value-type="float" office:value="323.736889281515" calcext:value-type="float">
            <text:p>323.74</text:p>
          </table:table-cell>
          <table:table-cell table:number-columns-repeated="5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/>
          <table:table-cell table:formula="of:=[.$M$3]*[.$C85] +[.$L$3]*[.D85]  + [.$K$3]" office:value-type="float" office:value="172.83872944349" calcext:value-type="float">
            <text:p>172.84</text:p>
          </table:table-cell>
          <table:table-cell table:formula="of:=[.G85]-[.E85]" office:value-type="float" office:value="4.94555252056375" calcext:value-type="float">
            <text:p>4.95</text:p>
          </table:table-cell>
          <table:table-cell table:formula="of:=([.G85]-[.E85])^2" office:value-type="float" office:value="24.4584897336545" calcext:value-type="float">
            <text:p>24.46</text:p>
          </table:table-cell>
          <table:table-cell table:number-columns-repeated="5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/>
          <table:table-cell table:formula="of:=[.$M$3]*[.$C86] +[.$L$3]*[.D86]  + [.$K$3]" office:value-type="float" office:value="120.228685866375" calcext:value-type="float">
            <text:p>120.23</text:p>
          </table:table-cell>
          <table:table-cell table:formula="of:=[.G86]-[.E86]" office:value-type="float" office:value="-10.5921240557169" calcext:value-type="float">
            <text:p>-10.59</text:p>
          </table:table-cell>
          <table:table-cell table:formula="of:=([.G86]-[.E86])^2" office:value-type="float" office:value="112.193092011696" calcext:value-type="float">
            <text:p>112.19</text:p>
          </table:table-cell>
          <table:table-cell table:number-columns-repeated="5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/>
          <table:table-cell table:formula="of:=[.$M$3]*[.$C87] +[.$L$3]*[.D87]  + [.$K$3]" office:value-type="float" office:value="157.399904079485" calcext:value-type="float">
            <text:p>157.40</text:p>
          </table:table-cell>
          <table:table-cell table:formula="of:=[.G87]-[.E87]" office:value-type="float" office:value="7.30196245443912" calcext:value-type="float">
            <text:p>7.30</text:p>
          </table:table-cell>
          <table:table-cell table:formula="of:=([.G87]-[.E87])^2" office:value-type="float" office:value="53.3186556860386" calcext:value-type="float">
            <text:p>53.32</text:p>
          </table:table-cell>
          <table:table-cell table:number-columns-repeated="5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/>
          <table:table-cell table:formula="of:=[.$M$3]*[.$C88] +[.$L$3]*[.D88]  + [.$K$3]" office:value-type="float" office:value="199.918257576362" calcext:value-type="float">
            <text:p>199.92</text:p>
          </table:table-cell>
          <table:table-cell table:formula="of:=[.G88]-[.E88]" office:value-type="float" office:value="-7.63815061548081" calcext:value-type="float">
            <text:p>-7.64</text:p>
          </table:table-cell>
          <table:table-cell table:formula="of:=([.G88]-[.E88])^2" office:value-type="float" office:value="58.3413448247699" calcext:value-type="float">
            <text:p>58.34</text:p>
          </table:table-cell>
          <table:table-cell table:number-columns-repeated="5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/>
          <table:table-cell table:formula="of:=[.$M$3]*[.$C89] +[.$L$3]*[.D89]  + [.$K$3]" office:value-type="float" office:value="172.101048983193" calcext:value-type="float">
            <text:p>172.10</text:p>
          </table:table-cell>
          <table:table-cell table:formula="of:=[.G89]-[.E89]" office:value-type="float" office:value="16.7708145890629" calcext:value-type="float">
            <text:p>16.77</text:p>
          </table:table-cell>
          <table:table-cell table:formula="of:=([.G89]-[.E89])^2" office:value-type="float" office:value="281.260221980726" calcext:value-type="float">
            <text:p>281.26</text:p>
          </table:table-cell>
          <table:table-cell table:number-columns-repeated="5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/>
          <table:table-cell table:formula="of:=[.$M$3]*[.$C90] +[.$L$3]*[.D90]  + [.$K$3]" office:value-type="float" office:value="148.871305856571" calcext:value-type="float">
            <text:p>148.87</text:p>
          </table:table-cell>
          <table:table-cell table:formula="of:=[.G90]-[.E90]" office:value-type="float" office:value="14.4621463763565" calcext:value-type="float">
            <text:p>14.46</text:p>
          </table:table-cell>
          <table:table-cell table:formula="of:=([.G90]-[.E90])^2" office:value-type="float" office:value="209.153677811163" calcext:value-type="float">
            <text:p>209.15</text:p>
          </table:table-cell>
          <table:table-cell table:number-columns-repeated="5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/>
          <table:table-cell table:formula="of:=[.$M$3]*[.$C91] +[.$L$3]*[.D91]  + [.$K$3]" office:value-type="float" office:value="169.441615581705" calcext:value-type="float">
            <text:p>169.44</text:p>
          </table:table-cell>
          <table:table-cell table:formula="of:=[.G91]-[.E91]" office:value-type="float" office:value="23.0303471678181" calcext:value-type="float">
            <text:p>23.03</text:p>
          </table:table-cell>
          <table:table-cell table:formula="of:=([.G91]-[.E91])^2" office:value-type="float" office:value="530.396890670227" calcext:value-type="float">
            <text:p>530.40</text:p>
          </table:table-cell>
          <table:table-cell table:number-columns-repeated="5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/>
          <table:table-cell table:formula="of:=[.$M$3]*[.$C92] +[.$L$3]*[.D92]  + [.$K$3]" office:value-type="float" office:value="151.639708207298" calcext:value-type="float">
            <text:p>151.64</text:p>
          </table:table-cell>
          <table:table-cell table:formula="of:=[.G92]-[.E92]" office:value-type="float" office:value="3.5736108873831" calcext:value-type="float">
            <text:p>3.57</text:p>
          </table:table-cell>
          <table:table-cell table:formula="of:=([.G92]-[.E92])^2" office:value-type="float" office:value="12.770694774423" calcext:value-type="float">
            <text:p>12.77</text:p>
          </table:table-cell>
          <table:table-cell table:number-columns-repeated="5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/>
          <table:table-cell table:formula="of:=[.$M$3]*[.$C93] +[.$L$3]*[.D93]  + [.$K$3]" office:value-type="float" office:value="204.039319045933" calcext:value-type="float">
            <text:p>204.04</text:p>
          </table:table-cell>
          <table:table-cell table:formula="of:=[.G93]-[.E93]" office:value-type="float" office:value="1.25658332618909" calcext:value-type="float">
            <text:p>1.26</text:p>
          </table:table-cell>
          <table:table-cell table:formula="of:=([.G93]-[.E93])^2" office:value-type="float" office:value="1.57900165565643" calcext:value-type="float">
            <text:p>1.58</text:p>
          </table:table-cell>
          <table:table-cell table:number-columns-repeated="5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/>
          <table:table-cell table:formula="of:=[.$M$3]*[.$C94] +[.$L$3]*[.D94]  + [.$K$3]" office:value-type="float" office:value="177.893972065508" calcext:value-type="float">
            <text:p>177.89</text:p>
          </table:table-cell>
          <table:table-cell table:formula="of:=[.G94]-[.E94]" office:value-type="float" office:value="-0.689654542552518" calcext:value-type="float">
            <text:p>-0.69</text:p>
          </table:table-cell>
          <table:table-cell table:formula="of:=([.G94]-[.E94])^2" office:value-type="float" office:value="0.475623388063322" calcext:value-type="float">
            <text:p>0.48</text:p>
          </table:table-cell>
          <table:table-cell table:number-columns-repeated="5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/>
          <table:table-cell table:formula="of:=[.$M$3]*[.$C95] +[.$L$3]*[.D95]  + [.$K$3]" office:value-type="float" office:value="168.689387125533" calcext:value-type="float">
            <text:p>168.69</text:p>
          </table:table-cell>
          <table:table-cell table:formula="of:=[.G95]-[.E95]" office:value-type="float" office:value="25.02467319268" calcext:value-type="float">
            <text:p>25.02</text:p>
          </table:table-cell>
          <table:table-cell table:formula="of:=([.G95]-[.E95])^2" office:value-type="float" office:value="626.234268400435" calcext:value-type="float">
            <text:p>626.23</text:p>
          </table:table-cell>
          <table:table-cell table:number-columns-repeated="5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/>
          <table:table-cell table:formula="of:=[.$M$3]*[.$C96] +[.$L$3]*[.D96]  + [.$K$3]" office:value-type="float" office:value="212.163907819355" calcext:value-type="float">
            <text:p>212.16</text:p>
          </table:table-cell>
          <table:table-cell table:formula="of:=[.G96]-[.E96]" office:value-type="float" office:value="19.2536412676327" calcext:value-type="float">
            <text:p>19.25</text:p>
          </table:table-cell>
          <table:table-cell table:formula="of:=([.G96]-[.E96])^2" office:value-type="float" office:value="370.702702062688" calcext:value-type="float">
            <text:p>370.70</text:p>
          </table:table-cell>
          <table:table-cell table:number-columns-repeated="5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/>
          <table:table-cell table:formula="of:=[.$M$3]*[.$C97] +[.$L$3]*[.D97]  + [.$K$3]" office:value-type="float" office:value="123.320476072446" calcext:value-type="float">
            <text:p>123.32</text:p>
          </table:table-cell>
          <table:table-cell table:formula="of:=[.G97]-[.E97]" office:value-type="float" office:value="12.829757659445" calcext:value-type="float">
            <text:p>12.83</text:p>
          </table:table-cell>
          <table:table-cell table:formula="of:=([.G97]-[.E97])^2" office:value-type="float" office:value="164.602681600088" calcext:value-type="float">
            <text:p>164.60</text:p>
          </table:table-cell>
          <table:table-cell table:number-columns-repeated="5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/>
          <table:table-cell table:formula="of:=[.$M$3]*[.$C98] +[.$L$3]*[.D98]  + [.$K$3]" office:value-type="float" office:value="151.047837874218" calcext:value-type="float">
            <text:p>151.05</text:p>
          </table:table-cell>
          <table:table-cell table:formula="of:=[.G98]-[.E98]" office:value-type="float" office:value="5.44437227723881" calcext:value-type="float">
            <text:p>5.44</text:p>
          </table:table-cell>
          <table:table-cell table:formula="of:=([.G98]-[.E98])^2" office:value-type="float" office:value="29.6411894931665" calcext:value-type="float">
            <text:p>29.64</text:p>
          </table:table-cell>
          <table:table-cell table:number-columns-repeated="5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/>
          <table:table-cell table:formula="of:=[.$M$3]*[.$C99] +[.$L$3]*[.D99]  + [.$K$3]" office:value-type="float" office:value="185.202419324027" calcext:value-type="float">
            <text:p>185.20</text:p>
          </table:table-cell>
          <table:table-cell table:formula="of:=[.G99]-[.E99]" office:value-type="float" office:value="6.33167121346099" calcext:value-type="float">
            <text:p>6.33</text:p>
          </table:table-cell>
          <table:table-cell table:formula="of:=([.G99]-[.E99])^2" office:value-type="float" office:value="40.0900603553706" calcext:value-type="float">
            <text:p>40.09</text:p>
          </table:table-cell>
          <table:table-cell table:number-columns-repeated="5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/>
          <table:table-cell table:formula="of:=[.$M$3]*[.$C100] +[.$L$3]*[.D100]  + [.$K$3]" office:value-type="float" office:value="168.541274549997" calcext:value-type="float">
            <text:p>168.54</text:p>
          </table:table-cell>
          <table:table-cell table:formula="of:=[.G100]-[.E100]" office:value-type="float" office:value="1.46463217155457" calcext:value-type="float">
            <text:p>1.46</text:p>
          </table:table-cell>
          <table:table-cell table:formula="of:=([.G100]-[.E100])^2" office:value-type="float" office:value="2.14514739795265" calcext:value-type="float">
            <text:p>2.15</text:p>
          </table:table-cell>
          <table:table-cell table:number-columns-repeated="5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/>
          <table:table-cell table:formula="of:=[.$M$3]*[.$C101] +[.$L$3]*[.D101]  + [.$K$3]" office:value-type="float" office:value="169.142824407193" calcext:value-type="float">
            <text:p>169.14</text:p>
          </table:table-cell>
          <table:table-cell table:formula="of:=[.G101]-[.E101]" office:value-type="float" office:value="16.8998631950007" calcext:value-type="float">
            <text:p>16.90</text:p>
          </table:table-cell>
          <table:table-cell table:formula="of:=([.G101]-[.E101])^2" office:value-type="float" office:value="285.60537600974" calcext:value-type="float">
            <text:p>285.61</text:p>
          </table:table-cell>
          <table:table-cell table:number-columns-repeated="5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/>
          <table:table-cell table:formula="of:=[.$M$3]*[.$C102] +[.$L$3]*[.D102]  + [.$K$3]" office:value-type="float" office:value="115.713910854699" calcext:value-type="float">
            <text:p>115.71</text:p>
          </table:table-cell>
          <table:table-cell table:formula="of:=[.G102]-[.E102]" office:value-type="float" office:value="-14.405334753781" calcext:value-type="float">
            <text:p>-14.41</text:p>
          </table:table-cell>
          <table:table-cell table:formula="of:=([.G102]-[.E102])^2" office:value-type="float" office:value="207.513669368491" calcext:value-type="float">
            <text:p>207.51</text:p>
          </table:table-cell>
          <table:table-cell table:number-columns-repeated="5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/>
          <table:table-cell table:formula="of:=[.$M$3]*[.$C103] +[.$L$3]*[.D103]  + [.$K$3]" office:value-type="float" office:value="126.664935826531" calcext:value-type="float">
            <text:p>126.66</text:p>
          </table:table-cell>
          <table:table-cell table:formula="of:=[.G103]-[.E103]" office:value-type="float" office:value="8.6268825596464" calcext:value-type="float">
            <text:p>8.63</text:p>
          </table:table-cell>
          <table:table-cell table:formula="of:=([.G103]-[.E103])^2" office:value-type="float" office:value="74.4231026979313" calcext:value-type="float">
            <text:p>74.42</text:p>
          </table:table-cell>
          <table:table-cell table:number-columns-repeated="5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/>
          <table:table-cell table:formula="of:=[.$M$3]*[.$C104] +[.$L$3]*[.D104]  + [.$K$3]" office:value-type="float" office:value="164.406827813923" calcext:value-type="float">
            <text:p>164.41</text:p>
          </table:table-cell>
          <table:table-cell table:formula="of:=[.G104]-[.E104]" office:value-type="float" office:value="3.34546322474173" calcext:value-type="float">
            <text:p>3.35</text:p>
          </table:table-cell>
          <table:table-cell table:formula="of:=([.G104]-[.E104])^2" office:value-type="float" office:value="11.1921241880994" calcext:value-type="float">
            <text:p>11.19</text:p>
          </table:table-cell>
          <table:table-cell table:number-columns-repeated="5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/>
          <table:table-cell table:formula="of:=[.$M$3]*[.$C105] +[.$L$3]*[.D105]  + [.$K$3]" office:value-type="float" office:value="173.470676889227" calcext:value-type="float">
            <text:p>173.47</text:p>
          </table:table-cell>
          <table:table-cell table:formula="of:=[.G105]-[.E105]" office:value-type="float" office:value="15.0007810218872" calcext:value-type="float">
            <text:p>15.00</text:p>
          </table:table-cell>
          <table:table-cell table:formula="of:=([.G105]-[.E105])^2" office:value-type="float" office:value="225.023431266611" calcext:value-type="float">
            <text:p>225.02</text:p>
          </table:table-cell>
          <table:table-cell table:number-columns-repeated="5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/>
          <table:table-cell table:formula="of:=[.$M$3]*[.$C106] +[.$L$3]*[.D106]  + [.$K$3]" office:value-type="float" office:value="196.453306059177" calcext:value-type="float">
            <text:p>196.45</text:p>
          </table:table-cell>
          <table:table-cell table:formula="of:=[.G106]-[.E106]" office:value-type="float" office:value="-9.4884846122867" calcext:value-type="float">
            <text:p>-9.49</text:p>
          </table:table-cell>
          <table:table-cell table:formula="of:=([.G106]-[.E106])^2" office:value-type="float" office:value="90.0313402376014" calcext:value-type="float">
            <text:p>90.03</text:p>
          </table:table-cell>
          <table:table-cell table:number-columns-repeated="5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/>
          <table:table-cell table:formula="of:=[.$M$3]*[.$C107] +[.$L$3]*[.D107]  + [.$K$3]" office:value-type="float" office:value="180.320561533437" calcext:value-type="float">
            <text:p>180.32</text:p>
          </table:table-cell>
          <table:table-cell table:formula="of:=[.G107]-[.E107]" office:value-type="float" office:value="9.26427100036273" calcext:value-type="float">
            <text:p>9.26</text:p>
          </table:table-cell>
          <table:table-cell table:formula="of:=([.G107]-[.E107])^2" office:value-type="float" office:value="85.8267171681618" calcext:value-type="float">
            <text:p>85.83</text:p>
          </table:table-cell>
          <table:table-cell table:number-columns-repeated="5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/>
          <table:table-cell table:formula="of:=[.$M$3]*[.$C108] +[.$L$3]*[.D108]  + [.$K$3]" office:value-type="float" office:value="170.949713478641" calcext:value-type="float">
            <text:p>170.95</text:p>
          </table:table-cell>
          <table:table-cell table:formula="of:=[.G108]-[.E108]" office:value-type="float" office:value="14.9546042573173" calcext:value-type="float">
            <text:p>14.95</text:p>
          </table:table-cell>
          <table:table-cell table:formula="of:=([.G108]-[.E108])^2" office:value-type="float" office:value="223.640188492973" calcext:value-type="float">
            <text:p>223.64</text:p>
          </table:table-cell>
          <table:table-cell table:number-columns-repeated="5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/>
          <table:table-cell table:formula="of:=[.$M$3]*[.$C109] +[.$L$3]*[.D109]  + [.$K$3]" office:value-type="float" office:value="174.029311052571" calcext:value-type="float">
            <text:p>174.03</text:p>
          </table:table-cell>
          <table:table-cell table:formula="of:=[.G109]-[.E109]" office:value-type="float" office:value="-2.71699439519008" calcext:value-type="float">
            <text:p>-2.72</text:p>
          </table:table-cell>
          <table:table-cell table:formula="of:=([.G109]-[.E109])^2" office:value-type="float" office:value="7.38205854349433" calcext:value-type="float">
            <text:p>7.38</text:p>
          </table:table-cell>
          <table:table-cell table:number-columns-repeated="5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/>
          <table:table-cell table:formula="of:=[.$M$3]*[.$C110] +[.$L$3]*[.D110]  + [.$K$3]" office:value-type="float" office:value="102.012539951694" calcext:value-type="float">
            <text:p>102.01</text:p>
          </table:table-cell>
          <table:table-cell table:formula="of:=[.G110]-[.E110]" office:value-type="float" office:value="12.222541510724" calcext:value-type="float">
            <text:p>12.22</text:p>
          </table:table-cell>
          <table:table-cell table:formula="of:=([.G110]-[.E110])^2" office:value-type="float" office:value="149.390520981371" calcext:value-type="float">
            <text:p>149.39</text:p>
          </table:table-cell>
          <table:table-cell table:number-columns-repeated="5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/>
          <table:table-cell table:formula="of:=[.$M$3]*[.$C111] +[.$L$3]*[.D111]  + [.$K$3]" office:value-type="float" office:value="193.945096837651" calcext:value-type="float">
            <text:p>193.95</text:p>
          </table:table-cell>
          <table:table-cell table:formula="of:=[.G111]-[.E111]" office:value-type="float" office:value="14.282600375837" calcext:value-type="float">
            <text:p>14.28</text:p>
          </table:table-cell>
          <table:table-cell table:formula="of:=([.G111]-[.E111])^2" office:value-type="float" office:value="203.99267349586" calcext:value-type="float">
            <text:p>203.99</text:p>
          </table:table-cell>
          <table:table-cell table:number-columns-repeated="5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/>
          <table:table-cell table:formula="of:=[.$M$3]*[.$C112] +[.$L$3]*[.D112]  + [.$K$3]" office:value-type="float" office:value="143.86506079953" calcext:value-type="float">
            <text:p>143.87</text:p>
          </table:table-cell>
          <table:table-cell table:formula="of:=[.G112]-[.E112]" office:value-type="float" office:value="-5.25766572725766" calcext:value-type="float">
            <text:p>-5.26</text:p>
          </table:table-cell>
          <table:table-cell table:formula="of:=([.G112]-[.E112])^2" office:value-type="float" office:value="27.6430488995798" calcext:value-type="float">
            <text:p>27.64</text:p>
          </table:table-cell>
          <table:table-cell table:number-columns-repeated="5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/>
          <table:table-cell table:formula="of:=[.$M$3]*[.$C113] +[.$L$3]*[.D113]  + [.$K$3]" office:value-type="float" office:value="152.130801964507" calcext:value-type="float">
            <text:p>152.13</text:p>
          </table:table-cell>
          <table:table-cell table:formula="of:=[.G113]-[.E113]" office:value-type="float" office:value="8.5886799297366" calcext:value-type="float">
            <text:p>8.59</text:p>
          </table:table-cell>
          <table:table-cell table:formula="of:=([.G113]-[.E113])^2" office:value-type="float" office:value="73.7654229354603" calcext:value-type="float">
            <text:p>73.77</text:p>
          </table:table-cell>
          <table:table-cell table:number-columns-repeated="5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/>
          <table:table-cell table:formula="of:=[.$M$3]*[.$C114] +[.$L$3]*[.D114]  + [.$K$3]" office:value-type="float" office:value="101.628349766843" calcext:value-type="float">
            <text:p>101.63</text:p>
          </table:table-cell>
          <table:table-cell table:formula="of:=[.G114]-[.E114]" office:value-type="float" office:value="7.23861713033786" calcext:value-type="float">
            <text:p>7.24</text:p>
          </table:table-cell>
          <table:table-cell table:formula="of:=([.G114]-[.E114])^2" office:value-type="float" office:value="52.3975779596207" calcext:value-type="float">
            <text:p>52.40</text:p>
          </table:table-cell>
          <table:table-cell table:number-columns-repeated="5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/>
          <table:table-cell table:formula="of:=[.$M$3]*[.$C115] +[.$L$3]*[.D115]  + [.$K$3]" office:value-type="float" office:value="140.601663677337" calcext:value-type="float">
            <text:p>140.60</text:p>
          </table:table-cell>
          <table:table-cell table:formula="of:=[.G115]-[.E115]" office:value-type="float" office:value="5.6101988591345" calcext:value-type="float">
            <text:p>5.61</text:p>
          </table:table-cell>
          <table:table-cell table:formula="of:=([.G115]-[.E115])^2" office:value-type="float" office:value="31.474331239034" calcext:value-type="float">
            <text:p>31.47</text:p>
          </table:table-cell>
          <table:table-cell table:number-columns-repeated="5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/>
          <table:table-cell table:formula="of:=[.$M$3]*[.$C116] +[.$L$3]*[.D116]  + [.$K$3]" office:value-type="float" office:value="201.529849277916" calcext:value-type="float">
            <text:p>201.53</text:p>
          </table:table-cell>
          <table:table-cell table:formula="of:=[.G116]-[.E116]" office:value-type="float" office:value="17.0365986835887" calcext:value-type="float">
            <text:p>17.04</text:p>
          </table:table-cell>
          <table:table-cell table:formula="of:=([.G116]-[.E116])^2" office:value-type="float" office:value="290.245694705655" calcext:value-type="float">
            <text:p>290.25</text:p>
          </table:table-cell>
          <table:table-cell table:number-columns-repeated="5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/>
          <table:table-cell table:formula="of:=[.$M$3]*[.$C117] +[.$L$3]*[.D117]  + [.$K$3]" office:value-type="float" office:value="153.791411182911" calcext:value-type="float">
            <text:p>153.79</text:p>
          </table:table-cell>
          <table:table-cell table:formula="of:=[.G117]-[.E117]" office:value-type="float" office:value="22.0985147201524" calcext:value-type="float">
            <text:p>22.10</text:p>
          </table:table-cell>
          <table:table-cell table:formula="of:=([.G117]-[.E117])^2" office:value-type="float" office:value="488.344352836793" calcext:value-type="float">
            <text:p>488.34</text:p>
          </table:table-cell>
          <table:table-cell table:number-columns-repeated="5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/>
          <table:table-cell table:formula="of:=[.$M$3]*[.$C118] +[.$L$3]*[.D118]  + [.$K$3]" office:value-type="float" office:value="191.245295837757" calcext:value-type="float">
            <text:p>191.25</text:p>
          </table:table-cell>
          <table:table-cell table:formula="of:=[.G118]-[.E118]" office:value-type="float" office:value="-1.59680987725733" calcext:value-type="float">
            <text:p>-1.60</text:p>
          </table:table-cell>
          <table:table-cell table:formula="of:=([.G118]-[.E118])^2" office:value-type="float" office:value="2.54980178410656" calcext:value-type="float">
            <text:p>2.55</text:p>
          </table:table-cell>
          <table:table-cell table:number-columns-repeated="5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/>
          <table:table-cell table:formula="of:=[.$M$3]*[.$C119] +[.$L$3]*[.D119]  + [.$K$3]" office:value-type="float" office:value="150.034901834259" calcext:value-type="float">
            <text:p>150.03</text:p>
          </table:table-cell>
          <table:table-cell table:formula="of:=[.G119]-[.E119]" office:value-type="float" office:value="15.7211884279142" calcext:value-type="float">
            <text:p>15.72</text:p>
          </table:table-cell>
          <table:table-cell table:formula="of:=([.G119]-[.E119])^2" office:value-type="float" office:value="247.155765585983" calcext:value-type="float">
            <text:p>247.16</text:p>
          </table:table-cell>
          <table:table-cell table:number-columns-repeated="5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/>
          <table:table-cell table:formula="of:=[.$M$3]*[.$C120] +[.$L$3]*[.D120]  + [.$K$3]" office:value-type="float" office:value="168.835910376556" calcext:value-type="float">
            <text:p>168.84</text:p>
          </table:table-cell>
          <table:table-cell table:formula="of:=[.G120]-[.E120]" office:value-type="float" office:value="15.4632842907049" calcext:value-type="float">
            <text:p>15.46</text:p>
          </table:table-cell>
          <table:table-cell table:formula="of:=([.G120]-[.E120])^2" office:value-type="float" office:value="239.113161055162" calcext:value-type="float">
            <text:p>239.11</text:p>
          </table:table-cell>
          <table:table-cell table:number-columns-repeated="5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/>
          <table:table-cell table:formula="of:=[.$M$3]*[.$C121] +[.$L$3]*[.D121]  + [.$K$3]" office:value-type="float" office:value="171.24929097044" calcext:value-type="float">
            <text:p>171.25</text:p>
          </table:table-cell>
          <table:table-cell table:formula="of:=[.G121]-[.E121]" office:value-type="float" office:value="2.79960732395469" calcext:value-type="float">
            <text:p>2.80</text:p>
          </table:table-cell>
          <table:table-cell table:formula="of:=([.G121]-[.E121])^2" office:value-type="float" office:value="7.83780116834073" calcext:value-type="float">
            <text:p>7.84</text:p>
          </table:table-cell>
          <table:table-cell table:number-columns-repeated="5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/>
          <table:table-cell table:formula="of:=[.$M$3]*[.$C122] +[.$L$3]*[.D122]  + [.$K$3]" office:value-type="float" office:value="187.799974528349" calcext:value-type="float">
            <text:p>187.80</text:p>
          </table:table-cell>
          <table:table-cell table:formula="of:=[.G122]-[.E122]" office:value-type="float" office:value="-6.88092726183052" calcext:value-type="float">
            <text:p>-6.88</text:p>
          </table:table-cell>
          <table:table-cell table:formula="of:=([.G122]-[.E122])^2" office:value-type="float" office:value="47.3471599826025" calcext:value-type="float">
            <text:p>47.35</text:p>
          </table:table-cell>
          <table:table-cell table:number-columns-repeated="5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/>
          <table:table-cell table:formula="of:=[.$M$3]*[.$C123] +[.$L$3]*[.D123]  + [.$K$3]" office:value-type="float" office:value="155.147727284154" calcext:value-type="float">
            <text:p>155.15</text:p>
          </table:table-cell>
          <table:table-cell table:formula="of:=[.G123]-[.E123]" office:value-type="float" office:value="17.7992560898838" calcext:value-type="float">
            <text:p>17.80</text:p>
          </table:table-cell>
          <table:table-cell table:formula="of:=([.G123]-[.E123])^2" office:value-type="float" office:value="316.813517353264" calcext:value-type="float">
            <text:p>316.81</text:p>
          </table:table-cell>
          <table:table-cell table:number-columns-repeated="5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/>
          <table:table-cell table:formula="of:=[.$M$3]*[.$C124] +[.$L$3]*[.D124]  + [.$K$3]" office:value-type="float" office:value="165.486498936653" calcext:value-type="float">
            <text:p>165.49</text:p>
          </table:table-cell>
          <table:table-cell table:formula="of:=[.G124]-[.E124]" office:value-type="float" office:value="19.2965319020198" calcext:value-type="float">
            <text:p>19.30</text:p>
          </table:table-cell>
          <table:table-cell table:formula="of:=([.G124]-[.E124])^2" office:value-type="float" office:value="372.356143445666" calcext:value-type="float">
            <text:p>372.36</text:p>
          </table:table-cell>
          <table:table-cell table:number-columns-repeated="5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/>
          <table:table-cell table:formula="of:=[.$M$3]*[.$C125] +[.$L$3]*[.D125]  + [.$K$3]" office:value-type="float" office:value="195.286984785065" calcext:value-type="float">
            <text:p>195.29</text:p>
          </table:table-cell>
          <table:table-cell table:formula="of:=[.G125]-[.E125]" office:value-type="float" office:value="4.571616711525" calcext:value-type="float">
            <text:p>4.57</text:p>
          </table:table-cell>
          <table:table-cell table:formula="of:=([.G125]-[.E125])^2" office:value-type="float" office:value="20.8996793570946" calcext:value-type="float">
            <text:p>20.90</text:p>
          </table:table-cell>
          <table:table-cell table:number-columns-repeated="5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/>
          <table:table-cell table:formula="of:=[.$M$3]*[.$C126] +[.$L$3]*[.D126]  + [.$K$3]" office:value-type="float" office:value="183.462252771971" calcext:value-type="float">
            <text:p>183.46</text:p>
          </table:table-cell>
          <table:table-cell table:formula="of:=[.G126]-[.E126]" office:value-type="float" office:value="13.1099232213447" calcext:value-type="float">
            <text:p>13.11</text:p>
          </table:table-cell>
          <table:table-cell table:formula="of:=([.G126]-[.E126])^2" office:value-type="float" office:value="171.870086869554" calcext:value-type="float">
            <text:p>171.87</text:p>
          </table:table-cell>
          <table:table-cell table:number-columns-repeated="5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/>
          <table:table-cell table:formula="of:=[.$M$3]*[.$C127] +[.$L$3]*[.D127]  + [.$K$3]" office:value-type="float" office:value="166.774001859566" calcext:value-type="float">
            <text:p>166.77</text:p>
          </table:table-cell>
          <table:table-cell table:formula="of:=[.G127]-[.E127]" office:value-type="float" office:value="-24.5051615461279" calcext:value-type="float">
            <text:p>-24.51</text:p>
          </table:table-cell>
          <table:table-cell table:formula="of:=([.G127]-[.E127])^2" office:value-type="float" office:value="600.502942401827" calcext:value-type="float">
            <text:p>600.50</text:p>
          </table:table-cell>
          <table:table-cell table:number-columns-repeated="5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/>
          <table:table-cell table:formula="of:=[.$M$3]*[.$C128] +[.$L$3]*[.D128]  + [.$K$3]" office:value-type="float" office:value="186.755608630134" calcext:value-type="float">
            <text:p>186.76</text:p>
          </table:table-cell>
          <table:table-cell table:formula="of:=[.G128]-[.E128]" office:value-type="float" office:value="13.8252679309105" calcext:value-type="float">
            <text:p>13.83</text:p>
          </table:table-cell>
          <table:table-cell table:formula="of:=([.G128]-[.E128])^2" office:value-type="float" office:value="191.138033361462" calcext:value-type="float">
            <text:p>191.14</text:p>
          </table:table-cell>
          <table:table-cell table:number-columns-repeated="5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/>
          <table:table-cell table:formula="of:=[.$M$3]*[.$C129] +[.$L$3]*[.D129]  + [.$K$3]" office:value-type="float" office:value="144.995897394281" calcext:value-type="float">
            <text:p>145.00</text:p>
          </table:table-cell>
          <table:table-cell table:formula="of:=[.G129]-[.E129]" office:value-type="float" office:value="9.9963264458932" calcext:value-type="float">
            <text:p>10.00</text:p>
          </table:table-cell>
          <table:table-cell table:formula="of:=([.G129]-[.E129])^2" office:value-type="float" office:value="99.9265424128638" calcext:value-type="float">
            <text:p>99.93</text:p>
          </table:table-cell>
          <table:table-cell table:number-columns-repeated="5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/>
          <table:table-cell table:formula="of:=[.$M$3]*[.$C130] +[.$L$3]*[.D130]  + [.$K$3]" office:value-type="float" office:value="116.47565088047" calcext:value-type="float">
            <text:p>116.48</text:p>
          </table:table-cell>
          <table:table-cell table:formula="of:=[.G130]-[.E130]" office:value-type="float" office:value="-9.87960479917763" calcext:value-type="float">
            <text:p>-9.88</text:p>
          </table:table-cell>
          <table:table-cell table:formula="of:=([.G130]-[.E130])^2" office:value-type="float" office:value="97.6065909879336" calcext:value-type="float">
            <text:p>97.61</text:p>
          </table:table-cell>
          <table:table-cell table:number-columns-repeated="5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/>
          <table:table-cell table:formula="of:=[.$M$3]*[.$C131] +[.$L$3]*[.D131]  + [.$K$3]" office:value-type="float" office:value="180.168833725215" calcext:value-type="float">
            <text:p>180.17</text:p>
          </table:table-cell>
          <table:table-cell table:formula="of:=[.G131]-[.E131]" office:value-type="float" office:value="-2.58698144439347" calcext:value-type="float">
            <text:p>-2.59</text:p>
          </table:table-cell>
          <table:table-cell table:formula="of:=([.G131]-[.E131])^2" office:value-type="float" office:value="6.69247299363614" calcext:value-type="float">
            <text:p>6.69</text:p>
          </table:table-cell>
          <table:table-cell table:number-columns-repeated="5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/>
          <table:table-cell table:formula="of:=[.$M$3]*[.$C132] +[.$L$3]*[.D132]  + [.$K$3]" office:value-type="float" office:value="165.161412653918" calcext:value-type="float">
            <text:p>165.16</text:p>
          </table:table-cell>
          <table:table-cell table:formula="of:=[.G132]-[.E132]" office:value-type="float" office:value="2.21146789699958" calcext:value-type="float">
            <text:p>2.21</text:p>
          </table:table-cell>
          <table:table-cell table:formula="of:=([.G132]-[.E132])^2" office:value-type="float" office:value="4.89059025945974" calcext:value-type="float">
            <text:p>4.89</text:p>
          </table:table-cell>
          <table:table-cell table:number-columns-repeated="5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/>
          <table:table-cell table:formula="of:=[.$M$3]*[.$C133] +[.$L$3]*[.D133]  + [.$K$3]" office:value-type="float" office:value="119.089561633596" calcext:value-type="float">
            <text:p>119.09</text:p>
          </table:table-cell>
          <table:table-cell table:formula="of:=[.G133]-[.E133]" office:value-type="float" office:value="10.0399320933116" calcext:value-type="float">
            <text:p>10.04</text:p>
          </table:table-cell>
          <table:table-cell table:formula="of:=([.G133]-[.E133])^2" office:value-type="float" office:value="100.800236438308" calcext:value-type="float">
            <text:p>100.80</text:p>
          </table:table-cell>
          <table:table-cell table:number-columns-repeated="5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/>
          <table:table-cell table:formula="of:=[.$M$3]*[.$C134] +[.$L$3]*[.D134]  + [.$K$3]" office:value-type="float" office:value="166.516343886774" calcext:value-type="float">
            <text:p>166.52</text:p>
          </table:table-cell>
          <table:table-cell table:formula="of:=[.G134]-[.E134]" office:value-type="float" office:value="-3.59315574163955" calcext:value-type="float">
            <text:p>-3.59</text:p>
          </table:table-cell>
          <table:table-cell table:formula="of:=([.G134]-[.E134])^2" office:value-type="float" office:value="12.9107681836773" calcext:value-type="float">
            <text:p>12.91</text:p>
          </table:table-cell>
          <table:table-cell table:number-columns-repeated="5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/>
          <table:table-cell table:formula="of:=[.$M$3]*[.$C135] +[.$L$3]*[.D135]  + [.$K$3]" office:value-type="float" office:value="122.015911580444" calcext:value-type="float">
            <text:p>122.02</text:p>
          </table:table-cell>
          <table:table-cell table:formula="of:=[.G135]-[.E135]" office:value-type="float" office:value="9.13320482202957" calcext:value-type="float">
            <text:p>9.13</text:p>
          </table:table-cell>
          <table:table-cell table:formula="of:=([.G135]-[.E135])^2" office:value-type="float" office:value="83.4154303211442" calcext:value-type="float">
            <text:p>83.42</text:p>
          </table:table-cell>
          <table:table-cell table:number-columns-repeated="5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/>
          <table:table-cell table:formula="of:=[.$M$3]*[.$C136] +[.$L$3]*[.D136]  + [.$K$3]" office:value-type="float" office:value="136.310606501666" calcext:value-type="float">
            <text:p>136.31</text:p>
          </table:table-cell>
          <table:table-cell table:formula="of:=[.G136]-[.E136]" office:value-type="float" office:value="-7.92464640450967" calcext:value-type="float">
            <text:p>-7.92</text:p>
          </table:table-cell>
          <table:table-cell table:formula="of:=([.G136]-[.E136])^2" office:value-type="float" office:value="62.8000206365081" calcext:value-type="float">
            <text:p>62.80</text:p>
          </table:table-cell>
          <table:table-cell table:number-columns-repeated="5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/>
          <table:table-cell table:formula="of:=[.$M$3]*[.$C137] +[.$L$3]*[.D137]  + [.$K$3]" office:value-type="float" office:value="182.104571253389" calcext:value-type="float">
            <text:p>182.10</text:p>
          </table:table-cell>
          <table:table-cell table:formula="of:=[.G137]-[.E137]" office:value-type="float" office:value="14.1050177697917" calcext:value-type="float">
            <text:p>14.11</text:p>
          </table:table-cell>
          <table:table-cell table:formula="of:=([.G137]-[.E137])^2" office:value-type="float" office:value="198.95152628614" calcext:value-type="float">
            <text:p>198.95</text:p>
          </table:table-cell>
          <table:table-cell table:number-columns-repeated="5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/>
          <table:table-cell table:formula="of:=[.$M$3]*[.$C138] +[.$L$3]*[.D138]  + [.$K$3]" office:value-type="float" office:value="165.467582647937" calcext:value-type="float">
            <text:p>165.47</text:p>
          </table:table-cell>
          <table:table-cell table:formula="of:=[.G138]-[.E138]" office:value-type="float" office:value="6.51364913945451" calcext:value-type="float">
            <text:p>6.51</text:p>
          </table:table-cell>
          <table:table-cell table:formula="of:=([.G138]-[.E138])^2" office:value-type="float" office:value="42.4276251119165" calcext:value-type="float">
            <text:p>42.43</text:p>
          </table:table-cell>
          <table:table-cell table:number-columns-repeated="5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/>
          <table:table-cell table:formula="of:=[.$M$3]*[.$C139] +[.$L$3]*[.D139]  + [.$K$3]" office:value-type="float" office:value="115.058792507657" calcext:value-type="float">
            <text:p>115.06</text:p>
          </table:table-cell>
          <table:table-cell table:formula="of:=[.G139]-[.E139]" office:value-type="float" office:value="6.16297966304019" calcext:value-type="float">
            <text:p>6.16</text:p>
          </table:table-cell>
          <table:table-cell table:formula="of:=([.G139]-[.E139])^2" office:value-type="float" office:value="37.982318327047" calcext:value-type="float">
            <text:p>37.98</text:p>
          </table:table-cell>
          <table:table-cell table:number-columns-repeated="5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/>
          <table:table-cell table:formula="of:=[.$M$3]*[.$C140] +[.$L$3]*[.D140]  + [.$K$3]" office:value-type="float" office:value="146.218689766504" calcext:value-type="float">
            <text:p>146.22</text:p>
          </table:table-cell>
          <table:table-cell table:formula="of:=[.G140]-[.E140]" office:value-type="float" office:value="7.98929354361493" calcext:value-type="float">
            <text:p>7.99</text:p>
          </table:table-cell>
          <table:table-cell table:formula="of:=([.G140]-[.E140])^2" office:value-type="float" office:value="63.8288113260473" calcext:value-type="float">
            <text:p>63.83</text:p>
          </table:table-cell>
          <table:table-cell table:number-columns-repeated="5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/>
          <table:table-cell table:formula="of:=[.$M$3]*[.$C141] +[.$L$3]*[.D141]  + [.$K$3]" office:value-type="float" office:value="175.61447460221" calcext:value-type="float">
            <text:p>175.61</text:p>
          </table:table-cell>
          <table:table-cell table:formula="of:=[.G141]-[.E141]" office:value-type="float" office:value="4.78412100693095" calcext:value-type="float">
            <text:p>4.78</text:p>
          </table:table-cell>
          <table:table-cell table:formula="of:=([.G141]-[.E141])^2" office:value-type="float" office:value="22.887813808958" calcext:value-type="float">
            <text:p>22.89</text:p>
          </table:table-cell>
          <table:table-cell table:number-columns-repeated="5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/>
          <table:table-cell table:formula="of:=[.$M$3]*[.$C142] +[.$L$3]*[.D142]  + [.$K$3]" office:value-type="float" office:value="205.10849007402" calcext:value-type="float">
            <text:p>205.11</text:p>
          </table:table-cell>
          <table:table-cell table:formula="of:=[.G142]-[.E142]" office:value-type="float" office:value="-0.706868350273908" calcext:value-type="float">
            <text:p>-0.71</text:p>
          </table:table-cell>
          <table:table-cell table:formula="of:=([.G142]-[.E142])^2" office:value-type="float" office:value="0.499662864618956" calcext:value-type="float">
            <text:p>0.50</text:p>
          </table:table-cell>
          <table:table-cell table:number-columns-repeated="5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/>
          <table:table-cell table:formula="of:=[.$M$3]*[.$C143] +[.$L$3]*[.D143]  + [.$K$3]" office:value-type="float" office:value="222.451088798024" calcext:value-type="float">
            <text:p>222.45</text:p>
          </table:table-cell>
          <table:table-cell table:formula="of:=[.G143]-[.E143]" office:value-type="float" office:value="-14.3294486893005" calcext:value-type="float">
            <text:p>-14.33</text:p>
          </table:table-cell>
          <table:table-cell table:formula="of:=([.G143]-[.E143])^2" office:value-type="float" office:value="205.333099739295" calcext:value-type="float">
            <text:p>205.33</text:p>
          </table:table-cell>
          <table:table-cell table:number-columns-repeated="5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/>
          <table:table-cell table:formula="of:=[.$M$3]*[.$C144] +[.$L$3]*[.D144]  + [.$K$3]" office:value-type="float" office:value="160.78608469132" calcext:value-type="float">
            <text:p>160.79</text:p>
          </table:table-cell>
          <table:table-cell table:formula="of:=[.G144]-[.E144]" office:value-type="float" office:value="28.4780734628901" calcext:value-type="float">
            <text:p>28.48</text:p>
          </table:table-cell>
          <table:table-cell table:formula="of:=([.G144]-[.E144])^2" office:value-type="float" office:value="811.000668157767" calcext:value-type="float">
            <text:p>811.00</text:p>
          </table:table-cell>
          <table:table-cell table:number-columns-repeated="5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/>
          <table:table-cell table:formula="of:=[.$M$3]*[.$C145] +[.$L$3]*[.D145]  + [.$K$3]" office:value-type="float" office:value="143.763467335943" calcext:value-type="float">
            <text:p>143.76</text:p>
          </table:table-cell>
          <table:table-cell table:formula="of:=[.G145]-[.E145]" office:value-type="float" office:value="19.5462998076823" calcext:value-type="float">
            <text:p>19.55</text:p>
          </table:table-cell>
          <table:table-cell table:formula="of:=([.G145]-[.E145])^2" office:value-type="float" office:value="382.057836171801" calcext:value-type="float">
            <text:p>382.06</text:p>
          </table:table-cell>
          <table:table-cell table:number-columns-repeated="5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/>
          <table:table-cell table:formula="of:=[.$M$3]*[.$C146] +[.$L$3]*[.D146]  + [.$K$3]" office:value-type="float" office:value="165.844333447378" calcext:value-type="float">
            <text:p>165.84</text:p>
          </table:table-cell>
          <table:table-cell table:formula="of:=[.G146]-[.E146]" office:value-type="float" office:value="27.8122582620739" calcext:value-type="float">
            <text:p>27.81</text:p>
          </table:table-cell>
          <table:table-cell table:formula="of:=([.G146]-[.E146])^2" office:value-type="float" office:value="773.521709636298" calcext:value-type="float">
            <text:p>773.52</text:p>
          </table:table-cell>
          <table:table-cell table:number-columns-repeated="5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/>
          <table:table-cell table:formula="of:=[.$M$3]*[.$C147] +[.$L$3]*[.D147]  + [.$K$3]" office:value-type="float" office:value="148.714169163821" calcext:value-type="float">
            <text:p>148.71</text:p>
          </table:table-cell>
          <table:table-cell table:formula="of:=[.G147]-[.E147]" office:value-type="float" office:value="17.1536856261452" calcext:value-type="float">
            <text:p>17.15</text:p>
          </table:table-cell>
          <table:table-cell table:formula="of:=([.G147]-[.E147])^2" office:value-type="float" office:value="294.248930560622" calcext:value-type="float">
            <text:p>294.25</text:p>
          </table:table-cell>
          <table:table-cell table:number-columns-repeated="5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/>
          <table:table-cell table:formula="of:=[.$M$3]*[.$C148] +[.$L$3]*[.D148]  + [.$K$3]" office:value-type="float" office:value="152.930582252922" calcext:value-type="float">
            <text:p>152.93</text:p>
          </table:table-cell>
          <table:table-cell table:formula="of:=[.G148]-[.E148]" office:value-type="float" office:value="-4.3798984431061" calcext:value-type="float">
            <text:p>-4.38</text:p>
          </table:table-cell>
          <table:table-cell table:formula="of:=([.G148]-[.E148])^2" office:value-type="float" office:value="19.1835103719232" calcext:value-type="float">
            <text:p>19.18</text:p>
          </table:table-cell>
          <table:table-cell table:number-columns-repeated="5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/>
          <table:table-cell table:formula="of:=[.$M$3]*[.$C149] +[.$L$3]*[.D149]  + [.$K$3]" office:value-type="float" office:value="94.7584113501281" calcext:value-type="float">
            <text:p>94.76</text:p>
          </table:table-cell>
          <table:table-cell table:formula="of:=[.G149]-[.E149]" office:value-type="float" office:value="10.5877165815675" calcext:value-type="float">
            <text:p>10.59</text:p>
          </table:table-cell>
          <table:table-cell table:formula="of:=([.G149]-[.E149])^2" office:value-type="float" office:value="112.0997424116" calcext:value-type="float">
            <text:p>112.10</text:p>
          </table:table-cell>
          <table:table-cell table:number-columns-repeated="5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/>
          <table:table-cell table:formula="of:=[.$M$3]*[.$C150] +[.$L$3]*[.D150]  + [.$K$3]" office:value-type="float" office:value="200.171011645296" calcext:value-type="float">
            <text:p>200.17</text:p>
          </table:table-cell>
          <table:table-cell table:formula="of:=[.G150]-[.E150]" office:value-type="float" office:value="0.662355399801072" calcext:value-type="float">
            <text:p>0.66</text:p>
          </table:table-cell>
          <table:table-cell table:formula="of:=([.G150]-[.E150])^2" office:value-type="float" office:value="0.438714675645638" calcext:value-type="float">
            <text:p>0.44</text:p>
          </table:table-cell>
          <table:table-cell table:number-columns-repeated="5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/>
          <table:table-cell table:formula="of:=[.$M$3]*[.$C151] +[.$L$3]*[.D151]  + [.$K$3]" office:value-type="float" office:value="156.909484931752" calcext:value-type="float">
            <text:p>156.91</text:p>
          </table:table-cell>
          <table:table-cell table:formula="of:=[.G151]-[.E151]" office:value-type="float" office:value="-12.5001602335716" calcext:value-type="float">
            <text:p>-12.50</text:p>
          </table:table-cell>
          <table:table-cell table:formula="of:=([.G151]-[.E151])^2" office:value-type="float" office:value="156.254005864965" calcext:value-type="float">
            <text:p>156.25</text:p>
          </table:table-cell>
          <table:table-cell table:number-columns-repeated="5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/>
          <table:table-cell table:formula="of:=[.$M$3]*[.$C152] +[.$L$3]*[.D152]  + [.$K$3]" office:value-type="float" office:value="139.981655993164" calcext:value-type="float">
            <text:p>139.98</text:p>
          </table:table-cell>
          <table:table-cell table:formula="of:=[.G152]-[.E152]" office:value-type="float" office:value="5.85337122338666" calcext:value-type="float">
            <text:p>5.85</text:p>
          </table:table-cell>
          <table:table-cell table:formula="of:=([.G152]-[.E152])^2" office:value-type="float" office:value="34.261954678771" calcext:value-type="float">
            <text:p>34.26</text:p>
          </table:table-cell>
          <table:table-cell table:number-columns-repeated="5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/>
          <table:table-cell table:formula="of:=[.$M$3]*[.$C153] +[.$L$3]*[.D153]  + [.$K$3]" office:value-type="float" office:value="160.24966054988" calcext:value-type="float">
            <text:p>160.25</text:p>
          </table:table-cell>
          <table:table-cell table:formula="of:=[.G153]-[.E153]" office:value-type="float" office:value="16.913329632671" calcext:value-type="float">
            <text:p>16.91</text:p>
          </table:table-cell>
          <table:table-cell table:formula="of:=([.G153]-[.E153])^2" office:value-type="float" office:value="286.060719263388" calcext:value-type="float">
            <text:p>286.06</text:p>
          </table:table-cell>
          <table:table-cell table:number-columns-repeated="5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/>
          <table:table-cell table:formula="of:=[.$M$3]*[.$C154] +[.$L$3]*[.D154]  + [.$K$3]" office:value-type="float" office:value="213.471563056141" calcext:value-type="float">
            <text:p>213.47</text:p>
          </table:table-cell>
          <table:table-cell table:formula="of:=[.G154]-[.E154]" office:value-type="float" office:value="24.2925518647395" calcext:value-type="float">
            <text:p>24.29</text:p>
          </table:table-cell>
          <table:table-cell table:formula="of:=([.G154]-[.E154])^2" office:value-type="float" office:value="590.128076101061" calcext:value-type="float">
            <text:p>590.13</text:p>
          </table:table-cell>
          <table:table-cell table:number-columns-repeated="5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/>
          <table:table-cell table:formula="of:=[.$M$3]*[.$C155] +[.$L$3]*[.D155]  + [.$K$3]" office:value-type="float" office:value="173.928582397607" calcext:value-type="float">
            <text:p>173.93</text:p>
          </table:table-cell>
          <table:table-cell table:formula="of:=[.G155]-[.E155]" office:value-type="float" office:value="-8.61755556222713" calcext:value-type="float">
            <text:p>-8.62</text:p>
          </table:table-cell>
          <table:table-cell table:formula="of:=([.G155]-[.E155])^2" office:value-type="float" office:value="74.2622638680717" calcext:value-type="float">
            <text:p>74.26</text:p>
          </table:table-cell>
          <table:table-cell table:number-columns-repeated="5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/>
          <table:table-cell table:formula="of:=[.$M$3]*[.$C156] +[.$L$3]*[.D156]  + [.$K$3]" office:value-type="float" office:value="121.3943446469" calcext:value-type="float">
            <text:p>121.39</text:p>
          </table:table-cell>
          <table:table-cell table:formula="of:=[.G156]-[.E156]" office:value-type="float" office:value="9.41947053909686" calcext:value-type="float">
            <text:p>9.42</text:p>
          </table:table-cell>
          <table:table-cell table:formula="of:=([.G156]-[.E156])^2" office:value-type="float" office:value="88.7264252369138" calcext:value-type="float">
            <text:p>88.73</text:p>
          </table:table-cell>
          <table:table-cell table:number-columns-repeated="5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/>
          <table:table-cell table:formula="of:=[.$M$3]*[.$C157] +[.$L$3]*[.D157]  + [.$K$3]" office:value-type="float" office:value="154.270512794946" calcext:value-type="float">
            <text:p>154.27</text:p>
          </table:table-cell>
          <table:table-cell table:formula="of:=[.G157]-[.E157]" office:value-type="float" office:value="34.9411826082858" calcext:value-type="float">
            <text:p>34.94</text:p>
          </table:table-cell>
          <table:table-cell table:formula="of:=([.G157]-[.E157])^2" office:value-type="float" office:value="1220.88624206557" calcext:value-type="float">
            <text:p>1,220.89</text:p>
          </table:table-cell>
          <table:table-cell table:number-columns-repeated="5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/>
          <table:table-cell table:formula="of:=[.$M$3]*[.$C158] +[.$L$3]*[.D158]  + [.$K$3]" office:value-type="float" office:value="132.814180024472" calcext:value-type="float">
            <text:p>132.81</text:p>
          </table:table-cell>
          <table:table-cell table:formula="of:=[.G158]-[.E158]" office:value-type="float" office:value="11.199179865266" calcext:value-type="float">
            <text:p>11.20</text:p>
          </table:table-cell>
          <table:table-cell table:formula="of:=([.G158]-[.E158])^2" office:value-type="float" office:value="125.42162965458" calcext:value-type="float">
            <text:p>125.42</text:p>
          </table:table-cell>
          <table:table-cell table:number-columns-repeated="5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/>
          <table:table-cell table:formula="of:=[.$M$3]*[.$C159] +[.$L$3]*[.D159]  + [.$K$3]" office:value-type="float" office:value="204.002638062341" calcext:value-type="float">
            <text:p>204.00</text:p>
          </table:table-cell>
          <table:table-cell table:formula="of:=[.G159]-[.E159]" office:value-type="float" office:value="3.16553713945891" calcext:value-type="float">
            <text:p>3.17</text:p>
          </table:table-cell>
          <table:table-cell table:formula="of:=([.G159]-[.E159])^2" office:value-type="float" office:value="10.0206253812937" calcext:value-type="float">
            <text:p>10.02</text:p>
          </table:table-cell>
          <table:table-cell table:number-columns-repeated="5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/>
          <table:table-cell table:formula="of:=[.$M$3]*[.$C160] +[.$L$3]*[.D160]  + [.$K$3]" office:value-type="float" office:value="171.343658183955" calcext:value-type="float">
            <text:p>171.34</text:p>
          </table:table-cell>
          <table:table-cell table:formula="of:=[.G160]-[.E160]" office:value-type="float" office:value="8.47120473564442" calcext:value-type="float">
            <text:p>8.47</text:p>
          </table:table-cell>
          <table:table-cell table:formula="of:=([.G160]-[.E160])^2" office:value-type="float" office:value="71.7613096732045" calcext:value-type="float">
            <text:p>71.76</text:p>
          </table:table-cell>
          <table:table-cell table:number-columns-repeated="5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/>
          <table:table-cell table:formula="of:=[.$M$3]*[.$C161] +[.$L$3]*[.D161]  + [.$K$3]" office:value-type="float" office:value="207.199108440661" calcext:value-type="float">
            <text:p>207.20</text:p>
          </table:table-cell>
          <table:table-cell table:formula="of:=[.G161]-[.E161]" office:value-type="float" office:value="14.771194827304" calcext:value-type="float">
            <text:p>14.77</text:p>
          </table:table-cell>
          <table:table-cell table:formula="of:=([.G161]-[.E161])^2" office:value-type="float" office:value="218.188196626173" calcext:value-type="float">
            <text:p>218.19</text:p>
          </table:table-cell>
          <table:table-cell table:number-columns-repeated="5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/>
          <table:table-cell table:formula="of:=[.$M$3]*[.$C162] +[.$L$3]*[.D162]  + [.$K$3]" office:value-type="float" office:value="205.907329265135" calcext:value-type="float">
            <text:p>205.91</text:p>
          </table:table-cell>
          <table:table-cell table:formula="of:=[.G162]-[.E162]" office:value-type="float" office:value="-7.43044404362735" calcext:value-type="float">
            <text:p>-7.43</text:p>
          </table:table-cell>
          <table:table-cell table:formula="of:=([.G162]-[.E162])^2" office:value-type="float" office:value="55.2114986854771" calcext:value-type="float">
            <text:p>55.21</text:p>
          </table:table-cell>
          <table:table-cell table:number-columns-repeated="5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/>
          <table:table-cell table:formula="of:=[.$M$3]*[.$C163] +[.$L$3]*[.D163]  + [.$K$3]" office:value-type="float" office:value="201.57868245067" calcext:value-type="float">
            <text:p>201.58</text:p>
          </table:table-cell>
          <table:table-cell table:formula="of:=[.G163]-[.E163]" office:value-type="float" office:value="-13.4027114289719" calcext:value-type="float">
            <text:p>-13.40</text:p>
          </table:table-cell>
          <table:table-cell table:formula="of:=([.G163]-[.E163])^2" office:value-type="float" office:value="179.632673648293" calcext:value-type="float">
            <text:p>179.63</text:p>
          </table:table-cell>
          <table:table-cell table:number-columns-repeated="5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/>
          <table:table-cell table:formula="of:=[.$M$3]*[.$C164] +[.$L$3]*[.D164]  + [.$K$3]" office:value-type="float" office:value="183.595749283136" calcext:value-type="float">
            <text:p>183.60</text:p>
          </table:table-cell>
          <table:table-cell table:formula="of:=[.G164]-[.E164]" office:value-type="float" office:value="-1.06488779632076" calcext:value-type="float">
            <text:p>-1.06</text:p>
          </table:table-cell>
          <table:table-cell table:formula="of:=([.G164]-[.E164])^2" office:value-type="float" office:value="1.13398601875289" calcext:value-type="float">
            <text:p>1.13</text:p>
          </table:table-cell>
          <table:table-cell table:number-columns-repeated="5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/>
          <table:table-cell table:formula="of:=[.$M$3]*[.$C165] +[.$L$3]*[.D165]  + [.$K$3]" office:value-type="float" office:value="219.047006842607" calcext:value-type="float">
            <text:p>219.05</text:p>
          </table:table-cell>
          <table:table-cell table:formula="of:=[.G165]-[.E165]" office:value-type="float" office:value="5.53751458544039" calcext:value-type="float">
            <text:p>5.54</text:p>
          </table:table-cell>
          <table:table-cell table:formula="of:=([.G165]-[.E165])^2" office:value-type="float" office:value="30.6640677839651" calcext:value-type="float">
            <text:p>30.66</text:p>
          </table:table-cell>
          <table:table-cell table:number-columns-repeated="5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/>
          <table:table-cell table:formula="of:=[.$M$3]*[.$C166] +[.$L$3]*[.D166]  + [.$K$3]" office:value-type="float" office:value="143.164186698534" calcext:value-type="float">
            <text:p>143.16</text:p>
          </table:table-cell>
          <table:table-cell table:formula="of:=[.G166]-[.E166]" office:value-type="float" office:value="1.8980871160999" calcext:value-type="float">
            <text:p>1.90</text:p>
          </table:table-cell>
          <table:table-cell table:formula="of:=([.G166]-[.E166])^2" office:value-type="float" office:value="3.60273470030444" calcext:value-type="float">
            <text:p>3.60</text:p>
          </table:table-cell>
          <table:table-cell table:number-columns-repeated="5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/>
          <table:table-cell table:formula="of:=[.$M$3]*[.$C167] +[.$L$3]*[.D167]  + [.$K$3]" office:value-type="float" office:value="130.590692539647" calcext:value-type="float">
            <text:p>130.59</text:p>
          </table:table-cell>
          <table:table-cell table:formula="of:=[.G167]-[.E167]" office:value-type="float" office:value="-2.93781516447575" calcext:value-type="float">
            <text:p>-2.94</text:p>
          </table:table-cell>
          <table:table-cell table:formula="of:=([.G167]-[.E167])^2" office:value-type="float" office:value="8.63075794062368" calcext:value-type="float">
            <text:p>8.63</text:p>
          </table:table-cell>
          <table:table-cell table:number-columns-repeated="5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/>
          <table:table-cell table:formula="of:=[.$M$3]*[.$C168] +[.$L$3]*[.D168]  + [.$K$3]" office:value-type="float" office:value="187.733386349274" calcext:value-type="float">
            <text:p>187.73</text:p>
          </table:table-cell>
          <table:table-cell table:formula="of:=[.G168]-[.E168]" office:value-type="float" office:value="6.35637132967315" calcext:value-type="float">
            <text:p>6.36</text:p>
          </table:table-cell>
          <table:table-cell table:formula="of:=([.G168]-[.E168])^2" office:value-type="float" office:value="40.4034564806908" calcext:value-type="float">
            <text:p>40.40</text:p>
          </table:table-cell>
          <table:table-cell table:number-columns-repeated="55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/>
          <table:table-cell table:formula="of:=[.$M$3]*[.$C169] +[.$L$3]*[.D169]  + [.$K$3]" office:value-type="float" office:value="171.417135501378" calcext:value-type="float">
            <text:p>171.42</text:p>
          </table:table-cell>
          <table:table-cell table:formula="of:=[.G169]-[.E169]" office:value-type="float" office:value="-6.15631095429509" calcext:value-type="float">
            <text:p>-6.16</text:p>
          </table:table-cell>
          <table:table-cell table:formula="of:=([.G169]-[.E169])^2" office:value-type="float" office:value="37.9001645659738" calcext:value-type="float">
            <text:p>37.90</text:p>
          </table:table-cell>
          <table:table-cell table:number-columns-repeated="5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/>
          <table:table-cell table:formula="of:=[.$M$3]*[.$C170] +[.$L$3]*[.D170]  + [.$K$3]" office:value-type="float" office:value="179.841260416591" calcext:value-type="float">
            <text:p>179.84</text:p>
          </table:table-cell>
          <table:table-cell table:formula="of:=[.G170]-[.E170]" office:value-type="float" office:value="-14.9129288188212" calcext:value-type="float">
            <text:p>-14.91</text:p>
          </table:table-cell>
          <table:table-cell table:formula="of:=([.G170]-[.E170])^2" office:value-type="float" office:value="222.395445955229" calcext:value-type="float">
            <text:p>222.40</text:p>
          </table:table-cell>
          <table:table-cell table:number-columns-repeated="55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/>
          <table:table-cell table:formula="of:=[.$M$3]*[.$C171] +[.$L$3]*[.D171]  + [.$K$3]" office:value-type="float" office:value="176.240593598822" calcext:value-type="float">
            <text:p>176.24</text:p>
          </table:table-cell>
          <table:table-cell table:formula="of:=[.G171]-[.E171]" office:value-type="float" office:value="12.2362408037012" calcext:value-type="float">
            <text:p>12.24</text:p>
          </table:table-cell>
          <table:table-cell table:formula="of:=([.G171]-[.E171])^2" office:value-type="float" office:value="149.725589006162" calcext:value-type="float">
            <text:p>149.73</text:p>
          </table:table-cell>
          <table:table-cell table:number-columns-repeated="5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/>
          <table:table-cell table:formula="of:=[.$M$3]*[.$C172] +[.$L$3]*[.D172]  + [.$K$3]" office:value-type="float" office:value="152.50287670923" calcext:value-type="float">
            <text:p>152.50</text:p>
          </table:table-cell>
          <table:table-cell table:formula="of:=[.G172]-[.E172]" office:value-type="float" office:value="-2.13816489954289" calcext:value-type="float">
            <text:p>-2.14</text:p>
          </table:table-cell>
          <table:table-cell table:formula="of:=([.G172]-[.E172])^2" office:value-type="float" office:value="4.57174913763724" calcext:value-type="float">
            <text:p>4.57</text:p>
          </table:table-cell>
          <table:table-cell table:number-columns-repeated="5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/>
          <table:table-cell table:formula="of:=[.$M$3]*[.$C173] +[.$L$3]*[.D173]  + [.$K$3]" office:value-type="float" office:value="131.023007189092" calcext:value-type="float">
            <text:p>131.02</text:p>
          </table:table-cell>
          <table:table-cell table:formula="of:=[.G173]-[.E173]" office:value-type="float" office:value="-9.56271036730192" calcext:value-type="float">
            <text:p>-9.56</text:p>
          </table:table-cell>
          <table:table-cell table:formula="of:=([.G173]-[.E173])^2" office:value-type="float" office:value="91.4454295689036" calcext:value-type="float">
            <text:p>91.45</text:p>
          </table:table-cell>
          <table:table-cell table:number-columns-repeated="5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/>
          <table:table-cell table:formula="of:=[.$M$3]*[.$C174] +[.$L$3]*[.D174]  + [.$K$3]" office:value-type="float" office:value="190.97950408163" calcext:value-type="float">
            <text:p>190.98</text:p>
          </table:table-cell>
          <table:table-cell table:formula="of:=[.G174]-[.E174]" office:value-type="float" office:value="11.9980403511823" calcext:value-type="float">
            <text:p>12.00</text:p>
          </table:table-cell>
          <table:table-cell table:formula="of:=([.G174]-[.E174])^2" office:value-type="float" office:value="143.9529722686" calcext:value-type="float">
            <text:p>143.95</text:p>
          </table:table-cell>
          <table:table-cell table:number-columns-repeated="55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/>
          <table:table-cell table:formula="of:=[.$M$3]*[.$C175] +[.$L$3]*[.D175]  + [.$K$3]" office:value-type="float" office:value="166.784561206002" calcext:value-type="float">
            <text:p>166.78</text:p>
          </table:table-cell>
          <table:table-cell table:formula="of:=[.G175]-[.E175]" office:value-type="float" office:value="-2.12101071708332" calcext:value-type="float">
            <text:p>-2.12</text:p>
          </table:table-cell>
          <table:table-cell table:formula="of:=([.G175]-[.E175])^2" office:value-type="float" office:value="4.49868646198231" calcext:value-type="float">
            <text:p>4.50</text:p>
          </table:table-cell>
          <table:table-cell table:number-columns-repeated="5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/>
          <table:table-cell table:formula="of:=[.$M$3]*[.$C176] +[.$L$3]*[.D176]  + [.$K$3]" office:value-type="float" office:value="163.273383465017" calcext:value-type="float">
            <text:p>163.27</text:p>
          </table:table-cell>
          <table:table-cell table:formula="of:=[.G176]-[.E176]" office:value-type="float" office:value="6.46916842602798" calcext:value-type="float">
            <text:p>6.47</text:p>
          </table:table-cell>
          <table:table-cell table:formula="of:=([.G176]-[.E176])^2" office:value-type="float" office:value="41.8501401243173" calcext:value-type="float">
            <text:p>41.85</text:p>
          </table:table-cell>
          <table:table-cell table:number-columns-repeated="5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/>
          <table:table-cell table:formula="of:=[.$M$3]*[.$C177] +[.$L$3]*[.D177]  + [.$K$3]" office:value-type="float" office:value="153.662296470924" calcext:value-type="float">
            <text:p>153.66</text:p>
          </table:table-cell>
          <table:table-cell table:formula="of:=[.G177]-[.E177]" office:value-type="float" office:value="-8.22747267075519" calcext:value-type="float">
            <text:p>-8.23</text:p>
          </table:table-cell>
          <table:table-cell table:formula="of:=([.G177]-[.E177])^2" office:value-type="float" office:value="67.6913065480236" calcext:value-type="float">
            <text:p>67.69</text:p>
          </table:table-cell>
          <table:table-cell table:number-columns-repeated="5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/>
          <table:table-cell table:formula="of:=[.$M$3]*[.$C178] +[.$L$3]*[.D178]  + [.$K$3]" office:value-type="float" office:value="153.628628093903" calcext:value-type="float">
            <text:p>153.63</text:p>
          </table:table-cell>
          <table:table-cell table:formula="of:=[.G178]-[.E178]" office:value-type="float" office:value="7.21708639880009" calcext:value-type="float">
            <text:p>7.22</text:p>
          </table:table-cell>
          <table:table-cell table:formula="of:=([.G178]-[.E178])^2" office:value-type="float" office:value="52.0863360877453" calcext:value-type="float">
            <text:p>52.09</text:p>
          </table:table-cell>
          <table:table-cell table:number-columns-repeated="55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/>
          <table:table-cell table:formula="of:=[.$M$3]*[.$C179] +[.$L$3]*[.D179]  + [.$K$3]" office:value-type="float" office:value="204.066507016933" calcext:value-type="float">
            <text:p>204.07</text:p>
          </table:table-cell>
          <table:table-cell table:formula="of:=[.G179]-[.E179]" office:value-type="float" office:value="-2.12967303957268" calcext:value-type="float">
            <text:p>-2.13</text:p>
          </table:table-cell>
          <table:table-cell table:formula="of:=([.G179]-[.E179])^2" office:value-type="float" office:value="4.53550725548274" calcext:value-type="float">
            <text:p>4.54</text:p>
          </table:table-cell>
          <table:table-cell table:number-columns-repeated="5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/>
          <table:table-cell table:formula="of:=[.$M$3]*[.$C180] +[.$L$3]*[.D180]  + [.$K$3]" office:value-type="float" office:value="94.2025943862537" calcext:value-type="float">
            <text:p>94.20</text:p>
          </table:table-cell>
          <table:table-cell table:formula="of:=[.G180]-[.E180]" office:value-type="float" office:value="2.59715715620183" calcext:value-type="float">
            <text:p>2.60</text:p>
          </table:table-cell>
          <table:table-cell table:formula="of:=([.G180]-[.E180])^2" office:value-type="float" office:value="6.74522529401038" calcext:value-type="float">
            <text:p>6.75</text:p>
          </table:table-cell>
          <table:table-cell table:number-columns-repeated="5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/>
          <table:table-cell table:formula="of:=[.$M$3]*[.$C181] +[.$L$3]*[.D181]  + [.$K$3]" office:value-type="float" office:value="156.167231577796" calcext:value-type="float">
            <text:p>156.17</text:p>
          </table:table-cell>
          <table:table-cell table:formula="of:=[.G181]-[.E181]" office:value-type="float" office:value="-1.08205760268737" calcext:value-type="float">
            <text:p>-1.08</text:p>
          </table:table-cell>
          <table:table-cell table:formula="of:=([.G181]-[.E181])^2" office:value-type="float" office:value="1.17084865553354" calcext:value-type="float">
            <text:p>1.17</text:p>
          </table:table-cell>
          <table:table-cell table:number-columns-repeated="5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/>
          <table:table-cell table:formula="of:=[.$M$3]*[.$C182] +[.$L$3]*[.D182]  + [.$K$3]" office:value-type="float" office:value="167.271714027518" calcext:value-type="float">
            <text:p>167.27</text:p>
          </table:table-cell>
          <table:table-cell table:formula="of:=[.G182]-[.E182]" office:value-type="float" office:value="-4.69207840287848" calcext:value-type="float">
            <text:p>-4.69</text:p>
          </table:table-cell>
          <table:table-cell table:formula="of:=([.G182]-[.E182])^2" office:value-type="float" office:value="22.0155997387587" calcext:value-type="float">
            <text:p>22.02</text:p>
          </table:table-cell>
          <table:table-cell table:number-columns-repeated="5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/>
          <table:table-cell table:formula="of:=[.$M$3]*[.$C183] +[.$L$3]*[.D183]  + [.$K$3]" office:value-type="float" office:value="165.312218397657" calcext:value-type="float">
            <text:p>165.31</text:p>
          </table:table-cell>
          <table:table-cell table:formula="of:=[.G183]-[.E183]" office:value-type="float" office:value="34.1621040336245" calcext:value-type="float">
            <text:p>34.16</text:p>
          </table:table-cell>
          <table:table-cell table:formula="of:=([.G183]-[.E183])^2" office:value-type="float" office:value="1167.04935200418" calcext:value-type="float">
            <text:p>1,167.05</text:p>
          </table:table-cell>
          <table:table-cell table:number-columns-repeated="5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/>
          <table:table-cell table:formula="of:=[.$M$3]*[.$C184] +[.$L$3]*[.D184]  + [.$K$3]" office:value-type="float" office:value="188.294196072084" calcext:value-type="float">
            <text:p>188.29</text:p>
          </table:table-cell>
          <table:table-cell table:formula="of:=[.G184]-[.E184]" office:value-type="float" office:value="-9.1976060343639" calcext:value-type="float">
            <text:p>-9.20</text:p>
          </table:table-cell>
          <table:table-cell table:formula="of:=([.G184]-[.E184])^2" office:value-type="float" office:value="84.5959567633672" calcext:value-type="float">
            <text:p>84.60</text:p>
          </table:table-cell>
          <table:table-cell table:number-columns-repeated="5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/>
          <table:table-cell table:formula="of:=[.$M$3]*[.$C185] +[.$L$3]*[.D185]  + [.$K$3]" office:value-type="float" office:value="214.742238405159" calcext:value-type="float">
            <text:p>214.74</text:p>
          </table:table-cell>
          <table:table-cell table:formula="of:=[.G185]-[.E185]" office:value-type="float" office:value="9.64669824020046" calcext:value-type="float">
            <text:p>9.65</text:p>
          </table:table-cell>
          <table:table-cell table:formula="of:=([.G185]-[.E185])^2" office:value-type="float" office:value="93.0587869374867" calcext:value-type="float">
            <text:p>93.06</text:p>
          </table:table-cell>
          <table:table-cell table:number-columns-repeated="5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/>
          <table:table-cell table:formula="of:=[.$M$3]*[.$C186] +[.$L$3]*[.D186]  + [.$K$3]" office:value-type="float" office:value="154.762239242114" calcext:value-type="float">
            <text:p>154.76</text:p>
          </table:table-cell>
          <table:table-cell table:formula="of:=[.G186]-[.E186]" office:value-type="float" office:value="6.81073234900194" calcext:value-type="float">
            <text:p>6.81</text:p>
          </table:table-cell>
          <table:table-cell table:formula="of:=([.G186]-[.E186])^2" office:value-type="float" office:value="46.3860751297415" calcext:value-type="float">
            <text:p>46.39</text:p>
          </table:table-cell>
          <table:table-cell table:number-columns-repeated="5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/>
          <table:table-cell table:formula="of:=[.$M$3]*[.$C187] +[.$L$3]*[.D187]  + [.$K$3]" office:value-type="float" office:value="151.996956729754" calcext:value-type="float">
            <text:p>152.00</text:p>
          </table:table-cell>
          <table:table-cell table:formula="of:=[.G187]-[.E187]" office:value-type="float" office:value="13.6996807557225" calcext:value-type="float">
            <text:p>13.70</text:p>
          </table:table-cell>
          <table:table-cell table:formula="of:=([.G187]-[.E187])^2" office:value-type="float" office:value="187.681252808713" calcext:value-type="float">
            <text:p>187.68</text:p>
          </table:table-cell>
          <table:table-cell table:number-columns-repeated="5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/>
          <table:table-cell table:formula="of:=[.$M$3]*[.$C188] +[.$L$3]*[.D188]  + [.$K$3]" office:value-type="float" office:value="157.456089228425" calcext:value-type="float">
            <text:p>157.46</text:p>
          </table:table-cell>
          <table:table-cell table:formula="of:=[.G188]-[.E188]" office:value-type="float" office:value="12.6971247934977" calcext:value-type="float">
            <text:p>12.70</text:p>
          </table:table-cell>
          <table:table-cell table:formula="of:=([.G188]-[.E188])^2" office:value-type="float" office:value="161.216978021653" calcext:value-type="float">
            <text:p>161.22</text:p>
          </table:table-cell>
          <table:table-cell table:number-columns-repeated="55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/>
          <table:table-cell table:formula="of:=[.$M$3]*[.$C189] +[.$L$3]*[.D189]  + [.$K$3]" office:value-type="float" office:value="189.974405972506" calcext:value-type="float">
            <text:p>189.97</text:p>
          </table:table-cell>
          <table:table-cell table:formula="of:=[.G189]-[.E189]" office:value-type="float" office:value="-1.4712483084582" calcext:value-type="float">
            <text:p>-1.47</text:p>
          </table:table-cell>
          <table:table-cell table:formula="of:=([.G189]-[.E189])^2" office:value-type="float" office:value="2.16457158514112" calcext:value-type="float">
            <text:p>2.16</text:p>
          </table:table-cell>
          <table:table-cell table:number-columns-repeated="5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/>
          <table:table-cell table:formula="of:=[.$M$3]*[.$C190] +[.$L$3]*[.D190]  + [.$K$3]" office:value-type="float" office:value="139.032414547365" calcext:value-type="float">
            <text:p>139.03</text:p>
          </table:table-cell>
          <table:table-cell table:formula="of:=[.G190]-[.E190]" office:value-type="float" office:value="4.61355232483149" calcext:value-type="float">
            <text:p>4.61</text:p>
          </table:table-cell>
          <table:table-cell table:formula="of:=([.G190]-[.E190])^2" office:value-type="float" office:value="21.284865053958" calcext:value-type="float">
            <text:p>21.28</text:p>
          </table:table-cell>
          <table:table-cell table:number-columns-repeated="5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/>
          <table:table-cell table:formula="of:=[.$M$3]*[.$C191] +[.$L$3]*[.D191]  + [.$K$3]" office:value-type="float" office:value="160.077102308275" calcext:value-type="float">
            <text:p>160.08</text:p>
          </table:table-cell>
          <table:table-cell table:formula="of:=[.G191]-[.E191]" office:value-type="float" office:value="16.0511611447092" calcext:value-type="float">
            <text:p>16.05</text:p>
          </table:table-cell>
          <table:table-cell table:formula="of:=([.G191]-[.E191])^2" office:value-type="float" office:value="257.639774093422" calcext:value-type="float">
            <text:p>257.64</text:p>
          </table:table-cell>
          <table:table-cell table:number-columns-repeated="5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/>
          <table:table-cell table:formula="of:=[.$M$3]*[.$C192] +[.$L$3]*[.D192]  + [.$K$3]" office:value-type="float" office:value="146.457364481073" calcext:value-type="float">
            <text:p>146.46</text:p>
          </table:table-cell>
          <table:table-cell table:formula="of:=[.G192]-[.E192]" office:value-type="float" office:value="-8.97588208003447" calcext:value-type="float">
            <text:p>-8.98</text:p>
          </table:table-cell>
          <table:table-cell table:formula="of:=([.G192]-[.E192])^2" office:value-type="float" office:value="80.5664591146839" calcext:value-type="float">
            <text:p>80.57</text:p>
          </table:table-cell>
          <table:table-cell table:number-columns-repeated="5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/>
          <table:table-cell table:formula="of:=[.$M$3]*[.$C193] +[.$L$3]*[.D193]  + [.$K$3]" office:value-type="float" office:value="184.96704000846" calcext:value-type="float">
            <text:p>184.97</text:p>
          </table:table-cell>
          <table:table-cell table:formula="of:=[.G193]-[.E193]" office:value-type="float" office:value="-11.1845828151409" calcext:value-type="float">
            <text:p>-11.18</text:p>
          </table:table-cell>
          <table:table-cell table:formula="of:=([.G193]-[.E193])^2" office:value-type="float" office:value="125.094892748745" calcext:value-type="float">
            <text:p>125.09</text:p>
          </table:table-cell>
          <table:table-cell table:number-columns-repeated="5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/>
          <table:table-cell table:formula="of:=[.$M$3]*[.$C194] +[.$L$3]*[.D194]  + [.$K$3]" office:value-type="float" office:value="123.866023063235" calcext:value-type="float">
            <text:p>123.87</text:p>
          </table:table-cell>
          <table:table-cell table:formula="of:=[.G194]-[.E194]" office:value-type="float" office:value="5.72929610208882" calcext:value-type="float">
            <text:p>5.73</text:p>
          </table:table-cell>
          <table:table-cell table:formula="of:=([.G194]-[.E194])^2" office:value-type="float" office:value="32.8248338254102" calcext:value-type="float">
            <text:p>32.82</text:p>
          </table:table-cell>
          <table:table-cell table:number-columns-repeated="5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/>
          <table:table-cell table:formula="of:=[.$M$3]*[.$C195] +[.$L$3]*[.D195]  + [.$K$3]" office:value-type="float" office:value="135.439317050143" calcext:value-type="float">
            <text:p>135.44</text:p>
          </table:table-cell>
          <table:table-cell table:formula="of:=[.G195]-[.E195]" office:value-type="float" office:value="27.1886807439086" calcext:value-type="float">
            <text:p>27.19</text:p>
          </table:table-cell>
          <table:table-cell table:formula="of:=([.G195]-[.E195])^2" office:value-type="float" office:value="739.224360594184" calcext:value-type="float">
            <text:p>739.22</text:p>
          </table:table-cell>
          <table:table-cell table:number-columns-repeated="5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/>
          <table:table-cell table:formula="of:=[.$M$3]*[.$C196] +[.$L$3]*[.D196]  + [.$K$3]" office:value-type="float" office:value="152.949695788392" calcext:value-type="float">
            <text:p>152.95</text:p>
          </table:table-cell>
          <table:table-cell table:formula="of:=[.G196]-[.E196]" office:value-type="float" office:value="9.28631350118974" calcext:value-type="float">
            <text:p>9.29</text:p>
          </table:table-cell>
          <table:table-cell table:formula="of:=([.G196]-[.E196])^2" office:value-type="float" office:value="86.2356184423788" calcext:value-type="float">
            <text:p>86.24</text:p>
          </table:table-cell>
          <table:table-cell table:number-columns-repeated="5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/>
          <table:table-cell table:formula="of:=[.$M$3]*[.$C197] +[.$L$3]*[.D197]  + [.$K$3]" office:value-type="float" office:value="127.181716566342" calcext:value-type="float">
            <text:p>127.18</text:p>
          </table:table-cell>
          <table:table-cell table:formula="of:=[.G197]-[.E197]" office:value-type="float" office:value="-4.15472695512338" calcext:value-type="float">
            <text:p>-4.15</text:p>
          </table:table-cell>
          <table:table-cell table:formula="of:=([.G197]-[.E197])^2" office:value-type="float" office:value="17.2617560716288" calcext:value-type="float">
            <text:p>17.26</text:p>
          </table:table-cell>
          <table:table-cell table:number-columns-repeated="5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/>
          <table:table-cell table:formula="of:=[.$M$3]*[.$C198] +[.$L$3]*[.D198]  + [.$K$3]" office:value-type="float" office:value="200.403131568035" calcext:value-type="float">
            <text:p>200.40</text:p>
          </table:table-cell>
          <table:table-cell table:formula="of:=[.G198]-[.E198]" office:value-type="float" office:value="-1.66484988516729" calcext:value-type="float">
            <text:p>-1.66</text:p>
          </table:table-cell>
          <table:table-cell table:formula="of:=([.G198]-[.E198])^2" office:value-type="float" office:value="2.77172514014152" calcext:value-type="float">
            <text:p>2.77</text:p>
          </table:table-cell>
          <table:table-cell table:number-columns-repeated="5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/>
          <table:table-cell table:formula="of:=[.$M$3]*[.$C199] +[.$L$3]*[.D199]  + [.$K$3]" office:value-type="float" office:value="134.314103192565" calcext:value-type="float">
            <text:p>134.31</text:p>
          </table:table-cell>
          <table:table-cell table:formula="of:=[.G199]-[.E199]" office:value-type="float" office:value="13.0746669916611" calcext:value-type="float">
            <text:p>13.07</text:p>
          </table:table-cell>
          <table:table-cell table:formula="of:=([.G199]-[.E199])^2" office:value-type="float" office:value="170.946916942834" calcext:value-type="float">
            <text:p>170.95</text:p>
          </table:table-cell>
          <table:table-cell table:number-columns-repeated="5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/>
          <table:table-cell table:formula="of:=[.$M$3]*[.$C200] +[.$L$3]*[.D200]  + [.$K$3]" office:value-type="float" office:value="166.463260493131" calcext:value-type="float">
            <text:p>166.46</text:p>
          </table:table-cell>
          <table:table-cell table:formula="of:=[.G200]-[.E200]" office:value-type="float" office:value="0.846704436290622" calcext:value-type="float">
            <text:p>0.85</text:p>
          </table:table-cell>
          <table:table-cell table:formula="of:=([.G200]-[.E200])^2" office:value-type="float" office:value="0.71690840243422" calcext:value-type="float">
            <text:p>0.72</text:p>
          </table:table-cell>
          <table:table-cell table:number-columns-repeated="5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/>
          <table:table-cell table:formula="of:=[.$M$3]*[.$C201] +[.$L$3]*[.D201]  + [.$K$3]" office:value-type="float" office:value="121.533630126435" calcext:value-type="float">
            <text:p>121.53</text:p>
          </table:table-cell>
          <table:table-cell table:formula="of:=[.G201]-[.E201]" office:value-type="float" office:value="19.2767923376075" calcext:value-type="float">
            <text:p>19.28</text:p>
          </table:table-cell>
          <table:table-cell table:formula="of:=([.G201]-[.E201])^2" office:value-type="float" office:value="371.594722827242" calcext:value-type="float">
            <text:p>371.59</text:p>
          </table:table-cell>
          <table:table-cell table:number-columns-repeated="5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/>
          <table:table-cell table:formula="of:=[.$M$3]*[.$C202] +[.$L$3]*[.D202]  + [.$K$3]" office:value-type="float" office:value="159.737643327407" calcext:value-type="float">
            <text:p>159.74</text:p>
          </table:table-cell>
          <table:table-cell table:formula="of:=[.G202]-[.E202]" office:value-type="float" office:value="15.8436104796899" calcext:value-type="float">
            <text:p>15.84</text:p>
          </table:table-cell>
          <table:table-cell table:formula="of:=([.G202]-[.E202])^2" office:value-type="float" office:value="251.019993032141" calcext:value-type="float">
            <text:p>251.02</text:p>
          </table:table-cell>
          <table:table-cell table:number-columns-repeated="5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/>
          <table:table-cell table:formula="of:=[.$M$3]*[.$C203] +[.$L$3]*[.D203]  + [.$K$3]" office:value-type="float" office:value="114.539615764453" calcext:value-type="float">
            <text:p>114.54</text:p>
          </table:table-cell>
          <table:table-cell table:formula="of:=[.G203]-[.E203]" office:value-type="float" office:value="11.1534544355318" calcext:value-type="float">
            <text:p>11.15</text:p>
          </table:table-cell>
          <table:table-cell table:formula="of:=([.G203]-[.E203])^2" office:value-type="float" office:value="124.399545845483" calcext:value-type="float">
            <text:p>124.40</text:p>
          </table:table-cell>
          <table:table-cell table:number-columns-repeated="5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/>
          <table:table-cell table:formula="of:=[.$M$3]*[.$C204] +[.$L$3]*[.D204]  + [.$K$3]" office:value-type="float" office:value="201.036699348182" calcext:value-type="float">
            <text:p>201.04</text:p>
          </table:table-cell>
          <table:table-cell table:formula="of:=[.G204]-[.E204]" office:value-type="float" office:value="-1.85405847754325" calcext:value-type="float">
            <text:p>-1.85</text:p>
          </table:table-cell>
          <table:table-cell table:formula="of:=([.G204]-[.E204])^2" office:value-type="float" office:value="3.43753283814999" calcext:value-type="float">
            <text:p>3.44</text:p>
          </table:table-cell>
          <table:table-cell table:number-columns-repeated="5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/>
          <table:table-cell table:formula="of:=[.$M$3]*[.$C205] +[.$L$3]*[.D205]  + [.$K$3]" office:value-type="float" office:value="154.137019432283" calcext:value-type="float">
            <text:p>154.14</text:p>
          </table:table-cell>
          <table:table-cell table:formula="of:=[.G205]-[.E205]" office:value-type="float" office:value="19.5260041014974" calcext:value-type="float">
            <text:p>19.53</text:p>
          </table:table-cell>
          <table:table-cell table:formula="of:=([.G205]-[.E205])^2" office:value-type="float" office:value="381.264836171692" calcext:value-type="float">
            <text:p>381.26</text:p>
          </table:table-cell>
          <table:table-cell table:number-columns-repeated="5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/>
          <table:table-cell table:formula="of:=[.$M$3]*[.$C206] +[.$L$3]*[.D206]  + [.$K$3]" office:value-type="float" office:value="200.716701591424" calcext:value-type="float">
            <text:p>200.72</text:p>
          </table:table-cell>
          <table:table-cell table:formula="of:=[.G206]-[.E206]" office:value-type="float" office:value="-5.66166394130954" calcext:value-type="float">
            <text:p>-5.66</text:p>
          </table:table-cell>
          <table:table-cell table:formula="of:=([.G206]-[.E206])^2" office:value-type="float" office:value="32.0544385843247" calcext:value-type="float">
            <text:p>32.05</text:p>
          </table:table-cell>
          <table:table-cell table:number-columns-repeated="5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/>
          <table:table-cell table:formula="of:=[.$M$3]*[.$C207] +[.$L$3]*[.D207]  + [.$K$3]" office:value-type="float" office:value="175.449111948953" calcext:value-type="float">
            <text:p>175.45</text:p>
          </table:table-cell>
          <table:table-cell table:formula="of:=[.G207]-[.E207]" office:value-type="float" office:value="-1.66621979868296" calcext:value-type="float">
            <text:p>-1.67</text:p>
          </table:table-cell>
          <table:table-cell table:formula="of:=([.G207]-[.E207])^2" office:value-type="float" office:value="2.77628841752308" calcext:value-type="float">
            <text:p>2.78</text:p>
          </table:table-cell>
          <table:table-cell table:number-columns-repeated="5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/>
          <table:table-cell table:formula="of:=[.$M$3]*[.$C208] +[.$L$3]*[.D208]  + [.$K$3]" office:value-type="float" office:value="164.193183753531" calcext:value-type="float">
            <text:p>164.19</text:p>
          </table:table-cell>
          <table:table-cell table:formula="of:=[.G208]-[.E208]" office:value-type="float" office:value="2.50637629245745" calcext:value-type="float">
            <text:p>2.51</text:p>
          </table:table-cell>
          <table:table-cell table:formula="of:=([.G208]-[.E208])^2" office:value-type="float" office:value="6.28192211939273" calcext:value-type="float">
            <text:p>6.28</text:p>
          </table:table-cell>
          <table:table-cell table:number-columns-repeated="5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/>
          <table:table-cell table:formula="of:=[.$M$3]*[.$C209] +[.$L$3]*[.D209]  + [.$K$3]" office:value-type="float" office:value="147.654758701662" calcext:value-type="float">
            <text:p>147.65</text:p>
          </table:table-cell>
          <table:table-cell table:formula="of:=[.G209]-[.E209]" office:value-type="float" office:value="-13.3473565286189" calcext:value-type="float">
            <text:p>-13.35</text:p>
          </table:table-cell>
          <table:table-cell table:formula="of:=([.G209]-[.E209])^2" office:value-type="float" office:value="178.151926302067" calcext:value-type="float">
            <text:p>178.15</text:p>
          </table:table-cell>
          <table:table-cell table:number-columns-repeated="5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/>
          <table:table-cell table:formula="of:=[.$M$3]*[.$C210] +[.$L$3]*[.D210]  + [.$K$3]" office:value-type="float" office:value="136.323253514647" calcext:value-type="float">
            <text:p>136.32</text:p>
          </table:table-cell>
          <table:table-cell table:formula="of:=[.G210]-[.E210]" office:value-type="float" office:value="24.8816733633056" calcext:value-type="float">
            <text:p>24.88</text:p>
          </table:table-cell>
          <table:table-cell table:formula="of:=([.G210]-[.E210])^2" office:value-type="float" office:value="619.09766935823" calcext:value-type="float">
            <text:p>619.10</text:p>
          </table:table-cell>
          <table:table-cell table:number-columns-repeated="5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/>
          <table:table-cell table:formula="of:=[.$M$3]*[.$C211] +[.$L$3]*[.D211]  + [.$K$3]" office:value-type="float" office:value="179.085085442281" calcext:value-type="float">
            <text:p>179.09</text:p>
          </table:table-cell>
          <table:table-cell table:formula="of:=[.G211]-[.E211]" office:value-type="float" office:value="4.99835832546151" calcext:value-type="float">
            <text:p>5.00</text:p>
          </table:table-cell>
          <table:table-cell table:formula="of:=([.G211]-[.E211])^2" office:value-type="float" office:value="24.9835859497104" calcext:value-type="float">
            <text:p>24.98</text:p>
          </table:table-cell>
          <table:table-cell table:number-columns-repeated="5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/>
          <table:table-cell table:formula="of:=[.$M$3]*[.$C212] +[.$L$3]*[.D212]  + [.$K$3]" office:value-type="float" office:value="141.036413198656" calcext:value-type="float">
            <text:p>141.04</text:p>
          </table:table-cell>
          <table:table-cell table:formula="of:=[.G212]-[.E212]" office:value-type="float" office:value="23.6137384673684" calcext:value-type="float">
            <text:p>23.61</text:p>
          </table:table-cell>
          <table:table-cell table:formula="of:=([.G212]-[.E212])^2" office:value-type="float" office:value="557.608644405275" calcext:value-type="float">
            <text:p>557.61</text:p>
          </table:table-cell>
          <table:table-cell table:number-columns-repeated="5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/>
          <table:table-cell table:formula="of:=[.$M$3]*[.$C213] +[.$L$3]*[.D213]  + [.$K$3]" office:value-type="float" office:value="183.487622698751" calcext:value-type="float">
            <text:p>183.49</text:p>
          </table:table-cell>
          <table:table-cell table:formula="of:=[.G213]-[.E213]" office:value-type="float" office:value="-1.16951725968565" calcext:value-type="float">
            <text:p>-1.17</text:p>
          </table:table-cell>
          <table:table-cell table:formula="of:=([.G213]-[.E213])^2" office:value-type="float" office:value="1.36777062070263" calcext:value-type="float">
            <text:p>1.37</text:p>
          </table:table-cell>
          <table:table-cell table:number-columns-repeated="5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/>
          <table:table-cell table:formula="of:=[.$M$3]*[.$C214] +[.$L$3]*[.D214]  + [.$K$3]" office:value-type="float" office:value="158.104894022373" calcext:value-type="float">
            <text:p>158.10</text:p>
          </table:table-cell>
          <table:table-cell table:formula="of:=[.G214]-[.E214]" office:value-type="float" office:value="19.6822523674959" calcext:value-type="float">
            <text:p>19.68</text:p>
          </table:table-cell>
          <table:table-cell table:formula="of:=([.G214]-[.E214])^2" office:value-type="float" office:value="387.3910582578" calcext:value-type="float">
            <text:p>387.39</text:p>
          </table:table-cell>
          <table:table-cell table:number-columns-repeated="5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/>
          <table:table-cell table:formula="of:=[.$M$3]*[.$C215] +[.$L$3]*[.D215]  + [.$K$3]" office:value-type="float" office:value="178.055872149053" calcext:value-type="float">
            <text:p>178.06</text:p>
          </table:table-cell>
          <table:table-cell table:formula="of:=[.G215]-[.E215]" office:value-type="float" office:value="11.2763700085567" calcext:value-type="float">
            <text:p>11.28</text:p>
          </table:table-cell>
          <table:table-cell table:formula="of:=([.G215]-[.E215])^2" office:value-type="float" office:value="127.156520569877" calcext:value-type="float">
            <text:p>127.16</text:p>
          </table:table-cell>
          <table:table-cell table:number-columns-repeated="5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/>
          <table:table-cell table:formula="of:=[.$M$3]*[.$C216] +[.$L$3]*[.D216]  + [.$K$3]" office:value-type="float" office:value="196.494010169379" calcext:value-type="float">
            <text:p>196.49</text:p>
          </table:table-cell>
          <table:table-cell table:formula="of:=[.G216]-[.E216]" office:value-type="float" office:value="1.79481664479695" calcext:value-type="float">
            <text:p>1.79</text:p>
          </table:table-cell>
          <table:table-cell table:formula="of:=([.G216]-[.E216])^2" office:value-type="float" office:value="3.22136678844019" calcext:value-type="float">
            <text:p>3.22</text:p>
          </table:table-cell>
          <table:table-cell table:number-columns-repeated="5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/>
          <table:table-cell table:formula="of:=[.$M$3]*[.$C217] +[.$L$3]*[.D217]  + [.$K$3]" office:value-type="float" office:value="144.344261274142" calcext:value-type="float">
            <text:p>144.34</text:p>
          </table:table-cell>
          <table:table-cell table:formula="of:=[.G217]-[.E217]" office:value-type="float" office:value="-7.54735587026033" calcext:value-type="float">
            <text:p>-7.55</text:p>
          </table:table-cell>
          <table:table-cell table:formula="of:=([.G217]-[.E217])^2" office:value-type="float" office:value="56.9625806323531" calcext:value-type="float">
            <text:p>56.96</text:p>
          </table:table-cell>
          <table:table-cell table:number-columns-repeated="5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/>
          <table:table-cell table:formula="of:=[.$M$3]*[.$C218] +[.$L$3]*[.D218]  + [.$K$3]" office:value-type="float" office:value="202.061350641967" calcext:value-type="float">
            <text:p>202.06</text:p>
          </table:table-cell>
          <table:table-cell table:formula="of:=[.G218]-[.E218]" office:value-type="float" office:value="-1.30911257397153" calcext:value-type="float">
            <text:p>-1.31</text:p>
          </table:table-cell>
          <table:table-cell table:formula="of:=([.G218]-[.E218])^2" office:value-type="float" office:value="1.71377573133037" calcext:value-type="float">
            <text:p>1.71</text:p>
          </table:table-cell>
          <table:table-cell table:number-columns-repeated="5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/>
          <table:table-cell table:formula="of:=[.$M$3]*[.$C219] +[.$L$3]*[.D219]  + [.$K$3]" office:value-type="float" office:value="168.856795196945" calcext:value-type="float">
            <text:p>168.86</text:p>
          </table:table-cell>
          <table:table-cell table:formula="of:=[.G219]-[.E219]" office:value-type="float" office:value="3.89336151436714" calcext:value-type="float">
            <text:p>3.89</text:p>
          </table:table-cell>
          <table:table-cell table:formula="of:=([.G219]-[.E219])^2" office:value-type="float" office:value="15.1582638815552" calcext:value-type="float">
            <text:p>15.16</text:p>
          </table:table-cell>
          <table:table-cell table:number-columns-repeated="5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/>
          <table:table-cell table:formula="of:=[.$M$3]*[.$C220] +[.$L$3]*[.D220]  + [.$K$3]" office:value-type="float" office:value="156.743060793148" calcext:value-type="float">
            <text:p>156.74</text:p>
          </table:table-cell>
          <table:table-cell table:formula="of:=[.G220]-[.E220]" office:value-type="float" office:value="9.38699476468742" calcext:value-type="float">
            <text:p>9.39</text:p>
          </table:table-cell>
          <table:table-cell table:formula="of:=([.G220]-[.E220])^2" office:value-type="float" office:value="88.1156707122689" calcext:value-type="float">
            <text:p>88.12</text:p>
          </table:table-cell>
          <table:table-cell table:number-columns-repeated="5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/>
          <table:table-cell table:formula="of:=[.$M$3]*[.$C221] +[.$L$3]*[.D221]  + [.$K$3]" office:value-type="float" office:value="178.804051256718" calcext:value-type="float">
            <text:p>178.80</text:p>
          </table:table-cell>
          <table:table-cell table:formula="of:=[.G221]-[.E221]" office:value-type="float" office:value="30.9384259521834" calcext:value-type="float">
            <text:p>30.94</text:p>
          </table:table-cell>
          <table:table-cell table:formula="of:=([.G221]-[.E221])^2" office:value-type="float" office:value="957.186200398733" calcext:value-type="float">
            <text:p>957.19</text:p>
          </table:table-cell>
          <table:table-cell table:number-columns-repeated="5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/>
          <table:table-cell table:formula="of:=[.$M$3]*[.$C222] +[.$L$3]*[.D222]  + [.$K$3]" office:value-type="float" office:value="133.569194624889" calcext:value-type="float">
            <text:p>133.57</text:p>
          </table:table-cell>
          <table:table-cell table:formula="of:=[.G222]-[.E222]" office:value-type="float" office:value="6.69074522403855" calcext:value-type="float">
            <text:p>6.69</text:p>
          </table:table-cell>
          <table:table-cell table:formula="of:=([.G222]-[.E222])^2" office:value-type="float" office:value="44.7660716529947" calcext:value-type="float">
            <text:p>44.77</text:p>
          </table:table-cell>
          <table:table-cell table:number-columns-repeated="5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/>
          <table:table-cell table:formula="of:=[.$M$3]*[.$C223] +[.$L$3]*[.D223]  + [.$K$3]" office:value-type="float" office:value="207.128324448203" calcext:value-type="float">
            <text:p>207.13</text:p>
          </table:table-cell>
          <table:table-cell table:formula="of:=[.G223]-[.E223]" office:value-type="float" office:value="10.4557679130536" calcext:value-type="float">
            <text:p>10.46</text:p>
          </table:table-cell>
          <table:table-cell table:formula="of:=([.G223]-[.E223])^2" office:value-type="float" office:value="109.323082651642" calcext:value-type="float">
            <text:p>109.32</text:p>
          </table:table-cell>
          <table:table-cell table:number-columns-repeated="5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/>
          <table:table-cell table:formula="of:=[.$M$3]*[.$C224] +[.$L$3]*[.D224]  + [.$K$3]" office:value-type="float" office:value="150.029776255003" calcext:value-type="float">
            <text:p>150.03</text:p>
          </table:table-cell>
          <table:table-cell table:formula="of:=[.G224]-[.E224]" office:value-type="float" office:value="16.5784236089249" calcext:value-type="float">
            <text:p>16.58</text:p>
          </table:table-cell>
          <table:table-cell table:formula="of:=([.G224]-[.E224])^2" office:value-type="float" office:value="274.844129356957" calcext:value-type="float">
            <text:p>274.84</text:p>
          </table:table-cell>
          <table:table-cell table:number-columns-repeated="5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/>
          <table:table-cell table:formula="of:=[.$M$3]*[.$C225] +[.$L$3]*[.D225]  + [.$K$3]" office:value-type="float" office:value="116.002800226958" calcext:value-type="float">
            <text:p>116.00</text:p>
          </table:table-cell>
          <table:table-cell table:formula="of:=[.G225]-[.E225]" office:value-type="float" office:value="6.61095774268425" calcext:value-type="float">
            <text:p>6.61</text:p>
          </table:table-cell>
          <table:table-cell table:formula="of:=([.G225]-[.E225])^2" office:value-type="float" office:value="43.7047622755568" calcext:value-type="float">
            <text:p>43.70</text:p>
          </table:table-cell>
          <table:table-cell table:number-columns-repeated="5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/>
          <table:table-cell table:formula="of:=[.$M$3]*[.$C226] +[.$L$3]*[.D226]  + [.$K$3]" office:value-type="float" office:value="127.363922212454" calcext:value-type="float">
            <text:p>127.36</text:p>
          </table:table-cell>
          <table:table-cell table:formula="of:=[.G226]-[.E226]" office:value-type="float" office:value="12.4081079899105" calcext:value-type="float">
            <text:p>12.41</text:p>
          </table:table-cell>
          <table:table-cell table:formula="of:=([.G226]-[.E226])^2" office:value-type="float" office:value="153.961143889282" calcext:value-type="float">
            <text:p>153.96</text:p>
          </table:table-cell>
          <table:table-cell table:number-columns-repeated="55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/>
          <table:table-cell table:formula="of:=[.$M$3]*[.$C227] +[.$L$3]*[.D227]  + [.$K$3]" office:value-type="float" office:value="218.727247933316" calcext:value-type="float">
            <text:p>218.73</text:p>
          </table:table-cell>
          <table:table-cell table:formula="of:=[.G227]-[.E227]" office:value-type="float" office:value="11.8296039484002" calcext:value-type="float">
            <text:p>11.83</text:p>
          </table:table-cell>
          <table:table-cell table:formula="of:=([.G227]-[.E227])^2" office:value-type="float" office:value="139.939529576006" calcext:value-type="float">
            <text:p>139.94</text:p>
          </table:table-cell>
          <table:table-cell table:number-columns-repeated="5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/>
          <table:table-cell table:formula="of:=[.$M$3]*[.$C228] +[.$L$3]*[.D228]  + [.$K$3]" office:value-type="float" office:value="174.211851327126" calcext:value-type="float">
            <text:p>174.21</text:p>
          </table:table-cell>
          <table:table-cell table:formula="of:=[.G228]-[.E228]" office:value-type="float" office:value="-4.79475327207399" calcext:value-type="float">
            <text:p>-4.79</text:p>
          </table:table-cell>
          <table:table-cell table:formula="of:=([.G228]-[.E228])^2" office:value-type="float" office:value="22.9896589400642" calcext:value-type="float">
            <text:p>22.99</text:p>
          </table:table-cell>
          <table:table-cell table:number-columns-repeated="5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/>
          <table:table-cell table:formula="of:=[.$M$3]*[.$C229] +[.$L$3]*[.D229]  + [.$K$3]" office:value-type="float" office:value="138.245124958296" calcext:value-type="float">
            <text:p>138.25</text:p>
          </table:table-cell>
          <table:table-cell table:formula="of:=[.G229]-[.E229]" office:value-type="float" office:value="-29.9082012615942" calcext:value-type="float">
            <text:p>-29.91</text:p>
          </table:table-cell>
          <table:table-cell table:formula="of:=([.G229]-[.E229])^2" office:value-type="float" office:value="894.500502704023" calcext:value-type="float">
            <text:p>894.50</text:p>
          </table:table-cell>
          <table:table-cell table:number-columns-repeated="5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/>
          <table:table-cell table:formula="of:=[.$M$3]*[.$C230] +[.$L$3]*[.D230]  + [.$K$3]" office:value-type="float" office:value="210.768293909765" calcext:value-type="float">
            <text:p>210.77</text:p>
          </table:table-cell>
          <table:table-cell table:formula="of:=[.G230]-[.E230]" office:value-type="float" office:value="15.7216598293136" calcext:value-type="float">
            <text:p>15.72</text:p>
          </table:table-cell>
          <table:table-cell table:formula="of:=([.G230]-[.E230])^2" office:value-type="float" office:value="247.170587788651" calcext:value-type="float">
            <text:p>247.17</text:p>
          </table:table-cell>
          <table:table-cell table:number-columns-repeated="5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/>
          <table:table-cell table:formula="of:=[.$M$3]*[.$C231] +[.$L$3]*[.D231]  + [.$K$3]" office:value-type="float" office:value="184.069305542743" calcext:value-type="float">
            <text:p>184.07</text:p>
          </table:table-cell>
          <table:table-cell table:formula="of:=[.G231]-[.E231]" office:value-type="float" office:value="11.8739418549981" calcext:value-type="float">
            <text:p>11.87</text:p>
          </table:table-cell>
          <table:table-cell table:formula="of:=([.G231]-[.E231])^2" office:value-type="float" office:value="140.990495175876" calcext:value-type="float">
            <text:p>140.99</text:p>
          </table:table-cell>
          <table:table-cell table:number-columns-repeated="55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/>
          <table:table-cell table:formula="of:=[.$M$3]*[.$C232] +[.$L$3]*[.D232]  + [.$K$3]" office:value-type="float" office:value="167.200787289841" calcext:value-type="float">
            <text:p>167.20</text:p>
          </table:table-cell>
          <table:table-cell table:formula="of:=[.G232]-[.E232]" office:value-type="float" office:value="1.50139550193833" calcext:value-type="float">
            <text:p>1.50</text:p>
          </table:table-cell>
          <table:table-cell table:formula="of:=([.G232]-[.E232])^2" office:value-type="float" office:value="2.25418845324066" calcext:value-type="float">
            <text:p>2.25</text:p>
          </table:table-cell>
          <table:table-cell table:number-columns-repeated="55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/>
          <table:table-cell table:formula="of:=[.$M$3]*[.$C233] +[.$L$3]*[.D233]  + [.$K$3]" office:value-type="float" office:value="224.604395727111" calcext:value-type="float">
            <text:p>224.60</text:p>
          </table:table-cell>
          <table:table-cell table:formula="of:=[.G233]-[.E233]" office:value-type="float" office:value="16.5666936602736" calcext:value-type="float">
            <text:p>16.57</text:p>
          </table:table-cell>
          <table:table-cell table:formula="of:=([.G233]-[.E233])^2" office:value-type="float" office:value="274.45533883335" calcext:value-type="float">
            <text:p>274.46</text:p>
          </table:table-cell>
          <table:table-cell table:number-columns-repeated="5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/>
          <table:table-cell table:formula="of:=[.$M$3]*[.$C234] +[.$L$3]*[.D234]  + [.$K$3]" office:value-type="float" office:value="93.3911310209303" calcext:value-type="float">
            <text:p>93.39</text:p>
          </table:table-cell>
          <table:table-cell table:formula="of:=[.G234]-[.E234]" office:value-type="float" office:value="3.91065074797228" calcext:value-type="float">
            <text:p>3.91</text:p>
          </table:table-cell>
          <table:table-cell table:formula="of:=([.G234]-[.E234])^2" office:value-type="float" office:value="15.2931892726162" calcext:value-type="float">
            <text:p>15.29</text:p>
          </table:table-cell>
          <table:table-cell table:number-columns-repeated="5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/>
          <table:table-cell table:formula="of:=[.$M$3]*[.$C235] +[.$L$3]*[.D235]  + [.$K$3]" office:value-type="float" office:value="215.574903015505" calcext:value-type="float">
            <text:p>215.57</text:p>
          </table:table-cell>
          <table:table-cell table:formula="of:=[.G235]-[.E235]" office:value-type="float" office:value="11.209799180561" calcext:value-type="float">
            <text:p>11.21</text:p>
          </table:table-cell>
          <table:table-cell table:formula="of:=([.G235]-[.E235])^2" office:value-type="float" office:value="125.659597668507" calcext:value-type="float">
            <text:p>125.66</text:p>
          </table:table-cell>
          <table:table-cell table:number-columns-repeated="5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/>
          <table:table-cell table:formula="of:=[.$M$3]*[.$C236] +[.$L$3]*[.D236]  + [.$K$3]" office:value-type="float" office:value="190.974313946616" calcext:value-type="float">
            <text:p>190.97</text:p>
          </table:table-cell>
          <table:table-cell table:formula="of:=[.G236]-[.E236]" office:value-type="float" office:value="7.6787076832579" calcext:value-type="float">
            <text:p>7.68</text:p>
          </table:table-cell>
          <table:table-cell table:formula="of:=([.G236]-[.E236])^2" office:value-type="float" office:value="58.9625516849239" calcext:value-type="float">
            <text:p>58.96</text:p>
          </table:table-cell>
          <table:table-cell table:number-columns-repeated="55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/>
          <table:table-cell table:formula="of:=[.$M$3]*[.$C237] +[.$L$3]*[.D237]  + [.$K$3]" office:value-type="float" office:value="162.119689910404" calcext:value-type="float">
            <text:p>162.12</text:p>
          </table:table-cell>
          <table:table-cell table:formula="of:=[.G237]-[.E237]" office:value-type="float" office:value="-7.94310418695787" calcext:value-type="float">
            <text:p>-7.94</text:p>
          </table:table-cell>
          <table:table-cell table:formula="of:=([.G237]-[.E237])^2" office:value-type="float" office:value="63.0929041248676" calcext:value-type="float">
            <text:p>63.09</text:p>
          </table:table-cell>
          <table:table-cell table:number-columns-repeated="5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/>
          <table:table-cell table:formula="of:=[.$M$3]*[.$C238] +[.$L$3]*[.D238]  + [.$K$3]" office:value-type="float" office:value="153.869395919175" calcext:value-type="float">
            <text:p>153.87</text:p>
          </table:table-cell>
          <table:table-cell table:formula="of:=[.G238]-[.E238]" office:value-type="float" office:value="24.4762197949992" calcext:value-type="float">
            <text:p>24.48</text:p>
          </table:table-cell>
          <table:table-cell table:formula="of:=([.G238]-[.E238])^2" office:value-type="float" office:value="599.08533545311" calcext:value-type="float">
            <text:p>599.09</text:p>
          </table:table-cell>
          <table:table-cell table:number-columns-repeated="5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/>
          <table:table-cell table:formula="of:=[.$M$3]*[.$C239] +[.$L$3]*[.D239]  + [.$K$3]" office:value-type="float" office:value="127.441506983428" calcext:value-type="float">
            <text:p>127.44</text:p>
          </table:table-cell>
          <table:table-cell table:formula="of:=[.G239]-[.E239]" office:value-type="float" office:value="4.0552107837555" calcext:value-type="float">
            <text:p>4.06</text:p>
          </table:table-cell>
          <table:table-cell table:formula="of:=([.G239]-[.E239])^2" office:value-type="float" office:value="16.4447345006869" calcext:value-type="float">
            <text:p>16.44</text:p>
          </table:table-cell>
          <table:table-cell table:number-columns-repeated="5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/>
          <table:table-cell table:formula="of:=[.$M$3]*[.$C240] +[.$L$3]*[.D240]  + [.$K$3]" office:value-type="float" office:value="198.818225135119" calcext:value-type="float">
            <text:p>198.82</text:p>
          </table:table-cell>
          <table:table-cell table:formula="of:=[.G240]-[.E240]" office:value-type="float" office:value="25.832447988911" calcext:value-type="float">
            <text:p>25.83</text:p>
          </table:table-cell>
          <table:table-cell table:formula="of:=([.G240]-[.E240])^2" office:value-type="float" office:value="667.31536909979" calcext:value-type="float">
            <text:p>667.32</text:p>
          </table:table-cell>
          <table:table-cell table:number-columns-repeated="5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/>
          <table:table-cell table:formula="of:=[.$M$3]*[.$C241] +[.$L$3]*[.D241]  + [.$K$3]" office:value-type="float" office:value="179.053745828168" calcext:value-type="float">
            <text:p>179.05</text:p>
          </table:table-cell>
          <table:table-cell table:formula="of:=[.G241]-[.E241]" office:value-type="float" office:value="8.20698554741952" calcext:value-type="float">
            <text:p>8.21</text:p>
          </table:table-cell>
          <table:table-cell table:formula="of:=([.G241]-[.E241])^2" office:value-type="float" office:value="67.3546117755529" calcext:value-type="float">
            <text:p>67.35</text:p>
          </table:table-cell>
          <table:table-cell table:number-columns-repeated="5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/>
          <table:table-cell table:formula="of:=[.$M$3]*[.$C242] +[.$L$3]*[.D242]  + [.$K$3]" office:value-type="float" office:value="176.855106114858" calcext:value-type="float">
            <text:p>176.86</text:p>
          </table:table-cell>
          <table:table-cell table:formula="of:=[.G242]-[.E242]" office:value-type="float" office:value="19.0942948847119" calcext:value-type="float">
            <text:p>19.09</text:p>
          </table:table-cell>
          <table:table-cell table:formula="of:=([.G242]-[.E242])^2" office:value-type="float" office:value="364.592097144335" calcext:value-type="float">
            <text:p>364.59</text:p>
          </table:table-cell>
          <table:table-cell table:number-columns-repeated="55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/>
          <table:table-cell table:formula="of:=[.$M$3]*[.$C243] +[.$L$3]*[.D243]  + [.$K$3]" office:value-type="float" office:value="150.47889353552" calcext:value-type="float">
            <text:p>150.48</text:p>
          </table:table-cell>
          <table:table-cell table:formula="of:=[.G243]-[.E243]" office:value-type="float" office:value="6.40720911191482" calcext:value-type="float">
            <text:p>6.41</text:p>
          </table:table-cell>
          <table:table-cell table:formula="of:=([.G243]-[.E243])^2" office:value-type="float" office:value="41.0523286038043" calcext:value-type="float">
            <text:p>41.05</text:p>
          </table:table-cell>
          <table:table-cell table:number-columns-repeated="5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/>
          <table:table-cell table:formula="of:=[.$M$3]*[.$C244] +[.$L$3]*[.D244]  + [.$K$3]" office:value-type="float" office:value="153.449757125682" calcext:value-type="float">
            <text:p>153.45</text:p>
          </table:table-cell>
          <table:table-cell table:formula="of:=[.G244]-[.E244]" office:value-type="float" office:value="5.24301385829293" calcext:value-type="float">
            <text:p>5.24</text:p>
          </table:table-cell>
          <table:table-cell table:formula="of:=([.G244]-[.E244])^2" office:value-type="float" office:value="27.4891943182517" calcext:value-type="float">
            <text:p>27.49</text:p>
          </table:table-cell>
          <table:table-cell table:number-columns-repeated="5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/>
          <table:table-cell table:formula="of:=[.$M$3]*[.$C245] +[.$L$3]*[.D245]  + [.$K$3]" office:value-type="float" office:value="166.342376192004" calcext:value-type="float">
            <text:p>166.34</text:p>
          </table:table-cell>
          <table:table-cell table:formula="of:=[.G245]-[.E245]" office:value-type="float" office:value="-2.75931063446288" calcext:value-type="float">
            <text:p>-2.76</text:p>
          </table:table-cell>
          <table:table-cell table:formula="of:=([.G245]-[.E245])^2" office:value-type="float" office:value="7.61379517745993" calcext:value-type="float">
            <text:p>7.61</text:p>
          </table:table-cell>
          <table:table-cell table:number-columns-repeated="5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/>
          <table:table-cell table:formula="of:=[.$M$3]*[.$C246] +[.$L$3]*[.D246]  + [.$K$3]" office:value-type="float" office:value="189.68325108387" calcext:value-type="float">
            <text:p>189.68</text:p>
          </table:table-cell>
          <table:table-cell table:formula="of:=[.G246]-[.E246]" office:value-type="float" office:value="4.49528131474179" calcext:value-type="float">
            <text:p>4.50</text:p>
          </table:table-cell>
          <table:table-cell table:formula="of:=([.G246]-[.E246])^2" office:value-type="float" office:value="20.2075540986667" calcext:value-type="float">
            <text:p>20.21</text:p>
          </table:table-cell>
          <table:table-cell table:number-columns-repeated="5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/>
          <table:table-cell table:formula="of:=[.$M$3]*[.$C247] +[.$L$3]*[.D247]  + [.$K$3]" office:value-type="float" office:value="194.233950024733" calcext:value-type="float">
            <text:p>194.23</text:p>
          </table:table-cell>
          <table:table-cell table:formula="of:=[.G247]-[.E247]" office:value-type="float" office:value="2.8217188920315" calcext:value-type="float">
            <text:p>2.82</text:p>
          </table:table-cell>
          <table:table-cell table:formula="of:=([.G247]-[.E247])^2" office:value-type="float" office:value="7.96209750564747" calcext:value-type="float">
            <text:p>7.96</text:p>
          </table:table-cell>
          <table:table-cell table:number-columns-repeated="5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/>
          <table:table-cell table:formula="of:=[.$M$3]*[.$C248] +[.$L$3]*[.D248]  + [.$K$3]" office:value-type="float" office:value="211.133163964487" calcext:value-type="float">
            <text:p>211.13</text:p>
          </table:table-cell>
          <table:table-cell table:formula="of:=[.G248]-[.E248]" office:value-type="float" office:value="10.2260178419636" calcext:value-type="float">
            <text:p>10.23</text:p>
          </table:table-cell>
          <table:table-cell table:formula="of:=([.G248]-[.E248])^2" office:value-type="float" office:value="104.571440904158" calcext:value-type="float">
            <text:p>104.57</text:p>
          </table:table-cell>
          <table:table-cell table:number-columns-repeated="55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/>
          <table:table-cell table:formula="of:=[.$M$3]*[.$C249] +[.$L$3]*[.D249]  + [.$K$3]" office:value-type="float" office:value="120.074956151059" calcext:value-type="float">
            <text:p>120.07</text:p>
          </table:table-cell>
          <table:table-cell table:formula="of:=[.G249]-[.E249]" office:value-type="float" office:value="9.23710144791758" calcext:value-type="float">
            <text:p>9.24</text:p>
          </table:table-cell>
          <table:table-cell table:formula="of:=([.G249]-[.E249])^2" office:value-type="float" office:value="85.3240431591211" calcext:value-type="float">
            <text:p>85.32</text:p>
          </table:table-cell>
          <table:table-cell table:number-columns-repeated="55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/>
          <table:table-cell table:formula="of:=[.$M$3]*[.$C250] +[.$L$3]*[.D250]  + [.$K$3]" office:value-type="float" office:value="203.277127042947" calcext:value-type="float">
            <text:p>203.28</text:p>
          </table:table-cell>
          <table:table-cell table:formula="of:=[.G250]-[.E250]" office:value-type="float" office:value="15.1610812748563" calcext:value-type="float">
            <text:p>15.16</text:p>
          </table:table-cell>
          <table:table-cell table:formula="of:=([.G250]-[.E250])^2" office:value-type="float" office:value="229.858385422799" calcext:value-type="float">
            <text:p>229.86</text:p>
          </table:table-cell>
          <table:table-cell table:number-columns-repeated="5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/>
          <table:table-cell table:formula="of:=[.$M$3]*[.$C251] +[.$L$3]*[.D251]  + [.$K$3]" office:value-type="float" office:value="167.548850446037" calcext:value-type="float">
            <text:p>167.55</text:p>
          </table:table-cell>
          <table:table-cell table:formula="of:=[.G251]-[.E251]" office:value-type="float" office:value="8.17192444013432" calcext:value-type="float">
            <text:p>8.17</text:p>
          </table:table-cell>
          <table:table-cell table:formula="of:=([.G251]-[.E251])^2" office:value-type="float" office:value="66.7803490552646" calcext:value-type="float">
            <text:p>66.78</text:p>
          </table:table-cell>
          <table:table-cell table:number-columns-repeated="55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/>
          <table:table-cell table:formula="of:=[.$M$3]*[.$C252] +[.$L$3]*[.D252]  + [.$K$3]" office:value-type="float" office:value="206.124611656022" calcext:value-type="float">
            <text:p>206.12</text:p>
          </table:table-cell>
          <table:table-cell table:formula="of:=[.G252]-[.E252]" office:value-type="float" office:value="-1.64392331892532" calcext:value-type="float">
            <text:p>-1.64</text:p>
          </table:table-cell>
          <table:table-cell table:formula="of:=([.G252]-[.E252])^2" office:value-type="float" office:value="2.70248387850643" calcext:value-type="float">
            <text:p>2.70</text:p>
          </table:table-cell>
          <table:table-cell table:number-columns-repeated="5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/>
          <table:table-cell table:formula="of:=[.$M$3]*[.$C253] +[.$L$3]*[.D253]  + [.$K$3]" office:value-type="float" office:value="126.86972308292" calcext:value-type="float">
            <text:p>126.87</text:p>
          </table:table-cell>
          <table:table-cell table:formula="of:=[.G253]-[.E253]" office:value-type="float" office:value="15.5427606540951" calcext:value-type="float">
            <text:p>15.54</text:p>
          </table:table-cell>
          <table:table-cell table:formula="of:=([.G253]-[.E253])^2" office:value-type="float" office:value="241.577408750488" calcext:value-type="float">
            <text:p>241.58</text:p>
          </table:table-cell>
          <table:table-cell table:number-columns-repeated="5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/>
          <table:table-cell table:formula="of:=[.$M$3]*[.$C254] +[.$L$3]*[.D254]  + [.$K$3]" office:value-type="float" office:value="177.06620482071" calcext:value-type="float">
            <text:p>177.07</text:p>
          </table:table-cell>
          <table:table-cell table:formula="of:=[.G254]-[.E254]" office:value-type="float" office:value="-9.86907514872163" calcext:value-type="float">
            <text:p>-9.87</text:p>
          </table:table-cell>
          <table:table-cell table:formula="of:=([.G254]-[.E254])^2" office:value-type="float" office:value="97.398644291115" calcext:value-type="float">
            <text:p>97.40</text:p>
          </table:table-cell>
          <table:table-cell table:number-columns-repeated="5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/>
          <table:table-cell table:formula="of:=[.$M$3]*[.$C255] +[.$L$3]*[.D255]  + [.$K$3]" office:value-type="float" office:value="128.229051252699" calcext:value-type="float">
            <text:p>128.23</text:p>
          </table:table-cell>
          <table:table-cell table:formula="of:=[.G255]-[.E255]" office:value-type="float" office:value="15.3138423464144" calcext:value-type="float">
            <text:p>15.31</text:p>
          </table:table-cell>
          <table:table-cell table:formula="of:=([.G255]-[.E255])^2" office:value-type="float" office:value="234.513767410836" calcext:value-type="float">
            <text:p>234.51</text:p>
          </table:table-cell>
          <table:table-cell table:number-columns-repeated="5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/>
          <table:table-cell table:formula="of:=[.$M$3]*[.$C256] +[.$L$3]*[.D256]  + [.$K$3]" office:value-type="float" office:value="136.433096717864" calcext:value-type="float">
            <text:p>136.43</text:p>
          </table:table-cell>
          <table:table-cell table:formula="of:=[.G256]-[.E256]" office:value-type="float" office:value="3.41266129583681" calcext:value-type="float">
            <text:p>3.41</text:p>
          </table:table-cell>
          <table:table-cell table:formula="of:=([.G256]-[.E256])^2" office:value-type="float" office:value="11.6462571201026" calcext:value-type="float">
            <text:p>11.65</text:p>
          </table:table-cell>
          <table:table-cell table:number-columns-repeated="5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/>
          <table:table-cell table:formula="of:=[.$M$3]*[.$C257] +[.$L$3]*[.D257]  + [.$K$3]" office:value-type="float" office:value="155.284204268236" calcext:value-type="float">
            <text:p>155.28</text:p>
          </table:table-cell>
          <table:table-cell table:formula="of:=[.G257]-[.E257]" office:value-type="float" office:value="-27.3056398259517" calcext:value-type="float">
            <text:p>-27.31</text:p>
          </table:table-cell>
          <table:table-cell table:formula="of:=([.G257]-[.E257])^2" office:value-type="float" office:value="745.5979663046" calcext:value-type="float">
            <text:p>745.60</text:p>
          </table:table-cell>
          <table:table-cell table:number-columns-repeated="5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/>
          <table:table-cell table:formula="of:=[.$M$3]*[.$C258] +[.$L$3]*[.D258]  + [.$K$3]" office:value-type="float" office:value="159.581909647371" calcext:value-type="float">
            <text:p>159.58</text:p>
          </table:table-cell>
          <table:table-cell table:formula="of:=[.G258]-[.E258]" office:value-type="float" office:value="-1.8497478587056" calcext:value-type="float">
            <text:p>-1.85</text:p>
          </table:table-cell>
          <table:table-cell table:formula="of:=([.G258]-[.E258])^2" office:value-type="float" office:value="3.42156714078594" calcext:value-type="float">
            <text:p>3.42</text:p>
          </table:table-cell>
          <table:table-cell table:number-columns-repeated="5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/>
          <table:table-cell table:formula="of:=[.$M$3]*[.$C259] +[.$L$3]*[.D259]  + [.$K$3]" office:value-type="float" office:value="180.90018322644" calcext:value-type="float">
            <text:p>180.90</text:p>
          </table:table-cell>
          <table:table-cell table:formula="of:=[.G259]-[.E259]" office:value-type="float" office:value="-0.365641580688845" calcext:value-type="float">
            <text:p>-0.37</text:p>
          </table:table-cell>
          <table:table-cell table:formula="of:=([.G259]-[.E259])^2" office:value-type="float" office:value="0.133693765528637" calcext:value-type="float">
            <text:p>0.13</text:p>
          </table:table-cell>
          <table:table-cell table:number-columns-repeated="55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/>
          <table:table-cell table:formula="of:=[.$M$3]*[.$C260] +[.$L$3]*[.D260]  + [.$K$3]" office:value-type="float" office:value="155.530812308362" calcext:value-type="float">
            <text:p>155.53</text:p>
          </table:table-cell>
          <table:table-cell table:formula="of:=[.G260]-[.E260]" office:value-type="float" office:value="17.0455945911927" calcext:value-type="float">
            <text:p>17.05</text:p>
          </table:table-cell>
          <table:table-cell table:formula="of:=([.G260]-[.E260])^2" office:value-type="float" office:value="290.552294967298" calcext:value-type="float">
            <text:p>290.55</text:p>
          </table:table-cell>
          <table:table-cell table:number-columns-repeated="5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/>
          <table:table-cell table:formula="of:=[.$M$3]*[.$C261] +[.$L$3]*[.D261]  + [.$K$3]" office:value-type="float" office:value="123.800160900725" calcext:value-type="float">
            <text:p>123.80</text:p>
          </table:table-cell>
          <table:table-cell table:formula="of:=[.G261]-[.E261]" office:value-type="float" office:value="14.0804646477314" calcext:value-type="float">
            <text:p>14.08</text:p>
          </table:table-cell>
          <table:table-cell table:formula="of:=([.G261]-[.E261])^2" office:value-type="float" office:value="198.259484696014" calcext:value-type="float">
            <text:p>198.26</text:p>
          </table:table-cell>
          <table:table-cell table:number-columns-repeated="55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/>
          <table:table-cell table:formula="of:=[.$M$3]*[.$C262] +[.$L$3]*[.D262]  + [.$K$3]" office:value-type="float" office:value="205.284386717032" calcext:value-type="float">
            <text:p>205.28</text:p>
          </table:table-cell>
          <table:table-cell table:formula="of:=[.G262]-[.E262]" office:value-type="float" office:value="-4.02549340884931" calcext:value-type="float">
            <text:p>-4.03</text:p>
          </table:table-cell>
          <table:table-cell table:formula="of:=([.G262]-[.E262])^2" office:value-type="float" office:value="16.2045971846893" calcext:value-type="float">
            <text:p>16.20</text:p>
          </table:table-cell>
          <table:table-cell table:number-columns-repeated="55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/>
          <table:table-cell table:formula="of:=[.$M$3]*[.$C263] +[.$L$3]*[.D263]  + [.$K$3]" office:value-type="float" office:value="191.383162378199" calcext:value-type="float">
            <text:p>191.38</text:p>
          </table:table-cell>
          <table:table-cell table:formula="of:=[.G263]-[.E263]" office:value-type="float" office:value="7.27343220343678" calcext:value-type="float">
            <text:p>7.27</text:p>
          </table:table-cell>
          <table:table-cell table:formula="of:=([.G263]-[.E263])^2" office:value-type="float" office:value="52.9028160179913" calcext:value-type="float">
            <text:p>52.90</text:p>
          </table:table-cell>
          <table:table-cell table:number-columns-repeated="55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/>
          <table:table-cell table:formula="of:=[.$M$3]*[.$C264] +[.$L$3]*[.D264]  + [.$K$3]" office:value-type="float" office:value="193.555251960053" calcext:value-type="float">
            <text:p>193.56</text:p>
          </table:table-cell>
          <table:table-cell table:formula="of:=[.G264]-[.E264]" office:value-type="float" office:value="-10.8713463409518" calcext:value-type="float">
            <text:p>-10.87</text:p>
          </table:table-cell>
          <table:table-cell table:formula="of:=([.G264]-[.E264])^2" office:value-type="float" office:value="118.186171264926" calcext:value-type="float">
            <text:p>118.19</text:p>
          </table:table-cell>
          <table:table-cell table:number-columns-repeated="55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/>
          <table:table-cell table:formula="of:=[.$M$3]*[.$C265] +[.$L$3]*[.D265]  + [.$K$3]" office:value-type="float" office:value="175.188536867534" calcext:value-type="float">
            <text:p>175.19</text:p>
          </table:table-cell>
          <table:table-cell table:formula="of:=[.G265]-[.E265]" office:value-type="float" office:value="-10.3680182345183" calcext:value-type="float">
            <text:p>-10.37</text:p>
          </table:table-cell>
          <table:table-cell table:formula="of:=([.G265]-[.E265])^2" office:value-type="float" office:value="107.495802111304" calcext:value-type="float">
            <text:p>107.50</text:p>
          </table:table-cell>
          <table:table-cell table:number-columns-repeated="5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/>
          <table:table-cell table:formula="of:=[.$M$3]*[.$C266] +[.$L$3]*[.D266]  + [.$K$3]" office:value-type="float" office:value="147.751124903223" calcext:value-type="float">
            <text:p>147.75</text:p>
          </table:table-cell>
          <table:table-cell table:formula="of:=[.G266]-[.E266]" office:value-type="float" office:value="-1.59290274381084" calcext:value-type="float">
            <text:p>-1.59</text:p>
          </table:table-cell>
          <table:table-cell table:formula="of:=([.G266]-[.E266])^2" office:value-type="float" office:value="2.5373391512401" calcext:value-type="float">
            <text:p>2.54</text:p>
          </table:table-cell>
          <table:table-cell table:number-columns-repeated="55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/>
          <table:table-cell table:formula="of:=[.$M$3]*[.$C267] +[.$L$3]*[.D267]  + [.$K$3]" office:value-type="float" office:value="176.291146636098" calcext:value-type="float">
            <text:p>176.29</text:p>
          </table:table-cell>
          <table:table-cell table:formula="of:=[.G267]-[.E267]" office:value-type="float" office:value="-5.57389770998333" calcext:value-type="float">
            <text:p>-5.57</text:p>
          </table:table-cell>
          <table:table-cell table:formula="of:=([.G267]-[.E267])^2" office:value-type="float" office:value="31.0683356813574" calcext:value-type="float">
            <text:p>31.07</text:p>
          </table:table-cell>
          <table:table-cell table:number-columns-repeated="5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/>
          <table:table-cell table:formula="of:=[.$M$3]*[.$C268] +[.$L$3]*[.D268]  + [.$K$3]" office:value-type="float" office:value="181.819498771784" calcext:value-type="float">
            <text:p>181.82</text:p>
          </table:table-cell>
          <table:table-cell table:formula="of:=[.G268]-[.E268]" office:value-type="float" office:value="-3.16899919820747" calcext:value-type="float">
            <text:p>-3.17</text:p>
          </table:table-cell>
          <table:table-cell table:formula="of:=([.G268]-[.E268])^2" office:value-type="float" office:value="10.0425559182396" calcext:value-type="float">
            <text:p>10.04</text:p>
          </table:table-cell>
          <table:table-cell table:number-columns-repeated="55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/>
          <table:table-cell table:formula="of:=[.$M$3]*[.$C269] +[.$L$3]*[.D269]  + [.$K$3]" office:value-type="float" office:value="221.026273411992" calcext:value-type="float">
            <text:p>221.03</text:p>
          </table:table-cell>
          <table:table-cell table:formula="of:=[.G269]-[.E269]" office:value-type="float" office:value="0.818613192309527" calcext:value-type="float">
            <text:p>0.82</text:p>
          </table:table-cell>
          <table:table-cell table:formula="of:=([.G269]-[.E269])^2" office:value-type="float" office:value="0.670127558623195" calcext:value-type="float">
            <text:p>0.67</text:p>
          </table:table-cell>
          <table:table-cell table:number-columns-repeated="55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/>
          <table:table-cell table:formula="of:=[.$M$3]*[.$C270] +[.$L$3]*[.D270]  + [.$K$3]" office:value-type="float" office:value="153.087251914777" calcext:value-type="float">
            <text:p>153.09</text:p>
          </table:table-cell>
          <table:table-cell table:formula="of:=[.G270]-[.E270]" office:value-type="float" office:value="2.68435321955036" calcext:value-type="float">
            <text:p>2.68</text:p>
          </table:table-cell>
          <table:table-cell table:formula="of:=([.G270]-[.E270])^2" office:value-type="float" office:value="7.20575220731038" calcext:value-type="float">
            <text:p>7.21</text:p>
          </table:table-cell>
          <table:table-cell table:number-columns-repeated="55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/>
          <table:table-cell table:formula="of:=[.$M$3]*[.$C271] +[.$L$3]*[.D271]  + [.$K$3]" office:value-type="float" office:value="157.981851800045" calcext:value-type="float">
            <text:p>157.98</text:p>
          </table:table-cell>
          <table:table-cell table:formula="of:=[.G271]-[.E271]" office:value-type="float" office:value="1.08021435007493" calcext:value-type="float">
            <text:p>1.08</text:p>
          </table:table-cell>
          <table:table-cell table:formula="of:=([.G271]-[.E271])^2" office:value-type="float" office:value="1.16686304210779" calcext:value-type="float">
            <text:p>1.17</text:p>
          </table:table-cell>
          <table:table-cell table:number-columns-repeated="55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/>
          <table:table-cell table:formula="of:=[.$M$3]*[.$C272] +[.$L$3]*[.D272]  + [.$K$3]" office:value-type="float" office:value="167.380857064127" calcext:value-type="float">
            <text:p>167.38</text:p>
          </table:table-cell>
          <table:table-cell table:formula="of:=[.G272]-[.E272]" office:value-type="float" office:value="30.0932500783412" calcext:value-type="float">
            <text:p>30.09</text:p>
          </table:table-cell>
          <table:table-cell table:formula="of:=([.G272]-[.E272])^2" office:value-type="float" office:value="905.603700277583" calcext:value-type="float">
            <text:p>905.60</text:p>
          </table:table-cell>
          <table:table-cell table:number-columns-repeated="55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/>
          <table:table-cell table:formula="of:=[.$M$3]*[.$C273] +[.$L$3]*[.D273]  + [.$K$3]" office:value-type="float" office:value="186.574227389931" calcext:value-type="float">
            <text:p>186.57</text:p>
          </table:table-cell>
          <table:table-cell table:formula="of:=[.G273]-[.E273]" office:value-type="float" office:value="-5.30717607694032" calcext:value-type="float">
            <text:p>-5.31</text:p>
          </table:table-cell>
          <table:table-cell table:formula="of:=([.G273]-[.E273])^2" office:value-type="float" office:value="28.1661179116477" calcext:value-type="float">
            <text:p>28.17</text:p>
          </table:table-cell>
          <table:table-cell table:number-columns-repeated="55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/>
          <table:table-cell table:formula="of:=[.$M$3]*[.$C274] +[.$L$3]*[.D274]  + [.$K$3]" office:value-type="float" office:value="126.285862539951" calcext:value-type="float">
            <text:p>126.29</text:p>
          </table:table-cell>
          <table:table-cell table:formula="of:=[.G274]-[.E274]" office:value-type="float" office:value="3.12804858822953" calcext:value-type="float">
            <text:p>3.13</text:p>
          </table:table-cell>
          <table:table-cell table:formula="of:=([.G274]-[.E274])^2" office:value-type="float" office:value="9.78468797032477" calcext:value-type="float">
            <text:p>9.78</text:p>
          </table:table-cell>
          <table:table-cell table:number-columns-repeated="5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/>
          <table:table-cell table:formula="of:=[.$M$3]*[.$C275] +[.$L$3]*[.D275]  + [.$K$3]" office:value-type="float" office:value="231.586798793082" calcext:value-type="float">
            <text:p>231.59</text:p>
          </table:table-cell>
          <table:table-cell table:formula="of:=[.G275]-[.E275]" office:value-type="float" office:value="-0.622578555347417" calcext:value-type="float">
            <text:p>-0.62</text:p>
          </table:table-cell>
          <table:table-cell table:formula="of:=([.G275]-[.E275])^2" office:value-type="float" office:value="0.387604057578476" calcext:value-type="float">
            <text:p>0.39</text:p>
          </table:table-cell>
          <table:table-cell table:number-columns-repeated="55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/>
          <table:table-cell table:formula="of:=[.$M$3]*[.$C276] +[.$L$3]*[.D276]  + [.$K$3]" office:value-type="float" office:value="215.622529751736" calcext:value-type="float">
            <text:p>215.62</text:p>
          </table:table-cell>
          <table:table-cell table:formula="of:=[.G276]-[.E276]" office:value-type="float" office:value="8.16284801882424" calcext:value-type="float">
            <text:p>8.16</text:p>
          </table:table-cell>
          <table:table-cell table:formula="of:=([.G276]-[.E276])^2" office:value-type="float" office:value="66.6320877784227" calcext:value-type="float">
            <text:p>66.63</text:p>
          </table:table-cell>
          <table:table-cell table:number-columns-repeated="55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/>
          <table:table-cell table:formula="of:=[.$M$3]*[.$C277] +[.$L$3]*[.D277]  + [.$K$3]" office:value-type="float" office:value="244.346298091527" calcext:value-type="float">
            <text:p>244.35</text:p>
          </table:table-cell>
          <table:table-cell table:formula="of:=[.G277]-[.E277]" office:value-type="float" office:value="17.2070021170434" calcext:value-type="float">
            <text:p>17.21</text:p>
          </table:table-cell>
          <table:table-cell table:formula="of:=([.G277]-[.E277])^2" office:value-type="float" office:value="296.080921855935" calcext:value-type="float">
            <text:p>296.08</text:p>
          </table:table-cell>
          <table:table-cell table:number-columns-repeated="55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/>
          <table:table-cell table:formula="of:=[.$M$3]*[.$C278] +[.$L$3]*[.D278]  + [.$K$3]" office:value-type="float" office:value="138.178383506455" calcext:value-type="float">
            <text:p>138.18</text:p>
          </table:table-cell>
          <table:table-cell table:formula="of:=[.G278]-[.E278]" office:value-type="float" office:value="1.92225350021141" calcext:value-type="float">
            <text:p>1.92</text:p>
          </table:table-cell>
          <table:table-cell table:formula="of:=([.G278]-[.E278])^2" office:value-type="float" office:value="3.69505851907502" calcext:value-type="float">
            <text:p>3.70</text:p>
          </table:table-cell>
          <table:table-cell table:number-columns-repeated="55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/>
          <table:table-cell table:formula="of:=[.$M$3]*[.$C279] +[.$L$3]*[.D279]  + [.$K$3]" office:value-type="float" office:value="153.037110402544" calcext:value-type="float">
            <text:p>153.04</text:p>
          </table:table-cell>
          <table:table-cell table:formula="of:=[.G279]-[.E279]" office:value-type="float" office:value="1.15040472873315" calcext:value-type="float">
            <text:p>1.15</text:p>
          </table:table-cell>
          <table:table-cell table:formula="of:=([.G279]-[.E279])^2" office:value-type="float" office:value="1.32343103989159" calcext:value-type="float">
            <text:p>1.32</text:p>
          </table:table-cell>
          <table:table-cell table:number-columns-repeated="55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/>
          <table:table-cell table:formula="of:=[.$M$3]*[.$C280] +[.$L$3]*[.D280]  + [.$K$3]" office:value-type="float" office:value="207.551584559868" calcext:value-type="float">
            <text:p>207.55</text:p>
          </table:table-cell>
          <table:table-cell table:formula="of:=[.G280]-[.E280]" office:value-type="float" office:value="22.5697703095183" calcext:value-type="float">
            <text:p>22.57</text:p>
          </table:table-cell>
          <table:table-cell table:formula="of:=([.G280]-[.E280])^2" office:value-type="float" office:value="509.394531824413" calcext:value-type="float">
            <text:p>509.39</text:p>
          </table:table-cell>
          <table:table-cell table:number-columns-repeated="5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/>
          <table:table-cell table:formula="of:=[.$M$3]*[.$C281] +[.$L$3]*[.D281]  + [.$K$3]" office:value-type="float" office:value="158.55405574082" calcext:value-type="float">
            <text:p>158.55</text:p>
          </table:table-cell>
          <table:table-cell table:formula="of:=[.G281]-[.E281]" office:value-type="float" office:value="14.9907164218023" calcext:value-type="float">
            <text:p>14.99</text:p>
          </table:table-cell>
          <table:table-cell table:formula="of:=([.G281]-[.E281])^2" office:value-type="float" office:value="224.721578838894" calcext:value-type="float">
            <text:p>224.72</text:p>
          </table:table-cell>
          <table:table-cell table:number-columns-repeated="55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/>
          <table:table-cell table:formula="of:=[.$M$3]*[.$C282] +[.$L$3]*[.D282]  + [.$K$3]" office:value-type="float" office:value="175.899861605172" calcext:value-type="float">
            <text:p>175.90</text:p>
          </table:table-cell>
          <table:table-cell table:formula="of:=[.G282]-[.E282]" office:value-type="float" office:value="11.6046203525602" calcext:value-type="float">
            <text:p>11.60</text:p>
          </table:table-cell>
          <table:table-cell table:formula="of:=([.G282]-[.E282])^2" office:value-type="float" office:value="134.667213527055" calcext:value-type="float">
            <text:p>134.67</text:p>
          </table:table-cell>
          <table:table-cell table:number-columns-repeated="55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/>
          <table:table-cell table:formula="of:=[.$M$3]*[.$C283] +[.$L$3]*[.D283]  + [.$K$3]" office:value-type="float" office:value="201.185564097218" calcext:value-type="float">
            <text:p>201.19</text:p>
          </table:table-cell>
          <table:table-cell table:formula="of:=[.G283]-[.E283]" office:value-type="float" office:value="4.83753494293939" calcext:value-type="float">
            <text:p>4.84</text:p>
          </table:table-cell>
          <table:table-cell table:formula="of:=([.G283]-[.E283])^2" office:value-type="float" office:value="23.4017443241596" calcext:value-type="float">
            <text:p>23.40</text:p>
          </table:table-cell>
          <table:table-cell table:number-columns-repeated="55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/>
          <table:table-cell table:formula="of:=[.$M$3]*[.$C284] +[.$L$3]*[.D284]  + [.$K$3]" office:value-type="float" office:value="178.709697027256" calcext:value-type="float">
            <text:p>178.71</text:p>
          </table:table-cell>
          <table:table-cell table:formula="of:=[.G284]-[.E284]" office:value-type="float" office:value="-13.0006352762479" calcext:value-type="float">
            <text:p>-13.00</text:p>
          </table:table-cell>
          <table:table-cell table:formula="of:=([.G284]-[.E284])^2" office:value-type="float" office:value="169.016517586022" calcext:value-type="float">
            <text:p>169.02</text:p>
          </table:table-cell>
          <table:table-cell table:number-columns-repeated="55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/>
          <table:table-cell table:formula="of:=[.$M$3]*[.$C285] +[.$L$3]*[.D285]  + [.$K$3]" office:value-type="float" office:value="167.008333514216" calcext:value-type="float">
            <text:p>167.01</text:p>
          </table:table-cell>
          <table:table-cell table:formula="of:=[.G285]-[.E285]" office:value-type="float" office:value="22.3419298512595" calcext:value-type="float">
            <text:p>22.34</text:p>
          </table:table-cell>
          <table:table-cell table:formula="of:=([.G285]-[.E285])^2" office:value-type="float" office:value="499.161829478599" calcext:value-type="float">
            <text:p>499.16</text:p>
          </table:table-cell>
          <table:table-cell table:number-columns-repeated="55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/>
          <table:table-cell table:formula="of:=[.$M$3]*[.$C286] +[.$L$3]*[.D286]  + [.$K$3]" office:value-type="float" office:value="143.73607438792" calcext:value-type="float">
            <text:p>143.74</text:p>
          </table:table-cell>
          <table:table-cell table:formula="of:=[.G286]-[.E286]" office:value-type="float" office:value="17.0984794356852" calcext:value-type="float">
            <text:p>17.10</text:p>
          </table:table-cell>
          <table:table-cell table:formula="of:=([.G286]-[.E286])^2" office:value-type="float" office:value="292.357999012548" calcext:value-type="float">
            <text:p>292.36</text:p>
          </table:table-cell>
          <table:table-cell table:number-columns-repeated="55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/>
          <table:table-cell table:formula="of:=[.$M$3]*[.$C287] +[.$L$3]*[.D287]  + [.$K$3]" office:value-type="float" office:value="203.638896179361" calcext:value-type="float">
            <text:p>203.64</text:p>
          </table:table-cell>
          <table:table-cell table:formula="of:=[.G287]-[.E287]" office:value-type="float" office:value="12.321626896165" calcext:value-type="float">
            <text:p>12.32</text:p>
          </table:table-cell>
          <table:table-cell table:formula="of:=([.G287]-[.E287])^2" office:value-type="float" office:value="151.822489368298" calcext:value-type="float">
            <text:p>151.82</text:p>
          </table:table-cell>
          <table:table-cell table:number-columns-repeated="5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/>
          <table:table-cell table:formula="of:=[.$M$3]*[.$C288] +[.$L$3]*[.D288]  + [.$K$3]" office:value-type="float" office:value="181.161902360949" calcext:value-type="float">
            <text:p>181.16</text:p>
          </table:table-cell>
          <table:table-cell table:formula="of:=[.G288]-[.E288]" office:value-type="float" office:value="10.6205013936027" calcext:value-type="float">
            <text:p>10.62</text:p>
          </table:table-cell>
          <table:table-cell table:formula="of:=([.G288]-[.E288])^2" office:value-type="float" office:value="112.795049851517" calcext:value-type="float">
            <text:p>112.80</text:p>
          </table:table-cell>
          <table:table-cell table:number-columns-repeated="55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/>
          <table:table-cell table:formula="of:=[.$M$3]*[.$C289] +[.$L$3]*[.D289]  + [.$K$3]" office:value-type="float" office:value="158.110218818996" calcext:value-type="float">
            <text:p>158.11</text:p>
          </table:table-cell>
          <table:table-cell table:formula="of:=[.G289]-[.E289]" office:value-type="float" office:value="19.726043245115" calcext:value-type="float">
            <text:p>19.73</text:p>
          </table:table-cell>
          <table:table-cell table:formula="of:=([.G289]-[.E289])^2" office:value-type="float" office:value="389.116782108146" calcext:value-type="float">
            <text:p>389.12</text:p>
          </table:table-cell>
          <table:table-cell table:number-columns-repeated="55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/>
          <table:table-cell table:formula="of:=[.$M$3]*[.$C290] +[.$L$3]*[.D290]  + [.$K$3]" office:value-type="float" office:value="154.991565180128" calcext:value-type="float">
            <text:p>154.99</text:p>
          </table:table-cell>
          <table:table-cell table:formula="of:=[.G290]-[.E290]" office:value-type="float" office:value="22.3973197329053" calcext:value-type="float">
            <text:p>22.40</text:p>
          </table:table-cell>
          <table:table-cell table:formula="of:=([.G290]-[.E290])^2" office:value-type="float" office:value="501.63993121799" calcext:value-type="float">
            <text:p>501.64</text:p>
          </table:table-cell>
          <table:table-cell table:number-columns-repeated="55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/>
          <table:table-cell table:formula="of:=[.$M$3]*[.$C291] +[.$L$3]*[.D291]  + [.$K$3]" office:value-type="float" office:value="174.189861457548" calcext:value-type="float">
            <text:p>174.19</text:p>
          </table:table-cell>
          <table:table-cell table:formula="of:=[.G291]-[.E291]" office:value-type="float" office:value="11.8843121441395" calcext:value-type="float">
            <text:p>11.88</text:p>
          </table:table-cell>
          <table:table-cell table:formula="of:=([.G291]-[.E291])^2" office:value-type="float" office:value="141.236875139342" calcext:value-type="float">
            <text:p>141.24</text:p>
          </table:table-cell>
          <table:table-cell table:number-columns-repeated="55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/>
          <table:table-cell table:formula="of:=[.$M$3]*[.$C292] +[.$L$3]*[.D292]  + [.$K$3]" office:value-type="float" office:value="123.45223486851" calcext:value-type="float">
            <text:p>123.45</text:p>
          </table:table-cell>
          <table:table-cell table:formula="of:=[.G292]-[.E292]" office:value-type="float" office:value="10.8527408763378" calcext:value-type="float">
            <text:p>10.85</text:p>
          </table:table-cell>
          <table:table-cell table:formula="of:=([.G292]-[.E292])^2" office:value-type="float" office:value="117.781984528933" calcext:value-type="float">
            <text:p>117.78</text:p>
          </table:table-cell>
          <table:table-cell table:number-columns-repeated="55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/>
          <table:table-cell table:formula="of:=[.$M$3]*[.$C293] +[.$L$3]*[.D293]  + [.$K$3]" office:value-type="float" office:value="182.625556070913" calcext:value-type="float">
            <text:p>182.63</text:p>
          </table:table-cell>
          <table:table-cell table:formula="of:=[.G293]-[.E293]" office:value-type="float" office:value="-5.80224235682985" calcext:value-type="float">
            <text:p>-5.80</text:p>
          </table:table-cell>
          <table:table-cell table:formula="of:=([.G293]-[.E293])^2" office:value-type="float" office:value="33.6660163673904" calcext:value-type="float">
            <text:p>33.67</text:p>
          </table:table-cell>
          <table:table-cell table:number-columns-repeated="55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/>
          <table:table-cell table:formula="of:=[.$M$3]*[.$C294] +[.$L$3]*[.D294]  + [.$K$3]" office:value-type="float" office:value="193.818687041958" calcext:value-type="float">
            <text:p>193.82</text:p>
          </table:table-cell>
          <table:table-cell table:formula="of:=[.G294]-[.E294]" office:value-type="float" office:value="-4.81159115215945" calcext:value-type="float">
            <text:p>-4.81</text:p>
          </table:table-cell>
          <table:table-cell table:formula="of:=([.G294]-[.E294])^2" office:value-type="float" office:value="23.1514094155391" calcext:value-type="float">
            <text:p>23.15</text:p>
          </table:table-cell>
          <table:table-cell table:number-columns-repeated="55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/>
          <table:table-cell table:formula="of:=[.$M$3]*[.$C295] +[.$L$3]*[.D295]  + [.$K$3]" office:value-type="float" office:value="161.28152841233" calcext:value-type="float">
            <text:p>161.28</text:p>
          </table:table-cell>
          <table:table-cell table:formula="of:=[.G295]-[.E295]" office:value-type="float" office:value="19.9897441415082" calcext:value-type="float">
            <text:p>19.99</text:p>
          </table:table-cell>
          <table:table-cell table:formula="of:=([.G295]-[.E295])^2" office:value-type="float" office:value="399.589870842961" calcext:value-type="float">
            <text:p>399.59</text:p>
          </table:table-cell>
          <table:table-cell table:number-columns-repeated="5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/>
          <table:table-cell table:formula="of:=[.$M$3]*[.$C296] +[.$L$3]*[.D296]  + [.$K$3]" office:value-type="float" office:value="150.242241375986" calcext:value-type="float">
            <text:p>150.24</text:p>
          </table:table-cell>
          <table:table-cell table:formula="of:=[.G296]-[.E296]" office:value-type="float" office:value="10.9967380560142" calcext:value-type="float">
            <text:p>11.00</text:p>
          </table:table-cell>
          <table:table-cell table:formula="of:=([.G296]-[.E296])^2" office:value-type="float" office:value="120.928247872592" calcext:value-type="float">
            <text:p>120.93</text:p>
          </table:table-cell>
          <table:table-cell table:number-columns-repeated="5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/>
          <table:table-cell table:formula="of:=[.$M$3]*[.$C297] +[.$L$3]*[.D297]  + [.$K$3]" office:value-type="float" office:value="140.578258977618" calcext:value-type="float">
            <text:p>140.58</text:p>
          </table:table-cell>
          <table:table-cell table:formula="of:=[.G297]-[.E297]" office:value-type="float" office:value="2.05616010119832" calcext:value-type="float">
            <text:p>2.06</text:p>
          </table:table-cell>
          <table:table-cell table:formula="of:=([.G297]-[.E297])^2" office:value-type="float" office:value="4.22779436175987" calcext:value-type="float">
            <text:p>4.23</text:p>
          </table:table-cell>
          <table:table-cell table:number-columns-repeated="55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/>
          <table:table-cell table:formula="of:=[.$M$3]*[.$C298] +[.$L$3]*[.D298]  + [.$K$3]" office:value-type="float" office:value="182.316740697454" calcext:value-type="float">
            <text:p>182.32</text:p>
          </table:table-cell>
          <table:table-cell table:formula="of:=[.G298]-[.E298]" office:value-type="float" office:value="-15.4400296219588" calcext:value-type="float">
            <text:p>-15.44</text:p>
          </table:table-cell>
          <table:table-cell table:formula="of:=([.G298]-[.E298])^2" office:value-type="float" office:value="238.394514726966" calcext:value-type="float">
            <text:p>238.39</text:p>
          </table:table-cell>
          <table:table-cell table:number-columns-repeated="55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/>
          <table:table-cell table:formula="of:=[.$M$3]*[.$C299] +[.$L$3]*[.D299]  + [.$K$3]" office:value-type="float" office:value="169.964876471059" calcext:value-type="float">
            <text:p>169.96</text:p>
          </table:table-cell>
          <table:table-cell table:formula="of:=[.G299]-[.E299]" office:value-type="float" office:value="10.2687059191556" calcext:value-type="float">
            <text:p>10.27</text:p>
          </table:table-cell>
          <table:table-cell table:formula="of:=([.G299]-[.E299])^2" office:value-type="float" office:value="105.446321254101" calcext:value-type="float">
            <text:p>105.45</text:p>
          </table:table-cell>
          <table:table-cell table:number-columns-repeated="55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/>
          <table:table-cell table:formula="of:=[.$M$3]*[.$C300] +[.$L$3]*[.D300]  + [.$K$3]" office:value-type="float" office:value="171.791887881562" calcext:value-type="float">
            <text:p>171.79</text:p>
          </table:table-cell>
          <table:table-cell table:formula="of:=[.G300]-[.E300]" office:value-type="float" office:value="-2.37469926588625" calcext:value-type="float">
            <text:p>-2.37</text:p>
          </table:table-cell>
          <table:table-cell table:formula="of:=([.G300]-[.E300])^2" office:value-type="float" office:value="5.63919660340069" calcext:value-type="float">
            <text:p>5.64</text:p>
          </table:table-cell>
          <table:table-cell table:number-columns-repeated="5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/>
          <table:table-cell table:formula="of:=[.$M$3]*[.$C301] +[.$L$3]*[.D301]  + [.$K$3]" office:value-type="float" office:value="148.682916938964" calcext:value-type="float">
            <text:p>148.68</text:p>
          </table:table-cell>
          <table:table-cell table:formula="of:=[.G301]-[.E301]" office:value-type="float" office:value="-20.3962124302637" calcext:value-type="float">
            <text:p>-20.40</text:p>
          </table:table-cell>
          <table:table-cell table:formula="of:=([.G301]-[.E301])^2" office:value-type="float" office:value="416.005481500444" calcext:value-type="float">
            <text:p>416.01</text:p>
          </table:table-cell>
          <table:table-cell table:number-columns-repeated="55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/>
          <table:table-cell table:formula="of:=[.$M$3]*[.$C302] +[.$L$3]*[.D302]  + [.$K$3]" office:value-type="float" office:value="152.843407075482" calcext:value-type="float">
            <text:p>152.84</text:p>
          </table:table-cell>
          <table:table-cell table:formula="of:=[.G302]-[.E302]" office:value-type="float" office:value="18.292897862461" calcext:value-type="float">
            <text:p>18.29</text:p>
          </table:table-cell>
          <table:table-cell table:formula="of:=([.G302]-[.E302])^2" office:value-type="float" office:value="334.63011220643" calcext:value-type="float">
            <text:p>334.63</text:p>
          </table:table-cell>
          <table:table-cell table:number-columns-repeated="55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/>
          <table:table-cell table:formula="of:=[.$M$3]*[.$C303] +[.$L$3]*[.D303]  + [.$K$3]" office:value-type="float" office:value="247.004359092503" calcext:value-type="float">
            <text:p>247.00</text:p>
          </table:table-cell>
          <table:table-cell table:formula="of:=[.G303]-[.E303]" office:value-type="float" office:value="35.2801926364218" calcext:value-type="float">
            <text:p>35.28</text:p>
          </table:table-cell>
          <table:table-cell table:formula="of:=([.G303]-[.E303])^2" office:value-type="float" office:value="1244.69199246303" calcext:value-type="float">
            <text:p>1,244.69</text:p>
          </table:table-cell>
          <table:table-cell table:number-columns-repeated="55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/>
          <table:table-cell table:formula="of:=[.$M$3]*[.$C304] +[.$L$3]*[.D304]  + [.$K$3]" office:value-type="float" office:value="136.543087347932" calcext:value-type="float">
            <text:p>136.54</text:p>
          </table:table-cell>
          <table:table-cell table:formula="of:=[.G304]-[.E304]" office:value-type="float" office:value="15.8720778915753" calcext:value-type="float">
            <text:p>15.87</text:p>
          </table:table-cell>
          <table:table-cell table:formula="of:=([.G304]-[.E304])^2" office:value-type="float" office:value="251.922856596234" calcext:value-type="float">
            <text:p>251.92</text:p>
          </table:table-cell>
          <table:table-cell table:number-columns-repeated="55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/>
          <table:table-cell table:formula="of:=[.$M$3]*[.$C305] +[.$L$3]*[.D305]  + [.$K$3]" office:value-type="float" office:value="128.127559679404" calcext:value-type="float">
            <text:p>128.13</text:p>
          </table:table-cell>
          <table:table-cell table:formula="of:=[.G305]-[.E305]" office:value-type="float" office:value="12.2264308320608" calcext:value-type="float">
            <text:p>12.23</text:p>
          </table:table-cell>
          <table:table-cell table:formula="of:=([.G305]-[.E305])^2" office:value-type="float" office:value="149.485610891167" calcext:value-type="float">
            <text:p>149.49</text:p>
          </table:table-cell>
          <table:table-cell table:number-columns-repeated="5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/>
          <table:table-cell table:formula="of:=[.$M$3]*[.$C306] +[.$L$3]*[.D306]  + [.$K$3]" office:value-type="float" office:value="154.753124751422" calcext:value-type="float">
            <text:p>154.75</text:p>
          </table:table-cell>
          <table:table-cell table:formula="of:=[.G306]-[.E306]" office:value-type="float" office:value="2.17311581430539" calcext:value-type="float">
            <text:p>2.17</text:p>
          </table:table-cell>
          <table:table-cell table:formula="of:=([.G306]-[.E306])^2" office:value-type="float" office:value="4.72243234238418" calcext:value-type="float">
            <text:p>4.72</text:p>
          </table:table-cell>
          <table:table-cell table:number-columns-repeated="55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/>
          <table:table-cell table:formula="of:=[.$M$3]*[.$C307] +[.$L$3]*[.D307]  + [.$K$3]" office:value-type="float" office:value="145.012115582086" calcext:value-type="float">
            <text:p>145.01</text:p>
          </table:table-cell>
          <table:table-cell table:formula="of:=[.G307]-[.E307]" office:value-type="float" office:value="6.58415996746609" calcext:value-type="float">
            <text:p>6.58</text:p>
          </table:table-cell>
          <table:table-cell table:formula="of:=([.G307]-[.E307])^2" office:value-type="float" office:value="43.3511624771831" calcext:value-type="float">
            <text:p>43.35</text:p>
          </table:table-cell>
          <table:table-cell table:number-columns-repeated="55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/>
          <table:table-cell table:formula="of:=[.$M$3]*[.$C308] +[.$L$3]*[.D308]  + [.$K$3]" office:value-type="float" office:value="151.274706861818" calcext:value-type="float">
            <text:p>151.27</text:p>
          </table:table-cell>
          <table:table-cell table:formula="of:=[.G308]-[.E308]" office:value-type="float" office:value="6.2466916490163" calcext:value-type="float">
            <text:p>6.25</text:p>
          </table:table-cell>
          <table:table-cell table:formula="of:=([.G308]-[.E308])^2" office:value-type="float" office:value="39.02115655789" calcext:value-type="float">
            <text:p>39.02</text:p>
          </table:table-cell>
          <table:table-cell table:number-columns-repeated="55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/>
          <table:table-cell table:formula="of:=[.$M$3]*[.$C309] +[.$L$3]*[.D309]  + [.$K$3]" office:value-type="float" office:value="155.640782893339" calcext:value-type="float">
            <text:p>155.64</text:p>
          </table:table-cell>
          <table:table-cell table:formula="of:=[.G309]-[.E309]" office:value-type="float" office:value="-3.23649067913905" calcext:value-type="float">
            <text:p>-3.24</text:p>
          </table:table-cell>
          <table:table-cell table:formula="of:=([.G309]-[.E309])^2" office:value-type="float" office:value="10.474871916154" calcext:value-type="float">
            <text:p>10.47</text:p>
          </table:table-cell>
          <table:table-cell table:number-columns-repeated="55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/>
          <table:table-cell table:formula="of:=[.$M$3]*[.$C310] +[.$L$3]*[.D310]  + [.$K$3]" office:value-type="float" office:value="144.599161893669" calcext:value-type="float">
            <text:p>144.60</text:p>
          </table:table-cell>
          <table:table-cell table:formula="of:=[.G310]-[.E310]" office:value-type="float" office:value="-4.5163428837275" calcext:value-type="float">
            <text:p>-4.52</text:p>
          </table:table-cell>
          <table:table-cell table:formula="of:=([.G310]-[.E310])^2" office:value-type="float" office:value="20.3973530433961" calcext:value-type="float">
            <text:p>20.40</text:p>
          </table:table-cell>
          <table:table-cell table:number-columns-repeated="55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/>
          <table:table-cell table:formula="of:=[.$M$3]*[.$C311] +[.$L$3]*[.D311]  + [.$K$3]" office:value-type="float" office:value="139.720593943956" calcext:value-type="float">
            <text:p>139.72</text:p>
          </table:table-cell>
          <table:table-cell table:formula="of:=[.G311]-[.E311]" office:value-type="float" office:value="7.14436967459892" calcext:value-type="float">
            <text:p>7.14</text:p>
          </table:table-cell>
          <table:table-cell table:formula="of:=([.G311]-[.E311])^2" office:value-type="float" office:value="51.0420180473287" calcext:value-type="float">
            <text:p>51.04</text:p>
          </table:table-cell>
          <table:table-cell table:number-columns-repeated="55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/>
          <table:table-cell table:formula="of:=[.$M$3]*[.$C312] +[.$L$3]*[.D312]  + [.$K$3]" office:value-type="float" office:value="184.287085916657" calcext:value-type="float">
            <text:p>184.29</text:p>
          </table:table-cell>
          <table:table-cell table:formula="of:=[.G312]-[.E312]" office:value-type="float" office:value="7.44400599042803" calcext:value-type="float">
            <text:p>7.44</text:p>
          </table:table-cell>
          <table:table-cell table:formula="of:=([.G312]-[.E312])^2" office:value-type="float" office:value="55.4132251855283" calcext:value-type="float">
            <text:p>55.41</text:p>
          </table:table-cell>
          <table:table-cell table:number-columns-repeated="55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/>
          <table:table-cell table:formula="of:=[.$M$3]*[.$C313] +[.$L$3]*[.D313]  + [.$K$3]" office:value-type="float" office:value="167.543352000045" calcext:value-type="float">
            <text:p>167.54</text:p>
          </table:table-cell>
          <table:table-cell table:formula="of:=[.G313]-[.E313]" office:value-type="float" office:value="22.5878448016253" calcext:value-type="float">
            <text:p>22.59</text:p>
          </table:table-cell>
          <table:table-cell table:formula="of:=([.G313]-[.E313])^2" office:value-type="float" office:value="510.21073278231" calcext:value-type="float">
            <text:p>510.21</text:p>
          </table:table-cell>
          <table:table-cell table:number-columns-repeated="5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/>
          <table:table-cell table:formula="of:=[.$M$3]*[.$C314] +[.$L$3]*[.D314]  + [.$K$3]" office:value-type="float" office:value="198.879117185636" calcext:value-type="float">
            <text:p>198.88</text:p>
          </table:table-cell>
          <table:table-cell table:formula="of:=[.G314]-[.E314]" office:value-type="float" office:value="23.9942328263835" calcext:value-type="float">
            <text:p>23.99</text:p>
          </table:table-cell>
          <table:table-cell table:formula="of:=([.G314]-[.E314])^2" office:value-type="float" office:value="575.723208926698" calcext:value-type="float">
            <text:p>575.72</text:p>
          </table:table-cell>
          <table:table-cell table:number-columns-repeated="55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/>
          <table:table-cell table:formula="of:=[.$M$3]*[.$C315] +[.$L$3]*[.D315]  + [.$K$3]" office:value-type="float" office:value="146.333061195454" calcext:value-type="float">
            <text:p>146.33</text:p>
          </table:table-cell>
          <table:table-cell table:formula="of:=[.G315]-[.E315]" office:value-type="float" office:value="1.74113877420714" calcext:value-type="float">
            <text:p>1.74</text:p>
          </table:table-cell>
          <table:table-cell table:formula="of:=([.G315]-[.E315])^2" office:value-type="float" office:value="3.03156423104756" calcext:value-type="float">
            <text:p>3.03</text:p>
          </table:table-cell>
          <table:table-cell table:number-columns-repeated="5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/>
          <table:table-cell table:formula="of:=[.$M$3]*[.$C316] +[.$L$3]*[.D316]  + [.$K$3]" office:value-type="float" office:value="166.990783189726" calcext:value-type="float">
            <text:p>166.99</text:p>
          </table:table-cell>
          <table:table-cell table:formula="of:=[.G316]-[.E316]" office:value-type="float" office:value="18.7250530060706" calcext:value-type="float">
            <text:p>18.73</text:p>
          </table:table-cell>
          <table:table-cell table:formula="of:=([.G316]-[.E316])^2" office:value-type="float" office:value="350.627610080152" calcext:value-type="float">
            <text:p>350.63</text:p>
          </table:table-cell>
          <table:table-cell table:number-columns-repeated="55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/>
          <table:table-cell table:formula="of:=[.$M$3]*[.$C317] +[.$L$3]*[.D317]  + [.$K$3]" office:value-type="float" office:value="220.015464333316" calcext:value-type="float">
            <text:p>220.02</text:p>
          </table:table-cell>
          <table:table-cell table:formula="of:=[.G317]-[.E317]" office:value-type="float" office:value="-8.54332081812311" calcext:value-type="float">
            <text:p>-8.54</text:p>
          </table:table-cell>
          <table:table-cell table:formula="of:=([.G317]-[.E317])^2" office:value-type="float" office:value="72.9883306013757" calcext:value-type="float">
            <text:p>72.99</text:p>
          </table:table-cell>
          <table:table-cell table:number-columns-repeated="55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/>
          <table:table-cell table:formula="of:=[.$M$3]*[.$C318] +[.$L$3]*[.D318]  + [.$K$3]" office:value-type="float" office:value="177.625433194799" calcext:value-type="float">
            <text:p>177.63</text:p>
          </table:table-cell>
          <table:table-cell table:formula="of:=[.G318]-[.E318]" office:value-type="float" office:value="14.2909832720225" calcext:value-type="float">
            <text:p>14.29</text:p>
          </table:table-cell>
          <table:table-cell table:formula="of:=([.G318]-[.E318])^2" office:value-type="float" office:value="204.232202881227" calcext:value-type="float">
            <text:p>204.23</text:p>
          </table:table-cell>
          <table:table-cell table:number-columns-repeated="55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/>
          <table:table-cell table:formula="of:=[.$M$3]*[.$C319] +[.$L$3]*[.D319]  + [.$K$3]" office:value-type="float" office:value="138.894444031305" calcext:value-type="float">
            <text:p>138.89</text:p>
          </table:table-cell>
          <table:table-cell table:formula="of:=[.G319]-[.E319]" office:value-type="float" office:value="0.811961749570116" calcext:value-type="float">
            <text:p>0.81</text:p>
          </table:table-cell>
          <table:table-cell table:formula="of:=([.G319]-[.E319])^2" office:value-type="float" office:value="0.659281882764964" calcext:value-type="float">
            <text:p>0.66</text:p>
          </table:table-cell>
          <table:table-cell table:number-columns-repeated="55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/>
          <table:table-cell table:formula="of:=[.$M$3]*[.$C320] +[.$L$3]*[.D320]  + [.$K$3]" office:value-type="float" office:value="142.060226587434" calcext:value-type="float">
            <text:p>142.06</text:p>
          </table:table-cell>
          <table:table-cell table:formula="of:=[.G320]-[.E320]" office:value-type="float" office:value="10.0900915609677" calcext:value-type="float">
            <text:p>10.09</text:p>
          </table:table-cell>
          <table:table-cell table:formula="of:=([.G320]-[.E320])^2" office:value-type="float" office:value="101.809947708711" calcext:value-type="float">
            <text:p>101.81</text:p>
          </table:table-cell>
          <table:table-cell table:number-columns-repeated="55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/>
          <table:table-cell table:formula="of:=[.$M$3]*[.$C321] +[.$L$3]*[.D321]  + [.$K$3]" office:value-type="float" office:value="187.484820869183" calcext:value-type="float">
            <text:p>187.48</text:p>
          </table:table-cell>
          <table:table-cell table:formula="of:=[.G321]-[.E321]" office:value-type="float" office:value="-3.54192260063894" calcext:value-type="float">
            <text:p>-3.54</text:p>
          </table:table-cell>
          <table:table-cell table:formula="of:=([.G321]-[.E321])^2" office:value-type="float" office:value="12.5452157089169" calcext:value-type="float">
            <text:p>12.55</text:p>
          </table:table-cell>
          <table:table-cell table:number-columns-repeated="55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/>
          <table:table-cell table:formula="of:=[.$M$3]*[.$C322] +[.$L$3]*[.D322]  + [.$K$3]" office:value-type="float" office:value="200.256141588734" calcext:value-type="float">
            <text:p>200.26</text:p>
          </table:table-cell>
          <table:table-cell table:formula="of:=[.G322]-[.E322]" office:value-type="float" office:value="15.566619067247" calcext:value-type="float">
            <text:p>15.57</text:p>
          </table:table-cell>
          <table:table-cell table:formula="of:=([.G322]-[.E322])^2" office:value-type="float" office:value="242.319629184777" calcext:value-type="float">
            <text:p>242.32</text:p>
          </table:table-cell>
          <table:table-cell table:number-columns-repeated="55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/>
          <table:table-cell table:formula="of:=[.$M$3]*[.$C323] +[.$L$3]*[.D323]  + [.$K$3]" office:value-type="float" office:value="179.565819901795" calcext:value-type="float">
            <text:p>179.57</text:p>
          </table:table-cell>
          <table:table-cell table:formula="of:=[.G323]-[.E323]" office:value-type="float" office:value="11.3993884476093" calcext:value-type="float">
            <text:p>11.40</text:p>
          </table:table-cell>
          <table:table-cell table:formula="of:=([.G323]-[.E323])^2" office:value-type="float" office:value="129.946056979488" calcext:value-type="float">
            <text:p>129.95</text:p>
          </table:table-cell>
          <table:table-cell table:number-columns-repeated="55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/>
          <table:table-cell table:formula="of:=[.$M$3]*[.$C324] +[.$L$3]*[.D324]  + [.$K$3]" office:value-type="float" office:value="128.962068080902" calcext:value-type="float">
            <text:p>128.96</text:p>
          </table:table-cell>
          <table:table-cell table:formula="of:=[.G324]-[.E324]" office:value-type="float" office:value="-21.3543805195053" calcext:value-type="float">
            <text:p>-21.35</text:p>
          </table:table-cell>
          <table:table-cell table:formula="of:=([.G324]-[.E324])^2" office:value-type="float" office:value="456.009567371827" calcext:value-type="float">
            <text:p>456.01</text:p>
          </table:table-cell>
          <table:table-cell table:number-columns-repeated="55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/>
          <table:table-cell table:formula="of:=[.$M$3]*[.$C325] +[.$L$3]*[.D325]  + [.$K$3]" office:value-type="float" office:value="132.18668566972" calcext:value-type="float">
            <text:p>132.19</text:p>
          </table:table-cell>
          <table:table-cell table:formula="of:=[.G325]-[.E325]" office:value-type="float" office:value="24.319813314499" calcext:value-type="float">
            <text:p>24.32</text:p>
          </table:table-cell>
          <table:table-cell table:formula="of:=([.G325]-[.E325])^2" office:value-type="float" office:value="591.453319652081" calcext:value-type="float">
            <text:p>591.45</text:p>
          </table:table-cell>
          <table:table-cell table:number-columns-repeated="55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/>
          <table:table-cell table:formula="of:=[.$M$3]*[.$C326] +[.$L$3]*[.D326]  + [.$K$3]" office:value-type="float" office:value="175.297873703402" calcext:value-type="float">
            <text:p>175.30</text:p>
          </table:table-cell>
          <table:table-cell table:formula="of:=[.G326]-[.E326]" office:value-type="float" office:value="12.4749312608584" calcext:value-type="float">
            <text:p>12.47</text:p>
          </table:table-cell>
          <table:table-cell table:formula="of:=([.G326]-[.E326])^2" office:value-type="float" office:value="155.623909963142" calcext:value-type="float">
            <text:p>155.62</text:p>
          </table:table-cell>
          <table:table-cell table:number-columns-repeated="5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/>
          <table:table-cell table:formula="of:=[.$M$3]*[.$C327] +[.$L$3]*[.D327]  + [.$K$3]" office:value-type="float" office:value="192.56153770685" calcext:value-type="float">
            <text:p>192.56</text:p>
          </table:table-cell>
          <table:table-cell table:formula="of:=[.G327]-[.E327]" office:value-type="float" office:value="-10.7554745889033" calcext:value-type="float">
            <text:p>-10.76</text:p>
          </table:table-cell>
          <table:table-cell table:formula="of:=([.G327]-[.E327])^2" office:value-type="float" office:value="115.680233632545" calcext:value-type="float">
            <text:p>115.68</text:p>
          </table:table-cell>
          <table:table-cell table:number-columns-repeated="5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/>
          <table:table-cell table:formula="of:=[.$M$3]*[.$C328] +[.$L$3]*[.D328]  + [.$K$3]" office:value-type="float" office:value="130.928004548314" calcext:value-type="float">
            <text:p>130.93</text:p>
          </table:table-cell>
          <table:table-cell table:formula="of:=[.G328]-[.E328]" office:value-type="float" office:value="2.388693255134" calcext:value-type="float">
            <text:p>2.39</text:p>
          </table:table-cell>
          <table:table-cell table:formula="of:=([.G328]-[.E328])^2" office:value-type="float" office:value="5.70585546712267" calcext:value-type="float">
            <text:p>5.71</text:p>
          </table:table-cell>
          <table:table-cell table:number-columns-repeated="55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/>
          <table:table-cell table:formula="of:=[.$M$3]*[.$C329] +[.$L$3]*[.D329]  + [.$K$3]" office:value-type="float" office:value="206.725342167688" calcext:value-type="float">
            <text:p>206.73</text:p>
          </table:table-cell>
          <table:table-cell table:formula="of:=[.G329]-[.E329]" office:value-type="float" office:value="-5.71816795565962" calcext:value-type="float">
            <text:p>-5.72</text:p>
          </table:table-cell>
          <table:table-cell table:formula="of:=([.G329]-[.E329])^2" office:value-type="float" office:value="32.6974447691326" calcext:value-type="float">
            <text:p>32.70</text:p>
          </table:table-cell>
          <table:table-cell table:number-columns-repeated="55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/>
          <table:table-cell table:formula="of:=[.$M$3]*[.$C330] +[.$L$3]*[.D330]  + [.$K$3]" office:value-type="float" office:value="176.829197556462" calcext:value-type="float">
            <text:p>176.83</text:p>
          </table:table-cell>
          <table:table-cell table:formula="of:=[.G330]-[.E330]" office:value-type="float" office:value="2.46501517787175" calcext:value-type="float">
            <text:p>2.47</text:p>
          </table:table-cell>
          <table:table-cell table:formula="of:=([.G330]-[.E330])^2" office:value-type="float" office:value="6.07629982713809" calcext:value-type="float">
            <text:p>6.08</text:p>
          </table:table-cell>
          <table:table-cell table:number-columns-repeated="55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/>
          <table:table-cell table:formula="of:=[.$M$3]*[.$C331] +[.$L$3]*[.D331]  + [.$K$3]" office:value-type="float" office:value="164.709654574603" calcext:value-type="float">
            <text:p>164.71</text:p>
          </table:table-cell>
          <table:table-cell table:formula="of:=[.G331]-[.E331]" office:value-type="float" office:value="-19.752156946379" calcext:value-type="float">
            <text:p>-19.75</text:p>
          </table:table-cell>
          <table:table-cell table:formula="of:=([.G331]-[.E331])^2" office:value-type="float" office:value="390.147704034388" calcext:value-type="float">
            <text:p>390.15</text:p>
          </table:table-cell>
          <table:table-cell table:number-columns-repeated="55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/>
          <table:table-cell table:formula="of:=[.$M$3]*[.$C332] +[.$L$3]*[.D332]  + [.$K$3]" office:value-type="float" office:value="201.898798825889" calcext:value-type="float">
            <text:p>201.90</text:p>
          </table:table-cell>
          <table:table-cell table:formula="of:=[.G332]-[.E332]" office:value-type="float" office:value="4.68224687003223" calcext:value-type="float">
            <text:p>4.68</text:p>
          </table:table-cell>
          <table:table-cell table:formula="of:=([.G332]-[.E332])^2" office:value-type="float" office:value="21.9234357519266" calcext:value-type="float">
            <text:p>21.92</text:p>
          </table:table-cell>
          <table:table-cell table:number-columns-repeated="55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/>
          <table:table-cell table:formula="of:=[.$M$3]*[.$C333] +[.$L$3]*[.D333]  + [.$K$3]" office:value-type="float" office:value="115.192988167791" calcext:value-type="float">
            <text:p>115.19</text:p>
          </table:table-cell>
          <table:table-cell table:formula="of:=[.G333]-[.E333]" office:value-type="float" office:value="-13.7226704147722" calcext:value-type="float">
            <text:p>-13.72</text:p>
          </table:table-cell>
          <table:table-cell table:formula="of:=([.G333]-[.E333])^2" office:value-type="float" office:value="188.311683312464" calcext:value-type="float">
            <text:p>188.31</text:p>
          </table:table-cell>
          <table:table-cell table:number-columns-repeated="55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/>
          <table:table-cell table:formula="of:=[.$M$3]*[.$C334] +[.$L$3]*[.D334]  + [.$K$3]" office:value-type="float" office:value="134.057198777474" calcext:value-type="float">
            <text:p>134.06</text:p>
          </table:table-cell>
          <table:table-cell table:formula="of:=[.G334]-[.E334]" office:value-type="float" office:value="15.235705540786" calcext:value-type="float">
            <text:p>15.24</text:p>
          </table:table-cell>
          <table:table-cell table:formula="of:=([.G334]-[.E334])^2" office:value-type="float" office:value="232.126723325536" calcext:value-type="float">
            <text:p>232.13</text:p>
          </table:table-cell>
          <table:table-cell table:number-columns-repeated="55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/>
          <table:table-cell table:formula="of:=[.$M$3]*[.$C335] +[.$L$3]*[.D335]  + [.$K$3]" office:value-type="float" office:value="154.10425541317" calcext:value-type="float">
            <text:p>154.10</text:p>
          </table:table-cell>
          <table:table-cell table:formula="of:=[.G335]-[.E335]" office:value-type="float" office:value="34.4231603093129" calcext:value-type="float">
            <text:p>34.42</text:p>
          </table:table-cell>
          <table:table-cell table:formula="of:=([.G335]-[.E335])^2" office:value-type="float" office:value="1184.95396568066" calcext:value-type="float">
            <text:p>1,184.95</text:p>
          </table:table-cell>
          <table:table-cell table:number-columns-repeated="55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/>
          <table:table-cell table:formula="of:=[.$M$3]*[.$C336] +[.$L$3]*[.D336]  + [.$K$3]" office:value-type="float" office:value="148.142129829211" calcext:value-type="float">
            <text:p>148.14</text:p>
          </table:table-cell>
          <table:table-cell table:formula="of:=[.G336]-[.E336]" office:value-type="float" office:value="14.3652331776976" calcext:value-type="float">
            <text:p>14.37</text:p>
          </table:table-cell>
          <table:table-cell table:formula="of:=([.G336]-[.E336])^2" office:value-type="float" office:value="206.359924249624" calcext:value-type="float">
            <text:p>206.36</text:p>
          </table:table-cell>
          <table:table-cell table:number-columns-repeated="55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/>
          <table:table-cell table:formula="of:=[.$M$3]*[.$C337] +[.$L$3]*[.D337]  + [.$K$3]" office:value-type="float" office:value="177.960574374316" calcext:value-type="float">
            <text:p>177.96</text:p>
          </table:table-cell>
          <table:table-cell table:formula="of:=[.G337]-[.E337]" office:value-type="float" office:value="29.4701758053589" calcext:value-type="float">
            <text:p>29.47</text:p>
          </table:table-cell>
          <table:table-cell table:formula="of:=([.G337]-[.E337])^2" office:value-type="float" office:value="868.491261998762" calcext:value-type="float">
            <text:p>868.49</text:p>
          </table:table-cell>
          <table:table-cell table:number-columns-repeated="55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/>
          <table:table-cell table:formula="of:=[.$M$3]*[.$C338] +[.$L$3]*[.D338]  + [.$K$3]" office:value-type="float" office:value="162.423424080371" calcext:value-type="float">
            <text:p>162.42</text:p>
          </table:table-cell>
          <table:table-cell table:formula="of:=[.G338]-[.E338]" office:value-type="float" office:value="-5.40533620988074" calcext:value-type="float">
            <text:p>-5.41</text:p>
          </table:table-cell>
          <table:table-cell table:formula="of:=([.G338]-[.E338])^2" office:value-type="float" office:value="29.2176595418479" calcext:value-type="float">
            <text:p>29.22</text:p>
          </table:table-cell>
          <table:table-cell table:number-columns-repeated="55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/>
          <table:table-cell table:formula="of:=[.$M$3]*[.$C339] +[.$L$3]*[.D339]  + [.$K$3]" office:value-type="float" office:value="189.257786309518" calcext:value-type="float">
            <text:p>189.26</text:p>
          </table:table-cell>
          <table:table-cell table:formula="of:=[.G339]-[.E339]" office:value-type="float" office:value="14.0249514674017" calcext:value-type="float">
            <text:p>14.02</text:p>
          </table:table-cell>
          <table:table-cell table:formula="of:=([.G339]-[.E339])^2" office:value-type="float" office:value="196.699263662972" calcext:value-type="float">
            <text:p>196.70</text:p>
          </table:table-cell>
          <table:table-cell table:number-columns-repeated="55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/>
          <table:table-cell table:formula="of:=[.$M$3]*[.$C340] +[.$L$3]*[.D340]  + [.$K$3]" office:value-type="float" office:value="166.834847972841" calcext:value-type="float">
            <text:p>166.83</text:p>
          </table:table-cell>
          <table:table-cell table:formula="of:=[.G340]-[.E340]" office:value-type="float" office:value="13.6961553189171" calcext:value-type="float">
            <text:p>13.70</text:p>
          </table:table-cell>
          <table:table-cell table:formula="of:=([.G340]-[.E340])^2" office:value-type="float" office:value="187.584670519902" calcext:value-type="float">
            <text:p>187.58</text:p>
          </table:table-cell>
          <table:table-cell table:number-columns-repeated="55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/>
          <table:table-cell table:formula="of:=[.$M$3]*[.$C341] +[.$L$3]*[.D341]  + [.$K$3]" office:value-type="float" office:value="176.756850355965" calcext:value-type="float">
            <text:p>176.76</text:p>
          </table:table-cell>
          <table:table-cell table:formula="of:=[.G341]-[.E341]" office:value-type="float" office:value="16.7875421524681" calcext:value-type="float">
            <text:p>16.79</text:p>
          </table:table-cell>
          <table:table-cell table:formula="of:=([.G341]-[.E341])^2" office:value-type="float" office:value="281.821571520892" calcext:value-type="float">
            <text:p>281.82</text:p>
          </table:table-cell>
          <table:table-cell table:number-columns-repeated="55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/>
          <table:table-cell table:formula="of:=[.$M$3]*[.$C342] +[.$L$3]*[.D342]  + [.$K$3]" office:value-type="float" office:value="170.030846930934" calcext:value-type="float">
            <text:p>170.03</text:p>
          </table:table-cell>
          <table:table-cell table:formula="of:=[.G342]-[.E342]" office:value-type="float" office:value="7.10002959388888" calcext:value-type="float">
            <text:p>7.10</text:p>
          </table:table-cell>
          <table:table-cell table:formula="of:=([.G342]-[.E342])^2" office:value-type="float" office:value="50.4104202340979" calcext:value-type="float">
            <text:p>50.41</text:p>
          </table:table-cell>
          <table:table-cell table:number-columns-repeated="55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/>
          <table:table-cell table:formula="of:=[.$M$3]*[.$C343] +[.$L$3]*[.D343]  + [.$K$3]" office:value-type="float" office:value="121.045219492196" calcext:value-type="float">
            <text:p>121.05</text:p>
          </table:table-cell>
          <table:table-cell table:formula="of:=[.G343]-[.E343]" office:value-type="float" office:value="-5.41039326570522" calcext:value-type="float">
            <text:p>-5.41</text:p>
          </table:table-cell>
          <table:table-cell table:formula="of:=([.G343]-[.E343])^2" office:value-type="float" office:value="29.2723552895884" calcext:value-type="float">
            <text:p>29.27</text:p>
          </table:table-cell>
          <table:table-cell table:number-columns-repeated="55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/>
          <table:table-cell table:formula="of:=[.$M$3]*[.$C344] +[.$L$3]*[.D344]  + [.$K$3]" office:value-type="float" office:value="199.293748662438" calcext:value-type="float">
            <text:p>199.29</text:p>
          </table:table-cell>
          <table:table-cell table:formula="of:=[.G344]-[.E344]" office:value-type="float" office:value="18.8174616051822" calcext:value-type="float">
            <text:p>18.82</text:p>
          </table:table-cell>
          <table:table-cell table:formula="of:=([.G344]-[.E344])^2" office:value-type="float" office:value="354.096861262508" calcext:value-type="float">
            <text:p>354.10</text:p>
          </table:table-cell>
          <table:table-cell table:number-columns-repeated="55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/>
          <table:table-cell table:formula="of:=[.$M$3]*[.$C345] +[.$L$3]*[.D345]  + [.$K$3]" office:value-type="float" office:value="128.935994945439" calcext:value-type="float">
            <text:p>128.94</text:p>
          </table:table-cell>
          <table:table-cell table:formula="of:=[.G345]-[.E345]" office:value-type="float" office:value="9.3039663570159" calcext:value-type="float">
            <text:p>9.30</text:p>
          </table:table-cell>
          <table:table-cell table:formula="of:=([.G345]-[.E345])^2" office:value-type="float" office:value="86.5637899724836" calcext:value-type="float">
            <text:p>86.56</text:p>
          </table:table-cell>
          <table:table-cell table:number-columns-repeated="55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/>
          <table:table-cell table:formula="of:=[.$M$3]*[.$C346] +[.$L$3]*[.D346]  + [.$K$3]" office:value-type="float" office:value="155.496634871342" calcext:value-type="float">
            <text:p>155.50</text:p>
          </table:table-cell>
          <table:table-cell table:formula="of:=[.G346]-[.E346]" office:value-type="float" office:value="-4.38050712503593" calcext:value-type="float">
            <text:p>-4.38</text:p>
          </table:table-cell>
          <table:table-cell table:formula="of:=([.G346]-[.E346])^2" office:value-type="float" office:value="19.1888426724906" calcext:value-type="float">
            <text:p>19.19</text:p>
          </table:table-cell>
          <table:table-cell table:number-columns-repeated="55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/>
          <table:table-cell table:formula="of:=[.$M$3]*[.$C347] +[.$L$3]*[.D347]  + [.$K$3]" office:value-type="float" office:value="160.948514941243" calcext:value-type="float">
            <text:p>160.95</text:p>
          </table:table-cell>
          <table:table-cell table:formula="of:=[.G347]-[.E347]" office:value-type="float" office:value="-17.3409442122126" calcext:value-type="float">
            <text:p>-17.34</text:p>
          </table:table-cell>
          <table:table-cell table:formula="of:=([.G347]-[.E347])^2" office:value-type="float" office:value="300.70834617107" calcext:value-type="float">
            <text:p>300.71</text:p>
          </table:table-cell>
          <table:table-cell table:number-columns-repeated="55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/>
          <table:table-cell table:formula="of:=[.$M$3]*[.$C348] +[.$L$3]*[.D348]  + [.$K$3]" office:value-type="float" office:value="114.714749730025" calcext:value-type="float">
            <text:p>114.71</text:p>
          </table:table-cell>
          <table:table-cell table:formula="of:=[.G348]-[.E348]" office:value-type="float" office:value="2.8506099877314" calcext:value-type="float">
            <text:p>2.85</text:p>
          </table:table-cell>
          <table:table-cell table:formula="of:=([.G348]-[.E348])^2" office:value-type="float" office:value="8.12597730215403" calcext:value-type="float">
            <text:p>8.13</text:p>
          </table:table-cell>
          <table:table-cell table:number-columns-repeated="55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/>
          <table:table-cell table:formula="of:=[.$M$3]*[.$C349] +[.$L$3]*[.D349]  + [.$K$3]" office:value-type="float" office:value="119.749294144308" calcext:value-type="float">
            <text:p>119.75</text:p>
          </table:table-cell>
          <table:table-cell table:formula="of:=[.G349]-[.E349]" office:value-type="float" office:value="-2.9955913061945" calcext:value-type="float">
            <text:p>-3.00</text:p>
          </table:table-cell>
          <table:table-cell table:formula="of:=([.G349]-[.E349])^2" office:value-type="float" office:value="8.97356727374806" calcext:value-type="float">
            <text:p>8.97</text:p>
          </table:table-cell>
          <table:table-cell table:number-columns-repeated="55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/>
          <table:table-cell table:formula="of:=[.$M$3]*[.$C350] +[.$L$3]*[.D350]  + [.$K$3]" office:value-type="float" office:value="179.944994044932" calcext:value-type="float">
            <text:p>179.94</text:p>
          </table:table-cell>
          <table:table-cell table:formula="of:=[.G350]-[.E350]" office:value-type="float" office:value="5.6798311882564" calcext:value-type="float">
            <text:p>5.68</text:p>
          </table:table-cell>
          <table:table-cell table:formula="of:=([.G350]-[.E350])^2" office:value-type="float" office:value="32.2604823270901" calcext:value-type="float">
            <text:p>32.26</text:p>
          </table:table-cell>
          <table:table-cell table:number-columns-repeated="55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/>
          <table:table-cell table:formula="of:=[.$M$3]*[.$C351] +[.$L$3]*[.D351]  + [.$K$3]" office:value-type="float" office:value="166.017039202132" calcext:value-type="float">
            <text:p>166.02</text:p>
          </table:table-cell>
          <table:table-cell table:formula="of:=[.G351]-[.E351]" office:value-type="float" office:value="9.63611623563284" calcext:value-type="float">
            <text:p>9.64</text:p>
          </table:table-cell>
          <table:table-cell table:formula="of:=([.G351]-[.E351])^2" office:value-type="float" office:value="92.8547361066268" calcext:value-type="float">
            <text:p>92.85</text:p>
          </table:table-cell>
          <table:table-cell table:number-columns-repeated="5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/>
          <table:table-cell table:formula="of:=[.$M$3]*[.$C352] +[.$L$3]*[.D352]  + [.$K$3]" office:value-type="float" office:value="157.592558924279" calcext:value-type="float">
            <text:p>157.59</text:p>
          </table:table-cell>
          <table:table-cell table:formula="of:=[.G352]-[.E352]" office:value-type="float" office:value="8.85940524756705" calcext:value-type="float">
            <text:p>8.86</text:p>
          </table:table-cell>
          <table:table-cell table:formula="of:=([.G352]-[.E352])^2" office:value-type="float" office:value="78.4890613406187" calcext:value-type="float">
            <text:p>78.49</text:p>
          </table:table-cell>
          <table:table-cell table:number-columns-repeated="55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/>
          <table:table-cell table:formula="of:=[.$M$3]*[.$C353] +[.$L$3]*[.D353]  + [.$K$3]" office:value-type="float" office:value="192.527067615972" calcext:value-type="float">
            <text:p>192.53</text:p>
          </table:table-cell>
          <table:table-cell table:formula="of:=[.G353]-[.E353]" office:value-type="float" office:value="14.9290585060909" calcext:value-type="float">
            <text:p>14.93</text:p>
          </table:table-cell>
          <table:table-cell table:formula="of:=([.G353]-[.E353])^2" office:value-type="float" office:value="222.876787878284" calcext:value-type="float">
            <text:p>222.88</text:p>
          </table:table-cell>
          <table:table-cell table:number-columns-repeated="55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/>
          <table:table-cell table:formula="of:=[.$M$3]*[.$C354] +[.$L$3]*[.D354]  + [.$K$3]" office:value-type="float" office:value="169.99897154284" calcext:value-type="float">
            <text:p>170.00</text:p>
          </table:table-cell>
          <table:table-cell table:formula="of:=[.G354]-[.E354]" office:value-type="float" office:value="-4.99114025066532" calcext:value-type="float">
            <text:p>-4.99</text:p>
          </table:table-cell>
          <table:table-cell table:formula="of:=([.G354]-[.E354])^2" office:value-type="float" office:value="24.9114810018115" calcext:value-type="float">
            <text:p>24.91</text:p>
          </table:table-cell>
          <table:table-cell table:number-columns-repeated="55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/>
          <table:table-cell table:formula="of:=[.$M$3]*[.$C355] +[.$L$3]*[.D355]  + [.$K$3]" office:value-type="float" office:value="109.590566847094" calcext:value-type="float">
            <text:p>109.59</text:p>
          </table:table-cell>
          <table:table-cell table:formula="of:=[.G355]-[.E355]" office:value-type="float" office:value="7.1352060046729" calcext:value-type="float">
            <text:p>7.14</text:p>
          </table:table-cell>
          <table:table-cell table:formula="of:=([.G355]-[.E355])^2" office:value-type="float" office:value="50.9111647291201" calcext:value-type="float">
            <text:p>50.91</text:p>
          </table:table-cell>
          <table:table-cell table:number-columns-repeated="55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/>
          <table:table-cell table:formula="of:=[.$M$3]*[.$C356] +[.$L$3]*[.D356]  + [.$K$3]" office:value-type="float" office:value="150.332225081085" calcext:value-type="float">
            <text:p>150.33</text:p>
          </table:table-cell>
          <table:table-cell table:formula="of:=[.G356]-[.E356]" office:value-type="float" office:value="9.2802868525809" calcext:value-type="float">
            <text:p>9.28</text:p>
          </table:table-cell>
          <table:table-cell table:formula="of:=([.G356]-[.E356])^2" office:value-type="float" office:value="86.1237240661859" calcext:value-type="float">
            <text:p>86.12</text:p>
          </table:table-cell>
          <table:table-cell table:number-columns-repeated="55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/>
          <table:table-cell table:formula="of:=[.$M$3]*[.$C357] +[.$L$3]*[.D357]  + [.$K$3]" office:value-type="float" office:value="148.397255578803" calcext:value-type="float">
            <text:p>148.40</text:p>
          </table:table-cell>
          <table:table-cell table:formula="of:=[.G357]-[.E357]" office:value-type="float" office:value="21.5625837813394" calcext:value-type="float">
            <text:p>21.56</text:p>
          </table:table-cell>
          <table:table-cell table:formula="of:=([.G357]-[.E357])^2" office:value-type="float" office:value="464.945019327282" calcext:value-type="float">
            <text:p>464.95</text:p>
          </table:table-cell>
          <table:table-cell table:number-columns-repeated="55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/>
          <table:table-cell table:formula="of:=[.$M$3]*[.$C358] +[.$L$3]*[.D358]  + [.$K$3]" office:value-type="float" office:value="203.005593338709" calcext:value-type="float">
            <text:p>203.01</text:p>
          </table:table-cell>
          <table:table-cell table:formula="of:=[.G358]-[.E358]" office:value-type="float" office:value="-9.1052858457129" calcext:value-type="float">
            <text:p>-9.11</text:p>
          </table:table-cell>
          <table:table-cell table:formula="of:=([.G358]-[.E358])^2" office:value-type="float" office:value="82.9062303321397" calcext:value-type="float">
            <text:p>82.91</text:p>
          </table:table-cell>
          <table:table-cell table:number-columns-repeated="55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/>
          <table:table-cell table:formula="of:=[.$M$3]*[.$C359] +[.$L$3]*[.D359]  + [.$K$3]" office:value-type="float" office:value="173.554581496309" calcext:value-type="float">
            <text:p>173.55</text:p>
          </table:table-cell>
          <table:table-cell table:formula="of:=[.G359]-[.E359]" office:value-type="float" office:value="1.08495609034608" calcext:value-type="float">
            <text:p>1.08</text:p>
          </table:table-cell>
          <table:table-cell table:formula="of:=([.G359]-[.E359])^2" office:value-type="float" office:value="1.17712971797906" calcext:value-type="float">
            <text:p>1.18</text:p>
          </table:table-cell>
          <table:table-cell table:number-columns-repeated="55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/>
          <table:table-cell table:formula="of:=[.$M$3]*[.$C360] +[.$L$3]*[.D360]  + [.$K$3]" office:value-type="float" office:value="166.497082932268" calcext:value-type="float">
            <text:p>166.50</text:p>
          </table:table-cell>
          <table:table-cell table:formula="of:=[.G360]-[.E360]" office:value-type="float" office:value="11.6395601087138" calcext:value-type="float">
            <text:p>11.64</text:p>
          </table:table-cell>
          <table:table-cell table:formula="of:=([.G360]-[.E360])^2" office:value-type="float" office:value="135.479359524361" calcext:value-type="float">
            <text:p>135.48</text:p>
          </table:table-cell>
          <table:table-cell table:number-columns-repeated="55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/>
          <table:table-cell table:formula="of:=[.$M$3]*[.$C361] +[.$L$3]*[.D361]  + [.$K$3]" office:value-type="float" office:value="210.057169725816" calcext:value-type="float">
            <text:p>210.06</text:p>
          </table:table-cell>
          <table:table-cell table:formula="of:=[.G361]-[.E361]" office:value-type="float" office:value="9.6198591970807" calcext:value-type="float">
            <text:p>9.62</text:p>
          </table:table-cell>
          <table:table-cell table:formula="of:=([.G361]-[.E361])^2" office:value-type="float" office:value="92.5416909716581" calcext:value-type="float">
            <text:p>92.54</text:p>
          </table:table-cell>
          <table:table-cell table:number-columns-repeated="55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/>
          <table:table-cell table:formula="of:=[.$M$3]*[.$C362] +[.$L$3]*[.D362]  + [.$K$3]" office:value-type="float" office:value="154.244946489548" calcext:value-type="float">
            <text:p>154.24</text:p>
          </table:table-cell>
          <table:table-cell table:formula="of:=[.G362]-[.E362]" office:value-type="float" office:value="20.8654005620286" calcext:value-type="float">
            <text:p>20.87</text:p>
          </table:table-cell>
          <table:table-cell table:formula="of:=([.G362]-[.E362])^2" office:value-type="float" office:value="435.364940613904" calcext:value-type="float">
            <text:p>435.36</text:p>
          </table:table-cell>
          <table:table-cell table:number-columns-repeated="55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/>
          <table:table-cell table:formula="of:=[.$M$3]*[.$C363] +[.$L$3]*[.D363]  + [.$K$3]" office:value-type="float" office:value="150.765187057427" calcext:value-type="float">
            <text:p>150.77</text:p>
          </table:table-cell>
          <table:table-cell table:formula="of:=[.G363]-[.E363]" office:value-type="float" office:value="6.90609201318145" calcext:value-type="float">
            <text:p>6.91</text:p>
          </table:table-cell>
          <table:table-cell table:formula="of:=([.G363]-[.E363])^2" office:value-type="float" office:value="47.6941068945286" calcext:value-type="float">
            <text:p>47.69</text:p>
          </table:table-cell>
          <table:table-cell table:number-columns-repeated="55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/>
          <table:table-cell table:formula="of:=[.$M$3]*[.$C364] +[.$L$3]*[.D364]  + [.$K$3]" office:value-type="float" office:value="214.31408210214" calcext:value-type="float">
            <text:p>214.31</text:p>
          </table:table-cell>
          <table:table-cell table:formula="of:=[.G364]-[.E364]" office:value-type="float" office:value="0.597125319117652" calcext:value-type="float">
            <text:p>0.60</text:p>
          </table:table-cell>
          <table:table-cell table:formula="of:=([.G364]-[.E364])^2" office:value-type="float" office:value="0.356558646731357" calcext:value-type="float">
            <text:p>0.36</text:p>
          </table:table-cell>
          <table:table-cell table:number-columns-repeated="55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/>
          <table:table-cell table:formula="of:=[.$M$3]*[.$C365] +[.$L$3]*[.D365]  + [.$K$3]" office:value-type="float" office:value="121.539701715376" calcext:value-type="float">
            <text:p>121.54</text:p>
          </table:table-cell>
          <table:table-cell table:formula="of:=[.G365]-[.E365]" office:value-type="float" office:value="-9.50930654407159" calcext:value-type="float">
            <text:p>-9.51</text:p>
          </table:table-cell>
          <table:table-cell table:formula="of:=([.G365]-[.E365])^2" office:value-type="float" office:value="90.4269109491228" calcext:value-type="float">
            <text:p>90.43</text:p>
          </table:table-cell>
          <table:table-cell table:number-columns-repeated="55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/>
          <table:table-cell table:formula="of:=[.$M$3]*[.$C366] +[.$L$3]*[.D366]  + [.$K$3]" office:value-type="float" office:value="205.619547744399" calcext:value-type="float">
            <text:p>205.62</text:p>
          </table:table-cell>
          <table:table-cell table:formula="of:=[.G366]-[.E366]" office:value-type="float" office:value="7.21281393767382" calcext:value-type="float">
            <text:p>7.21</text:p>
          </table:table-cell>
          <table:table-cell table:formula="of:=([.G366]-[.E366])^2" office:value-type="float" office:value="52.0246848995016" calcext:value-type="float">
            <text:p>52.02</text:p>
          </table:table-cell>
          <table:table-cell table:number-columns-repeated="55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/>
          <table:table-cell table:formula="of:=[.$M$3]*[.$C367] +[.$L$3]*[.D367]  + [.$K$3]" office:value-type="float" office:value="136.944302086044" calcext:value-type="float">
            <text:p>136.94</text:p>
          </table:table-cell>
          <table:table-cell table:formula="of:=[.G367]-[.E367]" office:value-type="float" office:value="-11.7696580227142" calcext:value-type="float">
            <text:p>-11.77</text:p>
          </table:table-cell>
          <table:table-cell table:formula="of:=([.G367]-[.E367])^2" office:value-type="float" office:value="138.524849971641" calcext:value-type="float">
            <text:p>138.52</text:p>
          </table:table-cell>
          <table:table-cell table:number-columns-repeated="55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/>
          <table:table-cell table:formula="of:=[.$M$3]*[.$C368] +[.$L$3]*[.D368]  + [.$K$3]" office:value-type="float" office:value="182.621649248174" calcext:value-type="float">
            <text:p>182.62</text:p>
          </table:table-cell>
          <table:table-cell table:formula="of:=[.G368]-[.E368]" office:value-type="float" office:value="-2.91490935156423" calcext:value-type="float">
            <text:p>-2.91</text:p>
          </table:table-cell>
          <table:table-cell table:formula="of:=([.G368]-[.E368])^2" office:value-type="float" office:value="8.49669652783662" calcext:value-type="float">
            <text:p>8.50</text:p>
          </table:table-cell>
          <table:table-cell table:number-columns-repeated="55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/>
          <table:table-cell table:formula="of:=[.$M$3]*[.$C369] +[.$L$3]*[.D369]  + [.$K$3]" office:value-type="float" office:value="214.453684190011" calcext:value-type="float">
            <text:p>214.45</text:p>
          </table:table-cell>
          <table:table-cell table:formula="of:=[.G369]-[.E369]" office:value-type="float" office:value="3.59004447987746" calcext:value-type="float">
            <text:p>3.59</text:p>
          </table:table-cell>
          <table:table-cell table:formula="of:=([.G369]-[.E369])^2" office:value-type="float" office:value="12.8884193674986" calcext:value-type="float">
            <text:p>12.89</text:p>
          </table:table-cell>
          <table:table-cell table:number-columns-repeated="55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/>
          <table:table-cell table:formula="of:=[.$M$3]*[.$C370] +[.$L$3]*[.D370]  + [.$K$3]" office:value-type="float" office:value="154.927152903607" calcext:value-type="float">
            <text:p>154.93</text:p>
          </table:table-cell>
          <table:table-cell table:formula="of:=[.G370]-[.E370]" office:value-type="float" office:value="-14.2807840904202" calcext:value-type="float">
            <text:p>-14.28</text:p>
          </table:table-cell>
          <table:table-cell table:formula="of:=([.G370]-[.E370])^2" office:value-type="float" office:value="203.940794237197" calcext:value-type="float">
            <text:p>203.94</text:p>
          </table:table-cell>
          <table:table-cell table:number-columns-repeated="55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/>
          <table:table-cell table:formula="of:=[.$M$3]*[.$C371] +[.$L$3]*[.D371]  + [.$K$3]" office:value-type="float" office:value="209.308495239349" calcext:value-type="float">
            <text:p>209.31</text:p>
          </table:table-cell>
          <table:table-cell table:formula="of:=[.G371]-[.E371]" office:value-type="float" office:value="1.73288165761898" calcext:value-type="float">
            <text:p>1.73</text:p>
          </table:table-cell>
          <table:table-cell table:formula="of:=([.G371]-[.E371])^2" office:value-type="float" office:value="3.00287883931229" calcext:value-type="float">
            <text:p>3.00</text:p>
          </table:table-cell>
          <table:table-cell table:number-columns-repeated="55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/>
          <table:table-cell table:formula="of:=[.$M$3]*[.$C372] +[.$L$3]*[.D372]  + [.$K$3]" office:value-type="float" office:value="179.447802028133" calcext:value-type="float">
            <text:p>179.45</text:p>
          </table:table-cell>
          <table:table-cell table:formula="of:=[.G372]-[.E372]" office:value-type="float" office:value="12.3576762420905" calcext:value-type="float">
            <text:p>12.36</text:p>
          </table:table-cell>
          <table:table-cell table:formula="of:=([.G372]-[.E372])^2" office:value-type="float" office:value="152.712162104328" calcext:value-type="float">
            <text:p>152.71</text:p>
          </table:table-cell>
          <table:table-cell table:number-columns-repeated="55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/>
          <table:table-cell table:formula="of:=[.$M$3]*[.$C373] +[.$L$3]*[.D373]  + [.$K$3]" office:value-type="float" office:value="167.003362582459" calcext:value-type="float">
            <text:p>167.00</text:p>
          </table:table-cell>
          <table:table-cell table:formula="of:=[.G373]-[.E373]" office:value-type="float" office:value="-3.59049552199804" calcext:value-type="float">
            <text:p>-3.59</text:p>
          </table:table-cell>
          <table:table-cell table:formula="of:=([.G373]-[.E373])^2" office:value-type="float" office:value="12.891658093488" calcext:value-type="float">
            <text:p>12.89</text:p>
          </table:table-cell>
          <table:table-cell table:number-columns-repeated="55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/>
          <table:table-cell table:formula="of:=[.$M$3]*[.$C374] +[.$L$3]*[.D374]  + [.$K$3]" office:value-type="float" office:value="188.375510384498" calcext:value-type="float">
            <text:p>188.38</text:p>
          </table:table-cell>
          <table:table-cell table:formula="of:=[.G374]-[.E374]" office:value-type="float" office:value="4.23322960855384" calcext:value-type="float">
            <text:p>4.23</text:p>
          </table:table-cell>
          <table:table-cell table:formula="of:=([.G374]-[.E374])^2" office:value-type="float" office:value="17.9202329187369" calcext:value-type="float">
            <text:p>17.92</text:p>
          </table:table-cell>
          <table:table-cell table:number-columns-repeated="55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/>
          <table:table-cell table:formula="of:=[.$M$3]*[.$C375] +[.$L$3]*[.D375]  + [.$K$3]" office:value-type="float" office:value="178.125494448158" calcext:value-type="float">
            <text:p>178.13</text:p>
          </table:table-cell>
          <table:table-cell table:formula="of:=[.G375]-[.E375]" office:value-type="float" office:value="-14.0742937442877" calcext:value-type="float">
            <text:p>-14.07</text:p>
          </table:table-cell>
          <table:table-cell table:formula="of:=([.G375]-[.E375])^2" office:value-type="float" office:value="198.085744400496" calcext:value-type="float">
            <text:p>198.09</text:p>
          </table:table-cell>
          <table:table-cell table:number-columns-repeated="55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/>
          <table:table-cell table:formula="of:=[.$M$3]*[.$C376] +[.$L$3]*[.D376]  + [.$K$3]" office:value-type="float" office:value="159.860906064903" calcext:value-type="float">
            <text:p>159.86</text:p>
          </table:table-cell>
          <table:table-cell table:formula="of:=[.G376]-[.E376]" office:value-type="float" office:value="7.57106661177519" calcext:value-type="float">
            <text:p>7.57</text:p>
          </table:table-cell>
          <table:table-cell table:formula="of:=([.G376]-[.E376])^2" office:value-type="float" office:value="57.3210496399371" calcext:value-type="float">
            <text:p>57.32</text:p>
          </table:table-cell>
          <table:table-cell table:number-columns-repeated="55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/>
          <table:table-cell table:formula="of:=[.$M$3]*[.$C377] +[.$L$3]*[.D377]  + [.$K$3]" office:value-type="float" office:value="225.82884402208" calcext:value-type="float">
            <text:p>225.83</text:p>
          </table:table-cell>
          <table:table-cell table:formula="of:=[.G377]-[.E377]" office:value-type="float" office:value="14.0983267110648" calcext:value-type="float">
            <text:p>14.10</text:p>
          </table:table-cell>
          <table:table-cell table:formula="of:=([.G377]-[.E377])^2" office:value-type="float" office:value="198.762816051923" calcext:value-type="float">
            <text:p>198.76</text:p>
          </table:table-cell>
          <table:table-cell table:number-columns-repeated="5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/>
          <table:table-cell table:formula="of:=[.$M$3]*[.$C378] +[.$L$3]*[.D378]  + [.$K$3]" office:value-type="float" office:value="151.499444817109" calcext:value-type="float">
            <text:p>151.50</text:p>
          </table:table-cell>
          <table:table-cell table:formula="of:=[.G378]-[.E378]" office:value-type="float" office:value="28.2006433350481" calcext:value-type="float">
            <text:p>28.20</text:p>
          </table:table-cell>
          <table:table-cell table:formula="of:=([.G378]-[.E378])^2" office:value-type="float" office:value="795.276284510594" calcext:value-type="float">
            <text:p>795.28</text:p>
          </table:table-cell>
          <table:table-cell table:number-columns-repeated="55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/>
          <table:table-cell table:formula="of:=[.$M$3]*[.$C379] +[.$L$3]*[.D379]  + [.$K$3]" office:value-type="float" office:value="216.154037719406" calcext:value-type="float">
            <text:p>216.15</text:p>
          </table:table-cell>
          <table:table-cell table:formula="of:=[.G379]-[.E379]" office:value-type="float" office:value="15.3212454911899" calcext:value-type="float">
            <text:p>15.32</text:p>
          </table:table-cell>
          <table:table-cell table:formula="of:=([.G379]-[.E379])^2" office:value-type="float" office:value="234.740563401307" calcext:value-type="float">
            <text:p>234.74</text:p>
          </table:table-cell>
          <table:table-cell table:number-columns-repeated="55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/>
          <table:table-cell table:formula="of:=[.$M$3]*[.$C380] +[.$L$3]*[.D380]  + [.$K$3]" office:value-type="float" office:value="178.046635884156" calcext:value-type="float">
            <text:p>178.05</text:p>
          </table:table-cell>
          <table:table-cell table:formula="of:=[.G380]-[.E380]" office:value-type="float" office:value="7.7498729712301" calcext:value-type="float">
            <text:p>7.75</text:p>
          </table:table-cell>
          <table:table-cell table:formula="of:=([.G380]-[.E380])^2" office:value-type="float" office:value="60.0605310702029" calcext:value-type="float">
            <text:p>60.06</text:p>
          </table:table-cell>
          <table:table-cell table:number-columns-repeated="55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/>
          <table:table-cell table:formula="of:=[.$M$3]*[.$C381] +[.$L$3]*[.D381]  + [.$K$3]" office:value-type="float" office:value="135.689754869928" calcext:value-type="float">
            <text:p>135.69</text:p>
          </table:table-cell>
          <table:table-cell table:formula="of:=[.G381]-[.E381]" office:value-type="float" office:value="11.5324658028329" calcext:value-type="float">
            <text:p>11.53</text:p>
          </table:table-cell>
          <table:table-cell table:formula="of:=([.G381]-[.E381])^2" office:value-type="float" office:value="132.997767493511" calcext:value-type="float">
            <text:p>133.00</text:p>
          </table:table-cell>
          <table:table-cell table:number-columns-repeated="55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/>
          <table:table-cell table:formula="of:=[.$M$3]*[.$C382] +[.$L$3]*[.D382]  + [.$K$3]" office:value-type="float" office:value="133.178668143692" calcext:value-type="float">
            <text:p>133.18</text:p>
          </table:table-cell>
          <table:table-cell table:formula="of:=[.G382]-[.E382]" office:value-type="float" office:value="26.4466186693513" calcext:value-type="float">
            <text:p>26.45</text:p>
          </table:table-cell>
          <table:table-cell table:formula="of:=([.G382]-[.E382])^2" office:value-type="float" office:value="699.42363904208" calcext:value-type="float">
            <text:p>699.42</text:p>
          </table:table-cell>
          <table:table-cell table:number-columns-repeated="55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/>
          <table:table-cell table:formula="of:=[.$M$3]*[.$C383] +[.$L$3]*[.D383]  + [.$K$3]" office:value-type="float" office:value="148.789084792853" calcext:value-type="float">
            <text:p>148.79</text:p>
          </table:table-cell>
          <table:table-cell table:formula="of:=[.G383]-[.E383]" office:value-type="float" office:value="8.08191399909069" calcext:value-type="float">
            <text:p>8.08</text:p>
          </table:table-cell>
          <table:table-cell table:formula="of:=([.G383]-[.E383])^2" office:value-type="float" office:value="65.317333888698" calcext:value-type="float">
            <text:p>65.32</text:p>
          </table:table-cell>
          <table:table-cell table:number-columns-repeated="55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/>
          <table:table-cell table:formula="of:=[.$M$3]*[.$C384] +[.$L$3]*[.D384]  + [.$K$3]" office:value-type="float" office:value="141.656740178673" calcext:value-type="float">
            <text:p>141.66</text:p>
          </table:table-cell>
          <table:table-cell table:formula="of:=[.G384]-[.E384]" office:value-type="float" office:value="-12.7717373364591" calcext:value-type="float">
            <text:p>-12.77</text:p>
          </table:table-cell>
          <table:table-cell table:formula="of:=([.G384]-[.E384])^2" office:value-type="float" office:value="163.117274591503" calcext:value-type="float">
            <text:p>163.12</text:p>
          </table:table-cell>
          <table:table-cell table:number-columns-repeated="55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/>
          <table:table-cell table:formula="of:=[.$M$3]*[.$C385] +[.$L$3]*[.D385]  + [.$K$3]" office:value-type="float" office:value="181.221573065906" calcext:value-type="float">
            <text:p>181.22</text:p>
          </table:table-cell>
          <table:table-cell table:formula="of:=[.G385]-[.E385]" office:value-type="float" office:value="3.6527235073809" calcext:value-type="float">
            <text:p>3.65</text:p>
          </table:table-cell>
          <table:table-cell table:formula="of:=([.G385]-[.E385])^2" office:value-type="float" office:value="13.342389021373" calcext:value-type="float">
            <text:p>13.34</text:p>
          </table:table-cell>
          <table:table-cell table:number-columns-repeated="55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/>
          <table:table-cell table:formula="of:=[.$M$3]*[.$C386] +[.$L$3]*[.D386]  + [.$K$3]" office:value-type="float" office:value="166.231444472677" calcext:value-type="float">
            <text:p>166.23</text:p>
          </table:table-cell>
          <table:table-cell table:formula="of:=[.G386]-[.E386]" office:value-type="float" office:value="-14.3438896061268" calcext:value-type="float">
            <text:p>-14.34</text:p>
          </table:table-cell>
          <table:table-cell table:formula="of:=([.G386]-[.E386])^2" office:value-type="float" office:value="205.747169032752" calcext:value-type="float">
            <text:p>205.75</text:p>
          </table:table-cell>
          <table:table-cell table:number-columns-repeated="5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/>
          <table:table-cell table:formula="of:=[.$M$3]*[.$C387] +[.$L$3]*[.D387]  + [.$K$3]" office:value-type="float" office:value="178.16248848949" calcext:value-type="float">
            <text:p>178.16</text:p>
          </table:table-cell>
          <table:table-cell table:formula="of:=[.G387]-[.E387]" office:value-type="float" office:value="-20.1492676864691" calcext:value-type="float">
            <text:p>-20.15</text:p>
          </table:table-cell>
          <table:table-cell table:formula="of:=([.G387]-[.E387])^2" office:value-type="float" office:value="405.992988300989" calcext:value-type="float">
            <text:p>405.99</text:p>
          </table:table-cell>
          <table:table-cell table:number-columns-repeated="55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/>
          <table:table-cell table:formula="of:=[.$M$3]*[.$C388] +[.$L$3]*[.D388]  + [.$K$3]" office:value-type="float" office:value="138.438366722942" calcext:value-type="float">
            <text:p>138.44</text:p>
          </table:table-cell>
          <table:table-cell table:formula="of:=[.G388]-[.E388]" office:value-type="float" office:value="6.17538626980158" calcext:value-type="float">
            <text:p>6.18</text:p>
          </table:table-cell>
          <table:table-cell table:formula="of:=([.G388]-[.E388])^2" office:value-type="float" office:value="38.1353955812538" calcext:value-type="float">
            <text:p>38.14</text:p>
          </table:table-cell>
          <table:table-cell table:number-columns-repeated="55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/>
          <table:table-cell table:formula="of:=[.$M$3]*[.$C389] +[.$L$3]*[.D389]  + [.$K$3]" office:value-type="float" office:value="164.808341588451" calcext:value-type="float">
            <text:p>164.81</text:p>
          </table:table-cell>
          <table:table-cell table:formula="of:=[.G389]-[.E389]" office:value-type="float" office:value="24.3140575691613" calcext:value-type="float">
            <text:p>24.31</text:p>
          </table:table-cell>
          <table:table-cell table:formula="of:=([.G389]-[.E389])^2" office:value-type="float" office:value="591.173395476492" calcext:value-type="float">
            <text:p>591.17</text:p>
          </table:table-cell>
          <table:table-cell table:number-columns-repeated="55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/>
          <table:table-cell table:formula="of:=[.$M$3]*[.$C390] +[.$L$3]*[.D390]  + [.$K$3]" office:value-type="float" office:value="149.958342484083" calcext:value-type="float">
            <text:p>149.96</text:p>
          </table:table-cell>
          <table:table-cell table:formula="of:=[.G390]-[.E390]" office:value-type="float" office:value="24.4182862439089" calcext:value-type="float">
            <text:p>24.42</text:p>
          </table:table-cell>
          <table:table-cell table:formula="of:=([.G390]-[.E390])^2" office:value-type="float" office:value="596.25270308947" calcext:value-type="float">
            <text:p>596.25</text:p>
          </table:table-cell>
          <table:table-cell table:number-columns-repeated="55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/>
          <table:table-cell table:formula="of:=[.$M$3]*[.$C391] +[.$L$3]*[.D391]  + [.$K$3]" office:value-type="float" office:value="158.928032951546" calcext:value-type="float">
            <text:p>158.93</text:p>
          </table:table-cell>
          <table:table-cell table:formula="of:=[.G391]-[.E391]" office:value-type="float" office:value="9.39691458450756" calcext:value-type="float">
            <text:p>9.40</text:p>
          </table:table-cell>
          <table:table-cell table:formula="of:=([.G391]-[.E391])^2" office:value-type="float" office:value="88.3020037085308" calcext:value-type="float">
            <text:p>88.30</text:p>
          </table:table-cell>
          <table:table-cell table:number-columns-repeated="55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/>
          <table:table-cell table:formula="of:=[.$M$3]*[.$C392] +[.$L$3]*[.D392]  + [.$K$3]" office:value-type="float" office:value="128.395480916109" calcext:value-type="float">
            <text:p>128.40</text:p>
          </table:table-cell>
          <table:table-cell table:formula="of:=[.G392]-[.E392]" office:value-type="float" office:value="16.8927735446839" calcext:value-type="float">
            <text:p>16.89</text:p>
          </table:table-cell>
          <table:table-cell table:formula="of:=([.G392]-[.E392])^2" office:value-type="float" office:value="285.365798031972" calcext:value-type="float">
            <text:p>285.37</text:p>
          </table:table-cell>
          <table:table-cell table:number-columns-repeated="5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/>
          <table:table-cell table:formula="of:=[.$M$3]*[.$C393] +[.$L$3]*[.D393]  + [.$K$3]" office:value-type="float" office:value="158.918278743871" calcext:value-type="float">
            <text:p>158.92</text:p>
          </table:table-cell>
          <table:table-cell table:formula="of:=[.G393]-[.E393]" office:value-type="float" office:value="15.0299487358122" calcext:value-type="float">
            <text:p>15.03</text:p>
          </table:table-cell>
          <table:table-cell table:formula="of:=([.G393]-[.E393])^2" office:value-type="float" office:value="225.899359001143" calcext:value-type="float">
            <text:p>225.90</text:p>
          </table:table-cell>
          <table:table-cell table:number-columns-repeated="55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/>
          <table:table-cell table:formula="of:=[.$M$3]*[.$C394] +[.$L$3]*[.D394]  + [.$K$3]" office:value-type="float" office:value="175.504969176256" calcext:value-type="float">
            <text:p>175.50</text:p>
          </table:table-cell>
          <table:table-cell table:formula="of:=[.G394]-[.E394]" office:value-type="float" office:value="4.54992769911271" calcext:value-type="float">
            <text:p>4.55</text:p>
          </table:table-cell>
          <table:table-cell table:formula="of:=([.G394]-[.E394])^2" office:value-type="float" office:value="20.7018420671531" calcext:value-type="float">
            <text:p>20.70</text:p>
          </table:table-cell>
          <table:table-cell table:number-columns-repeated="5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/>
          <table:table-cell table:formula="of:=[.$M$3]*[.$C395] +[.$L$3]*[.D395]  + [.$K$3]" office:value-type="float" office:value="143.148230910696" calcext:value-type="float">
            <text:p>143.15</text:p>
          </table:table-cell>
          <table:table-cell table:formula="of:=[.G395]-[.E395]" office:value-type="float" office:value="5.1256384191384" calcext:value-type="float">
            <text:p>5.13</text:p>
          </table:table-cell>
          <table:table-cell table:formula="of:=([.G395]-[.E395])^2" office:value-type="float" office:value="26.2721692037476" calcext:value-type="float">
            <text:p>26.27</text:p>
          </table:table-cell>
          <table:table-cell table:number-columns-repeated="55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/>
          <table:table-cell table:formula="of:=[.$M$3]*[.$C396] +[.$L$3]*[.D396]  + [.$K$3]" office:value-type="float" office:value="181.849321716391" calcext:value-type="float">
            <text:p>181.85</text:p>
          </table:table-cell>
          <table:table-cell table:formula="of:=[.G396]-[.E396]" office:value-type="float" office:value="9.77201698163017" calcext:value-type="float">
            <text:p>9.77</text:p>
          </table:table-cell>
          <table:table-cell table:formula="of:=([.G396]-[.E396])^2" office:value-type="float" office:value="95.4923158892685" calcext:value-type="float">
            <text:p>95.49</text:p>
          </table:table-cell>
          <table:table-cell table:number-columns-repeated="55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/>
          <table:table-cell table:formula="of:=[.$M$3]*[.$C397] +[.$L$3]*[.D397]  + [.$K$3]" office:value-type="float" office:value="156.626168982007" calcext:value-type="float">
            <text:p>156.63</text:p>
          </table:table-cell>
          <table:table-cell table:formula="of:=[.G397]-[.E397]" office:value-type="float" office:value="-6.27407188142317" calcext:value-type="float">
            <text:p>-6.27</text:p>
          </table:table-cell>
          <table:table-cell table:formula="of:=([.G397]-[.E397])^2" office:value-type="float" office:value="39.3639779732649" calcext:value-type="float">
            <text:p>39.36</text:p>
          </table:table-cell>
          <table:table-cell table:number-columns-repeated="55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/>
          <table:table-cell table:formula="of:=[.$M$3]*[.$C398] +[.$L$3]*[.D398]  + [.$K$3]" office:value-type="float" office:value="182.551296704821" calcext:value-type="float">
            <text:p>182.55</text:p>
          </table:table-cell>
          <table:table-cell table:formula="of:=[.G398]-[.E398]" office:value-type="float" office:value="-6.23486988761968" calcext:value-type="float">
            <text:p>-6.23</text:p>
          </table:table-cell>
          <table:table-cell table:formula="of:=([.G398]-[.E398])^2" office:value-type="float" office:value="38.8736025155467" calcext:value-type="float">
            <text:p>38.87</text:p>
          </table:table-cell>
          <table:table-cell table:number-columns-repeated="55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/>
          <table:table-cell table:formula="of:=[.$M$3]*[.$C399] +[.$L$3]*[.D399]  + [.$K$3]" office:value-type="float" office:value="139.736560493457" calcext:value-type="float">
            <text:p>139.74</text:p>
          </table:table-cell>
          <table:table-cell table:formula="of:=[.G399]-[.E399]" office:value-type="float" office:value="19.3341463626615" calcext:value-type="float">
            <text:p>19.33</text:p>
          </table:table-cell>
          <table:table-cell table:formula="of:=([.G399]-[.E399])^2" office:value-type="float" office:value="373.809215572818" calcext:value-type="float">
            <text:p>373.81</text:p>
          </table:table-cell>
          <table:table-cell table:number-columns-repeated="55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/>
          <table:table-cell table:formula="of:=[.$M$3]*[.$C400] +[.$L$3]*[.D400]  + [.$K$3]" office:value-type="float" office:value="189.64908364288" calcext:value-type="float">
            <text:p>189.65</text:p>
          </table:table-cell>
          <table:table-cell table:formula="of:=[.G400]-[.E400]" office:value-type="float" office:value="17.3025906804881" calcext:value-type="float">
            <text:p>17.30</text:p>
          </table:table-cell>
          <table:table-cell table:formula="of:=([.G400]-[.E400])^2" office:value-type="float" office:value="299.379644256513" calcext:value-type="float">
            <text:p>299.38</text:p>
          </table:table-cell>
          <table:table-cell table:number-columns-repeated="55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/>
          <table:table-cell table:formula="of:=[.$M$3]*[.$C401] +[.$L$3]*[.D401]  + [.$K$3]" office:value-type="float" office:value="174.338322626663" calcext:value-type="float">
            <text:p>174.34</text:p>
          </table:table-cell>
          <table:table-cell table:formula="of:=[.G401]-[.E401]" office:value-type="float" office:value="23.331495024469" calcext:value-type="float">
            <text:p>23.33</text:p>
          </table:table-cell>
          <table:table-cell table:formula="of:=([.G401]-[.E401])^2" office:value-type="float" office:value="544.358660076822" calcext:value-type="float">
            <text:p>544.36</text:p>
          </table:table-cell>
          <table:table-cell table:number-columns-repeated="55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/>
          <table:table-cell table:formula="of:=[.$M$3]*[.$C402] +[.$L$3]*[.D402]  + [.$K$3]" office:value-type="float" office:value="197.528635899689" calcext:value-type="float">
            <text:p>197.53</text:p>
          </table:table-cell>
          <table:table-cell table:formula="of:=[.G402]-[.E402]" office:value-type="float" office:value="7.11880667338809" calcext:value-type="float">
            <text:p>7.12</text:p>
          </table:table-cell>
          <table:table-cell table:formula="of:=([.G402]-[.E402])^2" office:value-type="float" office:value="50.6774084530749" calcext:value-type="float">
            <text:p>50.68</text:p>
          </table:table-cell>
          <table:table-cell table:number-columns-repeated="55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/>
          <table:table-cell table:formula="of:=[.$M$3]*[.$C403] +[.$L$3]*[.D403]  + [.$K$3]" office:value-type="float" office:value="198.690888058343" calcext:value-type="float">
            <text:p>198.69</text:p>
          </table:table-cell>
          <table:table-cell table:formula="of:=[.G403]-[.E403]" office:value-type="float" office:value="5.33094106484469" calcext:value-type="float">
            <text:p>5.33</text:p>
          </table:table-cell>
          <table:table-cell table:formula="of:=([.G403]-[.E403])^2" office:value-type="float" office:value="28.4189326368475" calcext:value-type="float">
            <text:p>28.42</text:p>
          </table:table-cell>
          <table:table-cell table:number-columns-repeated="55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/>
          <table:table-cell table:formula="of:=[.$M$3]*[.$C404] +[.$L$3]*[.D404]  + [.$K$3]" office:value-type="float" office:value="173.475430253878" calcext:value-type="float">
            <text:p>173.48</text:p>
          </table:table-cell>
          <table:table-cell table:formula="of:=[.G404]-[.E404]" office:value-type="float" office:value="17.240968331791" calcext:value-type="float">
            <text:p>17.24</text:p>
          </table:table-cell>
          <table:table-cell table:formula="of:=([.G404]-[.E404])^2" office:value-type="float" office:value="297.250989017818" calcext:value-type="float">
            <text:p>297.25</text:p>
          </table:table-cell>
          <table:table-cell table:number-columns-repeated="55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/>
          <table:table-cell table:formula="of:=[.$M$3]*[.$C405] +[.$L$3]*[.D405]  + [.$K$3]" office:value-type="float" office:value="106.26048253936" calcext:value-type="float">
            <text:p>106.26</text:p>
          </table:table-cell>
          <table:table-cell table:formula="of:=[.G405]-[.E405]" office:value-type="float" office:value="-10.7926734266758" calcext:value-type="float">
            <text:p>-10.79</text:p>
          </table:table-cell>
          <table:table-cell table:formula="of:=([.G405]-[.E405])^2" office:value-type="float" office:value="116.481799694873" calcext:value-type="float">
            <text:p>116.48</text:p>
          </table:table-cell>
          <table:table-cell table:number-columns-repeated="5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/>
          <table:table-cell table:formula="of:=[.$M$3]*[.$C406] +[.$L$3]*[.D406]  + [.$K$3]" office:value-type="float" office:value="159.523305076088" calcext:value-type="float">
            <text:p>159.52</text:p>
          </table:table-cell>
          <table:table-cell table:formula="of:=[.G406]-[.E406]" office:value-type="float" office:value="14.7166854062473" calcext:value-type="float">
            <text:p>14.72</text:p>
          </table:table-cell>
          <table:table-cell table:formula="of:=([.G406]-[.E406])^2" office:value-type="float" office:value="216.580829346452" calcext:value-type="float">
            <text:p>216.58</text:p>
          </table:table-cell>
          <table:table-cell table:number-columns-repeated="5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/>
          <table:table-cell table:formula="of:=[.$M$3]*[.$C407] +[.$L$3]*[.D407]  + [.$K$3]" office:value-type="float" office:value="173.751226939719" calcext:value-type="float">
            <text:p>173.75</text:p>
          </table:table-cell>
          <table:table-cell table:formula="of:=[.G407]-[.E407]" office:value-type="float" office:value="4.76913532998529" calcext:value-type="float">
            <text:p>4.77</text:p>
          </table:table-cell>
          <table:table-cell table:formula="of:=([.G407]-[.E407])^2" office:value-type="float" office:value="22.7446517957139" calcext:value-type="float">
            <text:p>22.74</text:p>
          </table:table-cell>
          <table:table-cell table:number-columns-repeated="5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/>
          <table:table-cell table:formula="of:=[.$M$3]*[.$C408] +[.$L$3]*[.D408]  + [.$K$3]" office:value-type="float" office:value="215.816171973882" calcext:value-type="float">
            <text:p>215.82</text:p>
          </table:table-cell>
          <table:table-cell table:formula="of:=[.G408]-[.E408]" office:value-type="float" office:value="28.5932630393538" calcext:value-type="float">
            <text:p>28.59</text:p>
          </table:table-cell>
          <table:table-cell table:formula="of:=([.G408]-[.E408])^2" office:value-type="float" office:value="817.574691237674" calcext:value-type="float">
            <text:p>817.57</text:p>
          </table:table-cell>
          <table:table-cell table:number-columns-repeated="55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/>
          <table:table-cell table:formula="of:=[.$M$3]*[.$C409] +[.$L$3]*[.D409]  + [.$K$3]" office:value-type="float" office:value="189.212046620147" calcext:value-type="float">
            <text:p>189.21</text:p>
          </table:table-cell>
          <table:table-cell table:formula="of:=[.G409]-[.E409]" office:value-type="float" office:value="-8.20004473503244" calcext:value-type="float">
            <text:p>-8.20</text:p>
          </table:table-cell>
          <table:table-cell table:formula="of:=([.G409]-[.E409])^2" office:value-type="float" office:value="67.2407336565332" calcext:value-type="float">
            <text:p>67.24</text:p>
          </table:table-cell>
          <table:table-cell table:number-columns-repeated="55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/>
          <table:table-cell table:formula="of:=[.$M$3]*[.$C410] +[.$L$3]*[.D410]  + [.$K$3]" office:value-type="float" office:value="147.24945851695" calcext:value-type="float">
            <text:p>147.25</text:p>
          </table:table-cell>
          <table:table-cell table:formula="of:=[.G410]-[.E410]" office:value-type="float" office:value="9.25003545627456" calcext:value-type="float">
            <text:p>9.25</text:p>
          </table:table-cell>
          <table:table-cell table:formula="of:=([.G410]-[.E410])^2" office:value-type="float" office:value="85.5631559423365" calcext:value-type="float">
            <text:p>85.56</text:p>
          </table:table-cell>
          <table:table-cell table:number-columns-repeated="55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/>
          <table:table-cell table:formula="of:=[.$M$3]*[.$C411] +[.$L$3]*[.D411]  + [.$K$3]" office:value-type="float" office:value="162.608305027217" calcext:value-type="float">
            <text:p>162.61</text:p>
          </table:table-cell>
          <table:table-cell table:formula="of:=[.G411]-[.E411]" office:value-type="float" office:value="18.5183881391075" calcext:value-type="float">
            <text:p>18.52</text:p>
          </table:table-cell>
          <table:table-cell table:formula="of:=([.G411]-[.E411])^2" office:value-type="float" office:value="342.930699270636" calcext:value-type="float">
            <text:p>342.93</text:p>
          </table:table-cell>
          <table:table-cell table:number-columns-repeated="55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/>
          <table:table-cell table:formula="of:=[.$M$3]*[.$C412] +[.$L$3]*[.D412]  + [.$K$3]" office:value-type="float" office:value="161.019306926708" calcext:value-type="float">
            <text:p>161.02</text:p>
          </table:table-cell>
          <table:table-cell table:formula="of:=[.G412]-[.E412]" office:value-type="float" office:value="22.0297714148654" calcext:value-type="float">
            <text:p>22.03</text:p>
          </table:table-cell>
          <table:table-cell table:formula="of:=([.G412]-[.E412])^2" office:value-type="float" office:value="485.31082859122" calcext:value-type="float">
            <text:p>485.31</text:p>
          </table:table-cell>
          <table:table-cell table:number-columns-repeated="55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/>
          <table:table-cell table:formula="of:=[.$M$3]*[.$C413] +[.$L$3]*[.D413]  + [.$K$3]" office:value-type="float" office:value="151.808184143281" calcext:value-type="float">
            <text:p>151.81</text:p>
          </table:table-cell>
          <table:table-cell table:formula="of:=[.G413]-[.E413]" office:value-type="float" office:value="7.94861491283169" calcext:value-type="float">
            <text:p>7.95</text:p>
          </table:table-cell>
          <table:table-cell table:formula="of:=([.G413]-[.E413])^2" office:value-type="float" office:value="63.1804790324903" calcext:value-type="float">
            <text:p>63.18</text:p>
          </table:table-cell>
          <table:table-cell table:number-columns-repeated="55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/>
          <table:table-cell table:formula="of:=[.$M$3]*[.$C414] +[.$L$3]*[.D414]  + [.$K$3]" office:value-type="float" office:value="128.916130370305" calcext:value-type="float">
            <text:p>128.92</text:p>
          </table:table-cell>
          <table:table-cell table:formula="of:=[.G414]-[.E414]" office:value-type="float" office:value="24.0603685546043" calcext:value-type="float">
            <text:p>24.06</text:p>
          </table:table-cell>
          <table:table-cell table:formula="of:=([.G414]-[.E414])^2" office:value-type="float" office:value="578.90133498339" calcext:value-type="float">
            <text:p>578.90</text:p>
          </table:table-cell>
          <table:table-cell table:number-columns-repeated="55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/>
          <table:table-cell table:formula="of:=[.$M$3]*[.$C415] +[.$L$3]*[.D415]  + [.$K$3]" office:value-type="float" office:value="181.659795159782" calcext:value-type="float">
            <text:p>181.66</text:p>
          </table:table-cell>
          <table:table-cell table:formula="of:=[.G415]-[.E415]" office:value-type="float" office:value="23.408076287412" calcext:value-type="float">
            <text:p>23.41</text:p>
          </table:table-cell>
          <table:table-cell table:formula="of:=([.G415]-[.E415])^2" office:value-type="float" office:value="547.9380354773" calcext:value-type="float">
            <text:p>547.94</text:p>
          </table:table-cell>
          <table:table-cell table:number-columns-repeated="55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/>
          <table:table-cell table:formula="of:=[.$M$3]*[.$C416] +[.$L$3]*[.D416]  + [.$K$3]" office:value-type="float" office:value="151.190268409653" calcext:value-type="float">
            <text:p>151.19</text:p>
          </table:table-cell>
          <table:table-cell table:formula="of:=[.G416]-[.E416]" office:value-type="float" office:value="9.78892323140212" calcext:value-type="float">
            <text:p>9.79</text:p>
          </table:table-cell>
          <table:table-cell table:formula="of:=([.G416]-[.E416])^2" office:value-type="float" office:value="95.8230180302842" calcext:value-type="float">
            <text:p>95.82</text:p>
          </table:table-cell>
          <table:table-cell table:number-columns-repeated="55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/>
          <table:table-cell table:formula="of:=[.$M$3]*[.$C417] +[.$L$3]*[.D417]  + [.$K$3]" office:value-type="float" office:value="179.051513466687" calcext:value-type="float">
            <text:p>179.05</text:p>
          </table:table-cell>
          <table:table-cell table:formula="of:=[.G417]-[.E417]" office:value-type="float" office:value="5.13569420879773" calcext:value-type="float">
            <text:p>5.14</text:p>
          </table:table-cell>
          <table:table-cell table:formula="of:=([.G417]-[.E417])^2" office:value-type="float" office:value="26.3753550062785" calcext:value-type="float">
            <text:p>26.38</text:p>
          </table:table-cell>
          <table:table-cell table:number-columns-repeated="55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/>
          <table:table-cell table:formula="of:=[.$M$3]*[.$C418] +[.$L$3]*[.D418]  + [.$K$3]" office:value-type="float" office:value="164.637989352694" calcext:value-type="float">
            <text:p>164.64</text:p>
          </table:table-cell>
          <table:table-cell table:formula="of:=[.G418]-[.E418]" office:value-type="float" office:value="17.9691813415261" calcext:value-type="float">
            <text:p>17.97</text:p>
          </table:table-cell>
          <table:table-cell table:formula="of:=([.G418]-[.E418])^2" office:value-type="float" office:value="322.891478084649" calcext:value-type="float">
            <text:p>322.89</text:p>
          </table:table-cell>
          <table:table-cell table:number-columns-repeated="5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/>
          <table:table-cell table:formula="of:=[.$M$3]*[.$C419] +[.$L$3]*[.D419]  + [.$K$3]" office:value-type="float" office:value="175.189430103442" calcext:value-type="float">
            <text:p>175.19</text:p>
          </table:table-cell>
          <table:table-cell table:formula="of:=[.G419]-[.E419]" office:value-type="float" office:value="2.06196946707118" calcext:value-type="float">
            <text:p>2.06</text:p>
          </table:table-cell>
          <table:table-cell table:formula="of:=([.G419]-[.E419])^2" office:value-type="float" office:value="4.2517180831338" calcext:value-type="float">
            <text:p>4.25</text:p>
          </table:table-cell>
          <table:table-cell table:number-columns-repeated="5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/>
          <table:table-cell table:formula="of:=[.$M$3]*[.$C420] +[.$L$3]*[.D420]  + [.$K$3]" office:value-type="float" office:value="133.644811969567" calcext:value-type="float">
            <text:p>133.64</text:p>
          </table:table-cell>
          <table:table-cell table:formula="of:=[.G420]-[.E420]" office:value-type="float" office:value="-15.5048728681568" calcext:value-type="float">
            <text:p>-15.50</text:p>
          </table:table-cell>
          <table:table-cell table:formula="of:=([.G420]-[.E420])^2" office:value-type="float" office:value="240.401082657706" calcext:value-type="float">
            <text:p>240.40</text:p>
          </table:table-cell>
          <table:table-cell table:number-columns-repeated="5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/>
          <table:table-cell table:formula="of:=[.$M$3]*[.$C421] +[.$L$3]*[.D421]  + [.$K$3]" office:value-type="float" office:value="194.576304308027" calcext:value-type="float">
            <text:p>194.58</text:p>
          </table:table-cell>
          <table:table-cell table:formula="of:=[.G421]-[.E421]" office:value-type="float" office:value="21.6774540375233" calcext:value-type="float">
            <text:p>21.68</text:p>
          </table:table-cell>
          <table:table-cell table:formula="of:=([.G421]-[.E421])^2" office:value-type="float" office:value="469.912013548934" calcext:value-type="float">
            <text:p>469.91</text:p>
          </table:table-cell>
          <table:table-cell table:number-columns-repeated="55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/>
          <table:table-cell table:formula="of:=[.$M$3]*[.$C422] +[.$L$3]*[.D422]  + [.$K$3]" office:value-type="float" office:value="259.311602187267" calcext:value-type="float">
            <text:p>259.31</text:p>
          </table:table-cell>
          <table:table-cell table:formula="of:=[.G422]-[.E422]" office:value-type="float" office:value="31.9690373105317" calcext:value-type="float">
            <text:p>31.97</text:p>
          </table:table-cell>
          <table:table-cell table:formula="of:=([.G422]-[.E422])^2" office:value-type="float" office:value="1022.01934656217" calcext:value-type="float">
            <text:p>1,022.02</text:p>
          </table:table-cell>
          <table:table-cell table:number-columns-repeated="55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/>
          <table:table-cell table:formula="of:=[.$M$3]*[.$C423] +[.$L$3]*[.D423]  + [.$K$3]" office:value-type="float" office:value="134.415635224475" calcext:value-type="float">
            <text:p>134.42</text:p>
          </table:table-cell>
          <table:table-cell table:formula="of:=[.G423]-[.E423]" office:value-type="float" office:value="31.1406058844172" calcext:value-type="float">
            <text:p>31.14</text:p>
          </table:table-cell>
          <table:table-cell table:formula="of:=([.G423]-[.E423])^2" office:value-type="float" office:value="969.737334848598" calcext:value-type="float">
            <text:p>969.74</text:p>
          </table:table-cell>
          <table:table-cell table:number-columns-repeated="55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/>
          <table:table-cell table:formula="of:=[.$M$3]*[.$C424] +[.$L$3]*[.D424]  + [.$K$3]" office:value-type="float" office:value="94.5693012064094" calcext:value-type="float">
            <text:p>94.57</text:p>
          </table:table-cell>
          <table:table-cell table:formula="of:=[.G424]-[.E424]" office:value-type="float" office:value="10.5762237350342" calcext:value-type="float">
            <text:p>10.58</text:p>
          </table:table-cell>
          <table:table-cell table:formula="of:=([.G424]-[.E424])^2" office:value-type="float" office:value="111.856508493501" calcext:value-type="float">
            <text:p>111.86</text:p>
          </table:table-cell>
          <table:table-cell table:number-columns-repeated="55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/>
          <table:table-cell table:formula="of:=[.$M$3]*[.$C425] +[.$L$3]*[.D425]  + [.$K$3]" office:value-type="float" office:value="158.151213219686" calcext:value-type="float">
            <text:p>158.15</text:p>
          </table:table-cell>
          <table:table-cell table:formula="of:=[.G425]-[.E425]" office:value-type="float" office:value="35.399559095974" calcext:value-type="float">
            <text:p>35.40</text:p>
          </table:table-cell>
          <table:table-cell table:formula="of:=([.G425]-[.E425])^2" office:value-type="float" office:value="1253.12878418936" calcext:value-type="float">
            <text:p>1,253.13</text:p>
          </table:table-cell>
          <table:table-cell table:number-columns-repeated="55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/>
          <table:table-cell table:formula="of:=[.$M$3]*[.$C426] +[.$L$3]*[.D426]  + [.$K$3]" office:value-type="float" office:value="133.888130887194" calcext:value-type="float">
            <text:p>133.89</text:p>
          </table:table-cell>
          <table:table-cell table:formula="of:=[.G426]-[.E426]" office:value-type="float" office:value="1.19572560331727" calcext:value-type="float">
            <text:p>1.20</text:p>
          </table:table-cell>
          <table:table-cell table:formula="of:=([.G426]-[.E426])^2" office:value-type="float" office:value="1.42975971842845" calcext:value-type="float">
            <text:p>1.43</text:p>
          </table:table-cell>
          <table:table-cell table:number-columns-repeated="55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/>
          <table:table-cell table:formula="of:=[.$M$3]*[.$C427] +[.$L$3]*[.D427]  + [.$K$3]" office:value-type="float" office:value="220.044664511945" calcext:value-type="float">
            <text:p>220.04</text:p>
          </table:table-cell>
          <table:table-cell table:formula="of:=[.G427]-[.E427]" office:value-type="float" office:value="-3.82551351824185" calcext:value-type="float">
            <text:p>-3.83</text:p>
          </table:table-cell>
          <table:table-cell table:formula="of:=([.G427]-[.E427])^2" office:value-type="float" office:value="14.6345536782511" calcext:value-type="float">
            <text:p>14.63</text:p>
          </table:table-cell>
          <table:table-cell table:number-columns-repeated="55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/>
          <table:table-cell table:formula="of:=[.$M$3]*[.$C428] +[.$L$3]*[.D428]  + [.$K$3]" office:value-type="float" office:value="130.38965923983" calcext:value-type="float">
            <text:p>130.39</text:p>
          </table:table-cell>
          <table:table-cell table:formula="of:=[.G428]-[.E428]" office:value-type="float" office:value="8.34017904645266" calcext:value-type="float">
            <text:p>8.34</text:p>
          </table:table-cell>
          <table:table-cell table:formula="of:=([.G428]-[.E428])^2" office:value-type="float" office:value="69.558586526888" calcext:value-type="float">
            <text:p>69.56</text:p>
          </table:table-cell>
          <table:table-cell table:number-columns-repeated="55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/>
          <table:table-cell table:formula="of:=[.$M$3]*[.$C429] +[.$L$3]*[.D429]  + [.$K$3]" office:value-type="float" office:value="166.386718502423" calcext:value-type="float">
            <text:p>166.39</text:p>
          </table:table-cell>
          <table:table-cell table:formula="of:=[.G429]-[.E429]" office:value-type="float" office:value="21.169540988492" calcext:value-type="float">
            <text:p>21.17</text:p>
          </table:table-cell>
          <table:table-cell table:formula="of:=([.G429]-[.E429])^2" office:value-type="float" office:value="448.149465663442" calcext:value-type="float">
            <text:p>448.15</text:p>
          </table:table-cell>
          <table:table-cell table:number-columns-repeated="55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/>
          <table:table-cell table:formula="of:=[.$M$3]*[.$C430] +[.$L$3]*[.D430]  + [.$K$3]" office:value-type="float" office:value="173.715684010954" calcext:value-type="float">
            <text:p>173.72</text:p>
          </table:table-cell>
          <table:table-cell table:formula="of:=[.G430]-[.E430]" office:value-type="float" office:value="0.227084667168242" calcext:value-type="float">
            <text:p>0.23</text:p>
          </table:table-cell>
          <table:table-cell table:formula="of:=([.G430]-[.E430])^2" office:value-type="float" office:value="0.0515674460629113" calcext:value-type="float">
            <text:p>0.05</text:p>
          </table:table-cell>
          <table:table-cell table:number-columns-repeated="55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/>
          <table:table-cell table:formula="of:=[.$M$3]*[.$C431] +[.$L$3]*[.D431]  + [.$K$3]" office:value-type="float" office:value="118.543861006058" calcext:value-type="float">
            <text:p>118.54</text:p>
          </table:table-cell>
          <table:table-cell table:formula="of:=[.G431]-[.E431]" office:value-type="float" office:value="16.0769116693088" calcext:value-type="float">
            <text:p>16.08</text:p>
          </table:table-cell>
          <table:table-cell table:formula="of:=([.G431]-[.E431])^2" office:value-type="float" office:value="258.467088822757" calcext:value-type="float">
            <text:p>258.47</text:p>
          </table:table-cell>
          <table:table-cell table:number-columns-repeated="5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/>
          <table:table-cell table:formula="of:=[.$M$3]*[.$C432] +[.$L$3]*[.D432]  + [.$K$3]" office:value-type="float" office:value="125.144020103496" calcext:value-type="float">
            <text:p>125.14</text:p>
          </table:table-cell>
          <table:table-cell table:formula="of:=[.G432]-[.E432]" office:value-type="float" office:value="14.1598514108508" calcext:value-type="float">
            <text:p>14.16</text:p>
          </table:table-cell>
          <table:table-cell table:formula="of:=([.G432]-[.E432])^2" office:value-type="float" office:value="200.501391977375" calcext:value-type="float">
            <text:p>200.50</text:p>
          </table:table-cell>
          <table:table-cell table:number-columns-repeated="5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/>
          <table:table-cell table:formula="of:=[.$M$3]*[.$C433] +[.$L$3]*[.D433]  + [.$K$3]" office:value-type="float" office:value="220.880716206996" calcext:value-type="float">
            <text:p>220.88</text:p>
          </table:table-cell>
          <table:table-cell table:formula="of:=[.G433]-[.E433]" office:value-type="float" office:value="11.6199577072552" calcext:value-type="float">
            <text:p>11.62</text:p>
          </table:table-cell>
          <table:table-cell table:formula="of:=([.G433]-[.E433])^2" office:value-type="float" office:value="135.0234171184" calcext:value-type="float">
            <text:p>135.02</text:p>
          </table:table-cell>
          <table:table-cell table:number-columns-repeated="5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/>
          <table:table-cell table:formula="of:=[.$M$3]*[.$C434] +[.$L$3]*[.D434]  + [.$K$3]" office:value-type="float" office:value="118.201422805651" calcext:value-type="float">
            <text:p>118.20</text:p>
          </table:table-cell>
          <table:table-cell table:formula="of:=[.G434]-[.E434]" office:value-type="float" office:value="-10.9724160382253" calcext:value-type="float">
            <text:p>-10.97</text:p>
          </table:table-cell>
          <table:table-cell table:formula="of:=([.G434]-[.E434])^2" office:value-type="float" office:value="120.393913715903" calcext:value-type="float">
            <text:p>120.39</text:p>
          </table:table-cell>
          <table:table-cell table:number-columns-repeated="55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/>
          <table:table-cell table:formula="of:=[.$M$3]*[.$C435] +[.$L$3]*[.D435]  + [.$K$3]" office:value-type="float" office:value="175.629190874275" calcext:value-type="float">
            <text:p>175.63</text:p>
          </table:table-cell>
          <table:table-cell table:formula="of:=[.G435]-[.E435]" office:value-type="float" office:value="-2.21679744475503" calcext:value-type="float">
            <text:p>-2.22</text:p>
          </table:table-cell>
          <table:table-cell table:formula="of:=([.G435]-[.E435])^2" office:value-type="float" office:value="4.91419091107243" calcext:value-type="float">
            <text:p>4.91</text:p>
          </table:table-cell>
          <table:table-cell table:number-columns-repeated="55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/>
          <table:table-cell table:formula="of:=[.$M$3]*[.$C436] +[.$L$3]*[.D436]  + [.$K$3]" office:value-type="float" office:value="177.326346218021" calcext:value-type="float">
            <text:p>177.33</text:p>
          </table:table-cell>
          <table:table-cell table:formula="of:=[.G436]-[.E436]" office:value-type="float" office:value="4.75197613909506" calcext:value-type="float">
            <text:p>4.75</text:p>
          </table:table-cell>
          <table:table-cell table:formula="of:=([.G436]-[.E436])^2" office:value-type="float" office:value="22.5812772265288" calcext:value-type="float">
            <text:p>22.58</text:p>
          </table:table-cell>
          <table:table-cell table:number-columns-repeated="55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/>
          <table:table-cell table:formula="of:=[.$M$3]*[.$C437] +[.$L$3]*[.D437]  + [.$K$3]" office:value-type="float" office:value="180.535372644222" calcext:value-type="float">
            <text:p>180.54</text:p>
          </table:table-cell>
          <table:table-cell table:formula="of:=[.G437]-[.E437]" office:value-type="float" office:value="-8.73097612360849" calcext:value-type="float">
            <text:p>-8.73</text:p>
          </table:table-cell>
          <table:table-cell table:formula="of:=([.G437]-[.E437])^2" office:value-type="float" office:value="76.2299440710215" calcext:value-type="float">
            <text:p>76.23</text:p>
          </table:table-cell>
          <table:table-cell table:number-columns-repeated="55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/>
          <table:table-cell table:formula="of:=[.$M$3]*[.$C438] +[.$L$3]*[.D438]  + [.$K$3]" office:value-type="float" office:value="99.7891182340195" calcext:value-type="float">
            <text:p>99.79</text:p>
          </table:table-cell>
          <table:table-cell table:formula="of:=[.G438]-[.E438]" office:value-type="float" office:value="3.4755617049987" calcext:value-type="float">
            <text:p>3.48</text:p>
          </table:table-cell>
          <table:table-cell table:formula="of:=([.G438]-[.E438])^2" office:value-type="float" office:value="12.0795291652534" calcext:value-type="float">
            <text:p>12.08</text:p>
          </table:table-cell>
          <table:table-cell table:number-columns-repeated="55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/>
          <table:table-cell table:formula="of:=[.$M$3]*[.$C439] +[.$L$3]*[.D439]  + [.$K$3]" office:value-type="float" office:value="153.809574093883" calcext:value-type="float">
            <text:p>153.81</text:p>
          </table:table-cell>
          <table:table-cell table:formula="of:=[.G439]-[.E439]" office:value-type="float" office:value="27.3768535673841" calcext:value-type="float">
            <text:p>27.38</text:p>
          </table:table-cell>
          <table:table-cell table:formula="of:=([.G439]-[.E439])^2" office:value-type="float" office:value="749.492111249992" calcext:value-type="float">
            <text:p>749.49</text:p>
          </table:table-cell>
          <table:table-cell table:number-columns-repeated="55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/>
          <table:table-cell table:formula="of:=[.$M$3]*[.$C440] +[.$L$3]*[.D440]  + [.$K$3]" office:value-type="float" office:value="158.927898439958" calcext:value-type="float">
            <text:p>158.93</text:p>
          </table:table-cell>
          <table:table-cell table:formula="of:=[.G440]-[.E440]" office:value-type="float" office:value="-16.016079316216" calcext:value-type="float">
            <text:p>-16.02</text:p>
          </table:table-cell>
          <table:table-cell table:formula="of:=([.G440]-[.E440])^2" office:value-type="float" office:value="256.514796663323" calcext:value-type="float">
            <text:p>256.51</text:p>
          </table:table-cell>
          <table:table-cell table:number-columns-repeated="55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/>
          <table:table-cell table:formula="of:=[.$M$3]*[.$C441] +[.$L$3]*[.D441]  + [.$K$3]" office:value-type="float" office:value="219.923780823711" calcext:value-type="float">
            <text:p>219.92</text:p>
          </table:table-cell>
          <table:table-cell table:formula="of:=[.G441]-[.E441]" office:value-type="float" office:value="10.6949268569455" calcext:value-type="float">
            <text:p>10.69</text:p>
          </table:table-cell>
          <table:table-cell table:formula="of:=([.G441]-[.E441])^2" office:value-type="float" office:value="114.381460475414" calcext:value-type="float">
            <text:p>114.38</text:p>
          </table:table-cell>
          <table:table-cell table:number-columns-repeated="55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/>
          <table:table-cell table:formula="of:=[.$M$3]*[.$C442] +[.$L$3]*[.D442]  + [.$K$3]" office:value-type="float" office:value="153.383520511164" calcext:value-type="float">
            <text:p>153.38</text:p>
          </table:table-cell>
          <table:table-cell table:formula="of:=[.G442]-[.E442]" office:value-type="float" office:value="24.1820145517891" calcext:value-type="float">
            <text:p>24.18</text:p>
          </table:table-cell>
          <table:table-cell table:formula="of:=([.G442]-[.E442])^2" office:value-type="float" office:value="584.769827782942" calcext:value-type="float">
            <text:p>584.77</text:p>
          </table:table-cell>
          <table:table-cell table:number-columns-repeated="55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/>
          <table:table-cell table:formula="of:=[.$M$3]*[.$C443] +[.$L$3]*[.D443]  + [.$K$3]" office:value-type="float" office:value="165.728287264792" calcext:value-type="float">
            <text:p>165.73</text:p>
          </table:table-cell>
          <table:table-cell table:formula="of:=[.G443]-[.E443]" office:value-type="float" office:value="3.4838298082868" calcext:value-type="float">
            <text:p>3.48</text:p>
          </table:table-cell>
          <table:table-cell table:formula="of:=([.G443]-[.E443])^2" office:value-type="float" office:value="12.1370701331076" calcext:value-type="float">
            <text:p>12.14</text:p>
          </table:table-cell>
          <table:table-cell table:number-columns-repeated="55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/>
          <table:table-cell table:formula="of:=[.$M$3]*[.$C444] +[.$L$3]*[.D444]  + [.$K$3]" office:value-type="float" office:value="187.660247793583" calcext:value-type="float">
            <text:p>187.66</text:p>
          </table:table-cell>
          <table:table-cell table:formula="of:=[.G444]-[.E444]" office:value-type="float" office:value="23.8077864470119" calcext:value-type="float">
            <text:p>23.81</text:p>
          </table:table-cell>
          <table:table-cell table:formula="of:=([.G444]-[.E444])^2" office:value-type="float" office:value="566.810695506525" calcext:value-type="float">
            <text:p>566.81</text:p>
          </table:table-cell>
          <table:table-cell table:number-columns-repeated="55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/>
          <table:table-cell table:formula="of:=[.$M$3]*[.$C445] +[.$L$3]*[.D445]  + [.$K$3]" office:value-type="float" office:value="152.967613689321" calcext:value-type="float">
            <text:p>152.97</text:p>
          </table:table-cell>
          <table:table-cell table:formula="of:=[.G445]-[.E445]" office:value-type="float" office:value="17.7736418137398" calcext:value-type="float">
            <text:p>17.77</text:p>
          </table:table-cell>
          <table:table-cell table:formula="of:=([.G445]-[.E445])^2" office:value-type="float" office:value="315.902343323121" calcext:value-type="float">
            <text:p>315.90</text:p>
          </table:table-cell>
          <table:table-cell table:number-columns-repeated="55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/>
          <table:table-cell table:formula="of:=[.$M$3]*[.$C446] +[.$L$3]*[.D446]  + [.$K$3]" office:value-type="float" office:value="209.116904600774" calcext:value-type="float">
            <text:p>209.12</text:p>
          </table:table-cell>
          <table:table-cell table:formula="of:=[.G446]-[.E446]" office:value-type="float" office:value="4.69427114060753" calcext:value-type="float">
            <text:p>4.69</text:p>
          </table:table-cell>
          <table:table-cell table:formula="of:=([.G446]-[.E446])^2" office:value-type="float" office:value="22.0361815415407" calcext:value-type="float">
            <text:p>22.04</text:p>
          </table:table-cell>
          <table:table-cell table:number-columns-repeated="55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/>
          <table:table-cell table:formula="of:=[.$M$3]*[.$C447] +[.$L$3]*[.D447]  + [.$K$3]" office:value-type="float" office:value="168.173867476267" calcext:value-type="float">
            <text:p>168.17</text:p>
          </table:table-cell>
          <table:table-cell table:formula="of:=[.G447]-[.E447]" office:value-type="float" office:value="-14.2941899564124" calcext:value-type="float">
            <text:p>-14.29</text:p>
          </table:table-cell>
          <table:table-cell table:formula="of:=([.G447]-[.E447])^2" office:value-type="float" office:value="204.323866510001" calcext:value-type="float">
            <text:p>204.32</text:p>
          </table:table-cell>
          <table:table-cell table:number-columns-repeated="55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/>
          <table:table-cell table:formula="of:=[.$M$3]*[.$C448] +[.$L$3]*[.D448]  + [.$K$3]" office:value-type="float" office:value="186.160693523219" calcext:value-type="float">
            <text:p>186.16</text:p>
          </table:table-cell>
          <table:table-cell table:formula="of:=[.G448]-[.E448]" office:value-type="float" office:value="2.46286672382905" calcext:value-type="float">
            <text:p>2.46</text:p>
          </table:table-cell>
          <table:table-cell table:formula="of:=([.G448]-[.E448])^2" office:value-type="float" office:value="6.06571249934445" calcext:value-type="float">
            <text:p>6.07</text:p>
          </table:table-cell>
          <table:table-cell table:number-columns-repeated="55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/>
          <table:table-cell table:formula="of:=[.$M$3]*[.$C449] +[.$L$3]*[.D449]  + [.$K$3]" office:value-type="float" office:value="124.163872496181" calcext:value-type="float">
            <text:p>124.16</text:p>
          </table:table-cell>
          <table:table-cell table:formula="of:=[.G449]-[.E449]" office:value-type="float" office:value="3.21152944720446" calcext:value-type="float">
            <text:p>3.21</text:p>
          </table:table-cell>
          <table:table-cell table:formula="of:=([.G449]-[.E449])^2" office:value-type="float" office:value="10.3139213902614" calcext:value-type="float">
            <text:p>10.31</text:p>
          </table:table-cell>
          <table:table-cell table:number-columns-repeated="55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/>
          <table:table-cell table:formula="of:=[.$M$3]*[.$C450] +[.$L$3]*[.D450]  + [.$K$3]" office:value-type="float" office:value="156.190318920081" calcext:value-type="float">
            <text:p>156.19</text:p>
          </table:table-cell>
          <table:table-cell table:formula="of:=[.G450]-[.E450]" office:value-type="float" office:value="22.3354926886894" calcext:value-type="float">
            <text:p>22.34</text:p>
          </table:table-cell>
          <table:table-cell table:formula="of:=([.G450]-[.E450])^2" office:value-type="float" office:value="498.8742336465" calcext:value-type="float">
            <text:p>498.87</text:p>
          </table:table-cell>
          <table:table-cell table:number-columns-repeated="55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/>
          <table:table-cell table:formula="of:=[.$M$3]*[.$C451] +[.$L$3]*[.D451]  + [.$K$3]" office:value-type="float" office:value="167.772786599282" calcext:value-type="float">
            <text:p>167.77</text:p>
          </table:table-cell>
          <table:table-cell table:formula="of:=[.G451]-[.E451]" office:value-type="float" office:value="28.0295063033984" calcext:value-type="float">
            <text:p>28.03</text:p>
          </table:table-cell>
          <table:table-cell table:formula="of:=([.G451]-[.E451])^2" office:value-type="float" office:value="785.653223612249" calcext:value-type="float">
            <text:p>785.65</text:p>
          </table:table-cell>
          <table:table-cell table:number-columns-repeated="55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/>
          <table:table-cell table:formula="of:=[.$M$3]*[.$C452] +[.$L$3]*[.D452]  + [.$K$3]" office:value-type="float" office:value="195.399081082951" calcext:value-type="float">
            <text:p>195.40</text:p>
          </table:table-cell>
          <table:table-cell table:formula="of:=[.G452]-[.E452]" office:value-type="float" office:value="0.424965155704399" calcext:value-type="float">
            <text:p>0.42</text:p>
          </table:table-cell>
          <table:table-cell table:formula="of:=([.G452]-[.E452])^2" office:value-type="float" office:value="0.180595383562864" calcext:value-type="float">
            <text:p>0.18</text:p>
          </table:table-cell>
          <table:table-cell table:number-columns-repeated="55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/>
          <table:table-cell table:formula="of:=[.$M$3]*[.$C453] +[.$L$3]*[.D453]  + [.$K$3]" office:value-type="float" office:value="110.721563481296" calcext:value-type="float">
            <text:p>110.72</text:p>
          </table:table-cell>
          <table:table-cell table:formula="of:=[.G453]-[.E453]" office:value-type="float" office:value="8.63323711345647" calcext:value-type="float">
            <text:p>8.63</text:p>
          </table:table-cell>
          <table:table-cell table:formula="of:=([.G453]-[.E453])^2" office:value-type="float" office:value="74.5327830571623" calcext:value-type="float">
            <text:p>74.53</text:p>
          </table:table-cell>
          <table:table-cell table:number-columns-repeated="55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/>
          <table:table-cell table:formula="of:=[.$M$3]*[.$C454] +[.$L$3]*[.D454]  + [.$K$3]" office:value-type="float" office:value="129.756331461334" calcext:value-type="float">
            <text:p>129.76</text:p>
          </table:table-cell>
          <table:table-cell table:formula="of:=[.G454]-[.E454]" office:value-type="float" office:value="23.4613301022086" calcext:value-type="float">
            <text:p>23.46</text:p>
          </table:table-cell>
          <table:table-cell table:formula="of:=([.G454]-[.E454])^2" office:value-type="float" office:value="550.434010164798" calcext:value-type="float">
            <text:p>550.43</text:p>
          </table:table-cell>
          <table:table-cell table:number-columns-repeated="55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/>
          <table:table-cell table:formula="of:=[.$M$3]*[.$C455] +[.$L$3]*[.D455]  + [.$K$3]" office:value-type="float" office:value="210.848276395831" calcext:value-type="float">
            <text:p>210.85</text:p>
          </table:table-cell>
          <table:table-cell table:formula="of:=[.G455]-[.E455]" office:value-type="float" office:value="0.211752629298473" calcext:value-type="float">
            <text:p>0.21</text:p>
          </table:table-cell>
          <table:table-cell table:formula="of:=([.G455]-[.E455])^2" office:value-type="float" office:value="0.0448391760148167" calcext:value-type="float">
            <text:p>0.04</text:p>
          </table:table-cell>
          <table:table-cell table:number-columns-repeated="55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/>
          <table:table-cell table:formula="of:=[.$M$3]*[.$C456] +[.$L$3]*[.D456]  + [.$K$3]" office:value-type="float" office:value="145.902273334496" calcext:value-type="float">
            <text:p>145.90</text:p>
          </table:table-cell>
          <table:table-cell table:formula="of:=[.G456]-[.E456]" office:value-type="float" office:value="15.6225592183058" calcext:value-type="float">
            <text:p>15.62</text:p>
          </table:table-cell>
          <table:table-cell table:formula="of:=([.G456]-[.E456])^2" office:value-type="float" office:value="244.06435652947" calcext:value-type="float">
            <text:p>244.06</text:p>
          </table:table-cell>
          <table:table-cell table:number-columns-repeated="55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/>
          <table:table-cell table:formula="of:=[.$M$3]*[.$C457] +[.$L$3]*[.D457]  + [.$K$3]" office:value-type="float" office:value="215.359526296932" calcext:value-type="float">
            <text:p>215.36</text:p>
          </table:table-cell>
          <table:table-cell table:formula="of:=[.G457]-[.E457]" office:value-type="float" office:value="-1.32678896155809" calcext:value-type="float">
            <text:p>-1.33</text:p>
          </table:table-cell>
          <table:table-cell table:formula="of:=([.G457]-[.E457])^2" office:value-type="float" office:value="1.76036894851241" calcext:value-type="float">
            <text:p>1.76</text:p>
          </table:table-cell>
          <table:table-cell table:number-columns-repeated="55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/>
          <table:table-cell table:formula="of:=[.$M$3]*[.$C458] +[.$L$3]*[.D458]  + [.$K$3]" office:value-type="float" office:value="188.63477112178" calcext:value-type="float">
            <text:p>188.63</text:p>
          </table:table-cell>
          <table:table-cell table:formula="of:=[.G458]-[.E458]" office:value-type="float" office:value="-2.21429895580357" calcext:value-type="float">
            <text:p>-2.21</text:p>
          </table:table-cell>
          <table:table-cell table:formula="of:=([.G458]-[.E458])^2" office:value-type="float" office:value="4.90311986567278" calcext:value-type="float">
            <text:p>4.90</text:p>
          </table:table-cell>
          <table:table-cell table:number-columns-repeated="55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/>
          <table:table-cell table:formula="of:=[.$M$3]*[.$C459] +[.$L$3]*[.D459]  + [.$K$3]" office:value-type="float" office:value="170.826305458758" calcext:value-type="float">
            <text:p>170.83</text:p>
          </table:table-cell>
          <table:table-cell table:formula="of:=[.G459]-[.E459]" office:value-type="float" office:value="-7.34278506486925" calcext:value-type="float">
            <text:p>-7.34</text:p>
          </table:table-cell>
          <table:table-cell table:formula="of:=([.G459]-[.E459])^2" office:value-type="float" office:value="53.9164925088669" calcext:value-type="float">
            <text:p>53.92</text:p>
          </table:table-cell>
          <table:table-cell table:number-columns-repeated="55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/>
          <table:table-cell table:formula="of:=[.$M$3]*[.$C460] +[.$L$3]*[.D460]  + [.$K$3]" office:value-type="float" office:value="181.488566909359" calcext:value-type="float">
            <text:p>181.49</text:p>
          </table:table-cell>
          <table:table-cell table:formula="of:=[.G460]-[.E460]" office:value-type="float" office:value="28.3899252834229" calcext:value-type="float">
            <text:p>28.39</text:p>
          </table:table-cell>
          <table:table-cell table:formula="of:=([.G460]-[.E460])^2" office:value-type="float" office:value="805.987857598337" calcext:value-type="float">
            <text:p>805.99</text:p>
          </table:table-cell>
          <table:table-cell table:number-columns-repeated="55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/>
          <table:table-cell table:formula="of:=[.$M$3]*[.$C461] +[.$L$3]*[.D461]  + [.$K$3]" office:value-type="float" office:value="181.826059584483" calcext:value-type="float">
            <text:p>181.83</text:p>
          </table:table-cell>
          <table:table-cell table:formula="of:=[.G461]-[.E461]" office:value-type="float" office:value="-4.46373338706877" calcext:value-type="float">
            <text:p>-4.46</text:p>
          </table:table-cell>
          <table:table-cell table:formula="of:=([.G461]-[.E461])^2" office:value-type="float" office:value="19.9249157508324" calcext:value-type="float">
            <text:p>19.92</text:p>
          </table:table-cell>
          <table:table-cell table:number-columns-repeated="55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/>
          <table:table-cell table:formula="of:=[.$M$3]*[.$C462] +[.$L$3]*[.D462]  + [.$K$3]" office:value-type="float" office:value="144.849159059705" calcext:value-type="float">
            <text:p>144.85</text:p>
          </table:table-cell>
          <table:table-cell table:formula="of:=[.G462]-[.E462]" office:value-type="float" office:value="-0.46742411888377" calcext:value-type="float">
            <text:p>-0.47</text:p>
          </table:table-cell>
          <table:table-cell table:formula="of:=([.G462]-[.E462])^2" office:value-type="float" office:value="0.218485306914269" calcext:value-type="float">
            <text:p>0.22</text:p>
          </table:table-cell>
          <table:table-cell table:number-columns-repeated="55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/>
          <table:table-cell table:formula="of:=[.$M$3]*[.$C463] +[.$L$3]*[.D463]  + [.$K$3]" office:value-type="float" office:value="111.621882461622" calcext:value-type="float">
            <text:p>111.62</text:p>
          </table:table-cell>
          <table:table-cell table:formula="of:=[.G463]-[.E463]" office:value-type="float" office:value="13.2492436431558" calcext:value-type="float">
            <text:p>13.25</text:p>
          </table:table-cell>
          <table:table-cell table:formula="of:=([.G463]-[.E463])^2" office:value-type="float" office:value="175.542457115704" calcext:value-type="float">
            <text:p>175.54</text:p>
          </table:table-cell>
          <table:table-cell table:number-columns-repeated="55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/>
          <table:table-cell table:formula="of:=[.$M$3]*[.$C464] +[.$L$3]*[.D464]  + [.$K$3]" office:value-type="float" office:value="166.060187867252" calcext:value-type="float">
            <text:p>166.06</text:p>
          </table:table-cell>
          <table:table-cell table:formula="of:=[.G464]-[.E464]" office:value-type="float" office:value="20.4809791315763" calcext:value-type="float">
            <text:p>20.48</text:p>
          </table:table-cell>
          <table:table-cell table:formula="of:=([.G464]-[.E464])^2" office:value-type="float" office:value="419.470506188064" calcext:value-type="float">
            <text:p>419.47</text:p>
          </table:table-cell>
          <table:table-cell table:number-columns-repeated="55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/>
          <table:table-cell table:formula="of:=[.$M$3]*[.$C465] +[.$L$3]*[.D465]  + [.$K$3]" office:value-type="float" office:value="147.647106137313" calcext:value-type="float">
            <text:p>147.65</text:p>
          </table:table-cell>
          <table:table-cell table:formula="of:=[.G465]-[.E465]" office:value-type="float" office:value="2.24341875648119" calcext:value-type="float">
            <text:p>2.24</text:p>
          </table:table-cell>
          <table:table-cell table:formula="of:=([.G465]-[.E465])^2" office:value-type="float" office:value="5.03292771693161" calcext:value-type="float">
            <text:p>5.03</text:p>
          </table:table-cell>
          <table:table-cell table:number-columns-repeated="5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/>
          <table:table-cell table:formula="of:=[.$M$3]*[.$C466] +[.$L$3]*[.D466]  + [.$K$3]" office:value-type="float" office:value="161.546171787129" calcext:value-type="float">
            <text:p>161.55</text:p>
          </table:table-cell>
          <table:table-cell table:formula="of:=[.G466]-[.E466]" office:value-type="float" office:value="16.4657674576396" calcext:value-type="float">
            <text:p>16.47</text:p>
          </table:table-cell>
          <table:table-cell table:formula="of:=([.G466]-[.E466])^2" office:value-type="float" office:value="271.121497969064" calcext:value-type="float">
            <text:p>271.12</text:p>
          </table:table-cell>
          <table:table-cell table:number-columns-repeated="55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/>
          <table:table-cell table:formula="of:=[.$M$3]*[.$C467] +[.$L$3]*[.D467]  + [.$K$3]" office:value-type="float" office:value="114.02089705884" calcext:value-type="float">
            <text:p>114.02</text:p>
          </table:table-cell>
          <table:table-cell table:formula="of:=[.G467]-[.E467]" office:value-type="float" office:value="0.605006565720529" calcext:value-type="float">
            <text:p>0.61</text:p>
          </table:table-cell>
          <table:table-cell table:formula="of:=([.G467]-[.E467])^2" office:value-type="float" office:value="0.366032944564949" calcext:value-type="float">
            <text:p>0.37</text:p>
          </table:table-cell>
          <table:table-cell table:number-columns-repeated="55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/>
          <table:table-cell table:formula="of:=[.$M$3]*[.$C468] +[.$L$3]*[.D468]  + [.$K$3]" office:value-type="float" office:value="181.562849850572" calcext:value-type="float">
            <text:p>181.56</text:p>
          </table:table-cell>
          <table:table-cell table:formula="of:=[.G468]-[.E468]" office:value-type="float" office:value="-13.6991404454924" calcext:value-type="float">
            <text:p>-13.70</text:p>
          </table:table-cell>
          <table:table-cell table:formula="of:=([.G468]-[.E468])^2" office:value-type="float" office:value="187.666448945325" calcext:value-type="float">
            <text:p>187.67</text:p>
          </table:table-cell>
          <table:table-cell table:number-columns-repeated="55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/>
          <table:table-cell table:formula="of:=[.$M$3]*[.$C469] +[.$L$3]*[.D469]  + [.$K$3]" office:value-type="float" office:value="117.448543356927" calcext:value-type="float">
            <text:p>117.45</text:p>
          </table:table-cell>
          <table:table-cell table:formula="of:=[.G469]-[.E469]" office:value-type="float" office:value="-1.3054972231471" calcext:value-type="float">
            <text:p>-1.31</text:p>
          </table:table-cell>
          <table:table-cell table:formula="of:=([.G469]-[.E469])^2" office:value-type="float" office:value="1.70432299964479" calcext:value-type="float">
            <text:p>1.70</text:p>
          </table:table-cell>
          <table:table-cell table:number-columns-repeated="55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/>
          <table:table-cell table:formula="of:=[.$M$3]*[.$C470] +[.$L$3]*[.D470]  + [.$K$3]" office:value-type="float" office:value="220.813726255002" calcext:value-type="float">
            <text:p>220.81</text:p>
          </table:table-cell>
          <table:table-cell table:formula="of:=[.G470]-[.E470]" office:value-type="float" office:value="-0.132034488643484" calcext:value-type="float">
            <text:p>-0.13</text:p>
          </table:table-cell>
          <table:table-cell table:formula="of:=([.G470]-[.E470])^2" office:value-type="float" office:value="0.0174331061913463" calcext:value-type="float">
            <text:p>0.02</text:p>
          </table:table-cell>
          <table:table-cell table:number-columns-repeated="55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/>
          <table:table-cell table:formula="of:=[.$M$3]*[.$C471] +[.$L$3]*[.D471]  + [.$K$3]" office:value-type="float" office:value="167.866035165228" calcext:value-type="float">
            <text:p>167.87</text:p>
          </table:table-cell>
          <table:table-cell table:formula="of:=[.G471]-[.E471]" office:value-type="float" office:value="-24.0804532619436" calcext:value-type="float">
            <text:p>-24.08</text:p>
          </table:table-cell>
          <table:table-cell table:formula="of:=([.G471]-[.E471])^2" office:value-type="float" office:value="579.868229300649" calcext:value-type="float">
            <text:p>579.87</text:p>
          </table:table-cell>
          <table:table-cell table:number-columns-repeated="55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/>
          <table:table-cell table:formula="of:=[.$M$3]*[.$C472] +[.$L$3]*[.D472]  + [.$K$3]" office:value-type="float" office:value="223.087223779089" calcext:value-type="float">
            <text:p>223.09</text:p>
          </table:table-cell>
          <table:table-cell table:formula="of:=[.G472]-[.E472]" office:value-type="float" office:value="4.67171932108784" calcext:value-type="float">
            <text:p>4.67</text:p>
          </table:table-cell>
          <table:table-cell table:formula="of:=([.G472]-[.E472])^2" office:value-type="float" office:value="21.8249614150254" calcext:value-type="float">
            <text:p>21.82</text:p>
          </table:table-cell>
          <table:table-cell table:number-columns-repeated="55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/>
          <table:table-cell table:formula="of:=[.$M$3]*[.$C473] +[.$L$3]*[.D473]  + [.$K$3]" office:value-type="float" office:value="109.509527603358" calcext:value-type="float">
            <text:p>109.51</text:p>
          </table:table-cell>
          <table:table-cell table:formula="of:=[.G473]-[.E473]" office:value-type="float" office:value="11.7870370056569" calcext:value-type="float">
            <text:p>11.79</text:p>
          </table:table-cell>
          <table:table-cell table:formula="of:=([.G473]-[.E473])^2" office:value-type="float" office:value="138.934241372726" calcext:value-type="float">
            <text:p>138.93</text:p>
          </table:table-cell>
          <table:table-cell table:number-columns-repeated="55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/>
          <table:table-cell table:formula="of:=[.$M$3]*[.$C474] +[.$L$3]*[.D474]  + [.$K$3]" office:value-type="float" office:value="147.365020254398" calcext:value-type="float">
            <text:p>147.37</text:p>
          </table:table-cell>
          <table:table-cell table:formula="of:=[.G474]-[.E474]" office:value-type="float" office:value="-7.29025230944026" calcext:value-type="float">
            <text:p>-7.29</text:p>
          </table:table-cell>
          <table:table-cell table:formula="of:=([.G474]-[.E474])^2" office:value-type="float" office:value="53.1477787352991" calcext:value-type="float">
            <text:p>53.15</text:p>
          </table:table-cell>
          <table:table-cell table:number-columns-repeated="55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/>
          <table:table-cell table:formula="of:=[.$M$3]*[.$C475] +[.$L$3]*[.D475]  + [.$K$3]" office:value-type="float" office:value="162.051139775227" calcext:value-type="float">
            <text:p>162.05</text:p>
          </table:table-cell>
          <table:table-cell table:formula="of:=[.G475]-[.E475]" office:value-type="float" office:value="22.4285666442674" calcext:value-type="float">
            <text:p>22.43</text:p>
          </table:table-cell>
          <table:table-cell table:formula="of:=([.G475]-[.E475])^2" office:value-type="float" office:value="503.040601716346" calcext:value-type="float">
            <text:p>503.04</text:p>
          </table:table-cell>
          <table:table-cell table:number-columns-repeated="55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/>
          <table:table-cell table:formula="of:=[.$M$3]*[.$C476] +[.$L$3]*[.D476]  + [.$K$3]" office:value-type="float" office:value="193.235626810783" calcext:value-type="float">
            <text:p>193.24</text:p>
          </table:table-cell>
          <table:table-cell table:formula="of:=[.G476]-[.E476]" office:value-type="float" office:value="-1.36843448776651" calcext:value-type="float">
            <text:p>-1.37</text:p>
          </table:table-cell>
          <table:table-cell table:formula="of:=([.G476]-[.E476])^2" office:value-type="float" office:value="1.87261294730878" calcext:value-type="float">
            <text:p>1.87</text:p>
          </table:table-cell>
          <table:table-cell table:number-columns-repeated="55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/>
          <table:table-cell table:formula="of:=[.$M$3]*[.$C477] +[.$L$3]*[.D477]  + [.$K$3]" office:value-type="float" office:value="124.458246054613" calcext:value-type="float">
            <text:p>124.46</text:p>
          </table:table-cell>
          <table:table-cell table:formula="of:=[.G477]-[.E477]" office:value-type="float" office:value="7.76803098011386" calcext:value-type="float">
            <text:p>7.77</text:p>
          </table:table-cell>
          <table:table-cell table:formula="of:=([.G477]-[.E477])^2" office:value-type="float" office:value="60.3423053080087" calcext:value-type="float">
            <text:p>60.34</text:p>
          </table:table-cell>
          <table:table-cell table:number-columns-repeated="55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/>
          <table:table-cell table:formula="of:=[.$M$3]*[.$C478] +[.$L$3]*[.D478]  + [.$K$3]" office:value-type="float" office:value="165.230104123885" calcext:value-type="float">
            <text:p>165.23</text:p>
          </table:table-cell>
          <table:table-cell table:formula="of:=[.G478]-[.E478]" office:value-type="float" office:value="-4.38709783120595" calcext:value-type="float">
            <text:p>-4.39</text:p>
          </table:table-cell>
          <table:table-cell table:formula="of:=([.G478]-[.E478])^2" office:value-type="float" office:value="19.2466273805719" calcext:value-type="float">
            <text:p>19.25</text:p>
          </table:table-cell>
          <table:table-cell table:number-columns-repeated="55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/>
          <table:table-cell table:formula="of:=[.$M$3]*[.$C479] +[.$L$3]*[.D479]  + [.$K$3]" office:value-type="float" office:value="180.968133633011" calcext:value-type="float">
            <text:p>180.97</text:p>
          </table:table-cell>
          <table:table-cell table:formula="of:=[.G479]-[.E479]" office:value-type="float" office:value="2.80233194535077" calcext:value-type="float">
            <text:p>2.80</text:p>
          </table:table-cell>
          <table:table-cell table:formula="of:=([.G479]-[.E479])^2" office:value-type="float" office:value="7.85306433193345" calcext:value-type="float">
            <text:p>7.85</text:p>
          </table:table-cell>
          <table:table-cell table:number-columns-repeated="55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/>
          <table:table-cell table:formula="of:=[.$M$3]*[.$C480] +[.$L$3]*[.D480]  + [.$K$3]" office:value-type="float" office:value="142.075835831981" calcext:value-type="float">
            <text:p>142.08</text:p>
          </table:table-cell>
          <table:table-cell table:formula="of:=[.G480]-[.E480]" office:value-type="float" office:value="11.9583150517386" calcext:value-type="float">
            <text:p>11.96</text:p>
          </table:table-cell>
          <table:table-cell table:formula="of:=([.G480]-[.E480])^2" office:value-type="float" office:value="143.001298876639" calcext:value-type="float">
            <text:p>143.00</text:p>
          </table:table-cell>
          <table:table-cell table:number-columns-repeated="55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/>
          <table:table-cell table:formula="of:=[.$M$3]*[.$C481] +[.$L$3]*[.D481]  + [.$K$3]" office:value-type="float" office:value="148.287995884969" calcext:value-type="float">
            <text:p>148.29</text:p>
          </table:table-cell>
          <table:table-cell table:formula="of:=[.G481]-[.E481]" office:value-type="float" office:value="2.46238786169818" calcext:value-type="float">
            <text:p>2.46</text:p>
          </table:table-cell>
          <table:table-cell table:formula="of:=([.G481]-[.E481])^2" office:value-type="float" office:value="6.06335398143851" calcext:value-type="float">
            <text:p>6.06</text:p>
          </table:table-cell>
          <table:table-cell table:number-columns-repeated="55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/>
          <table:table-cell table:formula="of:=[.$M$3]*[.$C482] +[.$L$3]*[.D482]  + [.$K$3]" office:value-type="float" office:value="144.152498748831" calcext:value-type="float">
            <text:p>144.15</text:p>
          </table:table-cell>
          <table:table-cell table:formula="of:=[.G482]-[.E482]" office:value-type="float" office:value="9.7348236997789" calcext:value-type="float">
            <text:p>9.73</text:p>
          </table:table-cell>
          <table:table-cell table:formula="of:=([.G482]-[.E482])^2" office:value-type="float" office:value="94.766792465777" calcext:value-type="float">
            <text:p>94.77</text:p>
          </table:table-cell>
          <table:table-cell table:number-columns-repeated="55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/>
          <table:table-cell table:formula="of:=[.$M$3]*[.$C483] +[.$L$3]*[.D483]  + [.$K$3]" office:value-type="float" office:value="182.208482896493" calcext:value-type="float">
            <text:p>182.21</text:p>
          </table:table-cell>
          <table:table-cell table:formula="of:=[.G483]-[.E483]" office:value-type="float" office:value="21.765299914321" calcext:value-type="float">
            <text:p>21.77</text:p>
          </table:table-cell>
          <table:table-cell table:formula="of:=([.G483]-[.E483])^2" office:value-type="float" office:value="473.728280360343" calcext:value-type="float">
            <text:p>473.73</text:p>
          </table:table-cell>
          <table:table-cell table:number-columns-repeated="55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/>
          <table:table-cell table:formula="of:=[.$M$3]*[.$C484] +[.$L$3]*[.D484]  + [.$K$3]" office:value-type="float" office:value="170.321783811148" calcext:value-type="float">
            <text:p>170.32</text:p>
          </table:table-cell>
          <table:table-cell table:formula="of:=[.G484]-[.E484]" office:value-type="float" office:value="6.63109499714778" calcext:value-type="float">
            <text:p>6.63</text:p>
          </table:table-cell>
          <table:table-cell table:formula="of:=([.G484]-[.E484])^2" office:value-type="float" office:value="43.9714208611984" calcext:value-type="float">
            <text:p>43.97</text:p>
          </table:table-cell>
          <table:table-cell table:number-columns-repeated="55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/>
          <table:table-cell table:formula="of:=[.$M$3]*[.$C485] +[.$L$3]*[.D485]  + [.$K$3]" office:value-type="float" office:value="153.420384330893" calcext:value-type="float">
            <text:p>153.42</text:p>
          </table:table-cell>
          <table:table-cell table:formula="of:=[.G485]-[.E485]" office:value-type="float" office:value="22.29959359439" calcext:value-type="float">
            <text:p>22.30</text:p>
          </table:table-cell>
          <table:table-cell table:formula="of:=([.G485]-[.E485])^2" office:value-type="float" office:value="497.271874474959" calcext:value-type="float">
            <text:p>497.27</text:p>
          </table:table-cell>
          <table:table-cell table:number-columns-repeated="55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/>
          <table:table-cell table:formula="of:=[.$M$3]*[.$C486] +[.$L$3]*[.D486]  + [.$K$3]" office:value-type="float" office:value="119.197220506009" calcext:value-type="float">
            <text:p>119.20</text:p>
          </table:table-cell>
          <table:table-cell table:formula="of:=[.G486]-[.E486]" office:value-type="float" office:value="32.1618045026906" calcext:value-type="float">
            <text:p>32.16</text:p>
          </table:table-cell>
          <table:table-cell table:formula="of:=([.G486]-[.E486])^2" office:value-type="float" office:value="1034.38166886929" calcext:value-type="float">
            <text:p>1,034.38</text:p>
          </table:table-cell>
          <table:table-cell table:number-columns-repeated="55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/>
          <table:table-cell table:formula="of:=[.$M$3]*[.$C487] +[.$L$3]*[.D487]  + [.$K$3]" office:value-type="float" office:value="197.957925368601" calcext:value-type="float">
            <text:p>197.96</text:p>
          </table:table-cell>
          <table:table-cell table:formula="of:=[.G487]-[.E487]" office:value-type="float" office:value="19.1065770330972" calcext:value-type="float">
            <text:p>19.11</text:p>
          </table:table-cell>
          <table:table-cell table:formula="of:=([.G487]-[.E487])^2" office:value-type="float" office:value="365.061285921677" calcext:value-type="float">
            <text:p>365.06</text:p>
          </table:table-cell>
          <table:table-cell table:number-columns-repeated="55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/>
          <table:table-cell table:formula="of:=[.$M$3]*[.$C488] +[.$L$3]*[.D488]  + [.$K$3]" office:value-type="float" office:value="204.10432744895" calcext:value-type="float">
            <text:p>204.10</text:p>
          </table:table-cell>
          <table:table-cell table:formula="of:=[.G488]-[.E488]" office:value-type="float" office:value="-6.03020159308076" calcext:value-type="float">
            <text:p>-6.03</text:p>
          </table:table-cell>
          <table:table-cell table:formula="of:=([.G488]-[.E488])^2" office:value-type="float" office:value="36.3633312531937" calcext:value-type="float">
            <text:p>36.36</text:p>
          </table:table-cell>
          <table:table-cell table:number-columns-repeated="55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/>
          <table:table-cell table:formula="of:=[.$M$3]*[.$C489] +[.$L$3]*[.D489]  + [.$K$3]" office:value-type="float" office:value="159.423987017092" calcext:value-type="float">
            <text:p>159.42</text:p>
          </table:table-cell>
          <table:table-cell table:formula="of:=[.G489]-[.E489]" office:value-type="float" office:value="4.94307401612909" calcext:value-type="float">
            <text:p>4.94</text:p>
          </table:table-cell>
          <table:table-cell table:formula="of:=([.G489]-[.E489])^2" office:value-type="float" office:value="24.4339807289306" calcext:value-type="float">
            <text:p>24.43</text:p>
          </table:table-cell>
          <table:table-cell table:number-columns-repeated="55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/>
          <table:table-cell table:formula="of:=[.$M$3]*[.$C490] +[.$L$3]*[.D490]  + [.$K$3]" office:value-type="float" office:value="158.809852163274" calcext:value-type="float">
            <text:p>158.81</text:p>
          </table:table-cell>
          <table:table-cell table:formula="of:=[.G490]-[.E490]" office:value-type="float" office:value="23.1616398356323" calcext:value-type="float">
            <text:p>23.16</text:p>
          </table:table-cell>
          <table:table-cell table:formula="of:=([.G490]-[.E490])^2" office:value-type="float" office:value="536.461559875551" calcext:value-type="float">
            <text:p>536.46</text:p>
          </table:table-cell>
          <table:table-cell table:number-columns-repeated="55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/>
          <table:table-cell table:formula="of:=[.$M$3]*[.$C491] +[.$L$3]*[.D491]  + [.$K$3]" office:value-type="float" office:value="163.031744602279" calcext:value-type="float">
            <text:p>163.03</text:p>
          </table:table-cell>
          <table:table-cell table:formula="of:=[.G491]-[.E491]" office:value-type="float" office:value="22.8522612715828" calcext:value-type="float">
            <text:p>22.85</text:p>
          </table:table-cell>
          <table:table-cell table:formula="of:=([.G491]-[.E491])^2" office:value-type="float" office:value="522.225845224681" calcext:value-type="float">
            <text:p>522.23</text:p>
          </table:table-cell>
          <table:table-cell table:number-columns-repeated="55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/>
          <table:table-cell table:formula="of:=[.$M$3]*[.$C492] +[.$L$3]*[.D492]  + [.$K$3]" office:value-type="float" office:value="162.305771890345" calcext:value-type="float">
            <text:p>162.31</text:p>
          </table:table-cell>
          <table:table-cell table:formula="of:=[.G492]-[.E492]" office:value-type="float" office:value="16.6805876930193" calcext:value-type="float">
            <text:p>16.68</text:p>
          </table:table-cell>
          <table:table-cell table:formula="of:=([.G492]-[.E492])^2" office:value-type="float" office:value="278.242005784508" calcext:value-type="float">
            <text:p>278.24</text:p>
          </table:table-cell>
          <table:table-cell table:number-columns-repeated="55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/>
          <table:table-cell table:formula="of:=[.$M$3]*[.$C493] +[.$L$3]*[.D493]  + [.$K$3]" office:value-type="float" office:value="207.027391510407" calcext:value-type="float">
            <text:p>207.03</text:p>
          </table:table-cell>
          <table:table-cell table:formula="of:=[.G493]-[.E493]" office:value-type="float" office:value="14.3003552594864" calcext:value-type="float">
            <text:p>14.30</text:p>
          </table:table-cell>
          <table:table-cell table:formula="of:=([.G493]-[.E493])^2" office:value-type="float" office:value="204.500160547519" calcext:value-type="float">
            <text:p>204.50</text:p>
          </table:table-cell>
          <table:table-cell table:number-columns-repeated="55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/>
          <table:table-cell table:formula="of:=[.$M$3]*[.$C494] +[.$L$3]*[.D494]  + [.$K$3]" office:value-type="float" office:value="138.4212326003" calcext:value-type="float">
            <text:p>138.42</text:p>
          </table:table-cell>
          <table:table-cell table:formula="of:=[.G494]-[.E494]" office:value-type="float" office:value="-5.87795730936753" calcext:value-type="float">
            <text:p>-5.88</text:p>
          </table:table-cell>
          <table:table-cell table:formula="of:=([.G494]-[.E494])^2" office:value-type="float" office:value="34.5503821307472" calcext:value-type="float">
            <text:p>34.55</text:p>
          </table:table-cell>
          <table:table-cell table:number-columns-repeated="55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/>
          <table:table-cell table:formula="of:=[.$M$3]*[.$C495] +[.$L$3]*[.D495]  + [.$K$3]" office:value-type="float" office:value="104.984751172015" calcext:value-type="float">
            <text:p>104.98</text:p>
          </table:table-cell>
          <table:table-cell table:formula="of:=[.G495]-[.E495]" office:value-type="float" office:value="9.30587959085008" calcext:value-type="float">
            <text:p>9.31</text:p>
          </table:table-cell>
          <table:table-cell table:formula="of:=([.G495]-[.E495])^2" office:value-type="float" office:value="86.5993949594001" calcext:value-type="float">
            <text:p>86.60</text:p>
          </table:table-cell>
          <table:table-cell table:number-columns-repeated="55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/>
          <table:table-cell table:formula="of:=[.$M$3]*[.$C496] +[.$L$3]*[.D496]  + [.$K$3]" office:value-type="float" office:value="165.146170872316" calcext:value-type="float">
            <text:p>165.15</text:p>
          </table:table-cell>
          <table:table-cell table:formula="of:=[.G496]-[.E496]" office:value-type="float" office:value="-14.5582391865103" calcext:value-type="float">
            <text:p>-14.56</text:p>
          </table:table-cell>
          <table:table-cell table:formula="of:=([.G496]-[.E496])^2" office:value-type="float" office:value="211.942328211643" calcext:value-type="float">
            <text:p>211.94</text:p>
          </table:table-cell>
          <table:table-cell table:number-columns-repeated="55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/>
          <table:table-cell table:formula="of:=[.$M$3]*[.$C497] +[.$L$3]*[.D497]  + [.$K$3]" office:value-type="float" office:value="209.008917635565" calcext:value-type="float">
            <text:p>209.01</text:p>
          </table:table-cell>
          <table:table-cell table:formula="of:=[.G497]-[.E497]" office:value-type="float" office:value="6.85596224757956" calcext:value-type="float">
            <text:p>6.86</text:p>
          </table:table-cell>
          <table:table-cell table:formula="of:=([.G497]-[.E497])^2" office:value-type="float" office:value="47.0042183402361" calcext:value-type="float">
            <text:p>47.00</text:p>
          </table:table-cell>
          <table:table-cell table:number-columns-repeated="55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/>
          <table:table-cell table:formula="of:=[.$M$3]*[.$C498] +[.$L$3]*[.D498]  + [.$K$3]" office:value-type="float" office:value="202.659950767701" calcext:value-type="float">
            <text:p>202.66</text:p>
          </table:table-cell>
          <table:table-cell table:formula="of:=[.G498]-[.E498]" office:value-type="float" office:value="8.5793385502547" calcext:value-type="float">
            <text:p>8.58</text:p>
          </table:table-cell>
          <table:table-cell table:formula="of:=([.G498]-[.E498])^2" office:value-type="float" office:value="73.6050499598865" calcext:value-type="float">
            <text:p>73.61</text:p>
          </table:table-cell>
          <table:table-cell table:number-columns-repeated="55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/>
          <table:table-cell table:formula="of:=[.$M$3]*[.$C499] +[.$L$3]*[.D499]  + [.$K$3]" office:value-type="float" office:value="240.599673551384" calcext:value-type="float">
            <text:p>240.60</text:p>
          </table:table-cell>
          <table:table-cell table:formula="of:=[.G499]-[.E499]" office:value-type="float" office:value="16.1592143555614" calcext:value-type="float">
            <text:p>16.16</text:p>
          </table:table-cell>
          <table:table-cell table:formula="of:=([.G499]-[.E499])^2" office:value-type="float" office:value="261.120208588982" calcext:value-type="float">
            <text:p>261.12</text:p>
          </table:table-cell>
          <table:table-cell table:number-columns-repeated="55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/>
          <table:table-cell table:formula="of:=[.$M$3]*[.$C500] +[.$L$3]*[.D500]  + [.$K$3]" office:value-type="float" office:value="231.428990650619" calcext:value-type="float">
            <text:p>231.43</text:p>
          </table:table-cell>
          <table:table-cell table:formula="of:=[.G500]-[.E500]" office:value-type="float" office:value="16.193550458569" calcext:value-type="float">
            <text:p>16.19</text:p>
          </table:table-cell>
          <table:table-cell table:formula="of:=([.G500]-[.E500])^2" office:value-type="float" office:value="262.23107645422" calcext:value-type="float">
            <text:p>262.23</text:p>
          </table:table-cell>
          <table:table-cell table:number-columns-repeated="55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/>
          <table:table-cell table:formula="of:=[.$M$3]*[.$C501] +[.$L$3]*[.D501]  + [.$K$3]" office:value-type="float" office:value="152.16159447213" calcext:value-type="float">
            <text:p>152.16</text:p>
          </table:table-cell>
          <table:table-cell table:formula="of:=[.G501]-[.E501]" office:value-type="float" office:value="12.2807297659709" calcext:value-type="float">
            <text:p>12.28</text:p>
          </table:table-cell>
          <table:table-cell table:formula="of:=([.G501]-[.E501])^2" office:value-type="float" office:value="150.816323584803" calcext:value-type="float">
            <text:p>150.82</text:p>
          </table:table-cell>
          <table:table-cell table:number-columns-repeated="55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/>
          <table:table-cell table:formula="of:=[.$M$3]*[.$C502] +[.$L$3]*[.D502]  + [.$K$3]" office:value-type="float" office:value="194.439433378402" calcext:value-type="float">
            <text:p>194.44</text:p>
          </table:table-cell>
          <table:table-cell table:formula="of:=[.G502]-[.E502]" office:value-type="float" office:value="-10.4362583008048" calcext:value-type="float">
            <text:p>-10.44</text:p>
          </table:table-cell>
          <table:table-cell table:formula="of:=([.G502]-[.E502])^2" office:value-type="float" office:value="108.915487321117" calcext:value-type="float">
            <text:p>108.92</text:p>
          </table:table-cell>
          <table:table-cell table:number-columns-repeated="55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/>
          <table:table-cell table:formula="of:=[.$M$3]*[.$C503] +[.$L$3]*[.D503]  + [.$K$3]" office:value-type="float" office:value="147.120509327178" calcext:value-type="float">
            <text:p>147.12</text:p>
          </table:table-cell>
          <table:table-cell table:formula="of:=[.G503]-[.E503]" office:value-type="float" office:value="4.79846960545461" calcext:value-type="float">
            <text:p>4.80</text:p>
          </table:table-cell>
          <table:table-cell table:formula="of:=([.G503]-[.E503])^2" office:value-type="float" office:value="23.0253105544718" calcext:value-type="float">
            <text:p>23.03</text:p>
          </table:table-cell>
          <table:table-cell table:number-columns-repeated="55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$M$3]*[.$C504] +[.$L$3]*[.D504]  + [.$K$3]" office:value-type="float" office:value="138.711592434735" calcext:value-type="float">
            <text:p>138.71</text:p>
          </table:table-cell>
          <table:table-cell table:formula="of:=[.G504]-[.E504]" office:value-type="float" office:value="1.95102268045028" calcext:value-type="float">
            <text:p>1.95</text:p>
          </table:table-cell>
          <table:table-cell table:formula="of:=([.G504]-[.E504])^2" office:value-type="float" office:value="3.80648949963139" calcext:value-type="float">
            <text:p>3.81</text:p>
          </table:table-cell>
          <table:table-cell table:number-columns-repeated="55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$M$3]*[.$C505] +[.$L$3]*[.D505]  + [.$K$3]" office:value-type="float" office:value="138.711592434735" calcext:value-type="float">
            <text:p>138.71</text:p>
          </table:table-cell>
          <table:table-cell table:formula="of:=[.G505]-[.E505]" office:value-type="float" office:value="1.95102268045028" calcext:value-type="float">
            <text:p>1.95</text:p>
          </table:table-cell>
          <table:table-cell table:formula="of:=([.G505]-[.E505])^2" office:value-type="float" office:value="3.80648949963139" calcext:value-type="float">
            <text:p>3.81</text:p>
          </table:table-cell>
          <table:table-cell table:number-columns-repeated="55"/>
        </table:table-row>
        <table:table-row table:style-name="ro2" table:number-rows-repeated="9516">
          <table:table-cell table:style-name="Default" table:number-columns-repeated="2"/>
          <table:table-cell table:number-columns-repeated="62"/>
        </table:table-row>
        <table:table-row table:style-name="ro2" table:number-rows-repeated="103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lookup-example" table:style-name="ta1">
        <table:table-column table:style-name="co2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ce24"/>
        <table:table-column table:style-name="co2" table:default-cell-style-name="Default"/>
        <table:table-row table:style-name="ro2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</text:p>
          </table:table-cell>
          <table:table-cell table:style-name="ce8" office:value-type="string" calcext:value-type="string">
            <text:p>VIQ</text:p>
          </table:table-cell>
          <table:table-cell table:style-name="ce23" office:value-type="string" calcext:value-type="string">
            <text:p>Height</text:p>
          </table:table-cell>
          <table:table-cell table:style-name="ce1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5" calcext:value-type="float">
            <text:p>15</text:p>
          </table:table-cell>
          <table:table-cell table:formula="of:=VLOOKUP([.A2];[$'gender-height-weight-viz'.A3:$'gender-height-weight-viz'.E56];4)" office:value-type="float" office:value="63.3526975521962" calcext:value-type="float">
            <text:p>63.3526975521962</text:p>
          </table:table-cell>
          <table:table-cell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3];[$'gender-height-weight-viz'.A4:$'gender-height-weight-viz'.E57];4)" office:value-type="float" office:value="56.0666363500952" calcext:value-type="float">
            <text:p>56.0666363500952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Boy</text:p>
          </table:table-cell>
          <table:table-cell office:value-type="float" office:value="13" calcext:value-type="float">
            <text:p>13</text:p>
          </table:table-cell>
          <table:table-cell table:formula="of:=VLOOKUP([.A4];[$'gender-height-weight-viz'.A5:$'gender-height-weight-viz'.E58];4)" office:value-type="float" office:value="64.9224230596659" calcext:value-type="float">
            <text:p>64.9224230596659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5];[$'gender-height-weight-viz'.A6:$'gender-height-weight-viz'.E59];4)" office:value-type="float" office:value="68.2916245166065" calcext:value-type="float">
            <text:p>68.2916245166065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6" calcext:value-type="float">
            <text:p>16</text:p>
          </table:table-cell>
          <table:table-cell table:formula="of:=VLOOKUP([.A6];[$'gender-height-weight-viz'.A7:$'gender-height-weight-viz'.E60];4)" office:value-type="float" office:value="66.0424876840815" calcext:value-type="float">
            <text:p>66.0424876840815</text:p>
          </table:table-cell>
          <table:table-cell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2" calcext:value-type="float">
            <text:p>12</text:p>
          </table:table-cell>
          <table:table-cell table:formula="of:=VLOOKUP([.A7];[$'gender-height-weight-viz'.A8:$'gender-height-weight-viz'.E61];4)" office:value-type="float" office:value="60.150030714028" calcext:value-type="float">
            <text:p>60.150030714028</text:p>
          </table:table-cell>
          <table:table-cell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oy</text:p>
          </table:table-cell>
          <table:table-cell office:value-type="float" office:value="12" calcext:value-type="float">
            <text:p>12</text:p>
          </table:table-cell>
          <table:table-cell table:formula="of:=VLOOKUP([.A8];[$'gender-height-weight-viz'.A9:$'gender-height-weight-viz'.E62];4)" office:value-type="float" office:value="66.3276990468685" calcext:value-type="float">
            <text:p>66.3276990468685</text:p>
          </table:table-cell>
          <table:table-cell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oy</text:p>
          </table:table-cell>
          <table:table-cell office:value-type="float" office:value="11" calcext:value-type="float">
            <text:p>11</text:p>
          </table:table-cell>
          <table:table-cell table:formula="of:=VLOOKUP([.A9];[$'gender-height-weight-viz'.A10:$'gender-height-weight-viz'.E63];4)" office:value-type="float" office:value="72.3875690410247" calcext:value-type="float">
            <text:p>72.3875690410247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number-columns-repeated="3"/>
        </table:table-row>
        <table:table-row table:style-name="ro2" table:number-rows-repeated="21">
          <table:table-cell table:style-name="ce1"/>
          <table:table-cell table:style-name="ce2"/>
          <table:table-cell table:style-name="ce9"/>
          <table:table-cell table:style-name="ce25"/>
          <table:table-cell table:style-name="ce11"/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8:01:22.281490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dc:date>2020-01-22T21:13:43.338394738</dc:date>
    <meta:editing-duration>PT3H18M3S</meta:editing-duration>
    <meta:editing-cycles>19</meta:editing-cycles>
    <meta:document-statistic meta:table-count="5" meta:cell-count="11205" meta:object-count="7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82cm" svg:height="7.573cm" xlink:href=".." xlink:type="simple" chart:class="chart:bar" chart:style-name="ch1">
        <chart:plot-area chart:style-name="ch2" table:cell-range-address="'gender-height-weight-viz'.A2:'gender-height-weight-viz'.A2 'gender-height-weight-viz'.P9:'gender-height-weight-viz'.P22 'gender-height-weight-viz'.R9:'gender-height-weight-viz'.R22" chart:data-source-has-labels="row" svg:x="0.269cm" svg:y="0.151cm" svg:width="12.944cm" svg:height="7.271cm">
          <chartooo:coordinate-region svg:x="1.115cm" svg:y="0.351cm" svg:width="12.098cm" svg:height="6.4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ender-height-weight-viz'.P9:'gender-height-weight-viz'.P22" chart:label-cell-address="'gender-height-weight-viz'.A2:'gender-height-weight-viz'.A2" chart:class="chart:bar">
            <chart:data-point chart:repeated="14"/>
          </chart:series>
          <chart:series chart:style-name="ch7" chart:values-cell-range-address="'gender-height-weight-viz'.R9:'gender-height-weight-viz'.R22" chart:label-cell-address="'gender-height-weight-viz'.A2:'gender-height-weight-viz'.A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ientID</text:p>
                <draw:g>
                  <svg:desc>'gender-height-weight-viz'.A2:'gender-height-weight-viz'.A2</svg:desc>
                </draw:g>
              </table:table-cell>
              <table:table-cell office:value-type="string">
                <text:p>PatientID</text:p>
                <draw:g>
                  <svg:desc>'gender-height-weight-viz'.A2:'gender-height-weight-viz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der-height-weight-viz'.P9:'gender-height-weight-viz'.P22</svg:desc>
                </draw:g>
              </table:table-cell>
              <table:table-cell office:value-type="float" office:value="0">
                <text:p>0</text:p>
                <draw:g>
                  <svg:desc>'gender-height-weight-viz'.R9:'gender-height-weight-viz'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">
                <text:p>30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